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6cm"/>
    </style:style>
    <style:style style:name="co2" style:family="table-column">
      <style:table-column-properties fo:break-before="auto" style:column-width="5.514cm"/>
    </style:style>
    <style:style style:name="co3" style:family="table-column">
      <style:table-column-properties fo:break-before="auto" style:column-width="4.25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3.078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4.274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05"/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mpi isort qsor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table:number-columns-spanned="3" table:number-rows-spanned="1">
            <text:p>Tempi Insertion sort e mergesort (per ricerca della dimensione critica)</text:p>
          </table:table-cell>
          <table:covered-table-cell table:number-columns-repeated="2" table:style-name="Default"/>
          <table:table-cell table:number-columns-repeated="7"/>
          <table:table-cell office:value-type="string" table:number-columns-spanned="3" table:number-rows-spanned="1">
            <text:p>Tempi Insertion sort e mergesort (per ricerca della dimensione critica)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Dimensione array</text:p>
          </table:table-cell>
          <table:table-cell table:style-name="Default" office:value-type="string">
            <text:p>Tempo quicksort (ms)</text:p>
          </table:table-cell>
          <table:table-cell table:style-name="Default" office:value-type="string">
            <text:p>Tempo insertion sort (ms)</text:p>
          </table:table-cell>
          <table:table-cell table:number-columns-repeated="7"/>
          <table:table-cell office:value-type="string">
            <text:p>Dimensione array</text:p>
          </table:table-cell>
          <table:table-cell office:value-type="string">
            <text:p>Tempo quicksort (ms)</text:p>
          </table:table-cell>
          <table:table-cell office:value-type="string">
            <text:p>Tempo insertion sort (ms)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style-name="ce2" office:value-type="float" office:value="0.042">
            <text:p>0,042</text:p>
          </table:table-cell>
          <table:table-cell table:style-name="ce2" office:value-type="float" office:value="0.005">
            <text:p>0,005</text:p>
          </table:table-cell>
          <table:table-cell table:number-columns-repeated="7"/>
          <table:table-cell office:value-type="float" office:value="1500">
            <text:p>1500</text:p>
          </table:table-cell>
          <table:table-cell table:style-name="ce2" office:value-type="float" office:value="0.808">
            <text:p>0,808</text:p>
          </table:table-cell>
          <table:table-cell table:style-name="ce2" office:value-type="float" office:value="0.495">
            <text:p>0,49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style-name="ce2" office:value-type="float" office:value="0.091">
            <text:p>0,091</text:p>
          </table:table-cell>
          <table:table-cell table:style-name="ce2" office:value-type="float" office:value="0.012">
            <text:p>0,012</text:p>
            <draw:frame table:end-cell-address="'Tempi isort qsort'.J26" table:end-x="1.89cm" table:end-y="0.2cm" draw:z-index="0" draw:style-name="gr1" draw:text-style-name="P1" svg:width="16.277cm" svg:height="8.999cm" svg:x="3.674cm" svg:y="0.17cm">
              <draw:object draw:notify-on-update-of-ranges="'Tempi isort qsort'.A3:'Tempi isort qsort'.A22 'Tempi isort qsort'.B1:'Tempi isort qsort'.B2 'Tempi isort qsort'.B3:'Tempi isort qsort'.B22 'Tempi isort qsort'.C1:'Tempi isort qsort'.C2 'Tempi isort qsort'.C3:'Tempi isort qsort'.C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float" office:value="1501">
            <text:p>1501</text:p>
          </table:table-cell>
          <table:table-cell table:style-name="ce2" office:value-type="float" office:value="0.705">
            <text:p>0,705</text:p>
          </table:table-cell>
          <table:table-cell table:style-name="ce2" office:value-type="float" office:value="0.495">
            <text:p>0,49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style-name="ce2" office:value-type="float" office:value="0.133">
            <text:p>0,133</text:p>
          </table:table-cell>
          <table:table-cell table:style-name="ce2" office:value-type="float" office:value="0.023">
            <text:p>0,023</text:p>
          </table:table-cell>
          <table:table-cell table:number-columns-repeated="7"/>
          <table:table-cell office:value-type="float" office:value="1502">
            <text:p>1502</text:p>
          </table:table-cell>
          <table:table-cell table:style-name="ce2" office:value-type="float" office:value="0.617">
            <text:p>0,617</text:p>
          </table:table-cell>
          <table:table-cell table:style-name="ce2" office:value-type="float" office:value="0.57">
            <text:p>0,570</text:p>
          </table:table-cell>
          <table:table-cell>
            <draw:frame table:end-cell-address="'Tempi isort qsort'.AB90" table:end-x="1.852cm" table:end-y="0.313cm" draw:z-index="1" draw:style-name="gr1" draw:text-style-name="P1" svg:width="31.68cm" svg:height="34.84cm" svg:x="1.786cm" svg:y="0.155cm">
              <draw:object draw:notify-on-update-of-ranges="'Tempi isort qsort'.K3:'Tempi isort qsort'.K503 'Tempi isort qsort'.L2:'Tempi isort qsort'.L2 'Tempi isort qsort'.L3:'Tempi isort qsort'.L503 'Tempi isort qsort'.M2:'Tempi isort qsort'.M2 'Tempi isort qsort'.M3:'Tempi isort qsort'.M50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00">
            <text:p>400</text:p>
          </table:table-cell>
          <table:table-cell table:style-name="ce2" office:value-type="float" office:value="0.173">
            <text:p>0,173</text:p>
          </table:table-cell>
          <table:table-cell table:style-name="ce2" office:value-type="float" office:value="0.041">
            <text:p>0,041</text:p>
          </table:table-cell>
          <table:table-cell table:number-columns-repeated="7"/>
          <table:table-cell office:value-type="float" office:value="1503">
            <text:p>1503</text:p>
          </table:table-cell>
          <table:table-cell table:style-name="ce2" office:value-type="float" office:value="0.758">
            <text:p>0,758</text:p>
          </table:table-cell>
          <table:table-cell table:style-name="ce2" office:value-type="float" office:value="0.742">
            <text:p>0,74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style-name="ce2" office:value-type="float" office:value="0.22">
            <text:p>0,220</text:p>
          </table:table-cell>
          <table:table-cell table:style-name="ce2" office:value-type="float" office:value="0.062">
            <text:p>0,062</text:p>
          </table:table-cell>
          <table:table-cell table:number-columns-repeated="7"/>
          <table:table-cell office:value-type="float" office:value="1504">
            <text:p>1504</text:p>
          </table:table-cell>
          <table:table-cell table:style-name="ce2" office:value-type="float" office:value="0.625">
            <text:p>0,625</text:p>
          </table:table-cell>
          <table:table-cell table:style-name="ce2" office:value-type="float" office:value="0.497">
            <text:p>0,497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style-name="ce2" office:value-type="float" office:value="0.267">
            <text:p>0,267</text:p>
          </table:table-cell>
          <table:table-cell table:style-name="ce2" office:value-type="float" office:value="0.086">
            <text:p>0,086</text:p>
          </table:table-cell>
          <table:table-cell table:number-columns-repeated="7"/>
          <table:table-cell office:value-type="float" office:value="1505">
            <text:p>1505</text:p>
          </table:table-cell>
          <table:table-cell table:style-name="ce2" office:value-type="float" office:value="0.543">
            <text:p>0,543</text:p>
          </table:table-cell>
          <table:table-cell table:style-name="ce2" office:value-type="float" office:value="0.494">
            <text:p>0,494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table:style-name="ce2" office:value-type="float" office:value="0.33">
            <text:p>0,330</text:p>
          </table:table-cell>
          <table:table-cell table:style-name="ce2" office:value-type="float" office:value="0.123">
            <text:p>0,123</text:p>
          </table:table-cell>
          <table:table-cell table:number-columns-repeated="7"/>
          <table:table-cell office:value-type="float" office:value="1506">
            <text:p>1506</text:p>
          </table:table-cell>
          <table:table-cell table:style-name="ce2" office:value-type="float" office:value="0.543">
            <text:p>0,543</text:p>
          </table:table-cell>
          <table:table-cell table:style-name="ce2" office:value-type="float" office:value="0.627">
            <text:p>0,627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style-name="ce2" office:value-type="float" office:value="0.276">
            <text:p>0,276</text:p>
          </table:table-cell>
          <table:table-cell table:style-name="ce2" office:value-type="float" office:value="0.145">
            <text:p>0,145</text:p>
          </table:table-cell>
          <table:table-cell table:number-columns-repeated="7"/>
          <table:table-cell office:value-type="float" office:value="1507">
            <text:p>1507</text:p>
          </table:table-cell>
          <table:table-cell table:style-name="ce2" office:value-type="float" office:value="2.195">
            <text:p>2,195</text:p>
          </table:table-cell>
          <table:table-cell table:style-name="ce2" office:value-type="float" office:value="1.248">
            <text:p>1,248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table:style-name="ce2" office:value-type="float" office:value="0.318">
            <text:p>0,318</text:p>
          </table:table-cell>
          <table:table-cell table:style-name="ce2" office:value-type="float" office:value="0.189">
            <text:p>0,189</text:p>
          </table:table-cell>
          <table:table-cell table:number-columns-repeated="7"/>
          <table:table-cell office:value-type="float" office:value="1508">
            <text:p>1508</text:p>
          </table:table-cell>
          <table:table-cell table:style-name="ce2" office:value-type="float" office:value="1.223">
            <text:p>1,223</text:p>
          </table:table-cell>
          <table:table-cell table:style-name="ce2" office:value-type="float" office:value="0.574">
            <text:p>0,574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table:style-name="ce2" office:value-type="float" office:value="0.344">
            <text:p>0,344</text:p>
          </table:table-cell>
          <table:table-cell table:style-name="ce2" office:value-type="float" office:value="0.235">
            <text:p>0,235</text:p>
          </table:table-cell>
          <table:table-cell table:number-columns-repeated="7"/>
          <table:table-cell office:value-type="float" office:value="1509">
            <text:p>1509</text:p>
          </table:table-cell>
          <table:table-cell table:style-name="ce2" office:value-type="float" office:value="1.084">
            <text:p>1,084</text:p>
          </table:table-cell>
          <table:table-cell table:style-name="ce2" office:value-type="float" office:value="0.574">
            <text:p>0,574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table:style-name="ce2" office:value-type="float" office:value="0.382">
            <text:p>0,382</text:p>
          </table:table-cell>
          <table:table-cell table:style-name="ce2" office:value-type="float" office:value="0.27">
            <text:p>0,270</text:p>
          </table:table-cell>
          <table:table-cell table:number-columns-repeated="7"/>
          <table:table-cell office:value-type="float" office:value="1510">
            <text:p>1510</text:p>
          </table:table-cell>
          <table:table-cell table:style-name="ce2" office:value-type="float" office:value="0.971">
            <text:p>0,971</text:p>
          </table:table-cell>
          <table:table-cell table:style-name="ce2" office:value-type="float" office:value="0.496">
            <text:p>0,496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style-name="ce2" office:value-type="float" office:value="0.423">
            <text:p>0,423</text:p>
          </table:table-cell>
          <table:table-cell table:style-name="ce2" office:value-type="float" office:value="0.324">
            <text:p>0,324</text:p>
          </table:table-cell>
          <table:table-cell table:number-columns-repeated="7"/>
          <table:table-cell office:value-type="float" office:value="1511">
            <text:p>1511</text:p>
          </table:table-cell>
          <table:table-cell table:style-name="ce2" office:value-type="float" office:value="1.249">
            <text:p>1,249</text:p>
          </table:table-cell>
          <table:table-cell table:style-name="ce2" office:value-type="float" office:value="0.496">
            <text:p>0,496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table:style-name="ce2" office:value-type="float" office:value="0.459">
            <text:p>0,459</text:p>
          </table:table-cell>
          <table:table-cell table:style-name="ce2" office:value-type="float" office:value="0.38">
            <text:p>0,380</text:p>
          </table:table-cell>
          <table:table-cell table:number-columns-repeated="7"/>
          <table:table-cell office:value-type="float" office:value="1512">
            <text:p>1512</text:p>
          </table:table-cell>
          <table:table-cell table:style-name="ce2" office:value-type="float" office:value="1.001">
            <text:p>1,001</text:p>
          </table:table-cell>
          <table:table-cell table:style-name="ce2" office:value-type="float" office:value="0.514">
            <text:p>0,514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table:style-name="ce2" office:value-type="float" office:value="0.498">
            <text:p>0,498</text:p>
          </table:table-cell>
          <table:table-cell table:style-name="ce2" office:value-type="float" office:value="0.434">
            <text:p>0,434</text:p>
          </table:table-cell>
          <table:table-cell table:number-columns-repeated="7"/>
          <table:table-cell office:value-type="float" office:value="1513">
            <text:p>1513</text:p>
          </table:table-cell>
          <table:table-cell table:style-name="ce2" office:value-type="float" office:value="2.368">
            <text:p>2,368</text:p>
          </table:table-cell>
          <table:table-cell table:style-name="ce2" office:value-type="float" office:value="1.228">
            <text:p>1,228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table:style-name="ce2" office:value-type="float" office:value="0.565">
            <text:p>0,565</text:p>
          </table:table-cell>
          <table:table-cell table:style-name="ce2" office:value-type="float" office:value="0.494">
            <text:p>0,494</text:p>
          </table:table-cell>
          <table:table-cell table:number-columns-repeated="7"/>
          <table:table-cell office:value-type="float" office:value="1514">
            <text:p>1514</text:p>
          </table:table-cell>
          <table:table-cell table:style-name="ce2" office:value-type="float" office:value="0.906">
            <text:p>0,906</text:p>
          </table:table-cell>
          <table:table-cell table:style-name="ce2" office:value-type="float" office:value="0.503">
            <text:p>0,503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 table:style-name="ce2" office:value-type="float" office:value="0.564">
            <text:p>0,564</text:p>
          </table:table-cell>
          <table:table-cell table:number-columns-repeated="7"/>
          <table:table-cell office:value-type="float" office:value="1515">
            <text:p>1515</text:p>
          </table:table-cell>
          <table:table-cell table:style-name="ce2" office:value-type="float" office:value="9.642">
            <text:p>9,642</text:p>
          </table:table-cell>
          <table:table-cell table:style-name="ce2" office:value-type="float" office:value="0.797">
            <text:p>0,797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table:style-name="ce2" office:value-type="float" office:value="0.595">
            <text:p>0,595</text:p>
          </table:table-cell>
          <table:table-cell table:style-name="ce2" office:value-type="float" office:value="0.715">
            <text:p>0,715</text:p>
          </table:table-cell>
          <table:table-cell table:number-columns-repeated="7"/>
          <table:table-cell office:value-type="float" office:value="1516">
            <text:p>1516</text:p>
          </table:table-cell>
          <table:table-cell table:style-name="ce2" office:value-type="float" office:value="6.023">
            <text:p>6,023</text:p>
          </table:table-cell>
          <table:table-cell table:style-name="ce2" office:value-type="float" office:value="2.829">
            <text:p>2,829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table:style-name="ce2" office:value-type="float" office:value="0.638">
            <text:p>0,638</text:p>
          </table:table-cell>
          <table:table-cell table:style-name="ce2" office:value-type="float" office:value="0.724">
            <text:p>0,724</text:p>
          </table:table-cell>
          <table:table-cell table:number-columns-repeated="7"/>
          <table:table-cell office:value-type="float" office:value="1517">
            <text:p>1517</text:p>
          </table:table-cell>
          <table:table-cell table:style-name="ce2" office:value-type="float" office:value="0.567">
            <text:p>0,567</text:p>
          </table:table-cell>
          <table:table-cell table:style-name="ce2" office:value-type="float" office:value="0.501">
            <text:p>0,501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table:style-name="ce2" office:value-type="float" office:value="0.718">
            <text:p>0,718</text:p>
          </table:table-cell>
          <table:table-cell table:style-name="ce2" office:value-type="float" office:value="0.795">
            <text:p>0,795</text:p>
          </table:table-cell>
          <table:table-cell table:number-columns-repeated="7"/>
          <table:table-cell office:value-type="float" office:value="1518">
            <text:p>1518</text:p>
          </table:table-cell>
          <table:table-cell table:style-name="ce2" office:value-type="float" office:value="0.569">
            <text:p>0,569</text:p>
          </table:table-cell>
          <table:table-cell table:style-name="ce2" office:value-type="float" office:value="0.51">
            <text:p>0,510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table:style-name="ce2" office:value-type="float" office:value="0.95">
            <text:p>0,950</text:p>
          </table:table-cell>
          <table:table-cell table:style-name="ce2" office:value-type="float" office:value="0.858">
            <text:p>0,858</text:p>
          </table:table-cell>
          <table:table-cell table:number-columns-repeated="7"/>
          <table:table-cell office:value-type="float" office:value="1519">
            <text:p>1519</text:p>
          </table:table-cell>
          <table:table-cell table:style-name="ce2" office:value-type="float" office:value="0.582">
            <text:p>0,582</text:p>
          </table:table-cell>
          <table:table-cell table:style-name="ce2" office:value-type="float" office:value="0.508">
            <text:p>0,508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7"/>
          <table:table-cell office:value-type="float" office:value="1520">
            <text:p>1520</text:p>
          </table:table-cell>
          <table:table-cell table:style-name="ce2" office:value-type="float" office:value="0.568">
            <text:p>0,568</text:p>
          </table:table-cell>
          <table:table-cell table:style-name="ce2" office:value-type="float" office:value="0.492">
            <text:p>0,492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7"/>
          <table:table-cell office:value-type="float" office:value="1521">
            <text:p>1521</text:p>
          </table:table-cell>
          <table:table-cell table:style-name="ce2" office:value-type="float" office:value="0.574">
            <text:p>0,574</text:p>
          </table:table-cell>
          <table:table-cell table:style-name="ce2" office:value-type="float" office:value="0.943">
            <text:p>0,943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7"/>
          <table:table-cell office:value-type="float" office:value="1522">
            <text:p>1522</text:p>
          </table:table-cell>
          <table:table-cell table:style-name="ce2" office:value-type="float" office:value="0.563">
            <text:p>0,563</text:p>
          </table:table-cell>
          <table:table-cell table:style-name="ce2" office:value-type="float" office:value="0.531">
            <text:p>0,531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7"/>
          <table:table-cell office:value-type="float" office:value="1523">
            <text:p>1523</text:p>
          </table:table-cell>
          <table:table-cell table:style-name="ce2" office:value-type="float" office:value="0.555">
            <text:p>0,555</text:p>
          </table:table-cell>
          <table:table-cell table:style-name="ce2" office:value-type="float" office:value="0.575">
            <text:p>0,575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7"/>
          <table:table-cell office:value-type="float" office:value="1524">
            <text:p>1524</text:p>
          </table:table-cell>
          <table:table-cell table:style-name="ce2" office:value-type="float" office:value="0.581">
            <text:p>0,581</text:p>
          </table:table-cell>
          <table:table-cell table:style-name="ce2" office:value-type="float" office:value="0.533">
            <text:p>0,533</text:p>
          </table:table-cell>
          <table:table-cell/>
        </table:table-row>
        <table:table-row table:style-name="ro2">
          <table:table-cell office:value-type="string" table:number-columns-spanned="3" table:number-rows-spanned="1">
            <text:p>Confronto Quicksort con Quicksort ottimizzato con Insertionsort</text:p>
          </table:table-cell>
          <table:covered-table-cell table:number-columns-repeated="2" table:style-name="ce2"/>
          <table:table-cell table:number-columns-repeated="7"/>
          <table:table-cell office:value-type="float" office:value="1525">
            <text:p>1525</text:p>
          </table:table-cell>
          <table:table-cell table:style-name="ce2" office:value-type="float" office:value="0.552">
            <text:p>0,552</text:p>
          </table:table-cell>
          <table:table-cell table:style-name="ce2" office:value-type="float" office:value="0.509">
            <text:p>0,509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7"/>
          <table:table-cell office:value-type="float" office:value="1526">
            <text:p>1526</text:p>
          </table:table-cell>
          <table:table-cell table:style-name="ce2" office:value-type="float" office:value="0.549">
            <text:p>0,549</text:p>
          </table:table-cell>
          <table:table-cell table:style-name="ce2" office:value-type="float" office:value="0.523">
            <text:p>0,523</text:p>
          </table:table-cell>
          <table:table-cell/>
        </table:table-row>
        <table:table-row table:style-name="ro2">
          <table:table-cell office:value-type="string">
            <text:p>Soglia</text:p>
          </table:table-cell>
          <table:table-cell table:style-name="ce2" office:value-type="string">
            <text:p>Tempo quicksort ottimizzato: (ms)</text:p>
          </table:table-cell>
          <table:table-cell table:style-name="ce2" office:value-type="string">
            <text:p>Tempo Quicksort (ms):</text:p>
          </table:table-cell>
          <table:table-cell office:value-type="string">
            <text:p>Minimo:</text:p>
          </table:table-cell>
          <table:table-cell office:value-type="string">
            <text:p>Soglia ottimale:</text:p>
          </table:table-cell>
          <table:table-cell table:number-columns-repeated="5"/>
          <table:table-cell office:value-type="float" office:value="1527">
            <text:p>1527</text:p>
          </table:table-cell>
          <table:table-cell table:style-name="ce2" office:value-type="float" office:value="3.611">
            <text:p>3,611</text:p>
          </table:table-cell>
          <table:table-cell table:style-name="ce2" office:value-type="float" office:value="0.514">
            <text:p>0,51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8.63">
            <text:p>898,63</text:p>
          </table:table-cell>
          <table:table-cell office:value-type="float" office:value="1001.97">
            <text:p>1001,97</text:p>
          </table:table-cell>
          <table:table-cell table:formula="of:=MIN([.B31:.B2030])" office:value-type="float" office:value="228.39">
            <text:p>228,39</text:p>
          </table:table-cell>
          <table:table-cell office:value-type="float" office:value="77">
            <text:p>77</text:p>
          </table:table-cell>
          <table:table-cell table:number-columns-repeated="5"/>
          <table:table-cell office:value-type="float" office:value="1528">
            <text:p>1528</text:p>
          </table:table-cell>
          <table:table-cell table:style-name="ce2" office:value-type="float" office:value="0.557">
            <text:p>0,557</text:p>
          </table:table-cell>
          <table:table-cell table:style-name="ce2" office:value-type="float" office:value="0.508">
            <text:p>0,50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4.35">
            <text:p>874,35</text:p>
          </table:table-cell>
          <table:table-cell office:value-type="float" office:value="1001.97">
            <text:p>1001,97</text:p>
          </table:table-cell>
          <table:table-cell table:formula="of:=[.D31]" office:value-type="float" office:value="228.39">
            <text:p>228,39</text:p>
          </table:table-cell>
          <table:table-cell table:number-columns-repeated="6"/>
          <table:table-cell office:value-type="float" office:value="1529">
            <text:p>1529</text:p>
          </table:table-cell>
          <table:table-cell table:style-name="ce2" office:value-type="float" office:value="0.555">
            <text:p>0,555</text:p>
          </table:table-cell>
          <table:table-cell table:style-name="ce2" office:value-type="float" office:value="0.535">
            <text:p>0,53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9.43">
            <text:p>609,43</text:p>
          </table:table-cell>
          <table:table-cell office:value-type="float" office:value="1001.97">
            <text:p>1001,97</text:p>
          </table:table-cell>
          <table:table-cell table:formula="of:=[.D32]" office:value-type="float" office:value="228.39">
            <text:p>228,39</text:p>
          </table:table-cell>
          <table:table-cell table:number-columns-repeated="6"/>
          <table:table-cell office:value-type="float" office:value="1530">
            <text:p>1530</text:p>
          </table:table-cell>
          <table:table-cell table:style-name="ce2" office:value-type="float" office:value="0.557">
            <text:p>0,557</text:p>
          </table:table-cell>
          <table:table-cell table:style-name="ce2" office:value-type="float" office:value="0.523">
            <text:p>0,52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7.99">
            <text:p>557,99</text:p>
          </table:table-cell>
          <table:table-cell office:value-type="float" office:value="1001.97">
            <text:p>1001,97</text:p>
          </table:table-cell>
          <table:table-cell table:formula="of:=[.D33]" office:value-type="float" office:value="228.39">
            <text:p>228,39</text:p>
          </table:table-cell>
          <table:table-cell table:number-columns-repeated="6"/>
          <table:table-cell office:value-type="float" office:value="1531">
            <text:p>1531</text:p>
          </table:table-cell>
          <table:table-cell table:style-name="ce2" office:value-type="float" office:value="0.56">
            <text:p>0,560</text:p>
          </table:table-cell>
          <table:table-cell table:style-name="ce2" office:value-type="float" office:value="0.525">
            <text:p>0,52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2.83">
            <text:p>492,83</text:p>
          </table:table-cell>
          <table:table-cell office:value-type="float" office:value="1001.97">
            <text:p>1001,97</text:p>
          </table:table-cell>
          <table:table-cell table:formula="of:=[.D34]" office:value-type="float" office:value="228.39">
            <text:p>228,39</text:p>
            <draw:frame table:end-cell-address="'Tempi isort qsort'.K57" table:end-x="2.038cm" table:end-y="0.286cm" draw:z-index="2" draw:style-name="gr1" draw:text-style-name="P1" svg:width="16.277cm" svg:height="8.999cm" svg:x="1.846cm" svg:y="0.256cm">
              <draw:object draw:notify-on-update-of-ranges="'Tempi isort qsort'.A30:'Tempi isort qsort'.A30 'Tempi isort qsort'.A31:'Tempi isort qsort'.A2030 'Tempi isort qsort'.B30:'Tempi isort qsort'.B30 'Tempi isort qsort'.B31:'Tempi isort qsort'.B2030 'Tempi isort qsort'.C30:'Tempi isort qsort'.C30 'Tempi isort qsort'.C31:'Tempi isort qsort'.C203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office:value-type="float" office:value="1532">
            <text:p>1532</text:p>
          </table:table-cell>
          <table:table-cell table:style-name="ce2" office:value-type="float" office:value="0.564">
            <text:p>0,564</text:p>
          </table:table-cell>
          <table:table-cell table:style-name="ce2" office:value-type="float" office:value="0.511">
            <text:p>0,51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5.05">
            <text:p>425,05</text:p>
          </table:table-cell>
          <table:table-cell office:value-type="float" office:value="1001.97">
            <text:p>1001,97</text:p>
          </table:table-cell>
          <table:table-cell table:formula="of:=[.D35]" office:value-type="float" office:value="228.39">
            <text:p>228,39</text:p>
          </table:table-cell>
          <table:table-cell table:number-columns-repeated="6"/>
          <table:table-cell office:value-type="float" office:value="1533">
            <text:p>1533</text:p>
          </table:table-cell>
          <table:table-cell table:style-name="ce2" office:value-type="float" office:value="2.452">
            <text:p>2,452</text:p>
          </table:table-cell>
          <table:table-cell table:style-name="ce2" office:value-type="float" office:value="0.513">
            <text:p>0,51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9.52">
            <text:p>399,52</text:p>
          </table:table-cell>
          <table:table-cell office:value-type="float" office:value="1001.97">
            <text:p>1001,97</text:p>
          </table:table-cell>
          <table:table-cell table:formula="of:=[.D36]" office:value-type="float" office:value="228.39">
            <text:p>228,39</text:p>
          </table:table-cell>
          <table:table-cell table:number-columns-repeated="6"/>
          <table:table-cell office:value-type="float" office:value="1534">
            <text:p>1534</text:p>
          </table:table-cell>
          <table:table-cell table:style-name="ce2" office:value-type="float" office:value="0.561">
            <text:p>0,561</text:p>
          </table:table-cell>
          <table:table-cell table:style-name="ce2" office:value-type="float" office:value="0.513">
            <text:p>0,5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6.67">
            <text:p>376,67</text:p>
          </table:table-cell>
          <table:table-cell office:value-type="float" office:value="1001.97">
            <text:p>1001,97</text:p>
          </table:table-cell>
          <table:table-cell table:formula="of:=[.D37]" office:value-type="float" office:value="228.39">
            <text:p>228,39</text:p>
          </table:table-cell>
          <table:table-cell table:number-columns-repeated="6"/>
          <table:table-cell office:value-type="float" office:value="1535">
            <text:p>1535</text:p>
          </table:table-cell>
          <table:table-cell table:style-name="ce2" office:value-type="float" office:value="0.697">
            <text:p>0,697</text:p>
          </table:table-cell>
          <table:table-cell table:style-name="ce2" office:value-type="float" office:value="0.53">
            <text:p>0,53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8.95">
            <text:p>368,95</text:p>
          </table:table-cell>
          <table:table-cell office:value-type="float" office:value="1001.97">
            <text:p>1001,97</text:p>
          </table:table-cell>
          <table:table-cell table:formula="of:=[.D38]" office:value-type="float" office:value="228.39">
            <text:p>228,39</text:p>
          </table:table-cell>
          <table:table-cell table:number-columns-repeated="6"/>
          <table:table-cell office:value-type="float" office:value="1536">
            <text:p>1536</text:p>
          </table:table-cell>
          <table:table-cell table:style-name="ce2" office:value-type="float" office:value="0.564">
            <text:p>0,564</text:p>
          </table:table-cell>
          <table:table-cell table:style-name="ce2" office:value-type="float" office:value="0.509">
            <text:p>0,50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2.68">
            <text:p>362,68</text:p>
          </table:table-cell>
          <table:table-cell office:value-type="float" office:value="1001.97">
            <text:p>1001,97</text:p>
          </table:table-cell>
          <table:table-cell table:formula="of:=[.D39]" office:value-type="float" office:value="228.39">
            <text:p>228,39</text:p>
          </table:table-cell>
          <table:table-cell table:number-columns-repeated="6"/>
          <table:table-cell office:value-type="float" office:value="1537">
            <text:p>1537</text:p>
          </table:table-cell>
          <table:table-cell table:style-name="ce2" office:value-type="float" office:value="0.663">
            <text:p>0,663</text:p>
          </table:table-cell>
          <table:table-cell table:style-name="ce2" office:value-type="float" office:value="0.513">
            <text:p>0,51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7.26">
            <text:p>417,26</text:p>
          </table:table-cell>
          <table:table-cell office:value-type="float" office:value="1001.97">
            <text:p>1001,97</text:p>
          </table:table-cell>
          <table:table-cell table:formula="of:=[.D40]" office:value-type="float" office:value="228.39">
            <text:p>228,39</text:p>
          </table:table-cell>
          <table:table-cell table:number-columns-repeated="6"/>
          <table:table-cell office:value-type="float" office:value="1538">
            <text:p>1538</text:p>
          </table:table-cell>
          <table:table-cell table:style-name="ce2" office:value-type="float" office:value="0.561">
            <text:p>0,561</text:p>
          </table:table-cell>
          <table:table-cell table:style-name="ce2" office:value-type="float" office:value="0.519">
            <text:p>0,51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4.11">
            <text:p>554,11</text:p>
          </table:table-cell>
          <table:table-cell office:value-type="float" office:value="1001.97">
            <text:p>1001,97</text:p>
          </table:table-cell>
          <table:table-cell table:formula="of:=[.D41]" office:value-type="float" office:value="228.39">
            <text:p>228,39</text:p>
          </table:table-cell>
          <table:table-cell table:number-columns-repeated="6"/>
          <table:table-cell office:value-type="float" office:value="1539">
            <text:p>1539</text:p>
          </table:table-cell>
          <table:table-cell table:style-name="ce2" office:value-type="float" office:value="0.557">
            <text:p>0,557</text:p>
          </table:table-cell>
          <table:table-cell table:style-name="ce2" office:value-type="float" office:value="0.5">
            <text:p>0,5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0.74">
            <text:p>380,74</text:p>
          </table:table-cell>
          <table:table-cell office:value-type="float" office:value="1001.97">
            <text:p>1001,97</text:p>
          </table:table-cell>
          <table:table-cell table:formula="of:=[.D42]" office:value-type="float" office:value="228.39">
            <text:p>228,39</text:p>
          </table:table-cell>
          <table:table-cell table:number-columns-repeated="6"/>
          <table:table-cell office:value-type="float" office:value="1540">
            <text:p>1540</text:p>
          </table:table-cell>
          <table:table-cell table:style-name="ce2" office:value-type="float" office:value="0.567">
            <text:p>0,567</text:p>
          </table:table-cell>
          <table:table-cell table:style-name="ce2" office:value-type="float" office:value="0.523">
            <text:p>0,52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6.19">
            <text:p>326,19</text:p>
          </table:table-cell>
          <table:table-cell office:value-type="float" office:value="1001.97">
            <text:p>1001,97</text:p>
          </table:table-cell>
          <table:table-cell table:formula="of:=[.D43]" office:value-type="float" office:value="228.39">
            <text:p>228,39</text:p>
          </table:table-cell>
          <table:table-cell table:number-columns-repeated="6"/>
          <table:table-cell office:value-type="float" office:value="1541">
            <text:p>1541</text:p>
          </table:table-cell>
          <table:table-cell table:style-name="ce2" office:value-type="float" office:value="0.56">
            <text:p>0,560</text:p>
          </table:table-cell>
          <table:table-cell table:style-name="ce2" office:value-type="float" office:value="0.523">
            <text:p>0,52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45.69">
            <text:p>445,69</text:p>
          </table:table-cell>
          <table:table-cell office:value-type="float" office:value="1001.97">
            <text:p>1001,97</text:p>
          </table:table-cell>
          <table:table-cell table:formula="of:=[.D44]" office:value-type="float" office:value="228.39">
            <text:p>228,39</text:p>
          </table:table-cell>
          <table:table-cell table:number-columns-repeated="6"/>
          <table:table-cell office:value-type="float" office:value="1542">
            <text:p>1542</text:p>
          </table:table-cell>
          <table:table-cell table:style-name="ce2" office:value-type="float" office:value="0.558">
            <text:p>0,558</text:p>
          </table:table-cell>
          <table:table-cell table:style-name="ce2" office:value-type="float" office:value="1.313">
            <text:p>1,3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3.85">
            <text:p>413,85</text:p>
          </table:table-cell>
          <table:table-cell office:value-type="float" office:value="1001.97">
            <text:p>1001,97</text:p>
          </table:table-cell>
          <table:table-cell table:formula="of:=[.D45]" office:value-type="float" office:value="228.39">
            <text:p>228,39</text:p>
          </table:table-cell>
          <table:table-cell table:number-columns-repeated="6"/>
          <table:table-cell office:value-type="float" office:value="1543">
            <text:p>1543</text:p>
          </table:table-cell>
          <table:table-cell table:style-name="ce2" office:value-type="float" office:value="0.564">
            <text:p>0,564</text:p>
          </table:table-cell>
          <table:table-cell table:style-name="ce2" office:value-type="float" office:value="0.536">
            <text:p>0,53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9.73">
            <text:p>299,73</text:p>
          </table:table-cell>
          <table:table-cell office:value-type="float" office:value="1001.97">
            <text:p>1001,97</text:p>
          </table:table-cell>
          <table:table-cell table:formula="of:=[.D46]" office:value-type="float" office:value="228.39">
            <text:p>228,39</text:p>
          </table:table-cell>
          <table:table-cell table:number-columns-repeated="6"/>
          <table:table-cell office:value-type="float" office:value="1544">
            <text:p>1544</text:p>
          </table:table-cell>
          <table:table-cell table:style-name="ce2" office:value-type="float" office:value="0.556">
            <text:p>0,556</text:p>
          </table:table-cell>
          <table:table-cell table:style-name="ce2" office:value-type="float" office:value="0.517">
            <text:p>0,51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9.35">
            <text:p>289,35</text:p>
          </table:table-cell>
          <table:table-cell office:value-type="float" office:value="1001.97">
            <text:p>1001,97</text:p>
          </table:table-cell>
          <table:table-cell table:formula="of:=[.D47]" office:value-type="float" office:value="228.39">
            <text:p>228,39</text:p>
          </table:table-cell>
          <table:table-cell table:number-columns-repeated="6"/>
          <table:table-cell office:value-type="float" office:value="1545">
            <text:p>1545</text:p>
          </table:table-cell>
          <table:table-cell table:style-name="ce2" office:value-type="float" office:value="0.564">
            <text:p>0,564</text:p>
          </table:table-cell>
          <table:table-cell table:style-name="ce2" office:value-type="float" office:value="0.531">
            <text:p>0,53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9.14">
            <text:p>289,14</text:p>
          </table:table-cell>
          <table:table-cell office:value-type="float" office:value="1001.97">
            <text:p>1001,97</text:p>
          </table:table-cell>
          <table:table-cell table:formula="of:=[.D48]" office:value-type="float" office:value="228.39">
            <text:p>228,39</text:p>
          </table:table-cell>
          <table:table-cell table:number-columns-repeated="6"/>
          <table:table-cell office:value-type="float" office:value="1546">
            <text:p>1546</text:p>
          </table:table-cell>
          <table:table-cell table:style-name="ce2" office:value-type="float" office:value="0.56">
            <text:p>0,560</text:p>
          </table:table-cell>
          <table:table-cell table:style-name="ce2" office:value-type="float" office:value="0.527">
            <text:p>0,52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0.21">
            <text:p>290,21</text:p>
          </table:table-cell>
          <table:table-cell office:value-type="float" office:value="1001.97">
            <text:p>1001,97</text:p>
          </table:table-cell>
          <table:table-cell table:formula="of:=[.D49]" office:value-type="float" office:value="228.39">
            <text:p>228,39</text:p>
          </table:table-cell>
          <table:table-cell table:number-columns-repeated="6"/>
          <table:table-cell office:value-type="float" office:value="1547">
            <text:p>1547</text:p>
          </table:table-cell>
          <table:table-cell table:style-name="ce2" office:value-type="float" office:value="0.556">
            <text:p>0,556</text:p>
          </table:table-cell>
          <table:table-cell table:style-name="ce2" office:value-type="float" office:value="0.537">
            <text:p>0,53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9.25">
            <text:p>309,25</text:p>
          </table:table-cell>
          <table:table-cell office:value-type="float" office:value="1001.97">
            <text:p>1001,97</text:p>
          </table:table-cell>
          <table:table-cell table:formula="of:=[.D50]" office:value-type="float" office:value="228.39">
            <text:p>228,39</text:p>
          </table:table-cell>
          <table:table-cell table:number-columns-repeated="6"/>
          <table:table-cell office:value-type="float" office:value="1548">
            <text:p>1548</text:p>
          </table:table-cell>
          <table:table-cell table:style-name="ce2" office:value-type="float" office:value="0.558">
            <text:p>0,558</text:p>
          </table:table-cell>
          <table:table-cell table:style-name="ce2" office:value-type="float" office:value="0.535">
            <text:p>0,53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3.33">
            <text:p>283,33</text:p>
          </table:table-cell>
          <table:table-cell office:value-type="float" office:value="1001.97">
            <text:p>1001,97</text:p>
          </table:table-cell>
          <table:table-cell table:formula="of:=[.D51]" office:value-type="float" office:value="228.39">
            <text:p>228,39</text:p>
          </table:table-cell>
          <table:table-cell table:number-columns-repeated="6"/>
          <table:table-cell office:value-type="float" office:value="1549">
            <text:p>1549</text:p>
          </table:table-cell>
          <table:table-cell table:style-name="ce2" office:value-type="float" office:value="0.558">
            <text:p>0,558</text:p>
          </table:table-cell>
          <table:table-cell table:style-name="ce2" office:value-type="float" office:value="0.523">
            <text:p>0,52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7.09">
            <text:p>267,09</text:p>
          </table:table-cell>
          <table:table-cell office:value-type="float" office:value="1001.97">
            <text:p>1001,97</text:p>
          </table:table-cell>
          <table:table-cell table:formula="of:=[.D52]" office:value-type="float" office:value="228.39">
            <text:p>228,39</text:p>
          </table:table-cell>
          <table:table-cell table:number-columns-repeated="6"/>
          <table:table-cell office:value-type="float" office:value="1550">
            <text:p>1550</text:p>
          </table:table-cell>
          <table:table-cell table:style-name="ce2" office:value-type="float" office:value="0.561">
            <text:p>0,561</text:p>
          </table:table-cell>
          <table:table-cell table:style-name="ce2" office:value-type="float" office:value="0.528">
            <text:p>0,52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72.5">
            <text:p>272,50</text:p>
          </table:table-cell>
          <table:table-cell office:value-type="float" office:value="1001.97">
            <text:p>1001,97</text:p>
          </table:table-cell>
          <table:table-cell table:formula="of:=[.D53]" office:value-type="float" office:value="228.39">
            <text:p>228,39</text:p>
            <draw:frame table:end-cell-address="'Tempi isort qsort'.L83" table:end-x="3.456cm" table:end-y="0.403cm" draw:z-index="3" draw:style-name="gr1" draw:text-style-name="P1" svg:width="21.152cm" svg:height="12.049cm" svg:x="1.455cm" svg:y="0.177cm">
              <draw:object draw:notify-on-update-of-ranges="'Tempi isort qsort'.A30:'Tempi isort qsort'.A30 'Tempi isort qsort'.A31:'Tempi isort qsort'.A151 'Tempi isort qsort'.B30:'Tempi isort qsort'.B30 'Tempi isort qsort'.B31:'Tempi isort qsort'.B151 'Tempi isort qsort'.D30:'Tempi isort qsort'.D30 'Tempi isort qsort'.D31:'Tempi isort qsort'.D15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office:value-type="float" office:value="1551">
            <text:p>1551</text:p>
          </table:table-cell>
          <table:table-cell table:style-name="ce2" office:value-type="float" office:value="0.558">
            <text:p>0,558</text:p>
          </table:table-cell>
          <table:table-cell table:style-name="ce2" office:value-type="float" office:value="0.529">
            <text:p>0,52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3.12">
            <text:p>263,12</text:p>
          </table:table-cell>
          <table:table-cell office:value-type="float" office:value="1001.97">
            <text:p>1001,97</text:p>
          </table:table-cell>
          <table:table-cell table:formula="of:=[.D54]" office:value-type="float" office:value="228.39">
            <text:p>228,39</text:p>
          </table:table-cell>
          <table:table-cell table:number-columns-repeated="6"/>
          <table:table-cell office:value-type="float" office:value="1552">
            <text:p>1552</text:p>
          </table:table-cell>
          <table:table-cell table:style-name="ce2" office:value-type="float" office:value="0.56">
            <text:p>0,560</text:p>
          </table:table-cell>
          <table:table-cell table:style-name="ce2" office:value-type="float" office:value="0.529">
            <text:p>0,52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2.03">
            <text:p>262,03</text:p>
          </table:table-cell>
          <table:table-cell office:value-type="float" office:value="1001.97">
            <text:p>1001,97</text:p>
          </table:table-cell>
          <table:table-cell table:formula="of:=[.D55]" office:value-type="float" office:value="228.39">
            <text:p>228,39</text:p>
          </table:table-cell>
          <table:table-cell table:number-columns-repeated="6"/>
          <table:table-cell office:value-type="float" office:value="1553">
            <text:p>1553</text:p>
          </table:table-cell>
          <table:table-cell table:style-name="ce2" office:value-type="float" office:value="0.562">
            <text:p>0,562</text:p>
          </table:table-cell>
          <table:table-cell table:style-name="ce2" office:value-type="float" office:value="0.524">
            <text:p>0,52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6.53">
            <text:p>266,53</text:p>
          </table:table-cell>
          <table:table-cell office:value-type="float" office:value="1001.97">
            <text:p>1001,97</text:p>
          </table:table-cell>
          <table:table-cell table:formula="of:=[.D56]" office:value-type="float" office:value="228.39">
            <text:p>228,39</text:p>
          </table:table-cell>
          <table:table-cell table:number-columns-repeated="6"/>
          <table:table-cell office:value-type="float" office:value="1554">
            <text:p>1554</text:p>
          </table:table-cell>
          <table:table-cell table:style-name="ce2" office:value-type="float" office:value="0.563">
            <text:p>0,563</text:p>
          </table:table-cell>
          <table:table-cell table:style-name="ce2" office:value-type="float" office:value="0.527">
            <text:p>0,52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9.89">
            <text:p>259,89</text:p>
          </table:table-cell>
          <table:table-cell office:value-type="float" office:value="1001.97">
            <text:p>1001,97</text:p>
          </table:table-cell>
          <table:table-cell table:formula="of:=[.D57]" office:value-type="float" office:value="228.39">
            <text:p>228,39</text:p>
          </table:table-cell>
          <table:table-cell table:number-columns-repeated="6"/>
          <table:table-cell office:value-type="float" office:value="1555">
            <text:p>1555</text:p>
          </table:table-cell>
          <table:table-cell table:style-name="ce2" office:value-type="float" office:value="0.559">
            <text:p>0,559</text:p>
          </table:table-cell>
          <table:table-cell table:style-name="ce2" office:value-type="float" office:value="0.527">
            <text:p>0,5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5.08">
            <text:p>265,08</text:p>
          </table:table-cell>
          <table:table-cell office:value-type="float" office:value="1001.97">
            <text:p>1001,97</text:p>
          </table:table-cell>
          <table:table-cell table:formula="of:=[.D58]" office:value-type="float" office:value="228.39">
            <text:p>228,39</text:p>
          </table:table-cell>
          <table:table-cell table:number-columns-repeated="6"/>
          <table:table-cell office:value-type="float" office:value="1556">
            <text:p>1556</text:p>
          </table:table-cell>
          <table:table-cell table:style-name="ce2" office:value-type="float" office:value="0.569">
            <text:p>0,569</text:p>
          </table:table-cell>
          <table:table-cell table:style-name="ce2" office:value-type="float" office:value="0.537">
            <text:p>0,53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2.74">
            <text:p>272,74</text:p>
          </table:table-cell>
          <table:table-cell office:value-type="float" office:value="1001.97">
            <text:p>1001,97</text:p>
          </table:table-cell>
          <table:table-cell table:formula="of:=[.D59]" office:value-type="float" office:value="228.39">
            <text:p>228,39</text:p>
          </table:table-cell>
          <table:table-cell table:number-columns-repeated="6"/>
          <table:table-cell office:value-type="float" office:value="1557">
            <text:p>1557</text:p>
          </table:table-cell>
          <table:table-cell table:style-name="ce2" office:value-type="float" office:value="0.56">
            <text:p>0,560</text:p>
          </table:table-cell>
          <table:table-cell table:style-name="ce2" office:value-type="float" office:value="0.531">
            <text:p>0,53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0.52">
            <text:p>250,52</text:p>
          </table:table-cell>
          <table:table-cell office:value-type="float" office:value="1001.97">
            <text:p>1001,97</text:p>
          </table:table-cell>
          <table:table-cell table:formula="of:=[.D60]" office:value-type="float" office:value="228.39">
            <text:p>228,39</text:p>
          </table:table-cell>
          <table:table-cell table:number-columns-repeated="6"/>
          <table:table-cell office:value-type="float" office:value="1558">
            <text:p>1558</text:p>
          </table:table-cell>
          <table:table-cell table:style-name="ce2" office:value-type="float" office:value="0.557">
            <text:p>0,557</text:p>
          </table:table-cell>
          <table:table-cell table:style-name="ce2" office:value-type="float" office:value="0.523">
            <text:p>0,52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9.3">
            <text:p>249,30</text:p>
          </table:table-cell>
          <table:table-cell office:value-type="float" office:value="1001.97">
            <text:p>1001,97</text:p>
          </table:table-cell>
          <table:table-cell table:formula="of:=[.D61]" office:value-type="float" office:value="228.39">
            <text:p>228,39</text:p>
          </table:table-cell>
          <table:table-cell table:number-columns-repeated="6"/>
          <table:table-cell office:value-type="float" office:value="1559">
            <text:p>1559</text:p>
          </table:table-cell>
          <table:table-cell table:style-name="ce2" office:value-type="float" office:value="0.562">
            <text:p>0,562</text:p>
          </table:table-cell>
          <table:table-cell table:style-name="ce2" office:value-type="float" office:value="0.525">
            <text:p>0,52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8.03">
            <text:p>248,03</text:p>
          </table:table-cell>
          <table:table-cell office:value-type="float" office:value="1001.97">
            <text:p>1001,97</text:p>
          </table:table-cell>
          <table:table-cell table:formula="of:=[.D62]" office:value-type="float" office:value="228.39">
            <text:p>228,39</text:p>
          </table:table-cell>
          <table:table-cell table:number-columns-repeated="6"/>
          <table:table-cell office:value-type="float" office:value="1560">
            <text:p>1560</text:p>
          </table:table-cell>
          <table:table-cell table:style-name="ce2" office:value-type="float" office:value="0.563">
            <text:p>0,563</text:p>
          </table:table-cell>
          <table:table-cell table:style-name="ce2" office:value-type="float" office:value="0.575">
            <text:p>0,57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5.83">
            <text:p>245,83</text:p>
          </table:table-cell>
          <table:table-cell office:value-type="float" office:value="1001.97">
            <text:p>1001,97</text:p>
          </table:table-cell>
          <table:table-cell table:formula="of:=[.D63]" office:value-type="float" office:value="228.39">
            <text:p>228,39</text:p>
          </table:table-cell>
          <table:table-cell table:number-columns-repeated="6"/>
          <table:table-cell office:value-type="float" office:value="1561">
            <text:p>1561</text:p>
          </table:table-cell>
          <table:table-cell table:style-name="ce2" office:value-type="float" office:value="0.56">
            <text:p>0,560</text:p>
          </table:table-cell>
          <table:table-cell table:style-name="ce2" office:value-type="float" office:value="0.598">
            <text:p>0,59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6.62">
            <text:p>246,62</text:p>
          </table:table-cell>
          <table:table-cell office:value-type="float" office:value="1001.97">
            <text:p>1001,97</text:p>
          </table:table-cell>
          <table:table-cell table:formula="of:=[.D64]" office:value-type="float" office:value="228.39">
            <text:p>228,39</text:p>
          </table:table-cell>
          <table:table-cell table:number-columns-repeated="6"/>
          <table:table-cell office:value-type="float" office:value="1562">
            <text:p>1562</text:p>
          </table:table-cell>
          <table:table-cell table:style-name="ce2" office:value-type="float" office:value="0.568">
            <text:p>0,568</text:p>
          </table:table-cell>
          <table:table-cell table:style-name="ce2" office:value-type="float" office:value="0.548">
            <text:p>0,54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7.17">
            <text:p>247,17</text:p>
          </table:table-cell>
          <table:table-cell office:value-type="float" office:value="1001.97">
            <text:p>1001,97</text:p>
          </table:table-cell>
          <table:table-cell table:formula="of:=[.D65]" office:value-type="float" office:value="228.39">
            <text:p>228,39</text:p>
          </table:table-cell>
          <table:table-cell table:number-columns-repeated="6"/>
          <table:table-cell office:value-type="float" office:value="1563">
            <text:p>1563</text:p>
          </table:table-cell>
          <table:table-cell table:style-name="ce2" office:value-type="float" office:value="0.562">
            <text:p>0,562</text:p>
          </table:table-cell>
          <table:table-cell table:style-name="ce2" office:value-type="float" office:value="0.547">
            <text:p>0,54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3.28">
            <text:p>243,28</text:p>
          </table:table-cell>
          <table:table-cell office:value-type="float" office:value="1001.97">
            <text:p>1001,97</text:p>
          </table:table-cell>
          <table:table-cell table:formula="of:=[.D66]" office:value-type="float" office:value="228.39">
            <text:p>228,39</text:p>
          </table:table-cell>
          <table:table-cell table:number-columns-repeated="6"/>
          <table:table-cell office:value-type="float" office:value="1564">
            <text:p>1564</text:p>
          </table:table-cell>
          <table:table-cell table:style-name="ce2" office:value-type="float" office:value="0.566">
            <text:p>0,566</text:p>
          </table:table-cell>
          <table:table-cell table:style-name="ce2" office:value-type="float" office:value="0.538">
            <text:p>0,53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2.13">
            <text:p>242,13</text:p>
          </table:table-cell>
          <table:table-cell office:value-type="float" office:value="1001.97">
            <text:p>1001,97</text:p>
          </table:table-cell>
          <table:table-cell table:formula="of:=[.D67]" office:value-type="float" office:value="228.39">
            <text:p>228,39</text:p>
          </table:table-cell>
          <table:table-cell table:number-columns-repeated="6"/>
          <table:table-cell office:value-type="float" office:value="1565">
            <text:p>1565</text:p>
          </table:table-cell>
          <table:table-cell table:style-name="ce2" office:value-type="float" office:value="0.564">
            <text:p>0,564</text:p>
          </table:table-cell>
          <table:table-cell table:style-name="ce2" office:value-type="float" office:value="0.558">
            <text:p>0,55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1.5">
            <text:p>241,50</text:p>
          </table:table-cell>
          <table:table-cell office:value-type="float" office:value="1001.97">
            <text:p>1001,97</text:p>
          </table:table-cell>
          <table:table-cell table:formula="of:=[.D68]" office:value-type="float" office:value="228.39">
            <text:p>228,39</text:p>
          </table:table-cell>
          <table:table-cell table:number-columns-repeated="6"/>
          <table:table-cell office:value-type="float" office:value="1566">
            <text:p>1566</text:p>
          </table:table-cell>
          <table:table-cell table:style-name="ce2" office:value-type="float" office:value="0.571">
            <text:p>0,571</text:p>
          </table:table-cell>
          <table:table-cell table:style-name="ce2" office:value-type="float" office:value="0.55">
            <text:p>0,55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0.41">
            <text:p>240,41</text:p>
          </table:table-cell>
          <table:table-cell office:value-type="float" office:value="1001.97">
            <text:p>1001,97</text:p>
          </table:table-cell>
          <table:table-cell table:formula="of:=[.D69]" office:value-type="float" office:value="228.39">
            <text:p>228,39</text:p>
          </table:table-cell>
          <table:table-cell table:number-columns-repeated="6"/>
          <table:table-cell office:value-type="float" office:value="1567">
            <text:p>1567</text:p>
          </table:table-cell>
          <table:table-cell table:style-name="ce2" office:value-type="float" office:value="0.558">
            <text:p>0,558</text:p>
          </table:table-cell>
          <table:table-cell table:style-name="ce2" office:value-type="float" office:value="0.585">
            <text:p>0,58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0.1">
            <text:p>240,10</text:p>
          </table:table-cell>
          <table:table-cell office:value-type="float" office:value="1001.97">
            <text:p>1001,97</text:p>
          </table:table-cell>
          <table:table-cell table:formula="of:=[.D70]" office:value-type="float" office:value="228.39">
            <text:p>228,39</text:p>
          </table:table-cell>
          <table:table-cell table:number-columns-repeated="6"/>
          <table:table-cell office:value-type="float" office:value="1568">
            <text:p>1568</text:p>
          </table:table-cell>
          <table:table-cell table:style-name="ce2" office:value-type="float" office:value="0.56">
            <text:p>0,560</text:p>
          </table:table-cell>
          <table:table-cell table:style-name="ce2" office:value-type="float" office:value="0.541">
            <text:p>0,54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38.59">
            <text:p>238,59</text:p>
          </table:table-cell>
          <table:table-cell office:value-type="float" office:value="1001.97">
            <text:p>1001,97</text:p>
          </table:table-cell>
          <table:table-cell table:formula="of:=[.D71]" office:value-type="float" office:value="228.39">
            <text:p>228,39</text:p>
          </table:table-cell>
          <table:table-cell table:number-columns-repeated="6"/>
          <table:table-cell office:value-type="float" office:value="1569">
            <text:p>1569</text:p>
          </table:table-cell>
          <table:table-cell table:style-name="ce2" office:value-type="float" office:value="0.559">
            <text:p>0,559</text:p>
          </table:table-cell>
          <table:table-cell table:style-name="ce2" office:value-type="float" office:value="0.537">
            <text:p>0,537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38.27">
            <text:p>238,27</text:p>
          </table:table-cell>
          <table:table-cell office:value-type="float" office:value="1001.97">
            <text:p>1001,97</text:p>
          </table:table-cell>
          <table:table-cell table:formula="of:=[.D72]" office:value-type="float" office:value="228.39">
            <text:p>228,39</text:p>
          </table:table-cell>
          <table:table-cell table:number-columns-repeated="6"/>
          <table:table-cell office:value-type="float" office:value="1570">
            <text:p>1570</text:p>
          </table:table-cell>
          <table:table-cell table:style-name="ce2" office:value-type="float" office:value="0.565">
            <text:p>0,565</text:p>
          </table:table-cell>
          <table:table-cell table:style-name="ce2" office:value-type="float" office:value="0.548">
            <text:p>0,54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9.03">
            <text:p>239,03</text:p>
          </table:table-cell>
          <table:table-cell office:value-type="float" office:value="1001.97">
            <text:p>1001,97</text:p>
          </table:table-cell>
          <table:table-cell table:formula="of:=[.D73]" office:value-type="float" office:value="228.39">
            <text:p>228,39</text:p>
          </table:table-cell>
          <table:table-cell table:number-columns-repeated="6"/>
          <table:table-cell office:value-type="float" office:value="1571">
            <text:p>1571</text:p>
          </table:table-cell>
          <table:table-cell table:style-name="ce2" office:value-type="float" office:value="0.569">
            <text:p>0,569</text:p>
          </table:table-cell>
          <table:table-cell table:style-name="ce2" office:value-type="float" office:value="0.549">
            <text:p>0,54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38.47">
            <text:p>238,47</text:p>
          </table:table-cell>
          <table:table-cell office:value-type="float" office:value="1001.97">
            <text:p>1001,97</text:p>
          </table:table-cell>
          <table:table-cell table:formula="of:=[.D74]" office:value-type="float" office:value="228.39">
            <text:p>228,39</text:p>
          </table:table-cell>
          <table:table-cell table:number-columns-repeated="6"/>
          <table:table-cell office:value-type="float" office:value="1572">
            <text:p>1572</text:p>
          </table:table-cell>
          <table:table-cell table:style-name="ce2" office:value-type="float" office:value="0.567">
            <text:p>0,567</text:p>
          </table:table-cell>
          <table:table-cell table:style-name="ce2" office:value-type="float" office:value="0.536">
            <text:p>0,53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37.24">
            <text:p>237,24</text:p>
          </table:table-cell>
          <table:table-cell office:value-type="float" office:value="1001.97">
            <text:p>1001,97</text:p>
          </table:table-cell>
          <table:table-cell table:formula="of:=[.D75]" office:value-type="float" office:value="228.39">
            <text:p>228,39</text:p>
          </table:table-cell>
          <table:table-cell table:number-columns-repeated="6"/>
          <table:table-cell office:value-type="float" office:value="1573">
            <text:p>1573</text:p>
          </table:table-cell>
          <table:table-cell table:style-name="ce2" office:value-type="float" office:value="0.569">
            <text:p>0,569</text:p>
          </table:table-cell>
          <table:table-cell table:style-name="ce2" office:value-type="float" office:value="0.543">
            <text:p>0,54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35.56">
            <text:p>235,56</text:p>
          </table:table-cell>
          <table:table-cell office:value-type="float" office:value="1001.97">
            <text:p>1001,97</text:p>
          </table:table-cell>
          <table:table-cell table:formula="of:=[.D76]" office:value-type="float" office:value="228.39">
            <text:p>228,39</text:p>
          </table:table-cell>
          <table:table-cell table:number-columns-repeated="6"/>
          <table:table-cell office:value-type="float" office:value="1574">
            <text:p>1574</text:p>
          </table:table-cell>
          <table:table-cell table:style-name="ce2" office:value-type="float" office:value="0.561">
            <text:p>0,561</text:p>
          </table:table-cell>
          <table:table-cell table:style-name="ce2" office:value-type="float" office:value="0.551">
            <text:p>0,55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35.09">
            <text:p>235,09</text:p>
          </table:table-cell>
          <table:table-cell office:value-type="float" office:value="1001.97">
            <text:p>1001,97</text:p>
          </table:table-cell>
          <table:table-cell table:formula="of:=[.D77]" office:value-type="float" office:value="228.39">
            <text:p>228,39</text:p>
          </table:table-cell>
          <table:table-cell table:number-columns-repeated="6"/>
          <table:table-cell office:value-type="float" office:value="1575">
            <text:p>1575</text:p>
          </table:table-cell>
          <table:table-cell table:style-name="ce2" office:value-type="float" office:value="0.559">
            <text:p>0,559</text:p>
          </table:table-cell>
          <table:table-cell table:style-name="ce2" office:value-type="float" office:value="0.539">
            <text:p>0,53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36.33">
            <text:p>236,33</text:p>
          </table:table-cell>
          <table:table-cell office:value-type="float" office:value="1001.97">
            <text:p>1001,97</text:p>
          </table:table-cell>
          <table:table-cell table:formula="of:=[.D78]" office:value-type="float" office:value="228.39">
            <text:p>228,39</text:p>
          </table:table-cell>
          <table:table-cell table:number-columns-repeated="6"/>
          <table:table-cell office:value-type="float" office:value="1576">
            <text:p>1576</text:p>
          </table:table-cell>
          <table:table-cell table:style-name="ce2" office:value-type="float" office:value="0.561">
            <text:p>0,561</text:p>
          </table:table-cell>
          <table:table-cell table:style-name="ce2" office:value-type="float" office:value="0.526">
            <text:p>0,52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34.2">
            <text:p>234,20</text:p>
          </table:table-cell>
          <table:table-cell office:value-type="float" office:value="1001.97">
            <text:p>1001,97</text:p>
          </table:table-cell>
          <table:table-cell table:formula="of:=[.D79]" office:value-type="float" office:value="228.39">
            <text:p>228,39</text:p>
          </table:table-cell>
          <table:table-cell table:number-columns-repeated="6"/>
          <table:table-cell office:value-type="float" office:value="1577">
            <text:p>1577</text:p>
          </table:table-cell>
          <table:table-cell table:style-name="ce2" office:value-type="float" office:value="0.581">
            <text:p>0,581</text:p>
          </table:table-cell>
          <table:table-cell table:style-name="ce2" office:value-type="float" office:value="0.56">
            <text:p>0,56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7.73">
            <text:p>267,73</text:p>
          </table:table-cell>
          <table:table-cell office:value-type="float" office:value="1001.97">
            <text:p>1001,97</text:p>
          </table:table-cell>
          <table:table-cell table:formula="of:=[.D80]" office:value-type="float" office:value="228.39">
            <text:p>228,39</text:p>
          </table:table-cell>
          <table:table-cell table:number-columns-repeated="6"/>
          <table:table-cell office:value-type="float" office:value="1578">
            <text:p>1578</text:p>
          </table:table-cell>
          <table:table-cell table:style-name="ce2" office:value-type="float" office:value="0.572">
            <text:p>0,572</text:p>
          </table:table-cell>
          <table:table-cell table:style-name="ce2" office:value-type="float" office:value="0.541">
            <text:p>0,54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32.85">
            <text:p>232,85</text:p>
          </table:table-cell>
          <table:table-cell office:value-type="float" office:value="1001.97">
            <text:p>1001,97</text:p>
          </table:table-cell>
          <table:table-cell table:formula="of:=[.D81]" office:value-type="float" office:value="228.39">
            <text:p>228,39</text:p>
          </table:table-cell>
          <table:table-cell table:number-columns-repeated="6"/>
          <table:table-cell office:value-type="float" office:value="1579">
            <text:p>1579</text:p>
          </table:table-cell>
          <table:table-cell table:style-name="ce2" office:value-type="float" office:value="0.574">
            <text:p>0,574</text:p>
          </table:table-cell>
          <table:table-cell table:style-name="ce2" office:value-type="float" office:value="0.58">
            <text:p>0,58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33.54">
            <text:p>233,54</text:p>
          </table:table-cell>
          <table:table-cell office:value-type="float" office:value="1001.97">
            <text:p>1001,97</text:p>
          </table:table-cell>
          <table:table-cell table:formula="of:=[.D82]" office:value-type="float" office:value="228.39">
            <text:p>228,39</text:p>
          </table:table-cell>
          <table:table-cell table:number-columns-repeated="6"/>
          <table:table-cell office:value-type="float" office:value="1580">
            <text:p>1580</text:p>
          </table:table-cell>
          <table:table-cell table:style-name="ce2" office:value-type="float" office:value="0.57">
            <text:p>0,570</text:p>
          </table:table-cell>
          <table:table-cell table:style-name="ce2" office:value-type="float" office:value="0.554">
            <text:p>0,55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33.81">
            <text:p>233,81</text:p>
          </table:table-cell>
          <table:table-cell office:value-type="float" office:value="1001.97">
            <text:p>1001,97</text:p>
          </table:table-cell>
          <table:table-cell table:formula="of:=[.D83]" office:value-type="float" office:value="228.39">
            <text:p>228,39</text:p>
          </table:table-cell>
          <table:table-cell table:number-columns-repeated="6"/>
          <table:table-cell office:value-type="float" office:value="1581">
            <text:p>1581</text:p>
          </table:table-cell>
          <table:table-cell table:style-name="ce2" office:value-type="float" office:value="3.234">
            <text:p>3,234</text:p>
          </table:table-cell>
          <table:table-cell table:style-name="ce2" office:value-type="float" office:value="0.564">
            <text:p>0,56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32.89">
            <text:p>232,89</text:p>
          </table:table-cell>
          <table:table-cell office:value-type="float" office:value="1001.97">
            <text:p>1001,97</text:p>
          </table:table-cell>
          <table:table-cell table:formula="of:=[.D84]" office:value-type="float" office:value="228.39">
            <text:p>228,39</text:p>
          </table:table-cell>
          <table:table-cell table:number-columns-repeated="6"/>
          <table:table-cell office:value-type="float" office:value="1582">
            <text:p>1582</text:p>
          </table:table-cell>
          <table:table-cell table:style-name="ce2" office:value-type="float" office:value="0.575">
            <text:p>0,575</text:p>
          </table:table-cell>
          <table:table-cell table:style-name="ce2" office:value-type="float" office:value="0.57">
            <text:p>0,57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32.81">
            <text:p>232,81</text:p>
          </table:table-cell>
          <table:table-cell office:value-type="float" office:value="1001.97">
            <text:p>1001,97</text:p>
          </table:table-cell>
          <table:table-cell table:formula="of:=[.D85]" office:value-type="float" office:value="228.39">
            <text:p>228,39</text:p>
          </table:table-cell>
          <table:table-cell table:number-columns-repeated="6"/>
          <table:table-cell office:value-type="float" office:value="1583">
            <text:p>1583</text:p>
          </table:table-cell>
          <table:table-cell table:style-name="ce2" office:value-type="float" office:value="0.579">
            <text:p>0,579</text:p>
          </table:table-cell>
          <table:table-cell table:style-name="ce2" office:value-type="float" office:value="0.562">
            <text:p>0,56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31.53">
            <text:p>231,53</text:p>
          </table:table-cell>
          <table:table-cell office:value-type="float" office:value="1001.97">
            <text:p>1001,97</text:p>
          </table:table-cell>
          <table:table-cell table:formula="of:=[.D86]" office:value-type="float" office:value="228.39">
            <text:p>228,39</text:p>
          </table:table-cell>
          <table:table-cell table:number-columns-repeated="6"/>
          <table:table-cell office:value-type="float" office:value="1584">
            <text:p>1584</text:p>
          </table:table-cell>
          <table:table-cell table:style-name="ce2" office:value-type="float" office:value="0.58">
            <text:p>0,580</text:p>
          </table:table-cell>
          <table:table-cell table:style-name="ce2" office:value-type="float" office:value="0.573">
            <text:p>0,57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31.15">
            <text:p>231,15</text:p>
          </table:table-cell>
          <table:table-cell office:value-type="float" office:value="1001.97">
            <text:p>1001,97</text:p>
          </table:table-cell>
          <table:table-cell table:formula="of:=[.D87]" office:value-type="float" office:value="228.39">
            <text:p>228,39</text:p>
          </table:table-cell>
          <table:table-cell table:number-columns-repeated="6"/>
          <table:table-cell office:value-type="float" office:value="1585">
            <text:p>1585</text:p>
          </table:table-cell>
          <table:table-cell table:style-name="ce2" office:value-type="float" office:value="0.577">
            <text:p>0,577</text:p>
          </table:table-cell>
          <table:table-cell table:style-name="ce2" office:value-type="float" office:value="0.555">
            <text:p>0,55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30.6">
            <text:p>230,60</text:p>
          </table:table-cell>
          <table:table-cell office:value-type="float" office:value="1001.97">
            <text:p>1001,97</text:p>
          </table:table-cell>
          <table:table-cell table:formula="of:=[.D88]" office:value-type="float" office:value="228.39">
            <text:p>228,39</text:p>
          </table:table-cell>
          <table:table-cell table:number-columns-repeated="6"/>
          <table:table-cell office:value-type="float" office:value="1586">
            <text:p>1586</text:p>
          </table:table-cell>
          <table:table-cell table:style-name="ce2" office:value-type="float" office:value="0.578">
            <text:p>0,578</text:p>
          </table:table-cell>
          <table:table-cell table:style-name="ce2" office:value-type="float" office:value="0.549">
            <text:p>0,54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30.42">
            <text:p>230,42</text:p>
          </table:table-cell>
          <table:table-cell office:value-type="float" office:value="1001.97">
            <text:p>1001,97</text:p>
          </table:table-cell>
          <table:table-cell table:formula="of:=[.D89]" office:value-type="float" office:value="228.39">
            <text:p>228,39</text:p>
          </table:table-cell>
          <table:table-cell table:number-columns-repeated="6"/>
          <table:table-cell office:value-type="float" office:value="1587">
            <text:p>1587</text:p>
          </table:table-cell>
          <table:table-cell table:style-name="ce2" office:value-type="float" office:value="0.576">
            <text:p>0,576</text:p>
          </table:table-cell>
          <table:table-cell table:style-name="ce2" office:value-type="float" office:value="0.585">
            <text:p>0,58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1.19">
            <text:p>231,19</text:p>
          </table:table-cell>
          <table:table-cell office:value-type="float" office:value="1001.97">
            <text:p>1001,97</text:p>
          </table:table-cell>
          <table:table-cell table:formula="of:=[.D90]" office:value-type="float" office:value="228.39">
            <text:p>228,39</text:p>
          </table:table-cell>
          <table:table-cell table:number-columns-repeated="6"/>
          <table:table-cell office:value-type="float" office:value="1588">
            <text:p>1588</text:p>
          </table:table-cell>
          <table:table-cell table:style-name="ce2" office:value-type="float" office:value="0.573">
            <text:p>0,573</text:p>
          </table:table-cell>
          <table:table-cell table:style-name="ce2" office:value-type="float" office:value="0.553">
            <text:p>0,553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30.05">
            <text:p>230,05</text:p>
          </table:table-cell>
          <table:table-cell office:value-type="float" office:value="1001.97">
            <text:p>1001,97</text:p>
          </table:table-cell>
          <table:table-cell table:formula="of:=[.D91]" office:value-type="float" office:value="228.39">
            <text:p>228,39</text:p>
          </table:table-cell>
          <table:table-cell table:number-columns-repeated="6"/>
          <table:table-cell office:value-type="float" office:value="1589">
            <text:p>1589</text:p>
          </table:table-cell>
          <table:table-cell table:style-name="ce2" office:value-type="float" office:value="0.583">
            <text:p>0,583</text:p>
          </table:table-cell>
          <table:table-cell table:style-name="ce2" office:value-type="float" office:value="0.547">
            <text:p>0,547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30.2">
            <text:p>230,20</text:p>
          </table:table-cell>
          <table:table-cell office:value-type="float" office:value="1001.97">
            <text:p>1001,97</text:p>
          </table:table-cell>
          <table:table-cell table:formula="of:=[.D92]" office:value-type="float" office:value="228.39">
            <text:p>228,39</text:p>
          </table:table-cell>
          <table:table-cell table:number-columns-repeated="6"/>
          <table:table-cell office:value-type="float" office:value="1590">
            <text:p>1590</text:p>
          </table:table-cell>
          <table:table-cell table:style-name="ce2" office:value-type="float" office:value="0.579">
            <text:p>0,579</text:p>
          </table:table-cell>
          <table:table-cell table:style-name="ce2" office:value-type="float" office:value="1.568">
            <text:p>1,56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30.61">
            <text:p>230,61</text:p>
          </table:table-cell>
          <table:table-cell office:value-type="float" office:value="1001.97">
            <text:p>1001,97</text:p>
          </table:table-cell>
          <table:table-cell table:formula="of:=[.D93]" office:value-type="float" office:value="228.39">
            <text:p>228,39</text:p>
          </table:table-cell>
          <table:table-cell table:number-columns-repeated="6"/>
          <table:table-cell office:value-type="float" office:value="1591">
            <text:p>1591</text:p>
          </table:table-cell>
          <table:table-cell table:style-name="ce2" office:value-type="float" office:value="0.581">
            <text:p>0,581</text:p>
          </table:table-cell>
          <table:table-cell table:style-name="ce2" office:value-type="float" office:value="0.552">
            <text:p>0,55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29.95">
            <text:p>229,95</text:p>
          </table:table-cell>
          <table:table-cell office:value-type="float" office:value="1001.97">
            <text:p>1001,97</text:p>
          </table:table-cell>
          <table:table-cell table:formula="of:=[.D94]" office:value-type="float" office:value="228.39">
            <text:p>228,39</text:p>
          </table:table-cell>
          <table:table-cell table:number-columns-repeated="6"/>
          <table:table-cell office:value-type="float" office:value="1592">
            <text:p>1592</text:p>
          </table:table-cell>
          <table:table-cell table:style-name="ce2" office:value-type="float" office:value="0.572">
            <text:p>0,572</text:p>
          </table:table-cell>
          <table:table-cell table:style-name="ce2" office:value-type="float" office:value="1.037">
            <text:p>1,037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31.89">
            <text:p>231,89</text:p>
          </table:table-cell>
          <table:table-cell office:value-type="float" office:value="1001.97">
            <text:p>1001,97</text:p>
          </table:table-cell>
          <table:table-cell table:formula="of:=[.D95]" office:value-type="float" office:value="228.39">
            <text:p>228,39</text:p>
          </table:table-cell>
          <table:table-cell table:number-columns-repeated="6"/>
          <table:table-cell office:value-type="float" office:value="1593">
            <text:p>1593</text:p>
          </table:table-cell>
          <table:table-cell table:style-name="ce2" office:value-type="float" office:value="0.588">
            <text:p>0,588</text:p>
          </table:table-cell>
          <table:table-cell table:style-name="ce2" office:value-type="float" office:value="0.742">
            <text:p>0,74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31.95">
            <text:p>231,95</text:p>
          </table:table-cell>
          <table:table-cell office:value-type="float" office:value="1001.97">
            <text:p>1001,97</text:p>
          </table:table-cell>
          <table:table-cell table:formula="of:=[.D96]" office:value-type="float" office:value="228.39">
            <text:p>228,39</text:p>
          </table:table-cell>
          <table:table-cell table:number-columns-repeated="6"/>
          <table:table-cell office:value-type="float" office:value="1594">
            <text:p>1594</text:p>
          </table:table-cell>
          <table:table-cell table:style-name="ce2" office:value-type="float" office:value="0.581">
            <text:p>0,581</text:p>
          </table:table-cell>
          <table:table-cell table:style-name="ce2" office:value-type="float" office:value="0.556">
            <text:p>0,55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30.34">
            <text:p>230,34</text:p>
          </table:table-cell>
          <table:table-cell office:value-type="float" office:value="1001.97">
            <text:p>1001,97</text:p>
          </table:table-cell>
          <table:table-cell table:formula="of:=[.D97]" office:value-type="float" office:value="228.39">
            <text:p>228,39</text:p>
          </table:table-cell>
          <table:table-cell table:number-columns-repeated="6"/>
          <table:table-cell office:value-type="float" office:value="1595">
            <text:p>1595</text:p>
          </table:table-cell>
          <table:table-cell table:style-name="ce2" office:value-type="float" office:value="0.582">
            <text:p>0,582</text:p>
          </table:table-cell>
          <table:table-cell table:style-name="ce2" office:value-type="float" office:value="0.565">
            <text:p>0,56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32.23">
            <text:p>232,23</text:p>
          </table:table-cell>
          <table:table-cell office:value-type="float" office:value="1001.97">
            <text:p>1001,97</text:p>
          </table:table-cell>
          <table:table-cell table:formula="of:=[.D98]" office:value-type="float" office:value="228.39">
            <text:p>228,39</text:p>
          </table:table-cell>
          <table:table-cell table:number-columns-repeated="6"/>
          <table:table-cell office:value-type="float" office:value="1596">
            <text:p>1596</text:p>
          </table:table-cell>
          <table:table-cell table:style-name="ce2" office:value-type="float" office:value="0.621">
            <text:p>0,621</text:p>
          </table:table-cell>
          <table:table-cell table:style-name="ce2" office:value-type="float" office:value="0.569">
            <text:p>0,5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31.81">
            <text:p>231,81</text:p>
          </table:table-cell>
          <table:table-cell office:value-type="float" office:value="1001.97">
            <text:p>1001,97</text:p>
          </table:table-cell>
          <table:table-cell table:formula="of:=[.D99]" office:value-type="float" office:value="228.39">
            <text:p>228,39</text:p>
          </table:table-cell>
          <table:table-cell table:number-columns-repeated="6"/>
          <table:table-cell office:value-type="float" office:value="1597">
            <text:p>1597</text:p>
          </table:table-cell>
          <table:table-cell table:style-name="ce2" office:value-type="float" office:value="0.577">
            <text:p>0,577</text:p>
          </table:table-cell>
          <table:table-cell table:style-name="ce2" office:value-type="float" office:value="0.687">
            <text:p>0,68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29.72">
            <text:p>229,72</text:p>
          </table:table-cell>
          <table:table-cell office:value-type="float" office:value="1001.97">
            <text:p>1001,97</text:p>
          </table:table-cell>
          <table:table-cell table:formula="of:=[.D100]" office:value-type="float" office:value="228.39">
            <text:p>228,39</text:p>
          </table:table-cell>
          <table:table-cell table:number-columns-repeated="6"/>
          <table:table-cell office:value-type="float" office:value="1598">
            <text:p>1598</text:p>
          </table:table-cell>
          <table:table-cell table:style-name="ce2" office:value-type="float" office:value="0.7">
            <text:p>0,700</text:p>
          </table:table-cell>
          <table:table-cell table:style-name="ce2" office:value-type="float" office:value="0.598">
            <text:p>0,59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30.13">
            <text:p>230,13</text:p>
          </table:table-cell>
          <table:table-cell office:value-type="float" office:value="1001.97">
            <text:p>1001,97</text:p>
          </table:table-cell>
          <table:table-cell table:formula="of:=[.D101]" office:value-type="float" office:value="228.39">
            <text:p>228,39</text:p>
          </table:table-cell>
          <table:table-cell table:number-columns-repeated="6"/>
          <table:table-cell office:value-type="float" office:value="1599">
            <text:p>1599</text:p>
          </table:table-cell>
          <table:table-cell table:style-name="ce2" office:value-type="float" office:value="0.655">
            <text:p>0,655</text:p>
          </table:table-cell>
          <table:table-cell table:style-name="ce2" office:value-type="float" office:value="0.559">
            <text:p>0,55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30.03">
            <text:p>230,03</text:p>
          </table:table-cell>
          <table:table-cell office:value-type="float" office:value="1001.97">
            <text:p>1001,97</text:p>
          </table:table-cell>
          <table:table-cell table:formula="of:=[.D102]" office:value-type="float" office:value="228.39">
            <text:p>228,39</text:p>
          </table:table-cell>
          <table:table-cell table:number-columns-repeated="6"/>
          <table:table-cell office:value-type="float" office:value="1600">
            <text:p>1600</text:p>
          </table:table-cell>
          <table:table-cell table:style-name="ce2" office:value-type="float" office:value="0.63">
            <text:p>0,630</text:p>
          </table:table-cell>
          <table:table-cell table:style-name="ce2" office:value-type="float" office:value="0.571">
            <text:p>0,57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31.07">
            <text:p>231,07</text:p>
          </table:table-cell>
          <table:table-cell office:value-type="float" office:value="1001.97">
            <text:p>1001,97</text:p>
          </table:table-cell>
          <table:table-cell table:formula="of:=[.D103]" office:value-type="float" office:value="228.39">
            <text:p>228,39</text:p>
          </table:table-cell>
          <table:table-cell table:number-columns-repeated="6"/>
          <table:table-cell office:value-type="float" office:value="1601">
            <text:p>1601</text:p>
          </table:table-cell>
          <table:table-cell table:style-name="ce2" office:value-type="float" office:value="0.594">
            <text:p>0,594</text:p>
          </table:table-cell>
          <table:table-cell table:style-name="ce2" office:value-type="float" office:value="0.571">
            <text:p>0,57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30.18">
            <text:p>230,18</text:p>
          </table:table-cell>
          <table:table-cell office:value-type="float" office:value="1001.97">
            <text:p>1001,97</text:p>
          </table:table-cell>
          <table:table-cell table:formula="of:=[.D104]" office:value-type="float" office:value="228.39">
            <text:p>228,39</text:p>
          </table:table-cell>
          <table:table-cell table:number-columns-repeated="6"/>
          <table:table-cell office:value-type="float" office:value="1602">
            <text:p>1602</text:p>
          </table:table-cell>
          <table:table-cell table:style-name="ce2" office:value-type="float" office:value="0.606">
            <text:p>0,606</text:p>
          </table:table-cell>
          <table:table-cell table:style-name="ce2" office:value-type="float" office:value="0.559">
            <text:p>0,55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34.68">
            <text:p>234,68</text:p>
          </table:table-cell>
          <table:table-cell office:value-type="float" office:value="1001.97">
            <text:p>1001,97</text:p>
          </table:table-cell>
          <table:table-cell table:formula="of:=[.D105]" office:value-type="float" office:value="228.39">
            <text:p>228,39</text:p>
          </table:table-cell>
          <table:table-cell table:number-columns-repeated="6"/>
          <table:table-cell office:value-type="float" office:value="1603">
            <text:p>1603</text:p>
          </table:table-cell>
          <table:table-cell table:style-name="ce2" office:value-type="float" office:value="0.587">
            <text:p>0,587</text:p>
          </table:table-cell>
          <table:table-cell table:style-name="ce2" office:value-type="float" office:value="0.56">
            <text:p>0,56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30.11">
            <text:p>230,11</text:p>
          </table:table-cell>
          <table:table-cell office:value-type="float" office:value="1001.97">
            <text:p>1001,97</text:p>
          </table:table-cell>
          <table:table-cell table:formula="of:=[.D106]" office:value-type="float" office:value="228.39">
            <text:p>228,39</text:p>
          </table:table-cell>
          <table:table-cell table:number-columns-repeated="6"/>
          <table:table-cell office:value-type="float" office:value="1604">
            <text:p>1604</text:p>
          </table:table-cell>
          <table:table-cell table:style-name="ce2" office:value-type="float" office:value="0.615">
            <text:p>0,615</text:p>
          </table:table-cell>
          <table:table-cell table:style-name="ce2" office:value-type="float" office:value="0.573">
            <text:p>0,573</text:p>
          </table:table-cell>
          <table:table-cell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4" office:value-type="float" office:value="228.39">
            <text:p>228,39</text:p>
          </table:table-cell>
          <table:table-cell table:style-name="ce4" office:value-type="float" office:value="1001.97">
            <text:p>1001,97</text:p>
          </table:table-cell>
          <table:table-cell table:style-name="ce1" table:formula="of:=[.D107]" office:value-type="float" office:value="228.39">
            <text:p>228,39</text:p>
          </table:table-cell>
          <table:table-cell office:value-type="string">
            <text:p>&lt;--MINIMO</text:p>
          </table:table-cell>
          <table:table-cell table:number-columns-repeated="5"/>
          <table:table-cell office:value-type="float" office:value="1605">
            <text:p>1605</text:p>
          </table:table-cell>
          <table:table-cell table:style-name="ce2" office:value-type="float" office:value="0.617">
            <text:p>0,617</text:p>
          </table:table-cell>
          <table:table-cell table:style-name="ce2" office:value-type="float" office:value="0.563">
            <text:p>0,56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30.08">
            <text:p>230,08</text:p>
          </table:table-cell>
          <table:table-cell office:value-type="float" office:value="1001.97">
            <text:p>1001,97</text:p>
          </table:table-cell>
          <table:table-cell table:formula="of:=[.D108]" office:value-type="float" office:value="228.39">
            <text:p>228,39</text:p>
          </table:table-cell>
          <table:table-cell table:number-columns-repeated="6"/>
          <table:table-cell office:value-type="float" office:value="1606">
            <text:p>1606</text:p>
          </table:table-cell>
          <table:table-cell table:style-name="ce2" office:value-type="float" office:value="0.585">
            <text:p>0,585</text:p>
          </table:table-cell>
          <table:table-cell table:style-name="ce2" office:value-type="float" office:value="0.556">
            <text:p>0,55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31.71">
            <text:p>231,71</text:p>
          </table:table-cell>
          <table:table-cell office:value-type="float" office:value="1001.97">
            <text:p>1001,97</text:p>
          </table:table-cell>
          <table:table-cell table:formula="of:=[.D109]" office:value-type="float" office:value="228.39">
            <text:p>228,39</text:p>
          </table:table-cell>
          <table:table-cell table:number-columns-repeated="6"/>
          <table:table-cell office:value-type="float" office:value="1607">
            <text:p>1607</text:p>
          </table:table-cell>
          <table:table-cell table:style-name="ce2" office:value-type="float" office:value="0.583">
            <text:p>0,583</text:p>
          </table:table-cell>
          <table:table-cell table:style-name="ce2" office:value-type="float" office:value="0.558">
            <text:p>0,55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30.54">
            <text:p>230,54</text:p>
          </table:table-cell>
          <table:table-cell office:value-type="float" office:value="1001.97">
            <text:p>1001,97</text:p>
          </table:table-cell>
          <table:table-cell table:formula="of:=[.D110]" office:value-type="float" office:value="228.39">
            <text:p>228,39</text:p>
          </table:table-cell>
          <table:table-cell table:number-columns-repeated="6"/>
          <table:table-cell office:value-type="float" office:value="1608">
            <text:p>1608</text:p>
          </table:table-cell>
          <table:table-cell table:style-name="ce2" office:value-type="float" office:value="0.586">
            <text:p>0,586</text:p>
          </table:table-cell>
          <table:table-cell table:style-name="ce2" office:value-type="float" office:value="0.567">
            <text:p>0,56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30.07">
            <text:p>230,07</text:p>
          </table:table-cell>
          <table:table-cell office:value-type="float" office:value="1001.97">
            <text:p>1001,97</text:p>
          </table:table-cell>
          <table:table-cell table:formula="of:=[.D111]" office:value-type="float" office:value="228.39">
            <text:p>228,39</text:p>
          </table:table-cell>
          <table:table-cell table:number-columns-repeated="6"/>
          <table:table-cell office:value-type="float" office:value="1609">
            <text:p>1609</text:p>
          </table:table-cell>
          <table:table-cell table:style-name="ce2" office:value-type="float" office:value="0.59">
            <text:p>0,590</text:p>
          </table:table-cell>
          <table:table-cell table:style-name="ce2" office:value-type="float" office:value="0.568">
            <text:p>0,56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30.39">
            <text:p>230,39</text:p>
          </table:table-cell>
          <table:table-cell office:value-type="float" office:value="1001.97">
            <text:p>1001,97</text:p>
          </table:table-cell>
          <table:table-cell table:formula="of:=[.D112]" office:value-type="float" office:value="228.39">
            <text:p>228,39</text:p>
          </table:table-cell>
          <table:table-cell table:number-columns-repeated="6"/>
          <table:table-cell office:value-type="float" office:value="1610">
            <text:p>1610</text:p>
          </table:table-cell>
          <table:table-cell table:style-name="ce2" office:value-type="float" office:value="0.584">
            <text:p>0,584</text:p>
          </table:table-cell>
          <table:table-cell table:style-name="ce2" office:value-type="float" office:value="0.576">
            <text:p>0,57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30.19">
            <text:p>230,19</text:p>
          </table:table-cell>
          <table:table-cell office:value-type="float" office:value="1001.97">
            <text:p>1001,97</text:p>
          </table:table-cell>
          <table:table-cell table:formula="of:=[.D113]" office:value-type="float" office:value="228.39">
            <text:p>228,39</text:p>
          </table:table-cell>
          <table:table-cell table:number-columns-repeated="6"/>
          <table:table-cell office:value-type="float" office:value="1611">
            <text:p>1611</text:p>
          </table:table-cell>
          <table:table-cell table:style-name="ce2" office:value-type="float" office:value="0.587">
            <text:p>0,587</text:p>
          </table:table-cell>
          <table:table-cell table:style-name="ce2" office:value-type="float" office:value="0.576">
            <text:p>0,57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30.68">
            <text:p>230,68</text:p>
          </table:table-cell>
          <table:table-cell office:value-type="float" office:value="1001.97">
            <text:p>1001,97</text:p>
          </table:table-cell>
          <table:table-cell table:formula="of:=[.D114]" office:value-type="float" office:value="228.39">
            <text:p>228,39</text:p>
          </table:table-cell>
          <table:table-cell table:number-columns-repeated="6"/>
          <table:table-cell office:value-type="float" office:value="1612">
            <text:p>1612</text:p>
          </table:table-cell>
          <table:table-cell table:style-name="ce2" office:value-type="float" office:value="0.678">
            <text:p>0,678</text:p>
          </table:table-cell>
          <table:table-cell table:style-name="ce2" office:value-type="float" office:value="0.575">
            <text:p>0,57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30.75">
            <text:p>230,75</text:p>
          </table:table-cell>
          <table:table-cell office:value-type="float" office:value="1001.97">
            <text:p>1001,97</text:p>
          </table:table-cell>
          <table:table-cell table:formula="of:=[.D115]" office:value-type="float" office:value="228.39">
            <text:p>228,39</text:p>
          </table:table-cell>
          <table:table-cell table:number-columns-repeated="6"/>
          <table:table-cell office:value-type="float" office:value="1613">
            <text:p>1613</text:p>
          </table:table-cell>
          <table:table-cell table:style-name="ce2" office:value-type="float" office:value="0.599">
            <text:p>0,599</text:p>
          </table:table-cell>
          <table:table-cell table:style-name="ce2" office:value-type="float" office:value="0.578">
            <text:p>0,57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30.04">
            <text:p>230,04</text:p>
          </table:table-cell>
          <table:table-cell office:value-type="float" office:value="1001.97">
            <text:p>1001,97</text:p>
          </table:table-cell>
          <table:table-cell table:formula="of:=[.D116]" office:value-type="float" office:value="228.39">
            <text:p>228,39</text:p>
          </table:table-cell>
          <table:table-cell table:number-columns-repeated="6"/>
          <table:table-cell office:value-type="float" office:value="1614">
            <text:p>1614</text:p>
          </table:table-cell>
          <table:table-cell table:style-name="ce2" office:value-type="float" office:value="0.603">
            <text:p>0,603</text:p>
          </table:table-cell>
          <table:table-cell table:style-name="ce2" office:value-type="float" office:value="0.56">
            <text:p>0,56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30.24">
            <text:p>230,24</text:p>
          </table:table-cell>
          <table:table-cell office:value-type="float" office:value="1001.97">
            <text:p>1001,97</text:p>
          </table:table-cell>
          <table:table-cell table:formula="of:=[.D117]" office:value-type="float" office:value="228.39">
            <text:p>228,39</text:p>
          </table:table-cell>
          <table:table-cell table:number-columns-repeated="6"/>
          <table:table-cell office:value-type="float" office:value="1615">
            <text:p>1615</text:p>
          </table:table-cell>
          <table:table-cell table:style-name="ce2" office:value-type="float" office:value="0.604">
            <text:p>0,604</text:p>
          </table:table-cell>
          <table:table-cell table:style-name="ce2" office:value-type="float" office:value="0.586">
            <text:p>0,58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30.14">
            <text:p>230,14</text:p>
          </table:table-cell>
          <table:table-cell office:value-type="float" office:value="1001.97">
            <text:p>1001,97</text:p>
          </table:table-cell>
          <table:table-cell table:formula="of:=[.D118]" office:value-type="float" office:value="228.39">
            <text:p>228,39</text:p>
          </table:table-cell>
          <table:table-cell table:number-columns-repeated="6"/>
          <table:table-cell office:value-type="float" office:value="1616">
            <text:p>1616</text:p>
          </table:table-cell>
          <table:table-cell table:style-name="ce2" office:value-type="float" office:value="0.604">
            <text:p>0,604</text:p>
          </table:table-cell>
          <table:table-cell table:style-name="ce2" office:value-type="float" office:value="0.565">
            <text:p>0,56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30.88">
            <text:p>230,88</text:p>
          </table:table-cell>
          <table:table-cell office:value-type="float" office:value="1001.97">
            <text:p>1001,97</text:p>
          </table:table-cell>
          <table:table-cell table:formula="of:=[.D119]" office:value-type="float" office:value="228.39">
            <text:p>228,39</text:p>
          </table:table-cell>
          <table:table-cell table:number-columns-repeated="6"/>
          <table:table-cell office:value-type="float" office:value="1617">
            <text:p>1617</text:p>
          </table:table-cell>
          <table:table-cell table:style-name="ce2" office:value-type="float" office:value="0.598">
            <text:p>0,598</text:p>
          </table:table-cell>
          <table:table-cell table:style-name="ce2" office:value-type="float" office:value="0.593">
            <text:p>0,59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51.83">
            <text:p>251,83</text:p>
          </table:table-cell>
          <table:table-cell office:value-type="float" office:value="1001.97">
            <text:p>1001,97</text:p>
          </table:table-cell>
          <table:table-cell table:formula="of:=[.D120]" office:value-type="float" office:value="228.39">
            <text:p>228,39</text:p>
          </table:table-cell>
          <table:table-cell table:number-columns-repeated="6"/>
          <table:table-cell office:value-type="float" office:value="1618">
            <text:p>1618</text:p>
          </table:table-cell>
          <table:table-cell table:style-name="ce2" office:value-type="float" office:value="0.607">
            <text:p>0,607</text:p>
          </table:table-cell>
          <table:table-cell table:style-name="ce2" office:value-type="float" office:value="0.587">
            <text:p>0,587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32.34">
            <text:p>232,34</text:p>
          </table:table-cell>
          <table:table-cell office:value-type="float" office:value="1001.97">
            <text:p>1001,97</text:p>
          </table:table-cell>
          <table:table-cell table:formula="of:=[.D121]" office:value-type="float" office:value="228.39">
            <text:p>228,39</text:p>
          </table:table-cell>
          <table:table-cell table:number-columns-repeated="6"/>
          <table:table-cell office:value-type="float" office:value="1619">
            <text:p>1619</text:p>
          </table:table-cell>
          <table:table-cell table:style-name="ce2" office:value-type="float" office:value="0.603">
            <text:p>0,603</text:p>
          </table:table-cell>
          <table:table-cell table:style-name="ce2" office:value-type="float" office:value="0.652">
            <text:p>0,65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32.23">
            <text:p>232,23</text:p>
          </table:table-cell>
          <table:table-cell office:value-type="float" office:value="1001.97">
            <text:p>1001,97</text:p>
          </table:table-cell>
          <table:table-cell table:formula="of:=[.D122]" office:value-type="float" office:value="228.39">
            <text:p>228,39</text:p>
          </table:table-cell>
          <table:table-cell table:number-columns-repeated="6"/>
          <table:table-cell office:value-type="float" office:value="1620">
            <text:p>1620</text:p>
          </table:table-cell>
          <table:table-cell table:style-name="ce2" office:value-type="float" office:value="0.604">
            <text:p>0,604</text:p>
          </table:table-cell>
          <table:table-cell table:style-name="ce2" office:value-type="float" office:value="0.598">
            <text:p>0,598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30.11">
            <text:p>230,11</text:p>
          </table:table-cell>
          <table:table-cell office:value-type="float" office:value="1001.97">
            <text:p>1001,97</text:p>
          </table:table-cell>
          <table:table-cell table:formula="of:=[.D123]" office:value-type="float" office:value="228.39">
            <text:p>228,39</text:p>
          </table:table-cell>
          <table:table-cell table:number-columns-repeated="6"/>
          <table:table-cell office:value-type="float" office:value="1621">
            <text:p>1621</text:p>
          </table:table-cell>
          <table:table-cell table:style-name="ce2" office:value-type="float" office:value="0.606">
            <text:p>0,606</text:p>
          </table:table-cell>
          <table:table-cell table:style-name="ce2" office:value-type="float" office:value="0.599">
            <text:p>0,599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29">
            <text:p>229,00</text:p>
          </table:table-cell>
          <table:table-cell office:value-type="float" office:value="1001.97">
            <text:p>1001,97</text:p>
          </table:table-cell>
          <table:table-cell table:formula="of:=[.D124]" office:value-type="float" office:value="228.39">
            <text:p>228,39</text:p>
          </table:table-cell>
          <table:table-cell table:number-columns-repeated="6"/>
          <table:table-cell office:value-type="float" office:value="1622">
            <text:p>1622</text:p>
          </table:table-cell>
          <table:table-cell table:style-name="ce2" office:value-type="float" office:value="0.599">
            <text:p>0,599</text:p>
          </table:table-cell>
          <table:table-cell table:style-name="ce2" office:value-type="float" office:value="0.572">
            <text:p>0,57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29.21">
            <text:p>229,21</text:p>
          </table:table-cell>
          <table:table-cell office:value-type="float" office:value="1001.97">
            <text:p>1001,97</text:p>
          </table:table-cell>
          <table:table-cell table:formula="of:=[.D125]" office:value-type="float" office:value="228.39">
            <text:p>228,39</text:p>
          </table:table-cell>
          <table:table-cell table:number-columns-repeated="6"/>
          <table:table-cell office:value-type="float" office:value="1623">
            <text:p>1623</text:p>
          </table:table-cell>
          <table:table-cell table:style-name="ce2" office:value-type="float" office:value="3.305">
            <text:p>3,305</text:p>
          </table:table-cell>
          <table:table-cell table:style-name="ce2" office:value-type="float" office:value="0.59">
            <text:p>0,59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29.41">
            <text:p>229,41</text:p>
          </table:table-cell>
          <table:table-cell office:value-type="float" office:value="1001.97">
            <text:p>1001,97</text:p>
          </table:table-cell>
          <table:table-cell table:formula="of:=[.D126]" office:value-type="float" office:value="228.39">
            <text:p>228,39</text:p>
          </table:table-cell>
          <table:table-cell table:number-columns-repeated="6"/>
          <table:table-cell office:value-type="float" office:value="1624">
            <text:p>1624</text:p>
          </table:table-cell>
          <table:table-cell table:style-name="ce2" office:value-type="float" office:value="0.598">
            <text:p>0,598</text:p>
          </table:table-cell>
          <table:table-cell table:style-name="ce2" office:value-type="float" office:value="0.594">
            <text:p>0,59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32.73">
            <text:p>232,73</text:p>
          </table:table-cell>
          <table:table-cell office:value-type="float" office:value="1001.97">
            <text:p>1001,97</text:p>
          </table:table-cell>
          <table:table-cell table:formula="of:=[.D127]" office:value-type="float" office:value="228.39">
            <text:p>228,39</text:p>
          </table:table-cell>
          <table:table-cell table:number-columns-repeated="6"/>
          <table:table-cell office:value-type="float" office:value="1625">
            <text:p>1625</text:p>
          </table:table-cell>
          <table:table-cell table:style-name="ce2" office:value-type="float" office:value="0.61">
            <text:p>0,610</text:p>
          </table:table-cell>
          <table:table-cell table:style-name="ce2" office:value-type="float" office:value="0.564">
            <text:p>0,56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31.17">
            <text:p>231,17</text:p>
          </table:table-cell>
          <table:table-cell office:value-type="float" office:value="1001.97">
            <text:p>1001,97</text:p>
          </table:table-cell>
          <table:table-cell table:formula="of:=[.D128]" office:value-type="float" office:value="228.39">
            <text:p>228,39</text:p>
          </table:table-cell>
          <table:table-cell table:number-columns-repeated="6"/>
          <table:table-cell office:value-type="float" office:value="1626">
            <text:p>1626</text:p>
          </table:table-cell>
          <table:table-cell table:style-name="ce2" office:value-type="float" office:value="1.124">
            <text:p>1,124</text:p>
          </table:table-cell>
          <table:table-cell table:style-name="ce2" office:value-type="float" office:value="0.586">
            <text:p>0,58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30.42">
            <text:p>230,42</text:p>
          </table:table-cell>
          <table:table-cell office:value-type="float" office:value="1001.97">
            <text:p>1001,97</text:p>
          </table:table-cell>
          <table:table-cell table:formula="of:=[.D129]" office:value-type="float" office:value="228.39">
            <text:p>228,39</text:p>
          </table:table-cell>
          <table:table-cell table:number-columns-repeated="6"/>
          <table:table-cell office:value-type="float" office:value="1627">
            <text:p>1627</text:p>
          </table:table-cell>
          <table:table-cell table:style-name="ce2" office:value-type="float" office:value="0.636">
            <text:p>0,636</text:p>
          </table:table-cell>
          <table:table-cell table:style-name="ce2" office:value-type="float" office:value="0.589">
            <text:p>0,58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2.18">
            <text:p>232,18</text:p>
          </table:table-cell>
          <table:table-cell office:value-type="float" office:value="1001.97">
            <text:p>1001,97</text:p>
          </table:table-cell>
          <table:table-cell table:formula="of:=[.D130]" office:value-type="float" office:value="228.39">
            <text:p>228,39</text:p>
          </table:table-cell>
          <table:table-cell table:number-columns-repeated="6"/>
          <table:table-cell office:value-type="float" office:value="1628">
            <text:p>1628</text:p>
          </table:table-cell>
          <table:table-cell table:style-name="ce2" office:value-type="float" office:value="0.636">
            <text:p>0,636</text:p>
          </table:table-cell>
          <table:table-cell table:style-name="ce2" office:value-type="float" office:value="0.585">
            <text:p>0,585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32.66">
            <text:p>232,66</text:p>
          </table:table-cell>
          <table:table-cell office:value-type="float" office:value="1001.97">
            <text:p>1001,97</text:p>
          </table:table-cell>
          <table:table-cell table:formula="of:=[.D131]" office:value-type="float" office:value="228.39">
            <text:p>228,39</text:p>
          </table:table-cell>
          <table:table-cell table:number-columns-repeated="6"/>
          <table:table-cell office:value-type="float" office:value="1629">
            <text:p>1629</text:p>
          </table:table-cell>
          <table:table-cell table:style-name="ce2" office:value-type="float" office:value="0.598">
            <text:p>0,598</text:p>
          </table:table-cell>
          <table:table-cell table:style-name="ce2" office:value-type="float" office:value="0.577">
            <text:p>0,577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32.99">
            <text:p>232,99</text:p>
          </table:table-cell>
          <table:table-cell office:value-type="float" office:value="1001.97">
            <text:p>1001,97</text:p>
          </table:table-cell>
          <table:table-cell table:formula="of:=[.D132]" office:value-type="float" office:value="228.39">
            <text:p>228,39</text:p>
          </table:table-cell>
          <table:table-cell table:number-columns-repeated="6"/>
          <table:table-cell office:value-type="float" office:value="1630">
            <text:p>1630</text:p>
          </table:table-cell>
          <table:table-cell table:style-name="ce2" office:value-type="float" office:value="0.601">
            <text:p>0,601</text:p>
          </table:table-cell>
          <table:table-cell table:style-name="ce2" office:value-type="float" office:value="0.58">
            <text:p>0,580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2.33">
            <text:p>232,33</text:p>
          </table:table-cell>
          <table:table-cell office:value-type="float" office:value="1001.97">
            <text:p>1001,97</text:p>
          </table:table-cell>
          <table:table-cell table:formula="of:=[.D133]" office:value-type="float" office:value="228.39">
            <text:p>228,39</text:p>
          </table:table-cell>
          <table:table-cell table:number-columns-repeated="6"/>
          <table:table-cell office:value-type="float" office:value="1631">
            <text:p>1631</text:p>
          </table:table-cell>
          <table:table-cell table:style-name="ce2" office:value-type="float" office:value="0.617">
            <text:p>0,617</text:p>
          </table:table-cell>
          <table:table-cell table:style-name="ce2" office:value-type="float" office:value="0.581">
            <text:p>0,581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31.98">
            <text:p>231,98</text:p>
          </table:table-cell>
          <table:table-cell office:value-type="float" office:value="1001.97">
            <text:p>1001,97</text:p>
          </table:table-cell>
          <table:table-cell table:formula="of:=[.D134]" office:value-type="float" office:value="228.39">
            <text:p>228,39</text:p>
          </table:table-cell>
          <table:table-cell table:number-columns-repeated="6"/>
          <table:table-cell office:value-type="float" office:value="1632">
            <text:p>1632</text:p>
          </table:table-cell>
          <table:table-cell table:style-name="ce2" office:value-type="float" office:value="0.808">
            <text:p>0,808</text:p>
          </table:table-cell>
          <table:table-cell table:style-name="ce2" office:value-type="float" office:value="0.595">
            <text:p>0,595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33.14">
            <text:p>233,14</text:p>
          </table:table-cell>
          <table:table-cell office:value-type="float" office:value="1001.97">
            <text:p>1001,97</text:p>
          </table:table-cell>
          <table:table-cell table:formula="of:=[.D135]" office:value-type="float" office:value="228.39">
            <text:p>228,39</text:p>
          </table:table-cell>
          <table:table-cell table:number-columns-repeated="6"/>
          <table:table-cell office:value-type="float" office:value="1633">
            <text:p>1633</text:p>
          </table:table-cell>
          <table:table-cell table:style-name="ce2" office:value-type="float" office:value="0.687">
            <text:p>0,687</text:p>
          </table:table-cell>
          <table:table-cell table:style-name="ce2" office:value-type="float" office:value="0.586">
            <text:p>0,586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31.43">
            <text:p>231,43</text:p>
          </table:table-cell>
          <table:table-cell office:value-type="float" office:value="1001.97">
            <text:p>1001,97</text:p>
          </table:table-cell>
          <table:table-cell table:formula="of:=[.D136]" office:value-type="float" office:value="228.39">
            <text:p>228,39</text:p>
          </table:table-cell>
          <table:table-cell table:number-columns-repeated="6"/>
          <table:table-cell office:value-type="float" office:value="1634">
            <text:p>1634</text:p>
          </table:table-cell>
          <table:table-cell table:style-name="ce2" office:value-type="float" office:value="0.673">
            <text:p>0,673</text:p>
          </table:table-cell>
          <table:table-cell table:style-name="ce2" office:value-type="float" office:value="0.575">
            <text:p>0,57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37.88">
            <text:p>237,88</text:p>
          </table:table-cell>
          <table:table-cell office:value-type="float" office:value="1001.97">
            <text:p>1001,97</text:p>
          </table:table-cell>
          <table:table-cell table:formula="of:=[.D137]" office:value-type="float" office:value="228.39">
            <text:p>228,39</text:p>
          </table:table-cell>
          <table:table-cell table:number-columns-repeated="6"/>
          <table:table-cell office:value-type="float" office:value="1635">
            <text:p>1635</text:p>
          </table:table-cell>
          <table:table-cell table:style-name="ce2" office:value-type="float" office:value="0.609">
            <text:p>0,609</text:p>
          </table:table-cell>
          <table:table-cell table:style-name="ce2" office:value-type="float" office:value="0.604">
            <text:p>0,60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31.48">
            <text:p>231,48</text:p>
          </table:table-cell>
          <table:table-cell office:value-type="float" office:value="1001.97">
            <text:p>1001,97</text:p>
          </table:table-cell>
          <table:table-cell table:formula="of:=[.D138]" office:value-type="float" office:value="228.39">
            <text:p>228,39</text:p>
          </table:table-cell>
          <table:table-cell table:number-columns-repeated="6"/>
          <table:table-cell office:value-type="float" office:value="1636">
            <text:p>1636</text:p>
          </table:table-cell>
          <table:table-cell table:style-name="ce2" office:value-type="float" office:value="0.62">
            <text:p>0,620</text:p>
          </table:table-cell>
          <table:table-cell table:style-name="ce2" office:value-type="float" office:value="0.693">
            <text:p>0,693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32.06">
            <text:p>232,06</text:p>
          </table:table-cell>
          <table:table-cell office:value-type="float" office:value="1001.97">
            <text:p>1001,97</text:p>
          </table:table-cell>
          <table:table-cell table:formula="of:=[.D139]" office:value-type="float" office:value="228.39">
            <text:p>228,39</text:p>
          </table:table-cell>
          <table:table-cell table:number-columns-repeated="6"/>
          <table:table-cell office:value-type="float" office:value="1637">
            <text:p>1637</text:p>
          </table:table-cell>
          <table:table-cell table:style-name="ce2" office:value-type="float" office:value="0.619">
            <text:p>0,619</text:p>
          </table:table-cell>
          <table:table-cell table:style-name="ce2" office:value-type="float" office:value="1.375">
            <text:p>1,37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31.62">
            <text:p>231,62</text:p>
          </table:table-cell>
          <table:table-cell office:value-type="float" office:value="1001.97">
            <text:p>1001,97</text:p>
          </table:table-cell>
          <table:table-cell table:formula="of:=[.D140]" office:value-type="float" office:value="228.39">
            <text:p>228,39</text:p>
          </table:table-cell>
          <table:table-cell table:number-columns-repeated="6"/>
          <table:table-cell office:value-type="float" office:value="1638">
            <text:p>1638</text:p>
          </table:table-cell>
          <table:table-cell table:style-name="ce2" office:value-type="float" office:value="0.599">
            <text:p>0,599</text:p>
          </table:table-cell>
          <table:table-cell table:style-name="ce2" office:value-type="float" office:value="0.588">
            <text:p>0,58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31.8">
            <text:p>231,80</text:p>
          </table:table-cell>
          <table:table-cell office:value-type="float" office:value="1001.97">
            <text:p>1001,97</text:p>
          </table:table-cell>
          <table:table-cell table:formula="of:=[.D141]" office:value-type="float" office:value="228.39">
            <text:p>228,39</text:p>
          </table:table-cell>
          <table:table-cell table:number-columns-repeated="6"/>
          <table:table-cell office:value-type="float" office:value="1639">
            <text:p>1639</text:p>
          </table:table-cell>
          <table:table-cell table:style-name="ce2" office:value-type="float" office:value="0.615">
            <text:p>0,615</text:p>
          </table:table-cell>
          <table:table-cell table:style-name="ce2" office:value-type="float" office:value="0.59">
            <text:p>0,59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32.89">
            <text:p>232,89</text:p>
          </table:table-cell>
          <table:table-cell office:value-type="float" office:value="1001.97">
            <text:p>1001,97</text:p>
          </table:table-cell>
          <table:table-cell table:formula="of:=[.D142]" office:value-type="float" office:value="228.39">
            <text:p>228,39</text:p>
          </table:table-cell>
          <table:table-cell table:number-columns-repeated="6"/>
          <table:table-cell office:value-type="float" office:value="1640">
            <text:p>1640</text:p>
          </table:table-cell>
          <table:table-cell table:style-name="ce2" office:value-type="float" office:value="0.607">
            <text:p>0,607</text:p>
          </table:table-cell>
          <table:table-cell table:style-name="ce2" office:value-type="float" office:value="0.562">
            <text:p>0,56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3.09">
            <text:p>233,09</text:p>
          </table:table-cell>
          <table:table-cell office:value-type="float" office:value="1001.97">
            <text:p>1001,97</text:p>
          </table:table-cell>
          <table:table-cell table:formula="of:=[.D143]" office:value-type="float" office:value="228.39">
            <text:p>228,39</text:p>
          </table:table-cell>
          <table:table-cell table:number-columns-repeated="6"/>
          <table:table-cell office:value-type="float" office:value="1641">
            <text:p>1641</text:p>
          </table:table-cell>
          <table:table-cell table:style-name="ce2" office:value-type="float" office:value="0.614">
            <text:p>0,614</text:p>
          </table:table-cell>
          <table:table-cell table:style-name="ce2" office:value-type="float" office:value="0.562">
            <text:p>0,56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34.36">
            <text:p>234,36</text:p>
          </table:table-cell>
          <table:table-cell office:value-type="float" office:value="1001.97">
            <text:p>1001,97</text:p>
          </table:table-cell>
          <table:table-cell table:formula="of:=[.D144]" office:value-type="float" office:value="228.39">
            <text:p>228,39</text:p>
          </table:table-cell>
          <table:table-cell table:number-columns-repeated="6"/>
          <table:table-cell office:value-type="float" office:value="1642">
            <text:p>1642</text:p>
          </table:table-cell>
          <table:table-cell table:style-name="ce2" office:value-type="float" office:value="0.609">
            <text:p>0,609</text:p>
          </table:table-cell>
          <table:table-cell table:style-name="ce2" office:value-type="float" office:value="0.594">
            <text:p>0,59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34.8">
            <text:p>234,80</text:p>
          </table:table-cell>
          <table:table-cell office:value-type="float" office:value="1001.97">
            <text:p>1001,97</text:p>
          </table:table-cell>
          <table:table-cell table:formula="of:=[.D145]" office:value-type="float" office:value="228.39">
            <text:p>228,39</text:p>
          </table:table-cell>
          <table:table-cell table:number-columns-repeated="6"/>
          <table:table-cell office:value-type="float" office:value="1643">
            <text:p>1643</text:p>
          </table:table-cell>
          <table:table-cell table:style-name="ce2" office:value-type="float" office:value="0.608">
            <text:p>0,608</text:p>
          </table:table-cell>
          <table:table-cell table:style-name="ce2" office:value-type="float" office:value="0.589">
            <text:p>0,589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36.49">
            <text:p>236,49</text:p>
          </table:table-cell>
          <table:table-cell office:value-type="float" office:value="1001.97">
            <text:p>1001,97</text:p>
          </table:table-cell>
          <table:table-cell table:formula="of:=[.D146]" office:value-type="float" office:value="228.39">
            <text:p>228,39</text:p>
          </table:table-cell>
          <table:table-cell table:number-columns-repeated="6"/>
          <table:table-cell office:value-type="float" office:value="1644">
            <text:p>1644</text:p>
          </table:table-cell>
          <table:table-cell table:style-name="ce2" office:value-type="float" office:value="0.623">
            <text:p>0,623</text:p>
          </table:table-cell>
          <table:table-cell table:style-name="ce2" office:value-type="float" office:value="0.603">
            <text:p>0,603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6.75">
            <text:p>236,75</text:p>
          </table:table-cell>
          <table:table-cell office:value-type="float" office:value="1001.97">
            <text:p>1001,97</text:p>
          </table:table-cell>
          <table:table-cell table:formula="of:=[.D147]" office:value-type="float" office:value="228.39">
            <text:p>228,39</text:p>
          </table:table-cell>
          <table:table-cell table:number-columns-repeated="6"/>
          <table:table-cell office:value-type="float" office:value="1645">
            <text:p>1645</text:p>
          </table:table-cell>
          <table:table-cell table:style-name="ce2" office:value-type="float" office:value="0.609">
            <text:p>0,609</text:p>
          </table:table-cell>
          <table:table-cell table:style-name="ce2" office:value-type="float" office:value="0.595">
            <text:p>0,595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34.56">
            <text:p>234,56</text:p>
          </table:table-cell>
          <table:table-cell office:value-type="float" office:value="1001.97">
            <text:p>1001,97</text:p>
          </table:table-cell>
          <table:table-cell table:formula="of:=[.D148]" office:value-type="float" office:value="228.39">
            <text:p>228,39</text:p>
          </table:table-cell>
          <table:table-cell table:number-columns-repeated="6"/>
          <table:table-cell office:value-type="float" office:value="1646">
            <text:p>1646</text:p>
          </table:table-cell>
          <table:table-cell table:style-name="ce2" office:value-type="float" office:value="1.053">
            <text:p>1,053</text:p>
          </table:table-cell>
          <table:table-cell table:style-name="ce2" office:value-type="float" office:value="0.579">
            <text:p>0,579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4.5">
            <text:p>234,50</text:p>
          </table:table-cell>
          <table:table-cell office:value-type="float" office:value="1001.97">
            <text:p>1001,97</text:p>
          </table:table-cell>
          <table:table-cell table:formula="of:=[.D149]" office:value-type="float" office:value="228.39">
            <text:p>228,39</text:p>
          </table:table-cell>
          <table:table-cell table:number-columns-repeated="6"/>
          <table:table-cell office:value-type="float" office:value="1647">
            <text:p>1647</text:p>
          </table:table-cell>
          <table:table-cell table:style-name="ce2" office:value-type="float" office:value="0.602">
            <text:p>0,602</text:p>
          </table:table-cell>
          <table:table-cell table:style-name="ce2" office:value-type="float" office:value="0.606">
            <text:p>0,60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36.3">
            <text:p>236,30</text:p>
          </table:table-cell>
          <table:table-cell office:value-type="float" office:value="1001.97">
            <text:p>1001,97</text:p>
          </table:table-cell>
          <table:table-cell table:formula="of:=[.D150]" office:value-type="float" office:value="228.39">
            <text:p>228,39</text:p>
          </table:table-cell>
          <table:table-cell table:number-columns-repeated="6"/>
          <table:table-cell office:value-type="float" office:value="1648">
            <text:p>1648</text:p>
          </table:table-cell>
          <table:table-cell table:style-name="ce2" office:value-type="float" office:value="0.606">
            <text:p>0,606</text:p>
          </table:table-cell>
          <table:table-cell table:style-name="ce2" office:value-type="float" office:value="0.577">
            <text:p>0,57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34.06">
            <text:p>234,06</text:p>
          </table:table-cell>
          <table:table-cell office:value-type="float" office:value="1001.97">
            <text:p>1001,97</text:p>
          </table:table-cell>
          <table:table-cell table:formula="of:=[.D151]" office:value-type="float" office:value="228.39">
            <text:p>228,39</text:p>
          </table:table-cell>
          <table:table-cell table:number-columns-repeated="6"/>
          <table:table-cell office:value-type="float" office:value="1649">
            <text:p>1649</text:p>
          </table:table-cell>
          <table:table-cell table:style-name="ce2" office:value-type="float" office:value="0.6">
            <text:p>0,600</text:p>
          </table:table-cell>
          <table:table-cell table:style-name="ce2" office:value-type="float" office:value="0.591">
            <text:p>0,59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6.43">
            <text:p>236,43</text:p>
          </table:table-cell>
          <table:table-cell office:value-type="float" office:value="1001.97">
            <text:p>1001,97</text:p>
          </table:table-cell>
          <table:table-cell table:formula="of:=[.D152]" office:value-type="float" office:value="228.39">
            <text:p>228,39</text:p>
          </table:table-cell>
          <table:table-cell table:number-columns-repeated="6"/>
          <table:table-cell office:value-type="float" office:value="1650">
            <text:p>1650</text:p>
          </table:table-cell>
          <table:table-cell table:style-name="ce2" office:value-type="float" office:value="0.598">
            <text:p>0,598</text:p>
          </table:table-cell>
          <table:table-cell table:style-name="ce2" office:value-type="float" office:value="0.607">
            <text:p>0,607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36.91">
            <text:p>236,91</text:p>
          </table:table-cell>
          <table:table-cell office:value-type="float" office:value="1001.97">
            <text:p>1001,97</text:p>
          </table:table-cell>
          <table:table-cell table:formula="of:=[.D153]" office:value-type="float" office:value="228.39">
            <text:p>228,39</text:p>
          </table:table-cell>
          <table:table-cell table:number-columns-repeated="6"/>
          <table:table-cell office:value-type="float" office:value="1651">
            <text:p>1651</text:p>
          </table:table-cell>
          <table:table-cell table:style-name="ce2" office:value-type="float" office:value="6.919">
            <text:p>6,919</text:p>
          </table:table-cell>
          <table:table-cell table:style-name="ce2" office:value-type="float" office:value="0.611">
            <text:p>0,611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36.55">
            <text:p>236,55</text:p>
          </table:table-cell>
          <table:table-cell office:value-type="float" office:value="1001.97">
            <text:p>1001,97</text:p>
          </table:table-cell>
          <table:table-cell table:formula="of:=[.D154]" office:value-type="float" office:value="228.39">
            <text:p>228,39</text:p>
          </table:table-cell>
          <table:table-cell table:number-columns-repeated="6"/>
          <table:table-cell office:value-type="float" office:value="1652">
            <text:p>1652</text:p>
          </table:table-cell>
          <table:table-cell table:style-name="ce2" office:value-type="float" office:value="0.606">
            <text:p>0,606</text:p>
          </table:table-cell>
          <table:table-cell table:style-name="ce2" office:value-type="float" office:value="0.612">
            <text:p>0,61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37.07">
            <text:p>237,07</text:p>
          </table:table-cell>
          <table:table-cell office:value-type="float" office:value="1001.97">
            <text:p>1001,97</text:p>
          </table:table-cell>
          <table:table-cell table:formula="of:=[.D155]" office:value-type="float" office:value="228.39">
            <text:p>228,39</text:p>
          </table:table-cell>
          <table:table-cell table:number-columns-repeated="6"/>
          <table:table-cell office:value-type="float" office:value="1653">
            <text:p>1653</text:p>
          </table:table-cell>
          <table:table-cell table:style-name="ce2" office:value-type="float" office:value="5.58">
            <text:p>5,580</text:p>
          </table:table-cell>
          <table:table-cell table:style-name="ce2" office:value-type="float" office:value="0.599">
            <text:p>0,59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37.48">
            <text:p>237,48</text:p>
          </table:table-cell>
          <table:table-cell office:value-type="float" office:value="1001.97">
            <text:p>1001,97</text:p>
          </table:table-cell>
          <table:table-cell table:formula="of:=[.D156]" office:value-type="float" office:value="228.39">
            <text:p>228,39</text:p>
          </table:table-cell>
          <table:table-cell table:number-columns-repeated="6"/>
          <table:table-cell office:value-type="float" office:value="1654">
            <text:p>1654</text:p>
          </table:table-cell>
          <table:table-cell table:style-name="ce2" office:value-type="float" office:value="0.727">
            <text:p>0,727</text:p>
          </table:table-cell>
          <table:table-cell table:style-name="ce2" office:value-type="float" office:value="0.597">
            <text:p>0,59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36.72">
            <text:p>236,72</text:p>
          </table:table-cell>
          <table:table-cell office:value-type="float" office:value="1001.97">
            <text:p>1001,97</text:p>
          </table:table-cell>
          <table:table-cell table:formula="of:=[.D157]" office:value-type="float" office:value="228.39">
            <text:p>228,39</text:p>
          </table:table-cell>
          <table:table-cell table:number-columns-repeated="6"/>
          <table:table-cell office:value-type="float" office:value="1655">
            <text:p>1655</text:p>
          </table:table-cell>
          <table:table-cell table:style-name="ce2" office:value-type="float" office:value="0.656">
            <text:p>0,656</text:p>
          </table:table-cell>
          <table:table-cell table:style-name="ce2" office:value-type="float" office:value="0.608">
            <text:p>0,608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37.56">
            <text:p>237,56</text:p>
          </table:table-cell>
          <table:table-cell office:value-type="float" office:value="1001.97">
            <text:p>1001,97</text:p>
          </table:table-cell>
          <table:table-cell table:formula="of:=[.D158]" office:value-type="float" office:value="228.39">
            <text:p>228,39</text:p>
          </table:table-cell>
          <table:table-cell table:number-columns-repeated="6"/>
          <table:table-cell office:value-type="float" office:value="1656">
            <text:p>1656</text:p>
          </table:table-cell>
          <table:table-cell table:style-name="ce2" office:value-type="float" office:value="0.61">
            <text:p>0,610</text:p>
          </table:table-cell>
          <table:table-cell table:style-name="ce2" office:value-type="float" office:value="0.586">
            <text:p>0,58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37.26">
            <text:p>237,26</text:p>
          </table:table-cell>
          <table:table-cell office:value-type="float" office:value="1001.97">
            <text:p>1001,97</text:p>
          </table:table-cell>
          <table:table-cell table:formula="of:=[.D159]" office:value-type="float" office:value="228.39">
            <text:p>228,39</text:p>
          </table:table-cell>
          <table:table-cell table:number-columns-repeated="6"/>
          <table:table-cell office:value-type="float" office:value="1657">
            <text:p>1657</text:p>
          </table:table-cell>
          <table:table-cell table:style-name="ce2" office:value-type="float" office:value="0.637">
            <text:p>0,637</text:p>
          </table:table-cell>
          <table:table-cell table:style-name="ce2" office:value-type="float" office:value="0.614">
            <text:p>0,61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38.06">
            <text:p>238,06</text:p>
          </table:table-cell>
          <table:table-cell office:value-type="float" office:value="1001.97">
            <text:p>1001,97</text:p>
          </table:table-cell>
          <table:table-cell table:formula="of:=[.D160]" office:value-type="float" office:value="228.39">
            <text:p>228,39</text:p>
          </table:table-cell>
          <table:table-cell table:number-columns-repeated="6"/>
          <table:table-cell office:value-type="float" office:value="1658">
            <text:p>1658</text:p>
          </table:table-cell>
          <table:table-cell table:style-name="ce2" office:value-type="float" office:value="0.629">
            <text:p>0,629</text:p>
          </table:table-cell>
          <table:table-cell table:style-name="ce2" office:value-type="float" office:value="0.613">
            <text:p>0,613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44.85">
            <text:p>244,85</text:p>
          </table:table-cell>
          <table:table-cell office:value-type="float" office:value="1001.97">
            <text:p>1001,97</text:p>
          </table:table-cell>
          <table:table-cell table:formula="of:=[.D161]" office:value-type="float" office:value="228.39">
            <text:p>228,39</text:p>
          </table:table-cell>
          <table:table-cell table:number-columns-repeated="6"/>
          <table:table-cell office:value-type="float" office:value="1659">
            <text:p>1659</text:p>
          </table:table-cell>
          <table:table-cell table:style-name="ce2" office:value-type="float" office:value="0.64">
            <text:p>0,640</text:p>
          </table:table-cell>
          <table:table-cell table:style-name="ce2" office:value-type="float" office:value="0.607">
            <text:p>0,607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36.35">
            <text:p>236,35</text:p>
          </table:table-cell>
          <table:table-cell office:value-type="float" office:value="1001.97">
            <text:p>1001,97</text:p>
          </table:table-cell>
          <table:table-cell table:formula="of:=[.D162]" office:value-type="float" office:value="228.39">
            <text:p>228,39</text:p>
          </table:table-cell>
          <table:table-cell table:number-columns-repeated="6"/>
          <table:table-cell office:value-type="float" office:value="1660">
            <text:p>1660</text:p>
          </table:table-cell>
          <table:table-cell table:style-name="ce2" office:value-type="float" office:value="0.628">
            <text:p>0,628</text:p>
          </table:table-cell>
          <table:table-cell table:style-name="ce2" office:value-type="float" office:value="0.61">
            <text:p>0,61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37.01">
            <text:p>237,01</text:p>
          </table:table-cell>
          <table:table-cell office:value-type="float" office:value="1001.97">
            <text:p>1001,97</text:p>
          </table:table-cell>
          <table:table-cell table:formula="of:=[.D163]" office:value-type="float" office:value="228.39">
            <text:p>228,39</text:p>
          </table:table-cell>
          <table:table-cell table:number-columns-repeated="6"/>
          <table:table-cell office:value-type="float" office:value="1661">
            <text:p>1661</text:p>
          </table:table-cell>
          <table:table-cell table:style-name="ce2" office:value-type="float" office:value="0.622">
            <text:p>0,622</text:p>
          </table:table-cell>
          <table:table-cell table:style-name="ce2" office:value-type="float" office:value="0.611">
            <text:p>0,61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41.72">
            <text:p>241,72</text:p>
          </table:table-cell>
          <table:table-cell office:value-type="float" office:value="1001.97">
            <text:p>1001,97</text:p>
          </table:table-cell>
          <table:table-cell table:formula="of:=[.D164]" office:value-type="float" office:value="228.39">
            <text:p>228,39</text:p>
          </table:table-cell>
          <table:table-cell table:number-columns-repeated="6"/>
          <table:table-cell office:value-type="float" office:value="1662">
            <text:p>1662</text:p>
          </table:table-cell>
          <table:table-cell table:style-name="ce2" office:value-type="float" office:value="0.635">
            <text:p>0,635</text:p>
          </table:table-cell>
          <table:table-cell table:style-name="ce2" office:value-type="float" office:value="0.602">
            <text:p>0,60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37.86">
            <text:p>237,86</text:p>
          </table:table-cell>
          <table:table-cell office:value-type="float" office:value="1001.97">
            <text:p>1001,97</text:p>
          </table:table-cell>
          <table:table-cell table:formula="of:=[.D165]" office:value-type="float" office:value="228.39">
            <text:p>228,39</text:p>
          </table:table-cell>
          <table:table-cell table:number-columns-repeated="6"/>
          <table:table-cell office:value-type="float" office:value="1663">
            <text:p>1663</text:p>
          </table:table-cell>
          <table:table-cell table:style-name="ce2" office:value-type="float" office:value="0.616">
            <text:p>0,616</text:p>
          </table:table-cell>
          <table:table-cell table:style-name="ce2" office:value-type="float" office:value="0.618">
            <text:p>0,618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39.56">
            <text:p>239,56</text:p>
          </table:table-cell>
          <table:table-cell office:value-type="float" office:value="1001.97">
            <text:p>1001,97</text:p>
          </table:table-cell>
          <table:table-cell table:formula="of:=[.D166]" office:value-type="float" office:value="228.39">
            <text:p>228,39</text:p>
          </table:table-cell>
          <table:table-cell table:number-columns-repeated="6"/>
          <table:table-cell office:value-type="float" office:value="1664">
            <text:p>1664</text:p>
          </table:table-cell>
          <table:table-cell table:style-name="ce2" office:value-type="float" office:value="0.61">
            <text:p>0,610</text:p>
          </table:table-cell>
          <table:table-cell table:style-name="ce2" office:value-type="float" office:value="0.607">
            <text:p>0,607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38.48">
            <text:p>238,48</text:p>
          </table:table-cell>
          <table:table-cell office:value-type="float" office:value="1001.97">
            <text:p>1001,97</text:p>
          </table:table-cell>
          <table:table-cell table:formula="of:=[.D167]" office:value-type="float" office:value="228.39">
            <text:p>228,39</text:p>
          </table:table-cell>
          <table:table-cell table:number-columns-repeated="6"/>
          <table:table-cell office:value-type="float" office:value="1665">
            <text:p>1665</text:p>
          </table:table-cell>
          <table:table-cell table:style-name="ce2" office:value-type="float" office:value="0.647">
            <text:p>0,647</text:p>
          </table:table-cell>
          <table:table-cell table:style-name="ce2" office:value-type="float" office:value="0.615">
            <text:p>0,615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7.64">
            <text:p>237,64</text:p>
          </table:table-cell>
          <table:table-cell office:value-type="float" office:value="1001.97">
            <text:p>1001,97</text:p>
          </table:table-cell>
          <table:table-cell table:formula="of:=[.D168]" office:value-type="float" office:value="228.39">
            <text:p>228,39</text:p>
          </table:table-cell>
          <table:table-cell table:number-columns-repeated="6"/>
          <table:table-cell office:value-type="float" office:value="1666">
            <text:p>1666</text:p>
          </table:table-cell>
          <table:table-cell table:style-name="ce2" office:value-type="float" office:value="0.622">
            <text:p>0,622</text:p>
          </table:table-cell>
          <table:table-cell table:style-name="ce2" office:value-type="float" office:value="0.619">
            <text:p>0,619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39.65">
            <text:p>239,65</text:p>
          </table:table-cell>
          <table:table-cell office:value-type="float" office:value="1001.97">
            <text:p>1001,97</text:p>
          </table:table-cell>
          <table:table-cell table:formula="of:=[.D169]" office:value-type="float" office:value="228.39">
            <text:p>228,39</text:p>
          </table:table-cell>
          <table:table-cell table:number-columns-repeated="6"/>
          <table:table-cell office:value-type="float" office:value="1667">
            <text:p>1667</text:p>
          </table:table-cell>
          <table:table-cell table:style-name="ce2" office:value-type="float" office:value="0.635">
            <text:p>0,635</text:p>
          </table:table-cell>
          <table:table-cell table:style-name="ce2" office:value-type="float" office:value="0.608">
            <text:p>0,60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38.59">
            <text:p>238,59</text:p>
          </table:table-cell>
          <table:table-cell office:value-type="float" office:value="1001.97">
            <text:p>1001,97</text:p>
          </table:table-cell>
          <table:table-cell table:formula="of:=[.D170]" office:value-type="float" office:value="228.39">
            <text:p>228,39</text:p>
          </table:table-cell>
          <table:table-cell table:number-columns-repeated="6"/>
          <table:table-cell office:value-type="float" office:value="1668">
            <text:p>1668</text:p>
          </table:table-cell>
          <table:table-cell table:style-name="ce2" office:value-type="float" office:value="0.619">
            <text:p>0,619</text:p>
          </table:table-cell>
          <table:table-cell table:style-name="ce2" office:value-type="float" office:value="0.61">
            <text:p>0,61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40.08">
            <text:p>240,08</text:p>
          </table:table-cell>
          <table:table-cell office:value-type="float" office:value="1001.97">
            <text:p>1001,97</text:p>
          </table:table-cell>
          <table:table-cell table:formula="of:=[.D171]" office:value-type="float" office:value="228.39">
            <text:p>228,39</text:p>
          </table:table-cell>
          <table:table-cell table:number-columns-repeated="6"/>
          <table:table-cell office:value-type="float" office:value="1669">
            <text:p>1669</text:p>
          </table:table-cell>
          <table:table-cell table:style-name="ce2" office:value-type="float" office:value="0.618">
            <text:p>0,618</text:p>
          </table:table-cell>
          <table:table-cell table:style-name="ce2" office:value-type="float" office:value="0.597">
            <text:p>0,597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41.09">
            <text:p>241,09</text:p>
          </table:table-cell>
          <table:table-cell office:value-type="float" office:value="1001.97">
            <text:p>1001,97</text:p>
          </table:table-cell>
          <table:table-cell table:formula="of:=[.D172]" office:value-type="float" office:value="228.39">
            <text:p>228,39</text:p>
          </table:table-cell>
          <table:table-cell table:number-columns-repeated="6"/>
          <table:table-cell office:value-type="float" office:value="1670">
            <text:p>1670</text:p>
          </table:table-cell>
          <table:table-cell table:style-name="ce2" office:value-type="float" office:value="0.632">
            <text:p>0,632</text:p>
          </table:table-cell>
          <table:table-cell table:style-name="ce2" office:value-type="float" office:value="0.618">
            <text:p>0,618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41.63">
            <text:p>241,63</text:p>
          </table:table-cell>
          <table:table-cell office:value-type="float" office:value="1001.97">
            <text:p>1001,97</text:p>
          </table:table-cell>
          <table:table-cell table:formula="of:=[.D173]" office:value-type="float" office:value="228.39">
            <text:p>228,39</text:p>
          </table:table-cell>
          <table:table-cell table:number-columns-repeated="6"/>
          <table:table-cell office:value-type="float" office:value="1671">
            <text:p>1671</text:p>
          </table:table-cell>
          <table:table-cell table:style-name="ce2" office:value-type="float" office:value="0.624">
            <text:p>0,624</text:p>
          </table:table-cell>
          <table:table-cell table:style-name="ce2" office:value-type="float" office:value="0.616">
            <text:p>0,616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43.91">
            <text:p>243,91</text:p>
          </table:table-cell>
          <table:table-cell office:value-type="float" office:value="1001.97">
            <text:p>1001,97</text:p>
          </table:table-cell>
          <table:table-cell table:formula="of:=[.D174]" office:value-type="float" office:value="228.39">
            <text:p>228,39</text:p>
          </table:table-cell>
          <table:table-cell table:number-columns-repeated="6"/>
          <table:table-cell office:value-type="float" office:value="1672">
            <text:p>1672</text:p>
          </table:table-cell>
          <table:table-cell table:style-name="ce2" office:value-type="float" office:value="0.627">
            <text:p>0,627</text:p>
          </table:table-cell>
          <table:table-cell table:style-name="ce2" office:value-type="float" office:value="0.62">
            <text:p>0,62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42.77">
            <text:p>242,77</text:p>
          </table:table-cell>
          <table:table-cell office:value-type="float" office:value="1001.97">
            <text:p>1001,97</text:p>
          </table:table-cell>
          <table:table-cell table:formula="of:=[.D175]" office:value-type="float" office:value="228.39">
            <text:p>228,39</text:p>
          </table:table-cell>
          <table:table-cell table:number-columns-repeated="6"/>
          <table:table-cell office:value-type="float" office:value="1673">
            <text:p>1673</text:p>
          </table:table-cell>
          <table:table-cell table:style-name="ce2" office:value-type="float" office:value="0.624">
            <text:p>0,624</text:p>
          </table:table-cell>
          <table:table-cell table:style-name="ce2" office:value-type="float" office:value="0.622">
            <text:p>0,622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41.31">
            <text:p>241,31</text:p>
          </table:table-cell>
          <table:table-cell office:value-type="float" office:value="1001.97">
            <text:p>1001,97</text:p>
          </table:table-cell>
          <table:table-cell table:formula="of:=[.D176]" office:value-type="float" office:value="228.39">
            <text:p>228,39</text:p>
          </table:table-cell>
          <table:table-cell table:number-columns-repeated="6"/>
          <table:table-cell office:value-type="float" office:value="1674">
            <text:p>1674</text:p>
          </table:table-cell>
          <table:table-cell table:style-name="ce2" office:value-type="float" office:value="0.643">
            <text:p>0,643</text:p>
          </table:table-cell>
          <table:table-cell table:style-name="ce2" office:value-type="float" office:value="0.619">
            <text:p>0,619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42.47">
            <text:p>242,47</text:p>
          </table:table-cell>
          <table:table-cell office:value-type="float" office:value="1001.97">
            <text:p>1001,97</text:p>
          </table:table-cell>
          <table:table-cell table:formula="of:=[.D177]" office:value-type="float" office:value="228.39">
            <text:p>228,39</text:p>
          </table:table-cell>
          <table:table-cell table:number-columns-repeated="6"/>
          <table:table-cell office:value-type="float" office:value="1675">
            <text:p>1675</text:p>
          </table:table-cell>
          <table:table-cell table:style-name="ce2" office:value-type="float" office:value="1.385">
            <text:p>1,385</text:p>
          </table:table-cell>
          <table:table-cell table:style-name="ce2" office:value-type="float" office:value="0.62">
            <text:p>0,62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41.55">
            <text:p>241,55</text:p>
          </table:table-cell>
          <table:table-cell office:value-type="float" office:value="1001.97">
            <text:p>1001,97</text:p>
          </table:table-cell>
          <table:table-cell table:formula="of:=[.D178]" office:value-type="float" office:value="228.39">
            <text:p>228,39</text:p>
          </table:table-cell>
          <table:table-cell table:number-columns-repeated="6"/>
          <table:table-cell office:value-type="float" office:value="1676">
            <text:p>1676</text:p>
          </table:table-cell>
          <table:table-cell table:style-name="ce2" office:value-type="float" office:value="0.644">
            <text:p>0,644</text:p>
          </table:table-cell>
          <table:table-cell table:style-name="ce2" office:value-type="float" office:value="0.616">
            <text:p>0,616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43.74">
            <text:p>243,74</text:p>
          </table:table-cell>
          <table:table-cell office:value-type="float" office:value="1001.97">
            <text:p>1001,97</text:p>
          </table:table-cell>
          <table:table-cell table:formula="of:=[.D179]" office:value-type="float" office:value="228.39">
            <text:p>228,39</text:p>
          </table:table-cell>
          <table:table-cell table:number-columns-repeated="6"/>
          <table:table-cell office:value-type="float" office:value="1677">
            <text:p>1677</text:p>
          </table:table-cell>
          <table:table-cell table:style-name="ce2" office:value-type="float" office:value="0.664">
            <text:p>0,664</text:p>
          </table:table-cell>
          <table:table-cell table:style-name="ce2" office:value-type="float" office:value="0.604">
            <text:p>0,60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45.74">
            <text:p>245,74</text:p>
          </table:table-cell>
          <table:table-cell office:value-type="float" office:value="1001.97">
            <text:p>1001,97</text:p>
          </table:table-cell>
          <table:table-cell table:formula="of:=[.D180]" office:value-type="float" office:value="228.39">
            <text:p>228,39</text:p>
          </table:table-cell>
          <table:table-cell table:number-columns-repeated="6"/>
          <table:table-cell office:value-type="float" office:value="1678">
            <text:p>1678</text:p>
          </table:table-cell>
          <table:table-cell table:style-name="ce2" office:value-type="float" office:value="1.026">
            <text:p>1,026</text:p>
          </table:table-cell>
          <table:table-cell table:style-name="ce2" office:value-type="float" office:value="0.615">
            <text:p>0,615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42.99">
            <text:p>242,99</text:p>
          </table:table-cell>
          <table:table-cell office:value-type="float" office:value="1001.97">
            <text:p>1001,97</text:p>
          </table:table-cell>
          <table:table-cell table:formula="of:=[.D181]" office:value-type="float" office:value="228.39">
            <text:p>228,39</text:p>
          </table:table-cell>
          <table:table-cell table:number-columns-repeated="6"/>
          <table:table-cell office:value-type="float" office:value="1679">
            <text:p>1679</text:p>
          </table:table-cell>
          <table:table-cell table:style-name="ce2" office:value-type="float" office:value="0.67">
            <text:p>0,670</text:p>
          </table:table-cell>
          <table:table-cell table:style-name="ce2" office:value-type="float" office:value="0.616">
            <text:p>0,616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42.88">
            <text:p>242,88</text:p>
          </table:table-cell>
          <table:table-cell office:value-type="float" office:value="1001.97">
            <text:p>1001,97</text:p>
          </table:table-cell>
          <table:table-cell table:formula="of:=[.D182]" office:value-type="float" office:value="228.39">
            <text:p>228,39</text:p>
          </table:table-cell>
          <table:table-cell table:number-columns-repeated="6"/>
          <table:table-cell office:value-type="float" office:value="1680">
            <text:p>1680</text:p>
          </table:table-cell>
          <table:table-cell table:style-name="ce2" office:value-type="float" office:value="0.632">
            <text:p>0,632</text:p>
          </table:table-cell>
          <table:table-cell table:style-name="ce2" office:value-type="float" office:value="0.638">
            <text:p>0,638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43.92">
            <text:p>243,92</text:p>
          </table:table-cell>
          <table:table-cell office:value-type="float" office:value="1001.97">
            <text:p>1001,97</text:p>
          </table:table-cell>
          <table:table-cell table:formula="of:=[.D183]" office:value-type="float" office:value="228.39">
            <text:p>228,39</text:p>
          </table:table-cell>
          <table:table-cell table:number-columns-repeated="6"/>
          <table:table-cell office:value-type="float" office:value="1681">
            <text:p>1681</text:p>
          </table:table-cell>
          <table:table-cell table:style-name="ce2" office:value-type="float" office:value="0.621">
            <text:p>0,621</text:p>
          </table:table-cell>
          <table:table-cell table:style-name="ce2" office:value-type="float" office:value="0.639">
            <text:p>0,639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43.24">
            <text:p>243,24</text:p>
          </table:table-cell>
          <table:table-cell office:value-type="float" office:value="1001.97">
            <text:p>1001,97</text:p>
          </table:table-cell>
          <table:table-cell table:formula="of:=[.D184]" office:value-type="float" office:value="228.39">
            <text:p>228,39</text:p>
          </table:table-cell>
          <table:table-cell table:number-columns-repeated="6"/>
          <table:table-cell office:value-type="float" office:value="1682">
            <text:p>1682</text:p>
          </table:table-cell>
          <table:table-cell table:style-name="ce2" office:value-type="float" office:value="0.755">
            <text:p>0,755</text:p>
          </table:table-cell>
          <table:table-cell table:style-name="ce2" office:value-type="float" office:value="0.634">
            <text:p>0,634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44.15">
            <text:p>244,15</text:p>
          </table:table-cell>
          <table:table-cell office:value-type="float" office:value="1001.97">
            <text:p>1001,97</text:p>
          </table:table-cell>
          <table:table-cell table:formula="of:=[.D185]" office:value-type="float" office:value="228.39">
            <text:p>228,39</text:p>
          </table:table-cell>
          <table:table-cell table:number-columns-repeated="6"/>
          <table:table-cell office:value-type="float" office:value="1683">
            <text:p>1683</text:p>
          </table:table-cell>
          <table:table-cell table:style-name="ce2" office:value-type="float" office:value="0.642">
            <text:p>0,642</text:p>
          </table:table-cell>
          <table:table-cell table:style-name="ce2" office:value-type="float" office:value="0.62">
            <text:p>0,62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45.69">
            <text:p>245,69</text:p>
          </table:table-cell>
          <table:table-cell office:value-type="float" office:value="1001.97">
            <text:p>1001,97</text:p>
          </table:table-cell>
          <table:table-cell table:formula="of:=[.D186]" office:value-type="float" office:value="228.39">
            <text:p>228,39</text:p>
          </table:table-cell>
          <table:table-cell table:number-columns-repeated="6"/>
          <table:table-cell office:value-type="float" office:value="1684">
            <text:p>1684</text:p>
          </table:table-cell>
          <table:table-cell table:style-name="ce2" office:value-type="float" office:value="0.658">
            <text:p>0,658</text:p>
          </table:table-cell>
          <table:table-cell table:style-name="ce2" office:value-type="float" office:value="0.726">
            <text:p>0,726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43.38">
            <text:p>243,38</text:p>
          </table:table-cell>
          <table:table-cell office:value-type="float" office:value="1001.97">
            <text:p>1001,97</text:p>
          </table:table-cell>
          <table:table-cell table:formula="of:=[.D187]" office:value-type="float" office:value="228.39">
            <text:p>228,39</text:p>
          </table:table-cell>
          <table:table-cell table:number-columns-repeated="6"/>
          <table:table-cell office:value-type="float" office:value="1685">
            <text:p>1685</text:p>
          </table:table-cell>
          <table:table-cell table:style-name="ce2" office:value-type="float" office:value="0.653">
            <text:p>0,653</text:p>
          </table:table-cell>
          <table:table-cell table:style-name="ce2" office:value-type="float" office:value="0.617">
            <text:p>0,617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44.3">
            <text:p>244,30</text:p>
          </table:table-cell>
          <table:table-cell office:value-type="float" office:value="1001.97">
            <text:p>1001,97</text:p>
          </table:table-cell>
          <table:table-cell table:formula="of:=[.D188]" office:value-type="float" office:value="228.39">
            <text:p>228,39</text:p>
          </table:table-cell>
          <table:table-cell table:number-columns-repeated="6"/>
          <table:table-cell office:value-type="float" office:value="1686">
            <text:p>1686</text:p>
          </table:table-cell>
          <table:table-cell table:style-name="ce2" office:value-type="float" office:value="0.727">
            <text:p>0,727</text:p>
          </table:table-cell>
          <table:table-cell table:style-name="ce2" office:value-type="float" office:value="0.636">
            <text:p>0,636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44.38">
            <text:p>244,38</text:p>
          </table:table-cell>
          <table:table-cell office:value-type="float" office:value="1001.97">
            <text:p>1001,97</text:p>
          </table:table-cell>
          <table:table-cell table:formula="of:=[.D189]" office:value-type="float" office:value="228.39">
            <text:p>228,39</text:p>
          </table:table-cell>
          <table:table-cell table:number-columns-repeated="6"/>
          <table:table-cell office:value-type="float" office:value="1687">
            <text:p>1687</text:p>
          </table:table-cell>
          <table:table-cell table:style-name="ce2" office:value-type="float" office:value="0.718">
            <text:p>0,718</text:p>
          </table:table-cell>
          <table:table-cell table:style-name="ce2" office:value-type="float" office:value="0.629">
            <text:p>0,62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45.31">
            <text:p>245,31</text:p>
          </table:table-cell>
          <table:table-cell office:value-type="float" office:value="1001.97">
            <text:p>1001,97</text:p>
          </table:table-cell>
          <table:table-cell table:formula="of:=[.D190]" office:value-type="float" office:value="228.39">
            <text:p>228,39</text:p>
          </table:table-cell>
          <table:table-cell table:number-columns-repeated="6"/>
          <table:table-cell office:value-type="float" office:value="1688">
            <text:p>1688</text:p>
          </table:table-cell>
          <table:table-cell table:style-name="ce2" office:value-type="float" office:value="0.626">
            <text:p>0,626</text:p>
          </table:table-cell>
          <table:table-cell table:style-name="ce2" office:value-type="float" office:value="0.635">
            <text:p>0,635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45.37">
            <text:p>245,37</text:p>
          </table:table-cell>
          <table:table-cell office:value-type="float" office:value="1001.97">
            <text:p>1001,97</text:p>
          </table:table-cell>
          <table:table-cell table:formula="of:=[.D191]" office:value-type="float" office:value="228.39">
            <text:p>228,39</text:p>
          </table:table-cell>
          <table:table-cell table:number-columns-repeated="6"/>
          <table:table-cell office:value-type="float" office:value="1689">
            <text:p>1689</text:p>
          </table:table-cell>
          <table:table-cell table:style-name="ce2" office:value-type="float" office:value="0.626">
            <text:p>0,626</text:p>
          </table:table-cell>
          <table:table-cell table:style-name="ce2" office:value-type="float" office:value="0.639">
            <text:p>0,63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46.51">
            <text:p>246,51</text:p>
          </table:table-cell>
          <table:table-cell office:value-type="float" office:value="1001.97">
            <text:p>1001,97</text:p>
          </table:table-cell>
          <table:table-cell table:formula="of:=[.D192]" office:value-type="float" office:value="228.39">
            <text:p>228,39</text:p>
          </table:table-cell>
          <table:table-cell table:number-columns-repeated="6"/>
          <table:table-cell office:value-type="float" office:value="1690">
            <text:p>1690</text:p>
          </table:table-cell>
          <table:table-cell table:style-name="ce2" office:value-type="float" office:value="0.651">
            <text:p>0,651</text:p>
          </table:table-cell>
          <table:table-cell table:style-name="ce2" office:value-type="float" office:value="0.621">
            <text:p>0,621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47.05">
            <text:p>247,05</text:p>
          </table:table-cell>
          <table:table-cell office:value-type="float" office:value="1001.97">
            <text:p>1001,97</text:p>
          </table:table-cell>
          <table:table-cell table:formula="of:=[.D193]" office:value-type="float" office:value="228.39">
            <text:p>228,39</text:p>
          </table:table-cell>
          <table:table-cell table:number-columns-repeated="6"/>
          <table:table-cell office:value-type="float" office:value="1691">
            <text:p>1691</text:p>
          </table:table-cell>
          <table:table-cell table:style-name="ce2" office:value-type="float" office:value="0.635">
            <text:p>0,635</text:p>
          </table:table-cell>
          <table:table-cell table:style-name="ce2" office:value-type="float" office:value="0.622">
            <text:p>0,62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46.72">
            <text:p>246,72</text:p>
          </table:table-cell>
          <table:table-cell office:value-type="float" office:value="1001.97">
            <text:p>1001,97</text:p>
          </table:table-cell>
          <table:table-cell table:formula="of:=[.D194]" office:value-type="float" office:value="228.39">
            <text:p>228,39</text:p>
          </table:table-cell>
          <table:table-cell table:number-columns-repeated="6"/>
          <table:table-cell office:value-type="float" office:value="1692">
            <text:p>1692</text:p>
          </table:table-cell>
          <table:table-cell table:style-name="ce2" office:value-type="float" office:value="0.634">
            <text:p>0,634</text:p>
          </table:table-cell>
          <table:table-cell table:style-name="ce2" office:value-type="float" office:value="0.62">
            <text:p>0,62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46.05">
            <text:p>246,05</text:p>
          </table:table-cell>
          <table:table-cell office:value-type="float" office:value="1001.97">
            <text:p>1001,97</text:p>
          </table:table-cell>
          <table:table-cell table:formula="of:=[.D195]" office:value-type="float" office:value="228.39">
            <text:p>228,39</text:p>
          </table:table-cell>
          <table:table-cell table:number-columns-repeated="6"/>
          <table:table-cell office:value-type="float" office:value="1693">
            <text:p>1693</text:p>
          </table:table-cell>
          <table:table-cell table:style-name="ce2" office:value-type="float" office:value="0.641">
            <text:p>0,641</text:p>
          </table:table-cell>
          <table:table-cell table:style-name="ce2" office:value-type="float" office:value="0.642">
            <text:p>0,64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46.58">
            <text:p>246,58</text:p>
          </table:table-cell>
          <table:table-cell office:value-type="float" office:value="1001.97">
            <text:p>1001,97</text:p>
          </table:table-cell>
          <table:table-cell table:formula="of:=[.D196]" office:value-type="float" office:value="228.39">
            <text:p>228,39</text:p>
          </table:table-cell>
          <table:table-cell table:number-columns-repeated="6"/>
          <table:table-cell office:value-type="float" office:value="1694">
            <text:p>1694</text:p>
          </table:table-cell>
          <table:table-cell table:style-name="ce2" office:value-type="float" office:value="0.642">
            <text:p>0,642</text:p>
          </table:table-cell>
          <table:table-cell table:style-name="ce2" office:value-type="float" office:value="0.618">
            <text:p>0,61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46.69">
            <text:p>246,69</text:p>
          </table:table-cell>
          <table:table-cell office:value-type="float" office:value="1001.97">
            <text:p>1001,97</text:p>
          </table:table-cell>
          <table:table-cell table:formula="of:=[.D197]" office:value-type="float" office:value="228.39">
            <text:p>228,39</text:p>
          </table:table-cell>
          <table:table-cell table:number-columns-repeated="6"/>
          <table:table-cell office:value-type="float" office:value="1695">
            <text:p>1695</text:p>
          </table:table-cell>
          <table:table-cell table:style-name="ce2" office:value-type="float" office:value="0.635">
            <text:p>0,635</text:p>
          </table:table-cell>
          <table:table-cell table:style-name="ce2" office:value-type="float" office:value="0.611">
            <text:p>0,61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47.28">
            <text:p>247,28</text:p>
          </table:table-cell>
          <table:table-cell office:value-type="float" office:value="1001.97">
            <text:p>1001,97</text:p>
          </table:table-cell>
          <table:table-cell table:formula="of:=[.D198]" office:value-type="float" office:value="228.39">
            <text:p>228,39</text:p>
          </table:table-cell>
          <table:table-cell table:number-columns-repeated="6"/>
          <table:table-cell office:value-type="float" office:value="1696">
            <text:p>1696</text:p>
          </table:table-cell>
          <table:table-cell table:style-name="ce2" office:value-type="float" office:value="0.637">
            <text:p>0,637</text:p>
          </table:table-cell>
          <table:table-cell table:style-name="ce2" office:value-type="float" office:value="0.638">
            <text:p>0,638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47.14">
            <text:p>247,14</text:p>
          </table:table-cell>
          <table:table-cell office:value-type="float" office:value="1001.97">
            <text:p>1001,97</text:p>
          </table:table-cell>
          <table:table-cell table:formula="of:=[.D199]" office:value-type="float" office:value="228.39">
            <text:p>228,39</text:p>
          </table:table-cell>
          <table:table-cell table:number-columns-repeated="6"/>
          <table:table-cell office:value-type="float" office:value="1697">
            <text:p>1697</text:p>
          </table:table-cell>
          <table:table-cell table:style-name="ce2" office:value-type="float" office:value="0.629">
            <text:p>0,629</text:p>
          </table:table-cell>
          <table:table-cell table:style-name="ce2" office:value-type="float" office:value="0.626">
            <text:p>0,626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47.63">
            <text:p>247,63</text:p>
          </table:table-cell>
          <table:table-cell office:value-type="float" office:value="1001.97">
            <text:p>1001,97</text:p>
          </table:table-cell>
          <table:table-cell table:formula="of:=[.D200]" office:value-type="float" office:value="228.39">
            <text:p>228,39</text:p>
          </table:table-cell>
          <table:table-cell table:number-columns-repeated="6"/>
          <table:table-cell office:value-type="float" office:value="1698">
            <text:p>1698</text:p>
          </table:table-cell>
          <table:table-cell table:style-name="ce2" office:value-type="float" office:value="0.638">
            <text:p>0,638</text:p>
          </table:table-cell>
          <table:table-cell table:style-name="ce2" office:value-type="float" office:value="0.621">
            <text:p>0,62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48.66">
            <text:p>248,66</text:p>
          </table:table-cell>
          <table:table-cell office:value-type="float" office:value="1001.97">
            <text:p>1001,97</text:p>
          </table:table-cell>
          <table:table-cell table:formula="of:=[.D201]" office:value-type="float" office:value="228.39">
            <text:p>228,39</text:p>
          </table:table-cell>
          <table:table-cell table:number-columns-repeated="6"/>
          <table:table-cell office:value-type="float" office:value="1699">
            <text:p>1699</text:p>
          </table:table-cell>
          <table:table-cell table:style-name="ce2" office:value-type="float" office:value="0.653">
            <text:p>0,653</text:p>
          </table:table-cell>
          <table:table-cell table:style-name="ce2" office:value-type="float" office:value="0.641">
            <text:p>0,64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48.36">
            <text:p>248,36</text:p>
          </table:table-cell>
          <table:table-cell office:value-type="float" office:value="1001.97">
            <text:p>1001,97</text:p>
          </table:table-cell>
          <table:table-cell table:formula="of:=[.D202]" office:value-type="float" office:value="228.39">
            <text:p>228,39</text:p>
          </table:table-cell>
          <table:table-cell table:number-columns-repeated="6"/>
          <table:table-cell office:value-type="float" office:value="1700">
            <text:p>1700</text:p>
          </table:table-cell>
          <table:table-cell table:style-name="ce2" office:value-type="float" office:value="1.14">
            <text:p>1,140</text:p>
          </table:table-cell>
          <table:table-cell table:style-name="ce2" office:value-type="float" office:value="1.241">
            <text:p>1,241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48.2">
            <text:p>248,20</text:p>
          </table:table-cell>
          <table:table-cell office:value-type="float" office:value="1001.97">
            <text:p>1001,97</text:p>
          </table:table-cell>
          <table:table-cell table:formula="of:=[.D203]" office:value-type="float" office:value="228.39">
            <text:p>228,39</text:p>
          </table:table-cell>
          <table:table-cell table:number-columns-repeated="6"/>
          <table:table-cell office:value-type="float" office:value="1701">
            <text:p>1701</text:p>
          </table:table-cell>
          <table:table-cell table:style-name="ce2" office:value-type="float" office:value="0.617">
            <text:p>0,617</text:p>
          </table:table-cell>
          <table:table-cell table:style-name="ce2" office:value-type="float" office:value="0.748">
            <text:p>0,748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8.11">
            <text:p>248,11</text:p>
          </table:table-cell>
          <table:table-cell office:value-type="float" office:value="1001.97">
            <text:p>1001,97</text:p>
          </table:table-cell>
          <table:table-cell table:formula="of:=[.D204]" office:value-type="float" office:value="228.39">
            <text:p>228,39</text:p>
          </table:table-cell>
          <table:table-cell table:number-columns-repeated="6"/>
          <table:table-cell office:value-type="float" office:value="1702">
            <text:p>1702</text:p>
          </table:table-cell>
          <table:table-cell table:style-name="ce2" office:value-type="float" office:value="0.635">
            <text:p>0,635</text:p>
          </table:table-cell>
          <table:table-cell table:style-name="ce2" office:value-type="float" office:value="0.646">
            <text:p>0,646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48.92">
            <text:p>248,92</text:p>
          </table:table-cell>
          <table:table-cell office:value-type="float" office:value="1001.97">
            <text:p>1001,97</text:p>
          </table:table-cell>
          <table:table-cell table:formula="of:=[.D205]" office:value-type="float" office:value="228.39">
            <text:p>228,39</text:p>
          </table:table-cell>
          <table:table-cell table:number-columns-repeated="6"/>
          <table:table-cell office:value-type="float" office:value="1703">
            <text:p>1703</text:p>
          </table:table-cell>
          <table:table-cell table:style-name="ce2" office:value-type="float" office:value="0.647">
            <text:p>0,647</text:p>
          </table:table-cell>
          <table:table-cell table:style-name="ce2" office:value-type="float" office:value="0.643">
            <text:p>0,643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49.14">
            <text:p>249,14</text:p>
          </table:table-cell>
          <table:table-cell office:value-type="float" office:value="1001.97">
            <text:p>1001,97</text:p>
          </table:table-cell>
          <table:table-cell table:formula="of:=[.D206]" office:value-type="float" office:value="228.39">
            <text:p>228,39</text:p>
          </table:table-cell>
          <table:table-cell table:number-columns-repeated="6"/>
          <table:table-cell office:value-type="float" office:value="1704">
            <text:p>1704</text:p>
          </table:table-cell>
          <table:table-cell table:style-name="ce2" office:value-type="float" office:value="0.632">
            <text:p>0,632</text:p>
          </table:table-cell>
          <table:table-cell table:style-name="ce2" office:value-type="float" office:value="0.638">
            <text:p>0,638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47.32">
            <text:p>247,32</text:p>
          </table:table-cell>
          <table:table-cell office:value-type="float" office:value="1001.97">
            <text:p>1001,97</text:p>
          </table:table-cell>
          <table:table-cell table:formula="of:=[.D207]" office:value-type="float" office:value="228.39">
            <text:p>228,39</text:p>
          </table:table-cell>
          <table:table-cell table:number-columns-repeated="6"/>
          <table:table-cell office:value-type="float" office:value="1705">
            <text:p>1705</text:p>
          </table:table-cell>
          <table:table-cell table:style-name="ce2" office:value-type="float" office:value="0.656">
            <text:p>0,656</text:p>
          </table:table-cell>
          <table:table-cell table:style-name="ce2" office:value-type="float" office:value="0.638">
            <text:p>0,638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47.89">
            <text:p>247,89</text:p>
          </table:table-cell>
          <table:table-cell office:value-type="float" office:value="1001.97">
            <text:p>1001,97</text:p>
          </table:table-cell>
          <table:table-cell table:formula="of:=[.D208]" office:value-type="float" office:value="228.39">
            <text:p>228,39</text:p>
          </table:table-cell>
          <table:table-cell table:number-columns-repeated="6"/>
          <table:table-cell office:value-type="float" office:value="1706">
            <text:p>1706</text:p>
          </table:table-cell>
          <table:table-cell table:style-name="ce2" office:value-type="float" office:value="0.619">
            <text:p>0,619</text:p>
          </table:table-cell>
          <table:table-cell table:style-name="ce2" office:value-type="float" office:value="0.66">
            <text:p>0,66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51.12">
            <text:p>251,12</text:p>
          </table:table-cell>
          <table:table-cell office:value-type="float" office:value="1001.97">
            <text:p>1001,97</text:p>
          </table:table-cell>
          <table:table-cell table:formula="of:=[.D209]" office:value-type="float" office:value="228.39">
            <text:p>228,39</text:p>
          </table:table-cell>
          <table:table-cell table:number-columns-repeated="6"/>
          <table:table-cell office:value-type="float" office:value="1707">
            <text:p>1707</text:p>
          </table:table-cell>
          <table:table-cell table:style-name="ce2" office:value-type="float" office:value="3.414">
            <text:p>3,414</text:p>
          </table:table-cell>
          <table:table-cell table:style-name="ce2" office:value-type="float" office:value="0.641">
            <text:p>0,64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8.78">
            <text:p>248,78</text:p>
          </table:table-cell>
          <table:table-cell office:value-type="float" office:value="1001.97">
            <text:p>1001,97</text:p>
          </table:table-cell>
          <table:table-cell table:formula="of:=[.D210]" office:value-type="float" office:value="228.39">
            <text:p>228,39</text:p>
          </table:table-cell>
          <table:table-cell table:number-columns-repeated="6"/>
          <table:table-cell office:value-type="float" office:value="1708">
            <text:p>1708</text:p>
          </table:table-cell>
          <table:table-cell table:style-name="ce2" office:value-type="float" office:value="1.049">
            <text:p>1,049</text:p>
          </table:table-cell>
          <table:table-cell table:style-name="ce2" office:value-type="float" office:value="0.641">
            <text:p>0,64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50.1">
            <text:p>250,10</text:p>
          </table:table-cell>
          <table:table-cell office:value-type="float" office:value="1001.97">
            <text:p>1001,97</text:p>
          </table:table-cell>
          <table:table-cell table:formula="of:=[.D211]" office:value-type="float" office:value="228.39">
            <text:p>228,39</text:p>
          </table:table-cell>
          <table:table-cell table:number-columns-repeated="6"/>
          <table:table-cell office:value-type="float" office:value="1709">
            <text:p>1709</text:p>
          </table:table-cell>
          <table:table-cell table:style-name="ce2" office:value-type="float" office:value="0.764">
            <text:p>0,764</text:p>
          </table:table-cell>
          <table:table-cell table:style-name="ce2" office:value-type="float" office:value="0.645">
            <text:p>0,645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52.18">
            <text:p>252,18</text:p>
          </table:table-cell>
          <table:table-cell office:value-type="float" office:value="1001.97">
            <text:p>1001,97</text:p>
          </table:table-cell>
          <table:table-cell table:formula="of:=[.D212]" office:value-type="float" office:value="228.39">
            <text:p>228,39</text:p>
          </table:table-cell>
          <table:table-cell table:number-columns-repeated="6"/>
          <table:table-cell office:value-type="float" office:value="1710">
            <text:p>1710</text:p>
          </table:table-cell>
          <table:table-cell table:style-name="ce2" office:value-type="float" office:value="0.619">
            <text:p>0,619</text:p>
          </table:table-cell>
          <table:table-cell table:style-name="ce2" office:value-type="float" office:value="0.648">
            <text:p>0,648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51.49">
            <text:p>251,49</text:p>
          </table:table-cell>
          <table:table-cell office:value-type="float" office:value="1001.97">
            <text:p>1001,97</text:p>
          </table:table-cell>
          <table:table-cell table:formula="of:=[.D213]" office:value-type="float" office:value="228.39">
            <text:p>228,39</text:p>
          </table:table-cell>
          <table:table-cell table:number-columns-repeated="6"/>
          <table:table-cell office:value-type="float" office:value="1711">
            <text:p>1711</text:p>
          </table:table-cell>
          <table:table-cell table:style-name="ce2" office:value-type="float" office:value="0.617">
            <text:p>0,617</text:p>
          </table:table-cell>
          <table:table-cell table:style-name="ce2" office:value-type="float" office:value="0.647">
            <text:p>0,647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52.96">
            <text:p>252,96</text:p>
          </table:table-cell>
          <table:table-cell office:value-type="float" office:value="1001.97">
            <text:p>1001,97</text:p>
          </table:table-cell>
          <table:table-cell table:formula="of:=[.D214]" office:value-type="float" office:value="228.39">
            <text:p>228,39</text:p>
          </table:table-cell>
          <table:table-cell table:number-columns-repeated="6"/>
          <table:table-cell office:value-type="float" office:value="1712">
            <text:p>1712</text:p>
          </table:table-cell>
          <table:table-cell table:style-name="ce2" office:value-type="float" office:value="0.624">
            <text:p>0,624</text:p>
          </table:table-cell>
          <table:table-cell table:style-name="ce2" office:value-type="float" office:value="0.657">
            <text:p>0,657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53">
            <text:p>253,00</text:p>
          </table:table-cell>
          <table:table-cell office:value-type="float" office:value="1001.97">
            <text:p>1001,97</text:p>
          </table:table-cell>
          <table:table-cell table:formula="of:=[.D215]" office:value-type="float" office:value="228.39">
            <text:p>228,39</text:p>
          </table:table-cell>
          <table:table-cell table:number-columns-repeated="6"/>
          <table:table-cell office:value-type="float" office:value="1713">
            <text:p>1713</text:p>
          </table:table-cell>
          <table:table-cell table:style-name="ce2" office:value-type="float" office:value="0.627">
            <text:p>0,627</text:p>
          </table:table-cell>
          <table:table-cell table:style-name="ce2" office:value-type="float" office:value="0.649">
            <text:p>0,649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54.04">
            <text:p>254,04</text:p>
          </table:table-cell>
          <table:table-cell office:value-type="float" office:value="1001.97">
            <text:p>1001,97</text:p>
          </table:table-cell>
          <table:table-cell table:formula="of:=[.D216]" office:value-type="float" office:value="228.39">
            <text:p>228,39</text:p>
          </table:table-cell>
          <table:table-cell table:number-columns-repeated="6"/>
          <table:table-cell office:value-type="float" office:value="1714">
            <text:p>1714</text:p>
          </table:table-cell>
          <table:table-cell table:style-name="ce2" office:value-type="float" office:value="0.673">
            <text:p>0,673</text:p>
          </table:table-cell>
          <table:table-cell table:style-name="ce2" office:value-type="float" office:value="0.64">
            <text:p>0,64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52.64">
            <text:p>252,64</text:p>
          </table:table-cell>
          <table:table-cell office:value-type="float" office:value="1001.97">
            <text:p>1001,97</text:p>
          </table:table-cell>
          <table:table-cell table:formula="of:=[.D217]" office:value-type="float" office:value="228.39">
            <text:p>228,39</text:p>
          </table:table-cell>
          <table:table-cell table:number-columns-repeated="6"/>
          <table:table-cell office:value-type="float" office:value="1715">
            <text:p>1715</text:p>
          </table:table-cell>
          <table:table-cell table:style-name="ce2" office:value-type="float" office:value="0.627">
            <text:p>0,627</text:p>
          </table:table-cell>
          <table:table-cell table:style-name="ce2" office:value-type="float" office:value="0.643">
            <text:p>0,643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59.81">
            <text:p>259,81</text:p>
          </table:table-cell>
          <table:table-cell office:value-type="float" office:value="1001.97">
            <text:p>1001,97</text:p>
          </table:table-cell>
          <table:table-cell table:formula="of:=[.D218]" office:value-type="float" office:value="228.39">
            <text:p>228,39</text:p>
          </table:table-cell>
          <table:table-cell table:number-columns-repeated="6"/>
          <table:table-cell office:value-type="float" office:value="1716">
            <text:p>1716</text:p>
          </table:table-cell>
          <table:table-cell table:style-name="ce2" office:value-type="float" office:value="0.649">
            <text:p>0,649</text:p>
          </table:table-cell>
          <table:table-cell table:style-name="ce2" office:value-type="float" office:value="0.65">
            <text:p>0,65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51.84">
            <text:p>251,84</text:p>
          </table:table-cell>
          <table:table-cell office:value-type="float" office:value="1001.97">
            <text:p>1001,97</text:p>
          </table:table-cell>
          <table:table-cell table:formula="of:=[.D219]" office:value-type="float" office:value="228.39">
            <text:p>228,39</text:p>
          </table:table-cell>
          <table:table-cell table:number-columns-repeated="6"/>
          <table:table-cell office:value-type="float" office:value="1717">
            <text:p>1717</text:p>
          </table:table-cell>
          <table:table-cell table:style-name="ce2" office:value-type="float" office:value="0.768">
            <text:p>0,768</text:p>
          </table:table-cell>
          <table:table-cell table:style-name="ce2" office:value-type="float" office:value="0.642">
            <text:p>0,64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2.07">
            <text:p>252,07</text:p>
          </table:table-cell>
          <table:table-cell office:value-type="float" office:value="1001.97">
            <text:p>1001,97</text:p>
          </table:table-cell>
          <table:table-cell table:formula="of:=[.D220]" office:value-type="float" office:value="228.39">
            <text:p>228,39</text:p>
          </table:table-cell>
          <table:table-cell table:number-columns-repeated="6"/>
          <table:table-cell office:value-type="float" office:value="1718">
            <text:p>1718</text:p>
          </table:table-cell>
          <table:table-cell table:style-name="ce2" office:value-type="float" office:value="0.633">
            <text:p>0,633</text:p>
          </table:table-cell>
          <table:table-cell table:style-name="ce2" office:value-type="float" office:value="0.644">
            <text:p>0,644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52.2">
            <text:p>252,20</text:p>
          </table:table-cell>
          <table:table-cell office:value-type="float" office:value="1001.97">
            <text:p>1001,97</text:p>
          </table:table-cell>
          <table:table-cell table:formula="of:=[.D221]" office:value-type="float" office:value="228.39">
            <text:p>228,39</text:p>
          </table:table-cell>
          <table:table-cell table:number-columns-repeated="6"/>
          <table:table-cell office:value-type="float" office:value="1719">
            <text:p>1719</text:p>
          </table:table-cell>
          <table:table-cell table:style-name="ce2" office:value-type="float" office:value="0.855">
            <text:p>0,855</text:p>
          </table:table-cell>
          <table:table-cell table:style-name="ce2" office:value-type="float" office:value="0.637">
            <text:p>0,637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54.45">
            <text:p>254,45</text:p>
          </table:table-cell>
          <table:table-cell office:value-type="float" office:value="1001.97">
            <text:p>1001,97</text:p>
          </table:table-cell>
          <table:table-cell table:formula="of:=[.D222]" office:value-type="float" office:value="228.39">
            <text:p>228,39</text:p>
          </table:table-cell>
          <table:table-cell table:number-columns-repeated="6"/>
          <table:table-cell office:value-type="float" office:value="1720">
            <text:p>1720</text:p>
          </table:table-cell>
          <table:table-cell table:style-name="ce2" office:value-type="float" office:value="0.631">
            <text:p>0,631</text:p>
          </table:table-cell>
          <table:table-cell table:style-name="ce2" office:value-type="float" office:value="0.668">
            <text:p>0,668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53.51">
            <text:p>253,51</text:p>
          </table:table-cell>
          <table:table-cell office:value-type="float" office:value="1001.97">
            <text:p>1001,97</text:p>
          </table:table-cell>
          <table:table-cell table:formula="of:=[.D223]" office:value-type="float" office:value="228.39">
            <text:p>228,39</text:p>
          </table:table-cell>
          <table:table-cell table:number-columns-repeated="6"/>
          <table:table-cell office:value-type="float" office:value="1721">
            <text:p>1721</text:p>
          </table:table-cell>
          <table:table-cell table:style-name="ce2" office:value-type="float" office:value="0.635">
            <text:p>0,635</text:p>
          </table:table-cell>
          <table:table-cell table:style-name="ce2" office:value-type="float" office:value="0.669">
            <text:p>0,669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52.5">
            <text:p>252,50</text:p>
          </table:table-cell>
          <table:table-cell office:value-type="float" office:value="1001.97">
            <text:p>1001,97</text:p>
          </table:table-cell>
          <table:table-cell table:formula="of:=[.D224]" office:value-type="float" office:value="228.39">
            <text:p>228,39</text:p>
          </table:table-cell>
          <table:table-cell table:number-columns-repeated="6"/>
          <table:table-cell office:value-type="float" office:value="1722">
            <text:p>1722</text:p>
          </table:table-cell>
          <table:table-cell table:style-name="ce2" office:value-type="float" office:value="0.643">
            <text:p>0,643</text:p>
          </table:table-cell>
          <table:table-cell table:style-name="ce2" office:value-type="float" office:value="0.661">
            <text:p>0,661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54.11">
            <text:p>254,11</text:p>
          </table:table-cell>
          <table:table-cell office:value-type="float" office:value="1001.97">
            <text:p>1001,97</text:p>
          </table:table-cell>
          <table:table-cell table:formula="of:=[.D225]" office:value-type="float" office:value="228.39">
            <text:p>228,39</text:p>
          </table:table-cell>
          <table:table-cell table:number-columns-repeated="6"/>
          <table:table-cell office:value-type="float" office:value="1723">
            <text:p>1723</text:p>
          </table:table-cell>
          <table:table-cell table:style-name="ce2" office:value-type="float" office:value="0.625">
            <text:p>0,625</text:p>
          </table:table-cell>
          <table:table-cell table:style-name="ce2" office:value-type="float" office:value="0.657">
            <text:p>0,657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55.55">
            <text:p>255,55</text:p>
          </table:table-cell>
          <table:table-cell office:value-type="float" office:value="1001.97">
            <text:p>1001,97</text:p>
          </table:table-cell>
          <table:table-cell table:formula="of:=[.D226]" office:value-type="float" office:value="228.39">
            <text:p>228,39</text:p>
          </table:table-cell>
          <table:table-cell table:number-columns-repeated="6"/>
          <table:table-cell office:value-type="float" office:value="1724">
            <text:p>1724</text:p>
          </table:table-cell>
          <table:table-cell table:style-name="ce2" office:value-type="float" office:value="0.627">
            <text:p>0,627</text:p>
          </table:table-cell>
          <table:table-cell table:style-name="ce2" office:value-type="float" office:value="0.679">
            <text:p>0,679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55.04">
            <text:p>255,04</text:p>
          </table:table-cell>
          <table:table-cell office:value-type="float" office:value="1001.97">
            <text:p>1001,97</text:p>
          </table:table-cell>
          <table:table-cell table:formula="of:=[.D227]" office:value-type="float" office:value="228.39">
            <text:p>228,39</text:p>
          </table:table-cell>
          <table:table-cell table:number-columns-repeated="6"/>
          <table:table-cell office:value-type="float" office:value="1725">
            <text:p>1725</text:p>
          </table:table-cell>
          <table:table-cell table:style-name="ce2" office:value-type="float" office:value="0.629">
            <text:p>0,629</text:p>
          </table:table-cell>
          <table:table-cell table:style-name="ce2" office:value-type="float" office:value="0.639">
            <text:p>0,639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57.65">
            <text:p>257,65</text:p>
          </table:table-cell>
          <table:table-cell office:value-type="float" office:value="1001.97">
            <text:p>1001,97</text:p>
          </table:table-cell>
          <table:table-cell table:formula="of:=[.D228]" office:value-type="float" office:value="228.39">
            <text:p>228,39</text:p>
          </table:table-cell>
          <table:table-cell table:number-columns-repeated="6"/>
          <table:table-cell office:value-type="float" office:value="1726">
            <text:p>1726</text:p>
          </table:table-cell>
          <table:table-cell table:style-name="ce2" office:value-type="float" office:value="0.878">
            <text:p>0,878</text:p>
          </table:table-cell>
          <table:table-cell table:style-name="ce2" office:value-type="float" office:value="0.668">
            <text:p>0,66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57.19">
            <text:p>257,19</text:p>
          </table:table-cell>
          <table:table-cell office:value-type="float" office:value="1001.97">
            <text:p>1001,97</text:p>
          </table:table-cell>
          <table:table-cell table:formula="of:=[.D229]" office:value-type="float" office:value="228.39">
            <text:p>228,39</text:p>
          </table:table-cell>
          <table:table-cell table:number-columns-repeated="6"/>
          <table:table-cell office:value-type="float" office:value="1727">
            <text:p>1727</text:p>
          </table:table-cell>
          <table:table-cell table:style-name="ce2" office:value-type="float" office:value="0.649">
            <text:p>0,649</text:p>
          </table:table-cell>
          <table:table-cell table:style-name="ce2" office:value-type="float" office:value="0.648">
            <text:p>0,64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5.02">
            <text:p>255,02</text:p>
          </table:table-cell>
          <table:table-cell office:value-type="float" office:value="1001.97">
            <text:p>1001,97</text:p>
          </table:table-cell>
          <table:table-cell table:formula="of:=[.D230]" office:value-type="float" office:value="228.39">
            <text:p>228,39</text:p>
          </table:table-cell>
          <table:table-cell table:number-columns-repeated="6"/>
          <table:table-cell office:value-type="float" office:value="1728">
            <text:p>1728</text:p>
          </table:table-cell>
          <table:table-cell table:style-name="ce2" office:value-type="float" office:value="0.635">
            <text:p>0,635</text:p>
          </table:table-cell>
          <table:table-cell table:style-name="ce2" office:value-type="float" office:value="0.659">
            <text:p>0,659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56.29">
            <text:p>256,29</text:p>
          </table:table-cell>
          <table:table-cell office:value-type="float" office:value="1001.97">
            <text:p>1001,97</text:p>
          </table:table-cell>
          <table:table-cell table:formula="of:=[.D231]" office:value-type="float" office:value="228.39">
            <text:p>228,39</text:p>
          </table:table-cell>
          <table:table-cell table:number-columns-repeated="6"/>
          <table:table-cell office:value-type="float" office:value="1729">
            <text:p>1729</text:p>
          </table:table-cell>
          <table:table-cell table:style-name="ce2" office:value-type="float" office:value="0.633">
            <text:p>0,633</text:p>
          </table:table-cell>
          <table:table-cell table:style-name="ce2" office:value-type="float" office:value="0.66">
            <text:p>0,66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58.21">
            <text:p>258,21</text:p>
          </table:table-cell>
          <table:table-cell office:value-type="float" office:value="1001.97">
            <text:p>1001,97</text:p>
          </table:table-cell>
          <table:table-cell table:formula="of:=[.D232]" office:value-type="float" office:value="228.39">
            <text:p>228,39</text:p>
          </table:table-cell>
          <table:table-cell table:number-columns-repeated="6"/>
          <table:table-cell office:value-type="float" office:value="1730">
            <text:p>1730</text:p>
          </table:table-cell>
          <table:table-cell table:style-name="ce2" office:value-type="float" office:value="0.725">
            <text:p>0,725</text:p>
          </table:table-cell>
          <table:table-cell table:style-name="ce2" office:value-type="float" office:value="0.669">
            <text:p>0,669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55.46">
            <text:p>255,46</text:p>
          </table:table-cell>
          <table:table-cell office:value-type="float" office:value="1001.97">
            <text:p>1001,97</text:p>
          </table:table-cell>
          <table:table-cell table:formula="of:=[.D233]" office:value-type="float" office:value="228.39">
            <text:p>228,39</text:p>
          </table:table-cell>
          <table:table-cell table:number-columns-repeated="6"/>
          <table:table-cell office:value-type="float" office:value="1731">
            <text:p>1731</text:p>
          </table:table-cell>
          <table:table-cell table:style-name="ce2" office:value-type="float" office:value="0.634">
            <text:p>0,634</text:p>
          </table:table-cell>
          <table:table-cell table:style-name="ce2" office:value-type="float" office:value="0.667">
            <text:p>0,667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57.92">
            <text:p>257,92</text:p>
          </table:table-cell>
          <table:table-cell office:value-type="float" office:value="1001.97">
            <text:p>1001,97</text:p>
          </table:table-cell>
          <table:table-cell table:formula="of:=[.D234]" office:value-type="float" office:value="228.39">
            <text:p>228,39</text:p>
          </table:table-cell>
          <table:table-cell table:number-columns-repeated="6"/>
          <table:table-cell office:value-type="float" office:value="1732">
            <text:p>1732</text:p>
          </table:table-cell>
          <table:table-cell table:style-name="ce2" office:value-type="float" office:value="0.627">
            <text:p>0,627</text:p>
          </table:table-cell>
          <table:table-cell table:style-name="ce2" office:value-type="float" office:value="0.674">
            <text:p>0,674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58.89">
            <text:p>258,89</text:p>
          </table:table-cell>
          <table:table-cell office:value-type="float" office:value="1001.97">
            <text:p>1001,97</text:p>
          </table:table-cell>
          <table:table-cell table:formula="of:=[.D235]" office:value-type="float" office:value="228.39">
            <text:p>228,39</text:p>
          </table:table-cell>
          <table:table-cell table:number-columns-repeated="6"/>
          <table:table-cell office:value-type="float" office:value="1733">
            <text:p>1733</text:p>
          </table:table-cell>
          <table:table-cell table:style-name="ce2" office:value-type="float" office:value="0.628">
            <text:p>0,628</text:p>
          </table:table-cell>
          <table:table-cell table:style-name="ce2" office:value-type="float" office:value="0.647">
            <text:p>0,647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60.56">
            <text:p>260,56</text:p>
          </table:table-cell>
          <table:table-cell office:value-type="float" office:value="1001.97">
            <text:p>1001,97</text:p>
          </table:table-cell>
          <table:table-cell table:formula="of:=[.D236]" office:value-type="float" office:value="228.39">
            <text:p>228,39</text:p>
          </table:table-cell>
          <table:table-cell table:number-columns-repeated="6"/>
          <table:table-cell office:value-type="float" office:value="1734">
            <text:p>1734</text:p>
          </table:table-cell>
          <table:table-cell table:style-name="ce2" office:value-type="float" office:value="0.638">
            <text:p>0,638</text:p>
          </table:table-cell>
          <table:table-cell table:style-name="ce2" office:value-type="float" office:value="0.674">
            <text:p>0,674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60.77">
            <text:p>260,77</text:p>
          </table:table-cell>
          <table:table-cell office:value-type="float" office:value="1001.97">
            <text:p>1001,97</text:p>
          </table:table-cell>
          <table:table-cell table:formula="of:=[.D237]" office:value-type="float" office:value="228.39">
            <text:p>228,39</text:p>
          </table:table-cell>
          <table:table-cell table:number-columns-repeated="6"/>
          <table:table-cell office:value-type="float" office:value="1735">
            <text:p>1735</text:p>
          </table:table-cell>
          <table:table-cell table:style-name="ce2" office:value-type="float" office:value="0.637">
            <text:p>0,637</text:p>
          </table:table-cell>
          <table:table-cell table:style-name="ce2" office:value-type="float" office:value="0.644">
            <text:p>0,644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60.12">
            <text:p>260,12</text:p>
          </table:table-cell>
          <table:table-cell office:value-type="float" office:value="1001.97">
            <text:p>1001,97</text:p>
          </table:table-cell>
          <table:table-cell table:formula="of:=[.D238]" office:value-type="float" office:value="228.39">
            <text:p>228,39</text:p>
          </table:table-cell>
          <table:table-cell table:number-columns-repeated="6"/>
          <table:table-cell office:value-type="float" office:value="1736">
            <text:p>1736</text:p>
          </table:table-cell>
          <table:table-cell table:style-name="ce2" office:value-type="float" office:value="0.632">
            <text:p>0,632</text:p>
          </table:table-cell>
          <table:table-cell table:style-name="ce2" office:value-type="float" office:value="0.641">
            <text:p>0,64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59.31">
            <text:p>259,31</text:p>
          </table:table-cell>
          <table:table-cell office:value-type="float" office:value="1001.97">
            <text:p>1001,97</text:p>
          </table:table-cell>
          <table:table-cell table:formula="of:=[.D239]" office:value-type="float" office:value="228.39">
            <text:p>228,39</text:p>
          </table:table-cell>
          <table:table-cell table:number-columns-repeated="6"/>
          <table:table-cell office:value-type="float" office:value="1737">
            <text:p>1737</text:p>
          </table:table-cell>
          <table:table-cell table:style-name="ce2" office:value-type="float" office:value="0.632">
            <text:p>0,632</text:p>
          </table:table-cell>
          <table:table-cell table:style-name="ce2" office:value-type="float" office:value="0.651">
            <text:p>0,651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62.73">
            <text:p>262,73</text:p>
          </table:table-cell>
          <table:table-cell office:value-type="float" office:value="1001.97">
            <text:p>1001,97</text:p>
          </table:table-cell>
          <table:table-cell table:formula="of:=[.D240]" office:value-type="float" office:value="228.39">
            <text:p>228,39</text:p>
          </table:table-cell>
          <table:table-cell table:number-columns-repeated="6"/>
          <table:table-cell office:value-type="float" office:value="1738">
            <text:p>1738</text:p>
          </table:table-cell>
          <table:table-cell table:style-name="ce2" office:value-type="float" office:value="0.771">
            <text:p>0,771</text:p>
          </table:table-cell>
          <table:table-cell table:style-name="ce2" office:value-type="float" office:value="0.666">
            <text:p>0,666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58.34">
            <text:p>258,34</text:p>
          </table:table-cell>
          <table:table-cell office:value-type="float" office:value="1001.97">
            <text:p>1001,97</text:p>
          </table:table-cell>
          <table:table-cell table:formula="of:=[.D241]" office:value-type="float" office:value="228.39">
            <text:p>228,39</text:p>
          </table:table-cell>
          <table:table-cell table:number-columns-repeated="6"/>
          <table:table-cell office:value-type="float" office:value="1739">
            <text:p>1739</text:p>
          </table:table-cell>
          <table:table-cell table:style-name="ce2" office:value-type="float" office:value="0.634">
            <text:p>0,634</text:p>
          </table:table-cell>
          <table:table-cell table:style-name="ce2" office:value-type="float" office:value="0.66">
            <text:p>0,66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58.77">
            <text:p>258,77</text:p>
          </table:table-cell>
          <table:table-cell office:value-type="float" office:value="1001.97">
            <text:p>1001,97</text:p>
          </table:table-cell>
          <table:table-cell table:formula="of:=[.D242]" office:value-type="float" office:value="228.39">
            <text:p>228,39</text:p>
          </table:table-cell>
          <table:table-cell table:number-columns-repeated="6"/>
          <table:table-cell office:value-type="float" office:value="1740">
            <text:p>1740</text:p>
          </table:table-cell>
          <table:table-cell table:style-name="ce2" office:value-type="float" office:value="0.631">
            <text:p>0,631</text:p>
          </table:table-cell>
          <table:table-cell table:style-name="ce2" office:value-type="float" office:value="0.662">
            <text:p>0,66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58.53">
            <text:p>258,53</text:p>
          </table:table-cell>
          <table:table-cell office:value-type="float" office:value="1001.97">
            <text:p>1001,97</text:p>
          </table:table-cell>
          <table:table-cell table:formula="of:=[.D243]" office:value-type="float" office:value="228.39">
            <text:p>228,39</text:p>
          </table:table-cell>
          <table:table-cell table:number-columns-repeated="6"/>
          <table:table-cell office:value-type="float" office:value="1741">
            <text:p>1741</text:p>
          </table:table-cell>
          <table:table-cell table:style-name="ce2" office:value-type="float" office:value="0.629">
            <text:p>0,629</text:p>
          </table:table-cell>
          <table:table-cell table:style-name="ce2" office:value-type="float" office:value="0.663">
            <text:p>0,663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59.23">
            <text:p>259,23</text:p>
          </table:table-cell>
          <table:table-cell office:value-type="float" office:value="1001.97">
            <text:p>1001,97</text:p>
          </table:table-cell>
          <table:table-cell table:formula="of:=[.D244]" office:value-type="float" office:value="228.39">
            <text:p>228,39</text:p>
          </table:table-cell>
          <table:table-cell table:number-columns-repeated="6"/>
          <table:table-cell office:value-type="float" office:value="1742">
            <text:p>1742</text:p>
          </table:table-cell>
          <table:table-cell table:style-name="ce2" office:value-type="float" office:value="0.632">
            <text:p>0,632</text:p>
          </table:table-cell>
          <table:table-cell table:style-name="ce2" office:value-type="float" office:value="0.665">
            <text:p>0,665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60.09">
            <text:p>260,09</text:p>
          </table:table-cell>
          <table:table-cell office:value-type="float" office:value="1001.97">
            <text:p>1001,97</text:p>
          </table:table-cell>
          <table:table-cell table:formula="of:=[.D245]" office:value-type="float" office:value="228.39">
            <text:p>228,39</text:p>
          </table:table-cell>
          <table:table-cell table:number-columns-repeated="6"/>
          <table:table-cell office:value-type="float" office:value="1743">
            <text:p>1743</text:p>
          </table:table-cell>
          <table:table-cell table:style-name="ce2" office:value-type="float" office:value="0.625">
            <text:p>0,625</text:p>
          </table:table-cell>
          <table:table-cell table:style-name="ce2" office:value-type="float" office:value="3.748">
            <text:p>3,748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66.19">
            <text:p>266,19</text:p>
          </table:table-cell>
          <table:table-cell office:value-type="float" office:value="1001.97">
            <text:p>1001,97</text:p>
          </table:table-cell>
          <table:table-cell table:formula="of:=[.D246]" office:value-type="float" office:value="228.39">
            <text:p>228,39</text:p>
          </table:table-cell>
          <table:table-cell table:number-columns-repeated="6"/>
          <table:table-cell office:value-type="float" office:value="1744">
            <text:p>1744</text:p>
          </table:table-cell>
          <table:table-cell table:style-name="ce2" office:value-type="float" office:value="0.63">
            <text:p>0,630</text:p>
          </table:table-cell>
          <table:table-cell table:style-name="ce2" office:value-type="float" office:value="1.228">
            <text:p>1,228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61.37">
            <text:p>261,37</text:p>
          </table:table-cell>
          <table:table-cell office:value-type="float" office:value="1001.97">
            <text:p>1001,97</text:p>
          </table:table-cell>
          <table:table-cell table:formula="of:=[.D247]" office:value-type="float" office:value="228.39">
            <text:p>228,39</text:p>
          </table:table-cell>
          <table:table-cell table:number-columns-repeated="6"/>
          <table:table-cell office:value-type="float" office:value="1745">
            <text:p>1745</text:p>
          </table:table-cell>
          <table:table-cell table:style-name="ce2" office:value-type="float" office:value="0.628">
            <text:p>0,628</text:p>
          </table:table-cell>
          <table:table-cell table:style-name="ce2" office:value-type="float" office:value="0.666">
            <text:p>0,66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62.13">
            <text:p>262,13</text:p>
          </table:table-cell>
          <table:table-cell office:value-type="float" office:value="1001.97">
            <text:p>1001,97</text:p>
          </table:table-cell>
          <table:table-cell table:formula="of:=[.D248]" office:value-type="float" office:value="228.39">
            <text:p>228,39</text:p>
          </table:table-cell>
          <table:table-cell table:number-columns-repeated="6"/>
          <table:table-cell office:value-type="float" office:value="1746">
            <text:p>1746</text:p>
          </table:table-cell>
          <table:table-cell table:style-name="ce2" office:value-type="float" office:value="0.631">
            <text:p>0,631</text:p>
          </table:table-cell>
          <table:table-cell table:style-name="ce2" office:value-type="float" office:value="0.667">
            <text:p>0,667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62.63">
            <text:p>262,63</text:p>
          </table:table-cell>
          <table:table-cell office:value-type="float" office:value="1001.97">
            <text:p>1001,97</text:p>
          </table:table-cell>
          <table:table-cell table:formula="of:=[.D249]" office:value-type="float" office:value="228.39">
            <text:p>228,39</text:p>
          </table:table-cell>
          <table:table-cell table:number-columns-repeated="6"/>
          <table:table-cell office:value-type="float" office:value="1747">
            <text:p>1747</text:p>
          </table:table-cell>
          <table:table-cell table:style-name="ce2" office:value-type="float" office:value="0.631">
            <text:p>0,631</text:p>
          </table:table-cell>
          <table:table-cell table:style-name="ce2" office:value-type="float" office:value="0.63">
            <text:p>0,63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3.58">
            <text:p>263,58</text:p>
          </table:table-cell>
          <table:table-cell office:value-type="float" office:value="1001.97">
            <text:p>1001,97</text:p>
          </table:table-cell>
          <table:table-cell table:formula="of:=[.D250]" office:value-type="float" office:value="228.39">
            <text:p>228,39</text:p>
          </table:table-cell>
          <table:table-cell table:number-columns-repeated="6"/>
          <table:table-cell office:value-type="float" office:value="1748">
            <text:p>1748</text:p>
          </table:table-cell>
          <table:table-cell table:style-name="ce2" office:value-type="float" office:value="0.641">
            <text:p>0,641</text:p>
          </table:table-cell>
          <table:table-cell table:style-name="ce2" office:value-type="float" office:value="0.665">
            <text:p>0,665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63.58">
            <text:p>263,58</text:p>
          </table:table-cell>
          <table:table-cell office:value-type="float" office:value="1001.97">
            <text:p>1001,97</text:p>
          </table:table-cell>
          <table:table-cell table:formula="of:=[.D251]" office:value-type="float" office:value="228.39">
            <text:p>228,39</text:p>
          </table:table-cell>
          <table:table-cell table:number-columns-repeated="6"/>
          <table:table-cell office:value-type="float" office:value="1749">
            <text:p>1749</text:p>
          </table:table-cell>
          <table:table-cell table:style-name="ce2" office:value-type="float" office:value="0.629">
            <text:p>0,629</text:p>
          </table:table-cell>
          <table:table-cell table:style-name="ce2" office:value-type="float" office:value="0.686">
            <text:p>0,686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63.61">
            <text:p>263,61</text:p>
          </table:table-cell>
          <table:table-cell office:value-type="float" office:value="1001.97">
            <text:p>1001,97</text:p>
          </table:table-cell>
          <table:table-cell table:formula="of:=[.D252]" office:value-type="float" office:value="228.39">
            <text:p>228,39</text:p>
          </table:table-cell>
          <table:table-cell table:number-columns-repeated="6"/>
          <table:table-cell office:value-type="float" office:value="1750">
            <text:p>1750</text:p>
          </table:table-cell>
          <table:table-cell table:style-name="ce2" office:value-type="float" office:value="0.63">
            <text:p>0,630</text:p>
          </table:table-cell>
          <table:table-cell table:style-name="ce2" office:value-type="float" office:value="0.676">
            <text:p>0,676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63.59">
            <text:p>263,59</text:p>
          </table:table-cell>
          <table:table-cell office:value-type="float" office:value="1001.97">
            <text:p>1001,97</text:p>
          </table:table-cell>
          <table:table-cell table:formula="of:=[.D253]" office:value-type="float" office:value="228.39">
            <text:p>228,39</text:p>
          </table:table-cell>
          <table:table-cell table:number-columns-repeated="6"/>
          <table:table-cell office:value-type="float" office:value="1751">
            <text:p>1751</text:p>
          </table:table-cell>
          <table:table-cell table:style-name="ce2" office:value-type="float" office:value="0.637">
            <text:p>0,637</text:p>
          </table:table-cell>
          <table:table-cell table:style-name="ce2" office:value-type="float" office:value="0.702">
            <text:p>0,702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64.73">
            <text:p>264,73</text:p>
          </table:table-cell>
          <table:table-cell office:value-type="float" office:value="1001.97">
            <text:p>1001,97</text:p>
          </table:table-cell>
          <table:table-cell table:formula="of:=[.D254]" office:value-type="float" office:value="228.39">
            <text:p>228,39</text:p>
          </table:table-cell>
          <table:table-cell table:number-columns-repeated="6"/>
          <table:table-cell office:value-type="float" office:value="1752">
            <text:p>1752</text:p>
          </table:table-cell>
          <table:table-cell table:style-name="ce2" office:value-type="float" office:value="0.642">
            <text:p>0,642</text:p>
          </table:table-cell>
          <table:table-cell table:style-name="ce2" office:value-type="float" office:value="0.656">
            <text:p>0,656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64.63">
            <text:p>264,63</text:p>
          </table:table-cell>
          <table:table-cell office:value-type="float" office:value="1001.97">
            <text:p>1001,97</text:p>
          </table:table-cell>
          <table:table-cell table:formula="of:=[.D255]" office:value-type="float" office:value="228.39">
            <text:p>228,39</text:p>
          </table:table-cell>
          <table:table-cell table:number-columns-repeated="6"/>
          <table:table-cell office:value-type="float" office:value="1753">
            <text:p>1753</text:p>
          </table:table-cell>
          <table:table-cell table:style-name="ce2" office:value-type="float" office:value="0.633">
            <text:p>0,633</text:p>
          </table:table-cell>
          <table:table-cell table:style-name="ce2" office:value-type="float" office:value="0.656">
            <text:p>0,656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64.37">
            <text:p>264,37</text:p>
          </table:table-cell>
          <table:table-cell office:value-type="float" office:value="1001.97">
            <text:p>1001,97</text:p>
          </table:table-cell>
          <table:table-cell table:formula="of:=[.D256]" office:value-type="float" office:value="228.39">
            <text:p>228,39</text:p>
          </table:table-cell>
          <table:table-cell table:number-columns-repeated="6"/>
          <table:table-cell office:value-type="float" office:value="1754">
            <text:p>1754</text:p>
          </table:table-cell>
          <table:table-cell table:style-name="ce2" office:value-type="float" office:value="0.685">
            <text:p>0,685</text:p>
          </table:table-cell>
          <table:table-cell table:style-name="ce2" office:value-type="float" office:value="0.679">
            <text:p>0,679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65.01">
            <text:p>265,01</text:p>
          </table:table-cell>
          <table:table-cell office:value-type="float" office:value="1001.97">
            <text:p>1001,97</text:p>
          </table:table-cell>
          <table:table-cell table:formula="of:=[.D257]" office:value-type="float" office:value="228.39">
            <text:p>228,39</text:p>
          </table:table-cell>
          <table:table-cell table:number-columns-repeated="6"/>
          <table:table-cell office:value-type="float" office:value="1755">
            <text:p>1755</text:p>
          </table:table-cell>
          <table:table-cell table:style-name="ce2" office:value-type="float" office:value="0.651">
            <text:p>0,651</text:p>
          </table:table-cell>
          <table:table-cell table:style-name="ce2" office:value-type="float" office:value="2.269">
            <text:p>2,269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65.58">
            <text:p>265,58</text:p>
          </table:table-cell>
          <table:table-cell office:value-type="float" office:value="1001.97">
            <text:p>1001,97</text:p>
          </table:table-cell>
          <table:table-cell table:formula="of:=[.D258]" office:value-type="float" office:value="228.39">
            <text:p>228,39</text:p>
          </table:table-cell>
          <table:table-cell table:number-columns-repeated="6"/>
          <table:table-cell office:value-type="float" office:value="1756">
            <text:p>1756</text:p>
          </table:table-cell>
          <table:table-cell table:style-name="ce2" office:value-type="float" office:value="0.765">
            <text:p>0,765</text:p>
          </table:table-cell>
          <table:table-cell table:style-name="ce2" office:value-type="float" office:value="0.672">
            <text:p>0,672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65.58">
            <text:p>265,58</text:p>
          </table:table-cell>
          <table:table-cell office:value-type="float" office:value="1001.97">
            <text:p>1001,97</text:p>
          </table:table-cell>
          <table:table-cell table:formula="of:=[.D259]" office:value-type="float" office:value="228.39">
            <text:p>228,39</text:p>
          </table:table-cell>
          <table:table-cell table:number-columns-repeated="6"/>
          <table:table-cell office:value-type="float" office:value="1757">
            <text:p>1757</text:p>
          </table:table-cell>
          <table:table-cell table:style-name="ce2" office:value-type="float" office:value="0.643">
            <text:p>0,643</text:p>
          </table:table-cell>
          <table:table-cell table:style-name="ce2" office:value-type="float" office:value="0.961">
            <text:p>0,961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67.2">
            <text:p>267,20</text:p>
          </table:table-cell>
          <table:table-cell office:value-type="float" office:value="1001.97">
            <text:p>1001,97</text:p>
          </table:table-cell>
          <table:table-cell table:formula="of:=[.D260]" office:value-type="float" office:value="228.39">
            <text:p>228,39</text:p>
          </table:table-cell>
          <table:table-cell table:number-columns-repeated="6"/>
          <table:table-cell office:value-type="float" office:value="1758">
            <text:p>1758</text:p>
          </table:table-cell>
          <table:table-cell table:style-name="ce2" office:value-type="float" office:value="0.642">
            <text:p>0,642</text:p>
          </table:table-cell>
          <table:table-cell table:style-name="ce2" office:value-type="float" office:value="1.156">
            <text:p>1,156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68">
            <text:p>268,00</text:p>
          </table:table-cell>
          <table:table-cell office:value-type="float" office:value="1001.97">
            <text:p>1001,97</text:p>
          </table:table-cell>
          <table:table-cell table:formula="of:=[.D261]" office:value-type="float" office:value="228.39">
            <text:p>228,39</text:p>
          </table:table-cell>
          <table:table-cell table:number-columns-repeated="6"/>
          <table:table-cell office:value-type="float" office:value="1759">
            <text:p>1759</text:p>
          </table:table-cell>
          <table:table-cell table:style-name="ce2" office:value-type="float" office:value="0.676">
            <text:p>0,676</text:p>
          </table:table-cell>
          <table:table-cell table:style-name="ce2" office:value-type="float" office:value="0.679">
            <text:p>0,679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66.38">
            <text:p>266,38</text:p>
          </table:table-cell>
          <table:table-cell office:value-type="float" office:value="1001.97">
            <text:p>1001,97</text:p>
          </table:table-cell>
          <table:table-cell table:formula="of:=[.D262]" office:value-type="float" office:value="228.39">
            <text:p>228,39</text:p>
          </table:table-cell>
          <table:table-cell table:number-columns-repeated="6"/>
          <table:table-cell office:value-type="float" office:value="1760">
            <text:p>1760</text:p>
          </table:table-cell>
          <table:table-cell table:style-name="ce2" office:value-type="float" office:value="0.641">
            <text:p>0,641</text:p>
          </table:table-cell>
          <table:table-cell table:style-name="ce2" office:value-type="float" office:value="0.68">
            <text:p>0,68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66.56">
            <text:p>266,56</text:p>
          </table:table-cell>
          <table:table-cell office:value-type="float" office:value="1001.97">
            <text:p>1001,97</text:p>
          </table:table-cell>
          <table:table-cell table:formula="of:=[.D263]" office:value-type="float" office:value="228.39">
            <text:p>228,39</text:p>
          </table:table-cell>
          <table:table-cell table:number-columns-repeated="6"/>
          <table:table-cell office:value-type="float" office:value="1761">
            <text:p>1761</text:p>
          </table:table-cell>
          <table:table-cell table:style-name="ce2" office:value-type="float" office:value="0.644">
            <text:p>0,644</text:p>
          </table:table-cell>
          <table:table-cell table:style-name="ce2" office:value-type="float" office:value="0.681">
            <text:p>0,681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67.25">
            <text:p>267,25</text:p>
          </table:table-cell>
          <table:table-cell office:value-type="float" office:value="1001.97">
            <text:p>1001,97</text:p>
          </table:table-cell>
          <table:table-cell table:formula="of:=[.D264]" office:value-type="float" office:value="228.39">
            <text:p>228,39</text:p>
          </table:table-cell>
          <table:table-cell table:number-columns-repeated="6"/>
          <table:table-cell office:value-type="float" office:value="1762">
            <text:p>1762</text:p>
          </table:table-cell>
          <table:table-cell table:style-name="ce2" office:value-type="float" office:value="0.665">
            <text:p>0,665</text:p>
          </table:table-cell>
          <table:table-cell table:style-name="ce2" office:value-type="float" office:value="0.688">
            <text:p>0,688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8.4">
            <text:p>268,40</text:p>
          </table:table-cell>
          <table:table-cell office:value-type="float" office:value="1001.97">
            <text:p>1001,97</text:p>
          </table:table-cell>
          <table:table-cell table:formula="of:=[.D265]" office:value-type="float" office:value="228.39">
            <text:p>228,39</text:p>
          </table:table-cell>
          <table:table-cell table:number-columns-repeated="6"/>
          <table:table-cell office:value-type="float" office:value="1763">
            <text:p>1763</text:p>
          </table:table-cell>
          <table:table-cell table:style-name="ce2" office:value-type="float" office:value="0.67">
            <text:p>0,670</text:p>
          </table:table-cell>
          <table:table-cell table:style-name="ce2" office:value-type="float" office:value="0.678">
            <text:p>0,67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68.94">
            <text:p>268,94</text:p>
          </table:table-cell>
          <table:table-cell office:value-type="float" office:value="1001.97">
            <text:p>1001,97</text:p>
          </table:table-cell>
          <table:table-cell table:formula="of:=[.D266]" office:value-type="float" office:value="228.39">
            <text:p>228,39</text:p>
          </table:table-cell>
          <table:table-cell table:number-columns-repeated="6"/>
          <table:table-cell office:value-type="float" office:value="1764">
            <text:p>1764</text:p>
          </table:table-cell>
          <table:table-cell table:style-name="ce2" office:value-type="float" office:value="0.654">
            <text:p>0,654</text:p>
          </table:table-cell>
          <table:table-cell table:style-name="ce2" office:value-type="float" office:value="0.769">
            <text:p>0,769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69.42">
            <text:p>269,42</text:p>
          </table:table-cell>
          <table:table-cell office:value-type="float" office:value="1001.97">
            <text:p>1001,97</text:p>
          </table:table-cell>
          <table:table-cell table:formula="of:=[.D267]" office:value-type="float" office:value="228.39">
            <text:p>228,39</text:p>
          </table:table-cell>
          <table:table-cell table:number-columns-repeated="6"/>
          <table:table-cell office:value-type="float" office:value="1765">
            <text:p>1765</text:p>
          </table:table-cell>
          <table:table-cell table:style-name="ce2" office:value-type="float" office:value="0.663">
            <text:p>0,663</text:p>
          </table:table-cell>
          <table:table-cell table:style-name="ce2" office:value-type="float" office:value="0.689">
            <text:p>0,689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67.96">
            <text:p>267,96</text:p>
          </table:table-cell>
          <table:table-cell office:value-type="float" office:value="1001.97">
            <text:p>1001,97</text:p>
          </table:table-cell>
          <table:table-cell table:formula="of:=[.D268]" office:value-type="float" office:value="228.39">
            <text:p>228,39</text:p>
          </table:table-cell>
          <table:table-cell table:number-columns-repeated="6"/>
          <table:table-cell office:value-type="float" office:value="1766">
            <text:p>1766</text:p>
          </table:table-cell>
          <table:table-cell table:style-name="ce2" office:value-type="float" office:value="0.643">
            <text:p>0,643</text:p>
          </table:table-cell>
          <table:table-cell table:style-name="ce2" office:value-type="float" office:value="0.675">
            <text:p>0,675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68.07">
            <text:p>268,07</text:p>
          </table:table-cell>
          <table:table-cell office:value-type="float" office:value="1001.97">
            <text:p>1001,97</text:p>
          </table:table-cell>
          <table:table-cell table:formula="of:=[.D269]" office:value-type="float" office:value="228.39">
            <text:p>228,39</text:p>
          </table:table-cell>
          <table:table-cell table:number-columns-repeated="6"/>
          <table:table-cell office:value-type="float" office:value="1767">
            <text:p>1767</text:p>
          </table:table-cell>
          <table:table-cell table:style-name="ce2" office:value-type="float" office:value="0.662">
            <text:p>0,662</text:p>
          </table:table-cell>
          <table:table-cell table:style-name="ce2" office:value-type="float" office:value="0.728">
            <text:p>0,728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7.62">
            <text:p>267,62</text:p>
          </table:table-cell>
          <table:table-cell office:value-type="float" office:value="1001.97">
            <text:p>1001,97</text:p>
          </table:table-cell>
          <table:table-cell table:formula="of:=[.D270]" office:value-type="float" office:value="228.39">
            <text:p>228,39</text:p>
          </table:table-cell>
          <table:table-cell table:number-columns-repeated="6"/>
          <table:table-cell office:value-type="float" office:value="1768">
            <text:p>1768</text:p>
          </table:table-cell>
          <table:table-cell table:style-name="ce2" office:value-type="float" office:value="6.648">
            <text:p>6,648</text:p>
          </table:table-cell>
          <table:table-cell table:style-name="ce2" office:value-type="float" office:value="0.679">
            <text:p>0,679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67.87">
            <text:p>267,87</text:p>
          </table:table-cell>
          <table:table-cell office:value-type="float" office:value="1001.97">
            <text:p>1001,97</text:p>
          </table:table-cell>
          <table:table-cell table:formula="of:=[.D271]" office:value-type="float" office:value="228.39">
            <text:p>228,39</text:p>
          </table:table-cell>
          <table:table-cell table:number-columns-repeated="6"/>
          <table:table-cell office:value-type="float" office:value="1769">
            <text:p>1769</text:p>
          </table:table-cell>
          <table:table-cell table:style-name="ce2" office:value-type="float" office:value="0.641">
            <text:p>0,641</text:p>
          </table:table-cell>
          <table:table-cell table:style-name="ce2" office:value-type="float" office:value="0.672">
            <text:p>0,67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68.04">
            <text:p>268,04</text:p>
          </table:table-cell>
          <table:table-cell office:value-type="float" office:value="1001.97">
            <text:p>1001,97</text:p>
          </table:table-cell>
          <table:table-cell table:formula="of:=[.D272]" office:value-type="float" office:value="228.39">
            <text:p>228,39</text:p>
          </table:table-cell>
          <table:table-cell table:number-columns-repeated="6"/>
          <table:table-cell office:value-type="float" office:value="1770">
            <text:p>1770</text:p>
          </table:table-cell>
          <table:table-cell table:style-name="ce2" office:value-type="float" office:value="0.643">
            <text:p>0,643</text:p>
          </table:table-cell>
          <table:table-cell table:style-name="ce2" office:value-type="float" office:value="0.7">
            <text:p>0,700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69.42">
            <text:p>269,42</text:p>
          </table:table-cell>
          <table:table-cell office:value-type="float" office:value="1001.97">
            <text:p>1001,97</text:p>
          </table:table-cell>
          <table:table-cell table:formula="of:=[.D273]" office:value-type="float" office:value="228.39">
            <text:p>228,39</text:p>
          </table:table-cell>
          <table:table-cell table:number-columns-repeated="6"/>
          <table:table-cell office:value-type="float" office:value="1771">
            <text:p>1771</text:p>
          </table:table-cell>
          <table:table-cell table:style-name="ce2" office:value-type="float" office:value="0.64">
            <text:p>0,640</text:p>
          </table:table-cell>
          <table:table-cell table:style-name="ce2" office:value-type="float" office:value="0.703">
            <text:p>0,703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70.86">
            <text:p>270,86</text:p>
          </table:table-cell>
          <table:table-cell office:value-type="float" office:value="1001.97">
            <text:p>1001,97</text:p>
          </table:table-cell>
          <table:table-cell table:formula="of:=[.D274]" office:value-type="float" office:value="228.39">
            <text:p>228,39</text:p>
          </table:table-cell>
          <table:table-cell table:number-columns-repeated="6"/>
          <table:table-cell office:value-type="float" office:value="1772">
            <text:p>1772</text:p>
          </table:table-cell>
          <table:table-cell table:style-name="ce2" office:value-type="float" office:value="0.638">
            <text:p>0,638</text:p>
          </table:table-cell>
          <table:table-cell table:style-name="ce2" office:value-type="float" office:value="0.897">
            <text:p>0,897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71.92">
            <text:p>271,92</text:p>
          </table:table-cell>
          <table:table-cell office:value-type="float" office:value="1001.97">
            <text:p>1001,97</text:p>
          </table:table-cell>
          <table:table-cell table:formula="of:=[.D275]" office:value-type="float" office:value="228.39">
            <text:p>228,39</text:p>
          </table:table-cell>
          <table:table-cell table:number-columns-repeated="6"/>
          <table:table-cell office:value-type="float" office:value="1773">
            <text:p>1773</text:p>
          </table:table-cell>
          <table:table-cell table:style-name="ce2" office:value-type="float" office:value="0.636">
            <text:p>0,636</text:p>
          </table:table-cell>
          <table:table-cell table:style-name="ce2" office:value-type="float" office:value="0.771">
            <text:p>0,771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73.1">
            <text:p>273,10</text:p>
          </table:table-cell>
          <table:table-cell office:value-type="float" office:value="1001.97">
            <text:p>1001,97</text:p>
          </table:table-cell>
          <table:table-cell table:formula="of:=[.D276]" office:value-type="float" office:value="228.39">
            <text:p>228,39</text:p>
          </table:table-cell>
          <table:table-cell table:number-columns-repeated="6"/>
          <table:table-cell office:value-type="float" office:value="1774">
            <text:p>1774</text:p>
          </table:table-cell>
          <table:table-cell table:style-name="ce2" office:value-type="float" office:value="0.645">
            <text:p>0,645</text:p>
          </table:table-cell>
          <table:table-cell table:style-name="ce2" office:value-type="float" office:value="0.697">
            <text:p>0,697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71.05">
            <text:p>271,05</text:p>
          </table:table-cell>
          <table:table-cell office:value-type="float" office:value="1001.97">
            <text:p>1001,97</text:p>
          </table:table-cell>
          <table:table-cell table:formula="of:=[.D277]" office:value-type="float" office:value="228.39">
            <text:p>228,39</text:p>
          </table:table-cell>
          <table:table-cell table:number-columns-repeated="6"/>
          <table:table-cell office:value-type="float" office:value="1775">
            <text:p>1775</text:p>
          </table:table-cell>
          <table:table-cell table:style-name="ce2" office:value-type="float" office:value="0.645">
            <text:p>0,645</text:p>
          </table:table-cell>
          <table:table-cell table:style-name="ce2" office:value-type="float" office:value="0.688">
            <text:p>0,688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71.95">
            <text:p>271,95</text:p>
          </table:table-cell>
          <table:table-cell office:value-type="float" office:value="1001.97">
            <text:p>1001,97</text:p>
          </table:table-cell>
          <table:table-cell table:formula="of:=[.D278]" office:value-type="float" office:value="228.39">
            <text:p>228,39</text:p>
          </table:table-cell>
          <table:table-cell table:number-columns-repeated="6"/>
          <table:table-cell office:value-type="float" office:value="1776">
            <text:p>1776</text:p>
          </table:table-cell>
          <table:table-cell table:style-name="ce2" office:value-type="float" office:value="0.655">
            <text:p>0,655</text:p>
          </table:table-cell>
          <table:table-cell table:style-name="ce2" office:value-type="float" office:value="0.706">
            <text:p>0,706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72.08">
            <text:p>272,08</text:p>
          </table:table-cell>
          <table:table-cell office:value-type="float" office:value="1001.97">
            <text:p>1001,97</text:p>
          </table:table-cell>
          <table:table-cell table:formula="of:=[.D279]" office:value-type="float" office:value="228.39">
            <text:p>228,39</text:p>
          </table:table-cell>
          <table:table-cell table:number-columns-repeated="6"/>
          <table:table-cell office:value-type="float" office:value="1777">
            <text:p>1777</text:p>
          </table:table-cell>
          <table:table-cell table:style-name="ce2" office:value-type="float" office:value="0.641">
            <text:p>0,641</text:p>
          </table:table-cell>
          <table:table-cell table:style-name="ce2" office:value-type="float" office:value="0.687">
            <text:p>0,687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75.51">
            <text:p>275,51</text:p>
          </table:table-cell>
          <table:table-cell office:value-type="float" office:value="1001.97">
            <text:p>1001,97</text:p>
          </table:table-cell>
          <table:table-cell table:formula="of:=[.D280]" office:value-type="float" office:value="228.39">
            <text:p>228,39</text:p>
          </table:table-cell>
          <table:table-cell table:number-columns-repeated="6"/>
          <table:table-cell office:value-type="float" office:value="1778">
            <text:p>1778</text:p>
          </table:table-cell>
          <table:table-cell table:style-name="ce2" office:value-type="float" office:value="0.647">
            <text:p>0,647</text:p>
          </table:table-cell>
          <table:table-cell table:style-name="ce2" office:value-type="float" office:value="0.707">
            <text:p>0,707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3.41">
            <text:p>273,41</text:p>
          </table:table-cell>
          <table:table-cell office:value-type="float" office:value="1001.97">
            <text:p>1001,97</text:p>
          </table:table-cell>
          <table:table-cell table:formula="of:=[.D281]" office:value-type="float" office:value="228.39">
            <text:p>228,39</text:p>
          </table:table-cell>
          <table:table-cell table:number-columns-repeated="6"/>
          <table:table-cell office:value-type="float" office:value="1779">
            <text:p>1779</text:p>
          </table:table-cell>
          <table:table-cell table:style-name="ce2" office:value-type="float" office:value="0.648">
            <text:p>0,648</text:p>
          </table:table-cell>
          <table:table-cell table:style-name="ce2" office:value-type="float" office:value="0.698">
            <text:p>0,698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74.81">
            <text:p>274,81</text:p>
          </table:table-cell>
          <table:table-cell office:value-type="float" office:value="1001.97">
            <text:p>1001,97</text:p>
          </table:table-cell>
          <table:table-cell table:formula="of:=[.D282]" office:value-type="float" office:value="228.39">
            <text:p>228,39</text:p>
          </table:table-cell>
          <table:table-cell table:number-columns-repeated="6"/>
          <table:table-cell office:value-type="float" office:value="1780">
            <text:p>1780</text:p>
          </table:table-cell>
          <table:table-cell table:style-name="ce2" office:value-type="float" office:value="0.658">
            <text:p>0,658</text:p>
          </table:table-cell>
          <table:table-cell table:style-name="ce2" office:value-type="float" office:value="0.694">
            <text:p>0,694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77.28">
            <text:p>277,28</text:p>
          </table:table-cell>
          <table:table-cell office:value-type="float" office:value="1001.97">
            <text:p>1001,97</text:p>
          </table:table-cell>
          <table:table-cell table:formula="of:=[.D283]" office:value-type="float" office:value="228.39">
            <text:p>228,39</text:p>
          </table:table-cell>
          <table:table-cell table:number-columns-repeated="6"/>
          <table:table-cell office:value-type="float" office:value="1781">
            <text:p>1781</text:p>
          </table:table-cell>
          <table:table-cell table:style-name="ce2" office:value-type="float" office:value="1.004">
            <text:p>1,004</text:p>
          </table:table-cell>
          <table:table-cell table:style-name="ce2" office:value-type="float" office:value="0.694">
            <text:p>0,694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73.01">
            <text:p>273,01</text:p>
          </table:table-cell>
          <table:table-cell office:value-type="float" office:value="1001.97">
            <text:p>1001,97</text:p>
          </table:table-cell>
          <table:table-cell table:formula="of:=[.D284]" office:value-type="float" office:value="228.39">
            <text:p>228,39</text:p>
          </table:table-cell>
          <table:table-cell table:number-columns-repeated="6"/>
          <table:table-cell office:value-type="float" office:value="1782">
            <text:p>1782</text:p>
          </table:table-cell>
          <table:table-cell table:style-name="ce2" office:value-type="float" office:value="0.651">
            <text:p>0,651</text:p>
          </table:table-cell>
          <table:table-cell table:style-name="ce2" office:value-type="float" office:value="0.699">
            <text:p>0,699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76.76">
            <text:p>276,76</text:p>
          </table:table-cell>
          <table:table-cell office:value-type="float" office:value="1001.97">
            <text:p>1001,97</text:p>
          </table:table-cell>
          <table:table-cell table:formula="of:=[.D285]" office:value-type="float" office:value="228.39">
            <text:p>228,39</text:p>
          </table:table-cell>
          <table:table-cell table:number-columns-repeated="6"/>
          <table:table-cell office:value-type="float" office:value="1783">
            <text:p>1783</text:p>
          </table:table-cell>
          <table:table-cell table:style-name="ce2" office:value-type="float" office:value="1.082">
            <text:p>1,082</text:p>
          </table:table-cell>
          <table:table-cell table:style-name="ce2" office:value-type="float" office:value="0.69">
            <text:p>0,69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73.87">
            <text:p>273,87</text:p>
          </table:table-cell>
          <table:table-cell office:value-type="float" office:value="1001.97">
            <text:p>1001,97</text:p>
          </table:table-cell>
          <table:table-cell table:formula="of:=[.D286]" office:value-type="float" office:value="228.39">
            <text:p>228,39</text:p>
          </table:table-cell>
          <table:table-cell table:number-columns-repeated="6"/>
          <table:table-cell office:value-type="float" office:value="1784">
            <text:p>1784</text:p>
          </table:table-cell>
          <table:table-cell table:style-name="ce2" office:value-type="float" office:value="0.72">
            <text:p>0,720</text:p>
          </table:table-cell>
          <table:table-cell table:style-name="ce2" office:value-type="float" office:value="0.703">
            <text:p>0,703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4.01">
            <text:p>274,01</text:p>
          </table:table-cell>
          <table:table-cell office:value-type="float" office:value="1001.97">
            <text:p>1001,97</text:p>
          </table:table-cell>
          <table:table-cell table:formula="of:=[.D287]" office:value-type="float" office:value="228.39">
            <text:p>228,39</text:p>
          </table:table-cell>
          <table:table-cell table:number-columns-repeated="6"/>
          <table:table-cell office:value-type="float" office:value="1785">
            <text:p>1785</text:p>
          </table:table-cell>
          <table:table-cell table:style-name="ce2" office:value-type="float" office:value="0.649">
            <text:p>0,649</text:p>
          </table:table-cell>
          <table:table-cell table:style-name="ce2" office:value-type="float" office:value="0.705">
            <text:p>0,705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75.85">
            <text:p>275,85</text:p>
          </table:table-cell>
          <table:table-cell office:value-type="float" office:value="1001.97">
            <text:p>1001,97</text:p>
          </table:table-cell>
          <table:table-cell table:formula="of:=[.D288]" office:value-type="float" office:value="228.39">
            <text:p>228,39</text:p>
          </table:table-cell>
          <table:table-cell table:number-columns-repeated="6"/>
          <table:table-cell office:value-type="float" office:value="1786">
            <text:p>1786</text:p>
          </table:table-cell>
          <table:table-cell table:style-name="ce2" office:value-type="float" office:value="0.651">
            <text:p>0,651</text:p>
          </table:table-cell>
          <table:table-cell table:style-name="ce2" office:value-type="float" office:value="0.7">
            <text:p>0,700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76.85">
            <text:p>276,85</text:p>
          </table:table-cell>
          <table:table-cell office:value-type="float" office:value="1001.97">
            <text:p>1001,97</text:p>
          </table:table-cell>
          <table:table-cell table:formula="of:=[.D289]" office:value-type="float" office:value="228.39">
            <text:p>228,39</text:p>
          </table:table-cell>
          <table:table-cell table:number-columns-repeated="6"/>
          <table:table-cell office:value-type="float" office:value="1787">
            <text:p>1787</text:p>
          </table:table-cell>
          <table:table-cell table:style-name="ce2" office:value-type="float" office:value="0.645">
            <text:p>0,645</text:p>
          </table:table-cell>
          <table:table-cell table:style-name="ce2" office:value-type="float" office:value="0.702">
            <text:p>0,702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75.68">
            <text:p>275,68</text:p>
          </table:table-cell>
          <table:table-cell office:value-type="float" office:value="1001.97">
            <text:p>1001,97</text:p>
          </table:table-cell>
          <table:table-cell table:formula="of:=[.D290]" office:value-type="float" office:value="228.39">
            <text:p>228,39</text:p>
          </table:table-cell>
          <table:table-cell table:number-columns-repeated="6"/>
          <table:table-cell office:value-type="float" office:value="1788">
            <text:p>1788</text:p>
          </table:table-cell>
          <table:table-cell table:style-name="ce2" office:value-type="float" office:value="0.644">
            <text:p>0,644</text:p>
          </table:table-cell>
          <table:table-cell table:style-name="ce2" office:value-type="float" office:value="0.683">
            <text:p>0,683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78.26">
            <text:p>278,26</text:p>
          </table:table-cell>
          <table:table-cell office:value-type="float" office:value="1001.97">
            <text:p>1001,97</text:p>
          </table:table-cell>
          <table:table-cell table:formula="of:=[.D291]" office:value-type="float" office:value="228.39">
            <text:p>228,39</text:p>
          </table:table-cell>
          <table:table-cell table:number-columns-repeated="6"/>
          <table:table-cell office:value-type="float" office:value="1789">
            <text:p>1789</text:p>
          </table:table-cell>
          <table:table-cell table:style-name="ce2" office:value-type="float" office:value="0.653">
            <text:p>0,653</text:p>
          </table:table-cell>
          <table:table-cell table:style-name="ce2" office:value-type="float" office:value="0.705">
            <text:p>0,705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77.93">
            <text:p>277,93</text:p>
          </table:table-cell>
          <table:table-cell office:value-type="float" office:value="1001.97">
            <text:p>1001,97</text:p>
          </table:table-cell>
          <table:table-cell table:formula="of:=[.D292]" office:value-type="float" office:value="228.39">
            <text:p>228,39</text:p>
          </table:table-cell>
          <table:table-cell table:number-columns-repeated="6"/>
          <table:table-cell office:value-type="float" office:value="1790">
            <text:p>1790</text:p>
          </table:table-cell>
          <table:table-cell table:style-name="ce2" office:value-type="float" office:value="0.645">
            <text:p>0,645</text:p>
          </table:table-cell>
          <table:table-cell table:style-name="ce2" office:value-type="float" office:value="0.793">
            <text:p>0,793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78.37">
            <text:p>278,37</text:p>
          </table:table-cell>
          <table:table-cell office:value-type="float" office:value="1001.97">
            <text:p>1001,97</text:p>
          </table:table-cell>
          <table:table-cell table:formula="of:=[.D293]" office:value-type="float" office:value="228.39">
            <text:p>228,39</text:p>
          </table:table-cell>
          <table:table-cell table:number-columns-repeated="6"/>
          <table:table-cell office:value-type="float" office:value="1791">
            <text:p>1791</text:p>
          </table:table-cell>
          <table:table-cell table:style-name="ce2" office:value-type="float" office:value="0.755">
            <text:p>0,755</text:p>
          </table:table-cell>
          <table:table-cell table:style-name="ce2" office:value-type="float" office:value="0.69">
            <text:p>0,690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77.78">
            <text:p>277,78</text:p>
          </table:table-cell>
          <table:table-cell office:value-type="float" office:value="1001.97">
            <text:p>1001,97</text:p>
          </table:table-cell>
          <table:table-cell table:formula="of:=[.D294]" office:value-type="float" office:value="228.39">
            <text:p>228,39</text:p>
          </table:table-cell>
          <table:table-cell table:number-columns-repeated="6"/>
          <table:table-cell office:value-type="float" office:value="1792">
            <text:p>1792</text:p>
          </table:table-cell>
          <table:table-cell table:style-name="ce2" office:value-type="float" office:value="0.657">
            <text:p>0,657</text:p>
          </table:table-cell>
          <table:table-cell table:style-name="ce2" office:value-type="float" office:value="0.695">
            <text:p>0,695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8.44">
            <text:p>278,44</text:p>
          </table:table-cell>
          <table:table-cell office:value-type="float" office:value="1001.97">
            <text:p>1001,97</text:p>
          </table:table-cell>
          <table:table-cell table:formula="of:=[.D295]" office:value-type="float" office:value="228.39">
            <text:p>228,39</text:p>
          </table:table-cell>
          <table:table-cell table:number-columns-repeated="6"/>
          <table:table-cell office:value-type="float" office:value="1793">
            <text:p>1793</text:p>
          </table:table-cell>
          <table:table-cell table:style-name="ce2" office:value-type="float" office:value="0.66">
            <text:p>0,660</text:p>
          </table:table-cell>
          <table:table-cell table:style-name="ce2" office:value-type="float" office:value="0.67">
            <text:p>0,67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77.23">
            <text:p>277,23</text:p>
          </table:table-cell>
          <table:table-cell office:value-type="float" office:value="1001.97">
            <text:p>1001,97</text:p>
          </table:table-cell>
          <table:table-cell table:formula="of:=[.D296]" office:value-type="float" office:value="228.39">
            <text:p>228,39</text:p>
          </table:table-cell>
          <table:table-cell table:number-columns-repeated="6"/>
          <table:table-cell office:value-type="float" office:value="1794">
            <text:p>1794</text:p>
          </table:table-cell>
          <table:table-cell table:style-name="ce2" office:value-type="float" office:value="0.64">
            <text:p>0,640</text:p>
          </table:table-cell>
          <table:table-cell table:style-name="ce2" office:value-type="float" office:value="0.719">
            <text:p>0,719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79.53">
            <text:p>279,53</text:p>
          </table:table-cell>
          <table:table-cell office:value-type="float" office:value="1001.97">
            <text:p>1001,97</text:p>
          </table:table-cell>
          <table:table-cell table:formula="of:=[.D297]" office:value-type="float" office:value="228.39">
            <text:p>228,39</text:p>
          </table:table-cell>
          <table:table-cell table:number-columns-repeated="6"/>
          <table:table-cell office:value-type="float" office:value="1795">
            <text:p>1795</text:p>
          </table:table-cell>
          <table:table-cell table:style-name="ce2" office:value-type="float" office:value="0.65">
            <text:p>0,650</text:p>
          </table:table-cell>
          <table:table-cell table:style-name="ce2" office:value-type="float" office:value="0.722">
            <text:p>0,722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94.94">
            <text:p>294,94</text:p>
          </table:table-cell>
          <table:table-cell office:value-type="float" office:value="1001.97">
            <text:p>1001,97</text:p>
          </table:table-cell>
          <table:table-cell table:formula="of:=[.D298]" office:value-type="float" office:value="228.39">
            <text:p>228,39</text:p>
          </table:table-cell>
          <table:table-cell table:number-columns-repeated="6"/>
          <table:table-cell office:value-type="float" office:value="1796">
            <text:p>1796</text:p>
          </table:table-cell>
          <table:table-cell table:style-name="ce2" office:value-type="float" office:value="0.656">
            <text:p>0,656</text:p>
          </table:table-cell>
          <table:table-cell table:style-name="ce2" office:value-type="float" office:value="0.698">
            <text:p>0,698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9.44">
            <text:p>279,44</text:p>
          </table:table-cell>
          <table:table-cell office:value-type="float" office:value="1001.97">
            <text:p>1001,97</text:p>
          </table:table-cell>
          <table:table-cell table:formula="of:=[.D299]" office:value-type="float" office:value="228.39">
            <text:p>228,39</text:p>
          </table:table-cell>
          <table:table-cell table:number-columns-repeated="6"/>
          <table:table-cell office:value-type="float" office:value="1797">
            <text:p>1797</text:p>
          </table:table-cell>
          <table:table-cell table:style-name="ce2" office:value-type="float" office:value="0.665">
            <text:p>0,665</text:p>
          </table:table-cell>
          <table:table-cell table:style-name="ce2" office:value-type="float" office:value="0.719">
            <text:p>0,719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80.79">
            <text:p>280,79</text:p>
          </table:table-cell>
          <table:table-cell office:value-type="float" office:value="1001.97">
            <text:p>1001,97</text:p>
          </table:table-cell>
          <table:table-cell table:formula="of:=[.D300]" office:value-type="float" office:value="228.39">
            <text:p>228,39</text:p>
          </table:table-cell>
          <table:table-cell table:number-columns-repeated="6"/>
          <table:table-cell office:value-type="float" office:value="1798">
            <text:p>1798</text:p>
          </table:table-cell>
          <table:table-cell table:style-name="ce2" office:value-type="float" office:value="0.656">
            <text:p>0,656</text:p>
          </table:table-cell>
          <table:table-cell table:style-name="ce2" office:value-type="float" office:value="0.69">
            <text:p>0,69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82.17">
            <text:p>282,17</text:p>
          </table:table-cell>
          <table:table-cell office:value-type="float" office:value="1001.97">
            <text:p>1001,97</text:p>
          </table:table-cell>
          <table:table-cell table:formula="of:=[.D301]" office:value-type="float" office:value="228.39">
            <text:p>228,39</text:p>
          </table:table-cell>
          <table:table-cell table:number-columns-repeated="6"/>
          <table:table-cell office:value-type="float" office:value="1799">
            <text:p>1799</text:p>
          </table:table-cell>
          <table:table-cell table:style-name="ce2" office:value-type="float" office:value="0.659">
            <text:p>0,659</text:p>
          </table:table-cell>
          <table:table-cell table:style-name="ce2" office:value-type="float" office:value="0.703">
            <text:p>0,703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80.5">
            <text:p>280,50</text:p>
          </table:table-cell>
          <table:table-cell office:value-type="float" office:value="1001.97">
            <text:p>1001,97</text:p>
          </table:table-cell>
          <table:table-cell table:formula="of:=[.D302]" office:value-type="float" office:value="228.39">
            <text:p>228,39</text:p>
          </table:table-cell>
          <table:table-cell table:number-columns-repeated="6"/>
          <table:table-cell office:value-type="float" office:value="1800">
            <text:p>1800</text:p>
          </table:table-cell>
          <table:table-cell table:style-name="ce2" office:value-type="float" office:value="0.656">
            <text:p>0,656</text:p>
          </table:table-cell>
          <table:table-cell table:style-name="ce2" office:value-type="float" office:value="0.77">
            <text:p>0,770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79.35">
            <text:p>279,35</text:p>
          </table:table-cell>
          <table:table-cell office:value-type="float" office:value="1001.97">
            <text:p>1001,97</text:p>
          </table:table-cell>
          <table:table-cell table:formula="of:=[.D303]" office:value-type="float" office:value="228.39">
            <text:p>228,39</text:p>
          </table:table-cell>
          <table:table-cell table:number-columns-repeated="6"/>
          <table:table-cell office:value-type="float" office:value="1801">
            <text:p>1801</text:p>
          </table:table-cell>
          <table:table-cell table:style-name="ce2" office:value-type="float" office:value="0.66">
            <text:p>0,660</text:p>
          </table:table-cell>
          <table:table-cell table:style-name="ce2" office:value-type="float" office:value="0.698">
            <text:p>0,698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9.72">
            <text:p>279,72</text:p>
          </table:table-cell>
          <table:table-cell office:value-type="float" office:value="1001.97">
            <text:p>1001,97</text:p>
          </table:table-cell>
          <table:table-cell table:formula="of:=[.D304]" office:value-type="float" office:value="228.39">
            <text:p>228,39</text:p>
          </table:table-cell>
          <table:table-cell table:number-columns-repeated="6"/>
          <table:table-cell office:value-type="float" office:value="1802">
            <text:p>1802</text:p>
          </table:table-cell>
          <table:table-cell table:style-name="ce2" office:value-type="float" office:value="0.659">
            <text:p>0,659</text:p>
          </table:table-cell>
          <table:table-cell table:style-name="ce2" office:value-type="float" office:value="0.713">
            <text:p>0,713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9.75">
            <text:p>279,75</text:p>
          </table:table-cell>
          <table:table-cell office:value-type="float" office:value="1001.97">
            <text:p>1001,97</text:p>
          </table:table-cell>
          <table:table-cell table:formula="of:=[.D305]" office:value-type="float" office:value="228.39">
            <text:p>228,39</text:p>
          </table:table-cell>
          <table:table-cell table:number-columns-repeated="6"/>
          <table:table-cell office:value-type="float" office:value="1803">
            <text:p>1803</text:p>
          </table:table-cell>
          <table:table-cell table:style-name="ce2" office:value-type="float" office:value="0.652">
            <text:p>0,652</text:p>
          </table:table-cell>
          <table:table-cell table:style-name="ce2" office:value-type="float" office:value="0.709">
            <text:p>0,709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82.01">
            <text:p>282,01</text:p>
          </table:table-cell>
          <table:table-cell office:value-type="float" office:value="1001.97">
            <text:p>1001,97</text:p>
          </table:table-cell>
          <table:table-cell table:formula="of:=[.D306]" office:value-type="float" office:value="228.39">
            <text:p>228,39</text:p>
          </table:table-cell>
          <table:table-cell table:number-columns-repeated="6"/>
          <table:table-cell office:value-type="float" office:value="1804">
            <text:p>1804</text:p>
          </table:table-cell>
          <table:table-cell table:style-name="ce2" office:value-type="float" office:value="0.695">
            <text:p>0,695</text:p>
          </table:table-cell>
          <table:table-cell table:style-name="ce2" office:value-type="float" office:value="0.715">
            <text:p>0,715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81.32">
            <text:p>281,32</text:p>
          </table:table-cell>
          <table:table-cell office:value-type="float" office:value="1001.97">
            <text:p>1001,97</text:p>
          </table:table-cell>
          <table:table-cell table:formula="of:=[.D307]" office:value-type="float" office:value="228.39">
            <text:p>228,39</text:p>
          </table:table-cell>
          <table:table-cell table:number-columns-repeated="6"/>
          <table:table-cell office:value-type="float" office:value="1805">
            <text:p>1805</text:p>
          </table:table-cell>
          <table:table-cell table:style-name="ce2" office:value-type="float" office:value="0.678">
            <text:p>0,678</text:p>
          </table:table-cell>
          <table:table-cell table:style-name="ce2" office:value-type="float" office:value="0.709">
            <text:p>0,709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81.62">
            <text:p>281,62</text:p>
          </table:table-cell>
          <table:table-cell office:value-type="float" office:value="1001.97">
            <text:p>1001,97</text:p>
          </table:table-cell>
          <table:table-cell table:formula="of:=[.D308]" office:value-type="float" office:value="228.39">
            <text:p>228,39</text:p>
          </table:table-cell>
          <table:table-cell table:number-columns-repeated="6"/>
          <table:table-cell office:value-type="float" office:value="1806">
            <text:p>1806</text:p>
          </table:table-cell>
          <table:table-cell table:style-name="ce2" office:value-type="float" office:value="0.866">
            <text:p>0,866</text:p>
          </table:table-cell>
          <table:table-cell table:style-name="ce2" office:value-type="float" office:value="0.722">
            <text:p>0,722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82.07">
            <text:p>282,07</text:p>
          </table:table-cell>
          <table:table-cell office:value-type="float" office:value="1001.97">
            <text:p>1001,97</text:p>
          </table:table-cell>
          <table:table-cell table:formula="of:=[.D309]" office:value-type="float" office:value="228.39">
            <text:p>228,39</text:p>
          </table:table-cell>
          <table:table-cell table:number-columns-repeated="6"/>
          <table:table-cell office:value-type="float" office:value="1807">
            <text:p>1807</text:p>
          </table:table-cell>
          <table:table-cell table:style-name="ce2" office:value-type="float" office:value="0.747">
            <text:p>0,747</text:p>
          </table:table-cell>
          <table:table-cell table:style-name="ce2" office:value-type="float" office:value="0.766">
            <text:p>0,766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82.61">
            <text:p>282,61</text:p>
          </table:table-cell>
          <table:table-cell office:value-type="float" office:value="1001.97">
            <text:p>1001,97</text:p>
          </table:table-cell>
          <table:table-cell table:formula="of:=[.D310]" office:value-type="float" office:value="228.39">
            <text:p>228,39</text:p>
          </table:table-cell>
          <table:table-cell table:number-columns-repeated="6"/>
          <table:table-cell office:value-type="float" office:value="1808">
            <text:p>1808</text:p>
          </table:table-cell>
          <table:table-cell table:style-name="ce2" office:value-type="float" office:value="0.684">
            <text:p>0,684</text:p>
          </table:table-cell>
          <table:table-cell table:style-name="ce2" office:value-type="float" office:value="0.711">
            <text:p>0,711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82.61">
            <text:p>282,61</text:p>
          </table:table-cell>
          <table:table-cell office:value-type="float" office:value="1001.97">
            <text:p>1001,97</text:p>
          </table:table-cell>
          <table:table-cell table:formula="of:=[.D311]" office:value-type="float" office:value="228.39">
            <text:p>228,39</text:p>
          </table:table-cell>
          <table:table-cell table:number-columns-repeated="6"/>
          <table:table-cell office:value-type="float" office:value="1809">
            <text:p>1809</text:p>
          </table:table-cell>
          <table:table-cell table:style-name="ce2" office:value-type="float" office:value="0.688">
            <text:p>0,688</text:p>
          </table:table-cell>
          <table:table-cell table:style-name="ce2" office:value-type="float" office:value="0.792">
            <text:p>0,79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84.82">
            <text:p>284,82</text:p>
          </table:table-cell>
          <table:table-cell office:value-type="float" office:value="1001.97">
            <text:p>1001,97</text:p>
          </table:table-cell>
          <table:table-cell table:formula="of:=[.D312]" office:value-type="float" office:value="228.39">
            <text:p>228,39</text:p>
          </table:table-cell>
          <table:table-cell table:number-columns-repeated="6"/>
          <table:table-cell office:value-type="float" office:value="1810">
            <text:p>1810</text:p>
          </table:table-cell>
          <table:table-cell table:style-name="ce2" office:value-type="float" office:value="0.664">
            <text:p>0,664</text:p>
          </table:table-cell>
          <table:table-cell table:style-name="ce2" office:value-type="float" office:value="0.715">
            <text:p>0,715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85.08">
            <text:p>285,08</text:p>
          </table:table-cell>
          <table:table-cell office:value-type="float" office:value="1001.97">
            <text:p>1001,97</text:p>
          </table:table-cell>
          <table:table-cell table:formula="of:=[.D313]" office:value-type="float" office:value="228.39">
            <text:p>228,39</text:p>
          </table:table-cell>
          <table:table-cell table:number-columns-repeated="6"/>
          <table:table-cell office:value-type="float" office:value="1811">
            <text:p>1811</text:p>
          </table:table-cell>
          <table:table-cell table:style-name="ce2" office:value-type="float" office:value="0.669">
            <text:p>0,669</text:p>
          </table:table-cell>
          <table:table-cell table:style-name="ce2" office:value-type="float" office:value="0.717">
            <text:p>0,717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86">
            <text:p>286,00</text:p>
          </table:table-cell>
          <table:table-cell office:value-type="float" office:value="1001.97">
            <text:p>1001,97</text:p>
          </table:table-cell>
          <table:table-cell table:formula="of:=[.D314]" office:value-type="float" office:value="228.39">
            <text:p>228,39</text:p>
          </table:table-cell>
          <table:table-cell table:number-columns-repeated="6"/>
          <table:table-cell office:value-type="float" office:value="1812">
            <text:p>1812</text:p>
          </table:table-cell>
          <table:table-cell table:style-name="ce2" office:value-type="float" office:value="0.683">
            <text:p>0,683</text:p>
          </table:table-cell>
          <table:table-cell table:style-name="ce2" office:value-type="float" office:value="0.716">
            <text:p>0,716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86.91">
            <text:p>286,91</text:p>
          </table:table-cell>
          <table:table-cell office:value-type="float" office:value="1001.97">
            <text:p>1001,97</text:p>
          </table:table-cell>
          <table:table-cell table:formula="of:=[.D315]" office:value-type="float" office:value="228.39">
            <text:p>228,39</text:p>
          </table:table-cell>
          <table:table-cell table:number-columns-repeated="6"/>
          <table:table-cell office:value-type="float" office:value="1813">
            <text:p>1813</text:p>
          </table:table-cell>
          <table:table-cell table:style-name="ce2" office:value-type="float" office:value="0.935">
            <text:p>0,935</text:p>
          </table:table-cell>
          <table:table-cell table:style-name="ce2" office:value-type="float" office:value="0.714">
            <text:p>0,714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88.62">
            <text:p>288,62</text:p>
          </table:table-cell>
          <table:table-cell office:value-type="float" office:value="1001.97">
            <text:p>1001,97</text:p>
          </table:table-cell>
          <table:table-cell table:formula="of:=[.D316]" office:value-type="float" office:value="228.39">
            <text:p>228,39</text:p>
          </table:table-cell>
          <table:table-cell table:number-columns-repeated="6"/>
          <table:table-cell office:value-type="float" office:value="1814">
            <text:p>1814</text:p>
          </table:table-cell>
          <table:table-cell table:style-name="ce2" office:value-type="float" office:value="0.727">
            <text:p>0,727</text:p>
          </table:table-cell>
          <table:table-cell table:style-name="ce2" office:value-type="float" office:value="0.73">
            <text:p>0,730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90.43">
            <text:p>290,43</text:p>
          </table:table-cell>
          <table:table-cell office:value-type="float" office:value="1001.97">
            <text:p>1001,97</text:p>
          </table:table-cell>
          <table:table-cell table:formula="of:=[.D317]" office:value-type="float" office:value="228.39">
            <text:p>228,39</text:p>
          </table:table-cell>
          <table:table-cell table:number-columns-repeated="6"/>
          <table:table-cell office:value-type="float" office:value="1815">
            <text:p>1815</text:p>
          </table:table-cell>
          <table:table-cell table:style-name="ce2" office:value-type="float" office:value="0.739">
            <text:p>0,739</text:p>
          </table:table-cell>
          <table:table-cell table:style-name="ce2" office:value-type="float" office:value="0.706">
            <text:p>0,706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84.24">
            <text:p>284,24</text:p>
          </table:table-cell>
          <table:table-cell office:value-type="float" office:value="1001.97">
            <text:p>1001,97</text:p>
          </table:table-cell>
          <table:table-cell table:formula="of:=[.D318]" office:value-type="float" office:value="228.39">
            <text:p>228,39</text:p>
          </table:table-cell>
          <table:table-cell table:number-columns-repeated="6"/>
          <table:table-cell office:value-type="float" office:value="1816">
            <text:p>1816</text:p>
          </table:table-cell>
          <table:table-cell table:style-name="ce2" office:value-type="float" office:value="0.669">
            <text:p>0,669</text:p>
          </table:table-cell>
          <table:table-cell table:style-name="ce2" office:value-type="float" office:value="0.74">
            <text:p>0,74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83.28">
            <text:p>283,28</text:p>
          </table:table-cell>
          <table:table-cell office:value-type="float" office:value="1001.97">
            <text:p>1001,97</text:p>
          </table:table-cell>
          <table:table-cell table:formula="of:=[.D319]" office:value-type="float" office:value="228.39">
            <text:p>228,39</text:p>
          </table:table-cell>
          <table:table-cell table:number-columns-repeated="6"/>
          <table:table-cell office:value-type="float" office:value="1817">
            <text:p>1817</text:p>
          </table:table-cell>
          <table:table-cell table:style-name="ce2" office:value-type="float" office:value="0.682">
            <text:p>0,682</text:p>
          </table:table-cell>
          <table:table-cell table:style-name="ce2" office:value-type="float" office:value="0.731">
            <text:p>0,731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86.83">
            <text:p>286,83</text:p>
          </table:table-cell>
          <table:table-cell office:value-type="float" office:value="1001.97">
            <text:p>1001,97</text:p>
          </table:table-cell>
          <table:table-cell table:formula="of:=[.D320]" office:value-type="float" office:value="228.39">
            <text:p>228,39</text:p>
          </table:table-cell>
          <table:table-cell table:number-columns-repeated="6"/>
          <table:table-cell office:value-type="float" office:value="1818">
            <text:p>1818</text:p>
          </table:table-cell>
          <table:table-cell table:style-name="ce2" office:value-type="float" office:value="0.689">
            <text:p>0,689</text:p>
          </table:table-cell>
          <table:table-cell table:style-name="ce2" office:value-type="float" office:value="0.726">
            <text:p>0,726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86.79">
            <text:p>286,79</text:p>
          </table:table-cell>
          <table:table-cell office:value-type="float" office:value="1001.97">
            <text:p>1001,97</text:p>
          </table:table-cell>
          <table:table-cell table:formula="of:=[.D321]" office:value-type="float" office:value="228.39">
            <text:p>228,39</text:p>
          </table:table-cell>
          <table:table-cell table:number-columns-repeated="6"/>
          <table:table-cell office:value-type="float" office:value="1819">
            <text:p>1819</text:p>
          </table:table-cell>
          <table:table-cell table:style-name="ce2" office:value-type="float" office:value="0.678">
            <text:p>0,678</text:p>
          </table:table-cell>
          <table:table-cell table:style-name="ce2" office:value-type="float" office:value="0.713">
            <text:p>0,713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86.04">
            <text:p>286,04</text:p>
          </table:table-cell>
          <table:table-cell office:value-type="float" office:value="1001.97">
            <text:p>1001,97</text:p>
          </table:table-cell>
          <table:table-cell table:formula="of:=[.D322]" office:value-type="float" office:value="228.39">
            <text:p>228,39</text:p>
          </table:table-cell>
          <table:table-cell table:number-columns-repeated="6"/>
          <table:table-cell office:value-type="float" office:value="1820">
            <text:p>1820</text:p>
          </table:table-cell>
          <table:table-cell table:style-name="ce2" office:value-type="float" office:value="0.693">
            <text:p>0,693</text:p>
          </table:table-cell>
          <table:table-cell table:style-name="ce2" office:value-type="float" office:value="0.735">
            <text:p>0,735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88.23">
            <text:p>288,23</text:p>
          </table:table-cell>
          <table:table-cell office:value-type="float" office:value="1001.97">
            <text:p>1001,97</text:p>
          </table:table-cell>
          <table:table-cell table:formula="of:=[.D323]" office:value-type="float" office:value="228.39">
            <text:p>228,39</text:p>
          </table:table-cell>
          <table:table-cell table:number-columns-repeated="6"/>
          <table:table-cell office:value-type="float" office:value="1821">
            <text:p>1821</text:p>
          </table:table-cell>
          <table:table-cell table:style-name="ce2" office:value-type="float" office:value="0.684">
            <text:p>0,684</text:p>
          </table:table-cell>
          <table:table-cell table:style-name="ce2" office:value-type="float" office:value="0.732">
            <text:p>0,732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86.52">
            <text:p>286,52</text:p>
          </table:table-cell>
          <table:table-cell office:value-type="float" office:value="1001.97">
            <text:p>1001,97</text:p>
          </table:table-cell>
          <table:table-cell table:formula="of:=[.D324]" office:value-type="float" office:value="228.39">
            <text:p>228,39</text:p>
          </table:table-cell>
          <table:table-cell table:number-columns-repeated="6"/>
          <table:table-cell office:value-type="float" office:value="1822">
            <text:p>1822</text:p>
          </table:table-cell>
          <table:table-cell table:style-name="ce2" office:value-type="float" office:value="0.674">
            <text:p>0,674</text:p>
          </table:table-cell>
          <table:table-cell table:style-name="ce2" office:value-type="float" office:value="0.74">
            <text:p>0,74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88.55">
            <text:p>288,55</text:p>
          </table:table-cell>
          <table:table-cell office:value-type="float" office:value="1001.97">
            <text:p>1001,97</text:p>
          </table:table-cell>
          <table:table-cell table:formula="of:=[.D325]" office:value-type="float" office:value="228.39">
            <text:p>228,39</text:p>
          </table:table-cell>
          <table:table-cell table:number-columns-repeated="6"/>
          <table:table-cell office:value-type="float" office:value="1823">
            <text:p>1823</text:p>
          </table:table-cell>
          <table:table-cell table:style-name="ce2" office:value-type="float" office:value="1.271">
            <text:p>1,271</text:p>
          </table:table-cell>
          <table:table-cell table:style-name="ce2" office:value-type="float" office:value="0.748">
            <text:p>0,748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88.4">
            <text:p>288,40</text:p>
          </table:table-cell>
          <table:table-cell office:value-type="float" office:value="1001.97">
            <text:p>1001,97</text:p>
          </table:table-cell>
          <table:table-cell table:formula="of:=[.D326]" office:value-type="float" office:value="228.39">
            <text:p>228,39</text:p>
          </table:table-cell>
          <table:table-cell table:number-columns-repeated="6"/>
          <table:table-cell office:value-type="float" office:value="1824">
            <text:p>1824</text:p>
          </table:table-cell>
          <table:table-cell table:style-name="ce2" office:value-type="float" office:value="0.681">
            <text:p>0,681</text:p>
          </table:table-cell>
          <table:table-cell table:style-name="ce2" office:value-type="float" office:value="0.733">
            <text:p>0,733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88.85">
            <text:p>288,85</text:p>
          </table:table-cell>
          <table:table-cell office:value-type="float" office:value="1001.97">
            <text:p>1001,97</text:p>
          </table:table-cell>
          <table:table-cell table:formula="of:=[.D327]" office:value-type="float" office:value="228.39">
            <text:p>228,39</text:p>
          </table:table-cell>
          <table:table-cell table:number-columns-repeated="6"/>
          <table:table-cell office:value-type="float" office:value="1825">
            <text:p>1825</text:p>
          </table:table-cell>
          <table:table-cell table:style-name="ce2" office:value-type="float" office:value="0.662">
            <text:p>0,662</text:p>
          </table:table-cell>
          <table:table-cell table:style-name="ce2" office:value-type="float" office:value="0.72">
            <text:p>0,720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88.77">
            <text:p>288,77</text:p>
          </table:table-cell>
          <table:table-cell office:value-type="float" office:value="1001.97">
            <text:p>1001,97</text:p>
          </table:table-cell>
          <table:table-cell table:formula="of:=[.D328]" office:value-type="float" office:value="228.39">
            <text:p>228,39</text:p>
          </table:table-cell>
          <table:table-cell table:number-columns-repeated="6"/>
          <table:table-cell office:value-type="float" office:value="1826">
            <text:p>1826</text:p>
          </table:table-cell>
          <table:table-cell table:style-name="ce2" office:value-type="float" office:value="0.668">
            <text:p>0,668</text:p>
          </table:table-cell>
          <table:table-cell table:style-name="ce2" office:value-type="float" office:value="0.721">
            <text:p>0,721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90.05">
            <text:p>290,05</text:p>
          </table:table-cell>
          <table:table-cell office:value-type="float" office:value="1001.97">
            <text:p>1001,97</text:p>
          </table:table-cell>
          <table:table-cell table:formula="of:=[.D329]" office:value-type="float" office:value="228.39">
            <text:p>228,39</text:p>
          </table:table-cell>
          <table:table-cell table:number-columns-repeated="6"/>
          <table:table-cell office:value-type="float" office:value="1827">
            <text:p>1827</text:p>
          </table:table-cell>
          <table:table-cell table:style-name="ce2" office:value-type="float" office:value="0.668">
            <text:p>0,668</text:p>
          </table:table-cell>
          <table:table-cell table:style-name="ce2" office:value-type="float" office:value="0.733">
            <text:p>0,733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0.02">
            <text:p>290,02</text:p>
          </table:table-cell>
          <table:table-cell office:value-type="float" office:value="1001.97">
            <text:p>1001,97</text:p>
          </table:table-cell>
          <table:table-cell table:formula="of:=[.D330]" office:value-type="float" office:value="228.39">
            <text:p>228,39</text:p>
          </table:table-cell>
          <table:table-cell table:number-columns-repeated="6"/>
          <table:table-cell office:value-type="float" office:value="1828">
            <text:p>1828</text:p>
          </table:table-cell>
          <table:table-cell table:style-name="ce2" office:value-type="float" office:value="0.667">
            <text:p>0,667</text:p>
          </table:table-cell>
          <table:table-cell table:style-name="ce2" office:value-type="float" office:value="0.725">
            <text:p>0,725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90.1">
            <text:p>290,10</text:p>
          </table:table-cell>
          <table:table-cell office:value-type="float" office:value="1001.97">
            <text:p>1001,97</text:p>
          </table:table-cell>
          <table:table-cell table:formula="of:=[.D331]" office:value-type="float" office:value="228.39">
            <text:p>228,39</text:p>
          </table:table-cell>
          <table:table-cell table:number-columns-repeated="6"/>
          <table:table-cell office:value-type="float" office:value="1829">
            <text:p>1829</text:p>
          </table:table-cell>
          <table:table-cell table:style-name="ce2" office:value-type="float" office:value="0.671">
            <text:p>0,671</text:p>
          </table:table-cell>
          <table:table-cell table:style-name="ce2" office:value-type="float" office:value="0.716">
            <text:p>0,716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91.22">
            <text:p>291,22</text:p>
          </table:table-cell>
          <table:table-cell office:value-type="float" office:value="1001.97">
            <text:p>1001,97</text:p>
          </table:table-cell>
          <table:table-cell table:formula="of:=[.D332]" office:value-type="float" office:value="228.39">
            <text:p>228,39</text:p>
          </table:table-cell>
          <table:table-cell table:number-columns-repeated="6"/>
          <table:table-cell office:value-type="float" office:value="1830">
            <text:p>1830</text:p>
          </table:table-cell>
          <table:table-cell table:style-name="ce2" office:value-type="float" office:value="3.532">
            <text:p>3,532</text:p>
          </table:table-cell>
          <table:table-cell table:style-name="ce2" office:value-type="float" office:value="0.738">
            <text:p>0,738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90.82">
            <text:p>290,82</text:p>
          </table:table-cell>
          <table:table-cell office:value-type="float" office:value="1001.97">
            <text:p>1001,97</text:p>
          </table:table-cell>
          <table:table-cell table:formula="of:=[.D333]" office:value-type="float" office:value="228.39">
            <text:p>228,39</text:p>
          </table:table-cell>
          <table:table-cell table:number-columns-repeated="6"/>
          <table:table-cell office:value-type="float" office:value="1831">
            <text:p>1831</text:p>
          </table:table-cell>
          <table:table-cell table:style-name="ce2" office:value-type="float" office:value="0.676">
            <text:p>0,676</text:p>
          </table:table-cell>
          <table:table-cell table:style-name="ce2" office:value-type="float" office:value="0.738">
            <text:p>0,738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99.24">
            <text:p>299,24</text:p>
          </table:table-cell>
          <table:table-cell office:value-type="float" office:value="1001.97">
            <text:p>1001,97</text:p>
          </table:table-cell>
          <table:table-cell table:formula="of:=[.D334]" office:value-type="float" office:value="228.39">
            <text:p>228,39</text:p>
          </table:table-cell>
          <table:table-cell table:number-columns-repeated="6"/>
          <table:table-cell office:value-type="float" office:value="1832">
            <text:p>1832</text:p>
          </table:table-cell>
          <table:table-cell table:style-name="ce2" office:value-type="float" office:value="0.672">
            <text:p>0,672</text:p>
          </table:table-cell>
          <table:table-cell table:style-name="ce2" office:value-type="float" office:value="0.731">
            <text:p>0,731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90.63">
            <text:p>290,63</text:p>
          </table:table-cell>
          <table:table-cell office:value-type="float" office:value="1001.97">
            <text:p>1001,97</text:p>
          </table:table-cell>
          <table:table-cell table:formula="of:=[.D335]" office:value-type="float" office:value="228.39">
            <text:p>228,39</text:p>
          </table:table-cell>
          <table:table-cell table:number-columns-repeated="6"/>
          <table:table-cell office:value-type="float" office:value="1833">
            <text:p>1833</text:p>
          </table:table-cell>
          <table:table-cell table:style-name="ce2" office:value-type="float" office:value="0.66">
            <text:p>0,660</text:p>
          </table:table-cell>
          <table:table-cell table:style-name="ce2" office:value-type="float" office:value="0.745">
            <text:p>0,745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91.42">
            <text:p>291,42</text:p>
          </table:table-cell>
          <table:table-cell office:value-type="float" office:value="1001.97">
            <text:p>1001,97</text:p>
          </table:table-cell>
          <table:table-cell table:formula="of:=[.D336]" office:value-type="float" office:value="228.39">
            <text:p>228,39</text:p>
          </table:table-cell>
          <table:table-cell table:number-columns-repeated="6"/>
          <table:table-cell office:value-type="float" office:value="1834">
            <text:p>1834</text:p>
          </table:table-cell>
          <table:table-cell table:style-name="ce2" office:value-type="float" office:value="0.659">
            <text:p>0,659</text:p>
          </table:table-cell>
          <table:table-cell table:style-name="ce2" office:value-type="float" office:value="0.745">
            <text:p>0,745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92.21">
            <text:p>292,21</text:p>
          </table:table-cell>
          <table:table-cell office:value-type="float" office:value="1001.97">
            <text:p>1001,97</text:p>
          </table:table-cell>
          <table:table-cell table:formula="of:=[.D337]" office:value-type="float" office:value="228.39">
            <text:p>228,39</text:p>
          </table:table-cell>
          <table:table-cell table:number-columns-repeated="6"/>
          <table:table-cell office:value-type="float" office:value="1835">
            <text:p>1835</text:p>
          </table:table-cell>
          <table:table-cell table:style-name="ce2" office:value-type="float" office:value="0.662">
            <text:p>0,662</text:p>
          </table:table-cell>
          <table:table-cell table:style-name="ce2" office:value-type="float" office:value="0.727">
            <text:p>0,727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93.45">
            <text:p>293,45</text:p>
          </table:table-cell>
          <table:table-cell office:value-type="float" office:value="1001.97">
            <text:p>1001,97</text:p>
          </table:table-cell>
          <table:table-cell table:formula="of:=[.D338]" office:value-type="float" office:value="228.39">
            <text:p>228,39</text:p>
          </table:table-cell>
          <table:table-cell table:number-columns-repeated="6"/>
          <table:table-cell office:value-type="float" office:value="1836">
            <text:p>1836</text:p>
          </table:table-cell>
          <table:table-cell table:style-name="ce2" office:value-type="float" office:value="0.671">
            <text:p>0,671</text:p>
          </table:table-cell>
          <table:table-cell table:style-name="ce2" office:value-type="float" office:value="0.747">
            <text:p>0,747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93.47">
            <text:p>293,47</text:p>
          </table:table-cell>
          <table:table-cell office:value-type="float" office:value="1001.97">
            <text:p>1001,97</text:p>
          </table:table-cell>
          <table:table-cell table:formula="of:=[.D339]" office:value-type="float" office:value="228.39">
            <text:p>228,39</text:p>
          </table:table-cell>
          <table:table-cell table:number-columns-repeated="6"/>
          <table:table-cell office:value-type="float" office:value="1837">
            <text:p>1837</text:p>
          </table:table-cell>
          <table:table-cell table:style-name="ce2" office:value-type="float" office:value="0.672">
            <text:p>0,672</text:p>
          </table:table-cell>
          <table:table-cell table:style-name="ce2" office:value-type="float" office:value="0.754">
            <text:p>0,754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94.53">
            <text:p>294,53</text:p>
          </table:table-cell>
          <table:table-cell office:value-type="float" office:value="1001.97">
            <text:p>1001,97</text:p>
          </table:table-cell>
          <table:table-cell table:formula="of:=[.D340]" office:value-type="float" office:value="228.39">
            <text:p>228,39</text:p>
          </table:table-cell>
          <table:table-cell table:number-columns-repeated="6"/>
          <table:table-cell office:value-type="float" office:value="1838">
            <text:p>1838</text:p>
          </table:table-cell>
          <table:table-cell table:style-name="ce2" office:value-type="float" office:value="0.678">
            <text:p>0,678</text:p>
          </table:table-cell>
          <table:table-cell table:style-name="ce2" office:value-type="float" office:value="0.884">
            <text:p>0,884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98.12">
            <text:p>298,12</text:p>
          </table:table-cell>
          <table:table-cell office:value-type="float" office:value="1001.97">
            <text:p>1001,97</text:p>
          </table:table-cell>
          <table:table-cell table:formula="of:=[.D341]" office:value-type="float" office:value="228.39">
            <text:p>228,39</text:p>
          </table:table-cell>
          <table:table-cell table:number-columns-repeated="6"/>
          <table:table-cell office:value-type="float" office:value="1839">
            <text:p>1839</text:p>
          </table:table-cell>
          <table:table-cell table:style-name="ce2" office:value-type="float" office:value="0.664">
            <text:p>0,664</text:p>
          </table:table-cell>
          <table:table-cell table:style-name="ce2" office:value-type="float" office:value="0.756">
            <text:p>0,756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93.94">
            <text:p>293,94</text:p>
          </table:table-cell>
          <table:table-cell office:value-type="float" office:value="1001.97">
            <text:p>1001,97</text:p>
          </table:table-cell>
          <table:table-cell table:formula="of:=[.D342]" office:value-type="float" office:value="228.39">
            <text:p>228,39</text:p>
          </table:table-cell>
          <table:table-cell table:number-columns-repeated="6"/>
          <table:table-cell office:value-type="float" office:value="1840">
            <text:p>1840</text:p>
          </table:table-cell>
          <table:table-cell table:style-name="ce2" office:value-type="float" office:value="0.671">
            <text:p>0,671</text:p>
          </table:table-cell>
          <table:table-cell table:style-name="ce2" office:value-type="float" office:value="0.742">
            <text:p>0,742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94.58">
            <text:p>294,58</text:p>
          </table:table-cell>
          <table:table-cell office:value-type="float" office:value="1001.97">
            <text:p>1001,97</text:p>
          </table:table-cell>
          <table:table-cell table:formula="of:=[.D343]" office:value-type="float" office:value="228.39">
            <text:p>228,39</text:p>
          </table:table-cell>
          <table:table-cell table:number-columns-repeated="6"/>
          <table:table-cell office:value-type="float" office:value="1841">
            <text:p>1841</text:p>
          </table:table-cell>
          <table:table-cell table:style-name="ce2" office:value-type="float" office:value="0.663">
            <text:p>0,663</text:p>
          </table:table-cell>
          <table:table-cell table:style-name="ce2" office:value-type="float" office:value="0.735">
            <text:p>0,735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94.36">
            <text:p>294,36</text:p>
          </table:table-cell>
          <table:table-cell office:value-type="float" office:value="1001.97">
            <text:p>1001,97</text:p>
          </table:table-cell>
          <table:table-cell table:formula="of:=[.D344]" office:value-type="float" office:value="228.39">
            <text:p>228,39</text:p>
          </table:table-cell>
          <table:table-cell table:number-columns-repeated="6"/>
          <table:table-cell office:value-type="float" office:value="1842">
            <text:p>1842</text:p>
          </table:table-cell>
          <table:table-cell table:style-name="ce2" office:value-type="float" office:value="0.672">
            <text:p>0,672</text:p>
          </table:table-cell>
          <table:table-cell table:style-name="ce2" office:value-type="float" office:value="0.741">
            <text:p>0,741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97.25">
            <text:p>297,25</text:p>
          </table:table-cell>
          <table:table-cell office:value-type="float" office:value="1001.97">
            <text:p>1001,97</text:p>
          </table:table-cell>
          <table:table-cell table:formula="of:=[.D345]" office:value-type="float" office:value="228.39">
            <text:p>228,39</text:p>
          </table:table-cell>
          <table:table-cell table:number-columns-repeated="6"/>
          <table:table-cell office:value-type="float" office:value="1843">
            <text:p>1843</text:p>
          </table:table-cell>
          <table:table-cell table:style-name="ce2" office:value-type="float" office:value="0.726">
            <text:p>0,726</text:p>
          </table:table-cell>
          <table:table-cell table:style-name="ce2" office:value-type="float" office:value="0.796">
            <text:p>0,796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97.15">
            <text:p>297,15</text:p>
          </table:table-cell>
          <table:table-cell office:value-type="float" office:value="1001.97">
            <text:p>1001,97</text:p>
          </table:table-cell>
          <table:table-cell table:formula="of:=[.D346]" office:value-type="float" office:value="228.39">
            <text:p>228,39</text:p>
          </table:table-cell>
          <table:table-cell table:number-columns-repeated="6"/>
          <table:table-cell office:value-type="float" office:value="1844">
            <text:p>1844</text:p>
          </table:table-cell>
          <table:table-cell table:style-name="ce2" office:value-type="float" office:value="0.688">
            <text:p>0,688</text:p>
          </table:table-cell>
          <table:table-cell table:style-name="ce2" office:value-type="float" office:value="0.764">
            <text:p>0,764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98.56">
            <text:p>298,56</text:p>
          </table:table-cell>
          <table:table-cell office:value-type="float" office:value="1001.97">
            <text:p>1001,97</text:p>
          </table:table-cell>
          <table:table-cell table:formula="of:=[.D347]" office:value-type="float" office:value="228.39">
            <text:p>228,39</text:p>
          </table:table-cell>
          <table:table-cell table:number-columns-repeated="6"/>
          <table:table-cell office:value-type="float" office:value="1845">
            <text:p>1845</text:p>
          </table:table-cell>
          <table:table-cell table:style-name="ce2" office:value-type="float" office:value="0.691">
            <text:p>0,691</text:p>
          </table:table-cell>
          <table:table-cell table:style-name="ce2" office:value-type="float" office:value="0.781">
            <text:p>0,781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95.74">
            <text:p>295,74</text:p>
          </table:table-cell>
          <table:table-cell office:value-type="float" office:value="1001.97">
            <text:p>1001,97</text:p>
          </table:table-cell>
          <table:table-cell table:formula="of:=[.D348]" office:value-type="float" office:value="228.39">
            <text:p>228,39</text:p>
          </table:table-cell>
          <table:table-cell table:number-columns-repeated="6"/>
          <table:table-cell office:value-type="float" office:value="1846">
            <text:p>1846</text:p>
          </table:table-cell>
          <table:table-cell table:style-name="ce2" office:value-type="float" office:value="0.68">
            <text:p>0,680</text:p>
          </table:table-cell>
          <table:table-cell table:style-name="ce2" office:value-type="float" office:value="0.746">
            <text:p>0,746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96.73">
            <text:p>296,73</text:p>
          </table:table-cell>
          <table:table-cell office:value-type="float" office:value="1001.97">
            <text:p>1001,97</text:p>
          </table:table-cell>
          <table:table-cell table:formula="of:=[.D349]" office:value-type="float" office:value="228.39">
            <text:p>228,39</text:p>
          </table:table-cell>
          <table:table-cell table:number-columns-repeated="6"/>
          <table:table-cell office:value-type="float" office:value="1847">
            <text:p>1847</text:p>
          </table:table-cell>
          <table:table-cell table:style-name="ce2" office:value-type="float" office:value="0.683">
            <text:p>0,683</text:p>
          </table:table-cell>
          <table:table-cell table:style-name="ce2" office:value-type="float" office:value="0.766">
            <text:p>0,766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98.44">
            <text:p>298,44</text:p>
          </table:table-cell>
          <table:table-cell office:value-type="float" office:value="1001.97">
            <text:p>1001,97</text:p>
          </table:table-cell>
          <table:table-cell table:formula="of:=[.D350]" office:value-type="float" office:value="228.39">
            <text:p>228,39</text:p>
          </table:table-cell>
          <table:table-cell table:number-columns-repeated="6"/>
          <table:table-cell office:value-type="float" office:value="1848">
            <text:p>1848</text:p>
          </table:table-cell>
          <table:table-cell table:style-name="ce2" office:value-type="float" office:value="0.714">
            <text:p>0,714</text:p>
          </table:table-cell>
          <table:table-cell table:style-name="ce2" office:value-type="float" office:value="0.775">
            <text:p>0,775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99.8">
            <text:p>299,80</text:p>
          </table:table-cell>
          <table:table-cell office:value-type="float" office:value="1001.97">
            <text:p>1001,97</text:p>
          </table:table-cell>
          <table:table-cell table:formula="of:=[.D351]" office:value-type="float" office:value="228.39">
            <text:p>228,39</text:p>
          </table:table-cell>
          <table:table-cell table:number-columns-repeated="6"/>
          <table:table-cell office:value-type="float" office:value="1849">
            <text:p>1849</text:p>
          </table:table-cell>
          <table:table-cell table:style-name="ce2" office:value-type="float" office:value="0.684">
            <text:p>0,684</text:p>
          </table:table-cell>
          <table:table-cell table:style-name="ce2" office:value-type="float" office:value="0.776">
            <text:p>0,776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97.27">
            <text:p>297,27</text:p>
          </table:table-cell>
          <table:table-cell office:value-type="float" office:value="1001.97">
            <text:p>1001,97</text:p>
          </table:table-cell>
          <table:table-cell table:formula="of:=[.D352]" office:value-type="float" office:value="228.39">
            <text:p>228,39</text:p>
          </table:table-cell>
          <table:table-cell table:number-columns-repeated="6"/>
          <table:table-cell office:value-type="float" office:value="1850">
            <text:p>1850</text:p>
          </table:table-cell>
          <table:table-cell table:style-name="ce2" office:value-type="float" office:value="0.69">
            <text:p>0,690</text:p>
          </table:table-cell>
          <table:table-cell table:style-name="ce2" office:value-type="float" office:value="0.754">
            <text:p>0,754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97.77">
            <text:p>297,77</text:p>
          </table:table-cell>
          <table:table-cell office:value-type="float" office:value="1001.97">
            <text:p>1001,97</text:p>
          </table:table-cell>
          <table:table-cell table:formula="of:=[.D353]" office:value-type="float" office:value="228.39">
            <text:p>228,39</text:p>
          </table:table-cell>
          <table:table-cell table:number-columns-repeated="6"/>
          <table:table-cell office:value-type="float" office:value="1851">
            <text:p>1851</text:p>
          </table:table-cell>
          <table:table-cell table:style-name="ce2" office:value-type="float" office:value="0.706">
            <text:p>0,706</text:p>
          </table:table-cell>
          <table:table-cell table:style-name="ce2" office:value-type="float" office:value="1.904">
            <text:p>1,904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98.77">
            <text:p>298,77</text:p>
          </table:table-cell>
          <table:table-cell office:value-type="float" office:value="1001.97">
            <text:p>1001,97</text:p>
          </table:table-cell>
          <table:table-cell table:formula="of:=[.D354]" office:value-type="float" office:value="228.39">
            <text:p>228,39</text:p>
          </table:table-cell>
          <table:table-cell table:number-columns-repeated="6"/>
          <table:table-cell office:value-type="float" office:value="1852">
            <text:p>1852</text:p>
          </table:table-cell>
          <table:table-cell table:style-name="ce2" office:value-type="float" office:value="0.683">
            <text:p>0,683</text:p>
          </table:table-cell>
          <table:table-cell table:style-name="ce2" office:value-type="float" office:value="0.898">
            <text:p>0,898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98.23">
            <text:p>298,23</text:p>
          </table:table-cell>
          <table:table-cell office:value-type="float" office:value="1001.97">
            <text:p>1001,97</text:p>
          </table:table-cell>
          <table:table-cell table:formula="of:=[.D355]" office:value-type="float" office:value="228.39">
            <text:p>228,39</text:p>
          </table:table-cell>
          <table:table-cell table:number-columns-repeated="6"/>
          <table:table-cell office:value-type="float" office:value="1853">
            <text:p>1853</text:p>
          </table:table-cell>
          <table:table-cell table:style-name="ce2" office:value-type="float" office:value="0.715">
            <text:p>0,715</text:p>
          </table:table-cell>
          <table:table-cell table:style-name="ce2" office:value-type="float" office:value="1.423">
            <text:p>1,423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98.37">
            <text:p>298,37</text:p>
          </table:table-cell>
          <table:table-cell office:value-type="float" office:value="1001.97">
            <text:p>1001,97</text:p>
          </table:table-cell>
          <table:table-cell table:formula="of:=[.D356]" office:value-type="float" office:value="228.39">
            <text:p>228,39</text:p>
          </table:table-cell>
          <table:table-cell table:number-columns-repeated="6"/>
          <table:table-cell office:value-type="float" office:value="1854">
            <text:p>1854</text:p>
          </table:table-cell>
          <table:table-cell table:style-name="ce2" office:value-type="float" office:value="0.678">
            <text:p>0,678</text:p>
          </table:table-cell>
          <table:table-cell table:style-name="ce2" office:value-type="float" office:value="0.8">
            <text:p>0,80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98.89">
            <text:p>298,89</text:p>
          </table:table-cell>
          <table:table-cell office:value-type="float" office:value="1001.97">
            <text:p>1001,97</text:p>
          </table:table-cell>
          <table:table-cell table:formula="of:=[.D357]" office:value-type="float" office:value="228.39">
            <text:p>228,39</text:p>
          </table:table-cell>
          <table:table-cell table:number-columns-repeated="6"/>
          <table:table-cell office:value-type="float" office:value="1855">
            <text:p>1855</text:p>
          </table:table-cell>
          <table:table-cell table:style-name="ce2" office:value-type="float" office:value="0.675">
            <text:p>0,675</text:p>
          </table:table-cell>
          <table:table-cell table:style-name="ce2" office:value-type="float" office:value="0.767">
            <text:p>0,767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00.2">
            <text:p>300,20</text:p>
          </table:table-cell>
          <table:table-cell office:value-type="float" office:value="1001.97">
            <text:p>1001,97</text:p>
          </table:table-cell>
          <table:table-cell table:formula="of:=[.D358]" office:value-type="float" office:value="228.39">
            <text:p>228,39</text:p>
          </table:table-cell>
          <table:table-cell table:number-columns-repeated="6"/>
          <table:table-cell office:value-type="float" office:value="1856">
            <text:p>1856</text:p>
          </table:table-cell>
          <table:table-cell table:style-name="ce2" office:value-type="float" office:value="0.669">
            <text:p>0,669</text:p>
          </table:table-cell>
          <table:table-cell table:style-name="ce2" office:value-type="float" office:value="0.839">
            <text:p>0,839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99.71">
            <text:p>299,71</text:p>
          </table:table-cell>
          <table:table-cell office:value-type="float" office:value="1001.97">
            <text:p>1001,97</text:p>
          </table:table-cell>
          <table:table-cell table:formula="of:=[.D359]" office:value-type="float" office:value="228.39">
            <text:p>228,39</text:p>
          </table:table-cell>
          <table:table-cell table:number-columns-repeated="6"/>
          <table:table-cell office:value-type="float" office:value="1857">
            <text:p>1857</text:p>
          </table:table-cell>
          <table:table-cell table:style-name="ce2" office:value-type="float" office:value="0.672">
            <text:p>0,672</text:p>
          </table:table-cell>
          <table:table-cell table:style-name="ce2" office:value-type="float" office:value="0.822">
            <text:p>0,82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00.33">
            <text:p>300,33</text:p>
          </table:table-cell>
          <table:table-cell office:value-type="float" office:value="1001.97">
            <text:p>1001,97</text:p>
          </table:table-cell>
          <table:table-cell table:formula="of:=[.D360]" office:value-type="float" office:value="228.39">
            <text:p>228,39</text:p>
          </table:table-cell>
          <table:table-cell table:number-columns-repeated="6"/>
          <table:table-cell office:value-type="float" office:value="1858">
            <text:p>1858</text:p>
          </table:table-cell>
          <table:table-cell table:style-name="ce2" office:value-type="float" office:value="0.677">
            <text:p>0,677</text:p>
          </table:table-cell>
          <table:table-cell table:style-name="ce2" office:value-type="float" office:value="0.764">
            <text:p>0,764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01.92">
            <text:p>301,92</text:p>
          </table:table-cell>
          <table:table-cell office:value-type="float" office:value="1001.97">
            <text:p>1001,97</text:p>
          </table:table-cell>
          <table:table-cell table:formula="of:=[.D361]" office:value-type="float" office:value="228.39">
            <text:p>228,39</text:p>
          </table:table-cell>
          <table:table-cell table:number-columns-repeated="6"/>
          <table:table-cell office:value-type="float" office:value="1859">
            <text:p>1859</text:p>
          </table:table-cell>
          <table:table-cell table:style-name="ce2" office:value-type="float" office:value="0.674">
            <text:p>0,674</text:p>
          </table:table-cell>
          <table:table-cell table:style-name="ce2" office:value-type="float" office:value="0.777">
            <text:p>0,777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02.93">
            <text:p>302,93</text:p>
          </table:table-cell>
          <table:table-cell office:value-type="float" office:value="1001.97">
            <text:p>1001,97</text:p>
          </table:table-cell>
          <table:table-cell table:formula="of:=[.D362]" office:value-type="float" office:value="228.39">
            <text:p>228,39</text:p>
          </table:table-cell>
          <table:table-cell table:number-columns-repeated="6"/>
          <table:table-cell office:value-type="float" office:value="1860">
            <text:p>1860</text:p>
          </table:table-cell>
          <table:table-cell table:style-name="ce2" office:value-type="float" office:value="0.671">
            <text:p>0,671</text:p>
          </table:table-cell>
          <table:table-cell table:style-name="ce2" office:value-type="float" office:value="0.844">
            <text:p>0,844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06.23">
            <text:p>306,23</text:p>
          </table:table-cell>
          <table:table-cell office:value-type="float" office:value="1001.97">
            <text:p>1001,97</text:p>
          </table:table-cell>
          <table:table-cell table:formula="of:=[.D363]" office:value-type="float" office:value="228.39">
            <text:p>228,39</text:p>
          </table:table-cell>
          <table:table-cell table:number-columns-repeated="6"/>
          <table:table-cell office:value-type="float" office:value="1861">
            <text:p>1861</text:p>
          </table:table-cell>
          <table:table-cell table:style-name="ce2" office:value-type="float" office:value="0.677">
            <text:p>0,677</text:p>
          </table:table-cell>
          <table:table-cell table:style-name="ce2" office:value-type="float" office:value="0.762">
            <text:p>0,762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02.76">
            <text:p>302,76</text:p>
          </table:table-cell>
          <table:table-cell office:value-type="float" office:value="1001.97">
            <text:p>1001,97</text:p>
          </table:table-cell>
          <table:table-cell table:formula="of:=[.D364]" office:value-type="float" office:value="228.39">
            <text:p>228,39</text:p>
          </table:table-cell>
          <table:table-cell table:number-columns-repeated="6"/>
          <table:table-cell office:value-type="float" office:value="1862">
            <text:p>1862</text:p>
          </table:table-cell>
          <table:table-cell table:style-name="ce2" office:value-type="float" office:value="0.671">
            <text:p>0,671</text:p>
          </table:table-cell>
          <table:table-cell table:style-name="ce2" office:value-type="float" office:value="0.779">
            <text:p>0,779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03.75">
            <text:p>303,75</text:p>
          </table:table-cell>
          <table:table-cell office:value-type="float" office:value="1001.97">
            <text:p>1001,97</text:p>
          </table:table-cell>
          <table:table-cell table:formula="of:=[.D365]" office:value-type="float" office:value="228.39">
            <text:p>228,39</text:p>
          </table:table-cell>
          <table:table-cell table:number-columns-repeated="6"/>
          <table:table-cell office:value-type="float" office:value="1863">
            <text:p>1863</text:p>
          </table:table-cell>
          <table:table-cell table:style-name="ce2" office:value-type="float" office:value="0.678">
            <text:p>0,678</text:p>
          </table:table-cell>
          <table:table-cell table:style-name="ce2" office:value-type="float" office:value="0.756">
            <text:p>0,756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04.87">
            <text:p>304,87</text:p>
          </table:table-cell>
          <table:table-cell office:value-type="float" office:value="1001.97">
            <text:p>1001,97</text:p>
          </table:table-cell>
          <table:table-cell table:formula="of:=[.D366]" office:value-type="float" office:value="228.39">
            <text:p>228,39</text:p>
          </table:table-cell>
          <table:table-cell table:number-columns-repeated="6"/>
          <table:table-cell office:value-type="float" office:value="1864">
            <text:p>1864</text:p>
          </table:table-cell>
          <table:table-cell table:style-name="ce2" office:value-type="float" office:value="0.671">
            <text:p>0,671</text:p>
          </table:table-cell>
          <table:table-cell table:style-name="ce2" office:value-type="float" office:value="0.744">
            <text:p>0,744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05.43">
            <text:p>305,43</text:p>
          </table:table-cell>
          <table:table-cell office:value-type="float" office:value="1001.97">
            <text:p>1001,97</text:p>
          </table:table-cell>
          <table:table-cell table:formula="of:=[.D367]" office:value-type="float" office:value="228.39">
            <text:p>228,39</text:p>
          </table:table-cell>
          <table:table-cell table:number-columns-repeated="6"/>
          <table:table-cell office:value-type="float" office:value="1865">
            <text:p>1865</text:p>
          </table:table-cell>
          <table:table-cell table:style-name="ce2" office:value-type="float" office:value="0.666">
            <text:p>0,666</text:p>
          </table:table-cell>
          <table:table-cell table:style-name="ce2" office:value-type="float" office:value="0.792">
            <text:p>0,792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03.05">
            <text:p>303,05</text:p>
          </table:table-cell>
          <table:table-cell office:value-type="float" office:value="1001.97">
            <text:p>1001,97</text:p>
          </table:table-cell>
          <table:table-cell table:formula="of:=[.D368]" office:value-type="float" office:value="228.39">
            <text:p>228,39</text:p>
          </table:table-cell>
          <table:table-cell table:number-columns-repeated="6"/>
          <table:table-cell office:value-type="float" office:value="1866">
            <text:p>1866</text:p>
          </table:table-cell>
          <table:table-cell table:style-name="ce2" office:value-type="float" office:value="0.67">
            <text:p>0,670</text:p>
          </table:table-cell>
          <table:table-cell table:style-name="ce2" office:value-type="float" office:value="0.787">
            <text:p>0,787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08.37">
            <text:p>308,37</text:p>
          </table:table-cell>
          <table:table-cell office:value-type="float" office:value="1001.97">
            <text:p>1001,97</text:p>
          </table:table-cell>
          <table:table-cell table:formula="of:=[.D369]" office:value-type="float" office:value="228.39">
            <text:p>228,39</text:p>
          </table:table-cell>
          <table:table-cell table:number-columns-repeated="6"/>
          <table:table-cell office:value-type="float" office:value="1867">
            <text:p>1867</text:p>
          </table:table-cell>
          <table:table-cell table:style-name="ce2" office:value-type="float" office:value="0.679">
            <text:p>0,679</text:p>
          </table:table-cell>
          <table:table-cell table:style-name="ce2" office:value-type="float" office:value="0.783">
            <text:p>0,783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06">
            <text:p>306,00</text:p>
          </table:table-cell>
          <table:table-cell office:value-type="float" office:value="1001.97">
            <text:p>1001,97</text:p>
          </table:table-cell>
          <table:table-cell table:formula="of:=[.D370]" office:value-type="float" office:value="228.39">
            <text:p>228,39</text:p>
          </table:table-cell>
          <table:table-cell table:number-columns-repeated="6"/>
          <table:table-cell office:value-type="float" office:value="1868">
            <text:p>1868</text:p>
          </table:table-cell>
          <table:table-cell table:style-name="ce2" office:value-type="float" office:value="0.689">
            <text:p>0,689</text:p>
          </table:table-cell>
          <table:table-cell table:style-name="ce2" office:value-type="float" office:value="0.8">
            <text:p>0,80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05.47">
            <text:p>305,47</text:p>
          </table:table-cell>
          <table:table-cell office:value-type="float" office:value="1001.97">
            <text:p>1001,97</text:p>
          </table:table-cell>
          <table:table-cell table:formula="of:=[.D371]" office:value-type="float" office:value="228.39">
            <text:p>228,39</text:p>
          </table:table-cell>
          <table:table-cell table:number-columns-repeated="6"/>
          <table:table-cell office:value-type="float" office:value="1869">
            <text:p>1869</text:p>
          </table:table-cell>
          <table:table-cell table:style-name="ce2" office:value-type="float" office:value="0.683">
            <text:p>0,683</text:p>
          </table:table-cell>
          <table:table-cell table:style-name="ce2" office:value-type="float" office:value="0.777">
            <text:p>0,777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05.99">
            <text:p>305,99</text:p>
          </table:table-cell>
          <table:table-cell office:value-type="float" office:value="1001.97">
            <text:p>1001,97</text:p>
          </table:table-cell>
          <table:table-cell table:formula="of:=[.D372]" office:value-type="float" office:value="228.39">
            <text:p>228,39</text:p>
          </table:table-cell>
          <table:table-cell table:number-columns-repeated="6"/>
          <table:table-cell office:value-type="float" office:value="1870">
            <text:p>1870</text:p>
          </table:table-cell>
          <table:table-cell table:style-name="ce2" office:value-type="float" office:value="0.68">
            <text:p>0,680</text:p>
          </table:table-cell>
          <table:table-cell table:style-name="ce2" office:value-type="float" office:value="0.799">
            <text:p>0,799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06.42">
            <text:p>306,42</text:p>
          </table:table-cell>
          <table:table-cell office:value-type="float" office:value="1001.97">
            <text:p>1001,97</text:p>
          </table:table-cell>
          <table:table-cell table:formula="of:=[.D373]" office:value-type="float" office:value="228.39">
            <text:p>228,39</text:p>
          </table:table-cell>
          <table:table-cell table:number-columns-repeated="6"/>
          <table:table-cell office:value-type="float" office:value="1871">
            <text:p>1871</text:p>
          </table:table-cell>
          <table:table-cell table:style-name="ce2" office:value-type="float" office:value="0.68">
            <text:p>0,680</text:p>
          </table:table-cell>
          <table:table-cell table:style-name="ce2" office:value-type="float" office:value="0.791">
            <text:p>0,791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05.69">
            <text:p>305,69</text:p>
          </table:table-cell>
          <table:table-cell office:value-type="float" office:value="1001.97">
            <text:p>1001,97</text:p>
          </table:table-cell>
          <table:table-cell table:formula="of:=[.D374]" office:value-type="float" office:value="228.39">
            <text:p>228,39</text:p>
          </table:table-cell>
          <table:table-cell table:number-columns-repeated="6"/>
          <table:table-cell office:value-type="float" office:value="1872">
            <text:p>1872</text:p>
          </table:table-cell>
          <table:table-cell table:style-name="ce2" office:value-type="float" office:value="0.678">
            <text:p>0,678</text:p>
          </table:table-cell>
          <table:table-cell table:style-name="ce2" office:value-type="float" office:value="0.771">
            <text:p>0,771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06.98">
            <text:p>306,98</text:p>
          </table:table-cell>
          <table:table-cell office:value-type="float" office:value="1001.97">
            <text:p>1001,97</text:p>
          </table:table-cell>
          <table:table-cell table:formula="of:=[.D375]" office:value-type="float" office:value="228.39">
            <text:p>228,39</text:p>
          </table:table-cell>
          <table:table-cell table:number-columns-repeated="6"/>
          <table:table-cell office:value-type="float" office:value="1873">
            <text:p>1873</text:p>
          </table:table-cell>
          <table:table-cell table:style-name="ce2" office:value-type="float" office:value="0.679">
            <text:p>0,679</text:p>
          </table:table-cell>
          <table:table-cell table:style-name="ce2" office:value-type="float" office:value="0.775">
            <text:p>0,775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06.76">
            <text:p>306,76</text:p>
          </table:table-cell>
          <table:table-cell office:value-type="float" office:value="1001.97">
            <text:p>1001,97</text:p>
          </table:table-cell>
          <table:table-cell table:formula="of:=[.D376]" office:value-type="float" office:value="228.39">
            <text:p>228,39</text:p>
          </table:table-cell>
          <table:table-cell table:number-columns-repeated="6"/>
          <table:table-cell office:value-type="float" office:value="1874">
            <text:p>1874</text:p>
          </table:table-cell>
          <table:table-cell table:style-name="ce2" office:value-type="float" office:value="0.672">
            <text:p>0,672</text:p>
          </table:table-cell>
          <table:table-cell table:style-name="ce2" office:value-type="float" office:value="7.068">
            <text:p>7,068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07.44">
            <text:p>307,44</text:p>
          </table:table-cell>
          <table:table-cell office:value-type="float" office:value="1001.97">
            <text:p>1001,97</text:p>
          </table:table-cell>
          <table:table-cell table:formula="of:=[.D377]" office:value-type="float" office:value="228.39">
            <text:p>228,39</text:p>
          </table:table-cell>
          <table:table-cell table:number-columns-repeated="6"/>
          <table:table-cell office:value-type="float" office:value="1875">
            <text:p>1875</text:p>
          </table:table-cell>
          <table:table-cell table:style-name="ce2" office:value-type="float" office:value="0.679">
            <text:p>0,679</text:p>
          </table:table-cell>
          <table:table-cell table:style-name="ce2" office:value-type="float" office:value="0.754">
            <text:p>0,754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07.09">
            <text:p>307,09</text:p>
          </table:table-cell>
          <table:table-cell office:value-type="float" office:value="1001.97">
            <text:p>1001,97</text:p>
          </table:table-cell>
          <table:table-cell table:formula="of:=[.D378]" office:value-type="float" office:value="228.39">
            <text:p>228,39</text:p>
          </table:table-cell>
          <table:table-cell table:number-columns-repeated="6"/>
          <table:table-cell office:value-type="float" office:value="1876">
            <text:p>1876</text:p>
          </table:table-cell>
          <table:table-cell table:style-name="ce2" office:value-type="float" office:value="0.68">
            <text:p>0,680</text:p>
          </table:table-cell>
          <table:table-cell table:style-name="ce2" office:value-type="float" office:value="0.763">
            <text:p>0,763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08.16">
            <text:p>308,16</text:p>
          </table:table-cell>
          <table:table-cell office:value-type="float" office:value="1001.97">
            <text:p>1001,97</text:p>
          </table:table-cell>
          <table:table-cell table:formula="of:=[.D379]" office:value-type="float" office:value="228.39">
            <text:p>228,39</text:p>
          </table:table-cell>
          <table:table-cell table:number-columns-repeated="6"/>
          <table:table-cell office:value-type="float" office:value="1877">
            <text:p>1877</text:p>
          </table:table-cell>
          <table:table-cell table:style-name="ce2" office:value-type="float" office:value="0.675">
            <text:p>0,675</text:p>
          </table:table-cell>
          <table:table-cell table:style-name="ce2" office:value-type="float" office:value="0.761">
            <text:p>0,761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08.59">
            <text:p>308,59</text:p>
          </table:table-cell>
          <table:table-cell office:value-type="float" office:value="1001.97">
            <text:p>1001,97</text:p>
          </table:table-cell>
          <table:table-cell table:formula="of:=[.D380]" office:value-type="float" office:value="228.39">
            <text:p>228,39</text:p>
          </table:table-cell>
          <table:table-cell table:number-columns-repeated="6"/>
          <table:table-cell office:value-type="float" office:value="1878">
            <text:p>1878</text:p>
          </table:table-cell>
          <table:table-cell table:style-name="ce2" office:value-type="float" office:value="0.677">
            <text:p>0,677</text:p>
          </table:table-cell>
          <table:table-cell table:style-name="ce2" office:value-type="float" office:value="0.776">
            <text:p>0,776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10.62">
            <text:p>310,62</text:p>
          </table:table-cell>
          <table:table-cell office:value-type="float" office:value="1001.97">
            <text:p>1001,97</text:p>
          </table:table-cell>
          <table:table-cell table:formula="of:=[.D381]" office:value-type="float" office:value="228.39">
            <text:p>228,39</text:p>
          </table:table-cell>
          <table:table-cell table:number-columns-repeated="6"/>
          <table:table-cell office:value-type="float" office:value="1879">
            <text:p>1879</text:p>
          </table:table-cell>
          <table:table-cell table:style-name="ce2" office:value-type="float" office:value="0.681">
            <text:p>0,681</text:p>
          </table:table-cell>
          <table:table-cell table:style-name="ce2" office:value-type="float" office:value="0.778">
            <text:p>0,778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07.92">
            <text:p>307,92</text:p>
          </table:table-cell>
          <table:table-cell office:value-type="float" office:value="1001.97">
            <text:p>1001,97</text:p>
          </table:table-cell>
          <table:table-cell table:formula="of:=[.D382]" office:value-type="float" office:value="228.39">
            <text:p>228,39</text:p>
          </table:table-cell>
          <table:table-cell table:number-columns-repeated="6"/>
          <table:table-cell office:value-type="float" office:value="1880">
            <text:p>1880</text:p>
          </table:table-cell>
          <table:table-cell table:style-name="ce2" office:value-type="float" office:value="0.67">
            <text:p>0,670</text:p>
          </table:table-cell>
          <table:table-cell table:style-name="ce2" office:value-type="float" office:value="0.795">
            <text:p>0,795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08.89">
            <text:p>308,89</text:p>
          </table:table-cell>
          <table:table-cell office:value-type="float" office:value="1001.97">
            <text:p>1001,97</text:p>
          </table:table-cell>
          <table:table-cell table:formula="of:=[.D383]" office:value-type="float" office:value="228.39">
            <text:p>228,39</text:p>
          </table:table-cell>
          <table:table-cell table:number-columns-repeated="6"/>
          <table:table-cell office:value-type="float" office:value="1881">
            <text:p>1881</text:p>
          </table:table-cell>
          <table:table-cell table:style-name="ce2" office:value-type="float" office:value="0.673">
            <text:p>0,673</text:p>
          </table:table-cell>
          <table:table-cell table:style-name="ce2" office:value-type="float" office:value="0.795">
            <text:p>0,795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08.48">
            <text:p>308,48</text:p>
          </table:table-cell>
          <table:table-cell office:value-type="float" office:value="1001.97">
            <text:p>1001,97</text:p>
          </table:table-cell>
          <table:table-cell table:formula="of:=[.D384]" office:value-type="float" office:value="228.39">
            <text:p>228,39</text:p>
          </table:table-cell>
          <table:table-cell table:number-columns-repeated="6"/>
          <table:table-cell office:value-type="float" office:value="1882">
            <text:p>1882</text:p>
          </table:table-cell>
          <table:table-cell table:style-name="ce2" office:value-type="float" office:value="0.714">
            <text:p>0,714</text:p>
          </table:table-cell>
          <table:table-cell table:style-name="ce2" office:value-type="float" office:value="0.78">
            <text:p>0,780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10.87">
            <text:p>310,87</text:p>
          </table:table-cell>
          <table:table-cell office:value-type="float" office:value="1001.97">
            <text:p>1001,97</text:p>
          </table:table-cell>
          <table:table-cell table:formula="of:=[.D385]" office:value-type="float" office:value="228.39">
            <text:p>228,39</text:p>
          </table:table-cell>
          <table:table-cell table:number-columns-repeated="6"/>
          <table:table-cell office:value-type="float" office:value="1883">
            <text:p>1883</text:p>
          </table:table-cell>
          <table:table-cell table:style-name="ce2" office:value-type="float" office:value="0.705">
            <text:p>0,705</text:p>
          </table:table-cell>
          <table:table-cell table:style-name="ce2" office:value-type="float" office:value="0.858">
            <text:p>0,858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10.21">
            <text:p>310,21</text:p>
          </table:table-cell>
          <table:table-cell office:value-type="float" office:value="1001.97">
            <text:p>1001,97</text:p>
          </table:table-cell>
          <table:table-cell table:formula="of:=[.D386]" office:value-type="float" office:value="228.39">
            <text:p>228,39</text:p>
          </table:table-cell>
          <table:table-cell table:number-columns-repeated="6"/>
          <table:table-cell office:value-type="float" office:value="1884">
            <text:p>1884</text:p>
          </table:table-cell>
          <table:table-cell table:style-name="ce2" office:value-type="float" office:value="0.702">
            <text:p>0,702</text:p>
          </table:table-cell>
          <table:table-cell table:style-name="ce2" office:value-type="float" office:value="0.798">
            <text:p>0,798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12.89">
            <text:p>312,89</text:p>
          </table:table-cell>
          <table:table-cell office:value-type="float" office:value="1001.97">
            <text:p>1001,97</text:p>
          </table:table-cell>
          <table:table-cell table:formula="of:=[.D387]" office:value-type="float" office:value="228.39">
            <text:p>228,39</text:p>
          </table:table-cell>
          <table:table-cell table:number-columns-repeated="6"/>
          <table:table-cell office:value-type="float" office:value="1885">
            <text:p>1885</text:p>
          </table:table-cell>
          <table:table-cell table:style-name="ce2" office:value-type="float" office:value="1.21">
            <text:p>1,210</text:p>
          </table:table-cell>
          <table:table-cell table:style-name="ce2" office:value-type="float" office:value="0.781">
            <text:p>0,78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12.3">
            <text:p>312,30</text:p>
          </table:table-cell>
          <table:table-cell office:value-type="float" office:value="1001.97">
            <text:p>1001,97</text:p>
          </table:table-cell>
          <table:table-cell table:formula="of:=[.D388]" office:value-type="float" office:value="228.39">
            <text:p>228,39</text:p>
          </table:table-cell>
          <table:table-cell table:number-columns-repeated="6"/>
          <table:table-cell office:value-type="float" office:value="1886">
            <text:p>1886</text:p>
          </table:table-cell>
          <table:table-cell table:style-name="ce2" office:value-type="float" office:value="0.687">
            <text:p>0,687</text:p>
          </table:table-cell>
          <table:table-cell table:style-name="ce2" office:value-type="float" office:value="0.759">
            <text:p>0,759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10.66">
            <text:p>310,66</text:p>
          </table:table-cell>
          <table:table-cell office:value-type="float" office:value="1001.97">
            <text:p>1001,97</text:p>
          </table:table-cell>
          <table:table-cell table:formula="of:=[.D389]" office:value-type="float" office:value="228.39">
            <text:p>228,39</text:p>
          </table:table-cell>
          <table:table-cell table:number-columns-repeated="6"/>
          <table:table-cell office:value-type="float" office:value="1887">
            <text:p>1887</text:p>
          </table:table-cell>
          <table:table-cell table:style-name="ce2" office:value-type="float" office:value="0.687">
            <text:p>0,687</text:p>
          </table:table-cell>
          <table:table-cell table:style-name="ce2" office:value-type="float" office:value="1.168">
            <text:p>1,168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10.94">
            <text:p>310,94</text:p>
          </table:table-cell>
          <table:table-cell office:value-type="float" office:value="1001.97">
            <text:p>1001,97</text:p>
          </table:table-cell>
          <table:table-cell table:formula="of:=[.D390]" office:value-type="float" office:value="228.39">
            <text:p>228,39</text:p>
          </table:table-cell>
          <table:table-cell table:number-columns-repeated="6"/>
          <table:table-cell office:value-type="float" office:value="1888">
            <text:p>1888</text:p>
          </table:table-cell>
          <table:table-cell table:style-name="ce2" office:value-type="float" office:value="0.689">
            <text:p>0,689</text:p>
          </table:table-cell>
          <table:table-cell table:style-name="ce2" office:value-type="float" office:value="0.796">
            <text:p>0,796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310.96">
            <text:p>310,96</text:p>
          </table:table-cell>
          <table:table-cell office:value-type="float" office:value="1001.97">
            <text:p>1001,97</text:p>
          </table:table-cell>
          <table:table-cell table:formula="of:=[.D391]" office:value-type="float" office:value="228.39">
            <text:p>228,39</text:p>
          </table:table-cell>
          <table:table-cell table:number-columns-repeated="6"/>
          <table:table-cell office:value-type="float" office:value="1889">
            <text:p>1889</text:p>
          </table:table-cell>
          <table:table-cell table:style-name="ce2" office:value-type="float" office:value="0.695">
            <text:p>0,695</text:p>
          </table:table-cell>
          <table:table-cell table:style-name="ce2" office:value-type="float" office:value="0.765">
            <text:p>0,765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312.92">
            <text:p>312,92</text:p>
          </table:table-cell>
          <table:table-cell office:value-type="float" office:value="1001.97">
            <text:p>1001,97</text:p>
          </table:table-cell>
          <table:table-cell table:formula="of:=[.D392]" office:value-type="float" office:value="228.39">
            <text:p>228,39</text:p>
          </table:table-cell>
          <table:table-cell table:number-columns-repeated="6"/>
          <table:table-cell office:value-type="float" office:value="1890">
            <text:p>1890</text:p>
          </table:table-cell>
          <table:table-cell table:style-name="ce2" office:value-type="float" office:value="0.692">
            <text:p>0,692</text:p>
          </table:table-cell>
          <table:table-cell table:style-name="ce2" office:value-type="float" office:value="0.789">
            <text:p>0,789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313.41">
            <text:p>313,41</text:p>
          </table:table-cell>
          <table:table-cell office:value-type="float" office:value="1001.97">
            <text:p>1001,97</text:p>
          </table:table-cell>
          <table:table-cell table:formula="of:=[.D393]" office:value-type="float" office:value="228.39">
            <text:p>228,39</text:p>
          </table:table-cell>
          <table:table-cell table:number-columns-repeated="6"/>
          <table:table-cell office:value-type="float" office:value="1891">
            <text:p>1891</text:p>
          </table:table-cell>
          <table:table-cell table:style-name="ce2" office:value-type="float" office:value="0.685">
            <text:p>0,685</text:p>
          </table:table-cell>
          <table:table-cell table:style-name="ce2" office:value-type="float" office:value="0.791">
            <text:p>0,791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314.94">
            <text:p>314,94</text:p>
          </table:table-cell>
          <table:table-cell office:value-type="float" office:value="1001.97">
            <text:p>1001,97</text:p>
          </table:table-cell>
          <table:table-cell table:formula="of:=[.D394]" office:value-type="float" office:value="228.39">
            <text:p>228,39</text:p>
          </table:table-cell>
          <table:table-cell table:number-columns-repeated="6"/>
          <table:table-cell office:value-type="float" office:value="1892">
            <text:p>1892</text:p>
          </table:table-cell>
          <table:table-cell table:style-name="ce2" office:value-type="float" office:value="0.691">
            <text:p>0,691</text:p>
          </table:table-cell>
          <table:table-cell table:style-name="ce2" office:value-type="float" office:value="0.795">
            <text:p>0,795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313.58">
            <text:p>313,58</text:p>
          </table:table-cell>
          <table:table-cell office:value-type="float" office:value="1001.97">
            <text:p>1001,97</text:p>
          </table:table-cell>
          <table:table-cell table:formula="of:=[.D395]" office:value-type="float" office:value="228.39">
            <text:p>228,39</text:p>
          </table:table-cell>
          <table:table-cell table:number-columns-repeated="6"/>
          <table:table-cell office:value-type="float" office:value="1893">
            <text:p>1893</text:p>
          </table:table-cell>
          <table:table-cell table:style-name="ce2" office:value-type="float" office:value="0.689">
            <text:p>0,689</text:p>
          </table:table-cell>
          <table:table-cell table:style-name="ce2" office:value-type="float" office:value="0.757">
            <text:p>0,757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13.14">
            <text:p>313,14</text:p>
          </table:table-cell>
          <table:table-cell office:value-type="float" office:value="1001.97">
            <text:p>1001,97</text:p>
          </table:table-cell>
          <table:table-cell table:formula="of:=[.D396]" office:value-type="float" office:value="228.39">
            <text:p>228,39</text:p>
          </table:table-cell>
          <table:table-cell table:number-columns-repeated="6"/>
          <table:table-cell office:value-type="float" office:value="1894">
            <text:p>1894</text:p>
          </table:table-cell>
          <table:table-cell table:style-name="ce2" office:value-type="float" office:value="0.694">
            <text:p>0,694</text:p>
          </table:table-cell>
          <table:table-cell table:style-name="ce2" office:value-type="float" office:value="0.78">
            <text:p>0,78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13.97">
            <text:p>313,97</text:p>
          </table:table-cell>
          <table:table-cell office:value-type="float" office:value="1001.97">
            <text:p>1001,97</text:p>
          </table:table-cell>
          <table:table-cell table:formula="of:=[.D397]" office:value-type="float" office:value="228.39">
            <text:p>228,39</text:p>
          </table:table-cell>
          <table:table-cell table:number-columns-repeated="6"/>
          <table:table-cell office:value-type="float" office:value="1895">
            <text:p>1895</text:p>
          </table:table-cell>
          <table:table-cell table:style-name="ce2" office:value-type="float" office:value="0.688">
            <text:p>0,688</text:p>
          </table:table-cell>
          <table:table-cell table:style-name="ce2" office:value-type="float" office:value="0.805">
            <text:p>0,805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318.54">
            <text:p>318,54</text:p>
          </table:table-cell>
          <table:table-cell office:value-type="float" office:value="1001.97">
            <text:p>1001,97</text:p>
          </table:table-cell>
          <table:table-cell table:formula="of:=[.D398]" office:value-type="float" office:value="228.39">
            <text:p>228,39</text:p>
          </table:table-cell>
          <table:table-cell table:number-columns-repeated="6"/>
          <table:table-cell office:value-type="float" office:value="1896">
            <text:p>1896</text:p>
          </table:table-cell>
          <table:table-cell table:style-name="ce2" office:value-type="float" office:value="4.038">
            <text:p>4,038</text:p>
          </table:table-cell>
          <table:table-cell table:style-name="ce2" office:value-type="float" office:value="3.053">
            <text:p>3,053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14.4">
            <text:p>314,40</text:p>
          </table:table-cell>
          <table:table-cell office:value-type="float" office:value="1001.97">
            <text:p>1001,97</text:p>
          </table:table-cell>
          <table:table-cell table:formula="of:=[.D399]" office:value-type="float" office:value="228.39">
            <text:p>228,39</text:p>
          </table:table-cell>
          <table:table-cell table:number-columns-repeated="6"/>
          <table:table-cell office:value-type="float" office:value="1897">
            <text:p>1897</text:p>
          </table:table-cell>
          <table:table-cell table:style-name="ce2" office:value-type="float" office:value="0.727">
            <text:p>0,727</text:p>
          </table:table-cell>
          <table:table-cell table:style-name="ce2" office:value-type="float" office:value="0.784">
            <text:p>0,784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13.85">
            <text:p>313,85</text:p>
          </table:table-cell>
          <table:table-cell office:value-type="float" office:value="1001.97">
            <text:p>1001,97</text:p>
          </table:table-cell>
          <table:table-cell table:formula="of:=[.D400]" office:value-type="float" office:value="228.39">
            <text:p>228,39</text:p>
          </table:table-cell>
          <table:table-cell table:number-columns-repeated="6"/>
          <table:table-cell office:value-type="float" office:value="1898">
            <text:p>1898</text:p>
          </table:table-cell>
          <table:table-cell table:style-name="ce2" office:value-type="float" office:value="0.693">
            <text:p>0,693</text:p>
          </table:table-cell>
          <table:table-cell table:style-name="ce2" office:value-type="float" office:value="0.78">
            <text:p>0,780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315.67">
            <text:p>315,67</text:p>
          </table:table-cell>
          <table:table-cell office:value-type="float" office:value="1001.97">
            <text:p>1001,97</text:p>
          </table:table-cell>
          <table:table-cell table:formula="of:=[.D401]" office:value-type="float" office:value="228.39">
            <text:p>228,39</text:p>
          </table:table-cell>
          <table:table-cell table:number-columns-repeated="6"/>
          <table:table-cell office:value-type="float" office:value="1899">
            <text:p>1899</text:p>
          </table:table-cell>
          <table:table-cell table:style-name="ce2" office:value-type="float" office:value="0.688">
            <text:p>0,688</text:p>
          </table:table-cell>
          <table:table-cell table:style-name="ce2" office:value-type="float" office:value="0.977">
            <text:p>0,977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315.78">
            <text:p>315,78</text:p>
          </table:table-cell>
          <table:table-cell office:value-type="float" office:value="1001.97">
            <text:p>1001,97</text:p>
          </table:table-cell>
          <table:table-cell table:formula="of:=[.D402]" office:value-type="float" office:value="228.39">
            <text:p>228,39</text:p>
          </table:table-cell>
          <table:table-cell table:number-columns-repeated="6"/>
          <table:table-cell office:value-type="float" office:value="1900">
            <text:p>1900</text:p>
          </table:table-cell>
          <table:table-cell table:style-name="ce2" office:value-type="float" office:value="0.81">
            <text:p>0,810</text:p>
          </table:table-cell>
          <table:table-cell table:style-name="ce2" office:value-type="float" office:value="0.842">
            <text:p>0,842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318.23">
            <text:p>318,23</text:p>
          </table:table-cell>
          <table:table-cell office:value-type="float" office:value="1001.97">
            <text:p>1001,97</text:p>
          </table:table-cell>
          <table:table-cell table:formula="of:=[.D403]" office:value-type="float" office:value="228.39">
            <text:p>228,39</text:p>
          </table:table-cell>
          <table:table-cell table:number-columns-repeated="6"/>
          <table:table-cell office:value-type="float" office:value="1901">
            <text:p>1901</text:p>
          </table:table-cell>
          <table:table-cell table:style-name="ce2" office:value-type="float" office:value="0.69">
            <text:p>0,690</text:p>
          </table:table-cell>
          <table:table-cell table:style-name="ce2" office:value-type="float" office:value="0.794">
            <text:p>0,794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17.33">
            <text:p>317,33</text:p>
          </table:table-cell>
          <table:table-cell office:value-type="float" office:value="1001.97">
            <text:p>1001,97</text:p>
          </table:table-cell>
          <table:table-cell table:formula="of:=[.D404]" office:value-type="float" office:value="228.39">
            <text:p>228,39</text:p>
          </table:table-cell>
          <table:table-cell table:number-columns-repeated="6"/>
          <table:table-cell office:value-type="float" office:value="1902">
            <text:p>1902</text:p>
          </table:table-cell>
          <table:table-cell table:style-name="ce2" office:value-type="float" office:value="0.69">
            <text:p>0,690</text:p>
          </table:table-cell>
          <table:table-cell table:style-name="ce2" office:value-type="float" office:value="0.79">
            <text:p>0,790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316.43">
            <text:p>316,43</text:p>
          </table:table-cell>
          <table:table-cell office:value-type="float" office:value="1001.97">
            <text:p>1001,97</text:p>
          </table:table-cell>
          <table:table-cell table:formula="of:=[.D405]" office:value-type="float" office:value="228.39">
            <text:p>228,39</text:p>
          </table:table-cell>
          <table:table-cell table:number-columns-repeated="6"/>
          <table:table-cell office:value-type="float" office:value="1903">
            <text:p>1903</text:p>
          </table:table-cell>
          <table:table-cell table:style-name="ce2" office:value-type="float" office:value="0.691">
            <text:p>0,691</text:p>
          </table:table-cell>
          <table:table-cell table:style-name="ce2" office:value-type="float" office:value="0.801">
            <text:p>0,801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315.99">
            <text:p>315,99</text:p>
          </table:table-cell>
          <table:table-cell office:value-type="float" office:value="1001.97">
            <text:p>1001,97</text:p>
          </table:table-cell>
          <table:table-cell table:formula="of:=[.D406]" office:value-type="float" office:value="228.39">
            <text:p>228,39</text:p>
          </table:table-cell>
          <table:table-cell table:number-columns-repeated="6"/>
          <table:table-cell office:value-type="float" office:value="1904">
            <text:p>1904</text:p>
          </table:table-cell>
          <table:table-cell table:style-name="ce2" office:value-type="float" office:value="0.693">
            <text:p>0,693</text:p>
          </table:table-cell>
          <table:table-cell table:style-name="ce2" office:value-type="float" office:value="0.767">
            <text:p>0,767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317.79">
            <text:p>317,79</text:p>
          </table:table-cell>
          <table:table-cell office:value-type="float" office:value="1001.97">
            <text:p>1001,97</text:p>
          </table:table-cell>
          <table:table-cell table:formula="of:=[.D407]" office:value-type="float" office:value="228.39">
            <text:p>228,39</text:p>
          </table:table-cell>
          <table:table-cell table:number-columns-repeated="6"/>
          <table:table-cell office:value-type="float" office:value="1905">
            <text:p>1905</text:p>
          </table:table-cell>
          <table:table-cell table:style-name="ce2" office:value-type="float" office:value="0.696">
            <text:p>0,696</text:p>
          </table:table-cell>
          <table:table-cell table:style-name="ce2" office:value-type="float" office:value="0.792">
            <text:p>0,792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321.5">
            <text:p>321,50</text:p>
          </table:table-cell>
          <table:table-cell office:value-type="float" office:value="1001.97">
            <text:p>1001,97</text:p>
          </table:table-cell>
          <table:table-cell table:formula="of:=[.D408]" office:value-type="float" office:value="228.39">
            <text:p>228,39</text:p>
          </table:table-cell>
          <table:table-cell table:number-columns-repeated="6"/>
          <table:table-cell office:value-type="float" office:value="1906">
            <text:p>1906</text:p>
          </table:table-cell>
          <table:table-cell table:style-name="ce2" office:value-type="float" office:value="0.695">
            <text:p>0,695</text:p>
          </table:table-cell>
          <table:table-cell table:style-name="ce2" office:value-type="float" office:value="0.793">
            <text:p>0,793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23.16">
            <text:p>323,16</text:p>
          </table:table-cell>
          <table:table-cell office:value-type="float" office:value="1001.97">
            <text:p>1001,97</text:p>
          </table:table-cell>
          <table:table-cell table:formula="of:=[.D409]" office:value-type="float" office:value="228.39">
            <text:p>228,39</text:p>
          </table:table-cell>
          <table:table-cell table:number-columns-repeated="6"/>
          <table:table-cell office:value-type="float" office:value="1907">
            <text:p>1907</text:p>
          </table:table-cell>
          <table:table-cell table:style-name="ce2" office:value-type="float" office:value="0.697">
            <text:p>0,697</text:p>
          </table:table-cell>
          <table:table-cell table:style-name="ce2" office:value-type="float" office:value="0.799">
            <text:p>0,799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22.29">
            <text:p>322,29</text:p>
          </table:table-cell>
          <table:table-cell office:value-type="float" office:value="1001.97">
            <text:p>1001,97</text:p>
          </table:table-cell>
          <table:table-cell table:formula="of:=[.D410]" office:value-type="float" office:value="228.39">
            <text:p>228,39</text:p>
          </table:table-cell>
          <table:table-cell table:number-columns-repeated="6"/>
          <table:table-cell office:value-type="float" office:value="1908">
            <text:p>1908</text:p>
          </table:table-cell>
          <table:table-cell table:style-name="ce2" office:value-type="float" office:value="0.699">
            <text:p>0,699</text:p>
          </table:table-cell>
          <table:table-cell table:style-name="ce2" office:value-type="float" office:value="0.783">
            <text:p>0,783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318.47">
            <text:p>318,47</text:p>
          </table:table-cell>
          <table:table-cell office:value-type="float" office:value="1001.97">
            <text:p>1001,97</text:p>
          </table:table-cell>
          <table:table-cell table:formula="of:=[.D411]" office:value-type="float" office:value="228.39">
            <text:p>228,39</text:p>
          </table:table-cell>
          <table:table-cell table:number-columns-repeated="6"/>
          <table:table-cell office:value-type="float" office:value="1909">
            <text:p>1909</text:p>
          </table:table-cell>
          <table:table-cell table:style-name="ce2" office:value-type="float" office:value="0.691">
            <text:p>0,691</text:p>
          </table:table-cell>
          <table:table-cell table:style-name="ce2" office:value-type="float" office:value="0.882">
            <text:p>0,882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319.32">
            <text:p>319,32</text:p>
          </table:table-cell>
          <table:table-cell office:value-type="float" office:value="1001.97">
            <text:p>1001,97</text:p>
          </table:table-cell>
          <table:table-cell table:formula="of:=[.D412]" office:value-type="float" office:value="228.39">
            <text:p>228,39</text:p>
          </table:table-cell>
          <table:table-cell table:number-columns-repeated="6"/>
          <table:table-cell office:value-type="float" office:value="1910">
            <text:p>1910</text:p>
          </table:table-cell>
          <table:table-cell table:style-name="ce2" office:value-type="float" office:value="0.698">
            <text:p>0,698</text:p>
          </table:table-cell>
          <table:table-cell table:style-name="ce2" office:value-type="float" office:value="4.797">
            <text:p>4,797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20.18">
            <text:p>320,18</text:p>
          </table:table-cell>
          <table:table-cell office:value-type="float" office:value="1001.97">
            <text:p>1001,97</text:p>
          </table:table-cell>
          <table:table-cell table:formula="of:=[.D413]" office:value-type="float" office:value="228.39">
            <text:p>228,39</text:p>
          </table:table-cell>
          <table:table-cell table:number-columns-repeated="6"/>
          <table:table-cell office:value-type="float" office:value="1911">
            <text:p>1911</text:p>
          </table:table-cell>
          <table:table-cell table:style-name="ce2" office:value-type="float" office:value="0.71">
            <text:p>0,710</text:p>
          </table:table-cell>
          <table:table-cell table:style-name="ce2" office:value-type="float" office:value="0.819">
            <text:p>0,819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20.86">
            <text:p>320,86</text:p>
          </table:table-cell>
          <table:table-cell office:value-type="float" office:value="1001.97">
            <text:p>1001,97</text:p>
          </table:table-cell>
          <table:table-cell table:formula="of:=[.D414]" office:value-type="float" office:value="228.39">
            <text:p>228,39</text:p>
          </table:table-cell>
          <table:table-cell table:number-columns-repeated="6"/>
          <table:table-cell office:value-type="float" office:value="1912">
            <text:p>1912</text:p>
          </table:table-cell>
          <table:table-cell table:style-name="ce2" office:value-type="float" office:value="0.691">
            <text:p>0,691</text:p>
          </table:table-cell>
          <table:table-cell table:style-name="ce2" office:value-type="float" office:value="0.83">
            <text:p>0,83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21.32">
            <text:p>321,32</text:p>
          </table:table-cell>
          <table:table-cell office:value-type="float" office:value="1001.97">
            <text:p>1001,97</text:p>
          </table:table-cell>
          <table:table-cell table:formula="of:=[.D415]" office:value-type="float" office:value="228.39">
            <text:p>228,39</text:p>
          </table:table-cell>
          <table:table-cell table:number-columns-repeated="6"/>
          <table:table-cell office:value-type="float" office:value="1913">
            <text:p>1913</text:p>
          </table:table-cell>
          <table:table-cell table:style-name="ce2" office:value-type="float" office:value="0.705">
            <text:p>0,705</text:p>
          </table:table-cell>
          <table:table-cell table:style-name="ce2" office:value-type="float" office:value="0.8">
            <text:p>0,80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21.59">
            <text:p>321,59</text:p>
          </table:table-cell>
          <table:table-cell office:value-type="float" office:value="1001.97">
            <text:p>1001,97</text:p>
          </table:table-cell>
          <table:table-cell table:formula="of:=[.D416]" office:value-type="float" office:value="228.39">
            <text:p>228,39</text:p>
          </table:table-cell>
          <table:table-cell table:number-columns-repeated="6"/>
          <table:table-cell office:value-type="float" office:value="1914">
            <text:p>1914</text:p>
          </table:table-cell>
          <table:table-cell table:style-name="ce2" office:value-type="float" office:value="0.811">
            <text:p>0,811</text:p>
          </table:table-cell>
          <table:table-cell table:style-name="ce2" office:value-type="float" office:value="0.803">
            <text:p>0,803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23.42">
            <text:p>323,42</text:p>
          </table:table-cell>
          <table:table-cell office:value-type="float" office:value="1001.97">
            <text:p>1001,97</text:p>
          </table:table-cell>
          <table:table-cell table:formula="of:=[.D417]" office:value-type="float" office:value="228.39">
            <text:p>228,39</text:p>
          </table:table-cell>
          <table:table-cell table:number-columns-repeated="6"/>
          <table:table-cell office:value-type="float" office:value="1915">
            <text:p>1915</text:p>
          </table:table-cell>
          <table:table-cell table:style-name="ce2" office:value-type="float" office:value="1.995">
            <text:p>1,995</text:p>
          </table:table-cell>
          <table:table-cell table:style-name="ce2" office:value-type="float" office:value="0.805">
            <text:p>0,805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324.04">
            <text:p>324,04</text:p>
          </table:table-cell>
          <table:table-cell office:value-type="float" office:value="1001.97">
            <text:p>1001,97</text:p>
          </table:table-cell>
          <table:table-cell table:formula="of:=[.D418]" office:value-type="float" office:value="228.39">
            <text:p>228,39</text:p>
          </table:table-cell>
          <table:table-cell table:number-columns-repeated="6"/>
          <table:table-cell office:value-type="float" office:value="1916">
            <text:p>1916</text:p>
          </table:table-cell>
          <table:table-cell table:style-name="ce2" office:value-type="float" office:value="0.7">
            <text:p>0,700</text:p>
          </table:table-cell>
          <table:table-cell table:style-name="ce2" office:value-type="float" office:value="0.799">
            <text:p>0,799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323.54">
            <text:p>323,54</text:p>
          </table:table-cell>
          <table:table-cell office:value-type="float" office:value="1001.97">
            <text:p>1001,97</text:p>
          </table:table-cell>
          <table:table-cell table:formula="of:=[.D419]" office:value-type="float" office:value="228.39">
            <text:p>228,39</text:p>
          </table:table-cell>
          <table:table-cell table:number-columns-repeated="6"/>
          <table:table-cell office:value-type="float" office:value="1917">
            <text:p>1917</text:p>
          </table:table-cell>
          <table:table-cell table:style-name="ce2" office:value-type="float" office:value="0.698">
            <text:p>0,698</text:p>
          </table:table-cell>
          <table:table-cell table:style-name="ce2" office:value-type="float" office:value="1.081">
            <text:p>1,081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21.78">
            <text:p>321,78</text:p>
          </table:table-cell>
          <table:table-cell office:value-type="float" office:value="1001.97">
            <text:p>1001,97</text:p>
          </table:table-cell>
          <table:table-cell table:formula="of:=[.D420]" office:value-type="float" office:value="228.39">
            <text:p>228,39</text:p>
          </table:table-cell>
          <table:table-cell table:number-columns-repeated="6"/>
          <table:table-cell office:value-type="float" office:value="1918">
            <text:p>1918</text:p>
          </table:table-cell>
          <table:table-cell table:style-name="ce2" office:value-type="float" office:value="0.695">
            <text:p>0,695</text:p>
          </table:table-cell>
          <table:table-cell table:style-name="ce2" office:value-type="float" office:value="0.864">
            <text:p>0,864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21.93">
            <text:p>321,93</text:p>
          </table:table-cell>
          <table:table-cell office:value-type="float" office:value="1001.97">
            <text:p>1001,97</text:p>
          </table:table-cell>
          <table:table-cell table:formula="of:=[.D421]" office:value-type="float" office:value="228.39">
            <text:p>228,39</text:p>
          </table:table-cell>
          <table:table-cell table:number-columns-repeated="6"/>
          <table:table-cell office:value-type="float" office:value="1919">
            <text:p>1919</text:p>
          </table:table-cell>
          <table:table-cell table:style-name="ce2" office:value-type="float" office:value="0.698">
            <text:p>0,698</text:p>
          </table:table-cell>
          <table:table-cell table:style-name="ce2" office:value-type="float" office:value="1.049">
            <text:p>1,049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323.16">
            <text:p>323,16</text:p>
          </table:table-cell>
          <table:table-cell office:value-type="float" office:value="1001.97">
            <text:p>1001,97</text:p>
          </table:table-cell>
          <table:table-cell table:formula="of:=[.D422]" office:value-type="float" office:value="228.39">
            <text:p>228,39</text:p>
          </table:table-cell>
          <table:table-cell table:number-columns-repeated="6"/>
          <table:table-cell office:value-type="float" office:value="1920">
            <text:p>1920</text:p>
          </table:table-cell>
          <table:table-cell table:style-name="ce2" office:value-type="float" office:value="0.693">
            <text:p>0,693</text:p>
          </table:table-cell>
          <table:table-cell table:style-name="ce2" office:value-type="float" office:value="0.802">
            <text:p>0,802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325.1">
            <text:p>325,10</text:p>
          </table:table-cell>
          <table:table-cell office:value-type="float" office:value="1001.97">
            <text:p>1001,97</text:p>
          </table:table-cell>
          <table:table-cell table:formula="of:=[.D423]" office:value-type="float" office:value="228.39">
            <text:p>228,39</text:p>
          </table:table-cell>
          <table:table-cell table:number-columns-repeated="6"/>
          <table:table-cell office:value-type="float" office:value="1921">
            <text:p>1921</text:p>
          </table:table-cell>
          <table:table-cell table:style-name="ce2" office:value-type="float" office:value="0.7">
            <text:p>0,700</text:p>
          </table:table-cell>
          <table:table-cell table:style-name="ce2" office:value-type="float" office:value="0.862">
            <text:p>0,862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326.17">
            <text:p>326,17</text:p>
          </table:table-cell>
          <table:table-cell office:value-type="float" office:value="1001.97">
            <text:p>1001,97</text:p>
          </table:table-cell>
          <table:table-cell table:formula="of:=[.D424]" office:value-type="float" office:value="228.39">
            <text:p>228,39</text:p>
          </table:table-cell>
          <table:table-cell table:number-columns-repeated="6"/>
          <table:table-cell office:value-type="float" office:value="1922">
            <text:p>1922</text:p>
          </table:table-cell>
          <table:table-cell table:style-name="ce2" office:value-type="float" office:value="0.703">
            <text:p>0,703</text:p>
          </table:table-cell>
          <table:table-cell table:style-name="ce2" office:value-type="float" office:value="0.914">
            <text:p>0,914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343.94">
            <text:p>343,94</text:p>
          </table:table-cell>
          <table:table-cell office:value-type="float" office:value="1001.97">
            <text:p>1001,97</text:p>
          </table:table-cell>
          <table:table-cell table:formula="of:=[.D425]" office:value-type="float" office:value="228.39">
            <text:p>228,39</text:p>
          </table:table-cell>
          <table:table-cell table:number-columns-repeated="6"/>
          <table:table-cell office:value-type="float" office:value="1923">
            <text:p>1923</text:p>
          </table:table-cell>
          <table:table-cell table:style-name="ce2" office:value-type="float" office:value="0.694">
            <text:p>0,694</text:p>
          </table:table-cell>
          <table:table-cell table:style-name="ce2" office:value-type="float" office:value="0.838">
            <text:p>0,838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324.39">
            <text:p>324,39</text:p>
          </table:table-cell>
          <table:table-cell office:value-type="float" office:value="1001.97">
            <text:p>1001,97</text:p>
          </table:table-cell>
          <table:table-cell table:formula="of:=[.D426]" office:value-type="float" office:value="228.39">
            <text:p>228,39</text:p>
          </table:table-cell>
          <table:table-cell table:number-columns-repeated="6"/>
          <table:table-cell office:value-type="float" office:value="1924">
            <text:p>1924</text:p>
          </table:table-cell>
          <table:table-cell table:style-name="ce2" office:value-type="float" office:value="0.696">
            <text:p>0,696</text:p>
          </table:table-cell>
          <table:table-cell table:style-name="ce2" office:value-type="float" office:value="3.013">
            <text:p>3,013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326.38">
            <text:p>326,38</text:p>
          </table:table-cell>
          <table:table-cell office:value-type="float" office:value="1001.97">
            <text:p>1001,97</text:p>
          </table:table-cell>
          <table:table-cell table:formula="of:=[.D427]" office:value-type="float" office:value="228.39">
            <text:p>228,39</text:p>
          </table:table-cell>
          <table:table-cell table:number-columns-repeated="6"/>
          <table:table-cell office:value-type="float" office:value="1925">
            <text:p>1925</text:p>
          </table:table-cell>
          <table:table-cell table:style-name="ce2" office:value-type="float" office:value="1.87">
            <text:p>1,870</text:p>
          </table:table-cell>
          <table:table-cell table:style-name="ce2" office:value-type="float" office:value="1.225">
            <text:p>1,225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327.24">
            <text:p>327,24</text:p>
          </table:table-cell>
          <table:table-cell office:value-type="float" office:value="1001.97">
            <text:p>1001,97</text:p>
          </table:table-cell>
          <table:table-cell table:formula="of:=[.D428]" office:value-type="float" office:value="228.39">
            <text:p>228,39</text:p>
          </table:table-cell>
          <table:table-cell table:number-columns-repeated="6"/>
          <table:table-cell office:value-type="float" office:value="1926">
            <text:p>1926</text:p>
          </table:table-cell>
          <table:table-cell table:style-name="ce2" office:value-type="float" office:value="0.734">
            <text:p>0,734</text:p>
          </table:table-cell>
          <table:table-cell table:style-name="ce2" office:value-type="float" office:value="0.902">
            <text:p>0,902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325.89">
            <text:p>325,89</text:p>
          </table:table-cell>
          <table:table-cell office:value-type="float" office:value="1001.97">
            <text:p>1001,97</text:p>
          </table:table-cell>
          <table:table-cell table:formula="of:=[.D429]" office:value-type="float" office:value="228.39">
            <text:p>228,39</text:p>
          </table:table-cell>
          <table:table-cell table:number-columns-repeated="6"/>
          <table:table-cell office:value-type="float" office:value="1927">
            <text:p>1927</text:p>
          </table:table-cell>
          <table:table-cell table:style-name="ce2" office:value-type="float" office:value="0.706">
            <text:p>0,706</text:p>
          </table:table-cell>
          <table:table-cell table:style-name="ce2" office:value-type="float" office:value="0.817">
            <text:p>0,817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6.52">
            <text:p>326,52</text:p>
          </table:table-cell>
          <table:table-cell office:value-type="float" office:value="1001.97">
            <text:p>1001,97</text:p>
          </table:table-cell>
          <table:table-cell table:formula="of:=[.D430]" office:value-type="float" office:value="228.39">
            <text:p>228,39</text:p>
          </table:table-cell>
          <table:table-cell table:number-columns-repeated="6"/>
          <table:table-cell office:value-type="float" office:value="1928">
            <text:p>1928</text:p>
          </table:table-cell>
          <table:table-cell table:style-name="ce2" office:value-type="float" office:value="0.703">
            <text:p>0,703</text:p>
          </table:table-cell>
          <table:table-cell table:style-name="ce2" office:value-type="float" office:value="0.825">
            <text:p>0,825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330">
            <text:p>330,00</text:p>
          </table:table-cell>
          <table:table-cell office:value-type="float" office:value="1001.97">
            <text:p>1001,97</text:p>
          </table:table-cell>
          <table:table-cell table:formula="of:=[.D431]" office:value-type="float" office:value="228.39">
            <text:p>228,39</text:p>
          </table:table-cell>
          <table:table-cell table:number-columns-repeated="6"/>
          <table:table-cell office:value-type="float" office:value="1929">
            <text:p>1929</text:p>
          </table:table-cell>
          <table:table-cell table:style-name="ce2" office:value-type="float" office:value="0.703">
            <text:p>0,703</text:p>
          </table:table-cell>
          <table:table-cell table:style-name="ce2" office:value-type="float" office:value="0.794">
            <text:p>0,794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326.42">
            <text:p>326,42</text:p>
          </table:table-cell>
          <table:table-cell office:value-type="float" office:value="1001.97">
            <text:p>1001,97</text:p>
          </table:table-cell>
          <table:table-cell table:formula="of:=[.D432]" office:value-type="float" office:value="228.39">
            <text:p>228,39</text:p>
          </table:table-cell>
          <table:table-cell table:number-columns-repeated="6"/>
          <table:table-cell office:value-type="float" office:value="1930">
            <text:p>1930</text:p>
          </table:table-cell>
          <table:table-cell table:style-name="ce2" office:value-type="float" office:value="0.702">
            <text:p>0,702</text:p>
          </table:table-cell>
          <table:table-cell table:style-name="ce2" office:value-type="float" office:value="0.803">
            <text:p>0,803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325.86">
            <text:p>325,86</text:p>
          </table:table-cell>
          <table:table-cell office:value-type="float" office:value="1001.97">
            <text:p>1001,97</text:p>
          </table:table-cell>
          <table:table-cell table:formula="of:=[.D433]" office:value-type="float" office:value="228.39">
            <text:p>228,39</text:p>
          </table:table-cell>
          <table:table-cell table:number-columns-repeated="6"/>
          <table:table-cell office:value-type="float" office:value="1931">
            <text:p>1931</text:p>
          </table:table-cell>
          <table:table-cell table:style-name="ce2" office:value-type="float" office:value="0.696">
            <text:p>0,696</text:p>
          </table:table-cell>
          <table:table-cell table:style-name="ce2" office:value-type="float" office:value="0.806">
            <text:p>0,806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328.88">
            <text:p>328,88</text:p>
          </table:table-cell>
          <table:table-cell office:value-type="float" office:value="1001.97">
            <text:p>1001,97</text:p>
          </table:table-cell>
          <table:table-cell table:formula="of:=[.D434]" office:value-type="float" office:value="228.39">
            <text:p>228,39</text:p>
          </table:table-cell>
          <table:table-cell table:number-columns-repeated="6"/>
          <table:table-cell office:value-type="float" office:value="1932">
            <text:p>1932</text:p>
          </table:table-cell>
          <table:table-cell table:style-name="ce2" office:value-type="float" office:value="0.702">
            <text:p>0,702</text:p>
          </table:table-cell>
          <table:table-cell table:style-name="ce2" office:value-type="float" office:value="0.826">
            <text:p>0,826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332.05">
            <text:p>332,05</text:p>
          </table:table-cell>
          <table:table-cell office:value-type="float" office:value="1001.97">
            <text:p>1001,97</text:p>
          </table:table-cell>
          <table:table-cell table:formula="of:=[.D435]" office:value-type="float" office:value="228.39">
            <text:p>228,39</text:p>
          </table:table-cell>
          <table:table-cell table:number-columns-repeated="6"/>
          <table:table-cell office:value-type="float" office:value="1933">
            <text:p>1933</text:p>
          </table:table-cell>
          <table:table-cell table:style-name="ce2" office:value-type="float" office:value="0.71">
            <text:p>0,710</text:p>
          </table:table-cell>
          <table:table-cell table:style-name="ce2" office:value-type="float" office:value="0.851">
            <text:p>0,851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32.46">
            <text:p>332,46</text:p>
          </table:table-cell>
          <table:table-cell office:value-type="float" office:value="1001.97">
            <text:p>1001,97</text:p>
          </table:table-cell>
          <table:table-cell table:formula="of:=[.D436]" office:value-type="float" office:value="228.39">
            <text:p>228,39</text:p>
          </table:table-cell>
          <table:table-cell table:number-columns-repeated="6"/>
          <table:table-cell office:value-type="float" office:value="1934">
            <text:p>1934</text:p>
          </table:table-cell>
          <table:table-cell table:style-name="ce2" office:value-type="float" office:value="0.702">
            <text:p>0,702</text:p>
          </table:table-cell>
          <table:table-cell table:style-name="ce2" office:value-type="float" office:value="0.811">
            <text:p>0,811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329.83">
            <text:p>329,83</text:p>
          </table:table-cell>
          <table:table-cell office:value-type="float" office:value="1001.97">
            <text:p>1001,97</text:p>
          </table:table-cell>
          <table:table-cell table:formula="of:=[.D437]" office:value-type="float" office:value="228.39">
            <text:p>228,39</text:p>
          </table:table-cell>
          <table:table-cell table:number-columns-repeated="6"/>
          <table:table-cell office:value-type="float" office:value="1935">
            <text:p>1935</text:p>
          </table:table-cell>
          <table:table-cell table:style-name="ce2" office:value-type="float" office:value="0.695">
            <text:p>0,695</text:p>
          </table:table-cell>
          <table:table-cell table:style-name="ce2" office:value-type="float" office:value="0.822">
            <text:p>0,822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29.35">
            <text:p>329,35</text:p>
          </table:table-cell>
          <table:table-cell office:value-type="float" office:value="1001.97">
            <text:p>1001,97</text:p>
          </table:table-cell>
          <table:table-cell table:formula="of:=[.D438]" office:value-type="float" office:value="228.39">
            <text:p>228,39</text:p>
          </table:table-cell>
          <table:table-cell table:number-columns-repeated="6"/>
          <table:table-cell office:value-type="float" office:value="1936">
            <text:p>1936</text:p>
          </table:table-cell>
          <table:table-cell table:style-name="ce2" office:value-type="float" office:value="0.694">
            <text:p>0,694</text:p>
          </table:table-cell>
          <table:table-cell table:style-name="ce2" office:value-type="float" office:value="1.1">
            <text:p>1,10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330.39">
            <text:p>330,39</text:p>
          </table:table-cell>
          <table:table-cell office:value-type="float" office:value="1001.97">
            <text:p>1001,97</text:p>
          </table:table-cell>
          <table:table-cell table:formula="of:=[.D439]" office:value-type="float" office:value="228.39">
            <text:p>228,39</text:p>
          </table:table-cell>
          <table:table-cell table:number-columns-repeated="6"/>
          <table:table-cell office:value-type="float" office:value="1937">
            <text:p>1937</text:p>
          </table:table-cell>
          <table:table-cell table:style-name="ce2" office:value-type="float" office:value="0.707">
            <text:p>0,707</text:p>
          </table:table-cell>
          <table:table-cell table:style-name="ce2" office:value-type="float" office:value="0.814">
            <text:p>0,814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30.78">
            <text:p>330,78</text:p>
          </table:table-cell>
          <table:table-cell office:value-type="float" office:value="1001.97">
            <text:p>1001,97</text:p>
          </table:table-cell>
          <table:table-cell table:formula="of:=[.D440]" office:value-type="float" office:value="228.39">
            <text:p>228,39</text:p>
          </table:table-cell>
          <table:table-cell table:number-columns-repeated="6"/>
          <table:table-cell office:value-type="float" office:value="1938">
            <text:p>1938</text:p>
          </table:table-cell>
          <table:table-cell table:style-name="ce2" office:value-type="float" office:value="0.704">
            <text:p>0,704</text:p>
          </table:table-cell>
          <table:table-cell table:style-name="ce2" office:value-type="float" office:value="0.92">
            <text:p>0,92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329.44">
            <text:p>329,44</text:p>
          </table:table-cell>
          <table:table-cell office:value-type="float" office:value="1001.97">
            <text:p>1001,97</text:p>
          </table:table-cell>
          <table:table-cell table:formula="of:=[.D441]" office:value-type="float" office:value="228.39">
            <text:p>228,39</text:p>
          </table:table-cell>
          <table:table-cell table:number-columns-repeated="6"/>
          <table:table-cell office:value-type="float" office:value="1939">
            <text:p>1939</text:p>
          </table:table-cell>
          <table:table-cell table:style-name="ce2" office:value-type="float" office:value="0.711">
            <text:p>0,711</text:p>
          </table:table-cell>
          <table:table-cell table:style-name="ce2" office:value-type="float" office:value="0.809">
            <text:p>0,809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30.46">
            <text:p>330,46</text:p>
          </table:table-cell>
          <table:table-cell office:value-type="float" office:value="1001.97">
            <text:p>1001,97</text:p>
          </table:table-cell>
          <table:table-cell table:formula="of:=[.D442]" office:value-type="float" office:value="228.39">
            <text:p>228,39</text:p>
          </table:table-cell>
          <table:table-cell table:number-columns-repeated="6"/>
          <table:table-cell office:value-type="float" office:value="1940">
            <text:p>1940</text:p>
          </table:table-cell>
          <table:table-cell table:style-name="ce2" office:value-type="float" office:value="0.702">
            <text:p>0,702</text:p>
          </table:table-cell>
          <table:table-cell table:style-name="ce2" office:value-type="float" office:value="0.82">
            <text:p>0,820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331.37">
            <text:p>331,37</text:p>
          </table:table-cell>
          <table:table-cell office:value-type="float" office:value="1001.97">
            <text:p>1001,97</text:p>
          </table:table-cell>
          <table:table-cell table:formula="of:=[.D443]" office:value-type="float" office:value="228.39">
            <text:p>228,39</text:p>
          </table:table-cell>
          <table:table-cell table:number-columns-repeated="6"/>
          <table:table-cell office:value-type="float" office:value="1941">
            <text:p>1941</text:p>
          </table:table-cell>
          <table:table-cell table:style-name="ce2" office:value-type="float" office:value="0.705">
            <text:p>0,705</text:p>
          </table:table-cell>
          <table:table-cell table:style-name="ce2" office:value-type="float" office:value="0.821">
            <text:p>0,821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330.83">
            <text:p>330,83</text:p>
          </table:table-cell>
          <table:table-cell office:value-type="float" office:value="1001.97">
            <text:p>1001,97</text:p>
          </table:table-cell>
          <table:table-cell table:formula="of:=[.D444]" office:value-type="float" office:value="228.39">
            <text:p>228,39</text:p>
          </table:table-cell>
          <table:table-cell table:number-columns-repeated="6"/>
          <table:table-cell office:value-type="float" office:value="1942">
            <text:p>1942</text:p>
          </table:table-cell>
          <table:table-cell table:style-name="ce2" office:value-type="float" office:value="0.703">
            <text:p>0,703</text:p>
          </table:table-cell>
          <table:table-cell table:style-name="ce2" office:value-type="float" office:value="0.815">
            <text:p>0,815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33.24">
            <text:p>333,24</text:p>
          </table:table-cell>
          <table:table-cell office:value-type="float" office:value="1001.97">
            <text:p>1001,97</text:p>
          </table:table-cell>
          <table:table-cell table:formula="of:=[.D445]" office:value-type="float" office:value="228.39">
            <text:p>228,39</text:p>
          </table:table-cell>
          <table:table-cell table:number-columns-repeated="6"/>
          <table:table-cell office:value-type="float" office:value="1943">
            <text:p>1943</text:p>
          </table:table-cell>
          <table:table-cell table:style-name="ce2" office:value-type="float" office:value="0.704">
            <text:p>0,704</text:p>
          </table:table-cell>
          <table:table-cell table:style-name="ce2" office:value-type="float" office:value="0.821">
            <text:p>0,821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331.81">
            <text:p>331,81</text:p>
          </table:table-cell>
          <table:table-cell office:value-type="float" office:value="1001.97">
            <text:p>1001,97</text:p>
          </table:table-cell>
          <table:table-cell table:formula="of:=[.D446]" office:value-type="float" office:value="228.39">
            <text:p>228,39</text:p>
          </table:table-cell>
          <table:table-cell table:number-columns-repeated="6"/>
          <table:table-cell office:value-type="float" office:value="1944">
            <text:p>1944</text:p>
          </table:table-cell>
          <table:table-cell table:style-name="ce2" office:value-type="float" office:value="0.708">
            <text:p>0,708</text:p>
          </table:table-cell>
          <table:table-cell table:style-name="ce2" office:value-type="float" office:value="0.81">
            <text:p>0,810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654.44">
            <text:p>654,44</text:p>
          </table:table-cell>
          <table:table-cell office:value-type="float" office:value="1001.97">
            <text:p>1001,97</text:p>
          </table:table-cell>
          <table:table-cell table:formula="of:=[.D447]" office:value-type="float" office:value="228.39">
            <text:p>228,39</text:p>
          </table:table-cell>
          <table:table-cell table:number-columns-repeated="6"/>
          <table:table-cell office:value-type="float" office:value="1945">
            <text:p>1945</text:p>
          </table:table-cell>
          <table:table-cell table:style-name="ce2" office:value-type="float" office:value="0.711">
            <text:p>0,711</text:p>
          </table:table-cell>
          <table:table-cell table:style-name="ce2" office:value-type="float" office:value="0.823">
            <text:p>0,823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36.62">
            <text:p>336,62</text:p>
          </table:table-cell>
          <table:table-cell office:value-type="float" office:value="1001.97">
            <text:p>1001,97</text:p>
          </table:table-cell>
          <table:table-cell table:formula="of:=[.D448]" office:value-type="float" office:value="228.39">
            <text:p>228,39</text:p>
          </table:table-cell>
          <table:table-cell table:number-columns-repeated="6"/>
          <table:table-cell office:value-type="float" office:value="1946">
            <text:p>1946</text:p>
          </table:table-cell>
          <table:table-cell table:style-name="ce2" office:value-type="float" office:value="0.706">
            <text:p>0,706</text:p>
          </table:table-cell>
          <table:table-cell table:style-name="ce2" office:value-type="float" office:value="0.893">
            <text:p>0,893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335.45">
            <text:p>335,45</text:p>
          </table:table-cell>
          <table:table-cell office:value-type="float" office:value="1001.97">
            <text:p>1001,97</text:p>
          </table:table-cell>
          <table:table-cell table:formula="of:=[.D449]" office:value-type="float" office:value="228.39">
            <text:p>228,39</text:p>
          </table:table-cell>
          <table:table-cell table:number-columns-repeated="6"/>
          <table:table-cell office:value-type="float" office:value="1947">
            <text:p>1947</text:p>
          </table:table-cell>
          <table:table-cell table:style-name="ce2" office:value-type="float" office:value="0.696">
            <text:p>0,696</text:p>
          </table:table-cell>
          <table:table-cell table:style-name="ce2" office:value-type="float" office:value="0.812">
            <text:p>0,812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341.16">
            <text:p>341,16</text:p>
          </table:table-cell>
          <table:table-cell office:value-type="float" office:value="1001.97">
            <text:p>1001,97</text:p>
          </table:table-cell>
          <table:table-cell table:formula="of:=[.D450]" office:value-type="float" office:value="228.39">
            <text:p>228,39</text:p>
          </table:table-cell>
          <table:table-cell table:number-columns-repeated="6"/>
          <table:table-cell office:value-type="float" office:value="1948">
            <text:p>1948</text:p>
          </table:table-cell>
          <table:table-cell table:style-name="ce2" office:value-type="float" office:value="0.702">
            <text:p>0,702</text:p>
          </table:table-cell>
          <table:table-cell table:style-name="ce2" office:value-type="float" office:value="0.807">
            <text:p>0,807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336.71">
            <text:p>336,71</text:p>
          </table:table-cell>
          <table:table-cell office:value-type="float" office:value="1001.97">
            <text:p>1001,97</text:p>
          </table:table-cell>
          <table:table-cell table:formula="of:=[.D451]" office:value-type="float" office:value="228.39">
            <text:p>228,39</text:p>
          </table:table-cell>
          <table:table-cell table:number-columns-repeated="6"/>
          <table:table-cell office:value-type="float" office:value="1949">
            <text:p>1949</text:p>
          </table:table-cell>
          <table:table-cell table:style-name="ce2" office:value-type="float" office:value="0.702">
            <text:p>0,702</text:p>
          </table:table-cell>
          <table:table-cell table:style-name="ce2" office:value-type="float" office:value="0.84">
            <text:p>0,840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350.14">
            <text:p>350,14</text:p>
          </table:table-cell>
          <table:table-cell office:value-type="float" office:value="1001.97">
            <text:p>1001,97</text:p>
          </table:table-cell>
          <table:table-cell table:formula="of:=[.D452]" office:value-type="float" office:value="228.39">
            <text:p>228,39</text:p>
          </table:table-cell>
          <table:table-cell table:number-columns-repeated="6"/>
          <table:table-cell office:value-type="float" office:value="1950">
            <text:p>1950</text:p>
          </table:table-cell>
          <table:table-cell table:style-name="ce2" office:value-type="float" office:value="0.698">
            <text:p>0,698</text:p>
          </table:table-cell>
          <table:table-cell table:style-name="ce2" office:value-type="float" office:value="0.813">
            <text:p>0,813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37.4">
            <text:p>337,40</text:p>
          </table:table-cell>
          <table:table-cell office:value-type="float" office:value="1001.97">
            <text:p>1001,97</text:p>
          </table:table-cell>
          <table:table-cell table:formula="of:=[.D453]" office:value-type="float" office:value="228.39">
            <text:p>228,39</text:p>
          </table:table-cell>
          <table:table-cell table:number-columns-repeated="6"/>
          <table:table-cell office:value-type="float" office:value="1951">
            <text:p>1951</text:p>
          </table:table-cell>
          <table:table-cell table:style-name="ce2" office:value-type="float" office:value="0.703">
            <text:p>0,703</text:p>
          </table:table-cell>
          <table:table-cell table:style-name="ce2" office:value-type="float" office:value="0.827">
            <text:p>0,827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336.91">
            <text:p>336,91</text:p>
          </table:table-cell>
          <table:table-cell office:value-type="float" office:value="1001.97">
            <text:p>1001,97</text:p>
          </table:table-cell>
          <table:table-cell table:formula="of:=[.D454]" office:value-type="float" office:value="228.39">
            <text:p>228,39</text:p>
          </table:table-cell>
          <table:table-cell table:number-columns-repeated="6"/>
          <table:table-cell office:value-type="float" office:value="1952">
            <text:p>1952</text:p>
          </table:table-cell>
          <table:table-cell table:style-name="ce2" office:value-type="float" office:value="0.714">
            <text:p>0,714</text:p>
          </table:table-cell>
          <table:table-cell table:style-name="ce2" office:value-type="float" office:value="0.837">
            <text:p>0,837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39.37">
            <text:p>339,37</text:p>
          </table:table-cell>
          <table:table-cell office:value-type="float" office:value="1001.97">
            <text:p>1001,97</text:p>
          </table:table-cell>
          <table:table-cell table:formula="of:=[.D455]" office:value-type="float" office:value="228.39">
            <text:p>228,39</text:p>
          </table:table-cell>
          <table:table-cell table:number-columns-repeated="6"/>
          <table:table-cell office:value-type="float" office:value="1953">
            <text:p>1953</text:p>
          </table:table-cell>
          <table:table-cell table:style-name="ce2" office:value-type="float" office:value="0.727">
            <text:p>0,727</text:p>
          </table:table-cell>
          <table:table-cell table:style-name="ce2" office:value-type="float" office:value="0.837">
            <text:p>0,837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347.52">
            <text:p>347,52</text:p>
          </table:table-cell>
          <table:table-cell office:value-type="float" office:value="1001.97">
            <text:p>1001,97</text:p>
          </table:table-cell>
          <table:table-cell table:formula="of:=[.D456]" office:value-type="float" office:value="228.39">
            <text:p>228,39</text:p>
          </table:table-cell>
          <table:table-cell table:number-columns-repeated="6"/>
          <table:table-cell office:value-type="float" office:value="1954">
            <text:p>1954</text:p>
          </table:table-cell>
          <table:table-cell table:style-name="ce2" office:value-type="float" office:value="0.829">
            <text:p>0,829</text:p>
          </table:table-cell>
          <table:table-cell table:style-name="ce2" office:value-type="float" office:value="0.815">
            <text:p>0,815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337.76">
            <text:p>337,76</text:p>
          </table:table-cell>
          <table:table-cell office:value-type="float" office:value="1001.97">
            <text:p>1001,97</text:p>
          </table:table-cell>
          <table:table-cell table:formula="of:=[.D457]" office:value-type="float" office:value="228.39">
            <text:p>228,39</text:p>
          </table:table-cell>
          <table:table-cell table:number-columns-repeated="6"/>
          <table:table-cell office:value-type="float" office:value="1955">
            <text:p>1955</text:p>
          </table:table-cell>
          <table:table-cell table:style-name="ce2" office:value-type="float" office:value="0.712">
            <text:p>0,712</text:p>
          </table:table-cell>
          <table:table-cell table:style-name="ce2" office:value-type="float" office:value="0.825">
            <text:p>0,825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349.75">
            <text:p>349,75</text:p>
          </table:table-cell>
          <table:table-cell office:value-type="float" office:value="1001.97">
            <text:p>1001,97</text:p>
          </table:table-cell>
          <table:table-cell table:formula="of:=[.D458]" office:value-type="float" office:value="228.39">
            <text:p>228,39</text:p>
          </table:table-cell>
          <table:table-cell table:number-columns-repeated="6"/>
          <table:table-cell office:value-type="float" office:value="1956">
            <text:p>1956</text:p>
          </table:table-cell>
          <table:table-cell table:style-name="ce2" office:value-type="float" office:value="0.72">
            <text:p>0,720</text:p>
          </table:table-cell>
          <table:table-cell table:style-name="ce2" office:value-type="float" office:value="0.839">
            <text:p>0,839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44.85">
            <text:p>344,85</text:p>
          </table:table-cell>
          <table:table-cell office:value-type="float" office:value="1001.97">
            <text:p>1001,97</text:p>
          </table:table-cell>
          <table:table-cell table:formula="of:=[.D459]" office:value-type="float" office:value="228.39">
            <text:p>228,39</text:p>
          </table:table-cell>
          <table:table-cell table:number-columns-repeated="6"/>
          <table:table-cell office:value-type="float" office:value="1957">
            <text:p>1957</text:p>
          </table:table-cell>
          <table:table-cell table:style-name="ce2" office:value-type="float" office:value="0.712">
            <text:p>0,712</text:p>
          </table:table-cell>
          <table:table-cell table:style-name="ce2" office:value-type="float" office:value="0.922">
            <text:p>0,92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44.05">
            <text:p>344,05</text:p>
          </table:table-cell>
          <table:table-cell office:value-type="float" office:value="1001.97">
            <text:p>1001,97</text:p>
          </table:table-cell>
          <table:table-cell table:formula="of:=[.D460]" office:value-type="float" office:value="228.39">
            <text:p>228,39</text:p>
          </table:table-cell>
          <table:table-cell table:number-columns-repeated="6"/>
          <table:table-cell office:value-type="float" office:value="1958">
            <text:p>1958</text:p>
          </table:table-cell>
          <table:table-cell table:style-name="ce2" office:value-type="float" office:value="0.77">
            <text:p>0,770</text:p>
          </table:table-cell>
          <table:table-cell table:style-name="ce2" office:value-type="float" office:value="0.836">
            <text:p>0,836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351.41">
            <text:p>351,41</text:p>
          </table:table-cell>
          <table:table-cell office:value-type="float" office:value="1001.97">
            <text:p>1001,97</text:p>
          </table:table-cell>
          <table:table-cell table:formula="of:=[.D461]" office:value-type="float" office:value="228.39">
            <text:p>228,39</text:p>
          </table:table-cell>
          <table:table-cell table:number-columns-repeated="6"/>
          <table:table-cell office:value-type="float" office:value="1959">
            <text:p>1959</text:p>
          </table:table-cell>
          <table:table-cell table:style-name="ce2" office:value-type="float" office:value="0.756">
            <text:p>0,756</text:p>
          </table:table-cell>
          <table:table-cell table:style-name="ce2" office:value-type="float" office:value="0.947">
            <text:p>0,947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344.11">
            <text:p>344,11</text:p>
          </table:table-cell>
          <table:table-cell office:value-type="float" office:value="1001.97">
            <text:p>1001,97</text:p>
          </table:table-cell>
          <table:table-cell table:formula="of:=[.D462]" office:value-type="float" office:value="228.39">
            <text:p>228,39</text:p>
          </table:table-cell>
          <table:table-cell table:number-columns-repeated="6"/>
          <table:table-cell office:value-type="float" office:value="1960">
            <text:p>1960</text:p>
          </table:table-cell>
          <table:table-cell table:style-name="ce2" office:value-type="float" office:value="0.712">
            <text:p>0,712</text:p>
          </table:table-cell>
          <table:table-cell table:style-name="ce2" office:value-type="float" office:value="0.851">
            <text:p>0,851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342.05">
            <text:p>342,05</text:p>
          </table:table-cell>
          <table:table-cell office:value-type="float" office:value="1001.97">
            <text:p>1001,97</text:p>
          </table:table-cell>
          <table:table-cell table:formula="of:=[.D463]" office:value-type="float" office:value="228.39">
            <text:p>228,39</text:p>
          </table:table-cell>
          <table:table-cell table:number-columns-repeated="6"/>
          <table:table-cell office:value-type="float" office:value="1961">
            <text:p>1961</text:p>
          </table:table-cell>
          <table:table-cell table:style-name="ce2" office:value-type="float" office:value="0.71">
            <text:p>0,710</text:p>
          </table:table-cell>
          <table:table-cell table:style-name="ce2" office:value-type="float" office:value="0.852">
            <text:p>0,852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48.88">
            <text:p>348,88</text:p>
          </table:table-cell>
          <table:table-cell office:value-type="float" office:value="1001.97">
            <text:p>1001,97</text:p>
          </table:table-cell>
          <table:table-cell table:formula="of:=[.D464]" office:value-type="float" office:value="228.39">
            <text:p>228,39</text:p>
          </table:table-cell>
          <table:table-cell table:number-columns-repeated="6"/>
          <table:table-cell office:value-type="float" office:value="1962">
            <text:p>1962</text:p>
          </table:table-cell>
          <table:table-cell table:style-name="ce2" office:value-type="float" office:value="0.706">
            <text:p>0,706</text:p>
          </table:table-cell>
          <table:table-cell table:style-name="ce2" office:value-type="float" office:value="1.033">
            <text:p>1,033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345.06">
            <text:p>345,06</text:p>
          </table:table-cell>
          <table:table-cell office:value-type="float" office:value="1001.97">
            <text:p>1001,97</text:p>
          </table:table-cell>
          <table:table-cell table:formula="of:=[.D465]" office:value-type="float" office:value="228.39">
            <text:p>228,39</text:p>
          </table:table-cell>
          <table:table-cell table:number-columns-repeated="6"/>
          <table:table-cell office:value-type="float" office:value="1963">
            <text:p>1963</text:p>
          </table:table-cell>
          <table:table-cell table:style-name="ce2" office:value-type="float" office:value="0.714">
            <text:p>0,714</text:p>
          </table:table-cell>
          <table:table-cell table:style-name="ce2" office:value-type="float" office:value="0.835">
            <text:p>0,835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341.04">
            <text:p>341,04</text:p>
          </table:table-cell>
          <table:table-cell office:value-type="float" office:value="1001.97">
            <text:p>1001,97</text:p>
          </table:table-cell>
          <table:table-cell table:formula="of:=[.D466]" office:value-type="float" office:value="228.39">
            <text:p>228,39</text:p>
          </table:table-cell>
          <table:table-cell table:number-columns-repeated="6"/>
          <table:table-cell office:value-type="float" office:value="1964">
            <text:p>1964</text:p>
          </table:table-cell>
          <table:table-cell table:style-name="ce2" office:value-type="float" office:value="1.28">
            <text:p>1,280</text:p>
          </table:table-cell>
          <table:table-cell table:style-name="ce2" office:value-type="float" office:value="0.82">
            <text:p>0,82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46.99">
            <text:p>346,99</text:p>
          </table:table-cell>
          <table:table-cell office:value-type="float" office:value="1001.97">
            <text:p>1001,97</text:p>
          </table:table-cell>
          <table:table-cell table:formula="of:=[.D467]" office:value-type="float" office:value="228.39">
            <text:p>228,39</text:p>
          </table:table-cell>
          <table:table-cell table:number-columns-repeated="6"/>
          <table:table-cell office:value-type="float" office:value="1965">
            <text:p>1965</text:p>
          </table:table-cell>
          <table:table-cell table:style-name="ce2" office:value-type="float" office:value="0.712">
            <text:p>0,712</text:p>
          </table:table-cell>
          <table:table-cell table:style-name="ce2" office:value-type="float" office:value="0.847">
            <text:p>0,847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346.51">
            <text:p>346,51</text:p>
          </table:table-cell>
          <table:table-cell office:value-type="float" office:value="1001.97">
            <text:p>1001,97</text:p>
          </table:table-cell>
          <table:table-cell table:formula="of:=[.D468]" office:value-type="float" office:value="228.39">
            <text:p>228,39</text:p>
          </table:table-cell>
          <table:table-cell table:number-columns-repeated="6"/>
          <table:table-cell office:value-type="float" office:value="1966">
            <text:p>1966</text:p>
          </table:table-cell>
          <table:table-cell table:style-name="ce2" office:value-type="float" office:value="0.699">
            <text:p>0,699</text:p>
          </table:table-cell>
          <table:table-cell table:style-name="ce2" office:value-type="float" office:value="0.831">
            <text:p>0,831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343">
            <text:p>343,00</text:p>
          </table:table-cell>
          <table:table-cell office:value-type="float" office:value="1001.97">
            <text:p>1001,97</text:p>
          </table:table-cell>
          <table:table-cell table:formula="of:=[.D469]" office:value-type="float" office:value="228.39">
            <text:p>228,39</text:p>
          </table:table-cell>
          <table:table-cell table:number-columns-repeated="6"/>
          <table:table-cell office:value-type="float" office:value="1967">
            <text:p>1967</text:p>
          </table:table-cell>
          <table:table-cell table:style-name="ce2" office:value-type="float" office:value="0.703">
            <text:p>0,703</text:p>
          </table:table-cell>
          <table:table-cell table:style-name="ce2" office:value-type="float" office:value="0.856">
            <text:p>0,856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44.4">
            <text:p>344,40</text:p>
          </table:table-cell>
          <table:table-cell office:value-type="float" office:value="1001.97">
            <text:p>1001,97</text:p>
          </table:table-cell>
          <table:table-cell table:formula="of:=[.D470]" office:value-type="float" office:value="228.39">
            <text:p>228,39</text:p>
          </table:table-cell>
          <table:table-cell table:number-columns-repeated="6"/>
          <table:table-cell office:value-type="float" office:value="1968">
            <text:p>1968</text:p>
          </table:table-cell>
          <table:table-cell table:style-name="ce2" office:value-type="float" office:value="0.71">
            <text:p>0,710</text:p>
          </table:table-cell>
          <table:table-cell table:style-name="ce2" office:value-type="float" office:value="0.85">
            <text:p>0,85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341.2">
            <text:p>341,20</text:p>
          </table:table-cell>
          <table:table-cell office:value-type="float" office:value="1001.97">
            <text:p>1001,97</text:p>
          </table:table-cell>
          <table:table-cell table:formula="of:=[.D471]" office:value-type="float" office:value="228.39">
            <text:p>228,39</text:p>
          </table:table-cell>
          <table:table-cell table:number-columns-repeated="6"/>
          <table:table-cell office:value-type="float" office:value="1969">
            <text:p>1969</text:p>
          </table:table-cell>
          <table:table-cell table:style-name="ce2" office:value-type="float" office:value="0.696">
            <text:p>0,696</text:p>
          </table:table-cell>
          <table:table-cell table:style-name="ce2" office:value-type="float" office:value="1.227">
            <text:p>1,227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348.34">
            <text:p>348,34</text:p>
          </table:table-cell>
          <table:table-cell office:value-type="float" office:value="1001.97">
            <text:p>1001,97</text:p>
          </table:table-cell>
          <table:table-cell table:formula="of:=[.D472]" office:value-type="float" office:value="228.39">
            <text:p>228,39</text:p>
          </table:table-cell>
          <table:table-cell table:number-columns-repeated="6"/>
          <table:table-cell office:value-type="float" office:value="1970">
            <text:p>1970</text:p>
          </table:table-cell>
          <table:table-cell table:style-name="ce2" office:value-type="float" office:value="0.712">
            <text:p>0,712</text:p>
          </table:table-cell>
          <table:table-cell table:style-name="ce2" office:value-type="float" office:value="0.904">
            <text:p>0,904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344.02">
            <text:p>344,02</text:p>
          </table:table-cell>
          <table:table-cell office:value-type="float" office:value="1001.97">
            <text:p>1001,97</text:p>
          </table:table-cell>
          <table:table-cell table:formula="of:=[.D473]" office:value-type="float" office:value="228.39">
            <text:p>228,39</text:p>
          </table:table-cell>
          <table:table-cell table:number-columns-repeated="6"/>
          <table:table-cell office:value-type="float" office:value="1971">
            <text:p>1971</text:p>
          </table:table-cell>
          <table:table-cell table:style-name="ce2" office:value-type="float" office:value="5.483">
            <text:p>5,483</text:p>
          </table:table-cell>
          <table:table-cell table:style-name="ce2" office:value-type="float" office:value="0.855">
            <text:p>0,855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347.31">
            <text:p>347,31</text:p>
          </table:table-cell>
          <table:table-cell office:value-type="float" office:value="1001.97">
            <text:p>1001,97</text:p>
          </table:table-cell>
          <table:table-cell table:formula="of:=[.D474]" office:value-type="float" office:value="228.39">
            <text:p>228,39</text:p>
          </table:table-cell>
          <table:table-cell table:number-columns-repeated="6"/>
          <table:table-cell office:value-type="float" office:value="1972">
            <text:p>1972</text:p>
          </table:table-cell>
          <table:table-cell table:style-name="ce2" office:value-type="float" office:value="0.7">
            <text:p>0,700</text:p>
          </table:table-cell>
          <table:table-cell table:style-name="ce2" office:value-type="float" office:value="0.931">
            <text:p>0,931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345.33">
            <text:p>345,33</text:p>
          </table:table-cell>
          <table:table-cell office:value-type="float" office:value="1001.97">
            <text:p>1001,97</text:p>
          </table:table-cell>
          <table:table-cell table:formula="of:=[.D475]" office:value-type="float" office:value="228.39">
            <text:p>228,39</text:p>
          </table:table-cell>
          <table:table-cell table:number-columns-repeated="6"/>
          <table:table-cell office:value-type="float" office:value="1973">
            <text:p>1973</text:p>
          </table:table-cell>
          <table:table-cell table:style-name="ce2" office:value-type="float" office:value="0.789">
            <text:p>0,789</text:p>
          </table:table-cell>
          <table:table-cell table:style-name="ce2" office:value-type="float" office:value="0.847">
            <text:p>0,847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342.88">
            <text:p>342,88</text:p>
          </table:table-cell>
          <table:table-cell office:value-type="float" office:value="1001.97">
            <text:p>1001,97</text:p>
          </table:table-cell>
          <table:table-cell table:formula="of:=[.D476]" office:value-type="float" office:value="228.39">
            <text:p>228,39</text:p>
          </table:table-cell>
          <table:table-cell table:number-columns-repeated="6"/>
          <table:table-cell office:value-type="float" office:value="1974">
            <text:p>1974</text:p>
          </table:table-cell>
          <table:table-cell table:style-name="ce2" office:value-type="float" office:value="0.697">
            <text:p>0,697</text:p>
          </table:table-cell>
          <table:table-cell table:style-name="ce2" office:value-type="float" office:value="0.847">
            <text:p>0,847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342.48">
            <text:p>342,48</text:p>
          </table:table-cell>
          <table:table-cell office:value-type="float" office:value="1001.97">
            <text:p>1001,97</text:p>
          </table:table-cell>
          <table:table-cell table:formula="of:=[.D477]" office:value-type="float" office:value="228.39">
            <text:p>228,39</text:p>
          </table:table-cell>
          <table:table-cell table:number-columns-repeated="6"/>
          <table:table-cell office:value-type="float" office:value="1975">
            <text:p>1975</text:p>
          </table:table-cell>
          <table:table-cell table:style-name="ce2" office:value-type="float" office:value="0.721">
            <text:p>0,721</text:p>
          </table:table-cell>
          <table:table-cell table:style-name="ce2" office:value-type="float" office:value="0.835">
            <text:p>0,835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49.84">
            <text:p>349,84</text:p>
          </table:table-cell>
          <table:table-cell office:value-type="float" office:value="1001.97">
            <text:p>1001,97</text:p>
          </table:table-cell>
          <table:table-cell table:formula="of:=[.D478]" office:value-type="float" office:value="228.39">
            <text:p>228,39</text:p>
          </table:table-cell>
          <table:table-cell table:number-columns-repeated="6"/>
          <table:table-cell office:value-type="float" office:value="1976">
            <text:p>1976</text:p>
          </table:table-cell>
          <table:table-cell table:style-name="ce2" office:value-type="float" office:value="5.808">
            <text:p>5,808</text:p>
          </table:table-cell>
          <table:table-cell table:style-name="ce2" office:value-type="float" office:value="0.845">
            <text:p>0,845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344.97">
            <text:p>344,97</text:p>
          </table:table-cell>
          <table:table-cell office:value-type="float" office:value="1001.97">
            <text:p>1001,97</text:p>
          </table:table-cell>
          <table:table-cell table:formula="of:=[.D479]" office:value-type="float" office:value="228.39">
            <text:p>228,39</text:p>
          </table:table-cell>
          <table:table-cell table:number-columns-repeated="6"/>
          <table:table-cell office:value-type="float" office:value="1977">
            <text:p>1977</text:p>
          </table:table-cell>
          <table:table-cell table:style-name="ce2" office:value-type="float" office:value="0.731">
            <text:p>0,731</text:p>
          </table:table-cell>
          <table:table-cell table:style-name="ce2" office:value-type="float" office:value="0.84">
            <text:p>0,840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44.83">
            <text:p>344,83</text:p>
          </table:table-cell>
          <table:table-cell office:value-type="float" office:value="1001.97">
            <text:p>1001,97</text:p>
          </table:table-cell>
          <table:table-cell table:formula="of:=[.D480]" office:value-type="float" office:value="228.39">
            <text:p>228,39</text:p>
          </table:table-cell>
          <table:table-cell table:number-columns-repeated="6"/>
          <table:table-cell office:value-type="float" office:value="1978">
            <text:p>1978</text:p>
          </table:table-cell>
          <table:table-cell table:style-name="ce2" office:value-type="float" office:value="0.714">
            <text:p>0,714</text:p>
          </table:table-cell>
          <table:table-cell table:style-name="ce2" office:value-type="float" office:value="0.842">
            <text:p>0,842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43.27">
            <text:p>343,27</text:p>
          </table:table-cell>
          <table:table-cell office:value-type="float" office:value="1001.97">
            <text:p>1001,97</text:p>
          </table:table-cell>
          <table:table-cell table:formula="of:=[.D481]" office:value-type="float" office:value="228.39">
            <text:p>228,39</text:p>
          </table:table-cell>
          <table:table-cell table:number-columns-repeated="6"/>
          <table:table-cell office:value-type="float" office:value="1979">
            <text:p>1979</text:p>
          </table:table-cell>
          <table:table-cell table:style-name="ce2" office:value-type="float" office:value="0.72">
            <text:p>0,720</text:p>
          </table:table-cell>
          <table:table-cell table:style-name="ce2" office:value-type="float" office:value="0.856">
            <text:p>0,856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345.97">
            <text:p>345,97</text:p>
          </table:table-cell>
          <table:table-cell office:value-type="float" office:value="1001.97">
            <text:p>1001,97</text:p>
          </table:table-cell>
          <table:table-cell table:formula="of:=[.D482]" office:value-type="float" office:value="228.39">
            <text:p>228,39</text:p>
          </table:table-cell>
          <table:table-cell table:number-columns-repeated="6"/>
          <table:table-cell office:value-type="float" office:value="1980">
            <text:p>1980</text:p>
          </table:table-cell>
          <table:table-cell table:style-name="ce2" office:value-type="float" office:value="0.71">
            <text:p>0,710</text:p>
          </table:table-cell>
          <table:table-cell table:style-name="ce2" office:value-type="float" office:value="0.87">
            <text:p>0,870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46.3">
            <text:p>346,30</text:p>
          </table:table-cell>
          <table:table-cell office:value-type="float" office:value="1001.97">
            <text:p>1001,97</text:p>
          </table:table-cell>
          <table:table-cell table:formula="of:=[.D483]" office:value-type="float" office:value="228.39">
            <text:p>228,39</text:p>
          </table:table-cell>
          <table:table-cell table:number-columns-repeated="6"/>
          <table:table-cell office:value-type="float" office:value="1981">
            <text:p>1981</text:p>
          </table:table-cell>
          <table:table-cell table:style-name="ce2" office:value-type="float" office:value="0.699">
            <text:p>0,699</text:p>
          </table:table-cell>
          <table:table-cell table:style-name="ce2" office:value-type="float" office:value="1.014">
            <text:p>1,01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46.87">
            <text:p>346,87</text:p>
          </table:table-cell>
          <table:table-cell office:value-type="float" office:value="1001.97">
            <text:p>1001,97</text:p>
          </table:table-cell>
          <table:table-cell table:formula="of:=[.D484]" office:value-type="float" office:value="228.39">
            <text:p>228,39</text:p>
          </table:table-cell>
          <table:table-cell table:number-columns-repeated="6"/>
          <table:table-cell office:value-type="float" office:value="1982">
            <text:p>1982</text:p>
          </table:table-cell>
          <table:table-cell table:style-name="ce2" office:value-type="float" office:value="0.698">
            <text:p>0,698</text:p>
          </table:table-cell>
          <table:table-cell table:style-name="ce2" office:value-type="float" office:value="0.998">
            <text:p>0,998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48.3">
            <text:p>348,30</text:p>
          </table:table-cell>
          <table:table-cell office:value-type="float" office:value="1001.97">
            <text:p>1001,97</text:p>
          </table:table-cell>
          <table:table-cell table:formula="of:=[.D485]" office:value-type="float" office:value="228.39">
            <text:p>228,39</text:p>
          </table:table-cell>
          <table:table-cell table:number-columns-repeated="6"/>
          <table:table-cell office:value-type="float" office:value="1983">
            <text:p>1983</text:p>
          </table:table-cell>
          <table:table-cell table:style-name="ce2" office:value-type="float" office:value="0.704">
            <text:p>0,704</text:p>
          </table:table-cell>
          <table:table-cell table:style-name="ce2" office:value-type="float" office:value="0.827">
            <text:p>0,827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351.02">
            <text:p>351,02</text:p>
          </table:table-cell>
          <table:table-cell office:value-type="float" office:value="1001.97">
            <text:p>1001,97</text:p>
          </table:table-cell>
          <table:table-cell table:formula="of:=[.D486]" office:value-type="float" office:value="228.39">
            <text:p>228,39</text:p>
          </table:table-cell>
          <table:table-cell table:number-columns-repeated="6"/>
          <table:table-cell office:value-type="float" office:value="1984">
            <text:p>1984</text:p>
          </table:table-cell>
          <table:table-cell table:style-name="ce2" office:value-type="float" office:value="0.703">
            <text:p>0,703</text:p>
          </table:table-cell>
          <table:table-cell table:style-name="ce2" office:value-type="float" office:value="0.863">
            <text:p>0,863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48.42">
            <text:p>348,42</text:p>
          </table:table-cell>
          <table:table-cell office:value-type="float" office:value="1001.97">
            <text:p>1001,97</text:p>
          </table:table-cell>
          <table:table-cell table:formula="of:=[.D487]" office:value-type="float" office:value="228.39">
            <text:p>228,39</text:p>
          </table:table-cell>
          <table:table-cell table:number-columns-repeated="6"/>
          <table:table-cell office:value-type="float" office:value="1985">
            <text:p>1985</text:p>
          </table:table-cell>
          <table:table-cell table:style-name="ce2" office:value-type="float" office:value="0.704">
            <text:p>0,704</text:p>
          </table:table-cell>
          <table:table-cell table:style-name="ce2" office:value-type="float" office:value="0.864">
            <text:p>0,864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348.47">
            <text:p>348,47</text:p>
          </table:table-cell>
          <table:table-cell office:value-type="float" office:value="1001.97">
            <text:p>1001,97</text:p>
          </table:table-cell>
          <table:table-cell table:formula="of:=[.D488]" office:value-type="float" office:value="228.39">
            <text:p>228,39</text:p>
          </table:table-cell>
          <table:table-cell table:number-columns-repeated="6"/>
          <table:table-cell office:value-type="float" office:value="1986">
            <text:p>1986</text:p>
          </table:table-cell>
          <table:table-cell table:style-name="ce2" office:value-type="float" office:value="0.698">
            <text:p>0,698</text:p>
          </table:table-cell>
          <table:table-cell table:style-name="ce2" office:value-type="float" office:value="0.881">
            <text:p>0,881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49.67">
            <text:p>349,67</text:p>
          </table:table-cell>
          <table:table-cell office:value-type="float" office:value="1001.97">
            <text:p>1001,97</text:p>
          </table:table-cell>
          <table:table-cell table:formula="of:=[.D489]" office:value-type="float" office:value="228.39">
            <text:p>228,39</text:p>
          </table:table-cell>
          <table:table-cell table:number-columns-repeated="6"/>
          <table:table-cell office:value-type="float" office:value="1987">
            <text:p>1987</text:p>
          </table:table-cell>
          <table:table-cell table:style-name="ce2" office:value-type="float" office:value="0.709">
            <text:p>0,709</text:p>
          </table:table-cell>
          <table:table-cell table:style-name="ce2" office:value-type="float" office:value="0.843">
            <text:p>0,843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48.85">
            <text:p>348,85</text:p>
          </table:table-cell>
          <table:table-cell office:value-type="float" office:value="1001.97">
            <text:p>1001,97</text:p>
          </table:table-cell>
          <table:table-cell table:formula="of:=[.D490]" office:value-type="float" office:value="228.39">
            <text:p>228,39</text:p>
          </table:table-cell>
          <table:table-cell table:number-columns-repeated="6"/>
          <table:table-cell office:value-type="float" office:value="1988">
            <text:p>1988</text:p>
          </table:table-cell>
          <table:table-cell table:style-name="ce2" office:value-type="float" office:value="0.703">
            <text:p>0,703</text:p>
          </table:table-cell>
          <table:table-cell table:style-name="ce2" office:value-type="float" office:value="1.572">
            <text:p>1,57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349.66">
            <text:p>349,66</text:p>
          </table:table-cell>
          <table:table-cell office:value-type="float" office:value="1001.97">
            <text:p>1001,97</text:p>
          </table:table-cell>
          <table:table-cell table:formula="of:=[.D491]" office:value-type="float" office:value="228.39">
            <text:p>228,39</text:p>
          </table:table-cell>
          <table:table-cell table:number-columns-repeated="6"/>
          <table:table-cell office:value-type="float" office:value="1989">
            <text:p>1989</text:p>
          </table:table-cell>
          <table:table-cell table:style-name="ce2" office:value-type="float" office:value="0.703">
            <text:p>0,703</text:p>
          </table:table-cell>
          <table:table-cell table:style-name="ce2" office:value-type="float" office:value="0.857">
            <text:p>0,857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53.1">
            <text:p>353,10</text:p>
          </table:table-cell>
          <table:table-cell office:value-type="float" office:value="1001.97">
            <text:p>1001,97</text:p>
          </table:table-cell>
          <table:table-cell table:formula="of:=[.D492]" office:value-type="float" office:value="228.39">
            <text:p>228,39</text:p>
          </table:table-cell>
          <table:table-cell table:number-columns-repeated="6"/>
          <table:table-cell office:value-type="float" office:value="1990">
            <text:p>1990</text:p>
          </table:table-cell>
          <table:table-cell table:style-name="ce2" office:value-type="float" office:value="0.704">
            <text:p>0,704</text:p>
          </table:table-cell>
          <table:table-cell table:style-name="ce2" office:value-type="float" office:value="1.295">
            <text:p>1,295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50.64">
            <text:p>350,64</text:p>
          </table:table-cell>
          <table:table-cell office:value-type="float" office:value="1001.97">
            <text:p>1001,97</text:p>
          </table:table-cell>
          <table:table-cell table:formula="of:=[.D493]" office:value-type="float" office:value="228.39">
            <text:p>228,39</text:p>
          </table:table-cell>
          <table:table-cell table:number-columns-repeated="6"/>
          <table:table-cell office:value-type="float" office:value="1991">
            <text:p>1991</text:p>
          </table:table-cell>
          <table:table-cell table:style-name="ce2" office:value-type="float" office:value="0.712">
            <text:p>0,712</text:p>
          </table:table-cell>
          <table:table-cell table:style-name="ce2" office:value-type="float" office:value="0.844">
            <text:p>0,844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51.46">
            <text:p>351,46</text:p>
          </table:table-cell>
          <table:table-cell office:value-type="float" office:value="1001.97">
            <text:p>1001,97</text:p>
          </table:table-cell>
          <table:table-cell table:formula="of:=[.D494]" office:value-type="float" office:value="228.39">
            <text:p>228,39</text:p>
          </table:table-cell>
          <table:table-cell table:number-columns-repeated="6"/>
          <table:table-cell office:value-type="float" office:value="1992">
            <text:p>1992</text:p>
          </table:table-cell>
          <table:table-cell table:style-name="ce2" office:value-type="float" office:value="0.715">
            <text:p>0,715</text:p>
          </table:table-cell>
          <table:table-cell table:style-name="ce2" office:value-type="float" office:value="0.863">
            <text:p>0,863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51.14">
            <text:p>351,14</text:p>
          </table:table-cell>
          <table:table-cell office:value-type="float" office:value="1001.97">
            <text:p>1001,97</text:p>
          </table:table-cell>
          <table:table-cell table:formula="of:=[.D495]" office:value-type="float" office:value="228.39">
            <text:p>228,39</text:p>
          </table:table-cell>
          <table:table-cell table:number-columns-repeated="6"/>
          <table:table-cell office:value-type="float" office:value="1993">
            <text:p>1993</text:p>
          </table:table-cell>
          <table:table-cell table:style-name="ce2" office:value-type="float" office:value="0.707">
            <text:p>0,707</text:p>
          </table:table-cell>
          <table:table-cell table:style-name="ce2" office:value-type="float" office:value="0.855">
            <text:p>0,855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51.28">
            <text:p>351,28</text:p>
          </table:table-cell>
          <table:table-cell office:value-type="float" office:value="1001.97">
            <text:p>1001,97</text:p>
          </table:table-cell>
          <table:table-cell table:formula="of:=[.D496]" office:value-type="float" office:value="228.39">
            <text:p>228,39</text:p>
          </table:table-cell>
          <table:table-cell table:number-columns-repeated="6"/>
          <table:table-cell office:value-type="float" office:value="1994">
            <text:p>1994</text:p>
          </table:table-cell>
          <table:table-cell table:style-name="ce2" office:value-type="float" office:value="0.703">
            <text:p>0,703</text:p>
          </table:table-cell>
          <table:table-cell table:style-name="ce2" office:value-type="float" office:value="0.871">
            <text:p>0,871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51.88">
            <text:p>351,88</text:p>
          </table:table-cell>
          <table:table-cell office:value-type="float" office:value="1001.97">
            <text:p>1001,97</text:p>
          </table:table-cell>
          <table:table-cell table:formula="of:=[.D497]" office:value-type="float" office:value="228.39">
            <text:p>228,39</text:p>
          </table:table-cell>
          <table:table-cell table:number-columns-repeated="6"/>
          <table:table-cell office:value-type="float" office:value="1995">
            <text:p>1995</text:p>
          </table:table-cell>
          <table:table-cell table:style-name="ce2" office:value-type="float" office:value="0.712">
            <text:p>0,712</text:p>
          </table:table-cell>
          <table:table-cell table:style-name="ce2" office:value-type="float" office:value="0.857">
            <text:p>0,857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352.01">
            <text:p>352,01</text:p>
          </table:table-cell>
          <table:table-cell office:value-type="float" office:value="1001.97">
            <text:p>1001,97</text:p>
          </table:table-cell>
          <table:table-cell table:formula="of:=[.D498]" office:value-type="float" office:value="228.39">
            <text:p>228,39</text:p>
          </table:table-cell>
          <table:table-cell table:number-columns-repeated="6"/>
          <table:table-cell office:value-type="float" office:value="1996">
            <text:p>1996</text:p>
          </table:table-cell>
          <table:table-cell table:style-name="ce2" office:value-type="float" office:value="0.708">
            <text:p>0,708</text:p>
          </table:table-cell>
          <table:table-cell table:style-name="ce2" office:value-type="float" office:value="0.859">
            <text:p>0,859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352.42">
            <text:p>352,42</text:p>
          </table:table-cell>
          <table:table-cell office:value-type="float" office:value="1001.97">
            <text:p>1001,97</text:p>
          </table:table-cell>
          <table:table-cell table:formula="of:=[.D499]" office:value-type="float" office:value="228.39">
            <text:p>228,39</text:p>
          </table:table-cell>
          <table:table-cell table:number-columns-repeated="6"/>
          <table:table-cell office:value-type="float" office:value="1997">
            <text:p>1997</text:p>
          </table:table-cell>
          <table:table-cell table:style-name="ce2" office:value-type="float" office:value="0.71">
            <text:p>0,710</text:p>
          </table:table-cell>
          <table:table-cell table:style-name="ce2" office:value-type="float" office:value="0.858">
            <text:p>0,858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53.36">
            <text:p>353,36</text:p>
          </table:table-cell>
          <table:table-cell office:value-type="float" office:value="1001.97">
            <text:p>1001,97</text:p>
          </table:table-cell>
          <table:table-cell table:formula="of:=[.D500]" office:value-type="float" office:value="228.39">
            <text:p>228,39</text:p>
          </table:table-cell>
          <table:table-cell table:number-columns-repeated="6"/>
          <table:table-cell office:value-type="float" office:value="1998">
            <text:p>1998</text:p>
          </table:table-cell>
          <table:table-cell table:style-name="ce2" office:value-type="float" office:value="1.236">
            <text:p>1,236</text:p>
          </table:table-cell>
          <table:table-cell table:style-name="ce2" office:value-type="float" office:value="0.881">
            <text:p>0,881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54.06">
            <text:p>354,06</text:p>
          </table:table-cell>
          <table:table-cell office:value-type="float" office:value="1001.97">
            <text:p>1001,97</text:p>
          </table:table-cell>
          <table:table-cell table:formula="of:=[.D501]" office:value-type="float" office:value="228.39">
            <text:p>228,39</text:p>
          </table:table-cell>
          <table:table-cell table:number-columns-repeated="6"/>
          <table:table-cell office:value-type="float" office:value="1999">
            <text:p>1999</text:p>
          </table:table-cell>
          <table:table-cell table:style-name="ce2" office:value-type="float" office:value="0.872">
            <text:p>0,872</text:p>
          </table:table-cell>
          <table:table-cell table:style-name="ce2" office:value-type="float" office:value="0.864">
            <text:p>0,864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353.79">
            <text:p>353,79</text:p>
          </table:table-cell>
          <table:table-cell office:value-type="float" office:value="1001.97">
            <text:p>1001,97</text:p>
          </table:table-cell>
          <table:table-cell table:formula="of:=[.D502]" office:value-type="float" office:value="228.39">
            <text:p>228,39</text:p>
          </table:table-cell>
          <table:table-cell table:number-columns-repeated="6"/>
          <table:table-cell office:value-type="float" office:value="2000">
            <text:p>2000</text:p>
          </table:table-cell>
          <table:table-cell table:style-name="ce2" office:value-type="float" office:value="0.724">
            <text:p>0,724</text:p>
          </table:table-cell>
          <table:table-cell table:style-name="ce2" office:value-type="float" office:value="0.864">
            <text:p>0,864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54.25">
            <text:p>354,25</text:p>
          </table:table-cell>
          <table:table-cell office:value-type="float" office:value="1001.97">
            <text:p>1001,97</text:p>
          </table:table-cell>
          <table:table-cell table:formula="of:=[.D503]" office:value-type="float" office:value="228.39">
            <text:p>228,39</text:p>
          </table:table-cell>
          <table:table-cell table:number-columns-repeated="8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54.66">
            <text:p>354,66</text:p>
          </table:table-cell>
          <table:table-cell office:value-type="float" office:value="1001.97">
            <text:p>1001,97</text:p>
          </table:table-cell>
          <table:table-cell table:formula="of:=[.D5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58.39">
            <text:p>358,39</text:p>
          </table:table-cell>
          <table:table-cell office:value-type="float" office:value="1001.97">
            <text:p>1001,97</text:p>
          </table:table-cell>
          <table:table-cell table:formula="of:=[.D5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358.7">
            <text:p>358,70</text:p>
          </table:table-cell>
          <table:table-cell office:value-type="float" office:value="1001.97">
            <text:p>1001,97</text:p>
          </table:table-cell>
          <table:table-cell table:formula="of:=[.D5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58.73">
            <text:p>358,73</text:p>
          </table:table-cell>
          <table:table-cell office:value-type="float" office:value="1001.97">
            <text:p>1001,97</text:p>
          </table:table-cell>
          <table:table-cell table:formula="of:=[.D5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59.8">
            <text:p>359,80</text:p>
          </table:table-cell>
          <table:table-cell office:value-type="float" office:value="1001.97">
            <text:p>1001,97</text:p>
          </table:table-cell>
          <table:table-cell table:formula="of:=[.D5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357.71">
            <text:p>357,71</text:p>
          </table:table-cell>
          <table:table-cell office:value-type="float" office:value="1001.97">
            <text:p>1001,97</text:p>
          </table:table-cell>
          <table:table-cell table:formula="of:=[.D5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73.82">
            <text:p>373,82</text:p>
          </table:table-cell>
          <table:table-cell office:value-type="float" office:value="1001.97">
            <text:p>1001,97</text:p>
          </table:table-cell>
          <table:table-cell table:formula="of:=[.D5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56.42">
            <text:p>356,42</text:p>
          </table:table-cell>
          <table:table-cell office:value-type="float" office:value="1001.97">
            <text:p>1001,97</text:p>
          </table:table-cell>
          <table:table-cell table:formula="of:=[.D5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57.72">
            <text:p>357,72</text:p>
          </table:table-cell>
          <table:table-cell office:value-type="float" office:value="1001.97">
            <text:p>1001,97</text:p>
          </table:table-cell>
          <table:table-cell table:formula="of:=[.D5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357.18">
            <text:p>357,18</text:p>
          </table:table-cell>
          <table:table-cell office:value-type="float" office:value="1001.97">
            <text:p>1001,97</text:p>
          </table:table-cell>
          <table:table-cell table:formula="of:=[.D5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56.74">
            <text:p>356,74</text:p>
          </table:table-cell>
          <table:table-cell office:value-type="float" office:value="1001.97">
            <text:p>1001,97</text:p>
          </table:table-cell>
          <table:table-cell table:formula="of:=[.D5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57.62">
            <text:p>357,62</text:p>
          </table:table-cell>
          <table:table-cell office:value-type="float" office:value="1001.97">
            <text:p>1001,97</text:p>
          </table:table-cell>
          <table:table-cell table:formula="of:=[.D5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59.31">
            <text:p>359,31</text:p>
          </table:table-cell>
          <table:table-cell office:value-type="float" office:value="1001.97">
            <text:p>1001,97</text:p>
          </table:table-cell>
          <table:table-cell table:formula="of:=[.D5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359.9">
            <text:p>359,90</text:p>
          </table:table-cell>
          <table:table-cell office:value-type="float" office:value="1001.97">
            <text:p>1001,97</text:p>
          </table:table-cell>
          <table:table-cell table:formula="of:=[.D5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359.26">
            <text:p>359,26</text:p>
          </table:table-cell>
          <table:table-cell office:value-type="float" office:value="1001.97">
            <text:p>1001,97</text:p>
          </table:table-cell>
          <table:table-cell table:formula="of:=[.D5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358.53">
            <text:p>358,53</text:p>
          </table:table-cell>
          <table:table-cell office:value-type="float" office:value="1001.97">
            <text:p>1001,97</text:p>
          </table:table-cell>
          <table:table-cell table:formula="of:=[.D5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59.06">
            <text:p>359,06</text:p>
          </table:table-cell>
          <table:table-cell office:value-type="float" office:value="1001.97">
            <text:p>1001,97</text:p>
          </table:table-cell>
          <table:table-cell table:formula="of:=[.D5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359.39">
            <text:p>359,39</text:p>
          </table:table-cell>
          <table:table-cell office:value-type="float" office:value="1001.97">
            <text:p>1001,97</text:p>
          </table:table-cell>
          <table:table-cell table:formula="of:=[.D5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60.57">
            <text:p>360,57</text:p>
          </table:table-cell>
          <table:table-cell office:value-type="float" office:value="1001.97">
            <text:p>1001,97</text:p>
          </table:table-cell>
          <table:table-cell table:formula="of:=[.D5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60.66">
            <text:p>360,66</text:p>
          </table:table-cell>
          <table:table-cell office:value-type="float" office:value="1001.97">
            <text:p>1001,97</text:p>
          </table:table-cell>
          <table:table-cell table:formula="of:=[.D5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62.5">
            <text:p>362,50</text:p>
          </table:table-cell>
          <table:table-cell office:value-type="float" office:value="1001.97">
            <text:p>1001,97</text:p>
          </table:table-cell>
          <table:table-cell table:formula="of:=[.D5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65.63">
            <text:p>365,63</text:p>
          </table:table-cell>
          <table:table-cell office:value-type="float" office:value="1001.97">
            <text:p>1001,97</text:p>
          </table:table-cell>
          <table:table-cell table:formula="of:=[.D5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65.21">
            <text:p>365,21</text:p>
          </table:table-cell>
          <table:table-cell office:value-type="float" office:value="1001.97">
            <text:p>1001,97</text:p>
          </table:table-cell>
          <table:table-cell table:formula="of:=[.D5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363.32">
            <text:p>363,32</text:p>
          </table:table-cell>
          <table:table-cell office:value-type="float" office:value="1001.97">
            <text:p>1001,97</text:p>
          </table:table-cell>
          <table:table-cell table:formula="of:=[.D5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61.92">
            <text:p>361,92</text:p>
          </table:table-cell>
          <table:table-cell office:value-type="float" office:value="1001.97">
            <text:p>1001,97</text:p>
          </table:table-cell>
          <table:table-cell table:formula="of:=[.D5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63.59">
            <text:p>363,59</text:p>
          </table:table-cell>
          <table:table-cell office:value-type="float" office:value="1001.97">
            <text:p>1001,97</text:p>
          </table:table-cell>
          <table:table-cell table:formula="of:=[.D5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66.66">
            <text:p>366,66</text:p>
          </table:table-cell>
          <table:table-cell office:value-type="float" office:value="1001.97">
            <text:p>1001,97</text:p>
          </table:table-cell>
          <table:table-cell table:formula="of:=[.D5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367.81">
            <text:p>367,81</text:p>
          </table:table-cell>
          <table:table-cell office:value-type="float" office:value="1001.97">
            <text:p>1001,97</text:p>
          </table:table-cell>
          <table:table-cell table:formula="of:=[.D5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70.1">
            <text:p>370,10</text:p>
          </table:table-cell>
          <table:table-cell office:value-type="float" office:value="1001.97">
            <text:p>1001,97</text:p>
          </table:table-cell>
          <table:table-cell table:formula="of:=[.D5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66.36">
            <text:p>366,36</text:p>
          </table:table-cell>
          <table:table-cell office:value-type="float" office:value="1001.97">
            <text:p>1001,97</text:p>
          </table:table-cell>
          <table:table-cell table:formula="of:=[.D5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66.16">
            <text:p>366,16</text:p>
          </table:table-cell>
          <table:table-cell office:value-type="float" office:value="1001.97">
            <text:p>1001,97</text:p>
          </table:table-cell>
          <table:table-cell table:formula="of:=[.D5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66.58">
            <text:p>366,58</text:p>
          </table:table-cell>
          <table:table-cell office:value-type="float" office:value="1001.97">
            <text:p>1001,97</text:p>
          </table:table-cell>
          <table:table-cell table:formula="of:=[.D5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67.25">
            <text:p>367,25</text:p>
          </table:table-cell>
          <table:table-cell office:value-type="float" office:value="1001.97">
            <text:p>1001,97</text:p>
          </table:table-cell>
          <table:table-cell table:formula="of:=[.D5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374.6">
            <text:p>374,60</text:p>
          </table:table-cell>
          <table:table-cell office:value-type="float" office:value="1001.97">
            <text:p>1001,97</text:p>
          </table:table-cell>
          <table:table-cell table:formula="of:=[.D5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68.9">
            <text:p>368,90</text:p>
          </table:table-cell>
          <table:table-cell office:value-type="float" office:value="1001.97">
            <text:p>1001,97</text:p>
          </table:table-cell>
          <table:table-cell table:formula="of:=[.D5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76.44">
            <text:p>376,44</text:p>
          </table:table-cell>
          <table:table-cell office:value-type="float" office:value="1001.97">
            <text:p>1001,97</text:p>
          </table:table-cell>
          <table:table-cell table:formula="of:=[.D5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70">
            <text:p>370,00</text:p>
          </table:table-cell>
          <table:table-cell office:value-type="float" office:value="1001.97">
            <text:p>1001,97</text:p>
          </table:table-cell>
          <table:table-cell table:formula="of:=[.D5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369.43">
            <text:p>369,43</text:p>
          </table:table-cell>
          <table:table-cell office:value-type="float" office:value="1001.97">
            <text:p>1001,97</text:p>
          </table:table-cell>
          <table:table-cell table:formula="of:=[.D5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69.32">
            <text:p>369,32</text:p>
          </table:table-cell>
          <table:table-cell office:value-type="float" office:value="1001.97">
            <text:p>1001,97</text:p>
          </table:table-cell>
          <table:table-cell table:formula="of:=[.D5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371.04">
            <text:p>371,04</text:p>
          </table:table-cell>
          <table:table-cell office:value-type="float" office:value="1001.97">
            <text:p>1001,97</text:p>
          </table:table-cell>
          <table:table-cell table:formula="of:=[.D5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71.02">
            <text:p>371,02</text:p>
          </table:table-cell>
          <table:table-cell office:value-type="float" office:value="1001.97">
            <text:p>1001,97</text:p>
          </table:table-cell>
          <table:table-cell table:formula="of:=[.D5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70.79">
            <text:p>370,79</text:p>
          </table:table-cell>
          <table:table-cell office:value-type="float" office:value="1001.97">
            <text:p>1001,97</text:p>
          </table:table-cell>
          <table:table-cell table:formula="of:=[.D5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369.71">
            <text:p>369,71</text:p>
          </table:table-cell>
          <table:table-cell office:value-type="float" office:value="1001.97">
            <text:p>1001,97</text:p>
          </table:table-cell>
          <table:table-cell table:formula="of:=[.D5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371.43">
            <text:p>371,43</text:p>
          </table:table-cell>
          <table:table-cell office:value-type="float" office:value="1001.97">
            <text:p>1001,97</text:p>
          </table:table-cell>
          <table:table-cell table:formula="of:=[.D5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74.28">
            <text:p>374,28</text:p>
          </table:table-cell>
          <table:table-cell office:value-type="float" office:value="1001.97">
            <text:p>1001,97</text:p>
          </table:table-cell>
          <table:table-cell table:formula="of:=[.D5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374.13">
            <text:p>374,13</text:p>
          </table:table-cell>
          <table:table-cell office:value-type="float" office:value="1001.97">
            <text:p>1001,97</text:p>
          </table:table-cell>
          <table:table-cell table:formula="of:=[.D5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71.09">
            <text:p>371,09</text:p>
          </table:table-cell>
          <table:table-cell office:value-type="float" office:value="1001.97">
            <text:p>1001,97</text:p>
          </table:table-cell>
          <table:table-cell table:formula="of:=[.D5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372.72">
            <text:p>372,72</text:p>
          </table:table-cell>
          <table:table-cell office:value-type="float" office:value="1001.97">
            <text:p>1001,97</text:p>
          </table:table-cell>
          <table:table-cell table:formula="of:=[.D5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372.8">
            <text:p>372,80</text:p>
          </table:table-cell>
          <table:table-cell office:value-type="float" office:value="1001.97">
            <text:p>1001,97</text:p>
          </table:table-cell>
          <table:table-cell table:formula="of:=[.D5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99.18">
            <text:p>399,18</text:p>
          </table:table-cell>
          <table:table-cell office:value-type="float" office:value="1001.97">
            <text:p>1001,97</text:p>
          </table:table-cell>
          <table:table-cell table:formula="of:=[.D5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374.02">
            <text:p>374,02</text:p>
          </table:table-cell>
          <table:table-cell office:value-type="float" office:value="1001.97">
            <text:p>1001,97</text:p>
          </table:table-cell>
          <table:table-cell table:formula="of:=[.D5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75.24">
            <text:p>375,24</text:p>
          </table:table-cell>
          <table:table-cell office:value-type="float" office:value="1001.97">
            <text:p>1001,97</text:p>
          </table:table-cell>
          <table:table-cell table:formula="of:=[.D5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375.67">
            <text:p>375,67</text:p>
          </table:table-cell>
          <table:table-cell office:value-type="float" office:value="1001.97">
            <text:p>1001,97</text:p>
          </table:table-cell>
          <table:table-cell table:formula="of:=[.D5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376.21">
            <text:p>376,21</text:p>
          </table:table-cell>
          <table:table-cell office:value-type="float" office:value="1001.97">
            <text:p>1001,97</text:p>
          </table:table-cell>
          <table:table-cell table:formula="of:=[.D5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375.99">
            <text:p>375,99</text:p>
          </table:table-cell>
          <table:table-cell office:value-type="float" office:value="1001.97">
            <text:p>1001,97</text:p>
          </table:table-cell>
          <table:table-cell table:formula="of:=[.D5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375.54">
            <text:p>375,54</text:p>
          </table:table-cell>
          <table:table-cell office:value-type="float" office:value="1001.97">
            <text:p>1001,97</text:p>
          </table:table-cell>
          <table:table-cell table:formula="of:=[.D5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75.12">
            <text:p>375,12</text:p>
          </table:table-cell>
          <table:table-cell office:value-type="float" office:value="1001.97">
            <text:p>1001,97</text:p>
          </table:table-cell>
          <table:table-cell table:formula="of:=[.D5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377.69">
            <text:p>377,69</text:p>
          </table:table-cell>
          <table:table-cell office:value-type="float" office:value="1001.97">
            <text:p>1001,97</text:p>
          </table:table-cell>
          <table:table-cell table:formula="of:=[.D5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377.46">
            <text:p>377,46</text:p>
          </table:table-cell>
          <table:table-cell office:value-type="float" office:value="1001.97">
            <text:p>1001,97</text:p>
          </table:table-cell>
          <table:table-cell table:formula="of:=[.D5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378.5">
            <text:p>378,50</text:p>
          </table:table-cell>
          <table:table-cell office:value-type="float" office:value="1001.97">
            <text:p>1001,97</text:p>
          </table:table-cell>
          <table:table-cell table:formula="of:=[.D5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79.14">
            <text:p>379,14</text:p>
          </table:table-cell>
          <table:table-cell office:value-type="float" office:value="1001.97">
            <text:p>1001,97</text:p>
          </table:table-cell>
          <table:table-cell table:formula="of:=[.D5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78.12">
            <text:p>378,12</text:p>
          </table:table-cell>
          <table:table-cell office:value-type="float" office:value="1001.97">
            <text:p>1001,97</text:p>
          </table:table-cell>
          <table:table-cell table:formula="of:=[.D5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384.6">
            <text:p>384,60</text:p>
          </table:table-cell>
          <table:table-cell office:value-type="float" office:value="1001.97">
            <text:p>1001,97</text:p>
          </table:table-cell>
          <table:table-cell table:formula="of:=[.D5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381.06">
            <text:p>381,06</text:p>
          </table:table-cell>
          <table:table-cell office:value-type="float" office:value="1001.97">
            <text:p>1001,97</text:p>
          </table:table-cell>
          <table:table-cell table:formula="of:=[.D5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380.56">
            <text:p>380,56</text:p>
          </table:table-cell>
          <table:table-cell office:value-type="float" office:value="1001.97">
            <text:p>1001,97</text:p>
          </table:table-cell>
          <table:table-cell table:formula="of:=[.D5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378.64">
            <text:p>378,64</text:p>
          </table:table-cell>
          <table:table-cell office:value-type="float" office:value="1001.97">
            <text:p>1001,97</text:p>
          </table:table-cell>
          <table:table-cell table:formula="of:=[.D5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78.13">
            <text:p>378,13</text:p>
          </table:table-cell>
          <table:table-cell office:value-type="float" office:value="1001.97">
            <text:p>1001,97</text:p>
          </table:table-cell>
          <table:table-cell table:formula="of:=[.D5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381.46">
            <text:p>381,46</text:p>
          </table:table-cell>
          <table:table-cell office:value-type="float" office:value="1001.97">
            <text:p>1001,97</text:p>
          </table:table-cell>
          <table:table-cell table:formula="of:=[.D5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79.56">
            <text:p>379,56</text:p>
          </table:table-cell>
          <table:table-cell office:value-type="float" office:value="1001.97">
            <text:p>1001,97</text:p>
          </table:table-cell>
          <table:table-cell table:formula="of:=[.D5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382.81">
            <text:p>382,81</text:p>
          </table:table-cell>
          <table:table-cell office:value-type="float" office:value="1001.97">
            <text:p>1001,97</text:p>
          </table:table-cell>
          <table:table-cell table:formula="of:=[.D5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383.69">
            <text:p>383,69</text:p>
          </table:table-cell>
          <table:table-cell office:value-type="float" office:value="1001.97">
            <text:p>1001,97</text:p>
          </table:table-cell>
          <table:table-cell table:formula="of:=[.D5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81.31">
            <text:p>381,31</text:p>
          </table:table-cell>
          <table:table-cell office:value-type="float" office:value="1001.97">
            <text:p>1001,97</text:p>
          </table:table-cell>
          <table:table-cell table:formula="of:=[.D5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385.22">
            <text:p>385,22</text:p>
          </table:table-cell>
          <table:table-cell office:value-type="float" office:value="1001.97">
            <text:p>1001,97</text:p>
          </table:table-cell>
          <table:table-cell table:formula="of:=[.D5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83.17">
            <text:p>383,17</text:p>
          </table:table-cell>
          <table:table-cell office:value-type="float" office:value="1001.97">
            <text:p>1001,97</text:p>
          </table:table-cell>
          <table:table-cell table:formula="of:=[.D5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382.57">
            <text:p>382,57</text:p>
          </table:table-cell>
          <table:table-cell office:value-type="float" office:value="1001.97">
            <text:p>1001,97</text:p>
          </table:table-cell>
          <table:table-cell table:formula="of:=[.D5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385.26">
            <text:p>385,26</text:p>
          </table:table-cell>
          <table:table-cell office:value-type="float" office:value="1001.97">
            <text:p>1001,97</text:p>
          </table:table-cell>
          <table:table-cell table:formula="of:=[.D5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84.12">
            <text:p>384,12</text:p>
          </table:table-cell>
          <table:table-cell office:value-type="float" office:value="1001.97">
            <text:p>1001,97</text:p>
          </table:table-cell>
          <table:table-cell table:formula="of:=[.D5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385.62">
            <text:p>385,62</text:p>
          </table:table-cell>
          <table:table-cell office:value-type="float" office:value="1001.97">
            <text:p>1001,97</text:p>
          </table:table-cell>
          <table:table-cell table:formula="of:=[.D5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85.53">
            <text:p>385,53</text:p>
          </table:table-cell>
          <table:table-cell office:value-type="float" office:value="1001.97">
            <text:p>1001,97</text:p>
          </table:table-cell>
          <table:table-cell table:formula="of:=[.D5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385.91">
            <text:p>385,91</text:p>
          </table:table-cell>
          <table:table-cell office:value-type="float" office:value="1001.97">
            <text:p>1001,97</text:p>
          </table:table-cell>
          <table:table-cell table:formula="of:=[.D5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388.05">
            <text:p>388,05</text:p>
          </table:table-cell>
          <table:table-cell office:value-type="float" office:value="1001.97">
            <text:p>1001,97</text:p>
          </table:table-cell>
          <table:table-cell table:formula="of:=[.D5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88.24">
            <text:p>388,24</text:p>
          </table:table-cell>
          <table:table-cell office:value-type="float" office:value="1001.97">
            <text:p>1001,97</text:p>
          </table:table-cell>
          <table:table-cell table:formula="of:=[.D5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388.74">
            <text:p>388,74</text:p>
          </table:table-cell>
          <table:table-cell office:value-type="float" office:value="1001.97">
            <text:p>1001,97</text:p>
          </table:table-cell>
          <table:table-cell table:formula="of:=[.D5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387.56">
            <text:p>387,56</text:p>
          </table:table-cell>
          <table:table-cell office:value-type="float" office:value="1001.97">
            <text:p>1001,97</text:p>
          </table:table-cell>
          <table:table-cell table:formula="of:=[.D5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388.67">
            <text:p>388,67</text:p>
          </table:table-cell>
          <table:table-cell office:value-type="float" office:value="1001.97">
            <text:p>1001,97</text:p>
          </table:table-cell>
          <table:table-cell table:formula="of:=[.D5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388.83">
            <text:p>388,83</text:p>
          </table:table-cell>
          <table:table-cell office:value-type="float" office:value="1001.97">
            <text:p>1001,97</text:p>
          </table:table-cell>
          <table:table-cell table:formula="of:=[.D5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86.92">
            <text:p>386,92</text:p>
          </table:table-cell>
          <table:table-cell office:value-type="float" office:value="1001.97">
            <text:p>1001,97</text:p>
          </table:table-cell>
          <table:table-cell table:formula="of:=[.D5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387.76">
            <text:p>387,76</text:p>
          </table:table-cell>
          <table:table-cell office:value-type="float" office:value="1001.97">
            <text:p>1001,97</text:p>
          </table:table-cell>
          <table:table-cell table:formula="of:=[.D5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390.6">
            <text:p>390,60</text:p>
          </table:table-cell>
          <table:table-cell office:value-type="float" office:value="1001.97">
            <text:p>1001,97</text:p>
          </table:table-cell>
          <table:table-cell table:formula="of:=[.D5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396.36">
            <text:p>396,36</text:p>
          </table:table-cell>
          <table:table-cell office:value-type="float" office:value="1001.97">
            <text:p>1001,97</text:p>
          </table:table-cell>
          <table:table-cell table:formula="of:=[.D5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408.61">
            <text:p>408,61</text:p>
          </table:table-cell>
          <table:table-cell office:value-type="float" office:value="1001.97">
            <text:p>1001,97</text:p>
          </table:table-cell>
          <table:table-cell table:formula="of:=[.D5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89.26">
            <text:p>389,26</text:p>
          </table:table-cell>
          <table:table-cell office:value-type="float" office:value="1001.97">
            <text:p>1001,97</text:p>
          </table:table-cell>
          <table:table-cell table:formula="of:=[.D5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391.28">
            <text:p>391,28</text:p>
          </table:table-cell>
          <table:table-cell office:value-type="float" office:value="1001.97">
            <text:p>1001,97</text:p>
          </table:table-cell>
          <table:table-cell table:formula="of:=[.D5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391.53">
            <text:p>391,53</text:p>
          </table:table-cell>
          <table:table-cell office:value-type="float" office:value="1001.97">
            <text:p>1001,97</text:p>
          </table:table-cell>
          <table:table-cell table:formula="of:=[.D5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397.13">
            <text:p>397,13</text:p>
          </table:table-cell>
          <table:table-cell office:value-type="float" office:value="1001.97">
            <text:p>1001,97</text:p>
          </table:table-cell>
          <table:table-cell table:formula="of:=[.D5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392.31">
            <text:p>392,31</text:p>
          </table:table-cell>
          <table:table-cell office:value-type="float" office:value="1001.97">
            <text:p>1001,97</text:p>
          </table:table-cell>
          <table:table-cell table:formula="of:=[.D5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90.95">
            <text:p>390,95</text:p>
          </table:table-cell>
          <table:table-cell office:value-type="float" office:value="1001.97">
            <text:p>1001,97</text:p>
          </table:table-cell>
          <table:table-cell table:formula="of:=[.D6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393.43">
            <text:p>393,43</text:p>
          </table:table-cell>
          <table:table-cell office:value-type="float" office:value="1001.97">
            <text:p>1001,97</text:p>
          </table:table-cell>
          <table:table-cell table:formula="of:=[.D6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394.67">
            <text:p>394,67</text:p>
          </table:table-cell>
          <table:table-cell office:value-type="float" office:value="1001.97">
            <text:p>1001,97</text:p>
          </table:table-cell>
          <table:table-cell table:formula="of:=[.D6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393.73">
            <text:p>393,73</text:p>
          </table:table-cell>
          <table:table-cell office:value-type="float" office:value="1001.97">
            <text:p>1001,97</text:p>
          </table:table-cell>
          <table:table-cell table:formula="of:=[.D6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393.64">
            <text:p>393,64</text:p>
          </table:table-cell>
          <table:table-cell office:value-type="float" office:value="1001.97">
            <text:p>1001,97</text:p>
          </table:table-cell>
          <table:table-cell table:formula="of:=[.D6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94.39">
            <text:p>394,39</text:p>
          </table:table-cell>
          <table:table-cell office:value-type="float" office:value="1001.97">
            <text:p>1001,97</text:p>
          </table:table-cell>
          <table:table-cell table:formula="of:=[.D6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394.99">
            <text:p>394,99</text:p>
          </table:table-cell>
          <table:table-cell office:value-type="float" office:value="1001.97">
            <text:p>1001,97</text:p>
          </table:table-cell>
          <table:table-cell table:formula="of:=[.D6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395.08">
            <text:p>395,08</text:p>
          </table:table-cell>
          <table:table-cell office:value-type="float" office:value="1001.97">
            <text:p>1001,97</text:p>
          </table:table-cell>
          <table:table-cell table:formula="of:=[.D6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93.25">
            <text:p>393,25</text:p>
          </table:table-cell>
          <table:table-cell office:value-type="float" office:value="1001.97">
            <text:p>1001,97</text:p>
          </table:table-cell>
          <table:table-cell table:formula="of:=[.D6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395.79">
            <text:p>395,79</text:p>
          </table:table-cell>
          <table:table-cell office:value-type="float" office:value="1001.97">
            <text:p>1001,97</text:p>
          </table:table-cell>
          <table:table-cell table:formula="of:=[.D6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98.14">
            <text:p>398,14</text:p>
          </table:table-cell>
          <table:table-cell office:value-type="float" office:value="1001.97">
            <text:p>1001,97</text:p>
          </table:table-cell>
          <table:table-cell table:formula="of:=[.D6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392.59">
            <text:p>392,59</text:p>
          </table:table-cell>
          <table:table-cell office:value-type="float" office:value="1001.97">
            <text:p>1001,97</text:p>
          </table:table-cell>
          <table:table-cell table:formula="of:=[.D6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393.78">
            <text:p>393,78</text:p>
          </table:table-cell>
          <table:table-cell office:value-type="float" office:value="1001.97">
            <text:p>1001,97</text:p>
          </table:table-cell>
          <table:table-cell table:formula="of:=[.D6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398.14">
            <text:p>398,14</text:p>
          </table:table-cell>
          <table:table-cell office:value-type="float" office:value="1001.97">
            <text:p>1001,97</text:p>
          </table:table-cell>
          <table:table-cell table:formula="of:=[.D6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399.85">
            <text:p>399,85</text:p>
          </table:table-cell>
          <table:table-cell office:value-type="float" office:value="1001.97">
            <text:p>1001,97</text:p>
          </table:table-cell>
          <table:table-cell table:formula="of:=[.D6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96.13">
            <text:p>396,13</text:p>
          </table:table-cell>
          <table:table-cell office:value-type="float" office:value="1001.97">
            <text:p>1001,97</text:p>
          </table:table-cell>
          <table:table-cell table:formula="of:=[.D6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95.72">
            <text:p>395,72</text:p>
          </table:table-cell>
          <table:table-cell office:value-type="float" office:value="1001.97">
            <text:p>1001,97</text:p>
          </table:table-cell>
          <table:table-cell table:formula="of:=[.D6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402.49">
            <text:p>402,49</text:p>
          </table:table-cell>
          <table:table-cell office:value-type="float" office:value="1001.97">
            <text:p>1001,97</text:p>
          </table:table-cell>
          <table:table-cell table:formula="of:=[.D6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400.82">
            <text:p>400,82</text:p>
          </table:table-cell>
          <table:table-cell office:value-type="float" office:value="1001.97">
            <text:p>1001,97</text:p>
          </table:table-cell>
          <table:table-cell table:formula="of:=[.D6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407.81">
            <text:p>407,81</text:p>
          </table:table-cell>
          <table:table-cell office:value-type="float" office:value="1001.97">
            <text:p>1001,97</text:p>
          </table:table-cell>
          <table:table-cell table:formula="of:=[.D6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95.78">
            <text:p>395,78</text:p>
          </table:table-cell>
          <table:table-cell office:value-type="float" office:value="1001.97">
            <text:p>1001,97</text:p>
          </table:table-cell>
          <table:table-cell table:formula="of:=[.D6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403.2">
            <text:p>403,20</text:p>
          </table:table-cell>
          <table:table-cell office:value-type="float" office:value="1001.97">
            <text:p>1001,97</text:p>
          </table:table-cell>
          <table:table-cell table:formula="of:=[.D6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399.58">
            <text:p>399,58</text:p>
          </table:table-cell>
          <table:table-cell office:value-type="float" office:value="1001.97">
            <text:p>1001,97</text:p>
          </table:table-cell>
          <table:table-cell table:formula="of:=[.D6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399.9">
            <text:p>399,90</text:p>
          </table:table-cell>
          <table:table-cell office:value-type="float" office:value="1001.97">
            <text:p>1001,97</text:p>
          </table:table-cell>
          <table:table-cell table:formula="of:=[.D6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400.59">
            <text:p>400,59</text:p>
          </table:table-cell>
          <table:table-cell office:value-type="float" office:value="1001.97">
            <text:p>1001,97</text:p>
          </table:table-cell>
          <table:table-cell table:formula="of:=[.D6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402.35">
            <text:p>402,35</text:p>
          </table:table-cell>
          <table:table-cell office:value-type="float" office:value="1001.97">
            <text:p>1001,97</text:p>
          </table:table-cell>
          <table:table-cell table:formula="of:=[.D6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402.54">
            <text:p>402,54</text:p>
          </table:table-cell>
          <table:table-cell office:value-type="float" office:value="1001.97">
            <text:p>1001,97</text:p>
          </table:table-cell>
          <table:table-cell table:formula="of:=[.D6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405.12">
            <text:p>405,12</text:p>
          </table:table-cell>
          <table:table-cell office:value-type="float" office:value="1001.97">
            <text:p>1001,97</text:p>
          </table:table-cell>
          <table:table-cell table:formula="of:=[.D6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408.82">
            <text:p>408,82</text:p>
          </table:table-cell>
          <table:table-cell office:value-type="float" office:value="1001.97">
            <text:p>1001,97</text:p>
          </table:table-cell>
          <table:table-cell table:formula="of:=[.D6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404.02">
            <text:p>404,02</text:p>
          </table:table-cell>
          <table:table-cell office:value-type="float" office:value="1001.97">
            <text:p>1001,97</text:p>
          </table:table-cell>
          <table:table-cell table:formula="of:=[.D6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02.19">
            <text:p>402,19</text:p>
          </table:table-cell>
          <table:table-cell office:value-type="float" office:value="1001.97">
            <text:p>1001,97</text:p>
          </table:table-cell>
          <table:table-cell table:formula="of:=[.D6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405.56">
            <text:p>405,56</text:p>
          </table:table-cell>
          <table:table-cell office:value-type="float" office:value="1001.97">
            <text:p>1001,97</text:p>
          </table:table-cell>
          <table:table-cell table:formula="of:=[.D6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401.95">
            <text:p>401,95</text:p>
          </table:table-cell>
          <table:table-cell office:value-type="float" office:value="1001.97">
            <text:p>1001,97</text:p>
          </table:table-cell>
          <table:table-cell table:formula="of:=[.D6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409.1">
            <text:p>409,10</text:p>
          </table:table-cell>
          <table:table-cell office:value-type="float" office:value="1001.97">
            <text:p>1001,97</text:p>
          </table:table-cell>
          <table:table-cell table:formula="of:=[.D6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407.08">
            <text:p>407,08</text:p>
          </table:table-cell>
          <table:table-cell office:value-type="float" office:value="1001.97">
            <text:p>1001,97</text:p>
          </table:table-cell>
          <table:table-cell table:formula="of:=[.D6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428.04">
            <text:p>428,04</text:p>
          </table:table-cell>
          <table:table-cell office:value-type="float" office:value="1001.97">
            <text:p>1001,97</text:p>
          </table:table-cell>
          <table:table-cell table:formula="of:=[.D6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407.62">
            <text:p>407,62</text:p>
          </table:table-cell>
          <table:table-cell office:value-type="float" office:value="1001.97">
            <text:p>1001,97</text:p>
          </table:table-cell>
          <table:table-cell table:formula="of:=[.D6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408.84">
            <text:p>408,84</text:p>
          </table:table-cell>
          <table:table-cell office:value-type="float" office:value="1001.97">
            <text:p>1001,97</text:p>
          </table:table-cell>
          <table:table-cell table:formula="of:=[.D6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420.55">
            <text:p>420,55</text:p>
          </table:table-cell>
          <table:table-cell office:value-type="float" office:value="1001.97">
            <text:p>1001,97</text:p>
          </table:table-cell>
          <table:table-cell table:formula="of:=[.D6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411.55">
            <text:p>411,55</text:p>
          </table:table-cell>
          <table:table-cell office:value-type="float" office:value="1001.97">
            <text:p>1001,97</text:p>
          </table:table-cell>
          <table:table-cell table:formula="of:=[.D6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408.59">
            <text:p>408,59</text:p>
          </table:table-cell>
          <table:table-cell office:value-type="float" office:value="1001.97">
            <text:p>1001,97</text:p>
          </table:table-cell>
          <table:table-cell table:formula="of:=[.D6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407.19">
            <text:p>407,19</text:p>
          </table:table-cell>
          <table:table-cell office:value-type="float" office:value="1001.97">
            <text:p>1001,97</text:p>
          </table:table-cell>
          <table:table-cell table:formula="of:=[.D6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406.6">
            <text:p>406,60</text:p>
          </table:table-cell>
          <table:table-cell office:value-type="float" office:value="1001.97">
            <text:p>1001,97</text:p>
          </table:table-cell>
          <table:table-cell table:formula="of:=[.D6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407.59">
            <text:p>407,59</text:p>
          </table:table-cell>
          <table:table-cell office:value-type="float" office:value="1001.97">
            <text:p>1001,97</text:p>
          </table:table-cell>
          <table:table-cell table:formula="of:=[.D6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418.85">
            <text:p>418,85</text:p>
          </table:table-cell>
          <table:table-cell office:value-type="float" office:value="1001.97">
            <text:p>1001,97</text:p>
          </table:table-cell>
          <table:table-cell table:formula="of:=[.D6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414.2">
            <text:p>414,20</text:p>
          </table:table-cell>
          <table:table-cell office:value-type="float" office:value="1001.97">
            <text:p>1001,97</text:p>
          </table:table-cell>
          <table:table-cell table:formula="of:=[.D6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411.92">
            <text:p>411,92</text:p>
          </table:table-cell>
          <table:table-cell office:value-type="float" office:value="1001.97">
            <text:p>1001,97</text:p>
          </table:table-cell>
          <table:table-cell table:formula="of:=[.D6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435.71">
            <text:p>435,71</text:p>
          </table:table-cell>
          <table:table-cell office:value-type="float" office:value="1001.97">
            <text:p>1001,97</text:p>
          </table:table-cell>
          <table:table-cell table:formula="of:=[.D6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418.1">
            <text:p>418,10</text:p>
          </table:table-cell>
          <table:table-cell office:value-type="float" office:value="1001.97">
            <text:p>1001,97</text:p>
          </table:table-cell>
          <table:table-cell table:formula="of:=[.D6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13.49">
            <text:p>413,49</text:p>
          </table:table-cell>
          <table:table-cell office:value-type="float" office:value="1001.97">
            <text:p>1001,97</text:p>
          </table:table-cell>
          <table:table-cell table:formula="of:=[.D6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411.19">
            <text:p>411,19</text:p>
          </table:table-cell>
          <table:table-cell office:value-type="float" office:value="1001.97">
            <text:p>1001,97</text:p>
          </table:table-cell>
          <table:table-cell table:formula="of:=[.D6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415.64">
            <text:p>415,64</text:p>
          </table:table-cell>
          <table:table-cell office:value-type="float" office:value="1001.97">
            <text:p>1001,97</text:p>
          </table:table-cell>
          <table:table-cell table:formula="of:=[.D6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412.84">
            <text:p>412,84</text:p>
          </table:table-cell>
          <table:table-cell office:value-type="float" office:value="1001.97">
            <text:p>1001,97</text:p>
          </table:table-cell>
          <table:table-cell table:formula="of:=[.D6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413.49">
            <text:p>413,49</text:p>
          </table:table-cell>
          <table:table-cell office:value-type="float" office:value="1001.97">
            <text:p>1001,97</text:p>
          </table:table-cell>
          <table:table-cell table:formula="of:=[.D6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418.61">
            <text:p>418,61</text:p>
          </table:table-cell>
          <table:table-cell office:value-type="float" office:value="1001.97">
            <text:p>1001,97</text:p>
          </table:table-cell>
          <table:table-cell table:formula="of:=[.D6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424.23">
            <text:p>424,23</text:p>
          </table:table-cell>
          <table:table-cell office:value-type="float" office:value="1001.97">
            <text:p>1001,97</text:p>
          </table:table-cell>
          <table:table-cell table:formula="of:=[.D6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425.09">
            <text:p>425,09</text:p>
          </table:table-cell>
          <table:table-cell office:value-type="float" office:value="1001.97">
            <text:p>1001,97</text:p>
          </table:table-cell>
          <table:table-cell table:formula="of:=[.D6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17.28">
            <text:p>417,28</text:p>
          </table:table-cell>
          <table:table-cell office:value-type="float" office:value="1001.97">
            <text:p>1001,97</text:p>
          </table:table-cell>
          <table:table-cell table:formula="of:=[.D6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413.01">
            <text:p>413,01</text:p>
          </table:table-cell>
          <table:table-cell office:value-type="float" office:value="1001.97">
            <text:p>1001,97</text:p>
          </table:table-cell>
          <table:table-cell table:formula="of:=[.D6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414.58">
            <text:p>414,58</text:p>
          </table:table-cell>
          <table:table-cell office:value-type="float" office:value="1001.97">
            <text:p>1001,97</text:p>
          </table:table-cell>
          <table:table-cell table:formula="of:=[.D6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414.6">
            <text:p>414,60</text:p>
          </table:table-cell>
          <table:table-cell office:value-type="float" office:value="1001.97">
            <text:p>1001,97</text:p>
          </table:table-cell>
          <table:table-cell table:formula="of:=[.D6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417.7">
            <text:p>417,70</text:p>
          </table:table-cell>
          <table:table-cell office:value-type="float" office:value="1001.97">
            <text:p>1001,97</text:p>
          </table:table-cell>
          <table:table-cell table:formula="of:=[.D6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419.58">
            <text:p>419,58</text:p>
          </table:table-cell>
          <table:table-cell office:value-type="float" office:value="1001.97">
            <text:p>1001,97</text:p>
          </table:table-cell>
          <table:table-cell table:formula="of:=[.D6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416.17">
            <text:p>416,17</text:p>
          </table:table-cell>
          <table:table-cell office:value-type="float" office:value="1001.97">
            <text:p>1001,97</text:p>
          </table:table-cell>
          <table:table-cell table:formula="of:=[.D6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415.5">
            <text:p>415,50</text:p>
          </table:table-cell>
          <table:table-cell office:value-type="float" office:value="1001.97">
            <text:p>1001,97</text:p>
          </table:table-cell>
          <table:table-cell table:formula="of:=[.D6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416.49">
            <text:p>416,49</text:p>
          </table:table-cell>
          <table:table-cell office:value-type="float" office:value="1001.97">
            <text:p>1001,97</text:p>
          </table:table-cell>
          <table:table-cell table:formula="of:=[.D6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419.37">
            <text:p>419,37</text:p>
          </table:table-cell>
          <table:table-cell office:value-type="float" office:value="1001.97">
            <text:p>1001,97</text:p>
          </table:table-cell>
          <table:table-cell table:formula="of:=[.D6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421.82">
            <text:p>421,82</text:p>
          </table:table-cell>
          <table:table-cell office:value-type="float" office:value="1001.97">
            <text:p>1001,97</text:p>
          </table:table-cell>
          <table:table-cell table:formula="of:=[.D6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435.62">
            <text:p>435,62</text:p>
          </table:table-cell>
          <table:table-cell office:value-type="float" office:value="1001.97">
            <text:p>1001,97</text:p>
          </table:table-cell>
          <table:table-cell table:formula="of:=[.D6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425.08">
            <text:p>425,08</text:p>
          </table:table-cell>
          <table:table-cell office:value-type="float" office:value="1001.97">
            <text:p>1001,97</text:p>
          </table:table-cell>
          <table:table-cell table:formula="of:=[.D6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34.64">
            <text:p>434,64</text:p>
          </table:table-cell>
          <table:table-cell office:value-type="float" office:value="1001.97">
            <text:p>1001,97</text:p>
          </table:table-cell>
          <table:table-cell table:formula="of:=[.D6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424.21">
            <text:p>424,21</text:p>
          </table:table-cell>
          <table:table-cell office:value-type="float" office:value="1001.97">
            <text:p>1001,97</text:p>
          </table:table-cell>
          <table:table-cell table:formula="of:=[.D6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420.57">
            <text:p>420,57</text:p>
          </table:table-cell>
          <table:table-cell office:value-type="float" office:value="1001.97">
            <text:p>1001,97</text:p>
          </table:table-cell>
          <table:table-cell table:formula="of:=[.D6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425.33">
            <text:p>425,33</text:p>
          </table:table-cell>
          <table:table-cell office:value-type="float" office:value="1001.97">
            <text:p>1001,97</text:p>
          </table:table-cell>
          <table:table-cell table:formula="of:=[.D6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18.25">
            <text:p>418,25</text:p>
          </table:table-cell>
          <table:table-cell office:value-type="float" office:value="1001.97">
            <text:p>1001,97</text:p>
          </table:table-cell>
          <table:table-cell table:formula="of:=[.D6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436.3">
            <text:p>436,30</text:p>
          </table:table-cell>
          <table:table-cell office:value-type="float" office:value="1001.97">
            <text:p>1001,97</text:p>
          </table:table-cell>
          <table:table-cell table:formula="of:=[.D6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420.27">
            <text:p>420,27</text:p>
          </table:table-cell>
          <table:table-cell office:value-type="float" office:value="1001.97">
            <text:p>1001,97</text:p>
          </table:table-cell>
          <table:table-cell table:formula="of:=[.D6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424.17">
            <text:p>424,17</text:p>
          </table:table-cell>
          <table:table-cell office:value-type="float" office:value="1001.97">
            <text:p>1001,97</text:p>
          </table:table-cell>
          <table:table-cell table:formula="of:=[.D6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431.98">
            <text:p>431,98</text:p>
          </table:table-cell>
          <table:table-cell office:value-type="float" office:value="1001.97">
            <text:p>1001,97</text:p>
          </table:table-cell>
          <table:table-cell table:formula="of:=[.D6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425.94">
            <text:p>425,94</text:p>
          </table:table-cell>
          <table:table-cell office:value-type="float" office:value="1001.97">
            <text:p>1001,97</text:p>
          </table:table-cell>
          <table:table-cell table:formula="of:=[.D6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435.09">
            <text:p>435,09</text:p>
          </table:table-cell>
          <table:table-cell office:value-type="float" office:value="1001.97">
            <text:p>1001,97</text:p>
          </table:table-cell>
          <table:table-cell table:formula="of:=[.D6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423.38">
            <text:p>423,38</text:p>
          </table:table-cell>
          <table:table-cell office:value-type="float" office:value="1001.97">
            <text:p>1001,97</text:p>
          </table:table-cell>
          <table:table-cell table:formula="of:=[.D6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431.16">
            <text:p>431,16</text:p>
          </table:table-cell>
          <table:table-cell office:value-type="float" office:value="1001.97">
            <text:p>1001,97</text:p>
          </table:table-cell>
          <table:table-cell table:formula="of:=[.D6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433.18">
            <text:p>433,18</text:p>
          </table:table-cell>
          <table:table-cell office:value-type="float" office:value="1001.97">
            <text:p>1001,97</text:p>
          </table:table-cell>
          <table:table-cell table:formula="of:=[.D6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439.04">
            <text:p>439,04</text:p>
          </table:table-cell>
          <table:table-cell office:value-type="float" office:value="1001.97">
            <text:p>1001,97</text:p>
          </table:table-cell>
          <table:table-cell table:formula="of:=[.D6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427.41">
            <text:p>427,41</text:p>
          </table:table-cell>
          <table:table-cell office:value-type="float" office:value="1001.97">
            <text:p>1001,97</text:p>
          </table:table-cell>
          <table:table-cell table:formula="of:=[.D6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429.59">
            <text:p>429,59</text:p>
          </table:table-cell>
          <table:table-cell office:value-type="float" office:value="1001.97">
            <text:p>1001,97</text:p>
          </table:table-cell>
          <table:table-cell table:formula="of:=[.D6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426.79">
            <text:p>426,79</text:p>
          </table:table-cell>
          <table:table-cell office:value-type="float" office:value="1001.97">
            <text:p>1001,97</text:p>
          </table:table-cell>
          <table:table-cell table:formula="of:=[.D6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431.57">
            <text:p>431,57</text:p>
          </table:table-cell>
          <table:table-cell office:value-type="float" office:value="1001.97">
            <text:p>1001,97</text:p>
          </table:table-cell>
          <table:table-cell table:formula="of:=[.D6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428.29">
            <text:p>428,29</text:p>
          </table:table-cell>
          <table:table-cell office:value-type="float" office:value="1001.97">
            <text:p>1001,97</text:p>
          </table:table-cell>
          <table:table-cell table:formula="of:=[.D6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27.72">
            <text:p>427,72</text:p>
          </table:table-cell>
          <table:table-cell office:value-type="float" office:value="1001.97">
            <text:p>1001,97</text:p>
          </table:table-cell>
          <table:table-cell table:formula="of:=[.D6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428.73">
            <text:p>428,73</text:p>
          </table:table-cell>
          <table:table-cell office:value-type="float" office:value="1001.97">
            <text:p>1001,97</text:p>
          </table:table-cell>
          <table:table-cell table:formula="of:=[.D6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430.67">
            <text:p>430,67</text:p>
          </table:table-cell>
          <table:table-cell office:value-type="float" office:value="1001.97">
            <text:p>1001,97</text:p>
          </table:table-cell>
          <table:table-cell table:formula="of:=[.D6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432.19">
            <text:p>432,19</text:p>
          </table:table-cell>
          <table:table-cell office:value-type="float" office:value="1001.97">
            <text:p>1001,97</text:p>
          </table:table-cell>
          <table:table-cell table:formula="of:=[.D6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430.11">
            <text:p>430,11</text:p>
          </table:table-cell>
          <table:table-cell office:value-type="float" office:value="1001.97">
            <text:p>1001,97</text:p>
          </table:table-cell>
          <table:table-cell table:formula="of:=[.D6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428.84">
            <text:p>428,84</text:p>
          </table:table-cell>
          <table:table-cell office:value-type="float" office:value="1001.97">
            <text:p>1001,97</text:p>
          </table:table-cell>
          <table:table-cell table:formula="of:=[.D6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439.2">
            <text:p>439,20</text:p>
          </table:table-cell>
          <table:table-cell office:value-type="float" office:value="1001.97">
            <text:p>1001,97</text:p>
          </table:table-cell>
          <table:table-cell table:formula="of:=[.D6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439.4">
            <text:p>439,40</text:p>
          </table:table-cell>
          <table:table-cell office:value-type="float" office:value="1001.97">
            <text:p>1001,97</text:p>
          </table:table-cell>
          <table:table-cell table:formula="of:=[.D6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430.45">
            <text:p>430,45</text:p>
          </table:table-cell>
          <table:table-cell office:value-type="float" office:value="1001.97">
            <text:p>1001,97</text:p>
          </table:table-cell>
          <table:table-cell table:formula="of:=[.D6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437.28">
            <text:p>437,28</text:p>
          </table:table-cell>
          <table:table-cell office:value-type="float" office:value="1001.97">
            <text:p>1001,97</text:p>
          </table:table-cell>
          <table:table-cell table:formula="of:=[.D6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430.18">
            <text:p>430,18</text:p>
          </table:table-cell>
          <table:table-cell office:value-type="float" office:value="1001.97">
            <text:p>1001,97</text:p>
          </table:table-cell>
          <table:table-cell table:formula="of:=[.D7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432.87">
            <text:p>432,87</text:p>
          </table:table-cell>
          <table:table-cell office:value-type="float" office:value="1001.97">
            <text:p>1001,97</text:p>
          </table:table-cell>
          <table:table-cell table:formula="of:=[.D7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440.08">
            <text:p>440,08</text:p>
          </table:table-cell>
          <table:table-cell office:value-type="float" office:value="1001.97">
            <text:p>1001,97</text:p>
          </table:table-cell>
          <table:table-cell table:formula="of:=[.D7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433.02">
            <text:p>433,02</text:p>
          </table:table-cell>
          <table:table-cell office:value-type="float" office:value="1001.97">
            <text:p>1001,97</text:p>
          </table:table-cell>
          <table:table-cell table:formula="of:=[.D7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437.95">
            <text:p>437,95</text:p>
          </table:table-cell>
          <table:table-cell office:value-type="float" office:value="1001.97">
            <text:p>1001,97</text:p>
          </table:table-cell>
          <table:table-cell table:formula="of:=[.D7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433.76">
            <text:p>433,76</text:p>
          </table:table-cell>
          <table:table-cell office:value-type="float" office:value="1001.97">
            <text:p>1001,97</text:p>
          </table:table-cell>
          <table:table-cell table:formula="of:=[.D7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434.69">
            <text:p>434,69</text:p>
          </table:table-cell>
          <table:table-cell office:value-type="float" office:value="1001.97">
            <text:p>1001,97</text:p>
          </table:table-cell>
          <table:table-cell table:formula="of:=[.D7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436.16">
            <text:p>436,16</text:p>
          </table:table-cell>
          <table:table-cell office:value-type="float" office:value="1001.97">
            <text:p>1001,97</text:p>
          </table:table-cell>
          <table:table-cell table:formula="of:=[.D7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436.93">
            <text:p>436,93</text:p>
          </table:table-cell>
          <table:table-cell office:value-type="float" office:value="1001.97">
            <text:p>1001,97</text:p>
          </table:table-cell>
          <table:table-cell table:formula="of:=[.D7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434.95">
            <text:p>434,95</text:p>
          </table:table-cell>
          <table:table-cell office:value-type="float" office:value="1001.97">
            <text:p>1001,97</text:p>
          </table:table-cell>
          <table:table-cell table:formula="of:=[.D7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38.87">
            <text:p>438,87</text:p>
          </table:table-cell>
          <table:table-cell office:value-type="float" office:value="1001.97">
            <text:p>1001,97</text:p>
          </table:table-cell>
          <table:table-cell table:formula="of:=[.D7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439.55">
            <text:p>439,55</text:p>
          </table:table-cell>
          <table:table-cell office:value-type="float" office:value="1001.97">
            <text:p>1001,97</text:p>
          </table:table-cell>
          <table:table-cell table:formula="of:=[.D7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436.17">
            <text:p>436,17</text:p>
          </table:table-cell>
          <table:table-cell office:value-type="float" office:value="1001.97">
            <text:p>1001,97</text:p>
          </table:table-cell>
          <table:table-cell table:formula="of:=[.D7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454.96">
            <text:p>454,96</text:p>
          </table:table-cell>
          <table:table-cell office:value-type="float" office:value="1001.97">
            <text:p>1001,97</text:p>
          </table:table-cell>
          <table:table-cell table:formula="of:=[.D7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442.76">
            <text:p>442,76</text:p>
          </table:table-cell>
          <table:table-cell office:value-type="float" office:value="1001.97">
            <text:p>1001,97</text:p>
          </table:table-cell>
          <table:table-cell table:formula="of:=[.D7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439.71">
            <text:p>439,71</text:p>
          </table:table-cell>
          <table:table-cell office:value-type="float" office:value="1001.97">
            <text:p>1001,97</text:p>
          </table:table-cell>
          <table:table-cell table:formula="of:=[.D7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438.58">
            <text:p>438,58</text:p>
          </table:table-cell>
          <table:table-cell office:value-type="float" office:value="1001.97">
            <text:p>1001,97</text:p>
          </table:table-cell>
          <table:table-cell table:formula="of:=[.D7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437.28">
            <text:p>437,28</text:p>
          </table:table-cell>
          <table:table-cell office:value-type="float" office:value="1001.97">
            <text:p>1001,97</text:p>
          </table:table-cell>
          <table:table-cell table:formula="of:=[.D7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521.71">
            <text:p>521,71</text:p>
          </table:table-cell>
          <table:table-cell office:value-type="float" office:value="1001.97">
            <text:p>1001,97</text:p>
          </table:table-cell>
          <table:table-cell table:formula="of:=[.D7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478.95">
            <text:p>478,95</text:p>
          </table:table-cell>
          <table:table-cell office:value-type="float" office:value="1001.97">
            <text:p>1001,97</text:p>
          </table:table-cell>
          <table:table-cell table:formula="of:=[.D7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55.83">
            <text:p>455,83</text:p>
          </table:table-cell>
          <table:table-cell office:value-type="float" office:value="1001.97">
            <text:p>1001,97</text:p>
          </table:table-cell>
          <table:table-cell table:formula="of:=[.D7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514.91">
            <text:p>514,91</text:p>
          </table:table-cell>
          <table:table-cell office:value-type="float" office:value="1001.97">
            <text:p>1001,97</text:p>
          </table:table-cell>
          <table:table-cell table:formula="of:=[.D7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438.9">
            <text:p>438,90</text:p>
          </table:table-cell>
          <table:table-cell office:value-type="float" office:value="1001.97">
            <text:p>1001,97</text:p>
          </table:table-cell>
          <table:table-cell table:formula="of:=[.D7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38.15">
            <text:p>438,15</text:p>
          </table:table-cell>
          <table:table-cell office:value-type="float" office:value="1001.97">
            <text:p>1001,97</text:p>
          </table:table-cell>
          <table:table-cell table:formula="of:=[.D7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442.66">
            <text:p>442,66</text:p>
          </table:table-cell>
          <table:table-cell office:value-type="float" office:value="1001.97">
            <text:p>1001,97</text:p>
          </table:table-cell>
          <table:table-cell table:formula="of:=[.D7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95.91">
            <text:p>495,91</text:p>
          </table:table-cell>
          <table:table-cell office:value-type="float" office:value="1001.97">
            <text:p>1001,97</text:p>
          </table:table-cell>
          <table:table-cell table:formula="of:=[.D7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441.44">
            <text:p>441,44</text:p>
          </table:table-cell>
          <table:table-cell office:value-type="float" office:value="1001.97">
            <text:p>1001,97</text:p>
          </table:table-cell>
          <table:table-cell table:formula="of:=[.D7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441.53">
            <text:p>441,53</text:p>
          </table:table-cell>
          <table:table-cell office:value-type="float" office:value="1001.97">
            <text:p>1001,97</text:p>
          </table:table-cell>
          <table:table-cell table:formula="of:=[.D7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444.01">
            <text:p>444,01</text:p>
          </table:table-cell>
          <table:table-cell office:value-type="float" office:value="1001.97">
            <text:p>1001,97</text:p>
          </table:table-cell>
          <table:table-cell table:formula="of:=[.D7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513.16">
            <text:p>513,16</text:p>
          </table:table-cell>
          <table:table-cell office:value-type="float" office:value="1001.97">
            <text:p>1001,97</text:p>
          </table:table-cell>
          <table:table-cell table:formula="of:=[.D7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44.37">
            <text:p>444,37</text:p>
          </table:table-cell>
          <table:table-cell office:value-type="float" office:value="1001.97">
            <text:p>1001,97</text:p>
          </table:table-cell>
          <table:table-cell table:formula="of:=[.D7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442.04">
            <text:p>442,04</text:p>
          </table:table-cell>
          <table:table-cell office:value-type="float" office:value="1001.97">
            <text:p>1001,97</text:p>
          </table:table-cell>
          <table:table-cell table:formula="of:=[.D7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446.35">
            <text:p>446,35</text:p>
          </table:table-cell>
          <table:table-cell office:value-type="float" office:value="1001.97">
            <text:p>1001,97</text:p>
          </table:table-cell>
          <table:table-cell table:formula="of:=[.D7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533.17">
            <text:p>533,17</text:p>
          </table:table-cell>
          <table:table-cell office:value-type="float" office:value="1001.97">
            <text:p>1001,97</text:p>
          </table:table-cell>
          <table:table-cell table:formula="of:=[.D7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480.72">
            <text:p>480,72</text:p>
          </table:table-cell>
          <table:table-cell office:value-type="float" office:value="1001.97">
            <text:p>1001,97</text:p>
          </table:table-cell>
          <table:table-cell table:formula="of:=[.D7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469.04">
            <text:p>469,04</text:p>
          </table:table-cell>
          <table:table-cell office:value-type="float" office:value="1001.97">
            <text:p>1001,97</text:p>
          </table:table-cell>
          <table:table-cell table:formula="of:=[.D7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442.94">
            <text:p>442,94</text:p>
          </table:table-cell>
          <table:table-cell office:value-type="float" office:value="1001.97">
            <text:p>1001,97</text:p>
          </table:table-cell>
          <table:table-cell table:formula="of:=[.D7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446.5">
            <text:p>446,50</text:p>
          </table:table-cell>
          <table:table-cell office:value-type="float" office:value="1001.97">
            <text:p>1001,97</text:p>
          </table:table-cell>
          <table:table-cell table:formula="of:=[.D7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447.24">
            <text:p>447,24</text:p>
          </table:table-cell>
          <table:table-cell office:value-type="float" office:value="1001.97">
            <text:p>1001,97</text:p>
          </table:table-cell>
          <table:table-cell table:formula="of:=[.D7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445.81">
            <text:p>445,81</text:p>
          </table:table-cell>
          <table:table-cell office:value-type="float" office:value="1001.97">
            <text:p>1001,97</text:p>
          </table:table-cell>
          <table:table-cell table:formula="of:=[.D7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48.27">
            <text:p>448,27</text:p>
          </table:table-cell>
          <table:table-cell office:value-type="float" office:value="1001.97">
            <text:p>1001,97</text:p>
          </table:table-cell>
          <table:table-cell table:formula="of:=[.D7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58.89">
            <text:p>458,89</text:p>
          </table:table-cell>
          <table:table-cell office:value-type="float" office:value="1001.97">
            <text:p>1001,97</text:p>
          </table:table-cell>
          <table:table-cell table:formula="of:=[.D7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501.1">
            <text:p>501,10</text:p>
          </table:table-cell>
          <table:table-cell office:value-type="float" office:value="1001.97">
            <text:p>1001,97</text:p>
          </table:table-cell>
          <table:table-cell table:formula="of:=[.D7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450.19">
            <text:p>450,19</text:p>
          </table:table-cell>
          <table:table-cell office:value-type="float" office:value="1001.97">
            <text:p>1001,97</text:p>
          </table:table-cell>
          <table:table-cell table:formula="of:=[.D7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447.75">
            <text:p>447,75</text:p>
          </table:table-cell>
          <table:table-cell office:value-type="float" office:value="1001.97">
            <text:p>1001,97</text:p>
          </table:table-cell>
          <table:table-cell table:formula="of:=[.D7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50.2">
            <text:p>450,20</text:p>
          </table:table-cell>
          <table:table-cell office:value-type="float" office:value="1001.97">
            <text:p>1001,97</text:p>
          </table:table-cell>
          <table:table-cell table:formula="of:=[.D7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447.4">
            <text:p>447,40</text:p>
          </table:table-cell>
          <table:table-cell office:value-type="float" office:value="1001.97">
            <text:p>1001,97</text:p>
          </table:table-cell>
          <table:table-cell table:formula="of:=[.D7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504.47">
            <text:p>504,47</text:p>
          </table:table-cell>
          <table:table-cell office:value-type="float" office:value="1001.97">
            <text:p>1001,97</text:p>
          </table:table-cell>
          <table:table-cell table:formula="of:=[.D7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452.08">
            <text:p>452,08</text:p>
          </table:table-cell>
          <table:table-cell office:value-type="float" office:value="1001.97">
            <text:p>1001,97</text:p>
          </table:table-cell>
          <table:table-cell table:formula="of:=[.D7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455.66">
            <text:p>455,66</text:p>
          </table:table-cell>
          <table:table-cell office:value-type="float" office:value="1001.97">
            <text:p>1001,97</text:p>
          </table:table-cell>
          <table:table-cell table:formula="of:=[.D7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453.22">
            <text:p>453,22</text:p>
          </table:table-cell>
          <table:table-cell office:value-type="float" office:value="1001.97">
            <text:p>1001,97</text:p>
          </table:table-cell>
          <table:table-cell table:formula="of:=[.D7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450.84">
            <text:p>450,84</text:p>
          </table:table-cell>
          <table:table-cell office:value-type="float" office:value="1001.97">
            <text:p>1001,97</text:p>
          </table:table-cell>
          <table:table-cell table:formula="of:=[.D7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490.09">
            <text:p>490,09</text:p>
          </table:table-cell>
          <table:table-cell office:value-type="float" office:value="1001.97">
            <text:p>1001,97</text:p>
          </table:table-cell>
          <table:table-cell table:formula="of:=[.D7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481.52">
            <text:p>481,52</text:p>
          </table:table-cell>
          <table:table-cell office:value-type="float" office:value="1001.97">
            <text:p>1001,97</text:p>
          </table:table-cell>
          <table:table-cell table:formula="of:=[.D7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450.61">
            <text:p>450,61</text:p>
          </table:table-cell>
          <table:table-cell office:value-type="float" office:value="1001.97">
            <text:p>1001,97</text:p>
          </table:table-cell>
          <table:table-cell table:formula="of:=[.D7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452.38">
            <text:p>452,38</text:p>
          </table:table-cell>
          <table:table-cell office:value-type="float" office:value="1001.97">
            <text:p>1001,97</text:p>
          </table:table-cell>
          <table:table-cell table:formula="of:=[.D7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451.09">
            <text:p>451,09</text:p>
          </table:table-cell>
          <table:table-cell office:value-type="float" office:value="1001.97">
            <text:p>1001,97</text:p>
          </table:table-cell>
          <table:table-cell table:formula="of:=[.D7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471.49">
            <text:p>471,49</text:p>
          </table:table-cell>
          <table:table-cell office:value-type="float" office:value="1001.97">
            <text:p>1001,97</text:p>
          </table:table-cell>
          <table:table-cell table:formula="of:=[.D7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99.76">
            <text:p>499,76</text:p>
          </table:table-cell>
          <table:table-cell office:value-type="float" office:value="1001.97">
            <text:p>1001,97</text:p>
          </table:table-cell>
          <table:table-cell table:formula="of:=[.D7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457.27">
            <text:p>457,27</text:p>
          </table:table-cell>
          <table:table-cell office:value-type="float" office:value="1001.97">
            <text:p>1001,97</text:p>
          </table:table-cell>
          <table:table-cell table:formula="of:=[.D7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453.04">
            <text:p>453,04</text:p>
          </table:table-cell>
          <table:table-cell office:value-type="float" office:value="1001.97">
            <text:p>1001,97</text:p>
          </table:table-cell>
          <table:table-cell table:formula="of:=[.D7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452.78">
            <text:p>452,78</text:p>
          </table:table-cell>
          <table:table-cell office:value-type="float" office:value="1001.97">
            <text:p>1001,97</text:p>
          </table:table-cell>
          <table:table-cell table:formula="of:=[.D7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509.42">
            <text:p>509,42</text:p>
          </table:table-cell>
          <table:table-cell office:value-type="float" office:value="1001.97">
            <text:p>1001,97</text:p>
          </table:table-cell>
          <table:table-cell table:formula="of:=[.D7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453.96">
            <text:p>453,96</text:p>
          </table:table-cell>
          <table:table-cell office:value-type="float" office:value="1001.97">
            <text:p>1001,97</text:p>
          </table:table-cell>
          <table:table-cell table:formula="of:=[.D7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453.46">
            <text:p>453,46</text:p>
          </table:table-cell>
          <table:table-cell office:value-type="float" office:value="1001.97">
            <text:p>1001,97</text:p>
          </table:table-cell>
          <table:table-cell table:formula="of:=[.D7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453.76">
            <text:p>453,76</text:p>
          </table:table-cell>
          <table:table-cell office:value-type="float" office:value="1001.97">
            <text:p>1001,97</text:p>
          </table:table-cell>
          <table:table-cell table:formula="of:=[.D7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456.64">
            <text:p>456,64</text:p>
          </table:table-cell>
          <table:table-cell office:value-type="float" office:value="1001.97">
            <text:p>1001,97</text:p>
          </table:table-cell>
          <table:table-cell table:formula="of:=[.D7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523.13">
            <text:p>523,13</text:p>
          </table:table-cell>
          <table:table-cell office:value-type="float" office:value="1001.97">
            <text:p>1001,97</text:p>
          </table:table-cell>
          <table:table-cell table:formula="of:=[.D7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459.19">
            <text:p>459,19</text:p>
          </table:table-cell>
          <table:table-cell office:value-type="float" office:value="1001.97">
            <text:p>1001,97</text:p>
          </table:table-cell>
          <table:table-cell table:formula="of:=[.D7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458.12">
            <text:p>458,12</text:p>
          </table:table-cell>
          <table:table-cell office:value-type="float" office:value="1001.97">
            <text:p>1001,97</text:p>
          </table:table-cell>
          <table:table-cell table:formula="of:=[.D7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458.29">
            <text:p>458,29</text:p>
          </table:table-cell>
          <table:table-cell office:value-type="float" office:value="1001.97">
            <text:p>1001,97</text:p>
          </table:table-cell>
          <table:table-cell table:formula="of:=[.D7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518.54">
            <text:p>518,54</text:p>
          </table:table-cell>
          <table:table-cell office:value-type="float" office:value="1001.97">
            <text:p>1001,97</text:p>
          </table:table-cell>
          <table:table-cell table:formula="of:=[.D7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461.46">
            <text:p>461,46</text:p>
          </table:table-cell>
          <table:table-cell office:value-type="float" office:value="1001.97">
            <text:p>1001,97</text:p>
          </table:table-cell>
          <table:table-cell table:formula="of:=[.D7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459.44">
            <text:p>459,44</text:p>
          </table:table-cell>
          <table:table-cell office:value-type="float" office:value="1001.97">
            <text:p>1001,97</text:p>
          </table:table-cell>
          <table:table-cell table:formula="of:=[.D7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460.32">
            <text:p>460,32</text:p>
          </table:table-cell>
          <table:table-cell office:value-type="float" office:value="1001.97">
            <text:p>1001,97</text:p>
          </table:table-cell>
          <table:table-cell table:formula="of:=[.D7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530.37">
            <text:p>530,37</text:p>
          </table:table-cell>
          <table:table-cell office:value-type="float" office:value="1001.97">
            <text:p>1001,97</text:p>
          </table:table-cell>
          <table:table-cell table:formula="of:=[.D7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60.48">
            <text:p>460,48</text:p>
          </table:table-cell>
          <table:table-cell office:value-type="float" office:value="1001.97">
            <text:p>1001,97</text:p>
          </table:table-cell>
          <table:table-cell table:formula="of:=[.D7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461.5">
            <text:p>461,50</text:p>
          </table:table-cell>
          <table:table-cell office:value-type="float" office:value="1001.97">
            <text:p>1001,97</text:p>
          </table:table-cell>
          <table:table-cell table:formula="of:=[.D7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463.28">
            <text:p>463,28</text:p>
          </table:table-cell>
          <table:table-cell office:value-type="float" office:value="1001.97">
            <text:p>1001,97</text:p>
          </table:table-cell>
          <table:table-cell table:formula="of:=[.D7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466.99">
            <text:p>466,99</text:p>
          </table:table-cell>
          <table:table-cell office:value-type="float" office:value="1001.97">
            <text:p>1001,97</text:p>
          </table:table-cell>
          <table:table-cell table:formula="of:=[.D7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576.77">
            <text:p>576,77</text:p>
          </table:table-cell>
          <table:table-cell office:value-type="float" office:value="1001.97">
            <text:p>1001,97</text:p>
          </table:table-cell>
          <table:table-cell table:formula="of:=[.D7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464">
            <text:p>464,00</text:p>
          </table:table-cell>
          <table:table-cell office:value-type="float" office:value="1001.97">
            <text:p>1001,97</text:p>
          </table:table-cell>
          <table:table-cell table:formula="of:=[.D7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465.9">
            <text:p>465,90</text:p>
          </table:table-cell>
          <table:table-cell office:value-type="float" office:value="1001.97">
            <text:p>1001,97</text:p>
          </table:table-cell>
          <table:table-cell table:formula="of:=[.D7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463.74">
            <text:p>463,74</text:p>
          </table:table-cell>
          <table:table-cell office:value-type="float" office:value="1001.97">
            <text:p>1001,97</text:p>
          </table:table-cell>
          <table:table-cell table:formula="of:=[.D7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554.58">
            <text:p>554,58</text:p>
          </table:table-cell>
          <table:table-cell office:value-type="float" office:value="1001.97">
            <text:p>1001,97</text:p>
          </table:table-cell>
          <table:table-cell table:formula="of:=[.D7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464.69">
            <text:p>464,69</text:p>
          </table:table-cell>
          <table:table-cell office:value-type="float" office:value="1001.97">
            <text:p>1001,97</text:p>
          </table:table-cell>
          <table:table-cell table:formula="of:=[.D7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467.27">
            <text:p>467,27</text:p>
          </table:table-cell>
          <table:table-cell office:value-type="float" office:value="1001.97">
            <text:p>1001,97</text:p>
          </table:table-cell>
          <table:table-cell table:formula="of:=[.D7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466.02">
            <text:p>466,02</text:p>
          </table:table-cell>
          <table:table-cell office:value-type="float" office:value="1001.97">
            <text:p>1001,97</text:p>
          </table:table-cell>
          <table:table-cell table:formula="of:=[.D7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518.21">
            <text:p>518,21</text:p>
          </table:table-cell>
          <table:table-cell office:value-type="float" office:value="1001.97">
            <text:p>1001,97</text:p>
          </table:table-cell>
          <table:table-cell table:formula="of:=[.D7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519.86">
            <text:p>519,86</text:p>
          </table:table-cell>
          <table:table-cell office:value-type="float" office:value="1001.97">
            <text:p>1001,97</text:p>
          </table:table-cell>
          <table:table-cell table:formula="of:=[.D7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67.73">
            <text:p>467,73</text:p>
          </table:table-cell>
          <table:table-cell office:value-type="float" office:value="1001.97">
            <text:p>1001,97</text:p>
          </table:table-cell>
          <table:table-cell table:formula="of:=[.D7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467.32">
            <text:p>467,32</text:p>
          </table:table-cell>
          <table:table-cell office:value-type="float" office:value="1001.97">
            <text:p>1001,97</text:p>
          </table:table-cell>
          <table:table-cell table:formula="of:=[.D7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467.95">
            <text:p>467,95</text:p>
          </table:table-cell>
          <table:table-cell office:value-type="float" office:value="1001.97">
            <text:p>1001,97</text:p>
          </table:table-cell>
          <table:table-cell table:formula="of:=[.D7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543.15">
            <text:p>543,15</text:p>
          </table:table-cell>
          <table:table-cell office:value-type="float" office:value="1001.97">
            <text:p>1001,97</text:p>
          </table:table-cell>
          <table:table-cell table:formula="of:=[.D7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469.43">
            <text:p>469,43</text:p>
          </table:table-cell>
          <table:table-cell office:value-type="float" office:value="1001.97">
            <text:p>1001,97</text:p>
          </table:table-cell>
          <table:table-cell table:formula="of:=[.D7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469.1">
            <text:p>469,10</text:p>
          </table:table-cell>
          <table:table-cell office:value-type="float" office:value="1001.97">
            <text:p>1001,97</text:p>
          </table:table-cell>
          <table:table-cell table:formula="of:=[.D7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474.24">
            <text:p>474,24</text:p>
          </table:table-cell>
          <table:table-cell office:value-type="float" office:value="1001.97">
            <text:p>1001,97</text:p>
          </table:table-cell>
          <table:table-cell table:formula="of:=[.D7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509.33">
            <text:p>509,33</text:p>
          </table:table-cell>
          <table:table-cell office:value-type="float" office:value="1001.97">
            <text:p>1001,97</text:p>
          </table:table-cell>
          <table:table-cell table:formula="of:=[.D7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518.42">
            <text:p>518,42</text:p>
          </table:table-cell>
          <table:table-cell office:value-type="float" office:value="1001.97">
            <text:p>1001,97</text:p>
          </table:table-cell>
          <table:table-cell table:formula="of:=[.D7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531.06">
            <text:p>531,06</text:p>
          </table:table-cell>
          <table:table-cell office:value-type="float" office:value="1001.97">
            <text:p>1001,97</text:p>
          </table:table-cell>
          <table:table-cell table:formula="of:=[.D7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470.96">
            <text:p>470,96</text:p>
          </table:table-cell>
          <table:table-cell office:value-type="float" office:value="1001.97">
            <text:p>1001,97</text:p>
          </table:table-cell>
          <table:table-cell table:formula="of:=[.D8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470.64">
            <text:p>470,64</text:p>
          </table:table-cell>
          <table:table-cell office:value-type="float" office:value="1001.97">
            <text:p>1001,97</text:p>
          </table:table-cell>
          <table:table-cell table:formula="of:=[.D8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475.18">
            <text:p>475,18</text:p>
          </table:table-cell>
          <table:table-cell office:value-type="float" office:value="1001.97">
            <text:p>1001,97</text:p>
          </table:table-cell>
          <table:table-cell table:formula="of:=[.D8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517.36">
            <text:p>517,36</text:p>
          </table:table-cell>
          <table:table-cell office:value-type="float" office:value="1001.97">
            <text:p>1001,97</text:p>
          </table:table-cell>
          <table:table-cell table:formula="of:=[.D8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545.93">
            <text:p>545,93</text:p>
          </table:table-cell>
          <table:table-cell office:value-type="float" office:value="1001.97">
            <text:p>1001,97</text:p>
          </table:table-cell>
          <table:table-cell table:formula="of:=[.D8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474.54">
            <text:p>474,54</text:p>
          </table:table-cell>
          <table:table-cell office:value-type="float" office:value="1001.97">
            <text:p>1001,97</text:p>
          </table:table-cell>
          <table:table-cell table:formula="of:=[.D8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476.29">
            <text:p>476,29</text:p>
          </table:table-cell>
          <table:table-cell office:value-type="float" office:value="1001.97">
            <text:p>1001,97</text:p>
          </table:table-cell>
          <table:table-cell table:formula="of:=[.D8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473.66">
            <text:p>473,66</text:p>
          </table:table-cell>
          <table:table-cell office:value-type="float" office:value="1001.97">
            <text:p>1001,97</text:p>
          </table:table-cell>
          <table:table-cell table:formula="of:=[.D8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517.84">
            <text:p>517,84</text:p>
          </table:table-cell>
          <table:table-cell office:value-type="float" office:value="1001.97">
            <text:p>1001,97</text:p>
          </table:table-cell>
          <table:table-cell table:formula="of:=[.D8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470.45">
            <text:p>470,45</text:p>
          </table:table-cell>
          <table:table-cell office:value-type="float" office:value="1001.97">
            <text:p>1001,97</text:p>
          </table:table-cell>
          <table:table-cell table:formula="of:=[.D8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476">
            <text:p>476,00</text:p>
          </table:table-cell>
          <table:table-cell office:value-type="float" office:value="1001.97">
            <text:p>1001,97</text:p>
          </table:table-cell>
          <table:table-cell table:formula="of:=[.D8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474.87">
            <text:p>474,87</text:p>
          </table:table-cell>
          <table:table-cell office:value-type="float" office:value="1001.97">
            <text:p>1001,97</text:p>
          </table:table-cell>
          <table:table-cell table:formula="of:=[.D8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514.91">
            <text:p>514,91</text:p>
          </table:table-cell>
          <table:table-cell office:value-type="float" office:value="1001.97">
            <text:p>1001,97</text:p>
          </table:table-cell>
          <table:table-cell table:formula="of:=[.D8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474.88">
            <text:p>474,88</text:p>
          </table:table-cell>
          <table:table-cell office:value-type="float" office:value="1001.97">
            <text:p>1001,97</text:p>
          </table:table-cell>
          <table:table-cell table:formula="of:=[.D8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474.93">
            <text:p>474,93</text:p>
          </table:table-cell>
          <table:table-cell office:value-type="float" office:value="1001.97">
            <text:p>1001,97</text:p>
          </table:table-cell>
          <table:table-cell table:formula="of:=[.D8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575.27">
            <text:p>575,27</text:p>
          </table:table-cell>
          <table:table-cell office:value-type="float" office:value="1001.97">
            <text:p>1001,97</text:p>
          </table:table-cell>
          <table:table-cell table:formula="of:=[.D8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511.87">
            <text:p>511,87</text:p>
          </table:table-cell>
          <table:table-cell office:value-type="float" office:value="1001.97">
            <text:p>1001,97</text:p>
          </table:table-cell>
          <table:table-cell table:formula="of:=[.D8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499.42">
            <text:p>499,42</text:p>
          </table:table-cell>
          <table:table-cell office:value-type="float" office:value="1001.97">
            <text:p>1001,97</text:p>
          </table:table-cell>
          <table:table-cell table:formula="of:=[.D8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480.34">
            <text:p>480,34</text:p>
          </table:table-cell>
          <table:table-cell office:value-type="float" office:value="1001.97">
            <text:p>1001,97</text:p>
          </table:table-cell>
          <table:table-cell table:formula="of:=[.D8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477">
            <text:p>477,00</text:p>
          </table:table-cell>
          <table:table-cell office:value-type="float" office:value="1001.97">
            <text:p>1001,97</text:p>
          </table:table-cell>
          <table:table-cell table:formula="of:=[.D8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478.58">
            <text:p>478,58</text:p>
          </table:table-cell>
          <table:table-cell office:value-type="float" office:value="1001.97">
            <text:p>1001,97</text:p>
          </table:table-cell>
          <table:table-cell table:formula="of:=[.D8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527.72">
            <text:p>527,72</text:p>
          </table:table-cell>
          <table:table-cell office:value-type="float" office:value="1001.97">
            <text:p>1001,97</text:p>
          </table:table-cell>
          <table:table-cell table:formula="of:=[.D8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479.5">
            <text:p>479,50</text:p>
          </table:table-cell>
          <table:table-cell office:value-type="float" office:value="1001.97">
            <text:p>1001,97</text:p>
          </table:table-cell>
          <table:table-cell table:formula="of:=[.D8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480">
            <text:p>480,00</text:p>
          </table:table-cell>
          <table:table-cell office:value-type="float" office:value="1001.97">
            <text:p>1001,97</text:p>
          </table:table-cell>
          <table:table-cell table:formula="of:=[.D8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544.06">
            <text:p>544,06</text:p>
          </table:table-cell>
          <table:table-cell office:value-type="float" office:value="1001.97">
            <text:p>1001,97</text:p>
          </table:table-cell>
          <table:table-cell table:formula="of:=[.D8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79.53">
            <text:p>479,53</text:p>
          </table:table-cell>
          <table:table-cell office:value-type="float" office:value="1001.97">
            <text:p>1001,97</text:p>
          </table:table-cell>
          <table:table-cell table:formula="of:=[.D8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479.89">
            <text:p>479,89</text:p>
          </table:table-cell>
          <table:table-cell office:value-type="float" office:value="1001.97">
            <text:p>1001,97</text:p>
          </table:table-cell>
          <table:table-cell table:formula="of:=[.D8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481.68">
            <text:p>481,68</text:p>
          </table:table-cell>
          <table:table-cell office:value-type="float" office:value="1001.97">
            <text:p>1001,97</text:p>
          </table:table-cell>
          <table:table-cell table:formula="of:=[.D8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480.86">
            <text:p>480,86</text:p>
          </table:table-cell>
          <table:table-cell office:value-type="float" office:value="1001.97">
            <text:p>1001,97</text:p>
          </table:table-cell>
          <table:table-cell table:formula="of:=[.D8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488.81">
            <text:p>488,81</text:p>
          </table:table-cell>
          <table:table-cell office:value-type="float" office:value="1001.97">
            <text:p>1001,97</text:p>
          </table:table-cell>
          <table:table-cell table:formula="of:=[.D8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574.91">
            <text:p>574,91</text:p>
          </table:table-cell>
          <table:table-cell office:value-type="float" office:value="1001.97">
            <text:p>1001,97</text:p>
          </table:table-cell>
          <table:table-cell table:formula="of:=[.D8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486.07">
            <text:p>486,07</text:p>
          </table:table-cell>
          <table:table-cell office:value-type="float" office:value="1001.97">
            <text:p>1001,97</text:p>
          </table:table-cell>
          <table:table-cell table:formula="of:=[.D8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484.26">
            <text:p>484,26</text:p>
          </table:table-cell>
          <table:table-cell office:value-type="float" office:value="1001.97">
            <text:p>1001,97</text:p>
          </table:table-cell>
          <table:table-cell table:formula="of:=[.D8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482.86">
            <text:p>482,86</text:p>
          </table:table-cell>
          <table:table-cell office:value-type="float" office:value="1001.97">
            <text:p>1001,97</text:p>
          </table:table-cell>
          <table:table-cell table:formula="of:=[.D8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542.35">
            <text:p>542,35</text:p>
          </table:table-cell>
          <table:table-cell office:value-type="float" office:value="1001.97">
            <text:p>1001,97</text:p>
          </table:table-cell>
          <table:table-cell table:formula="of:=[.D8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479.94">
            <text:p>479,94</text:p>
          </table:table-cell>
          <table:table-cell office:value-type="float" office:value="1001.97">
            <text:p>1001,97</text:p>
          </table:table-cell>
          <table:table-cell table:formula="of:=[.D8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483.34">
            <text:p>483,34</text:p>
          </table:table-cell>
          <table:table-cell office:value-type="float" office:value="1001.97">
            <text:p>1001,97</text:p>
          </table:table-cell>
          <table:table-cell table:formula="of:=[.D8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482.94">
            <text:p>482,94</text:p>
          </table:table-cell>
          <table:table-cell office:value-type="float" office:value="1001.97">
            <text:p>1001,97</text:p>
          </table:table-cell>
          <table:table-cell table:formula="of:=[.D8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556.02">
            <text:p>556,02</text:p>
          </table:table-cell>
          <table:table-cell office:value-type="float" office:value="1001.97">
            <text:p>1001,97</text:p>
          </table:table-cell>
          <table:table-cell table:formula="of:=[.D8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486.34">
            <text:p>486,34</text:p>
          </table:table-cell>
          <table:table-cell office:value-type="float" office:value="1001.97">
            <text:p>1001,97</text:p>
          </table:table-cell>
          <table:table-cell table:formula="of:=[.D8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94.87">
            <text:p>494,87</text:p>
          </table:table-cell>
          <table:table-cell office:value-type="float" office:value="1001.97">
            <text:p>1001,97</text:p>
          </table:table-cell>
          <table:table-cell table:formula="of:=[.D8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484.5">
            <text:p>484,50</text:p>
          </table:table-cell>
          <table:table-cell office:value-type="float" office:value="1001.97">
            <text:p>1001,97</text:p>
          </table:table-cell>
          <table:table-cell table:formula="of:=[.D8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485.52">
            <text:p>485,52</text:p>
          </table:table-cell>
          <table:table-cell office:value-type="float" office:value="1001.97">
            <text:p>1001,97</text:p>
          </table:table-cell>
          <table:table-cell table:formula="of:=[.D8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524.44">
            <text:p>524,44</text:p>
          </table:table-cell>
          <table:table-cell office:value-type="float" office:value="1001.97">
            <text:p>1001,97</text:p>
          </table:table-cell>
          <table:table-cell table:formula="of:=[.D8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486.38">
            <text:p>486,38</text:p>
          </table:table-cell>
          <table:table-cell office:value-type="float" office:value="1001.97">
            <text:p>1001,97</text:p>
          </table:table-cell>
          <table:table-cell table:formula="of:=[.D8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489.32">
            <text:p>489,32</text:p>
          </table:table-cell>
          <table:table-cell office:value-type="float" office:value="1001.97">
            <text:p>1001,97</text:p>
          </table:table-cell>
          <table:table-cell table:formula="of:=[.D8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492.65">
            <text:p>492,65</text:p>
          </table:table-cell>
          <table:table-cell office:value-type="float" office:value="1001.97">
            <text:p>1001,97</text:p>
          </table:table-cell>
          <table:table-cell table:formula="of:=[.D8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536.02">
            <text:p>536,02</text:p>
          </table:table-cell>
          <table:table-cell office:value-type="float" office:value="1001.97">
            <text:p>1001,97</text:p>
          </table:table-cell>
          <table:table-cell table:formula="of:=[.D8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490.11">
            <text:p>490,11</text:p>
          </table:table-cell>
          <table:table-cell office:value-type="float" office:value="1001.97">
            <text:p>1001,97</text:p>
          </table:table-cell>
          <table:table-cell table:formula="of:=[.D8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490.68">
            <text:p>490,68</text:p>
          </table:table-cell>
          <table:table-cell office:value-type="float" office:value="1001.97">
            <text:p>1001,97</text:p>
          </table:table-cell>
          <table:table-cell table:formula="of:=[.D8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92.41">
            <text:p>492,41</text:p>
          </table:table-cell>
          <table:table-cell office:value-type="float" office:value="1001.97">
            <text:p>1001,97</text:p>
          </table:table-cell>
          <table:table-cell table:formula="of:=[.D8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539.76">
            <text:p>539,76</text:p>
          </table:table-cell>
          <table:table-cell office:value-type="float" office:value="1001.97">
            <text:p>1001,97</text:p>
          </table:table-cell>
          <table:table-cell table:formula="of:=[.D8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494.56">
            <text:p>494,56</text:p>
          </table:table-cell>
          <table:table-cell office:value-type="float" office:value="1001.97">
            <text:p>1001,97</text:p>
          </table:table-cell>
          <table:table-cell table:formula="of:=[.D8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492.08">
            <text:p>492,08</text:p>
          </table:table-cell>
          <table:table-cell office:value-type="float" office:value="1001.97">
            <text:p>1001,97</text:p>
          </table:table-cell>
          <table:table-cell table:formula="of:=[.D8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488.81">
            <text:p>488,81</text:p>
          </table:table-cell>
          <table:table-cell office:value-type="float" office:value="1001.97">
            <text:p>1001,97</text:p>
          </table:table-cell>
          <table:table-cell table:formula="of:=[.D8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539.29">
            <text:p>539,29</text:p>
          </table:table-cell>
          <table:table-cell office:value-type="float" office:value="1001.97">
            <text:p>1001,97</text:p>
          </table:table-cell>
          <table:table-cell table:formula="of:=[.D8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494.4">
            <text:p>494,40</text:p>
          </table:table-cell>
          <table:table-cell office:value-type="float" office:value="1001.97">
            <text:p>1001,97</text:p>
          </table:table-cell>
          <table:table-cell table:formula="of:=[.D8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494.2">
            <text:p>494,20</text:p>
          </table:table-cell>
          <table:table-cell office:value-type="float" office:value="1001.97">
            <text:p>1001,97</text:p>
          </table:table-cell>
          <table:table-cell table:formula="of:=[.D8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494.79">
            <text:p>494,79</text:p>
          </table:table-cell>
          <table:table-cell office:value-type="float" office:value="1001.97">
            <text:p>1001,97</text:p>
          </table:table-cell>
          <table:table-cell table:formula="of:=[.D8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553.35">
            <text:p>553,35</text:p>
          </table:table-cell>
          <table:table-cell office:value-type="float" office:value="1001.97">
            <text:p>1001,97</text:p>
          </table:table-cell>
          <table:table-cell table:formula="of:=[.D8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495.55">
            <text:p>495,55</text:p>
          </table:table-cell>
          <table:table-cell office:value-type="float" office:value="1001.97">
            <text:p>1001,97</text:p>
          </table:table-cell>
          <table:table-cell table:formula="of:=[.D8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494.7">
            <text:p>494,70</text:p>
          </table:table-cell>
          <table:table-cell office:value-type="float" office:value="1001.97">
            <text:p>1001,97</text:p>
          </table:table-cell>
          <table:table-cell table:formula="of:=[.D8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497.22">
            <text:p>497,22</text:p>
          </table:table-cell>
          <table:table-cell office:value-type="float" office:value="1001.97">
            <text:p>1001,97</text:p>
          </table:table-cell>
          <table:table-cell table:formula="of:=[.D8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555.56">
            <text:p>555,56</text:p>
          </table:table-cell>
          <table:table-cell office:value-type="float" office:value="1001.97">
            <text:p>1001,97</text:p>
          </table:table-cell>
          <table:table-cell table:formula="of:=[.D8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524.88">
            <text:p>524,88</text:p>
          </table:table-cell>
          <table:table-cell office:value-type="float" office:value="1001.97">
            <text:p>1001,97</text:p>
          </table:table-cell>
          <table:table-cell table:formula="of:=[.D8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497.58">
            <text:p>497,58</text:p>
          </table:table-cell>
          <table:table-cell office:value-type="float" office:value="1001.97">
            <text:p>1001,97</text:p>
          </table:table-cell>
          <table:table-cell table:formula="of:=[.D8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495.67">
            <text:p>495,67</text:p>
          </table:table-cell>
          <table:table-cell office:value-type="float" office:value="1001.97">
            <text:p>1001,97</text:p>
          </table:table-cell>
          <table:table-cell table:formula="of:=[.D8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498.35">
            <text:p>498,35</text:p>
          </table:table-cell>
          <table:table-cell office:value-type="float" office:value="1001.97">
            <text:p>1001,97</text:p>
          </table:table-cell>
          <table:table-cell table:formula="of:=[.D8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552.49">
            <text:p>552,49</text:p>
          </table:table-cell>
          <table:table-cell office:value-type="float" office:value="1001.97">
            <text:p>1001,97</text:p>
          </table:table-cell>
          <table:table-cell table:formula="of:=[.D8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549.15">
            <text:p>549,15</text:p>
          </table:table-cell>
          <table:table-cell office:value-type="float" office:value="1001.97">
            <text:p>1001,97</text:p>
          </table:table-cell>
          <table:table-cell table:formula="of:=[.D8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501.77">
            <text:p>501,77</text:p>
          </table:table-cell>
          <table:table-cell office:value-type="float" office:value="1001.97">
            <text:p>1001,97</text:p>
          </table:table-cell>
          <table:table-cell table:formula="of:=[.D8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508.26">
            <text:p>508,26</text:p>
          </table:table-cell>
          <table:table-cell office:value-type="float" office:value="1001.97">
            <text:p>1001,97</text:p>
          </table:table-cell>
          <table:table-cell table:formula="of:=[.D8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501.44">
            <text:p>501,44</text:p>
          </table:table-cell>
          <table:table-cell office:value-type="float" office:value="1001.97">
            <text:p>1001,97</text:p>
          </table:table-cell>
          <table:table-cell table:formula="of:=[.D8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543.25">
            <text:p>543,25</text:p>
          </table:table-cell>
          <table:table-cell office:value-type="float" office:value="1001.97">
            <text:p>1001,97</text:p>
          </table:table-cell>
          <table:table-cell table:formula="of:=[.D8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545.71">
            <text:p>545,71</text:p>
          </table:table-cell>
          <table:table-cell office:value-type="float" office:value="1001.97">
            <text:p>1001,97</text:p>
          </table:table-cell>
          <table:table-cell table:formula="of:=[.D8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501.2">
            <text:p>501,20</text:p>
          </table:table-cell>
          <table:table-cell office:value-type="float" office:value="1001.97">
            <text:p>1001,97</text:p>
          </table:table-cell>
          <table:table-cell table:formula="of:=[.D8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500.09">
            <text:p>500,09</text:p>
          </table:table-cell>
          <table:table-cell office:value-type="float" office:value="1001.97">
            <text:p>1001,97</text:p>
          </table:table-cell>
          <table:table-cell table:formula="of:=[.D8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501.07">
            <text:p>501,07</text:p>
          </table:table-cell>
          <table:table-cell office:value-type="float" office:value="1001.97">
            <text:p>1001,97</text:p>
          </table:table-cell>
          <table:table-cell table:formula="of:=[.D8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532.22">
            <text:p>532,22</text:p>
          </table:table-cell>
          <table:table-cell office:value-type="float" office:value="1001.97">
            <text:p>1001,97</text:p>
          </table:table-cell>
          <table:table-cell table:formula="of:=[.D8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556.87">
            <text:p>556,87</text:p>
          </table:table-cell>
          <table:table-cell office:value-type="float" office:value="1001.97">
            <text:p>1001,97</text:p>
          </table:table-cell>
          <table:table-cell table:formula="of:=[.D8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503.54">
            <text:p>503,54</text:p>
          </table:table-cell>
          <table:table-cell office:value-type="float" office:value="1001.97">
            <text:p>1001,97</text:p>
          </table:table-cell>
          <table:table-cell table:formula="of:=[.D8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506.32">
            <text:p>506,32</text:p>
          </table:table-cell>
          <table:table-cell office:value-type="float" office:value="1001.97">
            <text:p>1001,97</text:p>
          </table:table-cell>
          <table:table-cell table:formula="of:=[.D8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503.3">
            <text:p>503,30</text:p>
          </table:table-cell>
          <table:table-cell office:value-type="float" office:value="1001.97">
            <text:p>1001,97</text:p>
          </table:table-cell>
          <table:table-cell table:formula="of:=[.D8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502.83">
            <text:p>502,83</text:p>
          </table:table-cell>
          <table:table-cell office:value-type="float" office:value="1001.97">
            <text:p>1001,97</text:p>
          </table:table-cell>
          <table:table-cell table:formula="of:=[.D8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568.93">
            <text:p>568,93</text:p>
          </table:table-cell>
          <table:table-cell office:value-type="float" office:value="1001.97">
            <text:p>1001,97</text:p>
          </table:table-cell>
          <table:table-cell table:formula="of:=[.D8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502.28">
            <text:p>502,28</text:p>
          </table:table-cell>
          <table:table-cell office:value-type="float" office:value="1001.97">
            <text:p>1001,97</text:p>
          </table:table-cell>
          <table:table-cell table:formula="of:=[.D8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504.82">
            <text:p>504,82</text:p>
          </table:table-cell>
          <table:table-cell office:value-type="float" office:value="1001.97">
            <text:p>1001,97</text:p>
          </table:table-cell>
          <table:table-cell table:formula="of:=[.D8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506.2">
            <text:p>506,20</text:p>
          </table:table-cell>
          <table:table-cell office:value-type="float" office:value="1001.97">
            <text:p>1001,97</text:p>
          </table:table-cell>
          <table:table-cell table:formula="of:=[.D8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508.62">
            <text:p>508,62</text:p>
          </table:table-cell>
          <table:table-cell office:value-type="float" office:value="1001.97">
            <text:p>1001,97</text:p>
          </table:table-cell>
          <table:table-cell table:formula="of:=[.D8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552.5">
            <text:p>552,50</text:p>
          </table:table-cell>
          <table:table-cell office:value-type="float" office:value="1001.97">
            <text:p>1001,97</text:p>
          </table:table-cell>
          <table:table-cell table:formula="of:=[.D8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556.82">
            <text:p>556,82</text:p>
          </table:table-cell>
          <table:table-cell office:value-type="float" office:value="1001.97">
            <text:p>1001,97</text:p>
          </table:table-cell>
          <table:table-cell table:formula="of:=[.D8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506.56">
            <text:p>506,56</text:p>
          </table:table-cell>
          <table:table-cell office:value-type="float" office:value="1001.97">
            <text:p>1001,97</text:p>
          </table:table-cell>
          <table:table-cell table:formula="of:=[.D8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511.78">
            <text:p>511,78</text:p>
          </table:table-cell>
          <table:table-cell office:value-type="float" office:value="1001.97">
            <text:p>1001,97</text:p>
          </table:table-cell>
          <table:table-cell table:formula="of:=[.D8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507.96">
            <text:p>507,96</text:p>
          </table:table-cell>
          <table:table-cell office:value-type="float" office:value="1001.97">
            <text:p>1001,97</text:p>
          </table:table-cell>
          <table:table-cell table:formula="of:=[.D8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559.95">
            <text:p>559,95</text:p>
          </table:table-cell>
          <table:table-cell office:value-type="float" office:value="1001.97">
            <text:p>1001,97</text:p>
          </table:table-cell>
          <table:table-cell table:formula="of:=[.D8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506.23">
            <text:p>506,23</text:p>
          </table:table-cell>
          <table:table-cell office:value-type="float" office:value="1001.97">
            <text:p>1001,97</text:p>
          </table:table-cell>
          <table:table-cell table:formula="of:=[.D8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507.95">
            <text:p>507,95</text:p>
          </table:table-cell>
          <table:table-cell office:value-type="float" office:value="1001.97">
            <text:p>1001,97</text:p>
          </table:table-cell>
          <table:table-cell table:formula="of:=[.D8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505.81">
            <text:p>505,81</text:p>
          </table:table-cell>
          <table:table-cell office:value-type="float" office:value="1001.97">
            <text:p>1001,97</text:p>
          </table:table-cell>
          <table:table-cell table:formula="of:=[.D8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569.19">
            <text:p>569,19</text:p>
          </table:table-cell>
          <table:table-cell office:value-type="float" office:value="1001.97">
            <text:p>1001,97</text:p>
          </table:table-cell>
          <table:table-cell table:formula="of:=[.D8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503.44">
            <text:p>503,44</text:p>
          </table:table-cell>
          <table:table-cell office:value-type="float" office:value="1001.97">
            <text:p>1001,97</text:p>
          </table:table-cell>
          <table:table-cell table:formula="of:=[.D8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509.02">
            <text:p>509,02</text:p>
          </table:table-cell>
          <table:table-cell office:value-type="float" office:value="1001.97">
            <text:p>1001,97</text:p>
          </table:table-cell>
          <table:table-cell table:formula="of:=[.D9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511.35">
            <text:p>511,35</text:p>
          </table:table-cell>
          <table:table-cell office:value-type="float" office:value="1001.97">
            <text:p>1001,97</text:p>
          </table:table-cell>
          <table:table-cell table:formula="of:=[.D9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509.72">
            <text:p>509,72</text:p>
          </table:table-cell>
          <table:table-cell office:value-type="float" office:value="1001.97">
            <text:p>1001,97</text:p>
          </table:table-cell>
          <table:table-cell table:formula="of:=[.D9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568.35">
            <text:p>568,35</text:p>
          </table:table-cell>
          <table:table-cell office:value-type="float" office:value="1001.97">
            <text:p>1001,97</text:p>
          </table:table-cell>
          <table:table-cell table:formula="of:=[.D9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509.27">
            <text:p>509,27</text:p>
          </table:table-cell>
          <table:table-cell office:value-type="float" office:value="1001.97">
            <text:p>1001,97</text:p>
          </table:table-cell>
          <table:table-cell table:formula="of:=[.D9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517.44">
            <text:p>517,44</text:p>
          </table:table-cell>
          <table:table-cell office:value-type="float" office:value="1001.97">
            <text:p>1001,97</text:p>
          </table:table-cell>
          <table:table-cell table:formula="of:=[.D9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516.01">
            <text:p>516,01</text:p>
          </table:table-cell>
          <table:table-cell office:value-type="float" office:value="1001.97">
            <text:p>1001,97</text:p>
          </table:table-cell>
          <table:table-cell table:formula="of:=[.D9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573.49">
            <text:p>573,49</text:p>
          </table:table-cell>
          <table:table-cell office:value-type="float" office:value="1001.97">
            <text:p>1001,97</text:p>
          </table:table-cell>
          <table:table-cell table:formula="of:=[.D9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525.02">
            <text:p>525,02</text:p>
          </table:table-cell>
          <table:table-cell office:value-type="float" office:value="1001.97">
            <text:p>1001,97</text:p>
          </table:table-cell>
          <table:table-cell table:formula="of:=[.D9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518.94">
            <text:p>518,94</text:p>
          </table:table-cell>
          <table:table-cell office:value-type="float" office:value="1001.97">
            <text:p>1001,97</text:p>
          </table:table-cell>
          <table:table-cell table:formula="of:=[.D9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563.96">
            <text:p>563,96</text:p>
          </table:table-cell>
          <table:table-cell office:value-type="float" office:value="1001.97">
            <text:p>1001,97</text:p>
          </table:table-cell>
          <table:table-cell table:formula="of:=[.D9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513.27">
            <text:p>513,27</text:p>
          </table:table-cell>
          <table:table-cell office:value-type="float" office:value="1001.97">
            <text:p>1001,97</text:p>
          </table:table-cell>
          <table:table-cell table:formula="of:=[.D9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517.01">
            <text:p>517,01</text:p>
          </table:table-cell>
          <table:table-cell office:value-type="float" office:value="1001.97">
            <text:p>1001,97</text:p>
          </table:table-cell>
          <table:table-cell table:formula="of:=[.D9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512.95">
            <text:p>512,95</text:p>
          </table:table-cell>
          <table:table-cell office:value-type="float" office:value="1001.97">
            <text:p>1001,97</text:p>
          </table:table-cell>
          <table:table-cell table:formula="of:=[.D9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526.35">
            <text:p>526,35</text:p>
          </table:table-cell>
          <table:table-cell office:value-type="float" office:value="1001.97">
            <text:p>1001,97</text:p>
          </table:table-cell>
          <table:table-cell table:formula="of:=[.D9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536.01">
            <text:p>536,01</text:p>
          </table:table-cell>
          <table:table-cell office:value-type="float" office:value="1001.97">
            <text:p>1001,97</text:p>
          </table:table-cell>
          <table:table-cell table:formula="of:=[.D9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526.68">
            <text:p>526,68</text:p>
          </table:table-cell>
          <table:table-cell office:value-type="float" office:value="1001.97">
            <text:p>1001,97</text:p>
          </table:table-cell>
          <table:table-cell table:formula="of:=[.D9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544.57">
            <text:p>544,57</text:p>
          </table:table-cell>
          <table:table-cell office:value-type="float" office:value="1001.97">
            <text:p>1001,97</text:p>
          </table:table-cell>
          <table:table-cell table:formula="of:=[.D9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524.29">
            <text:p>524,29</text:p>
          </table:table-cell>
          <table:table-cell office:value-type="float" office:value="1001.97">
            <text:p>1001,97</text:p>
          </table:table-cell>
          <table:table-cell table:formula="of:=[.D9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535.03">
            <text:p>535,03</text:p>
          </table:table-cell>
          <table:table-cell office:value-type="float" office:value="1001.97">
            <text:p>1001,97</text:p>
          </table:table-cell>
          <table:table-cell table:formula="of:=[.D9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537.46">
            <text:p>537,46</text:p>
          </table:table-cell>
          <table:table-cell office:value-type="float" office:value="1001.97">
            <text:p>1001,97</text:p>
          </table:table-cell>
          <table:table-cell table:formula="of:=[.D9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531.99">
            <text:p>531,99</text:p>
          </table:table-cell>
          <table:table-cell office:value-type="float" office:value="1001.97">
            <text:p>1001,97</text:p>
          </table:table-cell>
          <table:table-cell table:formula="of:=[.D9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553.89">
            <text:p>553,89</text:p>
          </table:table-cell>
          <table:table-cell office:value-type="float" office:value="1001.97">
            <text:p>1001,97</text:p>
          </table:table-cell>
          <table:table-cell table:formula="of:=[.D9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69.11">
            <text:p>869,11</text:p>
          </table:table-cell>
          <table:table-cell office:value-type="float" office:value="1001.97">
            <text:p>1001,97</text:p>
          </table:table-cell>
          <table:table-cell table:formula="of:=[.D9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551.57">
            <text:p>551,57</text:p>
          </table:table-cell>
          <table:table-cell office:value-type="float" office:value="1001.97">
            <text:p>1001,97</text:p>
          </table:table-cell>
          <table:table-cell table:formula="of:=[.D9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577.56">
            <text:p>577,56</text:p>
          </table:table-cell>
          <table:table-cell office:value-type="float" office:value="1001.97">
            <text:p>1001,97</text:p>
          </table:table-cell>
          <table:table-cell table:formula="of:=[.D9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519.29">
            <text:p>519,29</text:p>
          </table:table-cell>
          <table:table-cell office:value-type="float" office:value="1001.97">
            <text:p>1001,97</text:p>
          </table:table-cell>
          <table:table-cell table:formula="of:=[.D9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579.06">
            <text:p>579,06</text:p>
          </table:table-cell>
          <table:table-cell office:value-type="float" office:value="1001.97">
            <text:p>1001,97</text:p>
          </table:table-cell>
          <table:table-cell table:formula="of:=[.D9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537.1">
            <text:p>537,10</text:p>
          </table:table-cell>
          <table:table-cell office:value-type="float" office:value="1001.97">
            <text:p>1001,97</text:p>
          </table:table-cell>
          <table:table-cell table:formula="of:=[.D9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559.02">
            <text:p>559,02</text:p>
          </table:table-cell>
          <table:table-cell office:value-type="float" office:value="1001.97">
            <text:p>1001,97</text:p>
          </table:table-cell>
          <table:table-cell table:formula="of:=[.D9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576.97">
            <text:p>576,97</text:p>
          </table:table-cell>
          <table:table-cell office:value-type="float" office:value="1001.97">
            <text:p>1001,97</text:p>
          </table:table-cell>
          <table:table-cell table:formula="of:=[.D9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555.03">
            <text:p>555,03</text:p>
          </table:table-cell>
          <table:table-cell office:value-type="float" office:value="1001.97">
            <text:p>1001,97</text:p>
          </table:table-cell>
          <table:table-cell table:formula="of:=[.D9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564.08">
            <text:p>564,08</text:p>
          </table:table-cell>
          <table:table-cell office:value-type="float" office:value="1001.97">
            <text:p>1001,97</text:p>
          </table:table-cell>
          <table:table-cell table:formula="of:=[.D9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593.56">
            <text:p>593,56</text:p>
          </table:table-cell>
          <table:table-cell office:value-type="float" office:value="1001.97">
            <text:p>1001,97</text:p>
          </table:table-cell>
          <table:table-cell table:formula="of:=[.D9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524.64">
            <text:p>524,64</text:p>
          </table:table-cell>
          <table:table-cell office:value-type="float" office:value="1001.97">
            <text:p>1001,97</text:p>
          </table:table-cell>
          <table:table-cell table:formula="of:=[.D9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524.86">
            <text:p>524,86</text:p>
          </table:table-cell>
          <table:table-cell office:value-type="float" office:value="1001.97">
            <text:p>1001,97</text:p>
          </table:table-cell>
          <table:table-cell table:formula="of:=[.D9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529">
            <text:p>529,00</text:p>
          </table:table-cell>
          <table:table-cell office:value-type="float" office:value="1001.97">
            <text:p>1001,97</text:p>
          </table:table-cell>
          <table:table-cell table:formula="of:=[.D9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524.75">
            <text:p>524,75</text:p>
          </table:table-cell>
          <table:table-cell office:value-type="float" office:value="1001.97">
            <text:p>1001,97</text:p>
          </table:table-cell>
          <table:table-cell table:formula="of:=[.D9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566.84">
            <text:p>566,84</text:p>
          </table:table-cell>
          <table:table-cell office:value-type="float" office:value="1001.97">
            <text:p>1001,97</text:p>
          </table:table-cell>
          <table:table-cell table:formula="of:=[.D9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529.2">
            <text:p>529,20</text:p>
          </table:table-cell>
          <table:table-cell office:value-type="float" office:value="1001.97">
            <text:p>1001,97</text:p>
          </table:table-cell>
          <table:table-cell table:formula="of:=[.D9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525.37">
            <text:p>525,37</text:p>
          </table:table-cell>
          <table:table-cell office:value-type="float" office:value="1001.97">
            <text:p>1001,97</text:p>
          </table:table-cell>
          <table:table-cell table:formula="of:=[.D9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524.76">
            <text:p>524,76</text:p>
          </table:table-cell>
          <table:table-cell office:value-type="float" office:value="1001.97">
            <text:p>1001,97</text:p>
          </table:table-cell>
          <table:table-cell table:formula="of:=[.D9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527.24">
            <text:p>527,24</text:p>
          </table:table-cell>
          <table:table-cell office:value-type="float" office:value="1001.97">
            <text:p>1001,97</text:p>
          </table:table-cell>
          <table:table-cell table:formula="of:=[.D9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581.9">
            <text:p>581,90</text:p>
          </table:table-cell>
          <table:table-cell office:value-type="float" office:value="1001.97">
            <text:p>1001,97</text:p>
          </table:table-cell>
          <table:table-cell table:formula="of:=[.D9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537.39">
            <text:p>537,39</text:p>
          </table:table-cell>
          <table:table-cell office:value-type="float" office:value="1001.97">
            <text:p>1001,97</text:p>
          </table:table-cell>
          <table:table-cell table:formula="of:=[.D9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530.62">
            <text:p>530,62</text:p>
          </table:table-cell>
          <table:table-cell office:value-type="float" office:value="1001.97">
            <text:p>1001,97</text:p>
          </table:table-cell>
          <table:table-cell table:formula="of:=[.D9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528.79">
            <text:p>528,79</text:p>
          </table:table-cell>
          <table:table-cell office:value-type="float" office:value="1001.97">
            <text:p>1001,97</text:p>
          </table:table-cell>
          <table:table-cell table:formula="of:=[.D9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562.77">
            <text:p>562,77</text:p>
          </table:table-cell>
          <table:table-cell office:value-type="float" office:value="1001.97">
            <text:p>1001,97</text:p>
          </table:table-cell>
          <table:table-cell table:formula="of:=[.D9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525.9">
            <text:p>525,90</text:p>
          </table:table-cell>
          <table:table-cell office:value-type="float" office:value="1001.97">
            <text:p>1001,97</text:p>
          </table:table-cell>
          <table:table-cell table:formula="of:=[.D9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529.99">
            <text:p>529,99</text:p>
          </table:table-cell>
          <table:table-cell office:value-type="float" office:value="1001.97">
            <text:p>1001,97</text:p>
          </table:table-cell>
          <table:table-cell table:formula="of:=[.D9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529.64">
            <text:p>529,64</text:p>
          </table:table-cell>
          <table:table-cell office:value-type="float" office:value="1001.97">
            <text:p>1001,97</text:p>
          </table:table-cell>
          <table:table-cell table:formula="of:=[.D9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570.69">
            <text:p>570,69</text:p>
          </table:table-cell>
          <table:table-cell office:value-type="float" office:value="1001.97">
            <text:p>1001,97</text:p>
          </table:table-cell>
          <table:table-cell table:formula="of:=[.D9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560.26">
            <text:p>560,26</text:p>
          </table:table-cell>
          <table:table-cell office:value-type="float" office:value="1001.97">
            <text:p>1001,97</text:p>
          </table:table-cell>
          <table:table-cell table:formula="of:=[.D9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565.29">
            <text:p>565,29</text:p>
          </table:table-cell>
          <table:table-cell office:value-type="float" office:value="1001.97">
            <text:p>1001,97</text:p>
          </table:table-cell>
          <table:table-cell table:formula="of:=[.D9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570.77">
            <text:p>570,77</text:p>
          </table:table-cell>
          <table:table-cell office:value-type="float" office:value="1001.97">
            <text:p>1001,97</text:p>
          </table:table-cell>
          <table:table-cell table:formula="of:=[.D9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595.18">
            <text:p>595,18</text:p>
          </table:table-cell>
          <table:table-cell office:value-type="float" office:value="1001.97">
            <text:p>1001,97</text:p>
          </table:table-cell>
          <table:table-cell table:formula="of:=[.D9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606.53">
            <text:p>606,53</text:p>
          </table:table-cell>
          <table:table-cell office:value-type="float" office:value="1001.97">
            <text:p>1001,97</text:p>
          </table:table-cell>
          <table:table-cell table:formula="of:=[.D9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618.36">
            <text:p>618,36</text:p>
          </table:table-cell>
          <table:table-cell office:value-type="float" office:value="1001.97">
            <text:p>1001,97</text:p>
          </table:table-cell>
          <table:table-cell table:formula="of:=[.D9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603.01">
            <text:p>603,01</text:p>
          </table:table-cell>
          <table:table-cell office:value-type="float" office:value="1001.97">
            <text:p>1001,97</text:p>
          </table:table-cell>
          <table:table-cell table:formula="of:=[.D9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576.35">
            <text:p>576,35</text:p>
          </table:table-cell>
          <table:table-cell office:value-type="float" office:value="1001.97">
            <text:p>1001,97</text:p>
          </table:table-cell>
          <table:table-cell table:formula="of:=[.D9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664.59">
            <text:p>664,59</text:p>
          </table:table-cell>
          <table:table-cell office:value-type="float" office:value="1001.97">
            <text:p>1001,97</text:p>
          </table:table-cell>
          <table:table-cell table:formula="of:=[.D9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565.32">
            <text:p>565,32</text:p>
          </table:table-cell>
          <table:table-cell office:value-type="float" office:value="1001.97">
            <text:p>1001,97</text:p>
          </table:table-cell>
          <table:table-cell table:formula="of:=[.D9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634.47">
            <text:p>634,47</text:p>
          </table:table-cell>
          <table:table-cell office:value-type="float" office:value="1001.97">
            <text:p>1001,97</text:p>
          </table:table-cell>
          <table:table-cell table:formula="of:=[.D9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597.86">
            <text:p>597,86</text:p>
          </table:table-cell>
          <table:table-cell office:value-type="float" office:value="1001.97">
            <text:p>1001,97</text:p>
          </table:table-cell>
          <table:table-cell table:formula="of:=[.D9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572.67">
            <text:p>572,67</text:p>
          </table:table-cell>
          <table:table-cell office:value-type="float" office:value="1001.97">
            <text:p>1001,97</text:p>
          </table:table-cell>
          <table:table-cell table:formula="of:=[.D9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544.13">
            <text:p>544,13</text:p>
          </table:table-cell>
          <table:table-cell office:value-type="float" office:value="1001.97">
            <text:p>1001,97</text:p>
          </table:table-cell>
          <table:table-cell table:formula="of:=[.D9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533.6">
            <text:p>533,60</text:p>
          </table:table-cell>
          <table:table-cell office:value-type="float" office:value="1001.97">
            <text:p>1001,97</text:p>
          </table:table-cell>
          <table:table-cell table:formula="of:=[.D9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535.59">
            <text:p>535,59</text:p>
          </table:table-cell>
          <table:table-cell office:value-type="float" office:value="1001.97">
            <text:p>1001,97</text:p>
          </table:table-cell>
          <table:table-cell table:formula="of:=[.D9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538.1">
            <text:p>538,10</text:p>
          </table:table-cell>
          <table:table-cell office:value-type="float" office:value="1001.97">
            <text:p>1001,97</text:p>
          </table:table-cell>
          <table:table-cell table:formula="of:=[.D9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535.06">
            <text:p>535,06</text:p>
          </table:table-cell>
          <table:table-cell office:value-type="float" office:value="1001.97">
            <text:p>1001,97</text:p>
          </table:table-cell>
          <table:table-cell table:formula="of:=[.D9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537.24">
            <text:p>537,24</text:p>
          </table:table-cell>
          <table:table-cell office:value-type="float" office:value="1001.97">
            <text:p>1001,97</text:p>
          </table:table-cell>
          <table:table-cell table:formula="of:=[.D9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539.77">
            <text:p>539,77</text:p>
          </table:table-cell>
          <table:table-cell office:value-type="float" office:value="1001.97">
            <text:p>1001,97</text:p>
          </table:table-cell>
          <table:table-cell table:formula="of:=[.D9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622.77">
            <text:p>622,77</text:p>
          </table:table-cell>
          <table:table-cell office:value-type="float" office:value="1001.97">
            <text:p>1001,97</text:p>
          </table:table-cell>
          <table:table-cell table:formula="of:=[.D9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569.26">
            <text:p>569,26</text:p>
          </table:table-cell>
          <table:table-cell office:value-type="float" office:value="1001.97">
            <text:p>1001,97</text:p>
          </table:table-cell>
          <table:table-cell table:formula="of:=[.D9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559.14">
            <text:p>559,14</text:p>
          </table:table-cell>
          <table:table-cell office:value-type="float" office:value="1001.97">
            <text:p>1001,97</text:p>
          </table:table-cell>
          <table:table-cell table:formula="of:=[.D9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535.87">
            <text:p>535,87</text:p>
          </table:table-cell>
          <table:table-cell office:value-type="float" office:value="1001.97">
            <text:p>1001,97</text:p>
          </table:table-cell>
          <table:table-cell table:formula="of:=[.D9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542.07">
            <text:p>542,07</text:p>
          </table:table-cell>
          <table:table-cell office:value-type="float" office:value="1001.97">
            <text:p>1001,97</text:p>
          </table:table-cell>
          <table:table-cell table:formula="of:=[.D9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544.62">
            <text:p>544,62</text:p>
          </table:table-cell>
          <table:table-cell office:value-type="float" office:value="1001.97">
            <text:p>1001,97</text:p>
          </table:table-cell>
          <table:table-cell table:formula="of:=[.D9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541.58">
            <text:p>541,58</text:p>
          </table:table-cell>
          <table:table-cell office:value-type="float" office:value="1001.97">
            <text:p>1001,97</text:p>
          </table:table-cell>
          <table:table-cell table:formula="of:=[.D9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597.56">
            <text:p>597,56</text:p>
          </table:table-cell>
          <table:table-cell office:value-type="float" office:value="1001.97">
            <text:p>1001,97</text:p>
          </table:table-cell>
          <table:table-cell table:formula="of:=[.D9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540.27">
            <text:p>540,27</text:p>
          </table:table-cell>
          <table:table-cell office:value-type="float" office:value="1001.97">
            <text:p>1001,97</text:p>
          </table:table-cell>
          <table:table-cell table:formula="of:=[.D9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541.66">
            <text:p>541,66</text:p>
          </table:table-cell>
          <table:table-cell office:value-type="float" office:value="1001.97">
            <text:p>1001,97</text:p>
          </table:table-cell>
          <table:table-cell table:formula="of:=[.D9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540.96">
            <text:p>540,96</text:p>
          </table:table-cell>
          <table:table-cell office:value-type="float" office:value="1001.97">
            <text:p>1001,97</text:p>
          </table:table-cell>
          <table:table-cell table:formula="of:=[.D9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542.6">
            <text:p>542,60</text:p>
          </table:table-cell>
          <table:table-cell office:value-type="float" office:value="1001.97">
            <text:p>1001,97</text:p>
          </table:table-cell>
          <table:table-cell table:formula="of:=[.D9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606.55">
            <text:p>606,55</text:p>
          </table:table-cell>
          <table:table-cell office:value-type="float" office:value="1001.97">
            <text:p>1001,97</text:p>
          </table:table-cell>
          <table:table-cell table:formula="of:=[.D9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547.16">
            <text:p>547,16</text:p>
          </table:table-cell>
          <table:table-cell office:value-type="float" office:value="1001.97">
            <text:p>1001,97</text:p>
          </table:table-cell>
          <table:table-cell table:formula="of:=[.D9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545.76">
            <text:p>545,76</text:p>
          </table:table-cell>
          <table:table-cell office:value-type="float" office:value="1001.97">
            <text:p>1001,97</text:p>
          </table:table-cell>
          <table:table-cell table:formula="of:=[.D9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558.05">
            <text:p>558,05</text:p>
          </table:table-cell>
          <table:table-cell office:value-type="float" office:value="1001.97">
            <text:p>1001,97</text:p>
          </table:table-cell>
          <table:table-cell table:formula="of:=[.D9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568.65">
            <text:p>568,65</text:p>
          </table:table-cell>
          <table:table-cell office:value-type="float" office:value="1001.97">
            <text:p>1001,97</text:p>
          </table:table-cell>
          <table:table-cell table:formula="of:=[.D9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626.6">
            <text:p>626,60</text:p>
          </table:table-cell>
          <table:table-cell office:value-type="float" office:value="1001.97">
            <text:p>1001,97</text:p>
          </table:table-cell>
          <table:table-cell table:formula="of:=[.D9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547.31">
            <text:p>547,31</text:p>
          </table:table-cell>
          <table:table-cell office:value-type="float" office:value="1001.97">
            <text:p>1001,97</text:p>
          </table:table-cell>
          <table:table-cell table:formula="of:=[.D9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546.2">
            <text:p>546,20</text:p>
          </table:table-cell>
          <table:table-cell office:value-type="float" office:value="1001.97">
            <text:p>1001,97</text:p>
          </table:table-cell>
          <table:table-cell table:formula="of:=[.D9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544.33">
            <text:p>544,33</text:p>
          </table:table-cell>
          <table:table-cell office:value-type="float" office:value="1001.97">
            <text:p>1001,97</text:p>
          </table:table-cell>
          <table:table-cell table:formula="of:=[.D9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544.67">
            <text:p>544,67</text:p>
          </table:table-cell>
          <table:table-cell office:value-type="float" office:value="1001.97">
            <text:p>1001,97</text:p>
          </table:table-cell>
          <table:table-cell table:formula="of:=[.D9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550.74">
            <text:p>550,74</text:p>
          </table:table-cell>
          <table:table-cell office:value-type="float" office:value="1001.97">
            <text:p>1001,97</text:p>
          </table:table-cell>
          <table:table-cell table:formula="of:=[.D9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548.86">
            <text:p>548,86</text:p>
          </table:table-cell>
          <table:table-cell office:value-type="float" office:value="1001.97">
            <text:p>1001,97</text:p>
          </table:table-cell>
          <table:table-cell table:formula="of:=[.D9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609.98">
            <text:p>609,98</text:p>
          </table:table-cell>
          <table:table-cell office:value-type="float" office:value="1001.97">
            <text:p>1001,97</text:p>
          </table:table-cell>
          <table:table-cell table:formula="of:=[.D9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547.34">
            <text:p>547,34</text:p>
          </table:table-cell>
          <table:table-cell office:value-type="float" office:value="1001.97">
            <text:p>1001,97</text:p>
          </table:table-cell>
          <table:table-cell table:formula="of:=[.D9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548.95">
            <text:p>548,95</text:p>
          </table:table-cell>
          <table:table-cell office:value-type="float" office:value="1001.97">
            <text:p>1001,97</text:p>
          </table:table-cell>
          <table:table-cell table:formula="of:=[.D9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553.84">
            <text:p>553,84</text:p>
          </table:table-cell>
          <table:table-cell office:value-type="float" office:value="1001.97">
            <text:p>1001,97</text:p>
          </table:table-cell>
          <table:table-cell table:formula="of:=[.D9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552.42">
            <text:p>552,42</text:p>
          </table:table-cell>
          <table:table-cell office:value-type="float" office:value="1001.97">
            <text:p>1001,97</text:p>
          </table:table-cell>
          <table:table-cell table:formula="of:=[.D10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591.29">
            <text:p>591,29</text:p>
          </table:table-cell>
          <table:table-cell office:value-type="float" office:value="1001.97">
            <text:p>1001,97</text:p>
          </table:table-cell>
          <table:table-cell table:formula="of:=[.D10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600.98">
            <text:p>600,98</text:p>
          </table:table-cell>
          <table:table-cell office:value-type="float" office:value="1001.97">
            <text:p>1001,97</text:p>
          </table:table-cell>
          <table:table-cell table:formula="of:=[.D10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555.6">
            <text:p>555,60</text:p>
          </table:table-cell>
          <table:table-cell office:value-type="float" office:value="1001.97">
            <text:p>1001,97</text:p>
          </table:table-cell>
          <table:table-cell table:formula="of:=[.D10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552.7">
            <text:p>552,70</text:p>
          </table:table-cell>
          <table:table-cell office:value-type="float" office:value="1001.97">
            <text:p>1001,97</text:p>
          </table:table-cell>
          <table:table-cell table:formula="of:=[.D10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552.31">
            <text:p>552,31</text:p>
          </table:table-cell>
          <table:table-cell office:value-type="float" office:value="1001.97">
            <text:p>1001,97</text:p>
          </table:table-cell>
          <table:table-cell table:formula="of:=[.D10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617.8">
            <text:p>617,80</text:p>
          </table:table-cell>
          <table:table-cell office:value-type="float" office:value="1001.97">
            <text:p>1001,97</text:p>
          </table:table-cell>
          <table:table-cell table:formula="of:=[.D10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61.48">
            <text:p>561,48</text:p>
          </table:table-cell>
          <table:table-cell office:value-type="float" office:value="1001.97">
            <text:p>1001,97</text:p>
          </table:table-cell>
          <table:table-cell table:formula="of:=[.D10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552.99">
            <text:p>552,99</text:p>
          </table:table-cell>
          <table:table-cell office:value-type="float" office:value="1001.97">
            <text:p>1001,97</text:p>
          </table:table-cell>
          <table:table-cell table:formula="of:=[.D10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554.66">
            <text:p>554,66</text:p>
          </table:table-cell>
          <table:table-cell office:value-type="float" office:value="1001.97">
            <text:p>1001,97</text:p>
          </table:table-cell>
          <table:table-cell table:formula="of:=[.D10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630.7">
            <text:p>630,70</text:p>
          </table:table-cell>
          <table:table-cell office:value-type="float" office:value="1001.97">
            <text:p>1001,97</text:p>
          </table:table-cell>
          <table:table-cell table:formula="of:=[.D10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556.53">
            <text:p>556,53</text:p>
          </table:table-cell>
          <table:table-cell office:value-type="float" office:value="1001.97">
            <text:p>1001,97</text:p>
          </table:table-cell>
          <table:table-cell table:formula="of:=[.D10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554.11">
            <text:p>554,11</text:p>
          </table:table-cell>
          <table:table-cell office:value-type="float" office:value="1001.97">
            <text:p>1001,97</text:p>
          </table:table-cell>
          <table:table-cell table:formula="of:=[.D10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553.29">
            <text:p>553,29</text:p>
          </table:table-cell>
          <table:table-cell office:value-type="float" office:value="1001.97">
            <text:p>1001,97</text:p>
          </table:table-cell>
          <table:table-cell table:formula="of:=[.D10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624.82">
            <text:p>624,82</text:p>
          </table:table-cell>
          <table:table-cell office:value-type="float" office:value="1001.97">
            <text:p>1001,97</text:p>
          </table:table-cell>
          <table:table-cell table:formula="of:=[.D10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559">
            <text:p>559,00</text:p>
          </table:table-cell>
          <table:table-cell office:value-type="float" office:value="1001.97">
            <text:p>1001,97</text:p>
          </table:table-cell>
          <table:table-cell table:formula="of:=[.D10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587.86">
            <text:p>587,86</text:p>
          </table:table-cell>
          <table:table-cell office:value-type="float" office:value="1001.97">
            <text:p>1001,97</text:p>
          </table:table-cell>
          <table:table-cell table:formula="of:=[.D10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560.65">
            <text:p>560,65</text:p>
          </table:table-cell>
          <table:table-cell office:value-type="float" office:value="1001.97">
            <text:p>1001,97</text:p>
          </table:table-cell>
          <table:table-cell table:formula="of:=[.D10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606.96">
            <text:p>606,96</text:p>
          </table:table-cell>
          <table:table-cell office:value-type="float" office:value="1001.97">
            <text:p>1001,97</text:p>
          </table:table-cell>
          <table:table-cell table:formula="of:=[.D10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562.32">
            <text:p>562,32</text:p>
          </table:table-cell>
          <table:table-cell office:value-type="float" office:value="1001.97">
            <text:p>1001,97</text:p>
          </table:table-cell>
          <table:table-cell table:formula="of:=[.D10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562.51">
            <text:p>562,51</text:p>
          </table:table-cell>
          <table:table-cell office:value-type="float" office:value="1001.97">
            <text:p>1001,97</text:p>
          </table:table-cell>
          <table:table-cell table:formula="of:=[.D10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559.72">
            <text:p>559,72</text:p>
          </table:table-cell>
          <table:table-cell office:value-type="float" office:value="1001.97">
            <text:p>1001,97</text:p>
          </table:table-cell>
          <table:table-cell table:formula="of:=[.D10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611.65">
            <text:p>611,65</text:p>
          </table:table-cell>
          <table:table-cell office:value-type="float" office:value="1001.97">
            <text:p>1001,97</text:p>
          </table:table-cell>
          <table:table-cell table:formula="of:=[.D10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584.52">
            <text:p>584,52</text:p>
          </table:table-cell>
          <table:table-cell office:value-type="float" office:value="1001.97">
            <text:p>1001,97</text:p>
          </table:table-cell>
          <table:table-cell table:formula="of:=[.D10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563.36">
            <text:p>563,36</text:p>
          </table:table-cell>
          <table:table-cell office:value-type="float" office:value="1001.97">
            <text:p>1001,97</text:p>
          </table:table-cell>
          <table:table-cell table:formula="of:=[.D10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563.29">
            <text:p>563,29</text:p>
          </table:table-cell>
          <table:table-cell office:value-type="float" office:value="1001.97">
            <text:p>1001,97</text:p>
          </table:table-cell>
          <table:table-cell table:formula="of:=[.D10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566.38">
            <text:p>566,38</text:p>
          </table:table-cell>
          <table:table-cell office:value-type="float" office:value="1001.97">
            <text:p>1001,97</text:p>
          </table:table-cell>
          <table:table-cell table:formula="of:=[.D10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561.8">
            <text:p>561,80</text:p>
          </table:table-cell>
          <table:table-cell office:value-type="float" office:value="1001.97">
            <text:p>1001,97</text:p>
          </table:table-cell>
          <table:table-cell table:formula="of:=[.D10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590.75">
            <text:p>590,75</text:p>
          </table:table-cell>
          <table:table-cell office:value-type="float" office:value="1001.97">
            <text:p>1001,97</text:p>
          </table:table-cell>
          <table:table-cell table:formula="of:=[.D10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616.43">
            <text:p>616,43</text:p>
          </table:table-cell>
          <table:table-cell office:value-type="float" office:value="1001.97">
            <text:p>1001,97</text:p>
          </table:table-cell>
          <table:table-cell table:formula="of:=[.D10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59.42">
            <text:p>559,42</text:p>
          </table:table-cell>
          <table:table-cell office:value-type="float" office:value="1001.97">
            <text:p>1001,97</text:p>
          </table:table-cell>
          <table:table-cell table:formula="of:=[.D10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565.21">
            <text:p>565,21</text:p>
          </table:table-cell>
          <table:table-cell office:value-type="float" office:value="1001.97">
            <text:p>1001,97</text:p>
          </table:table-cell>
          <table:table-cell table:formula="of:=[.D10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565.82">
            <text:p>565,82</text:p>
          </table:table-cell>
          <table:table-cell office:value-type="float" office:value="1001.97">
            <text:p>1001,97</text:p>
          </table:table-cell>
          <table:table-cell table:formula="of:=[.D10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615.29">
            <text:p>615,29</text:p>
          </table:table-cell>
          <table:table-cell office:value-type="float" office:value="1001.97">
            <text:p>1001,97</text:p>
          </table:table-cell>
          <table:table-cell table:formula="of:=[.D10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565.16">
            <text:p>565,16</text:p>
          </table:table-cell>
          <table:table-cell office:value-type="float" office:value="1001.97">
            <text:p>1001,97</text:p>
          </table:table-cell>
          <table:table-cell table:formula="of:=[.D10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568.65">
            <text:p>568,65</text:p>
          </table:table-cell>
          <table:table-cell office:value-type="float" office:value="1001.97">
            <text:p>1001,97</text:p>
          </table:table-cell>
          <table:table-cell table:formula="of:=[.D10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576.99">
            <text:p>576,99</text:p>
          </table:table-cell>
          <table:table-cell office:value-type="float" office:value="1001.97">
            <text:p>1001,97</text:p>
          </table:table-cell>
          <table:table-cell table:formula="of:=[.D10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643.53">
            <text:p>643,53</text:p>
          </table:table-cell>
          <table:table-cell office:value-type="float" office:value="1001.97">
            <text:p>1001,97</text:p>
          </table:table-cell>
          <table:table-cell table:formula="of:=[.D10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566.38">
            <text:p>566,38</text:p>
          </table:table-cell>
          <table:table-cell office:value-type="float" office:value="1001.97">
            <text:p>1001,97</text:p>
          </table:table-cell>
          <table:table-cell table:formula="of:=[.D10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566.35">
            <text:p>566,35</text:p>
          </table:table-cell>
          <table:table-cell office:value-type="float" office:value="1001.97">
            <text:p>1001,97</text:p>
          </table:table-cell>
          <table:table-cell table:formula="of:=[.D10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568.54">
            <text:p>568,54</text:p>
          </table:table-cell>
          <table:table-cell office:value-type="float" office:value="1001.97">
            <text:p>1001,97</text:p>
          </table:table-cell>
          <table:table-cell table:formula="of:=[.D10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573.72">
            <text:p>573,72</text:p>
          </table:table-cell>
          <table:table-cell office:value-type="float" office:value="1001.97">
            <text:p>1001,97</text:p>
          </table:table-cell>
          <table:table-cell table:formula="of:=[.D10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16.89">
            <text:p>616,89</text:p>
          </table:table-cell>
          <table:table-cell office:value-type="float" office:value="1001.97">
            <text:p>1001,97</text:p>
          </table:table-cell>
          <table:table-cell table:formula="of:=[.D10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568.04">
            <text:p>568,04</text:p>
          </table:table-cell>
          <table:table-cell office:value-type="float" office:value="1001.97">
            <text:p>1001,97</text:p>
          </table:table-cell>
          <table:table-cell table:formula="of:=[.D10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565.81">
            <text:p>565,81</text:p>
          </table:table-cell>
          <table:table-cell office:value-type="float" office:value="1001.97">
            <text:p>1001,97</text:p>
          </table:table-cell>
          <table:table-cell table:formula="of:=[.D10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664.67">
            <text:p>664,67</text:p>
          </table:table-cell>
          <table:table-cell office:value-type="float" office:value="1001.97">
            <text:p>1001,97</text:p>
          </table:table-cell>
          <table:table-cell table:formula="of:=[.D10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587.68">
            <text:p>587,68</text:p>
          </table:table-cell>
          <table:table-cell office:value-type="float" office:value="1001.97">
            <text:p>1001,97</text:p>
          </table:table-cell>
          <table:table-cell table:formula="of:=[.D10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608.52">
            <text:p>608,52</text:p>
          </table:table-cell>
          <table:table-cell office:value-type="float" office:value="1001.97">
            <text:p>1001,97</text:p>
          </table:table-cell>
          <table:table-cell table:formula="of:=[.D10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574.77">
            <text:p>574,77</text:p>
          </table:table-cell>
          <table:table-cell office:value-type="float" office:value="1001.97">
            <text:p>1001,97</text:p>
          </table:table-cell>
          <table:table-cell table:formula="of:=[.D10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563.37">
            <text:p>563,37</text:p>
          </table:table-cell>
          <table:table-cell office:value-type="float" office:value="1001.97">
            <text:p>1001,97</text:p>
          </table:table-cell>
          <table:table-cell table:formula="of:=[.D10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572.57">
            <text:p>572,57</text:p>
          </table:table-cell>
          <table:table-cell office:value-type="float" office:value="1001.97">
            <text:p>1001,97</text:p>
          </table:table-cell>
          <table:table-cell table:formula="of:=[.D10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631.54">
            <text:p>631,54</text:p>
          </table:table-cell>
          <table:table-cell office:value-type="float" office:value="1001.97">
            <text:p>1001,97</text:p>
          </table:table-cell>
          <table:table-cell table:formula="of:=[.D10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569.96">
            <text:p>569,96</text:p>
          </table:table-cell>
          <table:table-cell office:value-type="float" office:value="1001.97">
            <text:p>1001,97</text:p>
          </table:table-cell>
          <table:table-cell table:formula="of:=[.D10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566.36">
            <text:p>566,36</text:p>
          </table:table-cell>
          <table:table-cell office:value-type="float" office:value="1001.97">
            <text:p>1001,97</text:p>
          </table:table-cell>
          <table:table-cell table:formula="of:=[.D10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65.94">
            <text:p>565,94</text:p>
          </table:table-cell>
          <table:table-cell office:value-type="float" office:value="1001.97">
            <text:p>1001,97</text:p>
          </table:table-cell>
          <table:table-cell table:formula="of:=[.D10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615.78">
            <text:p>615,78</text:p>
          </table:table-cell>
          <table:table-cell office:value-type="float" office:value="1001.97">
            <text:p>1001,97</text:p>
          </table:table-cell>
          <table:table-cell table:formula="of:=[.D10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575.71">
            <text:p>575,71</text:p>
          </table:table-cell>
          <table:table-cell office:value-type="float" office:value="1001.97">
            <text:p>1001,97</text:p>
          </table:table-cell>
          <table:table-cell table:formula="of:=[.D10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582.9">
            <text:p>582,90</text:p>
          </table:table-cell>
          <table:table-cell office:value-type="float" office:value="1001.97">
            <text:p>1001,97</text:p>
          </table:table-cell>
          <table:table-cell table:formula="of:=[.D10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570.14">
            <text:p>570,14</text:p>
          </table:table-cell>
          <table:table-cell office:value-type="float" office:value="1001.97">
            <text:p>1001,97</text:p>
          </table:table-cell>
          <table:table-cell table:formula="of:=[.D10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572.05">
            <text:p>572,05</text:p>
          </table:table-cell>
          <table:table-cell office:value-type="float" office:value="1001.97">
            <text:p>1001,97</text:p>
          </table:table-cell>
          <table:table-cell table:formula="of:=[.D10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648.78">
            <text:p>648,78</text:p>
          </table:table-cell>
          <table:table-cell office:value-type="float" office:value="1001.97">
            <text:p>1001,97</text:p>
          </table:table-cell>
          <table:table-cell table:formula="of:=[.D10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586.44">
            <text:p>586,44</text:p>
          </table:table-cell>
          <table:table-cell office:value-type="float" office:value="1001.97">
            <text:p>1001,97</text:p>
          </table:table-cell>
          <table:table-cell table:formula="of:=[.D10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574.28">
            <text:p>574,28</text:p>
          </table:table-cell>
          <table:table-cell office:value-type="float" office:value="1001.97">
            <text:p>1001,97</text:p>
          </table:table-cell>
          <table:table-cell table:formula="of:=[.D10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573.74">
            <text:p>573,74</text:p>
          </table:table-cell>
          <table:table-cell office:value-type="float" office:value="1001.97">
            <text:p>1001,97</text:p>
          </table:table-cell>
          <table:table-cell table:formula="of:=[.D10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574">
            <text:p>574,00</text:p>
          </table:table-cell>
          <table:table-cell office:value-type="float" office:value="1001.97">
            <text:p>1001,97</text:p>
          </table:table-cell>
          <table:table-cell table:formula="of:=[.D10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622.01">
            <text:p>622,01</text:p>
          </table:table-cell>
          <table:table-cell office:value-type="float" office:value="1001.97">
            <text:p>1001,97</text:p>
          </table:table-cell>
          <table:table-cell table:formula="of:=[.D10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580.03">
            <text:p>580,03</text:p>
          </table:table-cell>
          <table:table-cell office:value-type="float" office:value="1001.97">
            <text:p>1001,97</text:p>
          </table:table-cell>
          <table:table-cell table:formula="of:=[.D10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581.61">
            <text:p>581,61</text:p>
          </table:table-cell>
          <table:table-cell office:value-type="float" office:value="1001.97">
            <text:p>1001,97</text:p>
          </table:table-cell>
          <table:table-cell table:formula="of:=[.D10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582.35">
            <text:p>582,35</text:p>
          </table:table-cell>
          <table:table-cell office:value-type="float" office:value="1001.97">
            <text:p>1001,97</text:p>
          </table:table-cell>
          <table:table-cell table:formula="of:=[.D10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577.59">
            <text:p>577,59</text:p>
          </table:table-cell>
          <table:table-cell office:value-type="float" office:value="1001.97">
            <text:p>1001,97</text:p>
          </table:table-cell>
          <table:table-cell table:formula="of:=[.D10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578.72">
            <text:p>578,72</text:p>
          </table:table-cell>
          <table:table-cell office:value-type="float" office:value="1001.97">
            <text:p>1001,97</text:p>
          </table:table-cell>
          <table:table-cell table:formula="of:=[.D10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580.9">
            <text:p>580,90</text:p>
          </table:table-cell>
          <table:table-cell office:value-type="float" office:value="1001.97">
            <text:p>1001,97</text:p>
          </table:table-cell>
          <table:table-cell table:formula="of:=[.D10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621.18">
            <text:p>621,18</text:p>
          </table:table-cell>
          <table:table-cell office:value-type="float" office:value="1001.97">
            <text:p>1001,97</text:p>
          </table:table-cell>
          <table:table-cell table:formula="of:=[.D10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592.08">
            <text:p>592,08</text:p>
          </table:table-cell>
          <table:table-cell office:value-type="float" office:value="1001.97">
            <text:p>1001,97</text:p>
          </table:table-cell>
          <table:table-cell table:formula="of:=[.D10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578.08">
            <text:p>578,08</text:p>
          </table:table-cell>
          <table:table-cell office:value-type="float" office:value="1001.97">
            <text:p>1001,97</text:p>
          </table:table-cell>
          <table:table-cell table:formula="of:=[.D10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584.23">
            <text:p>584,23</text:p>
          </table:table-cell>
          <table:table-cell office:value-type="float" office:value="1001.97">
            <text:p>1001,97</text:p>
          </table:table-cell>
          <table:table-cell table:formula="of:=[.D10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634.97">
            <text:p>634,97</text:p>
          </table:table-cell>
          <table:table-cell office:value-type="float" office:value="1001.97">
            <text:p>1001,97</text:p>
          </table:table-cell>
          <table:table-cell table:formula="of:=[.D10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591.49">
            <text:p>591,49</text:p>
          </table:table-cell>
          <table:table-cell office:value-type="float" office:value="1001.97">
            <text:p>1001,97</text:p>
          </table:table-cell>
          <table:table-cell table:formula="of:=[.D10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606.23">
            <text:p>606,23</text:p>
          </table:table-cell>
          <table:table-cell office:value-type="float" office:value="1001.97">
            <text:p>1001,97</text:p>
          </table:table-cell>
          <table:table-cell table:formula="of:=[.D10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604.86">
            <text:p>604,86</text:p>
          </table:table-cell>
          <table:table-cell office:value-type="float" office:value="1001.97">
            <text:p>1001,97</text:p>
          </table:table-cell>
          <table:table-cell table:formula="of:=[.D10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582.59">
            <text:p>582,59</text:p>
          </table:table-cell>
          <table:table-cell office:value-type="float" office:value="1001.97">
            <text:p>1001,97</text:p>
          </table:table-cell>
          <table:table-cell table:formula="of:=[.D10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582.17">
            <text:p>582,17</text:p>
          </table:table-cell>
          <table:table-cell office:value-type="float" office:value="1001.97">
            <text:p>1001,97</text:p>
          </table:table-cell>
          <table:table-cell table:formula="of:=[.D10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580.31">
            <text:p>580,31</text:p>
          </table:table-cell>
          <table:table-cell office:value-type="float" office:value="1001.97">
            <text:p>1001,97</text:p>
          </table:table-cell>
          <table:table-cell table:formula="of:=[.D10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584.82">
            <text:p>584,82</text:p>
          </table:table-cell>
          <table:table-cell office:value-type="float" office:value="1001.97">
            <text:p>1001,97</text:p>
          </table:table-cell>
          <table:table-cell table:formula="of:=[.D10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639.89">
            <text:p>639,89</text:p>
          </table:table-cell>
          <table:table-cell office:value-type="float" office:value="1001.97">
            <text:p>1001,97</text:p>
          </table:table-cell>
          <table:table-cell table:formula="of:=[.D10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588.58">
            <text:p>588,58</text:p>
          </table:table-cell>
          <table:table-cell office:value-type="float" office:value="1001.97">
            <text:p>1001,97</text:p>
          </table:table-cell>
          <table:table-cell table:formula="of:=[.D10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586.3">
            <text:p>586,30</text:p>
          </table:table-cell>
          <table:table-cell office:value-type="float" office:value="1001.97">
            <text:p>1001,97</text:p>
          </table:table-cell>
          <table:table-cell table:formula="of:=[.D10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588.25">
            <text:p>588,25</text:p>
          </table:table-cell>
          <table:table-cell office:value-type="float" office:value="1001.97">
            <text:p>1001,97</text:p>
          </table:table-cell>
          <table:table-cell table:formula="of:=[.D10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621.6">
            <text:p>621,60</text:p>
          </table:table-cell>
          <table:table-cell office:value-type="float" office:value="1001.97">
            <text:p>1001,97</text:p>
          </table:table-cell>
          <table:table-cell table:formula="of:=[.D10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588.06">
            <text:p>588,06</text:p>
          </table:table-cell>
          <table:table-cell office:value-type="float" office:value="1001.97">
            <text:p>1001,97</text:p>
          </table:table-cell>
          <table:table-cell table:formula="of:=[.D10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585.93">
            <text:p>585,93</text:p>
          </table:table-cell>
          <table:table-cell office:value-type="float" office:value="1001.97">
            <text:p>1001,97</text:p>
          </table:table-cell>
          <table:table-cell table:formula="of:=[.D10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586.7">
            <text:p>586,70</text:p>
          </table:table-cell>
          <table:table-cell office:value-type="float" office:value="1001.97">
            <text:p>1001,97</text:p>
          </table:table-cell>
          <table:table-cell table:formula="of:=[.D10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630.02">
            <text:p>630,02</text:p>
          </table:table-cell>
          <table:table-cell office:value-type="float" office:value="1001.97">
            <text:p>1001,97</text:p>
          </table:table-cell>
          <table:table-cell table:formula="of:=[.D10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608.42">
            <text:p>608,42</text:p>
          </table:table-cell>
          <table:table-cell office:value-type="float" office:value="1001.97">
            <text:p>1001,97</text:p>
          </table:table-cell>
          <table:table-cell table:formula="of:=[.D10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584.77">
            <text:p>584,77</text:p>
          </table:table-cell>
          <table:table-cell office:value-type="float" office:value="1001.97">
            <text:p>1001,97</text:p>
          </table:table-cell>
          <table:table-cell table:formula="of:=[.D10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587.12">
            <text:p>587,12</text:p>
          </table:table-cell>
          <table:table-cell office:value-type="float" office:value="1001.97">
            <text:p>1001,97</text:p>
          </table:table-cell>
          <table:table-cell table:formula="of:=[.D10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590.14">
            <text:p>590,14</text:p>
          </table:table-cell>
          <table:table-cell office:value-type="float" office:value="1001.97">
            <text:p>1001,97</text:p>
          </table:table-cell>
          <table:table-cell table:formula="of:=[.D10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643.4">
            <text:p>643,40</text:p>
          </table:table-cell>
          <table:table-cell office:value-type="float" office:value="1001.97">
            <text:p>1001,97</text:p>
          </table:table-cell>
          <table:table-cell table:formula="of:=[.D10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591.59">
            <text:p>591,59</text:p>
          </table:table-cell>
          <table:table-cell office:value-type="float" office:value="1001.97">
            <text:p>1001,97</text:p>
          </table:table-cell>
          <table:table-cell table:formula="of:=[.D10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592.03">
            <text:p>592,03</text:p>
          </table:table-cell>
          <table:table-cell office:value-type="float" office:value="1001.97">
            <text:p>1001,97</text:p>
          </table:table-cell>
          <table:table-cell table:formula="of:=[.D10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596.02">
            <text:p>596,02</text:p>
          </table:table-cell>
          <table:table-cell office:value-type="float" office:value="1001.97">
            <text:p>1001,97</text:p>
          </table:table-cell>
          <table:table-cell table:formula="of:=[.D11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619.93">
            <text:p>619,93</text:p>
          </table:table-cell>
          <table:table-cell office:value-type="float" office:value="1001.97">
            <text:p>1001,97</text:p>
          </table:table-cell>
          <table:table-cell table:formula="of:=[.D11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631.27">
            <text:p>631,27</text:p>
          </table:table-cell>
          <table:table-cell office:value-type="float" office:value="1001.97">
            <text:p>1001,97</text:p>
          </table:table-cell>
          <table:table-cell table:formula="of:=[.D11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593.11">
            <text:p>593,11</text:p>
          </table:table-cell>
          <table:table-cell office:value-type="float" office:value="1001.97">
            <text:p>1001,97</text:p>
          </table:table-cell>
          <table:table-cell table:formula="of:=[.D11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592.3">
            <text:p>592,30</text:p>
          </table:table-cell>
          <table:table-cell office:value-type="float" office:value="1001.97">
            <text:p>1001,97</text:p>
          </table:table-cell>
          <table:table-cell table:formula="of:=[.D11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596.06">
            <text:p>596,06</text:p>
          </table:table-cell>
          <table:table-cell office:value-type="float" office:value="1001.97">
            <text:p>1001,97</text:p>
          </table:table-cell>
          <table:table-cell table:formula="of:=[.D11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643.81">
            <text:p>643,81</text:p>
          </table:table-cell>
          <table:table-cell office:value-type="float" office:value="1001.97">
            <text:p>1001,97</text:p>
          </table:table-cell>
          <table:table-cell table:formula="of:=[.D11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592.24">
            <text:p>592,24</text:p>
          </table:table-cell>
          <table:table-cell office:value-type="float" office:value="1001.97">
            <text:p>1001,97</text:p>
          </table:table-cell>
          <table:table-cell table:formula="of:=[.D11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594.47">
            <text:p>594,47</text:p>
          </table:table-cell>
          <table:table-cell office:value-type="float" office:value="1001.97">
            <text:p>1001,97</text:p>
          </table:table-cell>
          <table:table-cell table:formula="of:=[.D11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590.44">
            <text:p>590,44</text:p>
          </table:table-cell>
          <table:table-cell office:value-type="float" office:value="1001.97">
            <text:p>1001,97</text:p>
          </table:table-cell>
          <table:table-cell table:formula="of:=[.D11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629.82">
            <text:p>629,82</text:p>
          </table:table-cell>
          <table:table-cell office:value-type="float" office:value="1001.97">
            <text:p>1001,97</text:p>
          </table:table-cell>
          <table:table-cell table:formula="of:=[.D11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596.07">
            <text:p>596,07</text:p>
          </table:table-cell>
          <table:table-cell office:value-type="float" office:value="1001.97">
            <text:p>1001,97</text:p>
          </table:table-cell>
          <table:table-cell table:formula="of:=[.D11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591.97">
            <text:p>591,97</text:p>
          </table:table-cell>
          <table:table-cell office:value-type="float" office:value="1001.97">
            <text:p>1001,97</text:p>
          </table:table-cell>
          <table:table-cell table:formula="of:=[.D11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591.49">
            <text:p>591,49</text:p>
          </table:table-cell>
          <table:table-cell office:value-type="float" office:value="1001.97">
            <text:p>1001,97</text:p>
          </table:table-cell>
          <table:table-cell table:formula="of:=[.D11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597.34">
            <text:p>597,34</text:p>
          </table:table-cell>
          <table:table-cell office:value-type="float" office:value="1001.97">
            <text:p>1001,97</text:p>
          </table:table-cell>
          <table:table-cell table:formula="of:=[.D11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641.69">
            <text:p>641,69</text:p>
          </table:table-cell>
          <table:table-cell office:value-type="float" office:value="1001.97">
            <text:p>1001,97</text:p>
          </table:table-cell>
          <table:table-cell table:formula="of:=[.D11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595.01">
            <text:p>595,01</text:p>
          </table:table-cell>
          <table:table-cell office:value-type="float" office:value="1001.97">
            <text:p>1001,97</text:p>
          </table:table-cell>
          <table:table-cell table:formula="of:=[.D11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96.02">
            <text:p>596,02</text:p>
          </table:table-cell>
          <table:table-cell office:value-type="float" office:value="1001.97">
            <text:p>1001,97</text:p>
          </table:table-cell>
          <table:table-cell table:formula="of:=[.D11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597.56">
            <text:p>597,56</text:p>
          </table:table-cell>
          <table:table-cell office:value-type="float" office:value="1001.97">
            <text:p>1001,97</text:p>
          </table:table-cell>
          <table:table-cell table:formula="of:=[.D11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603.45">
            <text:p>603,45</text:p>
          </table:table-cell>
          <table:table-cell office:value-type="float" office:value="1001.97">
            <text:p>1001,97</text:p>
          </table:table-cell>
          <table:table-cell table:formula="of:=[.D11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609.62">
            <text:p>609,62</text:p>
          </table:table-cell>
          <table:table-cell office:value-type="float" office:value="1001.97">
            <text:p>1001,97</text:p>
          </table:table-cell>
          <table:table-cell table:formula="of:=[.D11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652.51">
            <text:p>652,51</text:p>
          </table:table-cell>
          <table:table-cell office:value-type="float" office:value="1001.97">
            <text:p>1001,97</text:p>
          </table:table-cell>
          <table:table-cell table:formula="of:=[.D11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599.58">
            <text:p>599,58</text:p>
          </table:table-cell>
          <table:table-cell office:value-type="float" office:value="1001.97">
            <text:p>1001,97</text:p>
          </table:table-cell>
          <table:table-cell table:formula="of:=[.D11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599.77">
            <text:p>599,77</text:p>
          </table:table-cell>
          <table:table-cell office:value-type="float" office:value="1001.97">
            <text:p>1001,97</text:p>
          </table:table-cell>
          <table:table-cell table:formula="of:=[.D11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600.87">
            <text:p>600,87</text:p>
          </table:table-cell>
          <table:table-cell office:value-type="float" office:value="1001.97">
            <text:p>1001,97</text:p>
          </table:table-cell>
          <table:table-cell table:formula="of:=[.D11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633.07">
            <text:p>633,07</text:p>
          </table:table-cell>
          <table:table-cell office:value-type="float" office:value="1001.97">
            <text:p>1001,97</text:p>
          </table:table-cell>
          <table:table-cell table:formula="of:=[.D11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601.94">
            <text:p>601,94</text:p>
          </table:table-cell>
          <table:table-cell office:value-type="float" office:value="1001.97">
            <text:p>1001,97</text:p>
          </table:table-cell>
          <table:table-cell table:formula="of:=[.D11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607.08">
            <text:p>607,08</text:p>
          </table:table-cell>
          <table:table-cell office:value-type="float" office:value="1001.97">
            <text:p>1001,97</text:p>
          </table:table-cell>
          <table:table-cell table:formula="of:=[.D11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627.46">
            <text:p>627,46</text:p>
          </table:table-cell>
          <table:table-cell office:value-type="float" office:value="1001.97">
            <text:p>1001,97</text:p>
          </table:table-cell>
          <table:table-cell table:formula="of:=[.D11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677.4">
            <text:p>677,40</text:p>
          </table:table-cell>
          <table:table-cell office:value-type="float" office:value="1001.97">
            <text:p>1001,97</text:p>
          </table:table-cell>
          <table:table-cell table:formula="of:=[.D11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700.59">
            <text:p>700,59</text:p>
          </table:table-cell>
          <table:table-cell office:value-type="float" office:value="1001.97">
            <text:p>1001,97</text:p>
          </table:table-cell>
          <table:table-cell table:formula="of:=[.D11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668.3">
            <text:p>668,30</text:p>
          </table:table-cell>
          <table:table-cell office:value-type="float" office:value="1001.97">
            <text:p>1001,97</text:p>
          </table:table-cell>
          <table:table-cell table:formula="of:=[.D11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621.25">
            <text:p>621,25</text:p>
          </table:table-cell>
          <table:table-cell office:value-type="float" office:value="1001.97">
            <text:p>1001,97</text:p>
          </table:table-cell>
          <table:table-cell table:formula="of:=[.D11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673.1">
            <text:p>673,10</text:p>
          </table:table-cell>
          <table:table-cell office:value-type="float" office:value="1001.97">
            <text:p>1001,97</text:p>
          </table:table-cell>
          <table:table-cell table:formula="of:=[.D11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878.57">
            <text:p>878,57</text:p>
          </table:table-cell>
          <table:table-cell office:value-type="float" office:value="1001.97">
            <text:p>1001,97</text:p>
          </table:table-cell>
          <table:table-cell table:formula="of:=[.D11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644.26">
            <text:p>644,26</text:p>
          </table:table-cell>
          <table:table-cell office:value-type="float" office:value="1001.97">
            <text:p>1001,97</text:p>
          </table:table-cell>
          <table:table-cell table:formula="of:=[.D11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610.78">
            <text:p>610,78</text:p>
          </table:table-cell>
          <table:table-cell office:value-type="float" office:value="1001.97">
            <text:p>1001,97</text:p>
          </table:table-cell>
          <table:table-cell table:formula="of:=[.D11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718.51">
            <text:p>718,51</text:p>
          </table:table-cell>
          <table:table-cell office:value-type="float" office:value="1001.97">
            <text:p>1001,97</text:p>
          </table:table-cell>
          <table:table-cell table:formula="of:=[.D11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633.47">
            <text:p>633,47</text:p>
          </table:table-cell>
          <table:table-cell office:value-type="float" office:value="1001.97">
            <text:p>1001,97</text:p>
          </table:table-cell>
          <table:table-cell table:formula="of:=[.D11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609.56">
            <text:p>609,56</text:p>
          </table:table-cell>
          <table:table-cell office:value-type="float" office:value="1001.97">
            <text:p>1001,97</text:p>
          </table:table-cell>
          <table:table-cell table:formula="of:=[.D11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608.2">
            <text:p>608,20</text:p>
          </table:table-cell>
          <table:table-cell office:value-type="float" office:value="1001.97">
            <text:p>1001,97</text:p>
          </table:table-cell>
          <table:table-cell table:formula="of:=[.D11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609.22">
            <text:p>609,22</text:p>
          </table:table-cell>
          <table:table-cell office:value-type="float" office:value="1001.97">
            <text:p>1001,97</text:p>
          </table:table-cell>
          <table:table-cell table:formula="of:=[.D11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615.81">
            <text:p>615,81</text:p>
          </table:table-cell>
          <table:table-cell office:value-type="float" office:value="1001.97">
            <text:p>1001,97</text:p>
          </table:table-cell>
          <table:table-cell table:formula="of:=[.D11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650.41">
            <text:p>650,41</text:p>
          </table:table-cell>
          <table:table-cell office:value-type="float" office:value="1001.97">
            <text:p>1001,97</text:p>
          </table:table-cell>
          <table:table-cell table:formula="of:=[.D11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606.76">
            <text:p>606,76</text:p>
          </table:table-cell>
          <table:table-cell office:value-type="float" office:value="1001.97">
            <text:p>1001,97</text:p>
          </table:table-cell>
          <table:table-cell table:formula="of:=[.D11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611.03">
            <text:p>611,03</text:p>
          </table:table-cell>
          <table:table-cell office:value-type="float" office:value="1001.97">
            <text:p>1001,97</text:p>
          </table:table-cell>
          <table:table-cell table:formula="of:=[.D11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610.06">
            <text:p>610,06</text:p>
          </table:table-cell>
          <table:table-cell office:value-type="float" office:value="1001.97">
            <text:p>1001,97</text:p>
          </table:table-cell>
          <table:table-cell table:formula="of:=[.D11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612.3">
            <text:p>612,30</text:p>
          </table:table-cell>
          <table:table-cell office:value-type="float" office:value="1001.97">
            <text:p>1001,97</text:p>
          </table:table-cell>
          <table:table-cell table:formula="of:=[.D11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610.67">
            <text:p>610,67</text:p>
          </table:table-cell>
          <table:table-cell office:value-type="float" office:value="1001.97">
            <text:p>1001,97</text:p>
          </table:table-cell>
          <table:table-cell table:formula="of:=[.D11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663.73">
            <text:p>663,73</text:p>
          </table:table-cell>
          <table:table-cell office:value-type="float" office:value="1001.97">
            <text:p>1001,97</text:p>
          </table:table-cell>
          <table:table-cell table:formula="of:=[.D11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611.67">
            <text:p>611,67</text:p>
          </table:table-cell>
          <table:table-cell office:value-type="float" office:value="1001.97">
            <text:p>1001,97</text:p>
          </table:table-cell>
          <table:table-cell table:formula="of:=[.D11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609.17">
            <text:p>609,17</text:p>
          </table:table-cell>
          <table:table-cell office:value-type="float" office:value="1001.97">
            <text:p>1001,97</text:p>
          </table:table-cell>
          <table:table-cell table:formula="of:=[.D11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610.68">
            <text:p>610,68</text:p>
          </table:table-cell>
          <table:table-cell office:value-type="float" office:value="1001.97">
            <text:p>1001,97</text:p>
          </table:table-cell>
          <table:table-cell table:formula="of:=[.D11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627.8">
            <text:p>627,80</text:p>
          </table:table-cell>
          <table:table-cell office:value-type="float" office:value="1001.97">
            <text:p>1001,97</text:p>
          </table:table-cell>
          <table:table-cell table:formula="of:=[.D11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617.17">
            <text:p>617,17</text:p>
          </table:table-cell>
          <table:table-cell office:value-type="float" office:value="1001.97">
            <text:p>1001,97</text:p>
          </table:table-cell>
          <table:table-cell table:formula="of:=[.D11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664.42">
            <text:p>664,42</text:p>
          </table:table-cell>
          <table:table-cell office:value-type="float" office:value="1001.97">
            <text:p>1001,97</text:p>
          </table:table-cell>
          <table:table-cell table:formula="of:=[.D11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616.38">
            <text:p>616,38</text:p>
          </table:table-cell>
          <table:table-cell office:value-type="float" office:value="1001.97">
            <text:p>1001,97</text:p>
          </table:table-cell>
          <table:table-cell table:formula="of:=[.D11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611.55">
            <text:p>611,55</text:p>
          </table:table-cell>
          <table:table-cell office:value-type="float" office:value="1001.97">
            <text:p>1001,97</text:p>
          </table:table-cell>
          <table:table-cell table:formula="of:=[.D11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618.06">
            <text:p>618,06</text:p>
          </table:table-cell>
          <table:table-cell office:value-type="float" office:value="1001.97">
            <text:p>1001,97</text:p>
          </table:table-cell>
          <table:table-cell table:formula="of:=[.D11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611.8">
            <text:p>611,80</text:p>
          </table:table-cell>
          <table:table-cell office:value-type="float" office:value="1001.97">
            <text:p>1001,97</text:p>
          </table:table-cell>
          <table:table-cell table:formula="of:=[.D11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660.34">
            <text:p>660,34</text:p>
          </table:table-cell>
          <table:table-cell office:value-type="float" office:value="1001.97">
            <text:p>1001,97</text:p>
          </table:table-cell>
          <table:table-cell table:formula="of:=[.D11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633.42">
            <text:p>633,42</text:p>
          </table:table-cell>
          <table:table-cell office:value-type="float" office:value="1001.97">
            <text:p>1001,97</text:p>
          </table:table-cell>
          <table:table-cell table:formula="of:=[.D11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615.3">
            <text:p>615,30</text:p>
          </table:table-cell>
          <table:table-cell office:value-type="float" office:value="1001.97">
            <text:p>1001,97</text:p>
          </table:table-cell>
          <table:table-cell table:formula="of:=[.D11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613.52">
            <text:p>613,52</text:p>
          </table:table-cell>
          <table:table-cell office:value-type="float" office:value="1001.97">
            <text:p>1001,97</text:p>
          </table:table-cell>
          <table:table-cell table:formula="of:=[.D11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636.24">
            <text:p>636,24</text:p>
          </table:table-cell>
          <table:table-cell office:value-type="float" office:value="1001.97">
            <text:p>1001,97</text:p>
          </table:table-cell>
          <table:table-cell table:formula="of:=[.D11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618.12">
            <text:p>618,12</text:p>
          </table:table-cell>
          <table:table-cell office:value-type="float" office:value="1001.97">
            <text:p>1001,97</text:p>
          </table:table-cell>
          <table:table-cell table:formula="of:=[.D11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614.72">
            <text:p>614,72</text:p>
          </table:table-cell>
          <table:table-cell office:value-type="float" office:value="1001.97">
            <text:p>1001,97</text:p>
          </table:table-cell>
          <table:table-cell table:formula="of:=[.D11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620.63">
            <text:p>620,63</text:p>
          </table:table-cell>
          <table:table-cell office:value-type="float" office:value="1001.97">
            <text:p>1001,97</text:p>
          </table:table-cell>
          <table:table-cell table:formula="of:=[.D11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675.96">
            <text:p>675,96</text:p>
          </table:table-cell>
          <table:table-cell office:value-type="float" office:value="1001.97">
            <text:p>1001,97</text:p>
          </table:table-cell>
          <table:table-cell table:formula="of:=[.D11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616.98">
            <text:p>616,98</text:p>
          </table:table-cell>
          <table:table-cell office:value-type="float" office:value="1001.97">
            <text:p>1001,97</text:p>
          </table:table-cell>
          <table:table-cell table:formula="of:=[.D11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616.12">
            <text:p>616,12</text:p>
          </table:table-cell>
          <table:table-cell office:value-type="float" office:value="1001.97">
            <text:p>1001,97</text:p>
          </table:table-cell>
          <table:table-cell table:formula="of:=[.D11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617.11">
            <text:p>617,11</text:p>
          </table:table-cell>
          <table:table-cell office:value-type="float" office:value="1001.97">
            <text:p>1001,97</text:p>
          </table:table-cell>
          <table:table-cell table:formula="of:=[.D11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625.42">
            <text:p>625,42</text:p>
          </table:table-cell>
          <table:table-cell office:value-type="float" office:value="1001.97">
            <text:p>1001,97</text:p>
          </table:table-cell>
          <table:table-cell table:formula="of:=[.D11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625.75">
            <text:p>625,75</text:p>
          </table:table-cell>
          <table:table-cell office:value-type="float" office:value="1001.97">
            <text:p>1001,97</text:p>
          </table:table-cell>
          <table:table-cell table:formula="of:=[.D11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625.5">
            <text:p>625,50</text:p>
          </table:table-cell>
          <table:table-cell office:value-type="float" office:value="1001.97">
            <text:p>1001,97</text:p>
          </table:table-cell>
          <table:table-cell table:formula="of:=[.D11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617.53">
            <text:p>617,53</text:p>
          </table:table-cell>
          <table:table-cell office:value-type="float" office:value="1001.97">
            <text:p>1001,97</text:p>
          </table:table-cell>
          <table:table-cell table:formula="of:=[.D11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619.28">
            <text:p>619,28</text:p>
          </table:table-cell>
          <table:table-cell office:value-type="float" office:value="1001.97">
            <text:p>1001,97</text:p>
          </table:table-cell>
          <table:table-cell table:formula="of:=[.D11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627.05">
            <text:p>627,05</text:p>
          </table:table-cell>
          <table:table-cell office:value-type="float" office:value="1001.97">
            <text:p>1001,97</text:p>
          </table:table-cell>
          <table:table-cell table:formula="of:=[.D11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656.14">
            <text:p>656,14</text:p>
          </table:table-cell>
          <table:table-cell office:value-type="float" office:value="1001.97">
            <text:p>1001,97</text:p>
          </table:table-cell>
          <table:table-cell table:formula="of:=[.D11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641.33">
            <text:p>641,33</text:p>
          </table:table-cell>
          <table:table-cell office:value-type="float" office:value="1001.97">
            <text:p>1001,97</text:p>
          </table:table-cell>
          <table:table-cell table:formula="of:=[.D11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625.6">
            <text:p>625,60</text:p>
          </table:table-cell>
          <table:table-cell office:value-type="float" office:value="1001.97">
            <text:p>1001,97</text:p>
          </table:table-cell>
          <table:table-cell table:formula="of:=[.D11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623.87">
            <text:p>623,87</text:p>
          </table:table-cell>
          <table:table-cell office:value-type="float" office:value="1001.97">
            <text:p>1001,97</text:p>
          </table:table-cell>
          <table:table-cell table:formula="of:=[.D11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622.8">
            <text:p>622,80</text:p>
          </table:table-cell>
          <table:table-cell office:value-type="float" office:value="1001.97">
            <text:p>1001,97</text:p>
          </table:table-cell>
          <table:table-cell table:formula="of:=[.D11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644.49">
            <text:p>644,49</text:p>
          </table:table-cell>
          <table:table-cell office:value-type="float" office:value="1001.97">
            <text:p>1001,97</text:p>
          </table:table-cell>
          <table:table-cell table:formula="of:=[.D11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638.66">
            <text:p>638,66</text:p>
          </table:table-cell>
          <table:table-cell office:value-type="float" office:value="1001.97">
            <text:p>1001,97</text:p>
          </table:table-cell>
          <table:table-cell table:formula="of:=[.D11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649.43">
            <text:p>649,43</text:p>
          </table:table-cell>
          <table:table-cell office:value-type="float" office:value="1001.97">
            <text:p>1001,97</text:p>
          </table:table-cell>
          <table:table-cell table:formula="of:=[.D11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628.82">
            <text:p>628,82</text:p>
          </table:table-cell>
          <table:table-cell office:value-type="float" office:value="1001.97">
            <text:p>1001,97</text:p>
          </table:table-cell>
          <table:table-cell table:formula="of:=[.D11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645.23">
            <text:p>645,23</text:p>
          </table:table-cell>
          <table:table-cell office:value-type="float" office:value="1001.97">
            <text:p>1001,97</text:p>
          </table:table-cell>
          <table:table-cell table:formula="of:=[.D11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627.82">
            <text:p>627,82</text:p>
          </table:table-cell>
          <table:table-cell office:value-type="float" office:value="1001.97">
            <text:p>1001,97</text:p>
          </table:table-cell>
          <table:table-cell table:formula="of:=[.D11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630.43">
            <text:p>630,43</text:p>
          </table:table-cell>
          <table:table-cell office:value-type="float" office:value="1001.97">
            <text:p>1001,97</text:p>
          </table:table-cell>
          <table:table-cell table:formula="of:=[.D11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635.16">
            <text:p>635,16</text:p>
          </table:table-cell>
          <table:table-cell office:value-type="float" office:value="1001.97">
            <text:p>1001,97</text:p>
          </table:table-cell>
          <table:table-cell table:formula="of:=[.D11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669.2">
            <text:p>669,20</text:p>
          </table:table-cell>
          <table:table-cell office:value-type="float" office:value="1001.97">
            <text:p>1001,97</text:p>
          </table:table-cell>
          <table:table-cell table:formula="of:=[.D11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645.08">
            <text:p>645,08</text:p>
          </table:table-cell>
          <table:table-cell office:value-type="float" office:value="1001.97">
            <text:p>1001,97</text:p>
          </table:table-cell>
          <table:table-cell table:formula="of:=[.D11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631.4">
            <text:p>631,40</text:p>
          </table:table-cell>
          <table:table-cell office:value-type="float" office:value="1001.97">
            <text:p>1001,97</text:p>
          </table:table-cell>
          <table:table-cell table:formula="of:=[.D11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624.42">
            <text:p>624,42</text:p>
          </table:table-cell>
          <table:table-cell office:value-type="float" office:value="1001.97">
            <text:p>1001,97</text:p>
          </table:table-cell>
          <table:table-cell table:formula="of:=[.D11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634.88">
            <text:p>634,88</text:p>
          </table:table-cell>
          <table:table-cell office:value-type="float" office:value="1001.97">
            <text:p>1001,97</text:p>
          </table:table-cell>
          <table:table-cell table:formula="of:=[.D11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689.62">
            <text:p>689,62</text:p>
          </table:table-cell>
          <table:table-cell office:value-type="float" office:value="1001.97">
            <text:p>1001,97</text:p>
          </table:table-cell>
          <table:table-cell table:formula="of:=[.D11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627.76">
            <text:p>627,76</text:p>
          </table:table-cell>
          <table:table-cell office:value-type="float" office:value="1001.97">
            <text:p>1001,97</text:p>
          </table:table-cell>
          <table:table-cell table:formula="of:=[.D11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634.72">
            <text:p>634,72</text:p>
          </table:table-cell>
          <table:table-cell office:value-type="float" office:value="1001.97">
            <text:p>1001,97</text:p>
          </table:table-cell>
          <table:table-cell table:formula="of:=[.D11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631.9">
            <text:p>631,90</text:p>
          </table:table-cell>
          <table:table-cell office:value-type="float" office:value="1001.97">
            <text:p>1001,97</text:p>
          </table:table-cell>
          <table:table-cell table:formula="of:=[.D11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628.3">
            <text:p>628,30</text:p>
          </table:table-cell>
          <table:table-cell office:value-type="float" office:value="1001.97">
            <text:p>1001,97</text:p>
          </table:table-cell>
          <table:table-cell table:formula="of:=[.D12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647.43">
            <text:p>647,43</text:p>
          </table:table-cell>
          <table:table-cell office:value-type="float" office:value="1001.97">
            <text:p>1001,97</text:p>
          </table:table-cell>
          <table:table-cell table:formula="of:=[.D12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630.38">
            <text:p>630,38</text:p>
          </table:table-cell>
          <table:table-cell office:value-type="float" office:value="1001.97">
            <text:p>1001,97</text:p>
          </table:table-cell>
          <table:table-cell table:formula="of:=[.D12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636.63">
            <text:p>636,63</text:p>
          </table:table-cell>
          <table:table-cell office:value-type="float" office:value="1001.97">
            <text:p>1001,97</text:p>
          </table:table-cell>
          <table:table-cell table:formula="of:=[.D12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634.7">
            <text:p>634,70</text:p>
          </table:table-cell>
          <table:table-cell office:value-type="float" office:value="1001.97">
            <text:p>1001,97</text:p>
          </table:table-cell>
          <table:table-cell table:formula="of:=[.D12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659.71">
            <text:p>659,71</text:p>
          </table:table-cell>
          <table:table-cell office:value-type="float" office:value="1001.97">
            <text:p>1001,97</text:p>
          </table:table-cell>
          <table:table-cell table:formula="of:=[.D12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630.11">
            <text:p>630,11</text:p>
          </table:table-cell>
          <table:table-cell office:value-type="float" office:value="1001.97">
            <text:p>1001,97</text:p>
          </table:table-cell>
          <table:table-cell table:formula="of:=[.D12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632.63">
            <text:p>632,63</text:p>
          </table:table-cell>
          <table:table-cell office:value-type="float" office:value="1001.97">
            <text:p>1001,97</text:p>
          </table:table-cell>
          <table:table-cell table:formula="of:=[.D12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636.68">
            <text:p>636,68</text:p>
          </table:table-cell>
          <table:table-cell office:value-type="float" office:value="1001.97">
            <text:p>1001,97</text:p>
          </table:table-cell>
          <table:table-cell table:formula="of:=[.D12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629.11">
            <text:p>629,11</text:p>
          </table:table-cell>
          <table:table-cell office:value-type="float" office:value="1001.97">
            <text:p>1001,97</text:p>
          </table:table-cell>
          <table:table-cell table:formula="of:=[.D12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638.75">
            <text:p>638,75</text:p>
          </table:table-cell>
          <table:table-cell office:value-type="float" office:value="1001.97">
            <text:p>1001,97</text:p>
          </table:table-cell>
          <table:table-cell table:formula="of:=[.D12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638.88">
            <text:p>638,88</text:p>
          </table:table-cell>
          <table:table-cell office:value-type="float" office:value="1001.97">
            <text:p>1001,97</text:p>
          </table:table-cell>
          <table:table-cell table:formula="of:=[.D12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649.62">
            <text:p>649,62</text:p>
          </table:table-cell>
          <table:table-cell office:value-type="float" office:value="1001.97">
            <text:p>1001,97</text:p>
          </table:table-cell>
          <table:table-cell table:formula="of:=[.D12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639.09">
            <text:p>639,09</text:p>
          </table:table-cell>
          <table:table-cell office:value-type="float" office:value="1001.97">
            <text:p>1001,97</text:p>
          </table:table-cell>
          <table:table-cell table:formula="of:=[.D12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632.53">
            <text:p>632,53</text:p>
          </table:table-cell>
          <table:table-cell office:value-type="float" office:value="1001.97">
            <text:p>1001,97</text:p>
          </table:table-cell>
          <table:table-cell table:formula="of:=[.D12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643.36">
            <text:p>643,36</text:p>
          </table:table-cell>
          <table:table-cell office:value-type="float" office:value="1001.97">
            <text:p>1001,97</text:p>
          </table:table-cell>
          <table:table-cell table:formula="of:=[.D12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683.02">
            <text:p>683,02</text:p>
          </table:table-cell>
          <table:table-cell office:value-type="float" office:value="1001.97">
            <text:p>1001,97</text:p>
          </table:table-cell>
          <table:table-cell table:formula="of:=[.D12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637.95">
            <text:p>637,95</text:p>
          </table:table-cell>
          <table:table-cell office:value-type="float" office:value="1001.97">
            <text:p>1001,97</text:p>
          </table:table-cell>
          <table:table-cell table:formula="of:=[.D12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636.16">
            <text:p>636,16</text:p>
          </table:table-cell>
          <table:table-cell office:value-type="float" office:value="1001.97">
            <text:p>1001,97</text:p>
          </table:table-cell>
          <table:table-cell table:formula="of:=[.D12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651.7">
            <text:p>651,70</text:p>
          </table:table-cell>
          <table:table-cell office:value-type="float" office:value="1001.97">
            <text:p>1001,97</text:p>
          </table:table-cell>
          <table:table-cell table:formula="of:=[.D12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674.25">
            <text:p>674,25</text:p>
          </table:table-cell>
          <table:table-cell office:value-type="float" office:value="1001.97">
            <text:p>1001,97</text:p>
          </table:table-cell>
          <table:table-cell table:formula="of:=[.D12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641.02">
            <text:p>641,02</text:p>
          </table:table-cell>
          <table:table-cell office:value-type="float" office:value="1001.97">
            <text:p>1001,97</text:p>
          </table:table-cell>
          <table:table-cell table:formula="of:=[.D12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644.54">
            <text:p>644,54</text:p>
          </table:table-cell>
          <table:table-cell office:value-type="float" office:value="1001.97">
            <text:p>1001,97</text:p>
          </table:table-cell>
          <table:table-cell table:formula="of:=[.D12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663.2">
            <text:p>663,20</text:p>
          </table:table-cell>
          <table:table-cell office:value-type="float" office:value="1001.97">
            <text:p>1001,97</text:p>
          </table:table-cell>
          <table:table-cell table:formula="of:=[.D12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660.58">
            <text:p>660,58</text:p>
          </table:table-cell>
          <table:table-cell office:value-type="float" office:value="1001.97">
            <text:p>1001,97</text:p>
          </table:table-cell>
          <table:table-cell table:formula="of:=[.D12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653.94">
            <text:p>653,94</text:p>
          </table:table-cell>
          <table:table-cell office:value-type="float" office:value="1001.97">
            <text:p>1001,97</text:p>
          </table:table-cell>
          <table:table-cell table:formula="of:=[.D12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662.1">
            <text:p>662,10</text:p>
          </table:table-cell>
          <table:table-cell office:value-type="float" office:value="1001.97">
            <text:p>1001,97</text:p>
          </table:table-cell>
          <table:table-cell table:formula="of:=[.D12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646.76">
            <text:p>646,76</text:p>
          </table:table-cell>
          <table:table-cell office:value-type="float" office:value="1001.97">
            <text:p>1001,97</text:p>
          </table:table-cell>
          <table:table-cell table:formula="of:=[.D12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658.57">
            <text:p>658,57</text:p>
          </table:table-cell>
          <table:table-cell office:value-type="float" office:value="1001.97">
            <text:p>1001,97</text:p>
          </table:table-cell>
          <table:table-cell table:formula="of:=[.D12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638.88">
            <text:p>638,88</text:p>
          </table:table-cell>
          <table:table-cell office:value-type="float" office:value="1001.97">
            <text:p>1001,97</text:p>
          </table:table-cell>
          <table:table-cell table:formula="of:=[.D12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689.64">
            <text:p>689,64</text:p>
          </table:table-cell>
          <table:table-cell office:value-type="float" office:value="1001.97">
            <text:p>1001,97</text:p>
          </table:table-cell>
          <table:table-cell table:formula="of:=[.D12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671.18">
            <text:p>671,18</text:p>
          </table:table-cell>
          <table:table-cell office:value-type="float" office:value="1001.97">
            <text:p>1001,97</text:p>
          </table:table-cell>
          <table:table-cell table:formula="of:=[.D12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678.19">
            <text:p>678,19</text:p>
          </table:table-cell>
          <table:table-cell office:value-type="float" office:value="1001.97">
            <text:p>1001,97</text:p>
          </table:table-cell>
          <table:table-cell table:formula="of:=[.D12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647.31">
            <text:p>647,31</text:p>
          </table:table-cell>
          <table:table-cell office:value-type="float" office:value="1001.97">
            <text:p>1001,97</text:p>
          </table:table-cell>
          <table:table-cell table:formula="of:=[.D12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638.56">
            <text:p>638,56</text:p>
          </table:table-cell>
          <table:table-cell office:value-type="float" office:value="1001.97">
            <text:p>1001,97</text:p>
          </table:table-cell>
          <table:table-cell table:formula="of:=[.D12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652.06">
            <text:p>652,06</text:p>
          </table:table-cell>
          <table:table-cell office:value-type="float" office:value="1001.97">
            <text:p>1001,97</text:p>
          </table:table-cell>
          <table:table-cell table:formula="of:=[.D12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667.23">
            <text:p>667,23</text:p>
          </table:table-cell>
          <table:table-cell office:value-type="float" office:value="1001.97">
            <text:p>1001,97</text:p>
          </table:table-cell>
          <table:table-cell table:formula="of:=[.D12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647.58">
            <text:p>647,58</text:p>
          </table:table-cell>
          <table:table-cell office:value-type="float" office:value="1001.97">
            <text:p>1001,97</text:p>
          </table:table-cell>
          <table:table-cell table:formula="of:=[.D12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643.89">
            <text:p>643,89</text:p>
          </table:table-cell>
          <table:table-cell office:value-type="float" office:value="1001.97">
            <text:p>1001,97</text:p>
          </table:table-cell>
          <table:table-cell table:formula="of:=[.D12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644.14">
            <text:p>644,14</text:p>
          </table:table-cell>
          <table:table-cell office:value-type="float" office:value="1001.97">
            <text:p>1001,97</text:p>
          </table:table-cell>
          <table:table-cell table:formula="of:=[.D12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656.97">
            <text:p>656,97</text:p>
          </table:table-cell>
          <table:table-cell office:value-type="float" office:value="1001.97">
            <text:p>1001,97</text:p>
          </table:table-cell>
          <table:table-cell table:formula="of:=[.D12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700.22">
            <text:p>700,22</text:p>
          </table:table-cell>
          <table:table-cell office:value-type="float" office:value="1001.97">
            <text:p>1001,97</text:p>
          </table:table-cell>
          <table:table-cell table:formula="of:=[.D12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648.22">
            <text:p>648,22</text:p>
          </table:table-cell>
          <table:table-cell office:value-type="float" office:value="1001.97">
            <text:p>1001,97</text:p>
          </table:table-cell>
          <table:table-cell table:formula="of:=[.D12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675.05">
            <text:p>675,05</text:p>
          </table:table-cell>
          <table:table-cell office:value-type="float" office:value="1001.97">
            <text:p>1001,97</text:p>
          </table:table-cell>
          <table:table-cell table:formula="of:=[.D12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646.53">
            <text:p>646,53</text:p>
          </table:table-cell>
          <table:table-cell office:value-type="float" office:value="1001.97">
            <text:p>1001,97</text:p>
          </table:table-cell>
          <table:table-cell table:formula="of:=[.D12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653.02">
            <text:p>653,02</text:p>
          </table:table-cell>
          <table:table-cell office:value-type="float" office:value="1001.97">
            <text:p>1001,97</text:p>
          </table:table-cell>
          <table:table-cell table:formula="of:=[.D12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651.36">
            <text:p>651,36</text:p>
          </table:table-cell>
          <table:table-cell office:value-type="float" office:value="1001.97">
            <text:p>1001,97</text:p>
          </table:table-cell>
          <table:table-cell table:formula="of:=[.D12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716.38">
            <text:p>716,38</text:p>
          </table:table-cell>
          <table:table-cell office:value-type="float" office:value="1001.97">
            <text:p>1001,97</text:p>
          </table:table-cell>
          <table:table-cell table:formula="of:=[.D12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652.08">
            <text:p>652,08</text:p>
          </table:table-cell>
          <table:table-cell office:value-type="float" office:value="1001.97">
            <text:p>1001,97</text:p>
          </table:table-cell>
          <table:table-cell table:formula="of:=[.D12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649.65">
            <text:p>649,65</text:p>
          </table:table-cell>
          <table:table-cell office:value-type="float" office:value="1001.97">
            <text:p>1001,97</text:p>
          </table:table-cell>
          <table:table-cell table:formula="of:=[.D12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653.73">
            <text:p>653,73</text:p>
          </table:table-cell>
          <table:table-cell office:value-type="float" office:value="1001.97">
            <text:p>1001,97</text:p>
          </table:table-cell>
          <table:table-cell table:formula="of:=[.D12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687.64">
            <text:p>687,64</text:p>
          </table:table-cell>
          <table:table-cell office:value-type="float" office:value="1001.97">
            <text:p>1001,97</text:p>
          </table:table-cell>
          <table:table-cell table:formula="of:=[.D12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656.04">
            <text:p>656,04</text:p>
          </table:table-cell>
          <table:table-cell office:value-type="float" office:value="1001.97">
            <text:p>1001,97</text:p>
          </table:table-cell>
          <table:table-cell table:formula="of:=[.D12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671.15">
            <text:p>671,15</text:p>
          </table:table-cell>
          <table:table-cell office:value-type="float" office:value="1001.97">
            <text:p>1001,97</text:p>
          </table:table-cell>
          <table:table-cell table:formula="of:=[.D12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660.11">
            <text:p>660,11</text:p>
          </table:table-cell>
          <table:table-cell office:value-type="float" office:value="1001.97">
            <text:p>1001,97</text:p>
          </table:table-cell>
          <table:table-cell table:formula="of:=[.D12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666.87">
            <text:p>666,87</text:p>
          </table:table-cell>
          <table:table-cell office:value-type="float" office:value="1001.97">
            <text:p>1001,97</text:p>
          </table:table-cell>
          <table:table-cell table:formula="of:=[.D12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719.72">
            <text:p>719,72</text:p>
          </table:table-cell>
          <table:table-cell office:value-type="float" office:value="1001.97">
            <text:p>1001,97</text:p>
          </table:table-cell>
          <table:table-cell table:formula="of:=[.D12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650.18">
            <text:p>650,18</text:p>
          </table:table-cell>
          <table:table-cell office:value-type="float" office:value="1001.97">
            <text:p>1001,97</text:p>
          </table:table-cell>
          <table:table-cell table:formula="of:=[.D12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662.34">
            <text:p>662,34</text:p>
          </table:table-cell>
          <table:table-cell office:value-type="float" office:value="1001.97">
            <text:p>1001,97</text:p>
          </table:table-cell>
          <table:table-cell table:formula="of:=[.D12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650.66">
            <text:p>650,66</text:p>
          </table:table-cell>
          <table:table-cell office:value-type="float" office:value="1001.97">
            <text:p>1001,97</text:p>
          </table:table-cell>
          <table:table-cell table:formula="of:=[.D12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672.82">
            <text:p>672,82</text:p>
          </table:table-cell>
          <table:table-cell office:value-type="float" office:value="1001.97">
            <text:p>1001,97</text:p>
          </table:table-cell>
          <table:table-cell table:formula="of:=[.D12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658.08">
            <text:p>658,08</text:p>
          </table:table-cell>
          <table:table-cell office:value-type="float" office:value="1001.97">
            <text:p>1001,97</text:p>
          </table:table-cell>
          <table:table-cell table:formula="of:=[.D12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684.4">
            <text:p>684,40</text:p>
          </table:table-cell>
          <table:table-cell office:value-type="float" office:value="1001.97">
            <text:p>1001,97</text:p>
          </table:table-cell>
          <table:table-cell table:formula="of:=[.D12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682.12">
            <text:p>682,12</text:p>
          </table:table-cell>
          <table:table-cell office:value-type="float" office:value="1001.97">
            <text:p>1001,97</text:p>
          </table:table-cell>
          <table:table-cell table:formula="of:=[.D12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667.55">
            <text:p>667,55</text:p>
          </table:table-cell>
          <table:table-cell office:value-type="float" office:value="1001.97">
            <text:p>1001,97</text:p>
          </table:table-cell>
          <table:table-cell table:formula="of:=[.D12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673.7">
            <text:p>673,70</text:p>
          </table:table-cell>
          <table:table-cell office:value-type="float" office:value="1001.97">
            <text:p>1001,97</text:p>
          </table:table-cell>
          <table:table-cell table:formula="of:=[.D12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691.19">
            <text:p>691,19</text:p>
          </table:table-cell>
          <table:table-cell office:value-type="float" office:value="1001.97">
            <text:p>1001,97</text:p>
          </table:table-cell>
          <table:table-cell table:formula="of:=[.D12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657.28">
            <text:p>657,28</text:p>
          </table:table-cell>
          <table:table-cell office:value-type="float" office:value="1001.97">
            <text:p>1001,97</text:p>
          </table:table-cell>
          <table:table-cell table:formula="of:=[.D12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658.1">
            <text:p>658,10</text:p>
          </table:table-cell>
          <table:table-cell office:value-type="float" office:value="1001.97">
            <text:p>1001,97</text:p>
          </table:table-cell>
          <table:table-cell table:formula="of:=[.D12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655.55">
            <text:p>655,55</text:p>
          </table:table-cell>
          <table:table-cell office:value-type="float" office:value="1001.97">
            <text:p>1001,97</text:p>
          </table:table-cell>
          <table:table-cell table:formula="of:=[.D12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661.62">
            <text:p>661,62</text:p>
          </table:table-cell>
          <table:table-cell office:value-type="float" office:value="1001.97">
            <text:p>1001,97</text:p>
          </table:table-cell>
          <table:table-cell table:formula="of:=[.D12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672.97">
            <text:p>672,97</text:p>
          </table:table-cell>
          <table:table-cell office:value-type="float" office:value="1001.97">
            <text:p>1001,97</text:p>
          </table:table-cell>
          <table:table-cell table:formula="of:=[.D12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686.96">
            <text:p>686,96</text:p>
          </table:table-cell>
          <table:table-cell office:value-type="float" office:value="1001.97">
            <text:p>1001,97</text:p>
          </table:table-cell>
          <table:table-cell table:formula="of:=[.D12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669.15">
            <text:p>669,15</text:p>
          </table:table-cell>
          <table:table-cell office:value-type="float" office:value="1001.97">
            <text:p>1001,97</text:p>
          </table:table-cell>
          <table:table-cell table:formula="of:=[.D12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670.86">
            <text:p>670,86</text:p>
          </table:table-cell>
          <table:table-cell office:value-type="float" office:value="1001.97">
            <text:p>1001,97</text:p>
          </table:table-cell>
          <table:table-cell table:formula="of:=[.D12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670.64">
            <text:p>670,64</text:p>
          </table:table-cell>
          <table:table-cell office:value-type="float" office:value="1001.97">
            <text:p>1001,97</text:p>
          </table:table-cell>
          <table:table-cell table:formula="of:=[.D12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663.65">
            <text:p>663,65</text:p>
          </table:table-cell>
          <table:table-cell office:value-type="float" office:value="1001.97">
            <text:p>1001,97</text:p>
          </table:table-cell>
          <table:table-cell table:formula="of:=[.D12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684.05">
            <text:p>684,05</text:p>
          </table:table-cell>
          <table:table-cell office:value-type="float" office:value="1001.97">
            <text:p>1001,97</text:p>
          </table:table-cell>
          <table:table-cell table:formula="of:=[.D12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672.94">
            <text:p>672,94</text:p>
          </table:table-cell>
          <table:table-cell office:value-type="float" office:value="1001.97">
            <text:p>1001,97</text:p>
          </table:table-cell>
          <table:table-cell table:formula="of:=[.D12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664.23">
            <text:p>664,23</text:p>
          </table:table-cell>
          <table:table-cell office:value-type="float" office:value="1001.97">
            <text:p>1001,97</text:p>
          </table:table-cell>
          <table:table-cell table:formula="of:=[.D12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679.85">
            <text:p>679,85</text:p>
          </table:table-cell>
          <table:table-cell office:value-type="float" office:value="1001.97">
            <text:p>1001,97</text:p>
          </table:table-cell>
          <table:table-cell table:formula="of:=[.D12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661.84">
            <text:p>661,84</text:p>
          </table:table-cell>
          <table:table-cell office:value-type="float" office:value="1001.97">
            <text:p>1001,97</text:p>
          </table:table-cell>
          <table:table-cell table:formula="of:=[.D12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750.04">
            <text:p>750,04</text:p>
          </table:table-cell>
          <table:table-cell office:value-type="float" office:value="1001.97">
            <text:p>1001,97</text:p>
          </table:table-cell>
          <table:table-cell table:formula="of:=[.D12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692.12">
            <text:p>692,12</text:p>
          </table:table-cell>
          <table:table-cell office:value-type="float" office:value="1001.97">
            <text:p>1001,97</text:p>
          </table:table-cell>
          <table:table-cell table:formula="of:=[.D12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664.35">
            <text:p>664,35</text:p>
          </table:table-cell>
          <table:table-cell office:value-type="float" office:value="1001.97">
            <text:p>1001,97</text:p>
          </table:table-cell>
          <table:table-cell table:formula="of:=[.D12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711.96">
            <text:p>711,96</text:p>
          </table:table-cell>
          <table:table-cell office:value-type="float" office:value="1001.97">
            <text:p>1001,97</text:p>
          </table:table-cell>
          <table:table-cell table:formula="of:=[.D12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667.25">
            <text:p>667,25</text:p>
          </table:table-cell>
          <table:table-cell office:value-type="float" office:value="1001.97">
            <text:p>1001,97</text:p>
          </table:table-cell>
          <table:table-cell table:formula="of:=[.D12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715.54">
            <text:p>715,54</text:p>
          </table:table-cell>
          <table:table-cell office:value-type="float" office:value="1001.97">
            <text:p>1001,97</text:p>
          </table:table-cell>
          <table:table-cell table:formula="of:=[.D12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666.46">
            <text:p>666,46</text:p>
          </table:table-cell>
          <table:table-cell office:value-type="float" office:value="1001.97">
            <text:p>1001,97</text:p>
          </table:table-cell>
          <table:table-cell table:formula="of:=[.D12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668.26">
            <text:p>668,26</text:p>
          </table:table-cell>
          <table:table-cell office:value-type="float" office:value="1001.97">
            <text:p>1001,97</text:p>
          </table:table-cell>
          <table:table-cell table:formula="of:=[.D12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674.25">
            <text:p>674,25</text:p>
          </table:table-cell>
          <table:table-cell office:value-type="float" office:value="1001.97">
            <text:p>1001,97</text:p>
          </table:table-cell>
          <table:table-cell table:formula="of:=[.D12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715.01">
            <text:p>715,01</text:p>
          </table:table-cell>
          <table:table-cell office:value-type="float" office:value="1001.97">
            <text:p>1001,97</text:p>
          </table:table-cell>
          <table:table-cell table:formula="of:=[.D12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694.15">
            <text:p>694,15</text:p>
          </table:table-cell>
          <table:table-cell office:value-type="float" office:value="1001.97">
            <text:p>1001,97</text:p>
          </table:table-cell>
          <table:table-cell table:formula="of:=[.D12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669.81">
            <text:p>669,81</text:p>
          </table:table-cell>
          <table:table-cell office:value-type="float" office:value="1001.97">
            <text:p>1001,97</text:p>
          </table:table-cell>
          <table:table-cell table:formula="of:=[.D12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673.62">
            <text:p>673,62</text:p>
          </table:table-cell>
          <table:table-cell office:value-type="float" office:value="1001.97">
            <text:p>1001,97</text:p>
          </table:table-cell>
          <table:table-cell table:formula="of:=[.D12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664.31">
            <text:p>664,31</text:p>
          </table:table-cell>
          <table:table-cell office:value-type="float" office:value="1001.97">
            <text:p>1001,97</text:p>
          </table:table-cell>
          <table:table-cell table:formula="of:=[.D12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728.11">
            <text:p>728,11</text:p>
          </table:table-cell>
          <table:table-cell office:value-type="float" office:value="1001.97">
            <text:p>1001,97</text:p>
          </table:table-cell>
          <table:table-cell table:formula="of:=[.D12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663.47">
            <text:p>663,47</text:p>
          </table:table-cell>
          <table:table-cell office:value-type="float" office:value="1001.97">
            <text:p>1001,97</text:p>
          </table:table-cell>
          <table:table-cell table:formula="of:=[.D12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708.96">
            <text:p>708,96</text:p>
          </table:table-cell>
          <table:table-cell office:value-type="float" office:value="1001.97">
            <text:p>1001,97</text:p>
          </table:table-cell>
          <table:table-cell table:formula="of:=[.D12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668.75">
            <text:p>668,75</text:p>
          </table:table-cell>
          <table:table-cell office:value-type="float" office:value="1001.97">
            <text:p>1001,97</text:p>
          </table:table-cell>
          <table:table-cell table:formula="of:=[.D12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671.06">
            <text:p>671,06</text:p>
          </table:table-cell>
          <table:table-cell office:value-type="float" office:value="1001.97">
            <text:p>1001,97</text:p>
          </table:table-cell>
          <table:table-cell table:formula="of:=[.D13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673.12">
            <text:p>673,12</text:p>
          </table:table-cell>
          <table:table-cell office:value-type="float" office:value="1001.97">
            <text:p>1001,97</text:p>
          </table:table-cell>
          <table:table-cell table:formula="of:=[.D13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682.69">
            <text:p>682,69</text:p>
          </table:table-cell>
          <table:table-cell office:value-type="float" office:value="1001.97">
            <text:p>1001,97</text:p>
          </table:table-cell>
          <table:table-cell table:formula="of:=[.D13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690.53">
            <text:p>690,53</text:p>
          </table:table-cell>
          <table:table-cell office:value-type="float" office:value="1001.97">
            <text:p>1001,97</text:p>
          </table:table-cell>
          <table:table-cell table:formula="of:=[.D13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681.4">
            <text:p>681,40</text:p>
          </table:table-cell>
          <table:table-cell office:value-type="float" office:value="1001.97">
            <text:p>1001,97</text:p>
          </table:table-cell>
          <table:table-cell table:formula="of:=[.D13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702.6">
            <text:p>702,60</text:p>
          </table:table-cell>
          <table:table-cell office:value-type="float" office:value="1001.97">
            <text:p>1001,97</text:p>
          </table:table-cell>
          <table:table-cell table:formula="of:=[.D13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675.99">
            <text:p>675,99</text:p>
          </table:table-cell>
          <table:table-cell office:value-type="float" office:value="1001.97">
            <text:p>1001,97</text:p>
          </table:table-cell>
          <table:table-cell table:formula="of:=[.D13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720.18">
            <text:p>720,18</text:p>
          </table:table-cell>
          <table:table-cell office:value-type="float" office:value="1001.97">
            <text:p>1001,97</text:p>
          </table:table-cell>
          <table:table-cell table:formula="of:=[.D13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706.97">
            <text:p>706,97</text:p>
          </table:table-cell>
          <table:table-cell office:value-type="float" office:value="1001.97">
            <text:p>1001,97</text:p>
          </table:table-cell>
          <table:table-cell table:formula="of:=[.D13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669.85">
            <text:p>669,85</text:p>
          </table:table-cell>
          <table:table-cell office:value-type="float" office:value="1001.97">
            <text:p>1001,97</text:p>
          </table:table-cell>
          <table:table-cell table:formula="of:=[.D13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678.66">
            <text:p>678,66</text:p>
          </table:table-cell>
          <table:table-cell office:value-type="float" office:value="1001.97">
            <text:p>1001,97</text:p>
          </table:table-cell>
          <table:table-cell table:formula="of:=[.D13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680.8">
            <text:p>680,80</text:p>
          </table:table-cell>
          <table:table-cell office:value-type="float" office:value="1001.97">
            <text:p>1001,97</text:p>
          </table:table-cell>
          <table:table-cell table:formula="of:=[.D13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676.76">
            <text:p>676,76</text:p>
          </table:table-cell>
          <table:table-cell office:value-type="float" office:value="1001.97">
            <text:p>1001,97</text:p>
          </table:table-cell>
          <table:table-cell table:formula="of:=[.D13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680.2">
            <text:p>680,20</text:p>
          </table:table-cell>
          <table:table-cell office:value-type="float" office:value="1001.97">
            <text:p>1001,97</text:p>
          </table:table-cell>
          <table:table-cell table:formula="of:=[.D13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675.93">
            <text:p>675,93</text:p>
          </table:table-cell>
          <table:table-cell office:value-type="float" office:value="1001.97">
            <text:p>1001,97</text:p>
          </table:table-cell>
          <table:table-cell table:formula="of:=[.D13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681.12">
            <text:p>681,12</text:p>
          </table:table-cell>
          <table:table-cell office:value-type="float" office:value="1001.97">
            <text:p>1001,97</text:p>
          </table:table-cell>
          <table:table-cell table:formula="of:=[.D13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683.32">
            <text:p>683,32</text:p>
          </table:table-cell>
          <table:table-cell office:value-type="float" office:value="1001.97">
            <text:p>1001,97</text:p>
          </table:table-cell>
          <table:table-cell table:formula="of:=[.D13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675.19">
            <text:p>675,19</text:p>
          </table:table-cell>
          <table:table-cell office:value-type="float" office:value="1001.97">
            <text:p>1001,97</text:p>
          </table:table-cell>
          <table:table-cell table:formula="of:=[.D13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684.46">
            <text:p>684,46</text:p>
          </table:table-cell>
          <table:table-cell office:value-type="float" office:value="1001.97">
            <text:p>1001,97</text:p>
          </table:table-cell>
          <table:table-cell table:formula="of:=[.D13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677.95">
            <text:p>677,95</text:p>
          </table:table-cell>
          <table:table-cell office:value-type="float" office:value="1001.97">
            <text:p>1001,97</text:p>
          </table:table-cell>
          <table:table-cell table:formula="of:=[.D13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680.6">
            <text:p>680,60</text:p>
          </table:table-cell>
          <table:table-cell office:value-type="float" office:value="1001.97">
            <text:p>1001,97</text:p>
          </table:table-cell>
          <table:table-cell table:formula="of:=[.D13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684.74">
            <text:p>684,74</text:p>
          </table:table-cell>
          <table:table-cell office:value-type="float" office:value="1001.97">
            <text:p>1001,97</text:p>
          </table:table-cell>
          <table:table-cell table:formula="of:=[.D13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685.38">
            <text:p>685,38</text:p>
          </table:table-cell>
          <table:table-cell office:value-type="float" office:value="1001.97">
            <text:p>1001,97</text:p>
          </table:table-cell>
          <table:table-cell table:formula="of:=[.D13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684.91">
            <text:p>684,91</text:p>
          </table:table-cell>
          <table:table-cell office:value-type="float" office:value="1001.97">
            <text:p>1001,97</text:p>
          </table:table-cell>
          <table:table-cell table:formula="of:=[.D13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683.14">
            <text:p>683,14</text:p>
          </table:table-cell>
          <table:table-cell office:value-type="float" office:value="1001.97">
            <text:p>1001,97</text:p>
          </table:table-cell>
          <table:table-cell table:formula="of:=[.D13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689.94">
            <text:p>689,94</text:p>
          </table:table-cell>
          <table:table-cell office:value-type="float" office:value="1001.97">
            <text:p>1001,97</text:p>
          </table:table-cell>
          <table:table-cell table:formula="of:=[.D13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691.75">
            <text:p>691,75</text:p>
          </table:table-cell>
          <table:table-cell office:value-type="float" office:value="1001.97">
            <text:p>1001,97</text:p>
          </table:table-cell>
          <table:table-cell table:formula="of:=[.D13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708.08">
            <text:p>708,08</text:p>
          </table:table-cell>
          <table:table-cell office:value-type="float" office:value="1001.97">
            <text:p>1001,97</text:p>
          </table:table-cell>
          <table:table-cell table:formula="of:=[.D13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692.63">
            <text:p>692,63</text:p>
          </table:table-cell>
          <table:table-cell office:value-type="float" office:value="1001.97">
            <text:p>1001,97</text:p>
          </table:table-cell>
          <table:table-cell table:formula="of:=[.D13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695.45">
            <text:p>695,45</text:p>
          </table:table-cell>
          <table:table-cell office:value-type="float" office:value="1001.97">
            <text:p>1001,97</text:p>
          </table:table-cell>
          <table:table-cell table:formula="of:=[.D13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702.47">
            <text:p>702,47</text:p>
          </table:table-cell>
          <table:table-cell office:value-type="float" office:value="1001.97">
            <text:p>1001,97</text:p>
          </table:table-cell>
          <table:table-cell table:formula="of:=[.D13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727.38">
            <text:p>727,38</text:p>
          </table:table-cell>
          <table:table-cell office:value-type="float" office:value="1001.97">
            <text:p>1001,97</text:p>
          </table:table-cell>
          <table:table-cell table:formula="of:=[.D13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685.99">
            <text:p>685,99</text:p>
          </table:table-cell>
          <table:table-cell office:value-type="float" office:value="1001.97">
            <text:p>1001,97</text:p>
          </table:table-cell>
          <table:table-cell table:formula="of:=[.D13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690.31">
            <text:p>690,31</text:p>
          </table:table-cell>
          <table:table-cell office:value-type="float" office:value="1001.97">
            <text:p>1001,97</text:p>
          </table:table-cell>
          <table:table-cell table:formula="of:=[.D13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689.42">
            <text:p>689,42</text:p>
          </table:table-cell>
          <table:table-cell office:value-type="float" office:value="1001.97">
            <text:p>1001,97</text:p>
          </table:table-cell>
          <table:table-cell table:formula="of:=[.D13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690.44">
            <text:p>690,44</text:p>
          </table:table-cell>
          <table:table-cell office:value-type="float" office:value="1001.97">
            <text:p>1001,97</text:p>
          </table:table-cell>
          <table:table-cell table:formula="of:=[.D13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704.14">
            <text:p>704,14</text:p>
          </table:table-cell>
          <table:table-cell office:value-type="float" office:value="1001.97">
            <text:p>1001,97</text:p>
          </table:table-cell>
          <table:table-cell table:formula="of:=[.D13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699.07">
            <text:p>699,07</text:p>
          </table:table-cell>
          <table:table-cell office:value-type="float" office:value="1001.97">
            <text:p>1001,97</text:p>
          </table:table-cell>
          <table:table-cell table:formula="of:=[.D13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692.84">
            <text:p>692,84</text:p>
          </table:table-cell>
          <table:table-cell office:value-type="float" office:value="1001.97">
            <text:p>1001,97</text:p>
          </table:table-cell>
          <table:table-cell table:formula="of:=[.D13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687.94">
            <text:p>687,94</text:p>
          </table:table-cell>
          <table:table-cell office:value-type="float" office:value="1001.97">
            <text:p>1001,97</text:p>
          </table:table-cell>
          <table:table-cell table:formula="of:=[.D13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690.68">
            <text:p>690,68</text:p>
          </table:table-cell>
          <table:table-cell office:value-type="float" office:value="1001.97">
            <text:p>1001,97</text:p>
          </table:table-cell>
          <table:table-cell table:formula="of:=[.D13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695.9">
            <text:p>695,90</text:p>
          </table:table-cell>
          <table:table-cell office:value-type="float" office:value="1001.97">
            <text:p>1001,97</text:p>
          </table:table-cell>
          <table:table-cell table:formula="of:=[.D13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712.98">
            <text:p>712,98</text:p>
          </table:table-cell>
          <table:table-cell office:value-type="float" office:value="1001.97">
            <text:p>1001,97</text:p>
          </table:table-cell>
          <table:table-cell table:formula="of:=[.D13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728.51">
            <text:p>728,51</text:p>
          </table:table-cell>
          <table:table-cell office:value-type="float" office:value="1001.97">
            <text:p>1001,97</text:p>
          </table:table-cell>
          <table:table-cell table:formula="of:=[.D13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698.48">
            <text:p>698,48</text:p>
          </table:table-cell>
          <table:table-cell office:value-type="float" office:value="1001.97">
            <text:p>1001,97</text:p>
          </table:table-cell>
          <table:table-cell table:formula="of:=[.D13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710.52">
            <text:p>710,52</text:p>
          </table:table-cell>
          <table:table-cell office:value-type="float" office:value="1001.97">
            <text:p>1001,97</text:p>
          </table:table-cell>
          <table:table-cell table:formula="of:=[.D13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702.78">
            <text:p>702,78</text:p>
          </table:table-cell>
          <table:table-cell office:value-type="float" office:value="1001.97">
            <text:p>1001,97</text:p>
          </table:table-cell>
          <table:table-cell table:formula="of:=[.D13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710.18">
            <text:p>710,18</text:p>
          </table:table-cell>
          <table:table-cell office:value-type="float" office:value="1001.97">
            <text:p>1001,97</text:p>
          </table:table-cell>
          <table:table-cell table:formula="of:=[.D13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713.97">
            <text:p>713,97</text:p>
          </table:table-cell>
          <table:table-cell office:value-type="float" office:value="1001.97">
            <text:p>1001,97</text:p>
          </table:table-cell>
          <table:table-cell table:formula="of:=[.D13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1098.36">
            <text:p>1098,36</text:p>
          </table:table-cell>
          <table:table-cell office:value-type="float" office:value="1001.97">
            <text:p>1001,97</text:p>
          </table:table-cell>
          <table:table-cell table:formula="of:=[.D13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890.53">
            <text:p>890,53</text:p>
          </table:table-cell>
          <table:table-cell office:value-type="float" office:value="1001.97">
            <text:p>1001,97</text:p>
          </table:table-cell>
          <table:table-cell table:formula="of:=[.D13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779.14">
            <text:p>779,14</text:p>
          </table:table-cell>
          <table:table-cell office:value-type="float" office:value="1001.97">
            <text:p>1001,97</text:p>
          </table:table-cell>
          <table:table-cell table:formula="of:=[.D13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791.11">
            <text:p>791,11</text:p>
          </table:table-cell>
          <table:table-cell office:value-type="float" office:value="1001.97">
            <text:p>1001,97</text:p>
          </table:table-cell>
          <table:table-cell table:formula="of:=[.D13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700.87">
            <text:p>700,87</text:p>
          </table:table-cell>
          <table:table-cell office:value-type="float" office:value="1001.97">
            <text:p>1001,97</text:p>
          </table:table-cell>
          <table:table-cell table:formula="of:=[.D13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697.81">
            <text:p>697,81</text:p>
          </table:table-cell>
          <table:table-cell office:value-type="float" office:value="1001.97">
            <text:p>1001,97</text:p>
          </table:table-cell>
          <table:table-cell table:formula="of:=[.D13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695.54">
            <text:p>695,54</text:p>
          </table:table-cell>
          <table:table-cell office:value-type="float" office:value="1001.97">
            <text:p>1001,97</text:p>
          </table:table-cell>
          <table:table-cell table:formula="of:=[.D13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696.91">
            <text:p>696,91</text:p>
          </table:table-cell>
          <table:table-cell office:value-type="float" office:value="1001.97">
            <text:p>1001,97</text:p>
          </table:table-cell>
          <table:table-cell table:formula="of:=[.D13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698.06">
            <text:p>698,06</text:p>
          </table:table-cell>
          <table:table-cell office:value-type="float" office:value="1001.97">
            <text:p>1001,97</text:p>
          </table:table-cell>
          <table:table-cell table:formula="of:=[.D13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695.75">
            <text:p>695,75</text:p>
          </table:table-cell>
          <table:table-cell office:value-type="float" office:value="1001.97">
            <text:p>1001,97</text:p>
          </table:table-cell>
          <table:table-cell table:formula="of:=[.D13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694.6">
            <text:p>694,60</text:p>
          </table:table-cell>
          <table:table-cell office:value-type="float" office:value="1001.97">
            <text:p>1001,97</text:p>
          </table:table-cell>
          <table:table-cell table:formula="of:=[.D13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708.95">
            <text:p>708,95</text:p>
          </table:table-cell>
          <table:table-cell office:value-type="float" office:value="1001.97">
            <text:p>1001,97</text:p>
          </table:table-cell>
          <table:table-cell table:formula="of:=[.D13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714.48">
            <text:p>714,48</text:p>
          </table:table-cell>
          <table:table-cell office:value-type="float" office:value="1001.97">
            <text:p>1001,97</text:p>
          </table:table-cell>
          <table:table-cell table:formula="of:=[.D13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693.39">
            <text:p>693,39</text:p>
          </table:table-cell>
          <table:table-cell office:value-type="float" office:value="1001.97">
            <text:p>1001,97</text:p>
          </table:table-cell>
          <table:table-cell table:formula="of:=[.D13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697.02">
            <text:p>697,02</text:p>
          </table:table-cell>
          <table:table-cell office:value-type="float" office:value="1001.97">
            <text:p>1001,97</text:p>
          </table:table-cell>
          <table:table-cell table:formula="of:=[.D13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703.6">
            <text:p>703,60</text:p>
          </table:table-cell>
          <table:table-cell office:value-type="float" office:value="1001.97">
            <text:p>1001,97</text:p>
          </table:table-cell>
          <table:table-cell table:formula="of:=[.D13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731.8">
            <text:p>731,80</text:p>
          </table:table-cell>
          <table:table-cell office:value-type="float" office:value="1001.97">
            <text:p>1001,97</text:p>
          </table:table-cell>
          <table:table-cell table:formula="of:=[.D13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725.17">
            <text:p>725,17</text:p>
          </table:table-cell>
          <table:table-cell office:value-type="float" office:value="1001.97">
            <text:p>1001,97</text:p>
          </table:table-cell>
          <table:table-cell table:formula="of:=[.D13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708.45">
            <text:p>708,45</text:p>
          </table:table-cell>
          <table:table-cell office:value-type="float" office:value="1001.97">
            <text:p>1001,97</text:p>
          </table:table-cell>
          <table:table-cell table:formula="of:=[.D13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711.26">
            <text:p>711,26</text:p>
          </table:table-cell>
          <table:table-cell office:value-type="float" office:value="1001.97">
            <text:p>1001,97</text:p>
          </table:table-cell>
          <table:table-cell table:formula="of:=[.D13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709.48">
            <text:p>709,48</text:p>
          </table:table-cell>
          <table:table-cell office:value-type="float" office:value="1001.97">
            <text:p>1001,97</text:p>
          </table:table-cell>
          <table:table-cell table:formula="of:=[.D13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703.29">
            <text:p>703,29</text:p>
          </table:table-cell>
          <table:table-cell office:value-type="float" office:value="1001.97">
            <text:p>1001,97</text:p>
          </table:table-cell>
          <table:table-cell table:formula="of:=[.D13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734.25">
            <text:p>734,25</text:p>
          </table:table-cell>
          <table:table-cell office:value-type="float" office:value="1001.97">
            <text:p>1001,97</text:p>
          </table:table-cell>
          <table:table-cell table:formula="of:=[.D13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715.33">
            <text:p>715,33</text:p>
          </table:table-cell>
          <table:table-cell office:value-type="float" office:value="1001.97">
            <text:p>1001,97</text:p>
          </table:table-cell>
          <table:table-cell table:formula="of:=[.D13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706.16">
            <text:p>706,16</text:p>
          </table:table-cell>
          <table:table-cell office:value-type="float" office:value="1001.97">
            <text:p>1001,97</text:p>
          </table:table-cell>
          <table:table-cell table:formula="of:=[.D13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698.74">
            <text:p>698,74</text:p>
          </table:table-cell>
          <table:table-cell office:value-type="float" office:value="1001.97">
            <text:p>1001,97</text:p>
          </table:table-cell>
          <table:table-cell table:formula="of:=[.D13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700.81">
            <text:p>700,81</text:p>
          </table:table-cell>
          <table:table-cell office:value-type="float" office:value="1001.97">
            <text:p>1001,97</text:p>
          </table:table-cell>
          <table:table-cell table:formula="of:=[.D13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698.7">
            <text:p>698,70</text:p>
          </table:table-cell>
          <table:table-cell office:value-type="float" office:value="1001.97">
            <text:p>1001,97</text:p>
          </table:table-cell>
          <table:table-cell table:formula="of:=[.D13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701.33">
            <text:p>701,33</text:p>
          </table:table-cell>
          <table:table-cell office:value-type="float" office:value="1001.97">
            <text:p>1001,97</text:p>
          </table:table-cell>
          <table:table-cell table:formula="of:=[.D13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709.96">
            <text:p>709,96</text:p>
          </table:table-cell>
          <table:table-cell office:value-type="float" office:value="1001.97">
            <text:p>1001,97</text:p>
          </table:table-cell>
          <table:table-cell table:formula="of:=[.D13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705.92">
            <text:p>705,92</text:p>
          </table:table-cell>
          <table:table-cell office:value-type="float" office:value="1001.97">
            <text:p>1001,97</text:p>
          </table:table-cell>
          <table:table-cell table:formula="of:=[.D13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728.42">
            <text:p>728,42</text:p>
          </table:table-cell>
          <table:table-cell office:value-type="float" office:value="1001.97">
            <text:p>1001,97</text:p>
          </table:table-cell>
          <table:table-cell table:formula="of:=[.D13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724.22">
            <text:p>724,22</text:p>
          </table:table-cell>
          <table:table-cell office:value-type="float" office:value="1001.97">
            <text:p>1001,97</text:p>
          </table:table-cell>
          <table:table-cell table:formula="of:=[.D13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699.97">
            <text:p>699,97</text:p>
          </table:table-cell>
          <table:table-cell office:value-type="float" office:value="1001.97">
            <text:p>1001,97</text:p>
          </table:table-cell>
          <table:table-cell table:formula="of:=[.D13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706.34">
            <text:p>706,34</text:p>
          </table:table-cell>
          <table:table-cell office:value-type="float" office:value="1001.97">
            <text:p>1001,97</text:p>
          </table:table-cell>
          <table:table-cell table:formula="of:=[.D13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713.67">
            <text:p>713,67</text:p>
          </table:table-cell>
          <table:table-cell office:value-type="float" office:value="1001.97">
            <text:p>1001,97</text:p>
          </table:table-cell>
          <table:table-cell table:formula="of:=[.D13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701.51">
            <text:p>701,51</text:p>
          </table:table-cell>
          <table:table-cell office:value-type="float" office:value="1001.97">
            <text:p>1001,97</text:p>
          </table:table-cell>
          <table:table-cell table:formula="of:=[.D13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712.27">
            <text:p>712,27</text:p>
          </table:table-cell>
          <table:table-cell office:value-type="float" office:value="1001.97">
            <text:p>1001,97</text:p>
          </table:table-cell>
          <table:table-cell table:formula="of:=[.D13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702.38">
            <text:p>702,38</text:p>
          </table:table-cell>
          <table:table-cell office:value-type="float" office:value="1001.97">
            <text:p>1001,97</text:p>
          </table:table-cell>
          <table:table-cell table:formula="of:=[.D13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722.3">
            <text:p>722,30</text:p>
          </table:table-cell>
          <table:table-cell office:value-type="float" office:value="1001.97">
            <text:p>1001,97</text:p>
          </table:table-cell>
          <table:table-cell table:formula="of:=[.D13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709.98">
            <text:p>709,98</text:p>
          </table:table-cell>
          <table:table-cell office:value-type="float" office:value="1001.97">
            <text:p>1001,97</text:p>
          </table:table-cell>
          <table:table-cell table:formula="of:=[.D13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703.02">
            <text:p>703,02</text:p>
          </table:table-cell>
          <table:table-cell office:value-type="float" office:value="1001.97">
            <text:p>1001,97</text:p>
          </table:table-cell>
          <table:table-cell table:formula="of:=[.D13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730.69">
            <text:p>730,69</text:p>
          </table:table-cell>
          <table:table-cell office:value-type="float" office:value="1001.97">
            <text:p>1001,97</text:p>
          </table:table-cell>
          <table:table-cell table:formula="of:=[.D13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730.11">
            <text:p>730,11</text:p>
          </table:table-cell>
          <table:table-cell office:value-type="float" office:value="1001.97">
            <text:p>1001,97</text:p>
          </table:table-cell>
          <table:table-cell table:formula="of:=[.D13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711.62">
            <text:p>711,62</text:p>
          </table:table-cell>
          <table:table-cell office:value-type="float" office:value="1001.97">
            <text:p>1001,97</text:p>
          </table:table-cell>
          <table:table-cell table:formula="of:=[.D13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704.76">
            <text:p>704,76</text:p>
          </table:table-cell>
          <table:table-cell office:value-type="float" office:value="1001.97">
            <text:p>1001,97</text:p>
          </table:table-cell>
          <table:table-cell table:formula="of:=[.D13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715.65">
            <text:p>715,65</text:p>
          </table:table-cell>
          <table:table-cell office:value-type="float" office:value="1001.97">
            <text:p>1001,97</text:p>
          </table:table-cell>
          <table:table-cell table:formula="of:=[.D13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709.17">
            <text:p>709,17</text:p>
          </table:table-cell>
          <table:table-cell office:value-type="float" office:value="1001.97">
            <text:p>1001,97</text:p>
          </table:table-cell>
          <table:table-cell table:formula="of:=[.D13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709.91">
            <text:p>709,91</text:p>
          </table:table-cell>
          <table:table-cell office:value-type="float" office:value="1001.97">
            <text:p>1001,97</text:p>
          </table:table-cell>
          <table:table-cell table:formula="of:=[.D13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712.25">
            <text:p>712,25</text:p>
          </table:table-cell>
          <table:table-cell office:value-type="float" office:value="1001.97">
            <text:p>1001,97</text:p>
          </table:table-cell>
          <table:table-cell table:formula="of:=[.D13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707.32">
            <text:p>707,32</text:p>
          </table:table-cell>
          <table:table-cell office:value-type="float" office:value="1001.97">
            <text:p>1001,97</text:p>
          </table:table-cell>
          <table:table-cell table:formula="of:=[.D13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710.8">
            <text:p>710,80</text:p>
          </table:table-cell>
          <table:table-cell office:value-type="float" office:value="1001.97">
            <text:p>1001,97</text:p>
          </table:table-cell>
          <table:table-cell table:formula="of:=[.D14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742.1">
            <text:p>742,10</text:p>
          </table:table-cell>
          <table:table-cell office:value-type="float" office:value="1001.97">
            <text:p>1001,97</text:p>
          </table:table-cell>
          <table:table-cell table:formula="of:=[.D14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733.91">
            <text:p>733,91</text:p>
          </table:table-cell>
          <table:table-cell office:value-type="float" office:value="1001.97">
            <text:p>1001,97</text:p>
          </table:table-cell>
          <table:table-cell table:formula="of:=[.D14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715.91">
            <text:p>715,91</text:p>
          </table:table-cell>
          <table:table-cell office:value-type="float" office:value="1001.97">
            <text:p>1001,97</text:p>
          </table:table-cell>
          <table:table-cell table:formula="of:=[.D14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753.39">
            <text:p>753,39</text:p>
          </table:table-cell>
          <table:table-cell office:value-type="float" office:value="1001.97">
            <text:p>1001,97</text:p>
          </table:table-cell>
          <table:table-cell table:formula="of:=[.D14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723.33">
            <text:p>723,33</text:p>
          </table:table-cell>
          <table:table-cell office:value-type="float" office:value="1001.97">
            <text:p>1001,97</text:p>
          </table:table-cell>
          <table:table-cell table:formula="of:=[.D14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719.29">
            <text:p>719,29</text:p>
          </table:table-cell>
          <table:table-cell office:value-type="float" office:value="1001.97">
            <text:p>1001,97</text:p>
          </table:table-cell>
          <table:table-cell table:formula="of:=[.D14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720.04">
            <text:p>720,04</text:p>
          </table:table-cell>
          <table:table-cell office:value-type="float" office:value="1001.97">
            <text:p>1001,97</text:p>
          </table:table-cell>
          <table:table-cell table:formula="of:=[.D14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717.4">
            <text:p>717,40</text:p>
          </table:table-cell>
          <table:table-cell office:value-type="float" office:value="1001.97">
            <text:p>1001,97</text:p>
          </table:table-cell>
          <table:table-cell table:formula="of:=[.D14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750.11">
            <text:p>750,11</text:p>
          </table:table-cell>
          <table:table-cell office:value-type="float" office:value="1001.97">
            <text:p>1001,97</text:p>
          </table:table-cell>
          <table:table-cell table:formula="of:=[.D14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732.15">
            <text:p>732,15</text:p>
          </table:table-cell>
          <table:table-cell office:value-type="float" office:value="1001.97">
            <text:p>1001,97</text:p>
          </table:table-cell>
          <table:table-cell table:formula="of:=[.D14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720.18">
            <text:p>720,18</text:p>
          </table:table-cell>
          <table:table-cell office:value-type="float" office:value="1001.97">
            <text:p>1001,97</text:p>
          </table:table-cell>
          <table:table-cell table:formula="of:=[.D14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718.49">
            <text:p>718,49</text:p>
          </table:table-cell>
          <table:table-cell office:value-type="float" office:value="1001.97">
            <text:p>1001,97</text:p>
          </table:table-cell>
          <table:table-cell table:formula="of:=[.D14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720.12">
            <text:p>720,12</text:p>
          </table:table-cell>
          <table:table-cell office:value-type="float" office:value="1001.97">
            <text:p>1001,97</text:p>
          </table:table-cell>
          <table:table-cell table:formula="of:=[.D14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723.91">
            <text:p>723,91</text:p>
          </table:table-cell>
          <table:table-cell office:value-type="float" office:value="1001.97">
            <text:p>1001,97</text:p>
          </table:table-cell>
          <table:table-cell table:formula="of:=[.D14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716.1">
            <text:p>716,10</text:p>
          </table:table-cell>
          <table:table-cell office:value-type="float" office:value="1001.97">
            <text:p>1001,97</text:p>
          </table:table-cell>
          <table:table-cell table:formula="of:=[.D14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721.79">
            <text:p>721,79</text:p>
          </table:table-cell>
          <table:table-cell office:value-type="float" office:value="1001.97">
            <text:p>1001,97</text:p>
          </table:table-cell>
          <table:table-cell table:formula="of:=[.D14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737.54">
            <text:p>737,54</text:p>
          </table:table-cell>
          <table:table-cell office:value-type="float" office:value="1001.97">
            <text:p>1001,97</text:p>
          </table:table-cell>
          <table:table-cell table:formula="of:=[.D14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751.88">
            <text:p>751,88</text:p>
          </table:table-cell>
          <table:table-cell office:value-type="float" office:value="1001.97">
            <text:p>1001,97</text:p>
          </table:table-cell>
          <table:table-cell table:formula="of:=[.D14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721.48">
            <text:p>721,48</text:p>
          </table:table-cell>
          <table:table-cell office:value-type="float" office:value="1001.97">
            <text:p>1001,97</text:p>
          </table:table-cell>
          <table:table-cell table:formula="of:=[.D14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725.37">
            <text:p>725,37</text:p>
          </table:table-cell>
          <table:table-cell office:value-type="float" office:value="1001.97">
            <text:p>1001,97</text:p>
          </table:table-cell>
          <table:table-cell table:formula="of:=[.D14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732.01">
            <text:p>732,01</text:p>
          </table:table-cell>
          <table:table-cell office:value-type="float" office:value="1001.97">
            <text:p>1001,97</text:p>
          </table:table-cell>
          <table:table-cell table:formula="of:=[.D14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718.67">
            <text:p>718,67</text:p>
          </table:table-cell>
          <table:table-cell office:value-type="float" office:value="1001.97">
            <text:p>1001,97</text:p>
          </table:table-cell>
          <table:table-cell table:formula="of:=[.D14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729.65">
            <text:p>729,65</text:p>
          </table:table-cell>
          <table:table-cell office:value-type="float" office:value="1001.97">
            <text:p>1001,97</text:p>
          </table:table-cell>
          <table:table-cell table:formula="of:=[.D14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736.04">
            <text:p>736,04</text:p>
          </table:table-cell>
          <table:table-cell office:value-type="float" office:value="1001.97">
            <text:p>1001,97</text:p>
          </table:table-cell>
          <table:table-cell table:formula="of:=[.D14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746.8">
            <text:p>746,80</text:p>
          </table:table-cell>
          <table:table-cell office:value-type="float" office:value="1001.97">
            <text:p>1001,97</text:p>
          </table:table-cell>
          <table:table-cell table:formula="of:=[.D14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756.2">
            <text:p>756,20</text:p>
          </table:table-cell>
          <table:table-cell office:value-type="float" office:value="1001.97">
            <text:p>1001,97</text:p>
          </table:table-cell>
          <table:table-cell table:formula="of:=[.D14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725.54">
            <text:p>725,54</text:p>
          </table:table-cell>
          <table:table-cell office:value-type="float" office:value="1001.97">
            <text:p>1001,97</text:p>
          </table:table-cell>
          <table:table-cell table:formula="of:=[.D14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740.19">
            <text:p>740,19</text:p>
          </table:table-cell>
          <table:table-cell office:value-type="float" office:value="1001.97">
            <text:p>1001,97</text:p>
          </table:table-cell>
          <table:table-cell table:formula="of:=[.D14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724.05">
            <text:p>724,05</text:p>
          </table:table-cell>
          <table:table-cell office:value-type="float" office:value="1001.97">
            <text:p>1001,97</text:p>
          </table:table-cell>
          <table:table-cell table:formula="of:=[.D14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726.83">
            <text:p>726,83</text:p>
          </table:table-cell>
          <table:table-cell office:value-type="float" office:value="1001.97">
            <text:p>1001,97</text:p>
          </table:table-cell>
          <table:table-cell table:formula="of:=[.D14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726.7">
            <text:p>726,70</text:p>
          </table:table-cell>
          <table:table-cell office:value-type="float" office:value="1001.97">
            <text:p>1001,97</text:p>
          </table:table-cell>
          <table:table-cell table:formula="of:=[.D14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729.48">
            <text:p>729,48</text:p>
          </table:table-cell>
          <table:table-cell office:value-type="float" office:value="1001.97">
            <text:p>1001,97</text:p>
          </table:table-cell>
          <table:table-cell table:formula="of:=[.D14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740.4">
            <text:p>740,40</text:p>
          </table:table-cell>
          <table:table-cell office:value-type="float" office:value="1001.97">
            <text:p>1001,97</text:p>
          </table:table-cell>
          <table:table-cell table:formula="of:=[.D14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731.82">
            <text:p>731,82</text:p>
          </table:table-cell>
          <table:table-cell office:value-type="float" office:value="1001.97">
            <text:p>1001,97</text:p>
          </table:table-cell>
          <table:table-cell table:formula="of:=[.D14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731.79">
            <text:p>731,79</text:p>
          </table:table-cell>
          <table:table-cell office:value-type="float" office:value="1001.97">
            <text:p>1001,97</text:p>
          </table:table-cell>
          <table:table-cell table:formula="of:=[.D14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757.26">
            <text:p>757,26</text:p>
          </table:table-cell>
          <table:table-cell office:value-type="float" office:value="1001.97">
            <text:p>1001,97</text:p>
          </table:table-cell>
          <table:table-cell table:formula="of:=[.D14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737">
            <text:p>737,00</text:p>
          </table:table-cell>
          <table:table-cell office:value-type="float" office:value="1001.97">
            <text:p>1001,97</text:p>
          </table:table-cell>
          <table:table-cell table:formula="of:=[.D14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725.25">
            <text:p>725,25</text:p>
          </table:table-cell>
          <table:table-cell office:value-type="float" office:value="1001.97">
            <text:p>1001,97</text:p>
          </table:table-cell>
          <table:table-cell table:formula="of:=[.D14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735.35">
            <text:p>735,35</text:p>
          </table:table-cell>
          <table:table-cell office:value-type="float" office:value="1001.97">
            <text:p>1001,97</text:p>
          </table:table-cell>
          <table:table-cell table:formula="of:=[.D14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727.83">
            <text:p>727,83</text:p>
          </table:table-cell>
          <table:table-cell office:value-type="float" office:value="1001.97">
            <text:p>1001,97</text:p>
          </table:table-cell>
          <table:table-cell table:formula="of:=[.D14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747.45">
            <text:p>747,45</text:p>
          </table:table-cell>
          <table:table-cell office:value-type="float" office:value="1001.97">
            <text:p>1001,97</text:p>
          </table:table-cell>
          <table:table-cell table:formula="of:=[.D14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738.28">
            <text:p>738,28</text:p>
          </table:table-cell>
          <table:table-cell office:value-type="float" office:value="1001.97">
            <text:p>1001,97</text:p>
          </table:table-cell>
          <table:table-cell table:formula="of:=[.D14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722.04">
            <text:p>722,04</text:p>
          </table:table-cell>
          <table:table-cell office:value-type="float" office:value="1001.97">
            <text:p>1001,97</text:p>
          </table:table-cell>
          <table:table-cell table:formula="of:=[.D14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736.92">
            <text:p>736,92</text:p>
          </table:table-cell>
          <table:table-cell office:value-type="float" office:value="1001.97">
            <text:p>1001,97</text:p>
          </table:table-cell>
          <table:table-cell table:formula="of:=[.D14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730.92">
            <text:p>730,92</text:p>
          </table:table-cell>
          <table:table-cell office:value-type="float" office:value="1001.97">
            <text:p>1001,97</text:p>
          </table:table-cell>
          <table:table-cell table:formula="of:=[.D14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728.84">
            <text:p>728,84</text:p>
          </table:table-cell>
          <table:table-cell office:value-type="float" office:value="1001.97">
            <text:p>1001,97</text:p>
          </table:table-cell>
          <table:table-cell table:formula="of:=[.D14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738.79">
            <text:p>738,79</text:p>
          </table:table-cell>
          <table:table-cell office:value-type="float" office:value="1001.97">
            <text:p>1001,97</text:p>
          </table:table-cell>
          <table:table-cell table:formula="of:=[.D14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738.49">
            <text:p>738,49</text:p>
          </table:table-cell>
          <table:table-cell office:value-type="float" office:value="1001.97">
            <text:p>1001,97</text:p>
          </table:table-cell>
          <table:table-cell table:formula="of:=[.D14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746.41">
            <text:p>746,41</text:p>
          </table:table-cell>
          <table:table-cell office:value-type="float" office:value="1001.97">
            <text:p>1001,97</text:p>
          </table:table-cell>
          <table:table-cell table:formula="of:=[.D14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735.9">
            <text:p>735,90</text:p>
          </table:table-cell>
          <table:table-cell office:value-type="float" office:value="1001.97">
            <text:p>1001,97</text:p>
          </table:table-cell>
          <table:table-cell table:formula="of:=[.D14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736.22">
            <text:p>736,22</text:p>
          </table:table-cell>
          <table:table-cell office:value-type="float" office:value="1001.97">
            <text:p>1001,97</text:p>
          </table:table-cell>
          <table:table-cell table:formula="of:=[.D14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733.33">
            <text:p>733,33</text:p>
          </table:table-cell>
          <table:table-cell office:value-type="float" office:value="1001.97">
            <text:p>1001,97</text:p>
          </table:table-cell>
          <table:table-cell table:formula="of:=[.D14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736.69">
            <text:p>736,69</text:p>
          </table:table-cell>
          <table:table-cell office:value-type="float" office:value="1001.97">
            <text:p>1001,97</text:p>
          </table:table-cell>
          <table:table-cell table:formula="of:=[.D14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728.4">
            <text:p>728,40</text:p>
          </table:table-cell>
          <table:table-cell office:value-type="float" office:value="1001.97">
            <text:p>1001,97</text:p>
          </table:table-cell>
          <table:table-cell table:formula="of:=[.D14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776.93">
            <text:p>776,93</text:p>
          </table:table-cell>
          <table:table-cell office:value-type="float" office:value="1001.97">
            <text:p>1001,97</text:p>
          </table:table-cell>
          <table:table-cell table:formula="of:=[.D14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783.89">
            <text:p>783,89</text:p>
          </table:table-cell>
          <table:table-cell office:value-type="float" office:value="1001.97">
            <text:p>1001,97</text:p>
          </table:table-cell>
          <table:table-cell table:formula="of:=[.D14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742.07">
            <text:p>742,07</text:p>
          </table:table-cell>
          <table:table-cell office:value-type="float" office:value="1001.97">
            <text:p>1001,97</text:p>
          </table:table-cell>
          <table:table-cell table:formula="of:=[.D14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770.37">
            <text:p>770,37</text:p>
          </table:table-cell>
          <table:table-cell office:value-type="float" office:value="1001.97">
            <text:p>1001,97</text:p>
          </table:table-cell>
          <table:table-cell table:formula="of:=[.D14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737.14">
            <text:p>737,14</text:p>
          </table:table-cell>
          <table:table-cell office:value-type="float" office:value="1001.97">
            <text:p>1001,97</text:p>
          </table:table-cell>
          <table:table-cell table:formula="of:=[.D14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799.48">
            <text:p>799,48</text:p>
          </table:table-cell>
          <table:table-cell office:value-type="float" office:value="1001.97">
            <text:p>1001,97</text:p>
          </table:table-cell>
          <table:table-cell table:formula="of:=[.D14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760.6">
            <text:p>760,60</text:p>
          </table:table-cell>
          <table:table-cell office:value-type="float" office:value="1001.97">
            <text:p>1001,97</text:p>
          </table:table-cell>
          <table:table-cell table:formula="of:=[.D14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748.18">
            <text:p>748,18</text:p>
          </table:table-cell>
          <table:table-cell office:value-type="float" office:value="1001.97">
            <text:p>1001,97</text:p>
          </table:table-cell>
          <table:table-cell table:formula="of:=[.D14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758.78">
            <text:p>758,78</text:p>
          </table:table-cell>
          <table:table-cell office:value-type="float" office:value="1001.97">
            <text:p>1001,97</text:p>
          </table:table-cell>
          <table:table-cell table:formula="of:=[.D14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762.12">
            <text:p>762,12</text:p>
          </table:table-cell>
          <table:table-cell office:value-type="float" office:value="1001.97">
            <text:p>1001,97</text:p>
          </table:table-cell>
          <table:table-cell table:formula="of:=[.D14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777.48">
            <text:p>777,48</text:p>
          </table:table-cell>
          <table:table-cell office:value-type="float" office:value="1001.97">
            <text:p>1001,97</text:p>
          </table:table-cell>
          <table:table-cell table:formula="of:=[.D14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744.37">
            <text:p>744,37</text:p>
          </table:table-cell>
          <table:table-cell office:value-type="float" office:value="1001.97">
            <text:p>1001,97</text:p>
          </table:table-cell>
          <table:table-cell table:formula="of:=[.D14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740.25">
            <text:p>740,25</text:p>
          </table:table-cell>
          <table:table-cell office:value-type="float" office:value="1001.97">
            <text:p>1001,97</text:p>
          </table:table-cell>
          <table:table-cell table:formula="of:=[.D14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741.5">
            <text:p>741,50</text:p>
          </table:table-cell>
          <table:table-cell office:value-type="float" office:value="1001.97">
            <text:p>1001,97</text:p>
          </table:table-cell>
          <table:table-cell table:formula="of:=[.D14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740.15">
            <text:p>740,15</text:p>
          </table:table-cell>
          <table:table-cell office:value-type="float" office:value="1001.97">
            <text:p>1001,97</text:p>
          </table:table-cell>
          <table:table-cell table:formula="of:=[.D14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797.16">
            <text:p>797,16</text:p>
          </table:table-cell>
          <table:table-cell office:value-type="float" office:value="1001.97">
            <text:p>1001,97</text:p>
          </table:table-cell>
          <table:table-cell table:formula="of:=[.D14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738.16">
            <text:p>738,16</text:p>
          </table:table-cell>
          <table:table-cell office:value-type="float" office:value="1001.97">
            <text:p>1001,97</text:p>
          </table:table-cell>
          <table:table-cell table:formula="of:=[.D14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738.45">
            <text:p>738,45</text:p>
          </table:table-cell>
          <table:table-cell office:value-type="float" office:value="1001.97">
            <text:p>1001,97</text:p>
          </table:table-cell>
          <table:table-cell table:formula="of:=[.D14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742.43">
            <text:p>742,43</text:p>
          </table:table-cell>
          <table:table-cell office:value-type="float" office:value="1001.97">
            <text:p>1001,97</text:p>
          </table:table-cell>
          <table:table-cell table:formula="of:=[.D14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756.36">
            <text:p>756,36</text:p>
          </table:table-cell>
          <table:table-cell office:value-type="float" office:value="1001.97">
            <text:p>1001,97</text:p>
          </table:table-cell>
          <table:table-cell table:formula="of:=[.D14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764.21">
            <text:p>764,21</text:p>
          </table:table-cell>
          <table:table-cell office:value-type="float" office:value="1001.97">
            <text:p>1001,97</text:p>
          </table:table-cell>
          <table:table-cell table:formula="of:=[.D14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751.89">
            <text:p>751,89</text:p>
          </table:table-cell>
          <table:table-cell office:value-type="float" office:value="1001.97">
            <text:p>1001,97</text:p>
          </table:table-cell>
          <table:table-cell table:formula="of:=[.D14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740.14">
            <text:p>740,14</text:p>
          </table:table-cell>
          <table:table-cell office:value-type="float" office:value="1001.97">
            <text:p>1001,97</text:p>
          </table:table-cell>
          <table:table-cell table:formula="of:=[.D14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745.6">
            <text:p>745,60</text:p>
          </table:table-cell>
          <table:table-cell office:value-type="float" office:value="1001.97">
            <text:p>1001,97</text:p>
          </table:table-cell>
          <table:table-cell table:formula="of:=[.D14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745.56">
            <text:p>745,56</text:p>
          </table:table-cell>
          <table:table-cell office:value-type="float" office:value="1001.97">
            <text:p>1001,97</text:p>
          </table:table-cell>
          <table:table-cell table:formula="of:=[.D14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825.52">
            <text:p>825,52</text:p>
          </table:table-cell>
          <table:table-cell office:value-type="float" office:value="1001.97">
            <text:p>1001,97</text:p>
          </table:table-cell>
          <table:table-cell table:formula="of:=[.D14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743.42">
            <text:p>743,42</text:p>
          </table:table-cell>
          <table:table-cell office:value-type="float" office:value="1001.97">
            <text:p>1001,97</text:p>
          </table:table-cell>
          <table:table-cell table:formula="of:=[.D14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745.62">
            <text:p>745,62</text:p>
          </table:table-cell>
          <table:table-cell office:value-type="float" office:value="1001.97">
            <text:p>1001,97</text:p>
          </table:table-cell>
          <table:table-cell table:formula="of:=[.D14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745.83">
            <text:p>745,83</text:p>
          </table:table-cell>
          <table:table-cell office:value-type="float" office:value="1001.97">
            <text:p>1001,97</text:p>
          </table:table-cell>
          <table:table-cell table:formula="of:=[.D14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770.87">
            <text:p>770,87</text:p>
          </table:table-cell>
          <table:table-cell office:value-type="float" office:value="1001.97">
            <text:p>1001,97</text:p>
          </table:table-cell>
          <table:table-cell table:formula="of:=[.D14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748.39">
            <text:p>748,39</text:p>
          </table:table-cell>
          <table:table-cell office:value-type="float" office:value="1001.97">
            <text:p>1001,97</text:p>
          </table:table-cell>
          <table:table-cell table:formula="of:=[.D14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744.87">
            <text:p>744,87</text:p>
          </table:table-cell>
          <table:table-cell office:value-type="float" office:value="1001.97">
            <text:p>1001,97</text:p>
          </table:table-cell>
          <table:table-cell table:formula="of:=[.D14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753">
            <text:p>753,00</text:p>
          </table:table-cell>
          <table:table-cell office:value-type="float" office:value="1001.97">
            <text:p>1001,97</text:p>
          </table:table-cell>
          <table:table-cell table:formula="of:=[.D14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803.32">
            <text:p>803,32</text:p>
          </table:table-cell>
          <table:table-cell office:value-type="float" office:value="1001.97">
            <text:p>1001,97</text:p>
          </table:table-cell>
          <table:table-cell table:formula="of:=[.D14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743.74">
            <text:p>743,74</text:p>
          </table:table-cell>
          <table:table-cell office:value-type="float" office:value="1001.97">
            <text:p>1001,97</text:p>
          </table:table-cell>
          <table:table-cell table:formula="of:=[.D14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745.57">
            <text:p>745,57</text:p>
          </table:table-cell>
          <table:table-cell office:value-type="float" office:value="1001.97">
            <text:p>1001,97</text:p>
          </table:table-cell>
          <table:table-cell table:formula="of:=[.D14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742.03">
            <text:p>742,03</text:p>
          </table:table-cell>
          <table:table-cell office:value-type="float" office:value="1001.97">
            <text:p>1001,97</text:p>
          </table:table-cell>
          <table:table-cell table:formula="of:=[.D14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784.12">
            <text:p>784,12</text:p>
          </table:table-cell>
          <table:table-cell office:value-type="float" office:value="1001.97">
            <text:p>1001,97</text:p>
          </table:table-cell>
          <table:table-cell table:formula="of:=[.D14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758.65">
            <text:p>758,65</text:p>
          </table:table-cell>
          <table:table-cell office:value-type="float" office:value="1001.97">
            <text:p>1001,97</text:p>
          </table:table-cell>
          <table:table-cell table:formula="of:=[.D14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749.02">
            <text:p>749,02</text:p>
          </table:table-cell>
          <table:table-cell office:value-type="float" office:value="1001.97">
            <text:p>1001,97</text:p>
          </table:table-cell>
          <table:table-cell table:formula="of:=[.D14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749.53">
            <text:p>749,53</text:p>
          </table:table-cell>
          <table:table-cell office:value-type="float" office:value="1001.97">
            <text:p>1001,97</text:p>
          </table:table-cell>
          <table:table-cell table:formula="of:=[.D14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794.25">
            <text:p>794,25</text:p>
          </table:table-cell>
          <table:table-cell office:value-type="float" office:value="1001.97">
            <text:p>1001,97</text:p>
          </table:table-cell>
          <table:table-cell table:formula="of:=[.D14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754.06">
            <text:p>754,06</text:p>
          </table:table-cell>
          <table:table-cell office:value-type="float" office:value="1001.97">
            <text:p>1001,97</text:p>
          </table:table-cell>
          <table:table-cell table:formula="of:=[.D14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752.83">
            <text:p>752,83</text:p>
          </table:table-cell>
          <table:table-cell office:value-type="float" office:value="1001.97">
            <text:p>1001,97</text:p>
          </table:table-cell>
          <table:table-cell table:formula="of:=[.D14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753.1">
            <text:p>753,10</text:p>
          </table:table-cell>
          <table:table-cell office:value-type="float" office:value="1001.97">
            <text:p>1001,97</text:p>
          </table:table-cell>
          <table:table-cell table:formula="of:=[.D14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778.15">
            <text:p>778,15</text:p>
          </table:table-cell>
          <table:table-cell office:value-type="float" office:value="1001.97">
            <text:p>1001,97</text:p>
          </table:table-cell>
          <table:table-cell table:formula="of:=[.D15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778.63">
            <text:p>778,63</text:p>
          </table:table-cell>
          <table:table-cell office:value-type="float" office:value="1001.97">
            <text:p>1001,97</text:p>
          </table:table-cell>
          <table:table-cell table:formula="of:=[.D15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766.3">
            <text:p>766,30</text:p>
          </table:table-cell>
          <table:table-cell office:value-type="float" office:value="1001.97">
            <text:p>1001,97</text:p>
          </table:table-cell>
          <table:table-cell table:formula="of:=[.D15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760.61">
            <text:p>760,61</text:p>
          </table:table-cell>
          <table:table-cell office:value-type="float" office:value="1001.97">
            <text:p>1001,97</text:p>
          </table:table-cell>
          <table:table-cell table:formula="of:=[.D15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771.31">
            <text:p>771,31</text:p>
          </table:table-cell>
          <table:table-cell office:value-type="float" office:value="1001.97">
            <text:p>1001,97</text:p>
          </table:table-cell>
          <table:table-cell table:formula="of:=[.D15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822.48">
            <text:p>822,48</text:p>
          </table:table-cell>
          <table:table-cell office:value-type="float" office:value="1001.97">
            <text:p>1001,97</text:p>
          </table:table-cell>
          <table:table-cell table:formula="of:=[.D15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762.83">
            <text:p>762,83</text:p>
          </table:table-cell>
          <table:table-cell office:value-type="float" office:value="1001.97">
            <text:p>1001,97</text:p>
          </table:table-cell>
          <table:table-cell table:formula="of:=[.D15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760.99">
            <text:p>760,99</text:p>
          </table:table-cell>
          <table:table-cell office:value-type="float" office:value="1001.97">
            <text:p>1001,97</text:p>
          </table:table-cell>
          <table:table-cell table:formula="of:=[.D15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757.18">
            <text:p>757,18</text:p>
          </table:table-cell>
          <table:table-cell office:value-type="float" office:value="1001.97">
            <text:p>1001,97</text:p>
          </table:table-cell>
          <table:table-cell table:formula="of:=[.D15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755.42">
            <text:p>755,42</text:p>
          </table:table-cell>
          <table:table-cell office:value-type="float" office:value="1001.97">
            <text:p>1001,97</text:p>
          </table:table-cell>
          <table:table-cell table:formula="of:=[.D15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810.39">
            <text:p>810,39</text:p>
          </table:table-cell>
          <table:table-cell office:value-type="float" office:value="1001.97">
            <text:p>1001,97</text:p>
          </table:table-cell>
          <table:table-cell table:formula="of:=[.D15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760.44">
            <text:p>760,44</text:p>
          </table:table-cell>
          <table:table-cell office:value-type="float" office:value="1001.97">
            <text:p>1001,97</text:p>
          </table:table-cell>
          <table:table-cell table:formula="of:=[.D15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761.36">
            <text:p>761,36</text:p>
          </table:table-cell>
          <table:table-cell office:value-type="float" office:value="1001.97">
            <text:p>1001,97</text:p>
          </table:table-cell>
          <table:table-cell table:formula="of:=[.D15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813.03">
            <text:p>813,03</text:p>
          </table:table-cell>
          <table:table-cell office:value-type="float" office:value="1001.97">
            <text:p>1001,97</text:p>
          </table:table-cell>
          <table:table-cell table:formula="of:=[.D15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754.94">
            <text:p>754,94</text:p>
          </table:table-cell>
          <table:table-cell office:value-type="float" office:value="1001.97">
            <text:p>1001,97</text:p>
          </table:table-cell>
          <table:table-cell table:formula="of:=[.D15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762.44">
            <text:p>762,44</text:p>
          </table:table-cell>
          <table:table-cell office:value-type="float" office:value="1001.97">
            <text:p>1001,97</text:p>
          </table:table-cell>
          <table:table-cell table:formula="of:=[.D15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766.04">
            <text:p>766,04</text:p>
          </table:table-cell>
          <table:table-cell office:value-type="float" office:value="1001.97">
            <text:p>1001,97</text:p>
          </table:table-cell>
          <table:table-cell table:formula="of:=[.D15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770.45">
            <text:p>770,45</text:p>
          </table:table-cell>
          <table:table-cell office:value-type="float" office:value="1001.97">
            <text:p>1001,97</text:p>
          </table:table-cell>
          <table:table-cell table:formula="of:=[.D15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797.2">
            <text:p>797,20</text:p>
          </table:table-cell>
          <table:table-cell office:value-type="float" office:value="1001.97">
            <text:p>1001,97</text:p>
          </table:table-cell>
          <table:table-cell table:formula="of:=[.D15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771.2">
            <text:p>771,20</text:p>
          </table:table-cell>
          <table:table-cell office:value-type="float" office:value="1001.97">
            <text:p>1001,97</text:p>
          </table:table-cell>
          <table:table-cell table:formula="of:=[.D15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769.37">
            <text:p>769,37</text:p>
          </table:table-cell>
          <table:table-cell office:value-type="float" office:value="1001.97">
            <text:p>1001,97</text:p>
          </table:table-cell>
          <table:table-cell table:formula="of:=[.D15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889.43">
            <text:p>889,43</text:p>
          </table:table-cell>
          <table:table-cell office:value-type="float" office:value="1001.97">
            <text:p>1001,97</text:p>
          </table:table-cell>
          <table:table-cell table:formula="of:=[.D15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798.92">
            <text:p>798,92</text:p>
          </table:table-cell>
          <table:table-cell office:value-type="float" office:value="1001.97">
            <text:p>1001,97</text:p>
          </table:table-cell>
          <table:table-cell table:formula="of:=[.D15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760.8">
            <text:p>760,80</text:p>
          </table:table-cell>
          <table:table-cell office:value-type="float" office:value="1001.97">
            <text:p>1001,97</text:p>
          </table:table-cell>
          <table:table-cell table:formula="of:=[.D15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763.46">
            <text:p>763,46</text:p>
          </table:table-cell>
          <table:table-cell office:value-type="float" office:value="1001.97">
            <text:p>1001,97</text:p>
          </table:table-cell>
          <table:table-cell table:formula="of:=[.D15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765.13">
            <text:p>765,13</text:p>
          </table:table-cell>
          <table:table-cell office:value-type="float" office:value="1001.97">
            <text:p>1001,97</text:p>
          </table:table-cell>
          <table:table-cell table:formula="of:=[.D15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764.16">
            <text:p>764,16</text:p>
          </table:table-cell>
          <table:table-cell office:value-type="float" office:value="1001.97">
            <text:p>1001,97</text:p>
          </table:table-cell>
          <table:table-cell table:formula="of:=[.D15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771.93">
            <text:p>771,93</text:p>
          </table:table-cell>
          <table:table-cell office:value-type="float" office:value="1001.97">
            <text:p>1001,97</text:p>
          </table:table-cell>
          <table:table-cell table:formula="of:=[.D15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778.96">
            <text:p>778,96</text:p>
          </table:table-cell>
          <table:table-cell office:value-type="float" office:value="1001.97">
            <text:p>1001,97</text:p>
          </table:table-cell>
          <table:table-cell table:formula="of:=[.D15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784.5">
            <text:p>784,50</text:p>
          </table:table-cell>
          <table:table-cell office:value-type="float" office:value="1001.97">
            <text:p>1001,97</text:p>
          </table:table-cell>
          <table:table-cell table:formula="of:=[.D15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61.8">
            <text:p>761,80</text:p>
          </table:table-cell>
          <table:table-cell office:value-type="float" office:value="1001.97">
            <text:p>1001,97</text:p>
          </table:table-cell>
          <table:table-cell table:formula="of:=[.D15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782.7">
            <text:p>782,70</text:p>
          </table:table-cell>
          <table:table-cell office:value-type="float" office:value="1001.97">
            <text:p>1001,97</text:p>
          </table:table-cell>
          <table:table-cell table:formula="of:=[.D15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760.45">
            <text:p>760,45</text:p>
          </table:table-cell>
          <table:table-cell office:value-type="float" office:value="1001.97">
            <text:p>1001,97</text:p>
          </table:table-cell>
          <table:table-cell table:formula="of:=[.D15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768.3">
            <text:p>768,30</text:p>
          </table:table-cell>
          <table:table-cell office:value-type="float" office:value="1001.97">
            <text:p>1001,97</text:p>
          </table:table-cell>
          <table:table-cell table:formula="of:=[.D15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765.07">
            <text:p>765,07</text:p>
          </table:table-cell>
          <table:table-cell office:value-type="float" office:value="1001.97">
            <text:p>1001,97</text:p>
          </table:table-cell>
          <table:table-cell table:formula="of:=[.D15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771.28">
            <text:p>771,28</text:p>
          </table:table-cell>
          <table:table-cell office:value-type="float" office:value="1001.97">
            <text:p>1001,97</text:p>
          </table:table-cell>
          <table:table-cell table:formula="of:=[.D15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791.04">
            <text:p>791,04</text:p>
          </table:table-cell>
          <table:table-cell office:value-type="float" office:value="1001.97">
            <text:p>1001,97</text:p>
          </table:table-cell>
          <table:table-cell table:formula="of:=[.D15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763.7">
            <text:p>763,70</text:p>
          </table:table-cell>
          <table:table-cell office:value-type="float" office:value="1001.97">
            <text:p>1001,97</text:p>
          </table:table-cell>
          <table:table-cell table:formula="of:=[.D15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831.51">
            <text:p>831,51</text:p>
          </table:table-cell>
          <table:table-cell office:value-type="float" office:value="1001.97">
            <text:p>1001,97</text:p>
          </table:table-cell>
          <table:table-cell table:formula="of:=[.D15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778.6">
            <text:p>778,60</text:p>
          </table:table-cell>
          <table:table-cell office:value-type="float" office:value="1001.97">
            <text:p>1001,97</text:p>
          </table:table-cell>
          <table:table-cell table:formula="of:=[.D15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770.39">
            <text:p>770,39</text:p>
          </table:table-cell>
          <table:table-cell office:value-type="float" office:value="1001.97">
            <text:p>1001,97</text:p>
          </table:table-cell>
          <table:table-cell table:formula="of:=[.D15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769.26">
            <text:p>769,26</text:p>
          </table:table-cell>
          <table:table-cell office:value-type="float" office:value="1001.97">
            <text:p>1001,97</text:p>
          </table:table-cell>
          <table:table-cell table:formula="of:=[.D15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763.67">
            <text:p>763,67</text:p>
          </table:table-cell>
          <table:table-cell office:value-type="float" office:value="1001.97">
            <text:p>1001,97</text:p>
          </table:table-cell>
          <table:table-cell table:formula="of:=[.D15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769.91">
            <text:p>769,91</text:p>
          </table:table-cell>
          <table:table-cell office:value-type="float" office:value="1001.97">
            <text:p>1001,97</text:p>
          </table:table-cell>
          <table:table-cell table:formula="of:=[.D15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782.05">
            <text:p>782,05</text:p>
          </table:table-cell>
          <table:table-cell office:value-type="float" office:value="1001.97">
            <text:p>1001,97</text:p>
          </table:table-cell>
          <table:table-cell table:formula="of:=[.D15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778.93">
            <text:p>778,93</text:p>
          </table:table-cell>
          <table:table-cell office:value-type="float" office:value="1001.97">
            <text:p>1001,97</text:p>
          </table:table-cell>
          <table:table-cell table:formula="of:=[.D15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764.26">
            <text:p>764,26</text:p>
          </table:table-cell>
          <table:table-cell office:value-type="float" office:value="1001.97">
            <text:p>1001,97</text:p>
          </table:table-cell>
          <table:table-cell table:formula="of:=[.D15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780.78">
            <text:p>780,78</text:p>
          </table:table-cell>
          <table:table-cell office:value-type="float" office:value="1001.97">
            <text:p>1001,97</text:p>
          </table:table-cell>
          <table:table-cell table:formula="of:=[.D15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777.14">
            <text:p>777,14</text:p>
          </table:table-cell>
          <table:table-cell office:value-type="float" office:value="1001.97">
            <text:p>1001,97</text:p>
          </table:table-cell>
          <table:table-cell table:formula="of:=[.D15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776.79">
            <text:p>776,79</text:p>
          </table:table-cell>
          <table:table-cell office:value-type="float" office:value="1001.97">
            <text:p>1001,97</text:p>
          </table:table-cell>
          <table:table-cell table:formula="of:=[.D15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770.07">
            <text:p>770,07</text:p>
          </table:table-cell>
          <table:table-cell office:value-type="float" office:value="1001.97">
            <text:p>1001,97</text:p>
          </table:table-cell>
          <table:table-cell table:formula="of:=[.D15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773.9">
            <text:p>773,90</text:p>
          </table:table-cell>
          <table:table-cell office:value-type="float" office:value="1001.97">
            <text:p>1001,97</text:p>
          </table:table-cell>
          <table:table-cell table:formula="of:=[.D15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777.16">
            <text:p>777,16</text:p>
          </table:table-cell>
          <table:table-cell office:value-type="float" office:value="1001.97">
            <text:p>1001,97</text:p>
          </table:table-cell>
          <table:table-cell table:formula="of:=[.D15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770.88">
            <text:p>770,88</text:p>
          </table:table-cell>
          <table:table-cell office:value-type="float" office:value="1001.97">
            <text:p>1001,97</text:p>
          </table:table-cell>
          <table:table-cell table:formula="of:=[.D15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779.75">
            <text:p>779,75</text:p>
          </table:table-cell>
          <table:table-cell office:value-type="float" office:value="1001.97">
            <text:p>1001,97</text:p>
          </table:table-cell>
          <table:table-cell table:formula="of:=[.D15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779.39">
            <text:p>779,39</text:p>
          </table:table-cell>
          <table:table-cell office:value-type="float" office:value="1001.97">
            <text:p>1001,97</text:p>
          </table:table-cell>
          <table:table-cell table:formula="of:=[.D15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786.83">
            <text:p>786,83</text:p>
          </table:table-cell>
          <table:table-cell office:value-type="float" office:value="1001.97">
            <text:p>1001,97</text:p>
          </table:table-cell>
          <table:table-cell table:formula="of:=[.D15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781.83">
            <text:p>781,83</text:p>
          </table:table-cell>
          <table:table-cell office:value-type="float" office:value="1001.97">
            <text:p>1001,97</text:p>
          </table:table-cell>
          <table:table-cell table:formula="of:=[.D15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788.19">
            <text:p>788,19</text:p>
          </table:table-cell>
          <table:table-cell office:value-type="float" office:value="1001.97">
            <text:p>1001,97</text:p>
          </table:table-cell>
          <table:table-cell table:formula="of:=[.D15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788.95">
            <text:p>788,95</text:p>
          </table:table-cell>
          <table:table-cell office:value-type="float" office:value="1001.97">
            <text:p>1001,97</text:p>
          </table:table-cell>
          <table:table-cell table:formula="of:=[.D15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783.89">
            <text:p>783,89</text:p>
          </table:table-cell>
          <table:table-cell office:value-type="float" office:value="1001.97">
            <text:p>1001,97</text:p>
          </table:table-cell>
          <table:table-cell table:formula="of:=[.D15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780.58">
            <text:p>780,58</text:p>
          </table:table-cell>
          <table:table-cell office:value-type="float" office:value="1001.97">
            <text:p>1001,97</text:p>
          </table:table-cell>
          <table:table-cell table:formula="of:=[.D15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793.2">
            <text:p>793,20</text:p>
          </table:table-cell>
          <table:table-cell office:value-type="float" office:value="1001.97">
            <text:p>1001,97</text:p>
          </table:table-cell>
          <table:table-cell table:formula="of:=[.D15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802.58">
            <text:p>802,58</text:p>
          </table:table-cell>
          <table:table-cell office:value-type="float" office:value="1001.97">
            <text:p>1001,97</text:p>
          </table:table-cell>
          <table:table-cell table:formula="of:=[.D15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793.46">
            <text:p>793,46</text:p>
          </table:table-cell>
          <table:table-cell office:value-type="float" office:value="1001.97">
            <text:p>1001,97</text:p>
          </table:table-cell>
          <table:table-cell table:formula="of:=[.D15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782.33">
            <text:p>782,33</text:p>
          </table:table-cell>
          <table:table-cell office:value-type="float" office:value="1001.97">
            <text:p>1001,97</text:p>
          </table:table-cell>
          <table:table-cell table:formula="of:=[.D15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796.86">
            <text:p>796,86</text:p>
          </table:table-cell>
          <table:table-cell office:value-type="float" office:value="1001.97">
            <text:p>1001,97</text:p>
          </table:table-cell>
          <table:table-cell table:formula="of:=[.D15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805.82">
            <text:p>805,82</text:p>
          </table:table-cell>
          <table:table-cell office:value-type="float" office:value="1001.97">
            <text:p>1001,97</text:p>
          </table:table-cell>
          <table:table-cell table:formula="of:=[.D15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809.86">
            <text:p>809,86</text:p>
          </table:table-cell>
          <table:table-cell office:value-type="float" office:value="1001.97">
            <text:p>1001,97</text:p>
          </table:table-cell>
          <table:table-cell table:formula="of:=[.D15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813.67">
            <text:p>813,67</text:p>
          </table:table-cell>
          <table:table-cell office:value-type="float" office:value="1001.97">
            <text:p>1001,97</text:p>
          </table:table-cell>
          <table:table-cell table:formula="of:=[.D15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835.31">
            <text:p>835,31</text:p>
          </table:table-cell>
          <table:table-cell office:value-type="float" office:value="1001.97">
            <text:p>1001,97</text:p>
          </table:table-cell>
          <table:table-cell table:formula="of:=[.D15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41">
            <text:p>1541</text:p>
          </table:table-cell>
          <table:table-cell office:value-type="float" office:value="874.99">
            <text:p>874,99</text:p>
          </table:table-cell>
          <table:table-cell office:value-type="float" office:value="1001.97">
            <text:p>1001,97</text:p>
          </table:table-cell>
          <table:table-cell table:formula="of:=[.D15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837.92">
            <text:p>837,92</text:p>
          </table:table-cell>
          <table:table-cell office:value-type="float" office:value="1001.97">
            <text:p>1001,97</text:p>
          </table:table-cell>
          <table:table-cell table:formula="of:=[.D15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828.99">
            <text:p>828,99</text:p>
          </table:table-cell>
          <table:table-cell office:value-type="float" office:value="1001.97">
            <text:p>1001,97</text:p>
          </table:table-cell>
          <table:table-cell table:formula="of:=[.D15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876.89">
            <text:p>876,89</text:p>
          </table:table-cell>
          <table:table-cell office:value-type="float" office:value="1001.97">
            <text:p>1001,97</text:p>
          </table:table-cell>
          <table:table-cell table:formula="of:=[.D15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809.46">
            <text:p>809,46</text:p>
          </table:table-cell>
          <table:table-cell office:value-type="float" office:value="1001.97">
            <text:p>1001,97</text:p>
          </table:table-cell>
          <table:table-cell table:formula="of:=[.D15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802.03">
            <text:p>802,03</text:p>
          </table:table-cell>
          <table:table-cell office:value-type="float" office:value="1001.97">
            <text:p>1001,97</text:p>
          </table:table-cell>
          <table:table-cell table:formula="of:=[.D15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47">
            <text:p>1547</text:p>
          </table:table-cell>
          <table:table-cell office:value-type="float" office:value="796.26">
            <text:p>796,26</text:p>
          </table:table-cell>
          <table:table-cell office:value-type="float" office:value="1001.97">
            <text:p>1001,97</text:p>
          </table:table-cell>
          <table:table-cell table:formula="of:=[.D15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795.23">
            <text:p>795,23</text:p>
          </table:table-cell>
          <table:table-cell office:value-type="float" office:value="1001.97">
            <text:p>1001,97</text:p>
          </table:table-cell>
          <table:table-cell table:formula="of:=[.D15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808.65">
            <text:p>808,65</text:p>
          </table:table-cell>
          <table:table-cell office:value-type="float" office:value="1001.97">
            <text:p>1001,97</text:p>
          </table:table-cell>
          <table:table-cell table:formula="of:=[.D15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792.36">
            <text:p>792,36</text:p>
          </table:table-cell>
          <table:table-cell office:value-type="float" office:value="1001.97">
            <text:p>1001,97</text:p>
          </table:table-cell>
          <table:table-cell table:formula="of:=[.D15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793.62">
            <text:p>793,62</text:p>
          </table:table-cell>
          <table:table-cell office:value-type="float" office:value="1001.97">
            <text:p>1001,97</text:p>
          </table:table-cell>
          <table:table-cell table:formula="of:=[.D15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834.25">
            <text:p>834,25</text:p>
          </table:table-cell>
          <table:table-cell office:value-type="float" office:value="1001.97">
            <text:p>1001,97</text:p>
          </table:table-cell>
          <table:table-cell table:formula="of:=[.D15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53">
            <text:p>1553</text:p>
          </table:table-cell>
          <table:table-cell office:value-type="float" office:value="838.73">
            <text:p>838,73</text:p>
          </table:table-cell>
          <table:table-cell office:value-type="float" office:value="1001.97">
            <text:p>1001,97</text:p>
          </table:table-cell>
          <table:table-cell table:formula="of:=[.D15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837.55">
            <text:p>837,55</text:p>
          </table:table-cell>
          <table:table-cell office:value-type="float" office:value="1001.97">
            <text:p>1001,97</text:p>
          </table:table-cell>
          <table:table-cell table:formula="of:=[.D15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793.53">
            <text:p>793,53</text:p>
          </table:table-cell>
          <table:table-cell office:value-type="float" office:value="1001.97">
            <text:p>1001,97</text:p>
          </table:table-cell>
          <table:table-cell table:formula="of:=[.D15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787.9">
            <text:p>787,90</text:p>
          </table:table-cell>
          <table:table-cell office:value-type="float" office:value="1001.97">
            <text:p>1001,97</text:p>
          </table:table-cell>
          <table:table-cell table:formula="of:=[.D15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788.38">
            <text:p>788,38</text:p>
          </table:table-cell>
          <table:table-cell office:value-type="float" office:value="1001.97">
            <text:p>1001,97</text:p>
          </table:table-cell>
          <table:table-cell table:formula="of:=[.D15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811.87">
            <text:p>811,87</text:p>
          </table:table-cell>
          <table:table-cell office:value-type="float" office:value="1001.97">
            <text:p>1001,97</text:p>
          </table:table-cell>
          <table:table-cell table:formula="of:=[.D15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840.63">
            <text:p>840,63</text:p>
          </table:table-cell>
          <table:table-cell office:value-type="float" office:value="1001.97">
            <text:p>1001,97</text:p>
          </table:table-cell>
          <table:table-cell table:formula="of:=[.D15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815.55">
            <text:p>815,55</text:p>
          </table:table-cell>
          <table:table-cell office:value-type="float" office:value="1001.97">
            <text:p>1001,97</text:p>
          </table:table-cell>
          <table:table-cell table:formula="of:=[.D15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830.91">
            <text:p>830,91</text:p>
          </table:table-cell>
          <table:table-cell office:value-type="float" office:value="1001.97">
            <text:p>1001,97</text:p>
          </table:table-cell>
          <table:table-cell table:formula="of:=[.D15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801.12">
            <text:p>801,12</text:p>
          </table:table-cell>
          <table:table-cell office:value-type="float" office:value="1001.97">
            <text:p>1001,97</text:p>
          </table:table-cell>
          <table:table-cell table:formula="of:=[.D15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802.98">
            <text:p>802,98</text:p>
          </table:table-cell>
          <table:table-cell office:value-type="float" office:value="1001.97">
            <text:p>1001,97</text:p>
          </table:table-cell>
          <table:table-cell table:formula="of:=[.D15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787.76">
            <text:p>787,76</text:p>
          </table:table-cell>
          <table:table-cell office:value-type="float" office:value="1001.97">
            <text:p>1001,97</text:p>
          </table:table-cell>
          <table:table-cell table:formula="of:=[.D15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791.74">
            <text:p>791,74</text:p>
          </table:table-cell>
          <table:table-cell office:value-type="float" office:value="1001.97">
            <text:p>1001,97</text:p>
          </table:table-cell>
          <table:table-cell table:formula="of:=[.D15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785.49">
            <text:p>785,49</text:p>
          </table:table-cell>
          <table:table-cell office:value-type="float" office:value="1001.97">
            <text:p>1001,97</text:p>
          </table:table-cell>
          <table:table-cell table:formula="of:=[.D15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823.22">
            <text:p>823,22</text:p>
          </table:table-cell>
          <table:table-cell office:value-type="float" office:value="1001.97">
            <text:p>1001,97</text:p>
          </table:table-cell>
          <table:table-cell table:formula="of:=[.D15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796.88">
            <text:p>796,88</text:p>
          </table:table-cell>
          <table:table-cell office:value-type="float" office:value="1001.97">
            <text:p>1001,97</text:p>
          </table:table-cell>
          <table:table-cell table:formula="of:=[.D15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69">
            <text:p>1569</text:p>
          </table:table-cell>
          <table:table-cell office:value-type="float" office:value="791.4">
            <text:p>791,40</text:p>
          </table:table-cell>
          <table:table-cell office:value-type="float" office:value="1001.97">
            <text:p>1001,97</text:p>
          </table:table-cell>
          <table:table-cell table:formula="of:=[.D15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796.8">
            <text:p>796,80</text:p>
          </table:table-cell>
          <table:table-cell office:value-type="float" office:value="1001.97">
            <text:p>1001,97</text:p>
          </table:table-cell>
          <table:table-cell table:formula="of:=[.D16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795.52">
            <text:p>795,52</text:p>
          </table:table-cell>
          <table:table-cell office:value-type="float" office:value="1001.97">
            <text:p>1001,97</text:p>
          </table:table-cell>
          <table:table-cell table:formula="of:=[.D16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845.56">
            <text:p>845,56</text:p>
          </table:table-cell>
          <table:table-cell office:value-type="float" office:value="1001.97">
            <text:p>1001,97</text:p>
          </table:table-cell>
          <table:table-cell table:formula="of:=[.D16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795.7">
            <text:p>795,70</text:p>
          </table:table-cell>
          <table:table-cell office:value-type="float" office:value="1001.97">
            <text:p>1001,97</text:p>
          </table:table-cell>
          <table:table-cell table:formula="of:=[.D16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801.08">
            <text:p>801,08</text:p>
          </table:table-cell>
          <table:table-cell office:value-type="float" office:value="1001.97">
            <text:p>1001,97</text:p>
          </table:table-cell>
          <table:table-cell table:formula="of:=[.D16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788.16">
            <text:p>788,16</text:p>
          </table:table-cell>
          <table:table-cell office:value-type="float" office:value="1001.97">
            <text:p>1001,97</text:p>
          </table:table-cell>
          <table:table-cell table:formula="of:=[.D16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849.93">
            <text:p>849,93</text:p>
          </table:table-cell>
          <table:table-cell office:value-type="float" office:value="1001.97">
            <text:p>1001,97</text:p>
          </table:table-cell>
          <table:table-cell table:formula="of:=[.D16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77">
            <text:p>1577</text:p>
          </table:table-cell>
          <table:table-cell office:value-type="float" office:value="800.15">
            <text:p>800,15</text:p>
          </table:table-cell>
          <table:table-cell office:value-type="float" office:value="1001.97">
            <text:p>1001,97</text:p>
          </table:table-cell>
          <table:table-cell table:formula="of:=[.D16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806.77">
            <text:p>806,77</text:p>
          </table:table-cell>
          <table:table-cell office:value-type="float" office:value="1001.97">
            <text:p>1001,97</text:p>
          </table:table-cell>
          <table:table-cell table:formula="of:=[.D16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800.3">
            <text:p>800,30</text:p>
          </table:table-cell>
          <table:table-cell office:value-type="float" office:value="1001.97">
            <text:p>1001,97</text:p>
          </table:table-cell>
          <table:table-cell table:formula="of:=[.D16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859.17">
            <text:p>859,17</text:p>
          </table:table-cell>
          <table:table-cell office:value-type="float" office:value="1001.97">
            <text:p>1001,97</text:p>
          </table:table-cell>
          <table:table-cell table:formula="of:=[.D16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838.86">
            <text:p>838,86</text:p>
          </table:table-cell>
          <table:table-cell office:value-type="float" office:value="1001.97">
            <text:p>1001,97</text:p>
          </table:table-cell>
          <table:table-cell table:formula="of:=[.D16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797.32">
            <text:p>797,32</text:p>
          </table:table-cell>
          <table:table-cell office:value-type="float" office:value="1001.97">
            <text:p>1001,97</text:p>
          </table:table-cell>
          <table:table-cell table:formula="of:=[.D16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794.34">
            <text:p>794,34</text:p>
          </table:table-cell>
          <table:table-cell office:value-type="float" office:value="1001.97">
            <text:p>1001,97</text:p>
          </table:table-cell>
          <table:table-cell table:formula="of:=[.D16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845.02">
            <text:p>845,02</text:p>
          </table:table-cell>
          <table:table-cell office:value-type="float" office:value="1001.97">
            <text:p>1001,97</text:p>
          </table:table-cell>
          <table:table-cell table:formula="of:=[.D16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803.26">
            <text:p>803,26</text:p>
          </table:table-cell>
          <table:table-cell office:value-type="float" office:value="1001.97">
            <text:p>1001,97</text:p>
          </table:table-cell>
          <table:table-cell table:formula="of:=[.D16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799.47">
            <text:p>799,47</text:p>
          </table:table-cell>
          <table:table-cell office:value-type="float" office:value="1001.97">
            <text:p>1001,97</text:p>
          </table:table-cell>
          <table:table-cell table:formula="of:=[.D16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794.05">
            <text:p>794,05</text:p>
          </table:table-cell>
          <table:table-cell office:value-type="float" office:value="1001.97">
            <text:p>1001,97</text:p>
          </table:table-cell>
          <table:table-cell table:formula="of:=[.D16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828.15">
            <text:p>828,15</text:p>
          </table:table-cell>
          <table:table-cell office:value-type="float" office:value="1001.97">
            <text:p>1001,97</text:p>
          </table:table-cell>
          <table:table-cell table:formula="of:=[.D16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797.05">
            <text:p>797,05</text:p>
          </table:table-cell>
          <table:table-cell office:value-type="float" office:value="1001.97">
            <text:p>1001,97</text:p>
          </table:table-cell>
          <table:table-cell table:formula="of:=[.D16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840.13">
            <text:p>840,13</text:p>
          </table:table-cell>
          <table:table-cell office:value-type="float" office:value="1001.97">
            <text:p>1001,97</text:p>
          </table:table-cell>
          <table:table-cell table:formula="of:=[.D16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794.72">
            <text:p>794,72</text:p>
          </table:table-cell>
          <table:table-cell office:value-type="float" office:value="1001.97">
            <text:p>1001,97</text:p>
          </table:table-cell>
          <table:table-cell table:formula="of:=[.D16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795.85">
            <text:p>795,85</text:p>
          </table:table-cell>
          <table:table-cell office:value-type="float" office:value="1001.97">
            <text:p>1001,97</text:p>
          </table:table-cell>
          <table:table-cell table:formula="of:=[.D16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810.1">
            <text:p>810,10</text:p>
          </table:table-cell>
          <table:table-cell office:value-type="float" office:value="1001.97">
            <text:p>1001,97</text:p>
          </table:table-cell>
          <table:table-cell table:formula="of:=[.D16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794.55">
            <text:p>794,55</text:p>
          </table:table-cell>
          <table:table-cell office:value-type="float" office:value="1001.97">
            <text:p>1001,97</text:p>
          </table:table-cell>
          <table:table-cell table:formula="of:=[.D16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835.71">
            <text:p>835,71</text:p>
          </table:table-cell>
          <table:table-cell office:value-type="float" office:value="1001.97">
            <text:p>1001,97</text:p>
          </table:table-cell>
          <table:table-cell table:formula="of:=[.D16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854.54">
            <text:p>854,54</text:p>
          </table:table-cell>
          <table:table-cell office:value-type="float" office:value="1001.97">
            <text:p>1001,97</text:p>
          </table:table-cell>
          <table:table-cell table:formula="of:=[.D16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821.97">
            <text:p>821,97</text:p>
          </table:table-cell>
          <table:table-cell office:value-type="float" office:value="1001.97">
            <text:p>1001,97</text:p>
          </table:table-cell>
          <table:table-cell table:formula="of:=[.D16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806.94">
            <text:p>806,94</text:p>
          </table:table-cell>
          <table:table-cell office:value-type="float" office:value="1001.97">
            <text:p>1001,97</text:p>
          </table:table-cell>
          <table:table-cell table:formula="of:=[.D16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808.13">
            <text:p>808,13</text:p>
          </table:table-cell>
          <table:table-cell office:value-type="float" office:value="1001.97">
            <text:p>1001,97</text:p>
          </table:table-cell>
          <table:table-cell table:formula="of:=[.D16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877.71">
            <text:p>877,71</text:p>
          </table:table-cell>
          <table:table-cell office:value-type="float" office:value="1001.97">
            <text:p>1001,97</text:p>
          </table:table-cell>
          <table:table-cell table:formula="of:=[.D16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802.33">
            <text:p>802,33</text:p>
          </table:table-cell>
          <table:table-cell office:value-type="float" office:value="1001.97">
            <text:p>1001,97</text:p>
          </table:table-cell>
          <table:table-cell table:formula="of:=[.D16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807.25">
            <text:p>807,25</text:p>
          </table:table-cell>
          <table:table-cell office:value-type="float" office:value="1001.97">
            <text:p>1001,97</text:p>
          </table:table-cell>
          <table:table-cell table:formula="of:=[.D16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806.25">
            <text:p>806,25</text:p>
          </table:table-cell>
          <table:table-cell office:value-type="float" office:value="1001.97">
            <text:p>1001,97</text:p>
          </table:table-cell>
          <table:table-cell table:formula="of:=[.D16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814.32">
            <text:p>814,32</text:p>
          </table:table-cell>
          <table:table-cell office:value-type="float" office:value="1001.97">
            <text:p>1001,97</text:p>
          </table:table-cell>
          <table:table-cell table:formula="of:=[.D16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863.49">
            <text:p>863,49</text:p>
          </table:table-cell>
          <table:table-cell office:value-type="float" office:value="1001.97">
            <text:p>1001,97</text:p>
          </table:table-cell>
          <table:table-cell table:formula="of:=[.D16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795.47">
            <text:p>795,47</text:p>
          </table:table-cell>
          <table:table-cell office:value-type="float" office:value="1001.97">
            <text:p>1001,97</text:p>
          </table:table-cell>
          <table:table-cell table:formula="of:=[.D16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811.76">
            <text:p>811,76</text:p>
          </table:table-cell>
          <table:table-cell office:value-type="float" office:value="1001.97">
            <text:p>1001,97</text:p>
          </table:table-cell>
          <table:table-cell table:formula="of:=[.D16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807.8">
            <text:p>807,80</text:p>
          </table:table-cell>
          <table:table-cell office:value-type="float" office:value="1001.97">
            <text:p>1001,97</text:p>
          </table:table-cell>
          <table:table-cell table:formula="of:=[.D16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847.04">
            <text:p>847,04</text:p>
          </table:table-cell>
          <table:table-cell office:value-type="float" office:value="1001.97">
            <text:p>1001,97</text:p>
          </table:table-cell>
          <table:table-cell table:formula="of:=[.D16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811.84">
            <text:p>811,84</text:p>
          </table:table-cell>
          <table:table-cell office:value-type="float" office:value="1001.97">
            <text:p>1001,97</text:p>
          </table:table-cell>
          <table:table-cell table:formula="of:=[.D16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11">
            <text:p>1611</text:p>
          </table:table-cell>
          <table:table-cell office:value-type="float" office:value="807.51">
            <text:p>807,51</text:p>
          </table:table-cell>
          <table:table-cell office:value-type="float" office:value="1001.97">
            <text:p>1001,97</text:p>
          </table:table-cell>
          <table:table-cell table:formula="of:=[.D16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815.12">
            <text:p>815,12</text:p>
          </table:table-cell>
          <table:table-cell office:value-type="float" office:value="1001.97">
            <text:p>1001,97</text:p>
          </table:table-cell>
          <table:table-cell table:formula="of:=[.D16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808.64">
            <text:p>808,64</text:p>
          </table:table-cell>
          <table:table-cell office:value-type="float" office:value="1001.97">
            <text:p>1001,97</text:p>
          </table:table-cell>
          <table:table-cell table:formula="of:=[.D16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872.51">
            <text:p>872,51</text:p>
          </table:table-cell>
          <table:table-cell office:value-type="float" office:value="1001.97">
            <text:p>1001,97</text:p>
          </table:table-cell>
          <table:table-cell table:formula="of:=[.D16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807.4">
            <text:p>807,40</text:p>
          </table:table-cell>
          <table:table-cell office:value-type="float" office:value="1001.97">
            <text:p>1001,97</text:p>
          </table:table-cell>
          <table:table-cell table:formula="of:=[.D16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815.52">
            <text:p>815,52</text:p>
          </table:table-cell>
          <table:table-cell office:value-type="float" office:value="1001.97">
            <text:p>1001,97</text:p>
          </table:table-cell>
          <table:table-cell table:formula="of:=[.D16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813.72">
            <text:p>813,72</text:p>
          </table:table-cell>
          <table:table-cell office:value-type="float" office:value="1001.97">
            <text:p>1001,97</text:p>
          </table:table-cell>
          <table:table-cell table:formula="of:=[.D16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806.3">
            <text:p>806,30</text:p>
          </table:table-cell>
          <table:table-cell office:value-type="float" office:value="1001.97">
            <text:p>1001,97</text:p>
          </table:table-cell>
          <table:table-cell table:formula="of:=[.D16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829.27">
            <text:p>829,27</text:p>
          </table:table-cell>
          <table:table-cell office:value-type="float" office:value="1001.97">
            <text:p>1001,97</text:p>
          </table:table-cell>
          <table:table-cell table:formula="of:=[.D16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837.27">
            <text:p>837,27</text:p>
          </table:table-cell>
          <table:table-cell office:value-type="float" office:value="1001.97">
            <text:p>1001,97</text:p>
          </table:table-cell>
          <table:table-cell table:formula="of:=[.D16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21">
            <text:p>1621</text:p>
          </table:table-cell>
          <table:table-cell office:value-type="float" office:value="812.73">
            <text:p>812,73</text:p>
          </table:table-cell>
          <table:table-cell office:value-type="float" office:value="1001.97">
            <text:p>1001,97</text:p>
          </table:table-cell>
          <table:table-cell table:formula="of:=[.D16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22">
            <text:p>1622</text:p>
          </table:table-cell>
          <table:table-cell office:value-type="float" office:value="822.08">
            <text:p>822,08</text:p>
          </table:table-cell>
          <table:table-cell office:value-type="float" office:value="1001.97">
            <text:p>1001,97</text:p>
          </table:table-cell>
          <table:table-cell table:formula="of:=[.D16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814.1">
            <text:p>814,10</text:p>
          </table:table-cell>
          <table:table-cell office:value-type="float" office:value="1001.97">
            <text:p>1001,97</text:p>
          </table:table-cell>
          <table:table-cell table:formula="of:=[.D16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881.53">
            <text:p>881,53</text:p>
          </table:table-cell>
          <table:table-cell office:value-type="float" office:value="1001.97">
            <text:p>1001,97</text:p>
          </table:table-cell>
          <table:table-cell table:formula="of:=[.D16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811.97">
            <text:p>811,97</text:p>
          </table:table-cell>
          <table:table-cell office:value-type="float" office:value="1001.97">
            <text:p>1001,97</text:p>
          </table:table-cell>
          <table:table-cell table:formula="of:=[.D16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817.95">
            <text:p>817,95</text:p>
          </table:table-cell>
          <table:table-cell office:value-type="float" office:value="1001.97">
            <text:p>1001,97</text:p>
          </table:table-cell>
          <table:table-cell table:formula="of:=[.D16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813.07">
            <text:p>813,07</text:p>
          </table:table-cell>
          <table:table-cell office:value-type="float" office:value="1001.97">
            <text:p>1001,97</text:p>
          </table:table-cell>
          <table:table-cell table:formula="of:=[.D16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810.62">
            <text:p>810,62</text:p>
          </table:table-cell>
          <table:table-cell office:value-type="float" office:value="1001.97">
            <text:p>1001,97</text:p>
          </table:table-cell>
          <table:table-cell table:formula="of:=[.D16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29">
            <text:p>1629</text:p>
          </table:table-cell>
          <table:table-cell office:value-type="float" office:value="862.39">
            <text:p>862,39</text:p>
          </table:table-cell>
          <table:table-cell office:value-type="float" office:value="1001.97">
            <text:p>1001,97</text:p>
          </table:table-cell>
          <table:table-cell table:formula="of:=[.D16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824.13">
            <text:p>824,13</text:p>
          </table:table-cell>
          <table:table-cell office:value-type="float" office:value="1001.97">
            <text:p>1001,97</text:p>
          </table:table-cell>
          <table:table-cell table:formula="of:=[.D16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815.58">
            <text:p>815,58</text:p>
          </table:table-cell>
          <table:table-cell office:value-type="float" office:value="1001.97">
            <text:p>1001,97</text:p>
          </table:table-cell>
          <table:table-cell table:formula="of:=[.D16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821.3">
            <text:p>821,30</text:p>
          </table:table-cell>
          <table:table-cell office:value-type="float" office:value="1001.97">
            <text:p>1001,97</text:p>
          </table:table-cell>
          <table:table-cell table:formula="of:=[.D16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808.84">
            <text:p>808,84</text:p>
          </table:table-cell>
          <table:table-cell office:value-type="float" office:value="1001.97">
            <text:p>1001,97</text:p>
          </table:table-cell>
          <table:table-cell table:formula="of:=[.D16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820.46">
            <text:p>820,46</text:p>
          </table:table-cell>
          <table:table-cell office:value-type="float" office:value="1001.97">
            <text:p>1001,97</text:p>
          </table:table-cell>
          <table:table-cell table:formula="of:=[.D16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832.26">
            <text:p>832,26</text:p>
          </table:table-cell>
          <table:table-cell office:value-type="float" office:value="1001.97">
            <text:p>1001,97</text:p>
          </table:table-cell>
          <table:table-cell table:formula="of:=[.D16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827.48">
            <text:p>827,48</text:p>
          </table:table-cell>
          <table:table-cell office:value-type="float" office:value="1001.97">
            <text:p>1001,97</text:p>
          </table:table-cell>
          <table:table-cell table:formula="of:=[.D16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896.17">
            <text:p>896,17</text:p>
          </table:table-cell>
          <table:table-cell office:value-type="float" office:value="1001.97">
            <text:p>1001,97</text:p>
          </table:table-cell>
          <table:table-cell table:formula="of:=[.D16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38">
            <text:p>1638</text:p>
          </table:table-cell>
          <table:table-cell office:value-type="float" office:value="829.11">
            <text:p>829,11</text:p>
          </table:table-cell>
          <table:table-cell office:value-type="float" office:value="1001.97">
            <text:p>1001,97</text:p>
          </table:table-cell>
          <table:table-cell table:formula="of:=[.D16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818.47">
            <text:p>818,47</text:p>
          </table:table-cell>
          <table:table-cell office:value-type="float" office:value="1001.97">
            <text:p>1001,97</text:p>
          </table:table-cell>
          <table:table-cell table:formula="of:=[.D16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839.76">
            <text:p>839,76</text:p>
          </table:table-cell>
          <table:table-cell office:value-type="float" office:value="1001.97">
            <text:p>1001,97</text:p>
          </table:table-cell>
          <table:table-cell table:formula="of:=[.D16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833.22">
            <text:p>833,22</text:p>
          </table:table-cell>
          <table:table-cell office:value-type="float" office:value="1001.97">
            <text:p>1001,97</text:p>
          </table:table-cell>
          <table:table-cell table:formula="of:=[.D16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848.45">
            <text:p>848,45</text:p>
          </table:table-cell>
          <table:table-cell office:value-type="float" office:value="1001.97">
            <text:p>1001,97</text:p>
          </table:table-cell>
          <table:table-cell table:formula="of:=[.D16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849.3">
            <text:p>849,30</text:p>
          </table:table-cell>
          <table:table-cell office:value-type="float" office:value="1001.97">
            <text:p>1001,97</text:p>
          </table:table-cell>
          <table:table-cell table:formula="of:=[.D16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916.02">
            <text:p>916,02</text:p>
          </table:table-cell>
          <table:table-cell office:value-type="float" office:value="1001.97">
            <text:p>1001,97</text:p>
          </table:table-cell>
          <table:table-cell table:formula="of:=[.D16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959.09">
            <text:p>959,09</text:p>
          </table:table-cell>
          <table:table-cell office:value-type="float" office:value="1001.97">
            <text:p>1001,97</text:p>
          </table:table-cell>
          <table:table-cell table:formula="of:=[.D16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882.39">
            <text:p>882,39</text:p>
          </table:table-cell>
          <table:table-cell office:value-type="float" office:value="1001.97">
            <text:p>1001,97</text:p>
          </table:table-cell>
          <table:table-cell table:formula="of:=[.D16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877.36">
            <text:p>877,36</text:p>
          </table:table-cell>
          <table:table-cell office:value-type="float" office:value="1001.97">
            <text:p>1001,97</text:p>
          </table:table-cell>
          <table:table-cell table:formula="of:=[.D16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834.43">
            <text:p>834,43</text:p>
          </table:table-cell>
          <table:table-cell office:value-type="float" office:value="1001.97">
            <text:p>1001,97</text:p>
          </table:table-cell>
          <table:table-cell table:formula="of:=[.D16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889.03">
            <text:p>889,03</text:p>
          </table:table-cell>
          <table:table-cell office:value-type="float" office:value="1001.97">
            <text:p>1001,97</text:p>
          </table:table-cell>
          <table:table-cell table:formula="of:=[.D16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872.82">
            <text:p>872,82</text:p>
          </table:table-cell>
          <table:table-cell office:value-type="float" office:value="1001.97">
            <text:p>1001,97</text:p>
          </table:table-cell>
          <table:table-cell table:formula="of:=[.D16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895.17">
            <text:p>895,17</text:p>
          </table:table-cell>
          <table:table-cell office:value-type="float" office:value="1001.97">
            <text:p>1001,97</text:p>
          </table:table-cell>
          <table:table-cell table:formula="of:=[.D16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842.77">
            <text:p>842,77</text:p>
          </table:table-cell>
          <table:table-cell office:value-type="float" office:value="1001.97">
            <text:p>1001,97</text:p>
          </table:table-cell>
          <table:table-cell table:formula="of:=[.D16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832.11">
            <text:p>832,11</text:p>
          </table:table-cell>
          <table:table-cell office:value-type="float" office:value="1001.97">
            <text:p>1001,97</text:p>
          </table:table-cell>
          <table:table-cell table:formula="of:=[.D16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836.47">
            <text:p>836,47</text:p>
          </table:table-cell>
          <table:table-cell office:value-type="float" office:value="1001.97">
            <text:p>1001,97</text:p>
          </table:table-cell>
          <table:table-cell table:formula="of:=[.D16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835.51">
            <text:p>835,51</text:p>
          </table:table-cell>
          <table:table-cell office:value-type="float" office:value="1001.97">
            <text:p>1001,97</text:p>
          </table:table-cell>
          <table:table-cell table:formula="of:=[.D16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854.48">
            <text:p>854,48</text:p>
          </table:table-cell>
          <table:table-cell office:value-type="float" office:value="1001.97">
            <text:p>1001,97</text:p>
          </table:table-cell>
          <table:table-cell table:formula="of:=[.D16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861.28">
            <text:p>861,28</text:p>
          </table:table-cell>
          <table:table-cell office:value-type="float" office:value="1001.97">
            <text:p>1001,97</text:p>
          </table:table-cell>
          <table:table-cell table:formula="of:=[.D16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58">
            <text:p>1658</text:p>
          </table:table-cell>
          <table:table-cell office:value-type="float" office:value="840.5">
            <text:p>840,50</text:p>
          </table:table-cell>
          <table:table-cell office:value-type="float" office:value="1001.97">
            <text:p>1001,97</text:p>
          </table:table-cell>
          <table:table-cell table:formula="of:=[.D16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59">
            <text:p>1659</text:p>
          </table:table-cell>
          <table:table-cell office:value-type="float" office:value="884.85">
            <text:p>884,85</text:p>
          </table:table-cell>
          <table:table-cell office:value-type="float" office:value="1001.97">
            <text:p>1001,97</text:p>
          </table:table-cell>
          <table:table-cell table:formula="of:=[.D16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832.01">
            <text:p>832,01</text:p>
          </table:table-cell>
          <table:table-cell office:value-type="float" office:value="1001.97">
            <text:p>1001,97</text:p>
          </table:table-cell>
          <table:table-cell table:formula="of:=[.D16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61">
            <text:p>1661</text:p>
          </table:table-cell>
          <table:table-cell office:value-type="float" office:value="848.86">
            <text:p>848,86</text:p>
          </table:table-cell>
          <table:table-cell office:value-type="float" office:value="1001.97">
            <text:p>1001,97</text:p>
          </table:table-cell>
          <table:table-cell table:formula="of:=[.D16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823.4">
            <text:p>823,40</text:p>
          </table:table-cell>
          <table:table-cell office:value-type="float" office:value="1001.97">
            <text:p>1001,97</text:p>
          </table:table-cell>
          <table:table-cell table:formula="of:=[.D16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891.19">
            <text:p>891,19</text:p>
          </table:table-cell>
          <table:table-cell office:value-type="float" office:value="1001.97">
            <text:p>1001,97</text:p>
          </table:table-cell>
          <table:table-cell table:formula="of:=[.D16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865.26">
            <text:p>865,26</text:p>
          </table:table-cell>
          <table:table-cell office:value-type="float" office:value="1001.97">
            <text:p>1001,97</text:p>
          </table:table-cell>
          <table:table-cell table:formula="of:=[.D16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65">
            <text:p>1665</text:p>
          </table:table-cell>
          <table:table-cell office:value-type="float" office:value="836.17">
            <text:p>836,17</text:p>
          </table:table-cell>
          <table:table-cell office:value-type="float" office:value="1001.97">
            <text:p>1001,97</text:p>
          </table:table-cell>
          <table:table-cell table:formula="of:=[.D16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896.76">
            <text:p>896,76</text:p>
          </table:table-cell>
          <table:table-cell office:value-type="float" office:value="1001.97">
            <text:p>1001,97</text:p>
          </table:table-cell>
          <table:table-cell table:formula="of:=[.D16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927.89">
            <text:p>927,89</text:p>
          </table:table-cell>
          <table:table-cell office:value-type="float" office:value="1001.97">
            <text:p>1001,97</text:p>
          </table:table-cell>
          <table:table-cell table:formula="of:=[.D16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882.28">
            <text:p>882,28</text:p>
          </table:table-cell>
          <table:table-cell office:value-type="float" office:value="1001.97">
            <text:p>1001,97</text:p>
          </table:table-cell>
          <table:table-cell table:formula="of:=[.D16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69">
            <text:p>1669</text:p>
          </table:table-cell>
          <table:table-cell office:value-type="float" office:value="914.72">
            <text:p>914,72</text:p>
          </table:table-cell>
          <table:table-cell office:value-type="float" office:value="1001.97">
            <text:p>1001,97</text:p>
          </table:table-cell>
          <table:table-cell table:formula="of:=[.D16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833.99">
            <text:p>833,99</text:p>
          </table:table-cell>
          <table:table-cell office:value-type="float" office:value="1001.97">
            <text:p>1001,97</text:p>
          </table:table-cell>
          <table:table-cell table:formula="of:=[.D17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849.78">
            <text:p>849,78</text:p>
          </table:table-cell>
          <table:table-cell office:value-type="float" office:value="1001.97">
            <text:p>1001,97</text:p>
          </table:table-cell>
          <table:table-cell table:formula="of:=[.D17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830.79">
            <text:p>830,79</text:p>
          </table:table-cell>
          <table:table-cell office:value-type="float" office:value="1001.97">
            <text:p>1001,97</text:p>
          </table:table-cell>
          <table:table-cell table:formula="of:=[.D17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892.77">
            <text:p>892,77</text:p>
          </table:table-cell>
          <table:table-cell office:value-type="float" office:value="1001.97">
            <text:p>1001,97</text:p>
          </table:table-cell>
          <table:table-cell table:formula="of:=[.D17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834.55">
            <text:p>834,55</text:p>
          </table:table-cell>
          <table:table-cell office:value-type="float" office:value="1001.97">
            <text:p>1001,97</text:p>
          </table:table-cell>
          <table:table-cell table:formula="of:=[.D17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843.46">
            <text:p>843,46</text:p>
          </table:table-cell>
          <table:table-cell office:value-type="float" office:value="1001.97">
            <text:p>1001,97</text:p>
          </table:table-cell>
          <table:table-cell table:formula="of:=[.D17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837.77">
            <text:p>837,77</text:p>
          </table:table-cell>
          <table:table-cell office:value-type="float" office:value="1001.97">
            <text:p>1001,97</text:p>
          </table:table-cell>
          <table:table-cell table:formula="of:=[.D17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77">
            <text:p>1677</text:p>
          </table:table-cell>
          <table:table-cell office:value-type="float" office:value="838.26">
            <text:p>838,26</text:p>
          </table:table-cell>
          <table:table-cell office:value-type="float" office:value="1001.97">
            <text:p>1001,97</text:p>
          </table:table-cell>
          <table:table-cell table:formula="of:=[.D17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893.48">
            <text:p>893,48</text:p>
          </table:table-cell>
          <table:table-cell office:value-type="float" office:value="1001.97">
            <text:p>1001,97</text:p>
          </table:table-cell>
          <table:table-cell table:formula="of:=[.D17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846.21">
            <text:p>846,21</text:p>
          </table:table-cell>
          <table:table-cell office:value-type="float" office:value="1001.97">
            <text:p>1001,97</text:p>
          </table:table-cell>
          <table:table-cell table:formula="of:=[.D17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839.03">
            <text:p>839,03</text:p>
          </table:table-cell>
          <table:table-cell office:value-type="float" office:value="1001.97">
            <text:p>1001,97</text:p>
          </table:table-cell>
          <table:table-cell table:formula="of:=[.D17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848.21">
            <text:p>848,21</text:p>
          </table:table-cell>
          <table:table-cell office:value-type="float" office:value="1001.97">
            <text:p>1001,97</text:p>
          </table:table-cell>
          <table:table-cell table:formula="of:=[.D17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880.96">
            <text:p>880,96</text:p>
          </table:table-cell>
          <table:table-cell office:value-type="float" office:value="1001.97">
            <text:p>1001,97</text:p>
          </table:table-cell>
          <table:table-cell table:formula="of:=[.D17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83">
            <text:p>1683</text:p>
          </table:table-cell>
          <table:table-cell office:value-type="float" office:value="838.02">
            <text:p>838,02</text:p>
          </table:table-cell>
          <table:table-cell office:value-type="float" office:value="1001.97">
            <text:p>1001,97</text:p>
          </table:table-cell>
          <table:table-cell table:formula="of:=[.D17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885.86">
            <text:p>885,86</text:p>
          </table:table-cell>
          <table:table-cell office:value-type="float" office:value="1001.97">
            <text:p>1001,97</text:p>
          </table:table-cell>
          <table:table-cell table:formula="of:=[.D17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837.91">
            <text:p>837,91</text:p>
          </table:table-cell>
          <table:table-cell office:value-type="float" office:value="1001.97">
            <text:p>1001,97</text:p>
          </table:table-cell>
          <table:table-cell table:formula="of:=[.D17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841.83">
            <text:p>841,83</text:p>
          </table:table-cell>
          <table:table-cell office:value-type="float" office:value="1001.97">
            <text:p>1001,97</text:p>
          </table:table-cell>
          <table:table-cell table:formula="of:=[.D17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87">
            <text:p>1687</text:p>
          </table:table-cell>
          <table:table-cell office:value-type="float" office:value="898.35">
            <text:p>898,35</text:p>
          </table:table-cell>
          <table:table-cell office:value-type="float" office:value="1001.97">
            <text:p>1001,97</text:p>
          </table:table-cell>
          <table:table-cell table:formula="of:=[.D17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845.94">
            <text:p>845,94</text:p>
          </table:table-cell>
          <table:table-cell office:value-type="float" office:value="1001.97">
            <text:p>1001,97</text:p>
          </table:table-cell>
          <table:table-cell table:formula="of:=[.D17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860.4">
            <text:p>860,40</text:p>
          </table:table-cell>
          <table:table-cell office:value-type="float" office:value="1001.97">
            <text:p>1001,97</text:p>
          </table:table-cell>
          <table:table-cell table:formula="of:=[.D17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840.95">
            <text:p>840,95</text:p>
          </table:table-cell>
          <table:table-cell office:value-type="float" office:value="1001.97">
            <text:p>1001,97</text:p>
          </table:table-cell>
          <table:table-cell table:formula="of:=[.D17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884.14">
            <text:p>884,14</text:p>
          </table:table-cell>
          <table:table-cell office:value-type="float" office:value="1001.97">
            <text:p>1001,97</text:p>
          </table:table-cell>
          <table:table-cell table:formula="of:=[.D17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862.8">
            <text:p>862,80</text:p>
          </table:table-cell>
          <table:table-cell office:value-type="float" office:value="1001.97">
            <text:p>1001,97</text:p>
          </table:table-cell>
          <table:table-cell table:formula="of:=[.D17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854.64">
            <text:p>854,64</text:p>
          </table:table-cell>
          <table:table-cell office:value-type="float" office:value="1001.97">
            <text:p>1001,97</text:p>
          </table:table-cell>
          <table:table-cell table:formula="of:=[.D17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866.48">
            <text:p>866,48</text:p>
          </table:table-cell>
          <table:table-cell office:value-type="float" office:value="1001.97">
            <text:p>1001,97</text:p>
          </table:table-cell>
          <table:table-cell table:formula="of:=[.D17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847.62">
            <text:p>847,62</text:p>
          </table:table-cell>
          <table:table-cell office:value-type="float" office:value="1001.97">
            <text:p>1001,97</text:p>
          </table:table-cell>
          <table:table-cell table:formula="of:=[.D17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845.41">
            <text:p>845,41</text:p>
          </table:table-cell>
          <table:table-cell office:value-type="float" office:value="1001.97">
            <text:p>1001,97</text:p>
          </table:table-cell>
          <table:table-cell table:formula="of:=[.D17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97">
            <text:p>1697</text:p>
          </table:table-cell>
          <table:table-cell office:value-type="float" office:value="843.08">
            <text:p>843,08</text:p>
          </table:table-cell>
          <table:table-cell office:value-type="float" office:value="1001.97">
            <text:p>1001,97</text:p>
          </table:table-cell>
          <table:table-cell table:formula="of:=[.D17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850.93">
            <text:p>850,93</text:p>
          </table:table-cell>
          <table:table-cell office:value-type="float" office:value="1001.97">
            <text:p>1001,97</text:p>
          </table:table-cell>
          <table:table-cell table:formula="of:=[.D17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840.59">
            <text:p>840,59</text:p>
          </table:table-cell>
          <table:table-cell office:value-type="float" office:value="1001.97">
            <text:p>1001,97</text:p>
          </table:table-cell>
          <table:table-cell table:formula="of:=[.D17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901.39">
            <text:p>901,39</text:p>
          </table:table-cell>
          <table:table-cell office:value-type="float" office:value="1001.97">
            <text:p>1001,97</text:p>
          </table:table-cell>
          <table:table-cell table:formula="of:=[.D17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864.68">
            <text:p>864,68</text:p>
          </table:table-cell>
          <table:table-cell office:value-type="float" office:value="1001.97">
            <text:p>1001,97</text:p>
          </table:table-cell>
          <table:table-cell table:formula="of:=[.D17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847.9">
            <text:p>847,90</text:p>
          </table:table-cell>
          <table:table-cell office:value-type="float" office:value="1001.97">
            <text:p>1001,97</text:p>
          </table:table-cell>
          <table:table-cell table:formula="of:=[.D17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869.99">
            <text:p>869,99</text:p>
          </table:table-cell>
          <table:table-cell office:value-type="float" office:value="1001.97">
            <text:p>1001,97</text:p>
          </table:table-cell>
          <table:table-cell table:formula="of:=[.D17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04">
            <text:p>1704</text:p>
          </table:table-cell>
          <table:table-cell office:value-type="float" office:value="891.04">
            <text:p>891,04</text:p>
          </table:table-cell>
          <table:table-cell office:value-type="float" office:value="1001.97">
            <text:p>1001,97</text:p>
          </table:table-cell>
          <table:table-cell table:formula="of:=[.D17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05">
            <text:p>1705</text:p>
          </table:table-cell>
          <table:table-cell office:value-type="float" office:value="865.91">
            <text:p>865,91</text:p>
          </table:table-cell>
          <table:table-cell office:value-type="float" office:value="1001.97">
            <text:p>1001,97</text:p>
          </table:table-cell>
          <table:table-cell table:formula="of:=[.D17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851.52">
            <text:p>851,52</text:p>
          </table:table-cell>
          <table:table-cell office:value-type="float" office:value="1001.97">
            <text:p>1001,97</text:p>
          </table:table-cell>
          <table:table-cell table:formula="of:=[.D17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847.11">
            <text:p>847,11</text:p>
          </table:table-cell>
          <table:table-cell office:value-type="float" office:value="1001.97">
            <text:p>1001,97</text:p>
          </table:table-cell>
          <table:table-cell table:formula="of:=[.D17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841.82">
            <text:p>841,82</text:p>
          </table:table-cell>
          <table:table-cell office:value-type="float" office:value="1001.97">
            <text:p>1001,97</text:p>
          </table:table-cell>
          <table:table-cell table:formula="of:=[.D17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09">
            <text:p>1709</text:p>
          </table:table-cell>
          <table:table-cell office:value-type="float" office:value="878.45">
            <text:p>878,45</text:p>
          </table:table-cell>
          <table:table-cell office:value-type="float" office:value="1001.97">
            <text:p>1001,97</text:p>
          </table:table-cell>
          <table:table-cell table:formula="of:=[.D17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855.41">
            <text:p>855,41</text:p>
          </table:table-cell>
          <table:table-cell office:value-type="float" office:value="1001.97">
            <text:p>1001,97</text:p>
          </table:table-cell>
          <table:table-cell table:formula="of:=[.D17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11">
            <text:p>1711</text:p>
          </table:table-cell>
          <table:table-cell office:value-type="float" office:value="839.99">
            <text:p>839,99</text:p>
          </table:table-cell>
          <table:table-cell office:value-type="float" office:value="1001.97">
            <text:p>1001,97</text:p>
          </table:table-cell>
          <table:table-cell table:formula="of:=[.D17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846.93">
            <text:p>846,93</text:p>
          </table:table-cell>
          <table:table-cell office:value-type="float" office:value="1001.97">
            <text:p>1001,97</text:p>
          </table:table-cell>
          <table:table-cell table:formula="of:=[.D17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853.86">
            <text:p>853,86</text:p>
          </table:table-cell>
          <table:table-cell office:value-type="float" office:value="1001.97">
            <text:p>1001,97</text:p>
          </table:table-cell>
          <table:table-cell table:formula="of:=[.D17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892.62">
            <text:p>892,62</text:p>
          </table:table-cell>
          <table:table-cell office:value-type="float" office:value="1001.97">
            <text:p>1001,97</text:p>
          </table:table-cell>
          <table:table-cell table:formula="of:=[.D17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851.51">
            <text:p>851,51</text:p>
          </table:table-cell>
          <table:table-cell office:value-type="float" office:value="1001.97">
            <text:p>1001,97</text:p>
          </table:table-cell>
          <table:table-cell table:formula="of:=[.D17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848.19">
            <text:p>848,19</text:p>
          </table:table-cell>
          <table:table-cell office:value-type="float" office:value="1001.97">
            <text:p>1001,97</text:p>
          </table:table-cell>
          <table:table-cell table:formula="of:=[.D17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858.77">
            <text:p>858,77</text:p>
          </table:table-cell>
          <table:table-cell office:value-type="float" office:value="1001.97">
            <text:p>1001,97</text:p>
          </table:table-cell>
          <table:table-cell table:formula="of:=[.D17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896.3">
            <text:p>896,30</text:p>
          </table:table-cell>
          <table:table-cell office:value-type="float" office:value="1001.97">
            <text:p>1001,97</text:p>
          </table:table-cell>
          <table:table-cell table:formula="of:=[.D17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857.94">
            <text:p>857,94</text:p>
          </table:table-cell>
          <table:table-cell office:value-type="float" office:value="1001.97">
            <text:p>1001,97</text:p>
          </table:table-cell>
          <table:table-cell table:formula="of:=[.D17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859.32">
            <text:p>859,32</text:p>
          </table:table-cell>
          <table:table-cell office:value-type="float" office:value="1001.97">
            <text:p>1001,97</text:p>
          </table:table-cell>
          <table:table-cell table:formula="of:=[.D17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862.03">
            <text:p>862,03</text:p>
          </table:table-cell>
          <table:table-cell office:value-type="float" office:value="1001.97">
            <text:p>1001,97</text:p>
          </table:table-cell>
          <table:table-cell table:formula="of:=[.D17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850.29">
            <text:p>850,29</text:p>
          </table:table-cell>
          <table:table-cell office:value-type="float" office:value="1001.97">
            <text:p>1001,97</text:p>
          </table:table-cell>
          <table:table-cell table:formula="of:=[.D17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856.84">
            <text:p>856,84</text:p>
          </table:table-cell>
          <table:table-cell office:value-type="float" office:value="1001.97">
            <text:p>1001,97</text:p>
          </table:table-cell>
          <table:table-cell table:formula="of:=[.D17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930.33">
            <text:p>930,33</text:p>
          </table:table-cell>
          <table:table-cell office:value-type="float" office:value="1001.97">
            <text:p>1001,97</text:p>
          </table:table-cell>
          <table:table-cell table:formula="of:=[.D17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860.64">
            <text:p>860,64</text:p>
          </table:table-cell>
          <table:table-cell office:value-type="float" office:value="1001.97">
            <text:p>1001,97</text:p>
          </table:table-cell>
          <table:table-cell table:formula="of:=[.D17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857.76">
            <text:p>857,76</text:p>
          </table:table-cell>
          <table:table-cell office:value-type="float" office:value="1001.97">
            <text:p>1001,97</text:p>
          </table:table-cell>
          <table:table-cell table:formula="of:=[.D17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856.36">
            <text:p>856,36</text:p>
          </table:table-cell>
          <table:table-cell office:value-type="float" office:value="1001.97">
            <text:p>1001,97</text:p>
          </table:table-cell>
          <table:table-cell table:formula="of:=[.D17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864.07">
            <text:p>864,07</text:p>
          </table:table-cell>
          <table:table-cell office:value-type="float" office:value="1001.97">
            <text:p>1001,97</text:p>
          </table:table-cell>
          <table:table-cell table:formula="of:=[.D17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29">
            <text:p>1729</text:p>
          </table:table-cell>
          <table:table-cell office:value-type="float" office:value="927.67">
            <text:p>927,67</text:p>
          </table:table-cell>
          <table:table-cell office:value-type="float" office:value="1001.97">
            <text:p>1001,97</text:p>
          </table:table-cell>
          <table:table-cell table:formula="of:=[.D17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867.82">
            <text:p>867,82</text:p>
          </table:table-cell>
          <table:table-cell office:value-type="float" office:value="1001.97">
            <text:p>1001,97</text:p>
          </table:table-cell>
          <table:table-cell table:formula="of:=[.D17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858.92">
            <text:p>858,92</text:p>
          </table:table-cell>
          <table:table-cell office:value-type="float" office:value="1001.97">
            <text:p>1001,97</text:p>
          </table:table-cell>
          <table:table-cell table:formula="of:=[.D17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876.13">
            <text:p>876,13</text:p>
          </table:table-cell>
          <table:table-cell office:value-type="float" office:value="1001.97">
            <text:p>1001,97</text:p>
          </table:table-cell>
          <table:table-cell table:formula="of:=[.D17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860.15">
            <text:p>860,15</text:p>
          </table:table-cell>
          <table:table-cell office:value-type="float" office:value="1001.97">
            <text:p>1001,97</text:p>
          </table:table-cell>
          <table:table-cell table:formula="of:=[.D17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880.51">
            <text:p>880,51</text:p>
          </table:table-cell>
          <table:table-cell office:value-type="float" office:value="1001.97">
            <text:p>1001,97</text:p>
          </table:table-cell>
          <table:table-cell table:formula="of:=[.D17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932.5">
            <text:p>932,50</text:p>
          </table:table-cell>
          <table:table-cell office:value-type="float" office:value="1001.97">
            <text:p>1001,97</text:p>
          </table:table-cell>
          <table:table-cell table:formula="of:=[.D17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861.55">
            <text:p>861,55</text:p>
          </table:table-cell>
          <table:table-cell office:value-type="float" office:value="1001.97">
            <text:p>1001,97</text:p>
          </table:table-cell>
          <table:table-cell table:formula="of:=[.D17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870.67">
            <text:p>870,67</text:p>
          </table:table-cell>
          <table:table-cell office:value-type="float" office:value="1001.97">
            <text:p>1001,97</text:p>
          </table:table-cell>
          <table:table-cell table:formula="of:=[.D17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865.48">
            <text:p>865,48</text:p>
          </table:table-cell>
          <table:table-cell office:value-type="float" office:value="1001.97">
            <text:p>1001,97</text:p>
          </table:table-cell>
          <table:table-cell table:formula="of:=[.D17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869.71">
            <text:p>869,71</text:p>
          </table:table-cell>
          <table:table-cell office:value-type="float" office:value="1001.97">
            <text:p>1001,97</text:p>
          </table:table-cell>
          <table:table-cell table:formula="of:=[.D17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970.48">
            <text:p>970,48</text:p>
          </table:table-cell>
          <table:table-cell office:value-type="float" office:value="1001.97">
            <text:p>1001,97</text:p>
          </table:table-cell>
          <table:table-cell table:formula="of:=[.D17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876.79">
            <text:p>876,79</text:p>
          </table:table-cell>
          <table:table-cell office:value-type="float" office:value="1001.97">
            <text:p>1001,97</text:p>
          </table:table-cell>
          <table:table-cell table:formula="of:=[.D17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908.83">
            <text:p>908,83</text:p>
          </table:table-cell>
          <table:table-cell office:value-type="float" office:value="1001.97">
            <text:p>1001,97</text:p>
          </table:table-cell>
          <table:table-cell table:formula="of:=[.D17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862.25">
            <text:p>862,25</text:p>
          </table:table-cell>
          <table:table-cell office:value-type="float" office:value="1001.97">
            <text:p>1001,97</text:p>
          </table:table-cell>
          <table:table-cell table:formula="of:=[.D17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860.05">
            <text:p>860,05</text:p>
          </table:table-cell>
          <table:table-cell office:value-type="float" office:value="1001.97">
            <text:p>1001,97</text:p>
          </table:table-cell>
          <table:table-cell table:formula="of:=[.D17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862.2">
            <text:p>862,20</text:p>
          </table:table-cell>
          <table:table-cell office:value-type="float" office:value="1001.97">
            <text:p>1001,97</text:p>
          </table:table-cell>
          <table:table-cell table:formula="of:=[.D17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867.82">
            <text:p>867,82</text:p>
          </table:table-cell>
          <table:table-cell office:value-type="float" office:value="1001.97">
            <text:p>1001,97</text:p>
          </table:table-cell>
          <table:table-cell table:formula="of:=[.D17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907.81">
            <text:p>907,81</text:p>
          </table:table-cell>
          <table:table-cell office:value-type="float" office:value="1001.97">
            <text:p>1001,97</text:p>
          </table:table-cell>
          <table:table-cell table:formula="of:=[.D17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866.4">
            <text:p>866,40</text:p>
          </table:table-cell>
          <table:table-cell office:value-type="float" office:value="1001.97">
            <text:p>1001,97</text:p>
          </table:table-cell>
          <table:table-cell table:formula="of:=[.D17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867.01">
            <text:p>867,01</text:p>
          </table:table-cell>
          <table:table-cell office:value-type="float" office:value="1001.97">
            <text:p>1001,97</text:p>
          </table:table-cell>
          <table:table-cell table:formula="of:=[.D17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865.52">
            <text:p>865,52</text:p>
          </table:table-cell>
          <table:table-cell office:value-type="float" office:value="1001.97">
            <text:p>1001,97</text:p>
          </table:table-cell>
          <table:table-cell table:formula="of:=[.D17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872.3">
            <text:p>872,30</text:p>
          </table:table-cell>
          <table:table-cell office:value-type="float" office:value="1001.97">
            <text:p>1001,97</text:p>
          </table:table-cell>
          <table:table-cell table:formula="of:=[.D17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880.16">
            <text:p>880,16</text:p>
          </table:table-cell>
          <table:table-cell office:value-type="float" office:value="1001.97">
            <text:p>1001,97</text:p>
          </table:table-cell>
          <table:table-cell table:formula="of:=[.D17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907.37">
            <text:p>907,37</text:p>
          </table:table-cell>
          <table:table-cell office:value-type="float" office:value="1001.97">
            <text:p>1001,97</text:p>
          </table:table-cell>
          <table:table-cell table:formula="of:=[.D17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879.51">
            <text:p>879,51</text:p>
          </table:table-cell>
          <table:table-cell office:value-type="float" office:value="1001.97">
            <text:p>1001,97</text:p>
          </table:table-cell>
          <table:table-cell table:formula="of:=[.D17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872.54">
            <text:p>872,54</text:p>
          </table:table-cell>
          <table:table-cell office:value-type="float" office:value="1001.97">
            <text:p>1001,97</text:p>
          </table:table-cell>
          <table:table-cell table:formula="of:=[.D17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872.31">
            <text:p>872,31</text:p>
          </table:table-cell>
          <table:table-cell office:value-type="float" office:value="1001.97">
            <text:p>1001,97</text:p>
          </table:table-cell>
          <table:table-cell table:formula="of:=[.D17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887.84">
            <text:p>887,84</text:p>
          </table:table-cell>
          <table:table-cell office:value-type="float" office:value="1001.97">
            <text:p>1001,97</text:p>
          </table:table-cell>
          <table:table-cell table:formula="of:=[.D17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916.78">
            <text:p>916,78</text:p>
          </table:table-cell>
          <table:table-cell office:value-type="float" office:value="1001.97">
            <text:p>1001,97</text:p>
          </table:table-cell>
          <table:table-cell table:formula="of:=[.D17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59">
            <text:p>1759</text:p>
          </table:table-cell>
          <table:table-cell office:value-type="float" office:value="872.5">
            <text:p>872,50</text:p>
          </table:table-cell>
          <table:table-cell office:value-type="float" office:value="1001.97">
            <text:p>1001,97</text:p>
          </table:table-cell>
          <table:table-cell table:formula="of:=[.D17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874.92">
            <text:p>874,92</text:p>
          </table:table-cell>
          <table:table-cell office:value-type="float" office:value="1001.97">
            <text:p>1001,97</text:p>
          </table:table-cell>
          <table:table-cell table:formula="of:=[.D17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876.16">
            <text:p>876,16</text:p>
          </table:table-cell>
          <table:table-cell office:value-type="float" office:value="1001.97">
            <text:p>1001,97</text:p>
          </table:table-cell>
          <table:table-cell table:formula="of:=[.D17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875.28">
            <text:p>875,28</text:p>
          </table:table-cell>
          <table:table-cell office:value-type="float" office:value="1001.97">
            <text:p>1001,97</text:p>
          </table:table-cell>
          <table:table-cell table:formula="of:=[.D17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914.37">
            <text:p>914,37</text:p>
          </table:table-cell>
          <table:table-cell office:value-type="float" office:value="1001.97">
            <text:p>1001,97</text:p>
          </table:table-cell>
          <table:table-cell table:formula="of:=[.D17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873.55">
            <text:p>873,55</text:p>
          </table:table-cell>
          <table:table-cell office:value-type="float" office:value="1001.97">
            <text:p>1001,97</text:p>
          </table:table-cell>
          <table:table-cell table:formula="of:=[.D17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868.54">
            <text:p>868,54</text:p>
          </table:table-cell>
          <table:table-cell office:value-type="float" office:value="1001.97">
            <text:p>1001,97</text:p>
          </table:table-cell>
          <table:table-cell table:formula="of:=[.D17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875.98">
            <text:p>875,98</text:p>
          </table:table-cell>
          <table:table-cell office:value-type="float" office:value="1001.97">
            <text:p>1001,97</text:p>
          </table:table-cell>
          <table:table-cell table:formula="of:=[.D17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870.38">
            <text:p>870,38</text:p>
          </table:table-cell>
          <table:table-cell office:value-type="float" office:value="1001.97">
            <text:p>1001,97</text:p>
          </table:table-cell>
          <table:table-cell table:formula="of:=[.D17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926.24">
            <text:p>926,24</text:p>
          </table:table-cell>
          <table:table-cell office:value-type="float" office:value="1001.97">
            <text:p>1001,97</text:p>
          </table:table-cell>
          <table:table-cell table:formula="of:=[.D17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878.14">
            <text:p>878,14</text:p>
          </table:table-cell>
          <table:table-cell office:value-type="float" office:value="1001.97">
            <text:p>1001,97</text:p>
          </table:table-cell>
          <table:table-cell table:formula="of:=[.D17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870.8">
            <text:p>870,80</text:p>
          </table:table-cell>
          <table:table-cell office:value-type="float" office:value="1001.97">
            <text:p>1001,97</text:p>
          </table:table-cell>
          <table:table-cell table:formula="of:=[.D18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874.42">
            <text:p>874,42</text:p>
          </table:table-cell>
          <table:table-cell office:value-type="float" office:value="1001.97">
            <text:p>1001,97</text:p>
          </table:table-cell>
          <table:table-cell table:formula="of:=[.D18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877.85">
            <text:p>877,85</text:p>
          </table:table-cell>
          <table:table-cell office:value-type="float" office:value="1001.97">
            <text:p>1001,97</text:p>
          </table:table-cell>
          <table:table-cell table:formula="of:=[.D18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884.38">
            <text:p>884,38</text:p>
          </table:table-cell>
          <table:table-cell office:value-type="float" office:value="1001.97">
            <text:p>1001,97</text:p>
          </table:table-cell>
          <table:table-cell table:formula="of:=[.D18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939.13">
            <text:p>939,13</text:p>
          </table:table-cell>
          <table:table-cell office:value-type="float" office:value="1001.97">
            <text:p>1001,97</text:p>
          </table:table-cell>
          <table:table-cell table:formula="of:=[.D18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889.52">
            <text:p>889,52</text:p>
          </table:table-cell>
          <table:table-cell office:value-type="float" office:value="1001.97">
            <text:p>1001,97</text:p>
          </table:table-cell>
          <table:table-cell table:formula="of:=[.D18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880.99">
            <text:p>880,99</text:p>
          </table:table-cell>
          <table:table-cell office:value-type="float" office:value="1001.97">
            <text:p>1001,97</text:p>
          </table:table-cell>
          <table:table-cell table:formula="of:=[.D18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876.51">
            <text:p>876,51</text:p>
          </table:table-cell>
          <table:table-cell office:value-type="float" office:value="1001.97">
            <text:p>1001,97</text:p>
          </table:table-cell>
          <table:table-cell table:formula="of:=[.D18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880.25">
            <text:p>880,25</text:p>
          </table:table-cell>
          <table:table-cell office:value-type="float" office:value="1001.97">
            <text:p>1001,97</text:p>
          </table:table-cell>
          <table:table-cell table:formula="of:=[.D18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934.18">
            <text:p>934,18</text:p>
          </table:table-cell>
          <table:table-cell office:value-type="float" office:value="1001.97">
            <text:p>1001,97</text:p>
          </table:table-cell>
          <table:table-cell table:formula="of:=[.D18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886.61">
            <text:p>886,61</text:p>
          </table:table-cell>
          <table:table-cell office:value-type="float" office:value="1001.97">
            <text:p>1001,97</text:p>
          </table:table-cell>
          <table:table-cell table:formula="of:=[.D18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882.67">
            <text:p>882,67</text:p>
          </table:table-cell>
          <table:table-cell office:value-type="float" office:value="1001.97">
            <text:p>1001,97</text:p>
          </table:table-cell>
          <table:table-cell table:formula="of:=[.D18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886.64">
            <text:p>886,64</text:p>
          </table:table-cell>
          <table:table-cell office:value-type="float" office:value="1001.97">
            <text:p>1001,97</text:p>
          </table:table-cell>
          <table:table-cell table:formula="of:=[.D18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18.74">
            <text:p>918,74</text:p>
          </table:table-cell>
          <table:table-cell office:value-type="float" office:value="1001.97">
            <text:p>1001,97</text:p>
          </table:table-cell>
          <table:table-cell table:formula="of:=[.D18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873.61">
            <text:p>873,61</text:p>
          </table:table-cell>
          <table:table-cell office:value-type="float" office:value="1001.97">
            <text:p>1001,97</text:p>
          </table:table-cell>
          <table:table-cell table:formula="of:=[.D18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874.44">
            <text:p>874,44</text:p>
          </table:table-cell>
          <table:table-cell office:value-type="float" office:value="1001.97">
            <text:p>1001,97</text:p>
          </table:table-cell>
          <table:table-cell table:formula="of:=[.D18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875.06">
            <text:p>875,06</text:p>
          </table:table-cell>
          <table:table-cell office:value-type="float" office:value="1001.97">
            <text:p>1001,97</text:p>
          </table:table-cell>
          <table:table-cell table:formula="of:=[.D18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922.45">
            <text:p>922,45</text:p>
          </table:table-cell>
          <table:table-cell office:value-type="float" office:value="1001.97">
            <text:p>1001,97</text:p>
          </table:table-cell>
          <table:table-cell table:formula="of:=[.D18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877.07">
            <text:p>877,07</text:p>
          </table:table-cell>
          <table:table-cell office:value-type="float" office:value="1001.97">
            <text:p>1001,97</text:p>
          </table:table-cell>
          <table:table-cell table:formula="of:=[.D18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885.68">
            <text:p>885,68</text:p>
          </table:table-cell>
          <table:table-cell office:value-type="float" office:value="1001.97">
            <text:p>1001,97</text:p>
          </table:table-cell>
          <table:table-cell table:formula="of:=[.D18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894.28">
            <text:p>894,28</text:p>
          </table:table-cell>
          <table:table-cell office:value-type="float" office:value="1001.97">
            <text:p>1001,97</text:p>
          </table:table-cell>
          <table:table-cell table:formula="of:=[.D18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896.91">
            <text:p>896,91</text:p>
          </table:table-cell>
          <table:table-cell office:value-type="float" office:value="1001.97">
            <text:p>1001,97</text:p>
          </table:table-cell>
          <table:table-cell table:formula="of:=[.D18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919.98">
            <text:p>919,98</text:p>
          </table:table-cell>
          <table:table-cell office:value-type="float" office:value="1001.97">
            <text:p>1001,97</text:p>
          </table:table-cell>
          <table:table-cell table:formula="of:=[.D18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885.54">
            <text:p>885,54</text:p>
          </table:table-cell>
          <table:table-cell office:value-type="float" office:value="1001.97">
            <text:p>1001,97</text:p>
          </table:table-cell>
          <table:table-cell table:formula="of:=[.D18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881.11">
            <text:p>881,11</text:p>
          </table:table-cell>
          <table:table-cell office:value-type="float" office:value="1001.97">
            <text:p>1001,97</text:p>
          </table:table-cell>
          <table:table-cell table:formula="of:=[.D18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894.45">
            <text:p>894,45</text:p>
          </table:table-cell>
          <table:table-cell office:value-type="float" office:value="1001.97">
            <text:p>1001,97</text:p>
          </table:table-cell>
          <table:table-cell table:formula="of:=[.D18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921.98">
            <text:p>921,98</text:p>
          </table:table-cell>
          <table:table-cell office:value-type="float" office:value="1001.97">
            <text:p>1001,97</text:p>
          </table:table-cell>
          <table:table-cell table:formula="of:=[.D18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894.9">
            <text:p>894,90</text:p>
          </table:table-cell>
          <table:table-cell office:value-type="float" office:value="1001.97">
            <text:p>1001,97</text:p>
          </table:table-cell>
          <table:table-cell table:formula="of:=[.D18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908.25">
            <text:p>908,25</text:p>
          </table:table-cell>
          <table:table-cell office:value-type="float" office:value="1001.97">
            <text:p>1001,97</text:p>
          </table:table-cell>
          <table:table-cell table:formula="of:=[.D18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925.29">
            <text:p>925,29</text:p>
          </table:table-cell>
          <table:table-cell office:value-type="float" office:value="1001.97">
            <text:p>1001,97</text:p>
          </table:table-cell>
          <table:table-cell table:formula="of:=[.D18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927.11">
            <text:p>927,11</text:p>
          </table:table-cell>
          <table:table-cell office:value-type="float" office:value="1001.97">
            <text:p>1001,97</text:p>
          </table:table-cell>
          <table:table-cell table:formula="of:=[.D18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915.24">
            <text:p>915,24</text:p>
          </table:table-cell>
          <table:table-cell office:value-type="float" office:value="1001.97">
            <text:p>1001,97</text:p>
          </table:table-cell>
          <table:table-cell table:formula="of:=[.D18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931.51">
            <text:p>931,51</text:p>
          </table:table-cell>
          <table:table-cell office:value-type="float" office:value="1001.97">
            <text:p>1001,97</text:p>
          </table:table-cell>
          <table:table-cell table:formula="of:=[.D18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987.18">
            <text:p>987,18</text:p>
          </table:table-cell>
          <table:table-cell office:value-type="float" office:value="1001.97">
            <text:p>1001,97</text:p>
          </table:table-cell>
          <table:table-cell table:formula="of:=[.D18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991.86">
            <text:p>991,86</text:p>
          </table:table-cell>
          <table:table-cell office:value-type="float" office:value="1001.97">
            <text:p>1001,97</text:p>
          </table:table-cell>
          <table:table-cell table:formula="of:=[.D18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943.7">
            <text:p>943,70</text:p>
          </table:table-cell>
          <table:table-cell office:value-type="float" office:value="1001.97">
            <text:p>1001,97</text:p>
          </table:table-cell>
          <table:table-cell table:formula="of:=[.D18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1088.96">
            <text:p>1088,96</text:p>
          </table:table-cell>
          <table:table-cell office:value-type="float" office:value="1001.97">
            <text:p>1001,97</text:p>
          </table:table-cell>
          <table:table-cell table:formula="of:=[.D18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964.19">
            <text:p>964,19</text:p>
          </table:table-cell>
          <table:table-cell office:value-type="float" office:value="1001.97">
            <text:p>1001,97</text:p>
          </table:table-cell>
          <table:table-cell table:formula="of:=[.D18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1067.09">
            <text:p>1067,09</text:p>
          </table:table-cell>
          <table:table-cell office:value-type="float" office:value="1001.97">
            <text:p>1001,97</text:p>
          </table:table-cell>
          <table:table-cell table:formula="of:=[.D18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1024.41">
            <text:p>1024,41</text:p>
          </table:table-cell>
          <table:table-cell office:value-type="float" office:value="1001.97">
            <text:p>1001,97</text:p>
          </table:table-cell>
          <table:table-cell table:formula="of:=[.D18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1088.03">
            <text:p>1088,03</text:p>
          </table:table-cell>
          <table:table-cell office:value-type="float" office:value="1001.97">
            <text:p>1001,97</text:p>
          </table:table-cell>
          <table:table-cell table:formula="of:=[.D18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1036.32">
            <text:p>1036,32</text:p>
          </table:table-cell>
          <table:table-cell office:value-type="float" office:value="1001.97">
            <text:p>1001,97</text:p>
          </table:table-cell>
          <table:table-cell table:formula="of:=[.D18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1041.18">
            <text:p>1041,18</text:p>
          </table:table-cell>
          <table:table-cell office:value-type="float" office:value="1001.97">
            <text:p>1001,97</text:p>
          </table:table-cell>
          <table:table-cell table:formula="of:=[.D18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1069.24">
            <text:p>1069,24</text:p>
          </table:table-cell>
          <table:table-cell office:value-type="float" office:value="1001.97">
            <text:p>1001,97</text:p>
          </table:table-cell>
          <table:table-cell table:formula="of:=[.D18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1070.58">
            <text:p>1070,58</text:p>
          </table:table-cell>
          <table:table-cell office:value-type="float" office:value="1001.97">
            <text:p>1001,97</text:p>
          </table:table-cell>
          <table:table-cell table:formula="of:=[.D18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1566.35">
            <text:p>1566,35</text:p>
          </table:table-cell>
          <table:table-cell office:value-type="float" office:value="1001.97">
            <text:p>1001,97</text:p>
          </table:table-cell>
          <table:table-cell table:formula="of:=[.D18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1129.26">
            <text:p>1129,26</text:p>
          </table:table-cell>
          <table:table-cell office:value-type="float" office:value="1001.97">
            <text:p>1001,97</text:p>
          </table:table-cell>
          <table:table-cell table:formula="of:=[.D18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1020.02">
            <text:p>1020,02</text:p>
          </table:table-cell>
          <table:table-cell office:value-type="float" office:value="1001.97">
            <text:p>1001,97</text:p>
          </table:table-cell>
          <table:table-cell table:formula="of:=[.D18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1324.86">
            <text:p>1324,86</text:p>
          </table:table-cell>
          <table:table-cell office:value-type="float" office:value="1001.97">
            <text:p>1001,97</text:p>
          </table:table-cell>
          <table:table-cell table:formula="of:=[.D18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1136.13">
            <text:p>1136,13</text:p>
          </table:table-cell>
          <table:table-cell office:value-type="float" office:value="1001.97">
            <text:p>1001,97</text:p>
          </table:table-cell>
          <table:table-cell table:formula="of:=[.D18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1181.41">
            <text:p>1181,41</text:p>
          </table:table-cell>
          <table:table-cell office:value-type="float" office:value="1001.97">
            <text:p>1001,97</text:p>
          </table:table-cell>
          <table:table-cell table:formula="of:=[.D18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1072.62">
            <text:p>1072,62</text:p>
          </table:table-cell>
          <table:table-cell office:value-type="float" office:value="1001.97">
            <text:p>1001,97</text:p>
          </table:table-cell>
          <table:table-cell table:formula="of:=[.D18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1002.93">
            <text:p>1002,93</text:p>
          </table:table-cell>
          <table:table-cell office:value-type="float" office:value="1001.97">
            <text:p>1001,97</text:p>
          </table:table-cell>
          <table:table-cell table:formula="of:=[.D18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1133.35">
            <text:p>1133,35</text:p>
          </table:table-cell>
          <table:table-cell office:value-type="float" office:value="1001.97">
            <text:p>1001,97</text:p>
          </table:table-cell>
          <table:table-cell table:formula="of:=[.D18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1053.39">
            <text:p>1053,39</text:p>
          </table:table-cell>
          <table:table-cell office:value-type="float" office:value="1001.97">
            <text:p>1001,97</text:p>
          </table:table-cell>
          <table:table-cell table:formula="of:=[.D18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1030.36">
            <text:p>1030,36</text:p>
          </table:table-cell>
          <table:table-cell office:value-type="float" office:value="1001.97">
            <text:p>1001,97</text:p>
          </table:table-cell>
          <table:table-cell table:formula="of:=[.D18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002.17">
            <text:p>1002,17</text:p>
          </table:table-cell>
          <table:table-cell office:value-type="float" office:value="1001.97">
            <text:p>1001,97</text:p>
          </table:table-cell>
          <table:table-cell table:formula="of:=[.D18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1037.33">
            <text:p>1037,33</text:p>
          </table:table-cell>
          <table:table-cell office:value-type="float" office:value="1001.97">
            <text:p>1001,97</text:p>
          </table:table-cell>
          <table:table-cell table:formula="of:=[.D18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900.75">
            <text:p>900,75</text:p>
          </table:table-cell>
          <table:table-cell office:value-type="float" office:value="1001.97">
            <text:p>1001,97</text:p>
          </table:table-cell>
          <table:table-cell table:formula="of:=[.D18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907.23">
            <text:p>907,23</text:p>
          </table:table-cell>
          <table:table-cell office:value-type="float" office:value="1001.97">
            <text:p>1001,97</text:p>
          </table:table-cell>
          <table:table-cell table:formula="of:=[.D18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896.03">
            <text:p>896,03</text:p>
          </table:table-cell>
          <table:table-cell office:value-type="float" office:value="1001.97">
            <text:p>1001,97</text:p>
          </table:table-cell>
          <table:table-cell table:formula="of:=[.D18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911.67">
            <text:p>911,67</text:p>
          </table:table-cell>
          <table:table-cell office:value-type="float" office:value="1001.97">
            <text:p>1001,97</text:p>
          </table:table-cell>
          <table:table-cell table:formula="of:=[.D18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894.07">
            <text:p>894,07</text:p>
          </table:table-cell>
          <table:table-cell office:value-type="float" office:value="1001.97">
            <text:p>1001,97</text:p>
          </table:table-cell>
          <table:table-cell table:formula="of:=[.D18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908.32">
            <text:p>908,32</text:p>
          </table:table-cell>
          <table:table-cell office:value-type="float" office:value="1001.97">
            <text:p>1001,97</text:p>
          </table:table-cell>
          <table:table-cell table:formula="of:=[.D18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973.98">
            <text:p>973,98</text:p>
          </table:table-cell>
          <table:table-cell office:value-type="float" office:value="1001.97">
            <text:p>1001,97</text:p>
          </table:table-cell>
          <table:table-cell table:formula="of:=[.D18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944.28">
            <text:p>944,28</text:p>
          </table:table-cell>
          <table:table-cell office:value-type="float" office:value="1001.97">
            <text:p>1001,97</text:p>
          </table:table-cell>
          <table:table-cell table:formula="of:=[.D18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943.63">
            <text:p>943,63</text:p>
          </table:table-cell>
          <table:table-cell office:value-type="float" office:value="1001.97">
            <text:p>1001,97</text:p>
          </table:table-cell>
          <table:table-cell table:formula="of:=[.D18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1000.09">
            <text:p>1000,09</text:p>
          </table:table-cell>
          <table:table-cell office:value-type="float" office:value="1001.97">
            <text:p>1001,97</text:p>
          </table:table-cell>
          <table:table-cell table:formula="of:=[.D18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1032.78">
            <text:p>1032,78</text:p>
          </table:table-cell>
          <table:table-cell office:value-type="float" office:value="1001.97">
            <text:p>1001,97</text:p>
          </table:table-cell>
          <table:table-cell table:formula="of:=[.D18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962.75">
            <text:p>962,75</text:p>
          </table:table-cell>
          <table:table-cell office:value-type="float" office:value="1001.97">
            <text:p>1001,97</text:p>
          </table:table-cell>
          <table:table-cell table:formula="of:=[.D18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971.48">
            <text:p>971,48</text:p>
          </table:table-cell>
          <table:table-cell office:value-type="float" office:value="1001.97">
            <text:p>1001,97</text:p>
          </table:table-cell>
          <table:table-cell table:formula="of:=[.D18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1051.58">
            <text:p>1051,58</text:p>
          </table:table-cell>
          <table:table-cell office:value-type="float" office:value="1001.97">
            <text:p>1001,97</text:p>
          </table:table-cell>
          <table:table-cell table:formula="of:=[.D18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926.93">
            <text:p>926,93</text:p>
          </table:table-cell>
          <table:table-cell office:value-type="float" office:value="1001.97">
            <text:p>1001,97</text:p>
          </table:table-cell>
          <table:table-cell table:formula="of:=[.D18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912.7">
            <text:p>912,70</text:p>
          </table:table-cell>
          <table:table-cell office:value-type="float" office:value="1001.97">
            <text:p>1001,97</text:p>
          </table:table-cell>
          <table:table-cell table:formula="of:=[.D18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907.26">
            <text:p>907,26</text:p>
          </table:table-cell>
          <table:table-cell office:value-type="float" office:value="1001.97">
            <text:p>1001,97</text:p>
          </table:table-cell>
          <table:table-cell table:formula="of:=[.D18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897.37">
            <text:p>897,37</text:p>
          </table:table-cell>
          <table:table-cell office:value-type="float" office:value="1001.97">
            <text:p>1001,97</text:p>
          </table:table-cell>
          <table:table-cell table:formula="of:=[.D18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904.21">
            <text:p>904,21</text:p>
          </table:table-cell>
          <table:table-cell office:value-type="float" office:value="1001.97">
            <text:p>1001,97</text:p>
          </table:table-cell>
          <table:table-cell table:formula="of:=[.D18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919.59">
            <text:p>919,59</text:p>
          </table:table-cell>
          <table:table-cell office:value-type="float" office:value="1001.97">
            <text:p>1001,97</text:p>
          </table:table-cell>
          <table:table-cell table:formula="of:=[.D18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911.56">
            <text:p>911,56</text:p>
          </table:table-cell>
          <table:table-cell office:value-type="float" office:value="1001.97">
            <text:p>1001,97</text:p>
          </table:table-cell>
          <table:table-cell table:formula="of:=[.D18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907.21">
            <text:p>907,21</text:p>
          </table:table-cell>
          <table:table-cell office:value-type="float" office:value="1001.97">
            <text:p>1001,97</text:p>
          </table:table-cell>
          <table:table-cell table:formula="of:=[.D18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912.26">
            <text:p>912,26</text:p>
          </table:table-cell>
          <table:table-cell office:value-type="float" office:value="1001.97">
            <text:p>1001,97</text:p>
          </table:table-cell>
          <table:table-cell table:formula="of:=[.D18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909.19">
            <text:p>909,19</text:p>
          </table:table-cell>
          <table:table-cell office:value-type="float" office:value="1001.97">
            <text:p>1001,97</text:p>
          </table:table-cell>
          <table:table-cell table:formula="of:=[.D18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906.48">
            <text:p>906,48</text:p>
          </table:table-cell>
          <table:table-cell office:value-type="float" office:value="1001.97">
            <text:p>1001,97</text:p>
          </table:table-cell>
          <table:table-cell table:formula="of:=[.D18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900.75">
            <text:p>900,75</text:p>
          </table:table-cell>
          <table:table-cell office:value-type="float" office:value="1001.97">
            <text:p>1001,97</text:p>
          </table:table-cell>
          <table:table-cell table:formula="of:=[.D18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923.66">
            <text:p>923,66</text:p>
          </table:table-cell>
          <table:table-cell office:value-type="float" office:value="1001.97">
            <text:p>1001,97</text:p>
          </table:table-cell>
          <table:table-cell table:formula="of:=[.D18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903.46">
            <text:p>903,46</text:p>
          </table:table-cell>
          <table:table-cell office:value-type="float" office:value="1001.97">
            <text:p>1001,97</text:p>
          </table:table-cell>
          <table:table-cell table:formula="of:=[.D18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912.77">
            <text:p>912,77</text:p>
          </table:table-cell>
          <table:table-cell office:value-type="float" office:value="1001.97">
            <text:p>1001,97</text:p>
          </table:table-cell>
          <table:table-cell table:formula="of:=[.D18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977.89">
            <text:p>977,89</text:p>
          </table:table-cell>
          <table:table-cell office:value-type="float" office:value="1001.97">
            <text:p>1001,97</text:p>
          </table:table-cell>
          <table:table-cell table:formula="of:=[.D18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916.76">
            <text:p>916,76</text:p>
          </table:table-cell>
          <table:table-cell office:value-type="float" office:value="1001.97">
            <text:p>1001,97</text:p>
          </table:table-cell>
          <table:table-cell table:formula="of:=[.D18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910.32">
            <text:p>910,32</text:p>
          </table:table-cell>
          <table:table-cell office:value-type="float" office:value="1001.97">
            <text:p>1001,97</text:p>
          </table:table-cell>
          <table:table-cell table:formula="of:=[.D18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908.25">
            <text:p>908,25</text:p>
          </table:table-cell>
          <table:table-cell office:value-type="float" office:value="1001.97">
            <text:p>1001,97</text:p>
          </table:table-cell>
          <table:table-cell table:formula="of:=[.D18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910.6">
            <text:p>910,60</text:p>
          </table:table-cell>
          <table:table-cell office:value-type="float" office:value="1001.97">
            <text:p>1001,97</text:p>
          </table:table-cell>
          <table:table-cell table:formula="of:=[.D18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986.87">
            <text:p>986,87</text:p>
          </table:table-cell>
          <table:table-cell office:value-type="float" office:value="1001.97">
            <text:p>1001,97</text:p>
          </table:table-cell>
          <table:table-cell table:formula="of:=[.D18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911.78">
            <text:p>911,78</text:p>
          </table:table-cell>
          <table:table-cell office:value-type="float" office:value="1001.97">
            <text:p>1001,97</text:p>
          </table:table-cell>
          <table:table-cell table:formula="of:=[.D18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917.22">
            <text:p>917,22</text:p>
          </table:table-cell>
          <table:table-cell office:value-type="float" office:value="1001.97">
            <text:p>1001,97</text:p>
          </table:table-cell>
          <table:table-cell table:formula="of:=[.D18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918.61">
            <text:p>918,61</text:p>
          </table:table-cell>
          <table:table-cell office:value-type="float" office:value="1001.97">
            <text:p>1001,97</text:p>
          </table:table-cell>
          <table:table-cell table:formula="of:=[.D18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957.35">
            <text:p>957,35</text:p>
          </table:table-cell>
          <table:table-cell office:value-type="float" office:value="1001.97">
            <text:p>1001,97</text:p>
          </table:table-cell>
          <table:table-cell table:formula="of:=[.D18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924.38">
            <text:p>924,38</text:p>
          </table:table-cell>
          <table:table-cell office:value-type="float" office:value="1001.97">
            <text:p>1001,97</text:p>
          </table:table-cell>
          <table:table-cell table:formula="of:=[.D18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909.9">
            <text:p>909,90</text:p>
          </table:table-cell>
          <table:table-cell office:value-type="float" office:value="1001.97">
            <text:p>1001,97</text:p>
          </table:table-cell>
          <table:table-cell table:formula="of:=[.D18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912.85">
            <text:p>912,85</text:p>
          </table:table-cell>
          <table:table-cell office:value-type="float" office:value="1001.97">
            <text:p>1001,97</text:p>
          </table:table-cell>
          <table:table-cell table:formula="of:=[.D18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973.22">
            <text:p>973,22</text:p>
          </table:table-cell>
          <table:table-cell office:value-type="float" office:value="1001.97">
            <text:p>1001,97</text:p>
          </table:table-cell>
          <table:table-cell table:formula="of:=[.D19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920.56">
            <text:p>920,56</text:p>
          </table:table-cell>
          <table:table-cell office:value-type="float" office:value="1001.97">
            <text:p>1001,97</text:p>
          </table:table-cell>
          <table:table-cell table:formula="of:=[.D19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913.22">
            <text:p>913,22</text:p>
          </table:table-cell>
          <table:table-cell office:value-type="float" office:value="1001.97">
            <text:p>1001,97</text:p>
          </table:table-cell>
          <table:table-cell table:formula="of:=[.D19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916.11">
            <text:p>916,11</text:p>
          </table:table-cell>
          <table:table-cell office:value-type="float" office:value="1001.97">
            <text:p>1001,97</text:p>
          </table:table-cell>
          <table:table-cell table:formula="of:=[.D19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987.86">
            <text:p>987,86</text:p>
          </table:table-cell>
          <table:table-cell office:value-type="float" office:value="1001.97">
            <text:p>1001,97</text:p>
          </table:table-cell>
          <table:table-cell table:formula="of:=[.D19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921.9">
            <text:p>921,90</text:p>
          </table:table-cell>
          <table:table-cell office:value-type="float" office:value="1001.97">
            <text:p>1001,97</text:p>
          </table:table-cell>
          <table:table-cell table:formula="of:=[.D19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921.99">
            <text:p>921,99</text:p>
          </table:table-cell>
          <table:table-cell office:value-type="float" office:value="1001.97">
            <text:p>1001,97</text:p>
          </table:table-cell>
          <table:table-cell table:formula="of:=[.D19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921.05">
            <text:p>921,05</text:p>
          </table:table-cell>
          <table:table-cell office:value-type="float" office:value="1001.97">
            <text:p>1001,97</text:p>
          </table:table-cell>
          <table:table-cell table:formula="of:=[.D19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977.73">
            <text:p>977,73</text:p>
          </table:table-cell>
          <table:table-cell office:value-type="float" office:value="1001.97">
            <text:p>1001,97</text:p>
          </table:table-cell>
          <table:table-cell table:formula="of:=[.D19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977.45">
            <text:p>977,45</text:p>
          </table:table-cell>
          <table:table-cell office:value-type="float" office:value="1001.97">
            <text:p>1001,97</text:p>
          </table:table-cell>
          <table:table-cell table:formula="of:=[.D19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921.46">
            <text:p>921,46</text:p>
          </table:table-cell>
          <table:table-cell office:value-type="float" office:value="1001.97">
            <text:p>1001,97</text:p>
          </table:table-cell>
          <table:table-cell table:formula="of:=[.D19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922.82">
            <text:p>922,82</text:p>
          </table:table-cell>
          <table:table-cell office:value-type="float" office:value="1001.97">
            <text:p>1001,97</text:p>
          </table:table-cell>
          <table:table-cell table:formula="of:=[.D19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924.18">
            <text:p>924,18</text:p>
          </table:table-cell>
          <table:table-cell office:value-type="float" office:value="1001.97">
            <text:p>1001,97</text:p>
          </table:table-cell>
          <table:table-cell table:formula="of:=[.D19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997.79">
            <text:p>997,79</text:p>
          </table:table-cell>
          <table:table-cell office:value-type="float" office:value="1001.97">
            <text:p>1001,97</text:p>
          </table:table-cell>
          <table:table-cell table:formula="of:=[.D19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922.53">
            <text:p>922,53</text:p>
          </table:table-cell>
          <table:table-cell office:value-type="float" office:value="1001.97">
            <text:p>1001,97</text:p>
          </table:table-cell>
          <table:table-cell table:formula="of:=[.D19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926.74">
            <text:p>926,74</text:p>
          </table:table-cell>
          <table:table-cell office:value-type="float" office:value="1001.97">
            <text:p>1001,97</text:p>
          </table:table-cell>
          <table:table-cell table:formula="of:=[.D19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919.03">
            <text:p>919,03</text:p>
          </table:table-cell>
          <table:table-cell office:value-type="float" office:value="1001.97">
            <text:p>1001,97</text:p>
          </table:table-cell>
          <table:table-cell table:formula="of:=[.D19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925.55">
            <text:p>925,55</text:p>
          </table:table-cell>
          <table:table-cell office:value-type="float" office:value="1001.97">
            <text:p>1001,97</text:p>
          </table:table-cell>
          <table:table-cell table:formula="of:=[.D19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994.91">
            <text:p>994,91</text:p>
          </table:table-cell>
          <table:table-cell office:value-type="float" office:value="1001.97">
            <text:p>1001,97</text:p>
          </table:table-cell>
          <table:table-cell table:formula="of:=[.D19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928.53">
            <text:p>928,53</text:p>
          </table:table-cell>
          <table:table-cell office:value-type="float" office:value="1001.97">
            <text:p>1001,97</text:p>
          </table:table-cell>
          <table:table-cell table:formula="of:=[.D19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926.21">
            <text:p>926,21</text:p>
          </table:table-cell>
          <table:table-cell office:value-type="float" office:value="1001.97">
            <text:p>1001,97</text:p>
          </table:table-cell>
          <table:table-cell table:formula="of:=[.D19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924.62">
            <text:p>924,62</text:p>
          </table:table-cell>
          <table:table-cell office:value-type="float" office:value="1001.97">
            <text:p>1001,97</text:p>
          </table:table-cell>
          <table:table-cell table:formula="of:=[.D19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977.9">
            <text:p>977,90</text:p>
          </table:table-cell>
          <table:table-cell office:value-type="float" office:value="1001.97">
            <text:p>1001,97</text:p>
          </table:table-cell>
          <table:table-cell table:formula="of:=[.D19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926.36">
            <text:p>926,36</text:p>
          </table:table-cell>
          <table:table-cell office:value-type="float" office:value="1001.97">
            <text:p>1001,97</text:p>
          </table:table-cell>
          <table:table-cell table:formula="of:=[.D19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931.06">
            <text:p>931,06</text:p>
          </table:table-cell>
          <table:table-cell office:value-type="float" office:value="1001.97">
            <text:p>1001,97</text:p>
          </table:table-cell>
          <table:table-cell table:formula="of:=[.D19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934.99">
            <text:p>934,99</text:p>
          </table:table-cell>
          <table:table-cell office:value-type="float" office:value="1001.97">
            <text:p>1001,97</text:p>
          </table:table-cell>
          <table:table-cell table:formula="of:=[.D19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926.08">
            <text:p>926,08</text:p>
          </table:table-cell>
          <table:table-cell office:value-type="float" office:value="1001.97">
            <text:p>1001,97</text:p>
          </table:table-cell>
          <table:table-cell table:formula="of:=[.D19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1007.41">
            <text:p>1007,41</text:p>
          </table:table-cell>
          <table:table-cell office:value-type="float" office:value="1001.97">
            <text:p>1001,97</text:p>
          </table:table-cell>
          <table:table-cell table:formula="of:=[.D19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930.74">
            <text:p>930,74</text:p>
          </table:table-cell>
          <table:table-cell office:value-type="float" office:value="1001.97">
            <text:p>1001,97</text:p>
          </table:table-cell>
          <table:table-cell table:formula="of:=[.D19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931.82">
            <text:p>931,82</text:p>
          </table:table-cell>
          <table:table-cell office:value-type="float" office:value="1001.97">
            <text:p>1001,97</text:p>
          </table:table-cell>
          <table:table-cell table:formula="of:=[.D192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926.74">
            <text:p>926,74</text:p>
          </table:table-cell>
          <table:table-cell office:value-type="float" office:value="1001.97">
            <text:p>1001,97</text:p>
          </table:table-cell>
          <table:table-cell table:formula="of:=[.D193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993.94">
            <text:p>993,94</text:p>
          </table:table-cell>
          <table:table-cell office:value-type="float" office:value="1001.97">
            <text:p>1001,97</text:p>
          </table:table-cell>
          <table:table-cell table:formula="of:=[.D193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936.29">
            <text:p>936,29</text:p>
          </table:table-cell>
          <table:table-cell office:value-type="float" office:value="1001.97">
            <text:p>1001,97</text:p>
          </table:table-cell>
          <table:table-cell table:formula="of:=[.D193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935.16">
            <text:p>935,16</text:p>
          </table:table-cell>
          <table:table-cell office:value-type="float" office:value="1001.97">
            <text:p>1001,97</text:p>
          </table:table-cell>
          <table:table-cell table:formula="of:=[.D193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932.44">
            <text:p>932,44</text:p>
          </table:table-cell>
          <table:table-cell office:value-type="float" office:value="1001.97">
            <text:p>1001,97</text:p>
          </table:table-cell>
          <table:table-cell table:formula="of:=[.D193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931.11">
            <text:p>931,11</text:p>
          </table:table-cell>
          <table:table-cell office:value-type="float" office:value="1001.97">
            <text:p>1001,97</text:p>
          </table:table-cell>
          <table:table-cell table:formula="of:=[.D193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988.82">
            <text:p>988,82</text:p>
          </table:table-cell>
          <table:table-cell office:value-type="float" office:value="1001.97">
            <text:p>1001,97</text:p>
          </table:table-cell>
          <table:table-cell table:formula="of:=[.D193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955.48">
            <text:p>955,48</text:p>
          </table:table-cell>
          <table:table-cell office:value-type="float" office:value="1001.97">
            <text:p>1001,97</text:p>
          </table:table-cell>
          <table:table-cell table:formula="of:=[.D193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935.12">
            <text:p>935,12</text:p>
          </table:table-cell>
          <table:table-cell office:value-type="float" office:value="1001.97">
            <text:p>1001,97</text:p>
          </table:table-cell>
          <table:table-cell table:formula="of:=[.D193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937.32">
            <text:p>937,32</text:p>
          </table:table-cell>
          <table:table-cell office:value-type="float" office:value="1001.97">
            <text:p>1001,97</text:p>
          </table:table-cell>
          <table:table-cell table:formula="of:=[.D193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989.83">
            <text:p>989,83</text:p>
          </table:table-cell>
          <table:table-cell office:value-type="float" office:value="1001.97">
            <text:p>1001,97</text:p>
          </table:table-cell>
          <table:table-cell table:formula="of:=[.D194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923.8">
            <text:p>923,80</text:p>
          </table:table-cell>
          <table:table-cell office:value-type="float" office:value="1001.97">
            <text:p>1001,97</text:p>
          </table:table-cell>
          <table:table-cell table:formula="of:=[.D194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928.5">
            <text:p>928,50</text:p>
          </table:table-cell>
          <table:table-cell office:value-type="float" office:value="1001.97">
            <text:p>1001,97</text:p>
          </table:table-cell>
          <table:table-cell table:formula="of:=[.D194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936.36">
            <text:p>936,36</text:p>
          </table:table-cell>
          <table:table-cell office:value-type="float" office:value="1001.97">
            <text:p>1001,97</text:p>
          </table:table-cell>
          <table:table-cell table:formula="of:=[.D194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941.28">
            <text:p>941,28</text:p>
          </table:table-cell>
          <table:table-cell office:value-type="float" office:value="1001.97">
            <text:p>1001,97</text:p>
          </table:table-cell>
          <table:table-cell table:formula="of:=[.D194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1000.28">
            <text:p>1000,28</text:p>
          </table:table-cell>
          <table:table-cell office:value-type="float" office:value="1001.97">
            <text:p>1001,97</text:p>
          </table:table-cell>
          <table:table-cell table:formula="of:=[.D194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940.37">
            <text:p>940,37</text:p>
          </table:table-cell>
          <table:table-cell office:value-type="float" office:value="1001.97">
            <text:p>1001,97</text:p>
          </table:table-cell>
          <table:table-cell table:formula="of:=[.D194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935.71">
            <text:p>935,71</text:p>
          </table:table-cell>
          <table:table-cell office:value-type="float" office:value="1001.97">
            <text:p>1001,97</text:p>
          </table:table-cell>
          <table:table-cell table:formula="of:=[.D194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937.83">
            <text:p>937,83</text:p>
          </table:table-cell>
          <table:table-cell office:value-type="float" office:value="1001.97">
            <text:p>1001,97</text:p>
          </table:table-cell>
          <table:table-cell table:formula="of:=[.D194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987.32">
            <text:p>987,32</text:p>
          </table:table-cell>
          <table:table-cell office:value-type="float" office:value="1001.97">
            <text:p>1001,97</text:p>
          </table:table-cell>
          <table:table-cell table:formula="of:=[.D194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937.95">
            <text:p>937,95</text:p>
          </table:table-cell>
          <table:table-cell office:value-type="float" office:value="1001.97">
            <text:p>1001,97</text:p>
          </table:table-cell>
          <table:table-cell table:formula="of:=[.D195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941.71">
            <text:p>941,71</text:p>
          </table:table-cell>
          <table:table-cell office:value-type="float" office:value="1001.97">
            <text:p>1001,97</text:p>
          </table:table-cell>
          <table:table-cell table:formula="of:=[.D195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936.85">
            <text:p>936,85</text:p>
          </table:table-cell>
          <table:table-cell office:value-type="float" office:value="1001.97">
            <text:p>1001,97</text:p>
          </table:table-cell>
          <table:table-cell table:formula="of:=[.D195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991.83">
            <text:p>991,83</text:p>
          </table:table-cell>
          <table:table-cell office:value-type="float" office:value="1001.97">
            <text:p>1001,97</text:p>
          </table:table-cell>
          <table:table-cell table:formula="of:=[.D195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942.3">
            <text:p>942,30</text:p>
          </table:table-cell>
          <table:table-cell office:value-type="float" office:value="1001.97">
            <text:p>1001,97</text:p>
          </table:table-cell>
          <table:table-cell table:formula="of:=[.D195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932.58">
            <text:p>932,58</text:p>
          </table:table-cell>
          <table:table-cell office:value-type="float" office:value="1001.97">
            <text:p>1001,97</text:p>
          </table:table-cell>
          <table:table-cell table:formula="of:=[.D195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949.11">
            <text:p>949,11</text:p>
          </table:table-cell>
          <table:table-cell office:value-type="float" office:value="1001.97">
            <text:p>1001,97</text:p>
          </table:table-cell>
          <table:table-cell table:formula="of:=[.D195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937.82">
            <text:p>937,82</text:p>
          </table:table-cell>
          <table:table-cell office:value-type="float" office:value="1001.97">
            <text:p>1001,97</text:p>
          </table:table-cell>
          <table:table-cell table:formula="of:=[.D195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008.58">
            <text:p>1008,58</text:p>
          </table:table-cell>
          <table:table-cell office:value-type="float" office:value="1001.97">
            <text:p>1001,97</text:p>
          </table:table-cell>
          <table:table-cell table:formula="of:=[.D195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933.56">
            <text:p>933,56</text:p>
          </table:table-cell>
          <table:table-cell office:value-type="float" office:value="1001.97">
            <text:p>1001,97</text:p>
          </table:table-cell>
          <table:table-cell table:formula="of:=[.D195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945.98">
            <text:p>945,98</text:p>
          </table:table-cell>
          <table:table-cell office:value-type="float" office:value="1001.97">
            <text:p>1001,97</text:p>
          </table:table-cell>
          <table:table-cell table:formula="of:=[.D196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944.3">
            <text:p>944,30</text:p>
          </table:table-cell>
          <table:table-cell office:value-type="float" office:value="1001.97">
            <text:p>1001,97</text:p>
          </table:table-cell>
          <table:table-cell table:formula="of:=[.D196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937.07">
            <text:p>937,07</text:p>
          </table:table-cell>
          <table:table-cell office:value-type="float" office:value="1001.97">
            <text:p>1001,97</text:p>
          </table:table-cell>
          <table:table-cell table:formula="of:=[.D196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974.53">
            <text:p>974,53</text:p>
          </table:table-cell>
          <table:table-cell office:value-type="float" office:value="1001.97">
            <text:p>1001,97</text:p>
          </table:table-cell>
          <table:table-cell table:formula="of:=[.D196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936.2">
            <text:p>936,20</text:p>
          </table:table-cell>
          <table:table-cell office:value-type="float" office:value="1001.97">
            <text:p>1001,97</text:p>
          </table:table-cell>
          <table:table-cell table:formula="of:=[.D196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973.56">
            <text:p>973,56</text:p>
          </table:table-cell>
          <table:table-cell office:value-type="float" office:value="1001.97">
            <text:p>1001,97</text:p>
          </table:table-cell>
          <table:table-cell table:formula="of:=[.D196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949.39">
            <text:p>949,39</text:p>
          </table:table-cell>
          <table:table-cell office:value-type="float" office:value="1001.97">
            <text:p>1001,97</text:p>
          </table:table-cell>
          <table:table-cell table:formula="of:=[.D196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935.66">
            <text:p>935,66</text:p>
          </table:table-cell>
          <table:table-cell office:value-type="float" office:value="1001.97">
            <text:p>1001,97</text:p>
          </table:table-cell>
          <table:table-cell table:formula="of:=[.D196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958.17">
            <text:p>958,17</text:p>
          </table:table-cell>
          <table:table-cell office:value-type="float" office:value="1001.97">
            <text:p>1001,97</text:p>
          </table:table-cell>
          <table:table-cell table:formula="of:=[.D196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981.36">
            <text:p>981,36</text:p>
          </table:table-cell>
          <table:table-cell office:value-type="float" office:value="1001.97">
            <text:p>1001,97</text:p>
          </table:table-cell>
          <table:table-cell table:formula="of:=[.D196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938.08">
            <text:p>938,08</text:p>
          </table:table-cell>
          <table:table-cell office:value-type="float" office:value="1001.97">
            <text:p>1001,97</text:p>
          </table:table-cell>
          <table:table-cell table:formula="of:=[.D197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946.83">
            <text:p>946,83</text:p>
          </table:table-cell>
          <table:table-cell office:value-type="float" office:value="1001.97">
            <text:p>1001,97</text:p>
          </table:table-cell>
          <table:table-cell table:formula="of:=[.D197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945.65">
            <text:p>945,65</text:p>
          </table:table-cell>
          <table:table-cell office:value-type="float" office:value="1001.97">
            <text:p>1001,97</text:p>
          </table:table-cell>
          <table:table-cell table:formula="of:=[.D197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978.48">
            <text:p>978,48</text:p>
          </table:table-cell>
          <table:table-cell office:value-type="float" office:value="1001.97">
            <text:p>1001,97</text:p>
          </table:table-cell>
          <table:table-cell table:formula="of:=[.D197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994.09">
            <text:p>994,09</text:p>
          </table:table-cell>
          <table:table-cell office:value-type="float" office:value="1001.97">
            <text:p>1001,97</text:p>
          </table:table-cell>
          <table:table-cell table:formula="of:=[.D197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945.95">
            <text:p>945,95</text:p>
          </table:table-cell>
          <table:table-cell office:value-type="float" office:value="1001.97">
            <text:p>1001,97</text:p>
          </table:table-cell>
          <table:table-cell table:formula="of:=[.D197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975.54">
            <text:p>975,54</text:p>
          </table:table-cell>
          <table:table-cell office:value-type="float" office:value="1001.97">
            <text:p>1001,97</text:p>
          </table:table-cell>
          <table:table-cell table:formula="of:=[.D197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973.87">
            <text:p>973,87</text:p>
          </table:table-cell>
          <table:table-cell office:value-type="float" office:value="1001.97">
            <text:p>1001,97</text:p>
          </table:table-cell>
          <table:table-cell table:formula="of:=[.D197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975.18">
            <text:p>975,18</text:p>
          </table:table-cell>
          <table:table-cell office:value-type="float" office:value="1001.97">
            <text:p>1001,97</text:p>
          </table:table-cell>
          <table:table-cell table:formula="of:=[.D197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962.52">
            <text:p>962,52</text:p>
          </table:table-cell>
          <table:table-cell office:value-type="float" office:value="1001.97">
            <text:p>1001,97</text:p>
          </table:table-cell>
          <table:table-cell table:formula="of:=[.D197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954.08">
            <text:p>954,08</text:p>
          </table:table-cell>
          <table:table-cell office:value-type="float" office:value="1001.97">
            <text:p>1001,97</text:p>
          </table:table-cell>
          <table:table-cell table:formula="of:=[.D198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959.04">
            <text:p>959,04</text:p>
          </table:table-cell>
          <table:table-cell office:value-type="float" office:value="1001.97">
            <text:p>1001,97</text:p>
          </table:table-cell>
          <table:table-cell table:formula="of:=[.D198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024.17">
            <text:p>1024,17</text:p>
          </table:table-cell>
          <table:table-cell office:value-type="float" office:value="1001.97">
            <text:p>1001,97</text:p>
          </table:table-cell>
          <table:table-cell table:formula="of:=[.D198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948.48">
            <text:p>948,48</text:p>
          </table:table-cell>
          <table:table-cell office:value-type="float" office:value="1001.97">
            <text:p>1001,97</text:p>
          </table:table-cell>
          <table:table-cell table:formula="of:=[.D198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951.47">
            <text:p>951,47</text:p>
          </table:table-cell>
          <table:table-cell office:value-type="float" office:value="1001.97">
            <text:p>1001,97</text:p>
          </table:table-cell>
          <table:table-cell table:formula="of:=[.D198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962.01">
            <text:p>962,01</text:p>
          </table:table-cell>
          <table:table-cell office:value-type="float" office:value="1001.97">
            <text:p>1001,97</text:p>
          </table:table-cell>
          <table:table-cell table:formula="of:=[.D198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955.35">
            <text:p>955,35</text:p>
          </table:table-cell>
          <table:table-cell office:value-type="float" office:value="1001.97">
            <text:p>1001,97</text:p>
          </table:table-cell>
          <table:table-cell table:formula="of:=[.D198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962.84">
            <text:p>962,84</text:p>
          </table:table-cell>
          <table:table-cell office:value-type="float" office:value="1001.97">
            <text:p>1001,97</text:p>
          </table:table-cell>
          <table:table-cell table:formula="of:=[.D198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000.64">
            <text:p>1000,64</text:p>
          </table:table-cell>
          <table:table-cell office:value-type="float" office:value="1001.97">
            <text:p>1001,97</text:p>
          </table:table-cell>
          <table:table-cell table:formula="of:=[.D198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961.16">
            <text:p>961,16</text:p>
          </table:table-cell>
          <table:table-cell office:value-type="float" office:value="1001.97">
            <text:p>1001,97</text:p>
          </table:table-cell>
          <table:table-cell table:formula="of:=[.D198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958.99">
            <text:p>958,99</text:p>
          </table:table-cell>
          <table:table-cell office:value-type="float" office:value="1001.97">
            <text:p>1001,97</text:p>
          </table:table-cell>
          <table:table-cell table:formula="of:=[.D199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984.17">
            <text:p>984,17</text:p>
          </table:table-cell>
          <table:table-cell office:value-type="float" office:value="1001.97">
            <text:p>1001,97</text:p>
          </table:table-cell>
          <table:table-cell table:formula="of:=[.D199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955.88">
            <text:p>955,88</text:p>
          </table:table-cell>
          <table:table-cell office:value-type="float" office:value="1001.97">
            <text:p>1001,97</text:p>
          </table:table-cell>
          <table:table-cell table:formula="of:=[.D199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947.24">
            <text:p>947,24</text:p>
          </table:table-cell>
          <table:table-cell office:value-type="float" office:value="1001.97">
            <text:p>1001,97</text:p>
          </table:table-cell>
          <table:table-cell table:formula="of:=[.D199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019.34">
            <text:p>1019,34</text:p>
          </table:table-cell>
          <table:table-cell office:value-type="float" office:value="1001.97">
            <text:p>1001,97</text:p>
          </table:table-cell>
          <table:table-cell table:formula="of:=[.D199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970.79">
            <text:p>970,79</text:p>
          </table:table-cell>
          <table:table-cell office:value-type="float" office:value="1001.97">
            <text:p>1001,97</text:p>
          </table:table-cell>
          <table:table-cell table:formula="of:=[.D199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962.16">
            <text:p>962,16</text:p>
          </table:table-cell>
          <table:table-cell office:value-type="float" office:value="1001.97">
            <text:p>1001,97</text:p>
          </table:table-cell>
          <table:table-cell table:formula="of:=[.D199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950.26">
            <text:p>950,26</text:p>
          </table:table-cell>
          <table:table-cell office:value-type="float" office:value="1001.97">
            <text:p>1001,97</text:p>
          </table:table-cell>
          <table:table-cell table:formula="of:=[.D199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954.6">
            <text:p>954,60</text:p>
          </table:table-cell>
          <table:table-cell office:value-type="float" office:value="1001.97">
            <text:p>1001,97</text:p>
          </table:table-cell>
          <table:table-cell table:formula="of:=[.D199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985.45">
            <text:p>985,45</text:p>
          </table:table-cell>
          <table:table-cell office:value-type="float" office:value="1001.97">
            <text:p>1001,97</text:p>
          </table:table-cell>
          <table:table-cell table:formula="of:=[.D199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975.97">
            <text:p>975,97</text:p>
          </table:table-cell>
          <table:table-cell office:value-type="float" office:value="1001.97">
            <text:p>1001,97</text:p>
          </table:table-cell>
          <table:table-cell table:formula="of:=[.D200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970.98">
            <text:p>970,98</text:p>
          </table:table-cell>
          <table:table-cell office:value-type="float" office:value="1001.97">
            <text:p>1001,97</text:p>
          </table:table-cell>
          <table:table-cell table:formula="of:=[.D200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964.09">
            <text:p>964,09</text:p>
          </table:table-cell>
          <table:table-cell office:value-type="float" office:value="1001.97">
            <text:p>1001,97</text:p>
          </table:table-cell>
          <table:table-cell table:formula="of:=[.D200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01">
            <text:p>1001,00</text:p>
          </table:table-cell>
          <table:table-cell office:value-type="float" office:value="1001.97">
            <text:p>1001,97</text:p>
          </table:table-cell>
          <table:table-cell table:formula="of:=[.D200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965.99">
            <text:p>965,99</text:p>
          </table:table-cell>
          <table:table-cell office:value-type="float" office:value="1001.97">
            <text:p>1001,97</text:p>
          </table:table-cell>
          <table:table-cell table:formula="of:=[.D200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965.09">
            <text:p>965,09</text:p>
          </table:table-cell>
          <table:table-cell office:value-type="float" office:value="1001.97">
            <text:p>1001,97</text:p>
          </table:table-cell>
          <table:table-cell table:formula="of:=[.D200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961.61">
            <text:p>961,61</text:p>
          </table:table-cell>
          <table:table-cell office:value-type="float" office:value="1001.97">
            <text:p>1001,97</text:p>
          </table:table-cell>
          <table:table-cell table:formula="of:=[.D200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954.29">
            <text:p>954,29</text:p>
          </table:table-cell>
          <table:table-cell office:value-type="float" office:value="1001.97">
            <text:p>1001,97</text:p>
          </table:table-cell>
          <table:table-cell table:formula="of:=[.D200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019.97">
            <text:p>1019,97</text:p>
          </table:table-cell>
          <table:table-cell office:value-type="float" office:value="1001.97">
            <text:p>1001,97</text:p>
          </table:table-cell>
          <table:table-cell table:formula="of:=[.D200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963.55">
            <text:p>963,55</text:p>
          </table:table-cell>
          <table:table-cell office:value-type="float" office:value="1001.97">
            <text:p>1001,97</text:p>
          </table:table-cell>
          <table:table-cell table:formula="of:=[.D200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953.1">
            <text:p>953,10</text:p>
          </table:table-cell>
          <table:table-cell office:value-type="float" office:value="1001.97">
            <text:p>1001,97</text:p>
          </table:table-cell>
          <table:table-cell table:formula="of:=[.D201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963.66">
            <text:p>963,66</text:p>
          </table:table-cell>
          <table:table-cell office:value-type="float" office:value="1001.97">
            <text:p>1001,97</text:p>
          </table:table-cell>
          <table:table-cell table:formula="of:=[.D201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007.7">
            <text:p>1007,70</text:p>
          </table:table-cell>
          <table:table-cell office:value-type="float" office:value="1001.97">
            <text:p>1001,97</text:p>
          </table:table-cell>
          <table:table-cell table:formula="of:=[.D201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66.17">
            <text:p>966,17</text:p>
          </table:table-cell>
          <table:table-cell office:value-type="float" office:value="1001.97">
            <text:p>1001,97</text:p>
          </table:table-cell>
          <table:table-cell table:formula="of:=[.D201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64.38">
            <text:p>964,38</text:p>
          </table:table-cell>
          <table:table-cell office:value-type="float" office:value="1001.97">
            <text:p>1001,97</text:p>
          </table:table-cell>
          <table:table-cell table:formula="of:=[.D201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63.91">
            <text:p>963,91</text:p>
          </table:table-cell>
          <table:table-cell office:value-type="float" office:value="1001.97">
            <text:p>1001,97</text:p>
          </table:table-cell>
          <table:table-cell table:formula="of:=[.D201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72.23">
            <text:p>972,23</text:p>
          </table:table-cell>
          <table:table-cell office:value-type="float" office:value="1001.97">
            <text:p>1001,97</text:p>
          </table:table-cell>
          <table:table-cell table:formula="of:=[.D201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08.58">
            <text:p>1008,58</text:p>
          </table:table-cell>
          <table:table-cell office:value-type="float" office:value="1001.97">
            <text:p>1001,97</text:p>
          </table:table-cell>
          <table:table-cell table:formula="of:=[.D201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31.17">
            <text:p>1031,17</text:p>
          </table:table-cell>
          <table:table-cell office:value-type="float" office:value="1001.97">
            <text:p>1001,97</text:p>
          </table:table-cell>
          <table:table-cell table:formula="of:=[.D201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71.09">
            <text:p>971,09</text:p>
          </table:table-cell>
          <table:table-cell office:value-type="float" office:value="1001.97">
            <text:p>1001,97</text:p>
          </table:table-cell>
          <table:table-cell table:formula="of:=[.D2019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56.11">
            <text:p>956,11</text:p>
          </table:table-cell>
          <table:table-cell office:value-type="float" office:value="1001.97">
            <text:p>1001,97</text:p>
          </table:table-cell>
          <table:table-cell table:formula="of:=[.D2020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68.77">
            <text:p>968,77</text:p>
          </table:table-cell>
          <table:table-cell office:value-type="float" office:value="1001.97">
            <text:p>1001,97</text:p>
          </table:table-cell>
          <table:table-cell table:formula="of:=[.D2021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82.79">
            <text:p>982,79</text:p>
          </table:table-cell>
          <table:table-cell office:value-type="float" office:value="1001.97">
            <text:p>1001,97</text:p>
          </table:table-cell>
          <table:table-cell table:formula="of:=[.D2022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990.89">
            <text:p>990,89</text:p>
          </table:table-cell>
          <table:table-cell office:value-type="float" office:value="1001.97">
            <text:p>1001,97</text:p>
          </table:table-cell>
          <table:table-cell table:formula="of:=[.D2023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040.03">
            <text:p>1040,03</text:p>
          </table:table-cell>
          <table:table-cell office:value-type="float" office:value="1001.97">
            <text:p>1001,97</text:p>
          </table:table-cell>
          <table:table-cell table:formula="of:=[.D2024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965.11">
            <text:p>965,11</text:p>
          </table:table-cell>
          <table:table-cell office:value-type="float" office:value="1001.97">
            <text:p>1001,97</text:p>
          </table:table-cell>
          <table:table-cell table:formula="of:=[.D2025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973.74">
            <text:p>973,74</text:p>
          </table:table-cell>
          <table:table-cell office:value-type="float" office:value="1001.97">
            <text:p>1001,97</text:p>
          </table:table-cell>
          <table:table-cell table:formula="of:=[.D2026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977.06">
            <text:p>977,06</text:p>
          </table:table-cell>
          <table:table-cell office:value-type="float" office:value="1001.97">
            <text:p>1001,97</text:p>
          </table:table-cell>
          <table:table-cell table:formula="of:=[.D2027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966.87">
            <text:p>966,87</text:p>
          </table:table-cell>
          <table:table-cell office:value-type="float" office:value="1001.97">
            <text:p>1001,97</text:p>
          </table:table-cell>
          <table:table-cell table:formula="of:=[.D2028]" office:value-type="float" office:value="228.39">
            <text:p>228,39</text:p>
          </table:table-cell>
          <table:table-cell table:number-columns-repeated="10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998.23">
            <text:p>998,23</text:p>
          </table:table-cell>
          <table:table-cell office:value-type="float" office:value="1001.97">
            <text:p>1001,97</text:p>
          </table:table-cell>
          <table:table-cell table:formula="of:=[.D2029]" office:value-type="float" office:value="228.39">
            <text:p>228,39</text:p>
          </table:table-cell>
          <table:table-cell table:number-columns-repeated="10"/>
        </table:table-row>
      </table:table>
      <table:table table:name="Foglio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12/12/2012</text:date>, <text:time>00.06.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Peretti</meta:initial-creator>
    <meta:creation-date>2012-12-03T15:36:19</meta:creation-date>
    <meta:generator>OpenOffice.org/3.4.1$Unix OpenOffice.org_project/341m1$Build-9593</meta:generator>
    <dc:date>2012-12-12T00:06:23</dc:date>
    <dc:creator>Andrea Peretti</dc:creator>
    <meta:editing-duration>PT10H48M36S</meta:editing-duration>
    <meta:editing-cycles>3</meta:editing-cycles>
    <meta:document-statistic meta:table-count="3" meta:cell-count="95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5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78cm" svg:height="9cm" xlink:href=".." xlink:type="simple" chart:class="chart:line" chart:style-name="ch1">
        <chart:legend chart:legend-position="end" svg:x="10.857cm" svg:y="3.97cm" style:legend-expansion="high" chart:style-name="ch2"/>
        <chart:plot-area chart:style-name="ch3" table:cell-range-address="'Tempi isort qsort'.A1:'Tempi isort qsort'.C22" chart:data-source-has-labels="both" svg:x="0.775cm" svg:y="0.855cm" svg:width="9.432cm" svg:height="7.545cm">
          <chartooo:coordinate-region svg:x="1.917cm" svg:y="1.046cm" svg:width="7.898cm" svg:height="6.345cm"/>
          <chart:axis chart:dimension="x" chart:name="primary-x" chart:style-name="ch4" chartooo:axis-type="auto">
            <chartooo:date-scale/>
            <chart:categories table:cell-range-address="'Tempi isort qsort'.A3:'Tempi isort qsort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mpi isort qsort'.B3:'Tempi isort qsort'.B22" chart:label-cell-address="'Tempi isort qsort'.B1:'Tempi isort qsort'.B2" chart:class="chart:line">
            <chart:data-point chart:repeated="20"/>
          </chart:series>
          <chart:series chart:style-name="ch8" chart:values-cell-range-address="'Tempi isort qsort'.C3:'Tempi isort qsort'.C22" chart:label-cell-address="'Tempi isort qsort'.C1:'Tempi isort qsort'.C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quicksort (ms)</text:p>
                <text:list>
                  <text:list-item>
                    <text:p/>
                  </text:list-item>
                  <text:list-item>
                    <text:p>Tempo quicksort (ms)</text:p>
                  </text:list-item>
                </text:list>
                <draw:g>
                  <svg:desc>'Tempi isort qsort'.B1:'Tempi isort qsort'.B2</svg:desc>
                </draw:g>
              </table:table-cell>
              <table:table-cell office:value-type="string">
                <text:p>Tempo insertion sort (ms)</text:p>
                <text:list>
                  <text:list-item>
                    <text:p/>
                  </text:list-item>
                  <text:list-item>
                    <text:p>Tempo insertion sort (ms)</text:p>
                  </text:list-item>
                </text:list>
                <draw:g>
                  <svg:desc>'Tempi isort qsort'.C1:'Tempi isort qsort'.C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empi isort qsort'.A3:'Tempi isort qsort'.A22</svg:desc>
                </draw:g>
              </table:table-cell>
              <table:table-cell office:value-type="float" office:value="0.042">
                <text:p>0.042</text:p>
                <draw:g>
                  <svg:desc>'Tempi isort qsort'.B3:'Tempi isort qsort'.B22</svg:desc>
                </draw:g>
              </table:table-cell>
              <table:table-cell office:value-type="float" office:value="0.005">
                <text:p>0.005</text:p>
                <draw:g>
                  <svg:desc>'Tempi isort qsort'.C3:'Tempi isort qsort'.C2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91">
                <text:p>0.09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33">
                <text:p>0.13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73">
                <text:p>0.17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2">
                <text:p>0.2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67">
                <text:p>0.26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33">
                <text:p>0.33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276">
                <text:p>0.27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318">
                <text:p>0.318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44">
                <text:p>0.344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382">
                <text:p>0.3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23">
                <text:p>0.423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59">
                <text:p>0.45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498">
                <text:p>0.498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65">
                <text:p>0.565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564">
                <text:p>0.564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595">
                <text:p>0.595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638">
                <text:p>0.638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718">
                <text:p>0.718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95">
                <text:p>0.95</text:p>
              </table:table-cell>
              <table:table-cell office:value-type="float" office:value="0.858">
                <text:p>0.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8" style:family="chart" style:data-style-name="N105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681cm" svg:height="34.841cm" xlink:href=".." xlink:type="simple" chart:class="chart:line" chart:style-name="ch1">
        <chart:legend chart:legend-position="end" svg:x="26.349cm" svg:y="16.89cm" style:legend-expansion="high" chart:style-name="ch2"/>
        <chart:plot-area chart:style-name="ch3" table:cell-range-address="'Tempi isort qsort'.K2:'Tempi isort qsort'.M503" chart:data-source-has-labels="both" svg:x="1.038cm" svg:y="2.989cm" svg:width="23.995cm" svg:height="30.798cm">
          <chartooo:coordinate-region svg:x="2.358cm" svg:y="3.179cm" svg:width="22.509cm" svg:height="29.599cm"/>
          <chart:axis chart:dimension="x" chart:name="primary-x" chart:style-name="ch4" chartooo:axis-type="auto">
            <chartooo:date-scale/>
            <chart:categories table:cell-range-address="'Tempi isort qsort'.K3:'Tempi isort qsort'.K5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mpi isort qsort'.L3:'Tempi isort qsort'.L503" chart:label-cell-address="'Tempi isort qsort'.L2:'Tempi isort qsort'.L2" chart:class="chart:line">
            <chart:data-point chart:repeated="501"/>
          </chart:series>
          <chart:series chart:style-name="ch8" chart:values-cell-range-address="'Tempi isort qsort'.M3:'Tempi isort qsort'.M503" chart:label-cell-address="'Tempi isort qsort'.M2:'Tempi isort qsort'.M2" chart:class="chart:line"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quicksort (ms)</text:p>
                <draw:g>
                  <svg:desc>'Tempi isort qsort'.L2:'Tempi isort qsort'.L2</svg:desc>
                </draw:g>
              </table:table-cell>
              <table:table-cell office:value-type="string">
                <text:p>Tempo insertion sort (ms)</text:p>
                <draw:g>
                  <svg:desc>'Tempi isort qsort'.M2:'Tempi isort qsort'.M2</svg:desc>
                </draw:g>
              </table:table-cell>
            </table:table-row>
          </table:table-header-rows>
          <table:table-rows>
            <table:table-row>
              <table:table-cell office:value-type="float" office:value="1500">
                <text:p>1500</text:p>
                <draw:g>
                  <svg:desc>'Tempi isort qsort'.K3:'Tempi isort qsort'.K503</svg:desc>
                </draw:g>
              </table:table-cell>
              <table:table-cell office:value-type="float" office:value="0.808">
                <text:p>0.808</text:p>
                <draw:g>
                  <svg:desc>'Tempi isort qsort'.L3:'Tempi isort qsort'.L503</svg:desc>
                </draw:g>
              </table:table-cell>
              <table:table-cell office:value-type="float" office:value="0.495">
                <text:p>0.495</text:p>
                <draw:g>
                  <svg:desc>'Tempi isort qsort'.M3:'Tempi isort qsort'.M503</svg:desc>
                </draw:g>
              </table:table-cell>
            </table:table-row>
            <table:table-row>
              <table:table-cell office:value-type="float" office:value="1501">
                <text:p>1500</text:p>
              </table:table-cell>
              <table:table-cell office:value-type="float" office:value="0.705">
                <text:p>0.705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float" office:value="1502">
                <text:p>1500</text:p>
              </table:table-cell>
              <table:table-cell office:value-type="float" office:value="0.617">
                <text:p>0.61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0.758">
                <text:p>0.758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float" office:value="1504">
                <text:p>1500</text:p>
              </table:table-cell>
              <table:table-cell office:value-type="float" office:value="0.625">
                <text:p>0.625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float" office:value="1505">
                <text:p>1510</text:p>
              </table:table-cell>
              <table:table-cell office:value-type="float" office:value="0.543">
                <text:p>0.543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float" office:value="1506">
                <text:p>1510</text:p>
              </table:table-cell>
              <table:table-cell office:value-type="float" office:value="0.543">
                <text:p>0.543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1507">
                <text:p>1510</text:p>
              </table:table-cell>
              <table:table-cell office:value-type="float" office:value="2.195">
                <text:p>2.195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float" office:value="1508">
                <text:p>1510</text:p>
              </table:table-cell>
              <table:table-cell office:value-type="float" office:value="1.223">
                <text:p>1.223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1509">
                <text:p>1510</text:p>
              </table:table-cell>
              <table:table-cell office:value-type="float" office:value="1.084">
                <text:p>1.084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.971">
                <text:p>0.971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float" office:value="1511">
                <text:p>1510</text:p>
              </table:table-cell>
              <table:table-cell office:value-type="float" office:value="1.249">
                <text:p>1.249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float" office:value="1512">
                <text:p>1510</text:p>
              </table:table-cell>
              <table:table-cell office:value-type="float" office:value="1.001">
                <text:p>1.001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float" office:value="1513">
                <text:p>1510</text:p>
              </table:table-cell>
              <table:table-cell office:value-type="float" office:value="2.368">
                <text:p>2.368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1514">
                <text:p>1510</text:p>
              </table:table-cell>
              <table:table-cell office:value-type="float" office:value="0.906">
                <text:p>0.906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515">
                <text:p>1520</text:p>
              </table:table-cell>
              <table:table-cell office:value-type="float" office:value="9.642">
                <text:p>9.642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float" office:value="1516">
                <text:p>1520</text:p>
              </table:table-cell>
              <table:table-cell office:value-type="float" office:value="6.023">
                <text:p>6.023</text:p>
              </table:table-cell>
              <table:table-cell office:value-type="float" office:value="2.829">
                <text:p>2.829</text:p>
              </table:table-cell>
            </table:table-row>
            <table:table-row>
              <table:table-cell office:value-type="float" office:value="1517">
                <text:p>1520</text:p>
              </table:table-cell>
              <table:table-cell office:value-type="float" office:value="0.567">
                <text:p>0.567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float" office:value="1518">
                <text:p>1520</text:p>
              </table:table-cell>
              <table:table-cell office:value-type="float" office:value="0.569">
                <text:p>0.56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519">
                <text:p>1520</text:p>
              </table:table-cell>
              <table:table-cell office:value-type="float" office:value="0.582">
                <text:p>0.582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.568">
                <text:p>0.568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1521">
                <text:p>1520</text:p>
              </table:table-cell>
              <table:table-cell office:value-type="float" office:value="0.574">
                <text:p>0.574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float" office:value="1522">
                <text:p>1520</text:p>
              </table:table-cell>
              <table:table-cell office:value-type="float" office:value="0.563">
                <text:p>0.563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1523">
                <text:p>1520</text:p>
              </table:table-cell>
              <table:table-cell office:value-type="float" office:value="0.555">
                <text:p>0.55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1524">
                <text:p>1520</text:p>
              </table:table-cell>
              <table:table-cell office:value-type="float" office:value="0.581">
                <text:p>0.581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float" office:value="1525">
                <text:p>1530</text:p>
              </table:table-cell>
              <table:table-cell office:value-type="float" office:value="0.552">
                <text:p>0.552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float" office:value="1526">
                <text:p>1530</text:p>
              </table:table-cell>
              <table:table-cell office:value-type="float" office:value="0.549">
                <text:p>0.549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1527">
                <text:p>1530</text:p>
              </table:table-cell>
              <table:table-cell office:value-type="float" office:value="3.611">
                <text:p>3.611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float" office:value="1528">
                <text:p>1530</text:p>
              </table:table-cell>
              <table:table-cell office:value-type="float" office:value="0.557">
                <text:p>0.557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float" office:value="1529">
                <text:p>1530</text:p>
              </table:table-cell>
              <table:table-cell office:value-type="float" office:value="0.555">
                <text:p>0.555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.557">
                <text:p>0.557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1531">
                <text:p>1530</text:p>
              </table:table-cell>
              <table:table-cell office:value-type="float" office:value="0.56">
                <text:p>0.56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1532">
                <text:p>1530</text:p>
              </table:table-cell>
              <table:table-cell office:value-type="float" office:value="0.564">
                <text:p>0.564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.452">
                <text:p>2.452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float" office:value="1534">
                <text:p>1530</text:p>
              </table:table-cell>
              <table:table-cell office:value-type="float" office:value="0.561">
                <text:p>0.561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float" office:value="1535">
                <text:p>1540</text:p>
              </table:table-cell>
              <table:table-cell office:value-type="float" office:value="0.697">
                <text:p>0.6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0.564">
                <text:p>0.564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float" office:value="1537">
                <text:p>1540</text:p>
              </table:table-cell>
              <table:table-cell office:value-type="float" office:value="0.663">
                <text:p>0.663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float" office:value="1538">
                <text:p>1540</text:p>
              </table:table-cell>
              <table:table-cell office:value-type="float" office:value="0.561">
                <text:p>0.561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0.557">
                <text:p>0.5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567">
                <text:p>0.567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1541">
                <text:p>1540</text:p>
              </table:table-cell>
              <table:table-cell office:value-type="float" office:value="0.56">
                <text:p>0.56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1542">
                <text:p>1540</text:p>
              </table:table-cell>
              <table:table-cell office:value-type="float" office:value="0.558">
                <text:p>0.558</text:p>
              </table:table-cell>
              <table:table-cell office:value-type="float" office:value="1.313">
                <text:p>1.313</text:p>
              </table:table-cell>
            </table:table-row>
            <table:table-row>
              <table:table-cell office:value-type="float" office:value="1543">
                <text:p>1540</text:p>
              </table:table-cell>
              <table:table-cell office:value-type="float" office:value="0.564">
                <text:p>0.564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1544">
                <text:p>1540</text:p>
              </table:table-cell>
              <table:table-cell office:value-type="float" office:value="0.556">
                <text:p>0.556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float" office:value="1545">
                <text:p>1550</text:p>
              </table:table-cell>
              <table:table-cell office:value-type="float" office:value="0.564">
                <text:p>0.564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1546">
                <text:p>1550</text:p>
              </table:table-cell>
              <table:table-cell office:value-type="float" office:value="0.56">
                <text:p>0.56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float" office:value="1547">
                <text:p>1550</text:p>
              </table:table-cell>
              <table:table-cell office:value-type="float" office:value="0.556">
                <text:p>0.556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1548">
                <text:p>1550</text:p>
              </table:table-cell>
              <table:table-cell office:value-type="float" office:value="0.558">
                <text:p>0.558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1549">
                <text:p>1550</text:p>
              </table:table-cell>
              <table:table-cell office:value-type="float" office:value="0.558">
                <text:p>0.558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561">
                <text:p>0.561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float" office:value="1551">
                <text:p>1550</text:p>
              </table:table-cell>
              <table:table-cell office:value-type="float" office:value="0.558">
                <text:p>0.558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float" office:value="1552">
                <text:p>1550</text:p>
              </table:table-cell>
              <table:table-cell office:value-type="float" office:value="0.56">
                <text:p>0.56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float" office:value="1553">
                <text:p>1550</text:p>
              </table:table-cell>
              <table:table-cell office:value-type="float" office:value="0.562">
                <text:p>0.562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1554">
                <text:p>1550</text:p>
              </table:table-cell>
              <table:table-cell office:value-type="float" office:value="0.563">
                <text:p>0.563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float" office:value="1555">
                <text:p>1560</text:p>
              </table:table-cell>
              <table:table-cell office:value-type="float" office:value="0.559">
                <text:p>0.559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float" office:value="1556">
                <text:p>1560</text:p>
              </table:table-cell>
              <table:table-cell office:value-type="float" office:value="0.569">
                <text:p>0.569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1557">
                <text:p>1560</text:p>
              </table:table-cell>
              <table:table-cell office:value-type="float" office:value="0.56">
                <text:p>0.56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1558">
                <text:p>1560</text:p>
              </table:table-cell>
              <table:table-cell office:value-type="float" office:value="0.557">
                <text:p>0.557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1559">
                <text:p>1560</text:p>
              </table:table-cell>
              <table:table-cell office:value-type="float" office:value="0.562">
                <text:p>0.562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.563">
                <text:p>0.56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1561">
                <text:p>1560</text:p>
              </table:table-cell>
              <table:table-cell office:value-type="float" office:value="0.56">
                <text:p>0.56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float" office:value="1562">
                <text:p>1560</text:p>
              </table:table-cell>
              <table:table-cell office:value-type="float" office:value="0.568">
                <text:p>0.568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0.562">
                <text:p>0.562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1564">
                <text:p>1560</text:p>
              </table:table-cell>
              <table:table-cell office:value-type="float" office:value="0.566">
                <text:p>0.566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float" office:value="1565">
                <text:p>1570</text:p>
              </table:table-cell>
              <table:table-cell office:value-type="float" office:value="0.564">
                <text:p>0.564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float" office:value="1566">
                <text:p>1570</text:p>
              </table:table-cell>
              <table:table-cell office:value-type="float" office:value="0.571">
                <text:p>0.57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567">
                <text:p>1570</text:p>
              </table:table-cell>
              <table:table-cell office:value-type="float" office:value="0.558">
                <text:p>0.558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float" office:value="1568">
                <text:p>1570</text:p>
              </table:table-cell>
              <table:table-cell office:value-type="float" office:value="0.56">
                <text:p>0.56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float" office:value="1569">
                <text:p>1570</text:p>
              </table:table-cell>
              <table:table-cell office:value-type="float" office:value="0.559">
                <text:p>0.559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.565">
                <text:p>0.565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float" office:value="1571">
                <text:p>1570</text:p>
              </table:table-cell>
              <table:table-cell office:value-type="float" office:value="0.569">
                <text:p>0.569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1572">
                <text:p>1570</text:p>
              </table:table-cell>
              <table:table-cell office:value-type="float" office:value="0.567">
                <text:p>0.567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1573">
                <text:p>1570</text:p>
              </table:table-cell>
              <table:table-cell office:value-type="float" office:value="0.569">
                <text:p>0.569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float" office:value="1574">
                <text:p>1570</text:p>
              </table:table-cell>
              <table:table-cell office:value-type="float" office:value="0.561">
                <text:p>0.561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float" office:value="1575">
                <text:p>1580</text:p>
              </table:table-cell>
              <table:table-cell office:value-type="float" office:value="0.559">
                <text:p>0.559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float" office:value="1576">
                <text:p>1580</text:p>
              </table:table-cell>
              <table:table-cell office:value-type="float" office:value="0.561">
                <text:p>0.561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1577">
                <text:p>1580</text:p>
              </table:table-cell>
              <table:table-cell office:value-type="float" office:value="0.581">
                <text:p>0.58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1578">
                <text:p>1580</text:p>
              </table:table-cell>
              <table:table-cell office:value-type="float" office:value="0.572">
                <text:p>0.572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float" office:value="1579">
                <text:p>1580</text:p>
              </table:table-cell>
              <table:table-cell office:value-type="float" office:value="0.574">
                <text:p>0.57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.57">
                <text:p>0.57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float" office:value="1581">
                <text:p>1580</text:p>
              </table:table-cell>
              <table:table-cell office:value-type="float" office:value="3.234">
                <text:p>3.234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582">
                <text:p>1580</text:p>
              </table:table-cell>
              <table:table-cell office:value-type="float" office:value="0.575">
                <text:p>0.5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1583">
                <text:p>1580</text:p>
              </table:table-cell>
              <table:table-cell office:value-type="float" office:value="0.579">
                <text:p>0.579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1584">
                <text:p>1580</text:p>
              </table:table-cell>
              <table:table-cell office:value-type="float" office:value="0.58">
                <text:p>0.58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float" office:value="1585">
                <text:p>1590</text:p>
              </table:table-cell>
              <table:table-cell office:value-type="float" office:value="0.577">
                <text:p>0.577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float" office:value="1586">
                <text:p>1590</text:p>
              </table:table-cell>
              <table:table-cell office:value-type="float" office:value="0.578">
                <text:p>0.578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1587">
                <text:p>1590</text:p>
              </table:table-cell>
              <table:table-cell office:value-type="float" office:value="0.576">
                <text:p>0.576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float" office:value="1588">
                <text:p>1590</text:p>
              </table:table-cell>
              <table:table-cell office:value-type="float" office:value="0.573">
                <text:p>0.573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1589">
                <text:p>1590</text:p>
              </table:table-cell>
              <table:table-cell office:value-type="float" office:value="0.583">
                <text:p>0.583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.579">
                <text:p>0.579</text:p>
              </table:table-cell>
              <table:table-cell office:value-type="float" office:value="1.568">
                <text:p>1.568</text:p>
              </table:table-cell>
            </table:table-row>
            <table:table-row>
              <table:table-cell office:value-type="float" office:value="1591">
                <text:p>1590</text:p>
              </table:table-cell>
              <table:table-cell office:value-type="float" office:value="0.581">
                <text:p>0.581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float" office:value="1592">
                <text:p>1590</text:p>
              </table:table-cell>
              <table:table-cell office:value-type="float" office:value="0.572">
                <text:p>0.572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float" office:value="1593">
                <text:p>1590</text:p>
              </table:table-cell>
              <table:table-cell office:value-type="float" office:value="0.588">
                <text:p>0.588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float" office:value="1594">
                <text:p>1590</text:p>
              </table:table-cell>
              <table:table-cell office:value-type="float" office:value="0.581">
                <text:p>0.581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1595">
                <text:p>1600</text:p>
              </table:table-cell>
              <table:table-cell office:value-type="float" office:value="0.582">
                <text:p>0.582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1596">
                <text:p>1600</text:p>
              </table:table-cell>
              <table:table-cell office:value-type="float" office:value="0.621">
                <text:p>0.621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float" office:value="1597">
                <text:p>1600</text:p>
              </table:table-cell>
              <table:table-cell office:value-type="float" office:value="0.577">
                <text:p>0.577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float" office:value="1598">
                <text:p>1600</text:p>
              </table:table-cell>
              <table:table-cell office:value-type="float" office:value="0.7">
                <text:p>0.7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float" office:value="1599">
                <text:p>1600</text:p>
              </table:table-cell>
              <table:table-cell office:value-type="float" office:value="0.655">
                <text:p>0.655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63">
                <text:p>0.63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0.594">
                <text:p>0.594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float" office:value="1602">
                <text:p>1600</text:p>
              </table:table-cell>
              <table:table-cell office:value-type="float" office:value="0.606">
                <text:p>0.606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float" office:value="1603">
                <text:p>1600</text:p>
              </table:table-cell>
              <table:table-cell office:value-type="float" office:value="0.587">
                <text:p>0.58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1604">
                <text:p>1600</text:p>
              </table:table-cell>
              <table:table-cell office:value-type="float" office:value="0.615">
                <text:p>0.615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float" office:value="1605">
                <text:p>1610</text:p>
              </table:table-cell>
              <table:table-cell office:value-type="float" office:value="0.617">
                <text:p>0.617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float" office:value="1606">
                <text:p>1610</text:p>
              </table:table-cell>
              <table:table-cell office:value-type="float" office:value="0.585">
                <text:p>0.585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1607">
                <text:p>1610</text:p>
              </table:table-cell>
              <table:table-cell office:value-type="float" office:value="0.583">
                <text:p>0.583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float" office:value="1608">
                <text:p>1610</text:p>
              </table:table-cell>
              <table:table-cell office:value-type="float" office:value="0.586">
                <text:p>0.586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1609">
                <text:p>1610</text:p>
              </table:table-cell>
              <table:table-cell office:value-type="float" office:value="0.59">
                <text:p>0.59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0.584">
                <text:p>0.584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1611">
                <text:p>1610</text:p>
              </table:table-cell>
              <table:table-cell office:value-type="float" office:value="0.587">
                <text:p>0.587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1612">
                <text:p>1610</text:p>
              </table:table-cell>
              <table:table-cell office:value-type="float" office:value="0.678">
                <text:p>0.678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1613">
                <text:p>1610</text:p>
              </table:table-cell>
              <table:table-cell office:value-type="float" office:value="0.599">
                <text:p>0.599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float" office:value="1614">
                <text:p>1610</text:p>
              </table:table-cell>
              <table:table-cell office:value-type="float" office:value="0.603">
                <text:p>0.60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1615">
                <text:p>1620</text:p>
              </table:table-cell>
              <table:table-cell office:value-type="float" office:value="0.604">
                <text:p>0.604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float" office:value="1616">
                <text:p>1620</text:p>
              </table:table-cell>
              <table:table-cell office:value-type="float" office:value="0.604">
                <text:p>0.604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1617">
                <text:p>1620</text:p>
              </table:table-cell>
              <table:table-cell office:value-type="float" office:value="0.598">
                <text:p>0.598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1618">
                <text:p>1620</text:p>
              </table:table-cell>
              <table:table-cell office:value-type="float" office:value="0.607">
                <text:p>0.607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float" office:value="1619">
                <text:p>1620</text:p>
              </table:table-cell>
              <table:table-cell office:value-type="float" office:value="0.603">
                <text:p>0.603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.604">
                <text:p>0.604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float" office:value="1621">
                <text:p>1620</text:p>
              </table:table-cell>
              <table:table-cell office:value-type="float" office:value="0.606">
                <text:p>0.606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float" office:value="1622">
                <text:p>1620</text:p>
              </table:table-cell>
              <table:table-cell office:value-type="float" office:value="0.599">
                <text:p>0.599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1623">
                <text:p>1620</text:p>
              </table:table-cell>
              <table:table-cell office:value-type="float" office:value="3.305">
                <text:p>3.30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1624">
                <text:p>1620</text:p>
              </table:table-cell>
              <table:table-cell office:value-type="float" office:value="0.598">
                <text:p>0.598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float" office:value="1625">
                <text:p>1630</text:p>
              </table:table-cell>
              <table:table-cell office:value-type="float" office:value="0.61">
                <text:p>0.6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626">
                <text:p>1630</text:p>
              </table:table-cell>
              <table:table-cell office:value-type="float" office:value="1.124">
                <text:p>1.124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float" office:value="1627">
                <text:p>1630</text:p>
              </table:table-cell>
              <table:table-cell office:value-type="float" office:value="0.636">
                <text:p>0.636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float" office:value="1628">
                <text:p>1630</text:p>
              </table:table-cell>
              <table:table-cell office:value-type="float" office:value="0.636">
                <text:p>0.636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float" office:value="1629">
                <text:p>1630</text:p>
              </table:table-cell>
              <table:table-cell office:value-type="float" office:value="0.598">
                <text:p>0.598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0.601">
                <text:p>0.60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631">
                <text:p>1630</text:p>
              </table:table-cell>
              <table:table-cell office:value-type="float" office:value="0.617">
                <text:p>0.617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float" office:value="1632">
                <text:p>1630</text:p>
              </table:table-cell>
              <table:table-cell office:value-type="float" office:value="0.808">
                <text:p>0.808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float" office:value="1633">
                <text:p>1630</text:p>
              </table:table-cell>
              <table:table-cell office:value-type="float" office:value="0.687">
                <text:p>0.687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float" office:value="1634">
                <text:p>1630</text:p>
              </table:table-cell>
              <table:table-cell office:value-type="float" office:value="0.673">
                <text:p>0.67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1635">
                <text:p>1640</text:p>
              </table:table-cell>
              <table:table-cell office:value-type="float" office:value="0.609">
                <text:p>0.609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float" office:value="1636">
                <text:p>1640</text:p>
              </table:table-cell>
              <table:table-cell office:value-type="float" office:value="0.62">
                <text:p>0.62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float" office:value="1637">
                <text:p>1640</text:p>
              </table:table-cell>
              <table:table-cell office:value-type="float" office:value="0.619">
                <text:p>0.619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float" office:value="1638">
                <text:p>1640</text:p>
              </table:table-cell>
              <table:table-cell office:value-type="float" office:value="0.599">
                <text:p>0.599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float" office:value="1639">
                <text:p>1640</text:p>
              </table:table-cell>
              <table:table-cell office:value-type="float" office:value="0.615">
                <text:p>0.61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.607">
                <text:p>0.607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1641">
                <text:p>1640</text:p>
              </table:table-cell>
              <table:table-cell office:value-type="float" office:value="0.614">
                <text:p>0.614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1642">
                <text:p>1640</text:p>
              </table:table-cell>
              <table:table-cell office:value-type="float" office:value="0.609">
                <text:p>0.609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float" office:value="1643">
                <text:p>1640</text:p>
              </table:table-cell>
              <table:table-cell office:value-type="float" office:value="0.608">
                <text:p>0.608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float" office:value="1644">
                <text:p>1640</text:p>
              </table:table-cell>
              <table:table-cell office:value-type="float" office:value="0.623">
                <text:p>0.623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float" office:value="1645">
                <text:p>1650</text:p>
              </table:table-cell>
              <table:table-cell office:value-type="float" office:value="0.609">
                <text:p>0.609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1.053">
                <text:p>1.053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float" office:value="1647">
                <text:p>1650</text:p>
              </table:table-cell>
              <table:table-cell office:value-type="float" office:value="0.602">
                <text:p>0.602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float" office:value="1648">
                <text:p>1650</text:p>
              </table:table-cell>
              <table:table-cell office:value-type="float" office:value="0.606">
                <text:p>0.606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float" office:value="1649">
                <text:p>1650</text:p>
              </table:table-cell>
              <table:table-cell office:value-type="float" office:value="0.6">
                <text:p>0.6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598">
                <text:p>0.598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float" office:value="1651">
                <text:p>1650</text:p>
              </table:table-cell>
              <table:table-cell office:value-type="float" office:value="6.919">
                <text:p>6.919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float" office:value="1652">
                <text:p>1650</text:p>
              </table:table-cell>
              <table:table-cell office:value-type="float" office:value="0.606">
                <text:p>0.606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float" office:value="1653">
                <text:p>1650</text:p>
              </table:table-cell>
              <table:table-cell office:value-type="float" office:value="5.58">
                <text:p>5.58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float" office:value="1654">
                <text:p>1650</text:p>
              </table:table-cell>
              <table:table-cell office:value-type="float" office:value="0.727">
                <text:p>0.727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float" office:value="1655">
                <text:p>1660</text:p>
              </table:table-cell>
              <table:table-cell office:value-type="float" office:value="0.656">
                <text:p>0.656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1656">
                <text:p>1660</text:p>
              </table:table-cell>
              <table:table-cell office:value-type="float" office:value="0.61">
                <text:p>0.61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float" office:value="1657">
                <text:p>1660</text:p>
              </table:table-cell>
              <table:table-cell office:value-type="float" office:value="0.637">
                <text:p>0.637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float" office:value="1658">
                <text:p>1660</text:p>
              </table:table-cell>
              <table:table-cell office:value-type="float" office:value="0.629">
                <text:p>0.629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float" office:value="1659">
                <text:p>1660</text:p>
              </table:table-cell>
              <table:table-cell office:value-type="float" office:value="0.64">
                <text:p>0.64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628">
                <text:p>0.62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661">
                <text:p>1660</text:p>
              </table:table-cell>
              <table:table-cell office:value-type="float" office:value="0.622">
                <text:p>0.622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float" office:value="1662">
                <text:p>1660</text:p>
              </table:table-cell>
              <table:table-cell office:value-type="float" office:value="0.635">
                <text:p>0.635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float" office:value="1663">
                <text:p>1660</text:p>
              </table:table-cell>
              <table:table-cell office:value-type="float" office:value="0.616">
                <text:p>0.616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0.61">
                <text:p>0.61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float" office:value="1665">
                <text:p>1670</text:p>
              </table:table-cell>
              <table:table-cell office:value-type="float" office:value="0.647">
                <text:p>0.647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float" office:value="1666">
                <text:p>1670</text:p>
              </table:table-cell>
              <table:table-cell office:value-type="float" office:value="0.622">
                <text:p>0.622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float" office:value="1667">
                <text:p>1670</text:p>
              </table:table-cell>
              <table:table-cell office:value-type="float" office:value="0.635">
                <text:p>0.635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1668">
                <text:p>1670</text:p>
              </table:table-cell>
              <table:table-cell office:value-type="float" office:value="0.619">
                <text:p>0.61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669">
                <text:p>1670</text:p>
              </table:table-cell>
              <table:table-cell office:value-type="float" office:value="0.618">
                <text:p>0.618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0.632">
                <text:p>0.632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float" office:value="1671">
                <text:p>1670</text:p>
              </table:table-cell>
              <table:table-cell office:value-type="float" office:value="0.624">
                <text:p>0.624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float" office:value="1672">
                <text:p>1670</text:p>
              </table:table-cell>
              <table:table-cell office:value-type="float" office:value="0.627">
                <text:p>0.62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673">
                <text:p>1670</text:p>
              </table:table-cell>
              <table:table-cell office:value-type="float" office:value="0.624">
                <text:p>0.624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float" office:value="1674">
                <text:p>1670</text:p>
              </table:table-cell>
              <table:table-cell office:value-type="float" office:value="0.643">
                <text:p>0.643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float" office:value="1675">
                <text:p>1680</text:p>
              </table:table-cell>
              <table:table-cell office:value-type="float" office:value="1.385">
                <text:p>1.38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676">
                <text:p>1680</text:p>
              </table:table-cell>
              <table:table-cell office:value-type="float" office:value="0.644">
                <text:p>0.644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float" office:value="1677">
                <text:p>1680</text:p>
              </table:table-cell>
              <table:table-cell office:value-type="float" office:value="0.664">
                <text:p>0.664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float" office:value="1678">
                <text:p>1680</text:p>
              </table:table-cell>
              <table:table-cell office:value-type="float" office:value="1.026">
                <text:p>1.026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float" office:value="1679">
                <text:p>1680</text:p>
              </table:table-cell>
              <table:table-cell office:value-type="float" office:value="0.67">
                <text:p>0.67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632">
                <text:p>0.632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float" office:value="1681">
                <text:p>1680</text:p>
              </table:table-cell>
              <table:table-cell office:value-type="float" office:value="0.621">
                <text:p>0.621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float" office:value="1682">
                <text:p>1680</text:p>
              </table:table-cell>
              <table:table-cell office:value-type="float" office:value="0.755">
                <text:p>0.755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float" office:value="1683">
                <text:p>1680</text:p>
              </table:table-cell>
              <table:table-cell office:value-type="float" office:value="0.642">
                <text:p>0.64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684">
                <text:p>1680</text:p>
              </table:table-cell>
              <table:table-cell office:value-type="float" office:value="0.658">
                <text:p>0.658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float" office:value="1685">
                <text:p>1690</text:p>
              </table:table-cell>
              <table:table-cell office:value-type="float" office:value="0.653">
                <text:p>0.653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float" office:value="1686">
                <text:p>1690</text:p>
              </table:table-cell>
              <table:table-cell office:value-type="float" office:value="0.727">
                <text:p>0.727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float" office:value="1687">
                <text:p>1690</text:p>
              </table:table-cell>
              <table:table-cell office:value-type="float" office:value="0.718">
                <text:p>0.718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float" office:value="1688">
                <text:p>1690</text:p>
              </table:table-cell>
              <table:table-cell office:value-type="float" office:value="0.626">
                <text:p>0.626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float" office:value="1689">
                <text:p>1690</text:p>
              </table:table-cell>
              <table:table-cell office:value-type="float" office:value="0.626">
                <text:p>0.626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.651">
                <text:p>0.651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float" office:value="1691">
                <text:p>1690</text:p>
              </table:table-cell>
              <table:table-cell office:value-type="float" office:value="0.635">
                <text:p>0.635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float" office:value="1692">
                <text:p>1690</text:p>
              </table:table-cell>
              <table:table-cell office:value-type="float" office:value="0.634">
                <text:p>0.63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693">
                <text:p>1690</text:p>
              </table:table-cell>
              <table:table-cell office:value-type="float" office:value="0.641">
                <text:p>0.641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float" office:value="1694">
                <text:p>1690</text:p>
              </table:table-cell>
              <table:table-cell office:value-type="float" office:value="0.642">
                <text:p>0.642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float" office:value="1695">
                <text:p>1700</text:p>
              </table:table-cell>
              <table:table-cell office:value-type="float" office:value="0.635">
                <text:p>0.635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float" office:value="1696">
                <text:p>1700</text:p>
              </table:table-cell>
              <table:table-cell office:value-type="float" office:value="0.637">
                <text:p>0.637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float" office:value="1697">
                <text:p>1700</text:p>
              </table:table-cell>
              <table:table-cell office:value-type="float" office:value="0.629">
                <text:p>0.629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1698">
                <text:p>1700</text:p>
              </table:table-cell>
              <table:table-cell office:value-type="float" office:value="0.638">
                <text:p>0.638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float" office:value="1699">
                <text:p>1700</text:p>
              </table:table-cell>
              <table:table-cell office:value-type="float" office:value="0.653">
                <text:p>0.653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.14">
                <text:p>1.14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float" office:value="1701">
                <text:p>1700</text:p>
              </table:table-cell>
              <table:table-cell office:value-type="float" office:value="0.617">
                <text:p>0.617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float" office:value="1702">
                <text:p>1700</text:p>
              </table:table-cell>
              <table:table-cell office:value-type="float" office:value="0.635">
                <text:p>0.635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float" office:value="1703">
                <text:p>1700</text:p>
              </table:table-cell>
              <table:table-cell office:value-type="float" office:value="0.647">
                <text:p>0.647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1704">
                <text:p>1700</text:p>
              </table:table-cell>
              <table:table-cell office:value-type="float" office:value="0.632">
                <text:p>0.632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float" office:value="1705">
                <text:p>1710</text:p>
              </table:table-cell>
              <table:table-cell office:value-type="float" office:value="0.656">
                <text:p>0.656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float" office:value="1706">
                <text:p>1710</text:p>
              </table:table-cell>
              <table:table-cell office:value-type="float" office:value="0.619">
                <text:p>0.61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707">
                <text:p>1710</text:p>
              </table:table-cell>
              <table:table-cell office:value-type="float" office:value="3.414">
                <text:p>3.414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1708">
                <text:p>1710</text:p>
              </table:table-cell>
              <table:table-cell office:value-type="float" office:value="1.049">
                <text:p>1.049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1709">
                <text:p>1710</text:p>
              </table:table-cell>
              <table:table-cell office:value-type="float" office:value="0.764">
                <text:p>0.764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0.619">
                <text:p>0.619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1711">
                <text:p>1710</text:p>
              </table:table-cell>
              <table:table-cell office:value-type="float" office:value="0.617">
                <text:p>0.617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float" office:value="1712">
                <text:p>1710</text:p>
              </table:table-cell>
              <table:table-cell office:value-type="float" office:value="0.624">
                <text:p>0.624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float" office:value="1713">
                <text:p>1710</text:p>
              </table:table-cell>
              <table:table-cell office:value-type="float" office:value="0.627">
                <text:p>0.627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float" office:value="1714">
                <text:p>1710</text:p>
              </table:table-cell>
              <table:table-cell office:value-type="float" office:value="0.673">
                <text:p>0.67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715">
                <text:p>1720</text:p>
              </table:table-cell>
              <table:table-cell office:value-type="float" office:value="0.627">
                <text:p>0.627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1716">
                <text:p>1720</text:p>
              </table:table-cell>
              <table:table-cell office:value-type="float" office:value="0.649">
                <text:p>0.64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717">
                <text:p>1720</text:p>
              </table:table-cell>
              <table:table-cell office:value-type="float" office:value="0.768">
                <text:p>0.768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float" office:value="1718">
                <text:p>1720</text:p>
              </table:table-cell>
              <table:table-cell office:value-type="float" office:value="0.633">
                <text:p>0.633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float" office:value="1719">
                <text:p>1720</text:p>
              </table:table-cell>
              <table:table-cell office:value-type="float" office:value="0.855">
                <text:p>0.855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631">
                <text:p>0.631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1721">
                <text:p>1720</text:p>
              </table:table-cell>
              <table:table-cell office:value-type="float" office:value="0.635">
                <text:p>0.635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float" office:value="1722">
                <text:p>1720</text:p>
              </table:table-cell>
              <table:table-cell office:value-type="float" office:value="0.643">
                <text:p>0.643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float" office:value="1723">
                <text:p>1720</text:p>
              </table:table-cell>
              <table:table-cell office:value-type="float" office:value="0.625">
                <text:p>0.625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float" office:value="1724">
                <text:p>1720</text:p>
              </table:table-cell>
              <table:table-cell office:value-type="float" office:value="0.627">
                <text:p>0.627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float" office:value="1725">
                <text:p>1730</text:p>
              </table:table-cell>
              <table:table-cell office:value-type="float" office:value="0.629">
                <text:p>0.62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float" office:value="1726">
                <text:p>1730</text:p>
              </table:table-cell>
              <table:table-cell office:value-type="float" office:value="0.878">
                <text:p>0.878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1727">
                <text:p>1730</text:p>
              </table:table-cell>
              <table:table-cell office:value-type="float" office:value="0.649">
                <text:p>0.649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0.635">
                <text:p>0.635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1729">
                <text:p>1730</text:p>
              </table:table-cell>
              <table:table-cell office:value-type="float" office:value="0.633">
                <text:p>0.63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0.725">
                <text:p>0.725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float" office:value="1731">
                <text:p>1730</text:p>
              </table:table-cell>
              <table:table-cell office:value-type="float" office:value="0.634">
                <text:p>0.634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float" office:value="1732">
                <text:p>1730</text:p>
              </table:table-cell>
              <table:table-cell office:value-type="float" office:value="0.627">
                <text:p>0.627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float" office:value="1733">
                <text:p>1730</text:p>
              </table:table-cell>
              <table:table-cell office:value-type="float" office:value="0.628">
                <text:p>0.628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float" office:value="1734">
                <text:p>1730</text:p>
              </table:table-cell>
              <table:table-cell office:value-type="float" office:value="0.638">
                <text:p>0.638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float" office:value="1735">
                <text:p>1740</text:p>
              </table:table-cell>
              <table:table-cell office:value-type="float" office:value="0.637">
                <text:p>0.637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float" office:value="1736">
                <text:p>1740</text:p>
              </table:table-cell>
              <table:table-cell office:value-type="float" office:value="0.632">
                <text:p>0.632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1737">
                <text:p>1740</text:p>
              </table:table-cell>
              <table:table-cell office:value-type="float" office:value="0.632">
                <text:p>0.632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1738">
                <text:p>1740</text:p>
              </table:table-cell>
              <table:table-cell office:value-type="float" office:value="0.771">
                <text:p>0.771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float" office:value="1739">
                <text:p>1740</text:p>
              </table:table-cell>
              <table:table-cell office:value-type="float" office:value="0.634">
                <text:p>0.63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631">
                <text:p>0.631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1741">
                <text:p>1740</text:p>
              </table:table-cell>
              <table:table-cell office:value-type="float" office:value="0.629">
                <text:p>0.629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float" office:value="1742">
                <text:p>1740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float" office:value="1743">
                <text:p>1740</text:p>
              </table:table-cell>
              <table:table-cell office:value-type="float" office:value="0.625">
                <text:p>0.625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1744">
                <text:p>1740</text:p>
              </table:table-cell>
              <table:table-cell office:value-type="float" office:value="0.63">
                <text:p>0.63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1745">
                <text:p>1750</text:p>
              </table:table-cell>
              <table:table-cell office:value-type="float" office:value="0.628">
                <text:p>0.628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float" office:value="1746">
                <text:p>1750</text:p>
              </table:table-cell>
              <table:table-cell office:value-type="float" office:value="0.631">
                <text:p>0.631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float" office:value="1747">
                <text:p>1750</text:p>
              </table:table-cell>
              <table:table-cell office:value-type="float" office:value="0.631">
                <text:p>0.63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748">
                <text:p>1750</text:p>
              </table:table-cell>
              <table:table-cell office:value-type="float" office:value="0.641">
                <text:p>0.641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float" office:value="1749">
                <text:p>1750</text:p>
              </table:table-cell>
              <table:table-cell office:value-type="float" office:value="0.629">
                <text:p>0.629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63">
                <text:p>0.63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1751">
                <text:p>1750</text:p>
              </table:table-cell>
              <table:table-cell office:value-type="float" office:value="0.637">
                <text:p>0.637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float" office:value="1752">
                <text:p>1750</text:p>
              </table:table-cell>
              <table:table-cell office:value-type="float" office:value="0.642">
                <text:p>0.642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1753">
                <text:p>1750</text:p>
              </table:table-cell>
              <table:table-cell office:value-type="float" office:value="0.633">
                <text:p>0.633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1754">
                <text:p>1750</text:p>
              </table:table-cell>
              <table:table-cell office:value-type="float" office:value="0.685">
                <text:p>0.685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float" office:value="1755">
                <text:p>1760</text:p>
              </table:table-cell>
              <table:table-cell office:value-type="float" office:value="0.651">
                <text:p>0.651</text:p>
              </table:table-cell>
              <table:table-cell office:value-type="float" office:value="2.269">
                <text:p>2.269</text:p>
              </table:table-cell>
            </table:table-row>
            <table:table-row>
              <table:table-cell office:value-type="float" office:value="1756">
                <text:p>1760</text:p>
              </table:table-cell>
              <table:table-cell office:value-type="float" office:value="0.765">
                <text:p>0.765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1757">
                <text:p>1760</text:p>
              </table:table-cell>
              <table:table-cell office:value-type="float" office:value="0.643">
                <text:p>0.643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float" office:value="1758">
                <text:p>1760</text:p>
              </table:table-cell>
              <table:table-cell office:value-type="float" office:value="0.642">
                <text:p>0.642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float" office:value="1759">
                <text:p>1760</text:p>
              </table:table-cell>
              <table:table-cell office:value-type="float" office:value="0.676">
                <text:p>0.676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641">
                <text:p>0.64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761">
                <text:p>1760</text:p>
              </table:table-cell>
              <table:table-cell office:value-type="float" office:value="0.644">
                <text:p>0.644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float" office:value="1762">
                <text:p>1760</text:p>
              </table:table-cell>
              <table:table-cell office:value-type="float" office:value="0.665">
                <text:p>0.66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float" office:value="1763">
                <text:p>1760</text:p>
              </table:table-cell>
              <table:table-cell office:value-type="float" office:value="0.67">
                <text:p>0.67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float" office:value="1764">
                <text:p>1760</text:p>
              </table:table-cell>
              <table:table-cell office:value-type="float" office:value="0.654">
                <text:p>0.654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float" office:value="1765">
                <text:p>1770</text:p>
              </table:table-cell>
              <table:table-cell office:value-type="float" office:value="0.663">
                <text:p>0.663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float" office:value="1766">
                <text:p>1770</text:p>
              </table:table-cell>
              <table:table-cell office:value-type="float" office:value="0.643">
                <text:p>0.643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float" office:value="1767">
                <text:p>1770</text:p>
              </table:table-cell>
              <table:table-cell office:value-type="float" office:value="0.662">
                <text:p>0.662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float" office:value="1768">
                <text:p>1770</text:p>
              </table:table-cell>
              <table:table-cell office:value-type="float" office:value="6.648">
                <text:p>6.648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float" office:value="1769">
                <text:p>1770</text:p>
              </table:table-cell>
              <table:table-cell office:value-type="float" office:value="0.641">
                <text:p>0.641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0.643">
                <text:p>0.64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771">
                <text:p>1770</text:p>
              </table:table-cell>
              <table:table-cell office:value-type="float" office:value="0.64">
                <text:p>0.64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1772">
                <text:p>1770</text:p>
              </table:table-cell>
              <table:table-cell office:value-type="float" office:value="0.638">
                <text:p>0.638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float" office:value="1773">
                <text:p>1770</text:p>
              </table:table-cell>
              <table:table-cell office:value-type="float" office:value="0.636">
                <text:p>0.636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float" office:value="1774">
                <text:p>1770</text:p>
              </table:table-cell>
              <table:table-cell office:value-type="float" office:value="0.645">
                <text:p>0.645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float" office:value="1775">
                <text:p>1780</text:p>
              </table:table-cell>
              <table:table-cell office:value-type="float" office:value="0.645">
                <text:p>0.64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float" office:value="1776">
                <text:p>1780</text:p>
              </table:table-cell>
              <table:table-cell office:value-type="float" office:value="0.655">
                <text:p>0.655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0.641">
                <text:p>0.641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float" office:value="1778">
                <text:p>1780</text:p>
              </table:table-cell>
              <table:table-cell office:value-type="float" office:value="0.647">
                <text:p>0.647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float" office:value="1779">
                <text:p>1780</text:p>
              </table:table-cell>
              <table:table-cell office:value-type="float" office:value="0.648">
                <text:p>0.648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658">
                <text:p>0.658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float" office:value="1781">
                <text:p>1780</text:p>
              </table:table-cell>
              <table:table-cell office:value-type="float" office:value="1.004">
                <text:p>1.004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float" office:value="1782">
                <text:p>1780</text:p>
              </table:table-cell>
              <table:table-cell office:value-type="float" office:value="0.651">
                <text:p>0.651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float" office:value="1783">
                <text:p>1780</text:p>
              </table:table-cell>
              <table:table-cell office:value-type="float" office:value="1.082">
                <text:p>1.08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0.72">
                <text:p>0.72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1785">
                <text:p>1790</text:p>
              </table:table-cell>
              <table:table-cell office:value-type="float" office:value="0.649">
                <text:p>0.649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float" office:value="1786">
                <text:p>1790</text:p>
              </table:table-cell>
              <table:table-cell office:value-type="float" office:value="0.651">
                <text:p>0.65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787">
                <text:p>1790</text:p>
              </table:table-cell>
              <table:table-cell office:value-type="float" office:value="0.645">
                <text:p>0.645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float" office:value="1788">
                <text:p>1790</text:p>
              </table:table-cell>
              <table:table-cell office:value-type="float" office:value="0.644">
                <text:p>0.644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float" office:value="1789">
                <text:p>1790</text:p>
              </table:table-cell>
              <table:table-cell office:value-type="float" office:value="0.653">
                <text:p>0.653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0.645">
                <text:p>0.645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float" office:value="1791">
                <text:p>1790</text:p>
              </table:table-cell>
              <table:table-cell office:value-type="float" office:value="0.755">
                <text:p>0.75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0.657">
                <text:p>0.65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float" office:value="1793">
                <text:p>1790</text:p>
              </table:table-cell>
              <table:table-cell office:value-type="float" office:value="0.66">
                <text:p>0.6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794">
                <text:p>1790</text:p>
              </table:table-cell>
              <table:table-cell office:value-type="float" office:value="0.64">
                <text:p>0.64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float" office:value="1795">
                <text:p>1800</text:p>
              </table:table-cell>
              <table:table-cell office:value-type="float" office:value="0.65">
                <text:p>0.65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float" office:value="1796">
                <text:p>1800</text:p>
              </table:table-cell>
              <table:table-cell office:value-type="float" office:value="0.656">
                <text:p>0.656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float" office:value="1797">
                <text:p>1800</text:p>
              </table:table-cell>
              <table:table-cell office:value-type="float" office:value="0.665">
                <text:p>0.665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float" office:value="1798">
                <text:p>1800</text:p>
              </table:table-cell>
              <table:table-cell office:value-type="float" office:value="0.656">
                <text:p>0.65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1799">
                <text:p>1800</text:p>
              </table:table-cell>
              <table:table-cell office:value-type="float" office:value="0.659">
                <text:p>0.659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656">
                <text:p>0.65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0.66">
                <text:p>0.66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float" office:value="1802">
                <text:p>1800</text:p>
              </table:table-cell>
              <table:table-cell office:value-type="float" office:value="0.659">
                <text:p>0.659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0.652">
                <text:p>0.652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float" office:value="1804">
                <text:p>1800</text:p>
              </table:table-cell>
              <table:table-cell office:value-type="float" office:value="0.695">
                <text:p>0.695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float" office:value="1805">
                <text:p>1810</text:p>
              </table:table-cell>
              <table:table-cell office:value-type="float" office:value="0.678">
                <text:p>0.678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float" office:value="1806">
                <text:p>1810</text:p>
              </table:table-cell>
              <table:table-cell office:value-type="float" office:value="0.866">
                <text:p>0.866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float" office:value="1807">
                <text:p>1810</text:p>
              </table:table-cell>
              <table:table-cell office:value-type="float" office:value="0.747">
                <text:p>0.747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1808">
                <text:p>1810</text:p>
              </table:table-cell>
              <table:table-cell office:value-type="float" office:value="0.684">
                <text:p>0.684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0.688">
                <text:p>0.688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0.664">
                <text:p>0.664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float" office:value="1811">
                <text:p>1810</text:p>
              </table:table-cell>
              <table:table-cell office:value-type="float" office:value="0.669">
                <text:p>0.669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float" office:value="1812">
                <text:p>1810</text:p>
              </table:table-cell>
              <table:table-cell office:value-type="float" office:value="0.683">
                <text:p>0.683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1813">
                <text:p>1810</text:p>
              </table:table-cell>
              <table:table-cell office:value-type="float" office:value="0.935">
                <text:p>0.935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1814">
                <text:p>1810</text:p>
              </table:table-cell>
              <table:table-cell office:value-type="float" office:value="0.727">
                <text:p>0.72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1815">
                <text:p>1820</text:p>
              </table:table-cell>
              <table:table-cell office:value-type="float" office:value="0.739">
                <text:p>0.739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816">
                <text:p>1820</text:p>
              </table:table-cell>
              <table:table-cell office:value-type="float" office:value="0.669">
                <text:p>0.66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817">
                <text:p>1820</text:p>
              </table:table-cell>
              <table:table-cell office:value-type="float" office:value="0.682">
                <text:p>0.682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float" office:value="1818">
                <text:p>1820</text:p>
              </table:table-cell>
              <table:table-cell office:value-type="float" office:value="0.689">
                <text:p>0.689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0.678">
                <text:p>0.678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693">
                <text:p>0.693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float" office:value="1821">
                <text:p>1820</text:p>
              </table:table-cell>
              <table:table-cell office:value-type="float" office:value="0.684">
                <text:p>0.684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1822">
                <text:p>1820</text:p>
              </table:table-cell>
              <table:table-cell office:value-type="float" office:value="0.674">
                <text:p>0.6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823">
                <text:p>1820</text:p>
              </table:table-cell>
              <table:table-cell office:value-type="float" office:value="1.271">
                <text:p>1.271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float" office:value="1824">
                <text:p>1820</text:p>
              </table:table-cell>
              <table:table-cell office:value-type="float" office:value="0.681">
                <text:p>0.681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0.662">
                <text:p>0.66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0.668">
                <text:p>0.668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float" office:value="1827">
                <text:p>1830</text:p>
              </table:table-cell>
              <table:table-cell office:value-type="float" office:value="0.668">
                <text:p>0.668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float" office:value="1828">
                <text:p>1830</text:p>
              </table:table-cell>
              <table:table-cell office:value-type="float" office:value="0.667">
                <text:p>0.667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float" office:value="1829">
                <text:p>1830</text:p>
              </table:table-cell>
              <table:table-cell office:value-type="float" office:value="0.671">
                <text:p>0.671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3.532">
                <text:p>3.532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float" office:value="1831">
                <text:p>1830</text:p>
              </table:table-cell>
              <table:table-cell office:value-type="float" office:value="0.676">
                <text:p>0.676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float" office:value="1832">
                <text:p>1830</text:p>
              </table:table-cell>
              <table:table-cell office:value-type="float" office:value="0.672">
                <text:p>0.672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float" office:value="1833">
                <text:p>1830</text:p>
              </table:table-cell>
              <table:table-cell office:value-type="float" office:value="0.66">
                <text:p>0.66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1834">
                <text:p>1830</text:p>
              </table:table-cell>
              <table:table-cell office:value-type="float" office:value="0.659">
                <text:p>0.659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1835">
                <text:p>1840</text:p>
              </table:table-cell>
              <table:table-cell office:value-type="float" office:value="0.662">
                <text:p>0.662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0.671">
                <text:p>0.671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float" office:value="1837">
                <text:p>1840</text:p>
              </table:table-cell>
              <table:table-cell office:value-type="float" office:value="0.672">
                <text:p>0.672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float" office:value="1838">
                <text:p>1840</text:p>
              </table:table-cell>
              <table:table-cell office:value-type="float" office:value="0.678">
                <text:p>0.67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1839">
                <text:p>1840</text:p>
              </table:table-cell>
              <table:table-cell office:value-type="float" office:value="0.664">
                <text:p>0.664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671">
                <text:p>0.671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0.663">
                <text:p>0.663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float" office:value="1842">
                <text:p>1840</text:p>
              </table:table-cell>
              <table:table-cell office:value-type="float" office:value="0.672">
                <text:p>0.672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float" office:value="1843">
                <text:p>1840</text:p>
              </table:table-cell>
              <table:table-cell office:value-type="float" office:value="0.726">
                <text:p>0.72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1844">
                <text:p>1840</text:p>
              </table:table-cell>
              <table:table-cell office:value-type="float" office:value="0.688">
                <text:p>0.688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1845">
                <text:p>1850</text:p>
              </table:table-cell>
              <table:table-cell office:value-type="float" office:value="0.691">
                <text:p>0.691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float" office:value="1846">
                <text:p>1850</text:p>
              </table:table-cell>
              <table:table-cell office:value-type="float" office:value="0.68">
                <text:p>0.68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1847">
                <text:p>1850</text:p>
              </table:table-cell>
              <table:table-cell office:value-type="float" office:value="0.683">
                <text:p>0.683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0.714">
                <text:p>0.71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float" office:value="1849">
                <text:p>1850</text:p>
              </table:table-cell>
              <table:table-cell office:value-type="float" office:value="0.684">
                <text:p>0.684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69">
                <text:p>0.69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float" office:value="1851">
                <text:p>1850</text:p>
              </table:table-cell>
              <table:table-cell office:value-type="float" office:value="0.706">
                <text:p>0.706</text:p>
              </table:table-cell>
              <table:table-cell office:value-type="float" office:value="1.904">
                <text:p>1.904</text:p>
              </table:table-cell>
            </table:table-row>
            <table:table-row>
              <table:table-cell office:value-type="float" office:value="1852">
                <text:p>1850</text:p>
              </table:table-cell>
              <table:table-cell office:value-type="float" office:value="0.683">
                <text:p>0.683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0.715">
                <text:p>0.715</text:p>
              </table:table-cell>
              <table:table-cell office:value-type="float" office:value="1.423">
                <text:p>1.423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0.678">
                <text:p>0.6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0.675">
                <text:p>0.675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0.669">
                <text:p>0.669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0.672">
                <text:p>0.672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0.677">
                <text:p>0.677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0.674">
                <text:p>0.674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671">
                <text:p>0.671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0.677">
                <text:p>0.677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0.671">
                <text:p>0.671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0.678">
                <text:p>0.678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0.671">
                <text:p>0.671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0.666">
                <text:p>0.666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0.67">
                <text:p>0.67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0.679">
                <text:p>0.679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0.689">
                <text:p>0.6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0.683">
                <text:p>0.683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0.68">
                <text:p>0.68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0.68">
                <text:p>0.68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0.678">
                <text:p>0.678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0.679">
                <text:p>0.679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0.672">
                <text:p>0.672</text:p>
              </table:table-cell>
              <table:table-cell office:value-type="float" office:value="7.068">
                <text:p>7.068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0.679">
                <text:p>0.679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0.68">
                <text:p>0.68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0.675">
                <text:p>0.675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0.677">
                <text:p>0.677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0.681">
                <text:p>0.681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67">
                <text:p>0.67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0.673">
                <text:p>0.673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0.714">
                <text:p>0.71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0.705">
                <text:p>0.705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0.702">
                <text:p>0.702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1.21">
                <text:p>1.21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0.687">
                <text:p>0.687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0.687">
                <text:p>0.687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0.689">
                <text:p>0.689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0.695">
                <text:p>0.695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.692">
                <text:p>0.692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0.685">
                <text:p>0.685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0.691">
                <text:p>0.69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0.689">
                <text:p>0.689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0.694">
                <text:p>0.69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0.688">
                <text:p>0.688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4.038">
                <text:p>4.038</text:p>
              </table:table-cell>
              <table:table-cell office:value-type="float" office:value="3.053">
                <text:p>3.053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0.727">
                <text:p>0.72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0.693">
                <text:p>0.69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0.688">
                <text:p>0.688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81">
                <text:p>0.81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0.69">
                <text:p>0.69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0.69">
                <text:p>0.6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0.691">
                <text:p>0.691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0.693">
                <text:p>0.693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0.696">
                <text:p>0.696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0.695">
                <text:p>0.695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0.697">
                <text:p>0.697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0.699">
                <text:p>0.699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0.691">
                <text:p>0.691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0.698">
                <text:p>0.698</text:p>
              </table:table-cell>
              <table:table-cell office:value-type="float" office:value="4.797">
                <text:p>4.797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0.71">
                <text:p>0.71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0.691">
                <text:p>0.69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0.705">
                <text:p>0.70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0.811">
                <text:p>0.811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.995">
                <text:p>1.99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0.7">
                <text:p>0.7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0.698">
                <text:p>0.698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0.695">
                <text:p>0.695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0.698">
                <text:p>0.698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.693">
                <text:p>0.693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0.7">
                <text:p>0.7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0.703">
                <text:p>0.703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0.694">
                <text:p>0.694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0.696">
                <text:p>0.696</text:p>
              </table:table-cell>
              <table:table-cell office:value-type="float" office:value="3.013">
                <text:p>3.013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.87">
                <text:p>1.87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0.734">
                <text:p>0.734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0.706">
                <text:p>0.706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0.703">
                <text:p>0.703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0.703">
                <text:p>0.703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0.702">
                <text:p>0.702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0.696">
                <text:p>0.696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0.702">
                <text:p>0.702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0.71">
                <text:p>0.71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0.702">
                <text:p>0.702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0.695">
                <text:p>0.695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0.694">
                <text:p>0.69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0.707">
                <text:p>0.707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0.704">
                <text:p>0.70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0.711">
                <text:p>0.711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0.702">
                <text:p>0.7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0.705">
                <text:p>0.70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0.703">
                <text:p>0.703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0.704">
                <text:p>0.704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0.708">
                <text:p>0.70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0.711">
                <text:p>0.711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0.706">
                <text:p>0.706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0.696">
                <text:p>0.696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0.702">
                <text:p>0.702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0.702">
                <text:p>0.70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698">
                <text:p>0.698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0.703">
                <text:p>0.703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0.714">
                <text:p>0.714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0.727">
                <text:p>0.727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0.829">
                <text:p>0.829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0.712">
                <text:p>0.71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0.72">
                <text:p>0.72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0.712">
                <text:p>0.712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0.77">
                <text:p>0.77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0.756">
                <text:p>0.756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712">
                <text:p>0.712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0.71">
                <text:p>0.71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0.706">
                <text:p>0.706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0.714">
                <text:p>0.714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1.28">
                <text:p>1.2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0.712">
                <text:p>0.712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0.699">
                <text:p>0.699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0.703">
                <text:p>0.703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0.71">
                <text:p>0.7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0.696">
                <text:p>0.696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712">
                <text:p>0.712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5.483">
                <text:p>5.483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0.7">
                <text:p>0.7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0.789">
                <text:p>0.789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0.697">
                <text:p>0.697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0.721">
                <text:p>0.721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5.808">
                <text:p>5.808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0.731">
                <text:p>0.73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0.714">
                <text:p>0.714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0.72">
                <text:p>0.72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71">
                <text:p>0.7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0.699">
                <text:p>0.699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0.698">
                <text:p>0.69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0.704">
                <text:p>0.704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0.703">
                <text:p>0.703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0.704">
                <text:p>0.704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0.698">
                <text:p>0.698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709">
                <text:p>0.709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0.703">
                <text:p>0.703</text:p>
              </table:table-cell>
              <table:table-cell office:value-type="float" office:value="1.572">
                <text:p>1.57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0.703">
                <text:p>0.703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704">
                <text:p>0.704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.712">
                <text:p>0.712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0.715">
                <text:p>0.715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0.707">
                <text:p>0.707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0.703">
                <text:p>0.703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0.712">
                <text:p>0.712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0.708">
                <text:p>0.708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71">
                <text:p>0.71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.236">
                <text:p>1.236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0.872">
                <text:p>0.872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24">
                <text:p>0.724</text:p>
              </table:table-cell>
              <table:table-cell office:value-type="float" office:value="0.864">
                <text:p>0.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78cm" svg:height="9cm" xlink:href=".." xlink:type="simple" chart:class="chart:line" chart:style-name="ch1">
        <chart:title svg:x="5.315cm" svg:y="0.315cm" chart:style-name="ch2">
          <text:p>Ricerca del valore di soglia</text:p>
        </chart:title>
        <chart:legend chart:legend-position="end" svg:x="10.478cm" svg:y="3.78cm" style:legend-expansion="high" chart:style-name="ch3"/>
        <chart:plot-area chart:style-name="ch4" table:cell-range-address="'Tempi isort qsort'.A30:'Tempi isort qsort'.C2030" chart:data-source-has-labels="both" svg:x="0.775cm" svg:y="1.644cm" svg:width="9.053cm" svg:height="6.756cm">
          <chartooo:coordinate-region svg:x="2.296cm" svg:y="1.834cm" svg:width="7.469cm" svg:height="5.557cm"/>
          <chart:axis chart:dimension="x" chart:name="primary-x" chart:style-name="ch5" chartooo:axis-type="auto">
            <chartooo:date-scale/>
            <chart:categories table:cell-range-address="'Tempi isort qsort'.A31:'Tempi isort qsort'.A20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empi isort qsort'.B31:'Tempi isort qsort'.B2030" chart:label-cell-address="'Tempi isort qsort'.B30:'Tempi isort qsort'.B30" chart:class="chart:line">
            <chart:data-point chart:repeated="2000"/>
          </chart:series>
          <chart:series chart:style-name="ch9" chart:values-cell-range-address="'Tempi isort qsort'.C31:'Tempi isort qsort'.C2030" chart:label-cell-address="'Tempi isort qsort'.C30:'Tempi isort qsort'.C30" chart:class="chart:line">
            <chart:data-point chart:repeated="2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quicksort ottimizzato: (ms)</text:p>
                <draw:g>
                  <svg:desc>'Tempi isort qsort'.B30:'Tempi isort qsort'.B30</svg:desc>
                </draw:g>
              </table:table-cell>
              <table:table-cell office:value-type="string">
                <text:p>Tempo Quicksort (ms):</text:p>
                <draw:g>
                  <svg:desc>'Tempi isort qsort'.C30:'Tempi isort qsort'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Tempi isort qsort'.A31:'Tempi isort qsort'.A2030</svg:desc>
                </draw:g>
              </table:table-cell>
              <table:table-cell office:value-type="float" office:value="898.63">
                <text:p>898.63</text:p>
                <draw:g>
                  <svg:desc>'Tempi isort qsort'.B31:'Tempi isort qsort'.B2030</svg:desc>
                </draw:g>
              </table:table-cell>
              <table:table-cell office:value-type="float" office:value="1001.97">
                <text:p>1001.97</text:p>
                <draw:g>
                  <svg:desc>'Tempi isort qsort'.C31:'Tempi isort qsort'.C203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74.35">
                <text:p>874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9.43">
                <text:p>609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57.99">
                <text:p>557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2.83">
                <text:p>492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25.05">
                <text:p>425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99.52">
                <text:p>399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76.67">
                <text:p>376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68.95">
                <text:p>368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62.68">
                <text:p>362.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7.26">
                <text:p>417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54.11">
                <text:p>554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0.74">
                <text:p>380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6.19">
                <text:p>326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45.69">
                <text:p>445.6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3.85">
                <text:p>413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9.73">
                <text:p>299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89.35">
                <text:p>289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9.14">
                <text:p>289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90.21">
                <text:p>290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9.25">
                <text:p>309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83.33">
                <text:p>283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67.09">
                <text:p>267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72.5">
                <text:p>272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63.12">
                <text:p>263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2.03">
                <text:p>262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6.53">
                <text:p>266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59.89">
                <text:p>259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65.08">
                <text:p>265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72.74">
                <text:p>272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0.52">
                <text:p>250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49.3">
                <text:p>249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8.03">
                <text:p>248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45.83">
                <text:p>245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46.62">
                <text:p>246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47.17">
                <text:p>247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43.28">
                <text:p>243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42.13">
                <text:p>242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41.5">
                <text:p>241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40.41">
                <text:p>240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0.1">
                <text:p>240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38.59">
                <text:p>238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38.27">
                <text:p>238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39.03">
                <text:p>239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38.47">
                <text:p>238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37.24">
                <text:p>237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35.56">
                <text:p>235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35.09">
                <text:p>235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36.33">
                <text:p>236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34.2">
                <text:p>234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7.73">
                <text:p>267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32.85">
                <text:p>232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33.54">
                <text:p>233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3.81">
                <text:p>233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32.89">
                <text:p>232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32.81">
                <text:p>232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31.53">
                <text:p>231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31.15">
                <text:p>231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30.6">
                <text:p>230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30.42">
                <text:p>230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1.19">
                <text:p>231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30.05">
                <text:p>230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30.2">
                <text:p>230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30.61">
                <text:p>230.6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29.95">
                <text:p>229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31.89">
                <text:p>231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31.95">
                <text:p>231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30.34">
                <text:p>230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32.23">
                <text:p>232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31.81">
                <text:p>231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9.72">
                <text:p>229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30.13">
                <text:p>230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30.03">
                <text:p>230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31.07">
                <text:p>231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30.18">
                <text:p>230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34.68">
                <text:p>234.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30.11">
                <text:p>230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28.39">
                <text:p>228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30.08">
                <text:p>230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31.71">
                <text:p>231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0.54">
                <text:p>230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30.07">
                <text:p>230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30.39">
                <text:p>230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30.19">
                <text:p>230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30.68">
                <text:p>230.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30.75">
                <text:p>230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30.04">
                <text:p>230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30.24">
                <text:p>230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30.14">
                <text:p>230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30.88">
                <text:p>230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1.83">
                <text:p>251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32.34">
                <text:p>232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32.23">
                <text:p>232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30.11">
                <text:p>230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29">
                <text:p>2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29.21">
                <text:p>229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29.41">
                <text:p>229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32.73">
                <text:p>232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31.17">
                <text:p>231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30.42">
                <text:p>230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2.18">
                <text:p>232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32.66">
                <text:p>232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32.99">
                <text:p>232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32.33">
                <text:p>232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31.98">
                <text:p>231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33.14">
                <text:p>233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31.43">
                <text:p>231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37.88">
                <text:p>237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31.48">
                <text:p>231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32.06">
                <text:p>232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31.62">
                <text:p>231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31.8">
                <text:p>231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32.89">
                <text:p>232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33.09">
                <text:p>233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34.36">
                <text:p>234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34.8">
                <text:p>234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36.49">
                <text:p>236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36.75">
                <text:p>236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34.56">
                <text:p>234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34.5">
                <text:p>234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6.3">
                <text:p>236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34.06">
                <text:p>234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36.43">
                <text:p>236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36.91">
                <text:p>236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36.55">
                <text:p>236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37.07">
                <text:p>237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37.48">
                <text:p>237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36.72">
                <text:p>236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37.56">
                <text:p>237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37.26">
                <text:p>237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38.06">
                <text:p>238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44.85">
                <text:p>244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36.35">
                <text:p>236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37.01">
                <text:p>237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41.72">
                <text:p>241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37.86">
                <text:p>237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39.56">
                <text:p>239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38.48">
                <text:p>238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37.64">
                <text:p>237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39.65">
                <text:p>239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8.59">
                <text:p>238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40.08">
                <text:p>240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41.09">
                <text:p>241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41.63">
                <text:p>241.6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43.91">
                <text:p>243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42.77">
                <text:p>242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41.31">
                <text:p>241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42.47">
                <text:p>242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41.55">
                <text:p>241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43.74">
                <text:p>243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45.74">
                <text:p>245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42.99">
                <text:p>242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42.88">
                <text:p>242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43.92">
                <text:p>243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43.24">
                <text:p>243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44.15">
                <text:p>244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45.69">
                <text:p>245.6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43.38">
                <text:p>243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44.3">
                <text:p>244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44.38">
                <text:p>244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45.31">
                <text:p>245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45.37">
                <text:p>245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46.51">
                <text:p>246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47.05">
                <text:p>247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46.72">
                <text:p>246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46.05">
                <text:p>246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46.58">
                <text:p>246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46.69">
                <text:p>246.6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47.28">
                <text:p>247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47.14">
                <text:p>247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47.63">
                <text:p>247.6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48.66">
                <text:p>248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48.36">
                <text:p>248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48.2">
                <text:p>248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48.11">
                <text:p>248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48.92">
                <text:p>248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49.14">
                <text:p>249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47.32">
                <text:p>247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47.89">
                <text:p>247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51.12">
                <text:p>251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48.78">
                <text:p>248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50.1">
                <text:p>250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52.18">
                <text:p>252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51.49">
                <text:p>251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52.96">
                <text:p>252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53">
                <text:p>2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54.04">
                <text:p>254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52.64">
                <text:p>252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59.81">
                <text:p>259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51.84">
                <text:p>251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52.07">
                <text:p>252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52.2">
                <text:p>252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54.45">
                <text:p>254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53.51">
                <text:p>253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52.5">
                <text:p>252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54.11">
                <text:p>254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55.55">
                <text:p>255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55.04">
                <text:p>255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57.65">
                <text:p>257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57.19">
                <text:p>257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5.02">
                <text:p>255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56.29">
                <text:p>256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58.21">
                <text:p>258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55.46">
                <text:p>255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57.92">
                <text:p>257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58.89">
                <text:p>258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60.56">
                <text:p>260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60.77">
                <text:p>260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60.12">
                <text:p>260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59.31">
                <text:p>259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62.73">
                <text:p>262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58.34">
                <text:p>258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58.77">
                <text:p>258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58.53">
                <text:p>258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59.23">
                <text:p>259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60.09">
                <text:p>260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66.19">
                <text:p>266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61.37">
                <text:p>261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62.13">
                <text:p>262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62.63">
                <text:p>262.6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63.58">
                <text:p>263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63.58">
                <text:p>263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63.61">
                <text:p>263.6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63.59">
                <text:p>263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64.73">
                <text:p>264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64.63">
                <text:p>264.6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64.37">
                <text:p>264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65.01">
                <text:p>265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65.58">
                <text:p>265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65.58">
                <text:p>265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67.2">
                <text:p>267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68">
                <text:p>2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66.38">
                <text:p>266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66.56">
                <text:p>266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67.25">
                <text:p>267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68.4">
                <text:p>268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68.94">
                <text:p>268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69.42">
                <text:p>269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67.96">
                <text:p>267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68.07">
                <text:p>268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7.62">
                <text:p>267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67.87">
                <text:p>267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68.04">
                <text:p>268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69.42">
                <text:p>269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70.86">
                <text:p>270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71.92">
                <text:p>271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73.1">
                <text:p>273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71.05">
                <text:p>271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71.95">
                <text:p>271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72.08">
                <text:p>272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75.51">
                <text:p>275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73.41">
                <text:p>273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74.81">
                <text:p>274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77.28">
                <text:p>277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73.01">
                <text:p>273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76.76">
                <text:p>276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73.87">
                <text:p>273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74.01">
                <text:p>274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75.85">
                <text:p>275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76.85">
                <text:p>276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75.68">
                <text:p>275.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78.26">
                <text:p>278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77.93">
                <text:p>277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78.37">
                <text:p>278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77.78">
                <text:p>277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78.44">
                <text:p>278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77.23">
                <text:p>277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79.53">
                <text:p>279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94.94">
                <text:p>294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79.44">
                <text:p>279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80.79">
                <text:p>280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82.17">
                <text:p>282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80.5">
                <text:p>280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9.35">
                <text:p>279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9.72">
                <text:p>279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9.75">
                <text:p>279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82.01">
                <text:p>282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81.32">
                <text:p>281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81.62">
                <text:p>281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82.07">
                <text:p>282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2.61">
                <text:p>282.6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2.61">
                <text:p>282.6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4.82">
                <text:p>284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5.08">
                <text:p>285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6">
                <text:p>2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6.91">
                <text:p>286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8.62">
                <text:p>288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90.43">
                <text:p>290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4.24">
                <text:p>284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3.28">
                <text:p>283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86.83">
                <text:p>286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86.79">
                <text:p>286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86.04">
                <text:p>286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88.23">
                <text:p>288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86.52">
                <text:p>286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88.55">
                <text:p>288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88.4">
                <text:p>288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88.85">
                <text:p>288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88.77">
                <text:p>288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0.05">
                <text:p>290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90.02">
                <text:p>290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90.1">
                <text:p>290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91.22">
                <text:p>291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90.82">
                <text:p>290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99.24">
                <text:p>299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90.63">
                <text:p>290.6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91.42">
                <text:p>291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92.21">
                <text:p>292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93.45">
                <text:p>293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293.47">
                <text:p>293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94.53">
                <text:p>294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298.12">
                <text:p>298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93.94">
                <text:p>293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294.58">
                <text:p>294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94.36">
                <text:p>294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97.25">
                <text:p>297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97.15">
                <text:p>297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98.56">
                <text:p>298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95.74">
                <text:p>295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96.73">
                <text:p>296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98.44">
                <text:p>298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99.8">
                <text:p>299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97.27">
                <text:p>297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297.77">
                <text:p>297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98.77">
                <text:p>298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98.23">
                <text:p>298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98.37">
                <text:p>298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298.89">
                <text:p>298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00.2">
                <text:p>300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99.71">
                <text:p>299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00.33">
                <text:p>300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01.92">
                <text:p>301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02.93">
                <text:p>302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06.23">
                <text:p>306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02.76">
                <text:p>302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03.75">
                <text:p>303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04.87">
                <text:p>304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05.43">
                <text:p>305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03.05">
                <text:p>303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08.37">
                <text:p>308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06">
                <text:p>3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05.47">
                <text:p>305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05.99">
                <text:p>305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06.42">
                <text:p>306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05.69">
                <text:p>305.6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06.98">
                <text:p>306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06.76">
                <text:p>306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07.44">
                <text:p>307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07.09">
                <text:p>307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08.16">
                <text:p>308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08.59">
                <text:p>308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10.62">
                <text:p>310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07.92">
                <text:p>307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08.89">
                <text:p>308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08.48">
                <text:p>308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10.87">
                <text:p>310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10.21">
                <text:p>310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12.89">
                <text:p>312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12.3">
                <text:p>312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10.66">
                <text:p>310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10.94">
                <text:p>310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10.96">
                <text:p>310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12.92">
                <text:p>312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13.41">
                <text:p>313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14.94">
                <text:p>314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13.58">
                <text:p>313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13.14">
                <text:p>313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13.97">
                <text:p>313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18.54">
                <text:p>318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14.4">
                <text:p>314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13.85">
                <text:p>313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15.67">
                <text:p>315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15.78">
                <text:p>315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18.23">
                <text:p>318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17.33">
                <text:p>317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16.43">
                <text:p>316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15.99">
                <text:p>315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17.79">
                <text:p>317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21.5">
                <text:p>321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23.16">
                <text:p>323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22.29">
                <text:p>322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18.47">
                <text:p>318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19.32">
                <text:p>319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20.18">
                <text:p>320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20.86">
                <text:p>320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21.32">
                <text:p>321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21.59">
                <text:p>321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23.42">
                <text:p>323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24.04">
                <text:p>324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23.54">
                <text:p>323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21.78">
                <text:p>321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21.93">
                <text:p>321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23.16">
                <text:p>323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25.1">
                <text:p>325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26.17">
                <text:p>326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43.94">
                <text:p>343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24.39">
                <text:p>324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26.38">
                <text:p>326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27.24">
                <text:p>327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25.89">
                <text:p>325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6.52">
                <text:p>326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330">
                <text:p>330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326.42">
                <text:p>326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325.86">
                <text:p>325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328.88">
                <text:p>328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332.05">
                <text:p>332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332.46">
                <text:p>332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329.83">
                <text:p>329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329.35">
                <text:p>329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330.39">
                <text:p>330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30.78">
                <text:p>330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29.44">
                <text:p>329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330.46">
                <text:p>330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331.37">
                <text:p>331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330.83">
                <text:p>330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333.24">
                <text:p>333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331.81">
                <text:p>331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654.44">
                <text:p>654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336.62">
                <text:p>336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335.45">
                <text:p>335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41.16">
                <text:p>341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336.71">
                <text:p>336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350.14">
                <text:p>350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337.4">
                <text:p>337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336.91">
                <text:p>336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339.37">
                <text:p>339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347.52">
                <text:p>347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337.76">
                <text:p>337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349.75">
                <text:p>349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344.85">
                <text:p>344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44.05">
                <text:p>344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351.41">
                <text:p>351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344.11">
                <text:p>344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342.05">
                <text:p>342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348.88">
                <text:p>348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345.06">
                <text:p>345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41.04">
                <text:p>341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346.99">
                <text:p>346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346.51">
                <text:p>346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343">
                <text:p>3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44.4">
                <text:p>344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341.2">
                <text:p>341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48.34">
                <text:p>348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344.02">
                <text:p>344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347.31">
                <text:p>347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345.33">
                <text:p>345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342.88">
                <text:p>342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342.48">
                <text:p>342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49.84">
                <text:p>349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344.97">
                <text:p>344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44.83">
                <text:p>344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343.27">
                <text:p>343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345.97">
                <text:p>345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346.3">
                <text:p>346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346.87">
                <text:p>346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348.3">
                <text:p>348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351.02">
                <text:p>351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348.42">
                <text:p>348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348.47">
                <text:p>348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349.67">
                <text:p>349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48.85">
                <text:p>348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349.66">
                <text:p>349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353.1">
                <text:p>353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350.64">
                <text:p>350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351.46">
                <text:p>351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351.14">
                <text:p>351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351.28">
                <text:p>351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351.88">
                <text:p>351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352.01">
                <text:p>352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352.42">
                <text:p>352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53.36">
                <text:p>353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354.06">
                <text:p>354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353.79">
                <text:p>353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354.25">
                <text:p>354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354.66">
                <text:p>354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58.39">
                <text:p>358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58.7">
                <text:p>358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358.73">
                <text:p>358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359.8">
                <text:p>359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357.71">
                <text:p>357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73.82">
                <text:p>373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356.42">
                <text:p>356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357.72">
                <text:p>357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357.18">
                <text:p>357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356.74">
                <text:p>356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357.62">
                <text:p>357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359.31">
                <text:p>359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359.9">
                <text:p>359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359.26">
                <text:p>359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358.53">
                <text:p>358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59.06">
                <text:p>359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359.39">
                <text:p>359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360.57">
                <text:p>360.5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360.66">
                <text:p>360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62.5">
                <text:p>362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365.63">
                <text:p>365.6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365.21">
                <text:p>365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363.32">
                <text:p>363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61.92">
                <text:p>361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63.59">
                <text:p>363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66.66">
                <text:p>366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67.81">
                <text:p>367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370.1">
                <text:p>370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366.36">
                <text:p>366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366.16">
                <text:p>366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366.58">
                <text:p>366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67.25">
                <text:p>367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374.6">
                <text:p>374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68.9">
                <text:p>368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376.44">
                <text:p>376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70">
                <text:p>370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369.43">
                <text:p>369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69.32">
                <text:p>369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371.04">
                <text:p>371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71.02">
                <text:p>371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370.79">
                <text:p>370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369.71">
                <text:p>369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371.43">
                <text:p>371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374.28">
                <text:p>374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374.13">
                <text:p>374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71.09">
                <text:p>371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372.72">
                <text:p>372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372.8">
                <text:p>372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399.18">
                <text:p>399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374.02">
                <text:p>374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375.24">
                <text:p>375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375.67">
                <text:p>375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376.21">
                <text:p>376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375.99">
                <text:p>375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375.54">
                <text:p>375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75.12">
                <text:p>375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377.69">
                <text:p>377.6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377.46">
                <text:p>377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378.5">
                <text:p>378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379.14">
                <text:p>379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378.12">
                <text:p>378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384.6">
                <text:p>384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381.06">
                <text:p>381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380.56">
                <text:p>380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378.64">
                <text:p>378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78.13">
                <text:p>378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381.46">
                <text:p>381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379.56">
                <text:p>379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382.81">
                <text:p>382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383.69">
                <text:p>383.6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381.31">
                <text:p>381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385.22">
                <text:p>385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383.17">
                <text:p>383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382.57">
                <text:p>382.5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385.26">
                <text:p>385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84.12">
                <text:p>384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385.62">
                <text:p>385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385.53">
                <text:p>385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385.91">
                <text:p>385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388.05">
                <text:p>388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388.24">
                <text:p>388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388.74">
                <text:p>388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387.56">
                <text:p>387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388.67">
                <text:p>388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388.83">
                <text:p>388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86.92">
                <text:p>386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387.76">
                <text:p>387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390.6">
                <text:p>390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396.36">
                <text:p>396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408.61">
                <text:p>408.6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389.26">
                <text:p>389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391.28">
                <text:p>391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391.53">
                <text:p>391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397.13">
                <text:p>397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392.31">
                <text:p>392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90.95">
                <text:p>390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393.43">
                <text:p>393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394.67">
                <text:p>394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393.73">
                <text:p>393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393.64">
                <text:p>393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394.39">
                <text:p>394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394.99">
                <text:p>394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395.08">
                <text:p>395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393.25">
                <text:p>393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395.79">
                <text:p>395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98.14">
                <text:p>398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392.59">
                <text:p>392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393.78">
                <text:p>393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398.14">
                <text:p>398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399.85">
                <text:p>399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396.13">
                <text:p>396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395.72">
                <text:p>395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402.49">
                <text:p>402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400.82">
                <text:p>400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407.81">
                <text:p>407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95.78">
                <text:p>395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403.2">
                <text:p>403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399.58">
                <text:p>399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399.9">
                <text:p>399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400.59">
                <text:p>400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402.35">
                <text:p>402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402.54">
                <text:p>402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405.12">
                <text:p>405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408.82">
                <text:p>408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404.02">
                <text:p>404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02.19">
                <text:p>402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405.56">
                <text:p>405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401.95">
                <text:p>401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409.1">
                <text:p>409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407.08">
                <text:p>407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428.04">
                <text:p>428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407.62">
                <text:p>407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408.84">
                <text:p>408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420.55">
                <text:p>420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411.55">
                <text:p>411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08.59">
                <text:p>408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407.19">
                <text:p>407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406.6">
                <text:p>406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407.59">
                <text:p>407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418.85">
                <text:p>418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414.2">
                <text:p>414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411.92">
                <text:p>411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435.71">
                <text:p>435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418.1">
                <text:p>418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413.49">
                <text:p>413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411.19">
                <text:p>411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415.64">
                <text:p>415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412.84">
                <text:p>412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413.49">
                <text:p>413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418.61">
                <text:p>418.6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424.23">
                <text:p>424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425.09">
                <text:p>425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417.28">
                <text:p>417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413.01">
                <text:p>413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414.58">
                <text:p>414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414.6">
                <text:p>414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417.7">
                <text:p>417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419.58">
                <text:p>419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416.17">
                <text:p>416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415.5">
                <text:p>415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416.49">
                <text:p>416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419.37">
                <text:p>419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421.82">
                <text:p>421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435.62">
                <text:p>435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425.08">
                <text:p>425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34.64">
                <text:p>434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424.21">
                <text:p>424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420.57">
                <text:p>420.5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425.33">
                <text:p>425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418.25">
                <text:p>418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436.3">
                <text:p>436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420.27">
                <text:p>420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424.17">
                <text:p>424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431.98">
                <text:p>431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425.94">
                <text:p>425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35.09">
                <text:p>435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423.38">
                <text:p>423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431.16">
                <text:p>431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433.18">
                <text:p>433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439.04">
                <text:p>439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427.41">
                <text:p>427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429.59">
                <text:p>429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426.79">
                <text:p>426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431.57">
                <text:p>431.5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428.29">
                <text:p>428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27.72">
                <text:p>427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428.73">
                <text:p>428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430.67">
                <text:p>430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432.19">
                <text:p>432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430.11">
                <text:p>430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428.84">
                <text:p>428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439.2">
                <text:p>439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439.4">
                <text:p>439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430.45">
                <text:p>430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437.28">
                <text:p>437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30.18">
                <text:p>430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432.87">
                <text:p>432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440.08">
                <text:p>440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433.02">
                <text:p>433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437.95">
                <text:p>437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433.76">
                <text:p>433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434.69">
                <text:p>434.6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436.16">
                <text:p>436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436.93">
                <text:p>436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434.95">
                <text:p>434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38.87">
                <text:p>438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439.55">
                <text:p>439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436.17">
                <text:p>436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454.96">
                <text:p>454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442.76">
                <text:p>442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439.71">
                <text:p>439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438.58">
                <text:p>438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437.28">
                <text:p>437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521.71">
                <text:p>521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478.95">
                <text:p>478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55.83">
                <text:p>455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514.91">
                <text:p>514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438.9">
                <text:p>438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438.15">
                <text:p>438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442.66">
                <text:p>442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495.91">
                <text:p>495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441.44">
                <text:p>441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441.53">
                <text:p>441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444.01">
                <text:p>444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513.16">
                <text:p>513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44.37">
                <text:p>444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442.04">
                <text:p>442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446.35">
                <text:p>446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533.17">
                <text:p>533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480.72">
                <text:p>480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469.04">
                <text:p>469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442.94">
                <text:p>442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446.5">
                <text:p>446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447.24">
                <text:p>447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445.81">
                <text:p>445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48.27">
                <text:p>448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458.89">
                <text:p>458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501.1">
                <text:p>501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450.19">
                <text:p>450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447.75">
                <text:p>447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450.2">
                <text:p>450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447.4">
                <text:p>447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504.47">
                <text:p>504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452.08">
                <text:p>452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455.66">
                <text:p>455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53.22">
                <text:p>453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450.84">
                <text:p>450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490.09">
                <text:p>490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481.52">
                <text:p>481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450.61">
                <text:p>450.6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452.38">
                <text:p>452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451.09">
                <text:p>451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471.49">
                <text:p>471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499.76">
                <text:p>499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457.27">
                <text:p>457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53.04">
                <text:p>453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452.78">
                <text:p>452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509.42">
                <text:p>509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453.96">
                <text:p>453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453.46">
                <text:p>453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453.76">
                <text:p>453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456.64">
                <text:p>456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523.13">
                <text:p>523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459.19">
                <text:p>459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458.12">
                <text:p>458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58.29">
                <text:p>458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518.54">
                <text:p>518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461.46">
                <text:p>461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459.44">
                <text:p>459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460.32">
                <text:p>460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530.37">
                <text:p>530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460.48">
                <text:p>460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461.5">
                <text:p>461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463.28">
                <text:p>463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466.99">
                <text:p>466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76.77">
                <text:p>576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464">
                <text:p>4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465.9">
                <text:p>465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463.74">
                <text:p>463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554.58">
                <text:p>554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464.69">
                <text:p>464.6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467.27">
                <text:p>467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466.02">
                <text:p>466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518.21">
                <text:p>518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519.86">
                <text:p>519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67.73">
                <text:p>467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467.32">
                <text:p>467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467.95">
                <text:p>467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543.15">
                <text:p>543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469.43">
                <text:p>469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469.1">
                <text:p>469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474.24">
                <text:p>474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509.33">
                <text:p>509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18.42">
                <text:p>518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531.06">
                <text:p>531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470.96">
                <text:p>470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470.64">
                <text:p>470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475.18">
                <text:p>475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517.36">
                <text:p>517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545.93">
                <text:p>545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474.54">
                <text:p>474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476.29">
                <text:p>476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473.66">
                <text:p>473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517.84">
                <text:p>517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470.45">
                <text:p>470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76">
                <text:p>4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474.87">
                <text:p>474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514.91">
                <text:p>514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474.88">
                <text:p>474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474.93">
                <text:p>474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575.27">
                <text:p>575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511.87">
                <text:p>511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499.42">
                <text:p>499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480.34">
                <text:p>480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477">
                <text:p>4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478.58">
                <text:p>478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527.72">
                <text:p>527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479.5">
                <text:p>479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480">
                <text:p>480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544.06">
                <text:p>544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479.53">
                <text:p>479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479.89">
                <text:p>479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481.68">
                <text:p>481.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480.86">
                <text:p>480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488.81">
                <text:p>488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74.91">
                <text:p>574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486.07">
                <text:p>486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484.26">
                <text:p>484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482.86">
                <text:p>482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542.35">
                <text:p>542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479.94">
                <text:p>479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483.34">
                <text:p>483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482.94">
                <text:p>482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556.02">
                <text:p>556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486.34">
                <text:p>486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94.87">
                <text:p>494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484.5">
                <text:p>484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485.52">
                <text:p>485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524.44">
                <text:p>524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486.38">
                <text:p>486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489.32">
                <text:p>489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492.65">
                <text:p>492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536.02">
                <text:p>536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490.11">
                <text:p>490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490.68">
                <text:p>490.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92.41">
                <text:p>492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539.76">
                <text:p>539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494.56">
                <text:p>494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492.08">
                <text:p>492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488.81">
                <text:p>488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539.29">
                <text:p>539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494.4">
                <text:p>494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494.2">
                <text:p>494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494.79">
                <text:p>494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553.35">
                <text:p>553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495.55">
                <text:p>495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494.7">
                <text:p>494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497.22">
                <text:p>497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555.56">
                <text:p>555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524.88">
                <text:p>524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497.58">
                <text:p>497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495.67">
                <text:p>495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498.35">
                <text:p>498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552.49">
                <text:p>552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549.15">
                <text:p>549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501.77">
                <text:p>501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508.26">
                <text:p>508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501.44">
                <text:p>501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543.25">
                <text:p>543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545.71">
                <text:p>545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501.2">
                <text:p>501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500.09">
                <text:p>500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501.07">
                <text:p>501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532.22">
                <text:p>532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556.87">
                <text:p>556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503.54">
                <text:p>503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506.32">
                <text:p>506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503.3">
                <text:p>503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502.83">
                <text:p>502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568.93">
                <text:p>568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502.28">
                <text:p>502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504.82">
                <text:p>504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506.2">
                <text:p>506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508.62">
                <text:p>508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552.5">
                <text:p>552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556.82">
                <text:p>556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506.56">
                <text:p>506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511.78">
                <text:p>511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507.96">
                <text:p>507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559.95">
                <text:p>559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506.23">
                <text:p>506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507.95">
                <text:p>507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505.81">
                <text:p>505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569.19">
                <text:p>569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503.44">
                <text:p>503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509.02">
                <text:p>509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511.35">
                <text:p>511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509.72">
                <text:p>509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568.35">
                <text:p>568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509.27">
                <text:p>509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517.44">
                <text:p>517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516.01">
                <text:p>516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573.49">
                <text:p>573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525.02">
                <text:p>525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518.94">
                <text:p>518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563.96">
                <text:p>563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513.27">
                <text:p>513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517.01">
                <text:p>517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512.95">
                <text:p>512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526.35">
                <text:p>526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536.01">
                <text:p>536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526.68">
                <text:p>526.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544.57">
                <text:p>544.5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524.29">
                <text:p>524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535.03">
                <text:p>535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537.46">
                <text:p>537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531.99">
                <text:p>531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553.89">
                <text:p>553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869.11">
                <text:p>869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551.57">
                <text:p>551.5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577.56">
                <text:p>577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519.29">
                <text:p>519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579.06">
                <text:p>579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537.1">
                <text:p>537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559.02">
                <text:p>559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76.97">
                <text:p>576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555.03">
                <text:p>555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564.08">
                <text:p>564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593.56">
                <text:p>593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524.64">
                <text:p>524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524.86">
                <text:p>524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529">
                <text:p>5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524.75">
                <text:p>524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566.84">
                <text:p>566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529.2">
                <text:p>529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525.37">
                <text:p>525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524.76">
                <text:p>524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527.24">
                <text:p>527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581.9">
                <text:p>581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537.39">
                <text:p>537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530.62">
                <text:p>530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528.79">
                <text:p>528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562.77">
                <text:p>562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525.9">
                <text:p>525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529.99">
                <text:p>529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529.64">
                <text:p>529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570.69">
                <text:p>570.6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560.26">
                <text:p>560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565.29">
                <text:p>565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570.77">
                <text:p>570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595.18">
                <text:p>595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606.53">
                <text:p>606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618.36">
                <text:p>618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603.01">
                <text:p>603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576.35">
                <text:p>576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664.59">
                <text:p>664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565.32">
                <text:p>565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634.47">
                <text:p>634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597.86">
                <text:p>597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572.67">
                <text:p>572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544.13">
                <text:p>544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533.6">
                <text:p>533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535.59">
                <text:p>535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538.1">
                <text:p>538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535.06">
                <text:p>535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537.24">
                <text:p>537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539.77">
                <text:p>539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622.77">
                <text:p>622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569.26">
                <text:p>569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559.14">
                <text:p>559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535.87">
                <text:p>535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542.07">
                <text:p>542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544.62">
                <text:p>544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541.58">
                <text:p>541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597.56">
                <text:p>597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540.27">
                <text:p>540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541.66">
                <text:p>541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540.96">
                <text:p>540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542.6">
                <text:p>542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606.55">
                <text:p>606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547.16">
                <text:p>547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545.76">
                <text:p>545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558.05">
                <text:p>558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568.65">
                <text:p>568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626.6">
                <text:p>626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47.31">
                <text:p>547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546.2">
                <text:p>546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544.33">
                <text:p>544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544.67">
                <text:p>544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550.74">
                <text:p>550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548.86">
                <text:p>548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609.98">
                <text:p>609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547.34">
                <text:p>547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548.95">
                <text:p>548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553.84">
                <text:p>553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552.42">
                <text:p>552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591.29">
                <text:p>591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600.98">
                <text:p>600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555.6">
                <text:p>555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552.7">
                <text:p>552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552.31">
                <text:p>552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617.8">
                <text:p>617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561.48">
                <text:p>561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552.99">
                <text:p>552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554.66">
                <text:p>554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630.7">
                <text:p>630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556.53">
                <text:p>556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554.11">
                <text:p>554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553.29">
                <text:p>553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624.82">
                <text:p>624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559">
                <text:p>5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587.86">
                <text:p>587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560.65">
                <text:p>560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606.96">
                <text:p>606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562.32">
                <text:p>562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562.51">
                <text:p>562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559.72">
                <text:p>559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611.65">
                <text:p>611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584.52">
                <text:p>584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563.36">
                <text:p>563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563.29">
                <text:p>563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566.38">
                <text:p>566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561.8">
                <text:p>561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590.75">
                <text:p>590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616.43">
                <text:p>616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59.42">
                <text:p>559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565.21">
                <text:p>565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565.82">
                <text:p>565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615.29">
                <text:p>615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565.16">
                <text:p>565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568.65">
                <text:p>568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576.99">
                <text:p>576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643.53">
                <text:p>643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566.38">
                <text:p>566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566.35">
                <text:p>566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568.54">
                <text:p>568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573.72">
                <text:p>573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616.89">
                <text:p>616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568.04">
                <text:p>568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565.81">
                <text:p>565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664.67">
                <text:p>664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587.68">
                <text:p>587.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608.52">
                <text:p>608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574.77">
                <text:p>574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563.37">
                <text:p>563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572.57">
                <text:p>572.5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631.54">
                <text:p>631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569.96">
                <text:p>569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566.36">
                <text:p>566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65.94">
                <text:p>565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615.78">
                <text:p>615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575.71">
                <text:p>575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582.9">
                <text:p>582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570.14">
                <text:p>570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572.05">
                <text:p>572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648.78">
                <text:p>648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586.44">
                <text:p>586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574.28">
                <text:p>574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573.74">
                <text:p>573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574">
                <text:p>5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622.01">
                <text:p>622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580.03">
                <text:p>580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581.61">
                <text:p>581.6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582.35">
                <text:p>582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577.59">
                <text:p>577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578.72">
                <text:p>578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580.9">
                <text:p>580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621.18">
                <text:p>621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592.08">
                <text:p>592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578.08">
                <text:p>578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584.23">
                <text:p>584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634.97">
                <text:p>634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591.49">
                <text:p>591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606.23">
                <text:p>606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604.86">
                <text:p>604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582.59">
                <text:p>582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582.17">
                <text:p>582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580.31">
                <text:p>580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584.82">
                <text:p>584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639.89">
                <text:p>639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588.58">
                <text:p>588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586.3">
                <text:p>586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588.25">
                <text:p>588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621.6">
                <text:p>621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588.06">
                <text:p>588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585.93">
                <text:p>585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586.7">
                <text:p>586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630.02">
                <text:p>630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608.42">
                <text:p>608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584.77">
                <text:p>584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587.12">
                <text:p>587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590.14">
                <text:p>590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643.4">
                <text:p>643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591.59">
                <text:p>591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592.03">
                <text:p>592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596.02">
                <text:p>596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619.93">
                <text:p>619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631.27">
                <text:p>631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593.11">
                <text:p>593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592.3">
                <text:p>592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596.06">
                <text:p>596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643.81">
                <text:p>643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592.24">
                <text:p>592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594.47">
                <text:p>594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590.44">
                <text:p>590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629.82">
                <text:p>629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596.07">
                <text:p>596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591.97">
                <text:p>591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591.49">
                <text:p>591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597.34">
                <text:p>597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641.69">
                <text:p>641.6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595.01">
                <text:p>595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596.02">
                <text:p>596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597.56">
                <text:p>597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603.45">
                <text:p>603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609.62">
                <text:p>609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652.51">
                <text:p>652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599.58">
                <text:p>599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599.77">
                <text:p>599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600.87">
                <text:p>600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633.07">
                <text:p>633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601.94">
                <text:p>601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607.08">
                <text:p>607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627.46">
                <text:p>627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677.4">
                <text:p>677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700.59">
                <text:p>700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668.3">
                <text:p>668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621.25">
                <text:p>621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673.1">
                <text:p>673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878.57">
                <text:p>878.5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644.26">
                <text:p>644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610.78">
                <text:p>610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718.51">
                <text:p>718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633.47">
                <text:p>633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609.56">
                <text:p>609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608.2">
                <text:p>608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609.22">
                <text:p>609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615.81">
                <text:p>615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650.41">
                <text:p>650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606.76">
                <text:p>606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611.03">
                <text:p>611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610.06">
                <text:p>610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612.3">
                <text:p>612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610.67">
                <text:p>610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663.73">
                <text:p>663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611.67">
                <text:p>611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609.17">
                <text:p>609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610.68">
                <text:p>610.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627.8">
                <text:p>627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617.17">
                <text:p>617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664.42">
                <text:p>664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616.38">
                <text:p>616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611.55">
                <text:p>611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618.06">
                <text:p>618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29">
                <text:p>1130</text:p>
              </table:table-cell>
              <table:table-cell office:value-type="float" office:value="611.8">
                <text:p>611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660.34">
                <text:p>660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633.42">
                <text:p>633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615.3">
                <text:p>615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613.52">
                <text:p>613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636.24">
                <text:p>636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35">
                <text:p>1140</text:p>
              </table:table-cell>
              <table:table-cell office:value-type="float" office:value="618.12">
                <text:p>618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614.72">
                <text:p>614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620.63">
                <text:p>620.6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675.96">
                <text:p>675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616.98">
                <text:p>616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616.12">
                <text:p>616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41">
                <text:p>1140</text:p>
              </table:table-cell>
              <table:table-cell office:value-type="float" office:value="617.11">
                <text:p>617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625.42">
                <text:p>625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43">
                <text:p>1140</text:p>
              </table:table-cell>
              <table:table-cell office:value-type="float" office:value="625.75">
                <text:p>625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625.5">
                <text:p>625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45">
                <text:p>1150</text:p>
              </table:table-cell>
              <table:table-cell office:value-type="float" office:value="617.53">
                <text:p>617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619.28">
                <text:p>619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47">
                <text:p>1150</text:p>
              </table:table-cell>
              <table:table-cell office:value-type="float" office:value="627.05">
                <text:p>627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656.14">
                <text:p>656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49">
                <text:p>1150</text:p>
              </table:table-cell>
              <table:table-cell office:value-type="float" office:value="641.33">
                <text:p>641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625.6">
                <text:p>625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51">
                <text:p>1150</text:p>
              </table:table-cell>
              <table:table-cell office:value-type="float" office:value="623.87">
                <text:p>623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622.8">
                <text:p>622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644.49">
                <text:p>644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638.66">
                <text:p>638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649.43">
                <text:p>649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628.82">
                <text:p>628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57">
                <text:p>1160</text:p>
              </table:table-cell>
              <table:table-cell office:value-type="float" office:value="645.23">
                <text:p>645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627.82">
                <text:p>627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630.43">
                <text:p>630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635.16">
                <text:p>635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61">
                <text:p>1160</text:p>
              </table:table-cell>
              <table:table-cell office:value-type="float" office:value="669.2">
                <text:p>669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645.08">
                <text:p>645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63">
                <text:p>1160</text:p>
              </table:table-cell>
              <table:table-cell office:value-type="float" office:value="631.4">
                <text:p>631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624.42">
                <text:p>624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65">
                <text:p>1170</text:p>
              </table:table-cell>
              <table:table-cell office:value-type="float" office:value="634.88">
                <text:p>634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689.62">
                <text:p>689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627.76">
                <text:p>627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634.72">
                <text:p>634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631.9">
                <text:p>631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628.3">
                <text:p>628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71">
                <text:p>1170</text:p>
              </table:table-cell>
              <table:table-cell office:value-type="float" office:value="647.43">
                <text:p>647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630.38">
                <text:p>630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73">
                <text:p>1170</text:p>
              </table:table-cell>
              <table:table-cell office:value-type="float" office:value="636.63">
                <text:p>636.6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634.7">
                <text:p>634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659.71">
                <text:p>659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630.11">
                <text:p>630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632.63">
                <text:p>632.6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636.68">
                <text:p>636.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629.11">
                <text:p>629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638.75">
                <text:p>638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638.88">
                <text:p>638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649.62">
                <text:p>649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83">
                <text:p>1180</text:p>
              </table:table-cell>
              <table:table-cell office:value-type="float" office:value="639.09">
                <text:p>639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632.53">
                <text:p>632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643.36">
                <text:p>643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683.02">
                <text:p>683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637.95">
                <text:p>637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636.16">
                <text:p>636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651.7">
                <text:p>651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674.25">
                <text:p>674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641.02">
                <text:p>641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644.54">
                <text:p>644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93">
                <text:p>1190</text:p>
              </table:table-cell>
              <table:table-cell office:value-type="float" office:value="663.2">
                <text:p>663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660.58">
                <text:p>660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95">
                <text:p>1200</text:p>
              </table:table-cell>
              <table:table-cell office:value-type="float" office:value="653.94">
                <text:p>653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662.1">
                <text:p>662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97">
                <text:p>1200</text:p>
              </table:table-cell>
              <table:table-cell office:value-type="float" office:value="646.76">
                <text:p>646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658.57">
                <text:p>658.5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199">
                <text:p>1200</text:p>
              </table:table-cell>
              <table:table-cell office:value-type="float" office:value="638.88">
                <text:p>638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89.64">
                <text:p>689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671.18">
                <text:p>671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02">
                <text:p>1200</text:p>
              </table:table-cell>
              <table:table-cell office:value-type="float" office:value="678.19">
                <text:p>678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03">
                <text:p>1200</text:p>
              </table:table-cell>
              <table:table-cell office:value-type="float" office:value="647.31">
                <text:p>647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04">
                <text:p>1200</text:p>
              </table:table-cell>
              <table:table-cell office:value-type="float" office:value="638.56">
                <text:p>638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05">
                <text:p>1210</text:p>
              </table:table-cell>
              <table:table-cell office:value-type="float" office:value="652.06">
                <text:p>652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06">
                <text:p>1210</text:p>
              </table:table-cell>
              <table:table-cell office:value-type="float" office:value="667.23">
                <text:p>667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07">
                <text:p>1210</text:p>
              </table:table-cell>
              <table:table-cell office:value-type="float" office:value="647.58">
                <text:p>647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08">
                <text:p>1210</text:p>
              </table:table-cell>
              <table:table-cell office:value-type="float" office:value="643.89">
                <text:p>643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09">
                <text:p>1210</text:p>
              </table:table-cell>
              <table:table-cell office:value-type="float" office:value="644.14">
                <text:p>644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656.97">
                <text:p>656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11">
                <text:p>1210</text:p>
              </table:table-cell>
              <table:table-cell office:value-type="float" office:value="700.22">
                <text:p>700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12">
                <text:p>1210</text:p>
              </table:table-cell>
              <table:table-cell office:value-type="float" office:value="648.22">
                <text:p>648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13">
                <text:p>1210</text:p>
              </table:table-cell>
              <table:table-cell office:value-type="float" office:value="675.05">
                <text:p>675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14">
                <text:p>1210</text:p>
              </table:table-cell>
              <table:table-cell office:value-type="float" office:value="646.53">
                <text:p>646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15">
                <text:p>1220</text:p>
              </table:table-cell>
              <table:table-cell office:value-type="float" office:value="653.02">
                <text:p>653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651.36">
                <text:p>651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17">
                <text:p>1220</text:p>
              </table:table-cell>
              <table:table-cell office:value-type="float" office:value="716.38">
                <text:p>716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18">
                <text:p>1220</text:p>
              </table:table-cell>
              <table:table-cell office:value-type="float" office:value="652.08">
                <text:p>652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19">
                <text:p>1220</text:p>
              </table:table-cell>
              <table:table-cell office:value-type="float" office:value="649.65">
                <text:p>649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653.73">
                <text:p>653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21">
                <text:p>1220</text:p>
              </table:table-cell>
              <table:table-cell office:value-type="float" office:value="687.64">
                <text:p>687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22">
                <text:p>1220</text:p>
              </table:table-cell>
              <table:table-cell office:value-type="float" office:value="656.04">
                <text:p>656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23">
                <text:p>1220</text:p>
              </table:table-cell>
              <table:table-cell office:value-type="float" office:value="671.15">
                <text:p>671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660.11">
                <text:p>660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25">
                <text:p>1230</text:p>
              </table:table-cell>
              <table:table-cell office:value-type="float" office:value="666.87">
                <text:p>666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26">
                <text:p>1230</text:p>
              </table:table-cell>
              <table:table-cell office:value-type="float" office:value="719.72">
                <text:p>719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27">
                <text:p>1230</text:p>
              </table:table-cell>
              <table:table-cell office:value-type="float" office:value="650.18">
                <text:p>650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28">
                <text:p>1230</text:p>
              </table:table-cell>
              <table:table-cell office:value-type="float" office:value="662.34">
                <text:p>662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29">
                <text:p>1230</text:p>
              </table:table-cell>
              <table:table-cell office:value-type="float" office:value="650.66">
                <text:p>650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672.82">
                <text:p>672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31">
                <text:p>1230</text:p>
              </table:table-cell>
              <table:table-cell office:value-type="float" office:value="658.08">
                <text:p>658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32">
                <text:p>1230</text:p>
              </table:table-cell>
              <table:table-cell office:value-type="float" office:value="684.4">
                <text:p>684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33">
                <text:p>1230</text:p>
              </table:table-cell>
              <table:table-cell office:value-type="float" office:value="682.12">
                <text:p>682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667.55">
                <text:p>667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35">
                <text:p>1240</text:p>
              </table:table-cell>
              <table:table-cell office:value-type="float" office:value="673.7">
                <text:p>673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36">
                <text:p>1240</text:p>
              </table:table-cell>
              <table:table-cell office:value-type="float" office:value="691.19">
                <text:p>691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37">
                <text:p>1240</text:p>
              </table:table-cell>
              <table:table-cell office:value-type="float" office:value="657.28">
                <text:p>657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38">
                <text:p>1240</text:p>
              </table:table-cell>
              <table:table-cell office:value-type="float" office:value="658.1">
                <text:p>658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39">
                <text:p>1240</text:p>
              </table:table-cell>
              <table:table-cell office:value-type="float" office:value="655.55">
                <text:p>655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661.62">
                <text:p>661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41">
                <text:p>1240</text:p>
              </table:table-cell>
              <table:table-cell office:value-type="float" office:value="672.97">
                <text:p>672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42">
                <text:p>1240</text:p>
              </table:table-cell>
              <table:table-cell office:value-type="float" office:value="686.96">
                <text:p>686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43">
                <text:p>1240</text:p>
              </table:table-cell>
              <table:table-cell office:value-type="float" office:value="669.15">
                <text:p>669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44">
                <text:p>1240</text:p>
              </table:table-cell>
              <table:table-cell office:value-type="float" office:value="670.86">
                <text:p>670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45">
                <text:p>1250</text:p>
              </table:table-cell>
              <table:table-cell office:value-type="float" office:value="670.64">
                <text:p>670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46">
                <text:p>1250</text:p>
              </table:table-cell>
              <table:table-cell office:value-type="float" office:value="663.65">
                <text:p>663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47">
                <text:p>1250</text:p>
              </table:table-cell>
              <table:table-cell office:value-type="float" office:value="684.05">
                <text:p>684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48">
                <text:p>1250</text:p>
              </table:table-cell>
              <table:table-cell office:value-type="float" office:value="672.94">
                <text:p>672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49">
                <text:p>1250</text:p>
              </table:table-cell>
              <table:table-cell office:value-type="float" office:value="664.23">
                <text:p>664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679.85">
                <text:p>679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51">
                <text:p>1250</text:p>
              </table:table-cell>
              <table:table-cell office:value-type="float" office:value="661.84">
                <text:p>661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52">
                <text:p>1250</text:p>
              </table:table-cell>
              <table:table-cell office:value-type="float" office:value="750.04">
                <text:p>750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692.12">
                <text:p>692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54">
                <text:p>1250</text:p>
              </table:table-cell>
              <table:table-cell office:value-type="float" office:value="664.35">
                <text:p>664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55">
                <text:p>1260</text:p>
              </table:table-cell>
              <table:table-cell office:value-type="float" office:value="711.96">
                <text:p>711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56">
                <text:p>1260</text:p>
              </table:table-cell>
              <table:table-cell office:value-type="float" office:value="667.25">
                <text:p>667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57">
                <text:p>1260</text:p>
              </table:table-cell>
              <table:table-cell office:value-type="float" office:value="715.54">
                <text:p>715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58">
                <text:p>1260</text:p>
              </table:table-cell>
              <table:table-cell office:value-type="float" office:value="666.46">
                <text:p>666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59">
                <text:p>1260</text:p>
              </table:table-cell>
              <table:table-cell office:value-type="float" office:value="668.26">
                <text:p>668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74.25">
                <text:p>674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61">
                <text:p>1260</text:p>
              </table:table-cell>
              <table:table-cell office:value-type="float" office:value="715.01">
                <text:p>715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62">
                <text:p>1260</text:p>
              </table:table-cell>
              <table:table-cell office:value-type="float" office:value="694.15">
                <text:p>694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63">
                <text:p>1260</text:p>
              </table:table-cell>
              <table:table-cell office:value-type="float" office:value="669.81">
                <text:p>669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64">
                <text:p>1260</text:p>
              </table:table-cell>
              <table:table-cell office:value-type="float" office:value="673.62">
                <text:p>673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65">
                <text:p>1270</text:p>
              </table:table-cell>
              <table:table-cell office:value-type="float" office:value="664.31">
                <text:p>664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66">
                <text:p>1270</text:p>
              </table:table-cell>
              <table:table-cell office:value-type="float" office:value="728.11">
                <text:p>728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67">
                <text:p>1270</text:p>
              </table:table-cell>
              <table:table-cell office:value-type="float" office:value="663.47">
                <text:p>663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68">
                <text:p>1270</text:p>
              </table:table-cell>
              <table:table-cell office:value-type="float" office:value="708.96">
                <text:p>708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69">
                <text:p>1270</text:p>
              </table:table-cell>
              <table:table-cell office:value-type="float" office:value="668.75">
                <text:p>668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671.06">
                <text:p>671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71">
                <text:p>1270</text:p>
              </table:table-cell>
              <table:table-cell office:value-type="float" office:value="673.12">
                <text:p>673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72">
                <text:p>1270</text:p>
              </table:table-cell>
              <table:table-cell office:value-type="float" office:value="682.69">
                <text:p>682.6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73">
                <text:p>1270</text:p>
              </table:table-cell>
              <table:table-cell office:value-type="float" office:value="690.53">
                <text:p>690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74">
                <text:p>1270</text:p>
              </table:table-cell>
              <table:table-cell office:value-type="float" office:value="681.4">
                <text:p>681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702.6">
                <text:p>702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76">
                <text:p>1280</text:p>
              </table:table-cell>
              <table:table-cell office:value-type="float" office:value="675.99">
                <text:p>675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77">
                <text:p>1280</text:p>
              </table:table-cell>
              <table:table-cell office:value-type="float" office:value="720.18">
                <text:p>720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78">
                <text:p>1280</text:p>
              </table:table-cell>
              <table:table-cell office:value-type="float" office:value="706.97">
                <text:p>706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79">
                <text:p>1280</text:p>
              </table:table-cell>
              <table:table-cell office:value-type="float" office:value="669.85">
                <text:p>669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678.66">
                <text:p>678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81">
                <text:p>1280</text:p>
              </table:table-cell>
              <table:table-cell office:value-type="float" office:value="680.8">
                <text:p>680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82">
                <text:p>1280</text:p>
              </table:table-cell>
              <table:table-cell office:value-type="float" office:value="676.76">
                <text:p>676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83">
                <text:p>1280</text:p>
              </table:table-cell>
              <table:table-cell office:value-type="float" office:value="680.2">
                <text:p>680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84">
                <text:p>1280</text:p>
              </table:table-cell>
              <table:table-cell office:value-type="float" office:value="675.93">
                <text:p>675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85">
                <text:p>1290</text:p>
              </table:table-cell>
              <table:table-cell office:value-type="float" office:value="681.12">
                <text:p>681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86">
                <text:p>1290</text:p>
              </table:table-cell>
              <table:table-cell office:value-type="float" office:value="683.32">
                <text:p>683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87">
                <text:p>1290</text:p>
              </table:table-cell>
              <table:table-cell office:value-type="float" office:value="675.19">
                <text:p>675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88">
                <text:p>1290</text:p>
              </table:table-cell>
              <table:table-cell office:value-type="float" office:value="684.46">
                <text:p>684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89">
                <text:p>1290</text:p>
              </table:table-cell>
              <table:table-cell office:value-type="float" office:value="677.95">
                <text:p>677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680.6">
                <text:p>680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91">
                <text:p>1290</text:p>
              </table:table-cell>
              <table:table-cell office:value-type="float" office:value="684.74">
                <text:p>684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92">
                <text:p>1290</text:p>
              </table:table-cell>
              <table:table-cell office:value-type="float" office:value="685.38">
                <text:p>685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93">
                <text:p>1290</text:p>
              </table:table-cell>
              <table:table-cell office:value-type="float" office:value="684.91">
                <text:p>684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94">
                <text:p>1290</text:p>
              </table:table-cell>
              <table:table-cell office:value-type="float" office:value="683.14">
                <text:p>683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95">
                <text:p>1300</text:p>
              </table:table-cell>
              <table:table-cell office:value-type="float" office:value="689.94">
                <text:p>689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691.75">
                <text:p>691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708.08">
                <text:p>708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98">
                <text:p>1300</text:p>
              </table:table-cell>
              <table:table-cell office:value-type="float" office:value="692.63">
                <text:p>692.6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299">
                <text:p>1300</text:p>
              </table:table-cell>
              <table:table-cell office:value-type="float" office:value="695.45">
                <text:p>695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702.47">
                <text:p>702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727.38">
                <text:p>727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02">
                <text:p>1300</text:p>
              </table:table-cell>
              <table:table-cell office:value-type="float" office:value="685.99">
                <text:p>685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03">
                <text:p>1300</text:p>
              </table:table-cell>
              <table:table-cell office:value-type="float" office:value="690.31">
                <text:p>690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04">
                <text:p>1300</text:p>
              </table:table-cell>
              <table:table-cell office:value-type="float" office:value="689.42">
                <text:p>689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05">
                <text:p>1310</text:p>
              </table:table-cell>
              <table:table-cell office:value-type="float" office:value="690.44">
                <text:p>690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06">
                <text:p>1310</text:p>
              </table:table-cell>
              <table:table-cell office:value-type="float" office:value="704.14">
                <text:p>704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07">
                <text:p>1310</text:p>
              </table:table-cell>
              <table:table-cell office:value-type="float" office:value="699.07">
                <text:p>699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08">
                <text:p>1310</text:p>
              </table:table-cell>
              <table:table-cell office:value-type="float" office:value="692.84">
                <text:p>692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09">
                <text:p>1310</text:p>
              </table:table-cell>
              <table:table-cell office:value-type="float" office:value="687.94">
                <text:p>687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690.68">
                <text:p>690.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11">
                <text:p>1310</text:p>
              </table:table-cell>
              <table:table-cell office:value-type="float" office:value="695.9">
                <text:p>695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12">
                <text:p>1310</text:p>
              </table:table-cell>
              <table:table-cell office:value-type="float" office:value="712.98">
                <text:p>712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13">
                <text:p>1310</text:p>
              </table:table-cell>
              <table:table-cell office:value-type="float" office:value="728.51">
                <text:p>728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14">
                <text:p>1310</text:p>
              </table:table-cell>
              <table:table-cell office:value-type="float" office:value="698.48">
                <text:p>698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15">
                <text:p>1320</text:p>
              </table:table-cell>
              <table:table-cell office:value-type="float" office:value="710.52">
                <text:p>710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16">
                <text:p>1320</text:p>
              </table:table-cell>
              <table:table-cell office:value-type="float" office:value="702.78">
                <text:p>702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17">
                <text:p>1320</text:p>
              </table:table-cell>
              <table:table-cell office:value-type="float" office:value="710.18">
                <text:p>710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18">
                <text:p>1320</text:p>
              </table:table-cell>
              <table:table-cell office:value-type="float" office:value="713.97">
                <text:p>713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19">
                <text:p>1320</text:p>
              </table:table-cell>
              <table:table-cell office:value-type="float" office:value="1098.36">
                <text:p>1098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890.53">
                <text:p>890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21">
                <text:p>1320</text:p>
              </table:table-cell>
              <table:table-cell office:value-type="float" office:value="779.14">
                <text:p>779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22">
                <text:p>1320</text:p>
              </table:table-cell>
              <table:table-cell office:value-type="float" office:value="791.11">
                <text:p>791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23">
                <text:p>1320</text:p>
              </table:table-cell>
              <table:table-cell office:value-type="float" office:value="700.87">
                <text:p>700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24">
                <text:p>1320</text:p>
              </table:table-cell>
              <table:table-cell office:value-type="float" office:value="697.81">
                <text:p>697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25">
                <text:p>1330</text:p>
              </table:table-cell>
              <table:table-cell office:value-type="float" office:value="695.54">
                <text:p>695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26">
                <text:p>1330</text:p>
              </table:table-cell>
              <table:table-cell office:value-type="float" office:value="696.91">
                <text:p>696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27">
                <text:p>1330</text:p>
              </table:table-cell>
              <table:table-cell office:value-type="float" office:value="698.06">
                <text:p>698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28">
                <text:p>1330</text:p>
              </table:table-cell>
              <table:table-cell office:value-type="float" office:value="695.75">
                <text:p>695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29">
                <text:p>1330</text:p>
              </table:table-cell>
              <table:table-cell office:value-type="float" office:value="694.6">
                <text:p>694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708.95">
                <text:p>708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31">
                <text:p>1330</text:p>
              </table:table-cell>
              <table:table-cell office:value-type="float" office:value="714.48">
                <text:p>714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32">
                <text:p>1330</text:p>
              </table:table-cell>
              <table:table-cell office:value-type="float" office:value="693.39">
                <text:p>693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33">
                <text:p>1330</text:p>
              </table:table-cell>
              <table:table-cell office:value-type="float" office:value="697.02">
                <text:p>697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34">
                <text:p>1330</text:p>
              </table:table-cell>
              <table:table-cell office:value-type="float" office:value="703.6">
                <text:p>703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35">
                <text:p>1340</text:p>
              </table:table-cell>
              <table:table-cell office:value-type="float" office:value="731.8">
                <text:p>731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36">
                <text:p>1340</text:p>
              </table:table-cell>
              <table:table-cell office:value-type="float" office:value="725.17">
                <text:p>725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37">
                <text:p>1340</text:p>
              </table:table-cell>
              <table:table-cell office:value-type="float" office:value="708.45">
                <text:p>708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38">
                <text:p>1340</text:p>
              </table:table-cell>
              <table:table-cell office:value-type="float" office:value="711.26">
                <text:p>711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39">
                <text:p>1340</text:p>
              </table:table-cell>
              <table:table-cell office:value-type="float" office:value="709.48">
                <text:p>709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703.29">
                <text:p>703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41">
                <text:p>1340</text:p>
              </table:table-cell>
              <table:table-cell office:value-type="float" office:value="734.25">
                <text:p>734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42">
                <text:p>1340</text:p>
              </table:table-cell>
              <table:table-cell office:value-type="float" office:value="715.33">
                <text:p>715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43">
                <text:p>1340</text:p>
              </table:table-cell>
              <table:table-cell office:value-type="float" office:value="706.16">
                <text:p>706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698.74">
                <text:p>698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45">
                <text:p>1350</text:p>
              </table:table-cell>
              <table:table-cell office:value-type="float" office:value="700.81">
                <text:p>700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46">
                <text:p>1350</text:p>
              </table:table-cell>
              <table:table-cell office:value-type="float" office:value="698.7">
                <text:p>698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47">
                <text:p>1350</text:p>
              </table:table-cell>
              <table:table-cell office:value-type="float" office:value="701.33">
                <text:p>701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48">
                <text:p>1350</text:p>
              </table:table-cell>
              <table:table-cell office:value-type="float" office:value="709.96">
                <text:p>709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49">
                <text:p>1350</text:p>
              </table:table-cell>
              <table:table-cell office:value-type="float" office:value="705.92">
                <text:p>705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728.42">
                <text:p>728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51">
                <text:p>1350</text:p>
              </table:table-cell>
              <table:table-cell office:value-type="float" office:value="724.22">
                <text:p>724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52">
                <text:p>1350</text:p>
              </table:table-cell>
              <table:table-cell office:value-type="float" office:value="699.97">
                <text:p>699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53">
                <text:p>1350</text:p>
              </table:table-cell>
              <table:table-cell office:value-type="float" office:value="706.34">
                <text:p>706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54">
                <text:p>1350</text:p>
              </table:table-cell>
              <table:table-cell office:value-type="float" office:value="713.67">
                <text:p>713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55">
                <text:p>1360</text:p>
              </table:table-cell>
              <table:table-cell office:value-type="float" office:value="701.51">
                <text:p>701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56">
                <text:p>1360</text:p>
              </table:table-cell>
              <table:table-cell office:value-type="float" office:value="712.27">
                <text:p>712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57">
                <text:p>1360</text:p>
              </table:table-cell>
              <table:table-cell office:value-type="float" office:value="702.38">
                <text:p>702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722.3">
                <text:p>722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59">
                <text:p>1360</text:p>
              </table:table-cell>
              <table:table-cell office:value-type="float" office:value="709.98">
                <text:p>709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703.02">
                <text:p>703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730.69">
                <text:p>730.6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62">
                <text:p>1360</text:p>
              </table:table-cell>
              <table:table-cell office:value-type="float" office:value="730.11">
                <text:p>730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63">
                <text:p>1360</text:p>
              </table:table-cell>
              <table:table-cell office:value-type="float" office:value="711.62">
                <text:p>711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64">
                <text:p>1360</text:p>
              </table:table-cell>
              <table:table-cell office:value-type="float" office:value="704.76">
                <text:p>704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65">
                <text:p>1370</text:p>
              </table:table-cell>
              <table:table-cell office:value-type="float" office:value="715.65">
                <text:p>715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66">
                <text:p>1370</text:p>
              </table:table-cell>
              <table:table-cell office:value-type="float" office:value="709.17">
                <text:p>709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67">
                <text:p>1370</text:p>
              </table:table-cell>
              <table:table-cell office:value-type="float" office:value="709.91">
                <text:p>709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68">
                <text:p>1370</text:p>
              </table:table-cell>
              <table:table-cell office:value-type="float" office:value="712.25">
                <text:p>712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69">
                <text:p>1370</text:p>
              </table:table-cell>
              <table:table-cell office:value-type="float" office:value="707.32">
                <text:p>707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710.8">
                <text:p>710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71">
                <text:p>1370</text:p>
              </table:table-cell>
              <table:table-cell office:value-type="float" office:value="742.1">
                <text:p>742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733.91">
                <text:p>733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73">
                <text:p>1370</text:p>
              </table:table-cell>
              <table:table-cell office:value-type="float" office:value="715.91">
                <text:p>715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753.39">
                <text:p>753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75">
                <text:p>1380</text:p>
              </table:table-cell>
              <table:table-cell office:value-type="float" office:value="723.33">
                <text:p>723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76">
                <text:p>1380</text:p>
              </table:table-cell>
              <table:table-cell office:value-type="float" office:value="719.29">
                <text:p>719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77">
                <text:p>1380</text:p>
              </table:table-cell>
              <table:table-cell office:value-type="float" office:value="720.04">
                <text:p>720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78">
                <text:p>1380</text:p>
              </table:table-cell>
              <table:table-cell office:value-type="float" office:value="717.4">
                <text:p>717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79">
                <text:p>1380</text:p>
              </table:table-cell>
              <table:table-cell office:value-type="float" office:value="750.11">
                <text:p>750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732.15">
                <text:p>732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81">
                <text:p>1380</text:p>
              </table:table-cell>
              <table:table-cell office:value-type="float" office:value="720.18">
                <text:p>720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82">
                <text:p>1380</text:p>
              </table:table-cell>
              <table:table-cell office:value-type="float" office:value="718.49">
                <text:p>718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83">
                <text:p>1380</text:p>
              </table:table-cell>
              <table:table-cell office:value-type="float" office:value="720.12">
                <text:p>720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84">
                <text:p>1380</text:p>
              </table:table-cell>
              <table:table-cell office:value-type="float" office:value="723.91">
                <text:p>723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85">
                <text:p>1390</text:p>
              </table:table-cell>
              <table:table-cell office:value-type="float" office:value="716.1">
                <text:p>716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86">
                <text:p>1390</text:p>
              </table:table-cell>
              <table:table-cell office:value-type="float" office:value="721.79">
                <text:p>721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87">
                <text:p>1390</text:p>
              </table:table-cell>
              <table:table-cell office:value-type="float" office:value="737.54">
                <text:p>737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88">
                <text:p>1390</text:p>
              </table:table-cell>
              <table:table-cell office:value-type="float" office:value="751.88">
                <text:p>751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89">
                <text:p>1390</text:p>
              </table:table-cell>
              <table:table-cell office:value-type="float" office:value="721.48">
                <text:p>721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725.37">
                <text:p>725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91">
                <text:p>1390</text:p>
              </table:table-cell>
              <table:table-cell office:value-type="float" office:value="732.01">
                <text:p>732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92">
                <text:p>1390</text:p>
              </table:table-cell>
              <table:table-cell office:value-type="float" office:value="718.67">
                <text:p>718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93">
                <text:p>1390</text:p>
              </table:table-cell>
              <table:table-cell office:value-type="float" office:value="729.65">
                <text:p>729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94">
                <text:p>1390</text:p>
              </table:table-cell>
              <table:table-cell office:value-type="float" office:value="736.04">
                <text:p>736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95">
                <text:p>1400</text:p>
              </table:table-cell>
              <table:table-cell office:value-type="float" office:value="746.8">
                <text:p>746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96">
                <text:p>1400</text:p>
              </table:table-cell>
              <table:table-cell office:value-type="float" office:value="756.2">
                <text:p>756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97">
                <text:p>1400</text:p>
              </table:table-cell>
              <table:table-cell office:value-type="float" office:value="725.54">
                <text:p>725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98">
                <text:p>1400</text:p>
              </table:table-cell>
              <table:table-cell office:value-type="float" office:value="740.19">
                <text:p>740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399">
                <text:p>1400</text:p>
              </table:table-cell>
              <table:table-cell office:value-type="float" office:value="724.05">
                <text:p>724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26.83">
                <text:p>726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726.7">
                <text:p>726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02">
                <text:p>1400</text:p>
              </table:table-cell>
              <table:table-cell office:value-type="float" office:value="729.48">
                <text:p>729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03">
                <text:p>1400</text:p>
              </table:table-cell>
              <table:table-cell office:value-type="float" office:value="740.4">
                <text:p>740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04">
                <text:p>1400</text:p>
              </table:table-cell>
              <table:table-cell office:value-type="float" office:value="731.82">
                <text:p>731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05">
                <text:p>1410</text:p>
              </table:table-cell>
              <table:table-cell office:value-type="float" office:value="731.79">
                <text:p>731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06">
                <text:p>1410</text:p>
              </table:table-cell>
              <table:table-cell office:value-type="float" office:value="757.26">
                <text:p>757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07">
                <text:p>1410</text:p>
              </table:table-cell>
              <table:table-cell office:value-type="float" office:value="737">
                <text:p>7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725.25">
                <text:p>725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09">
                <text:p>1410</text:p>
              </table:table-cell>
              <table:table-cell office:value-type="float" office:value="735.35">
                <text:p>735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727.83">
                <text:p>727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11">
                <text:p>1410</text:p>
              </table:table-cell>
              <table:table-cell office:value-type="float" office:value="747.45">
                <text:p>747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12">
                <text:p>1410</text:p>
              </table:table-cell>
              <table:table-cell office:value-type="float" office:value="738.28">
                <text:p>738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13">
                <text:p>1410</text:p>
              </table:table-cell>
              <table:table-cell office:value-type="float" office:value="722.04">
                <text:p>722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14">
                <text:p>1410</text:p>
              </table:table-cell>
              <table:table-cell office:value-type="float" office:value="736.92">
                <text:p>736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15">
                <text:p>1420</text:p>
              </table:table-cell>
              <table:table-cell office:value-type="float" office:value="730.92">
                <text:p>730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16">
                <text:p>1420</text:p>
              </table:table-cell>
              <table:table-cell office:value-type="float" office:value="728.84">
                <text:p>728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17">
                <text:p>1420</text:p>
              </table:table-cell>
              <table:table-cell office:value-type="float" office:value="738.79">
                <text:p>738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18">
                <text:p>1420</text:p>
              </table:table-cell>
              <table:table-cell office:value-type="float" office:value="738.49">
                <text:p>738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19">
                <text:p>1420</text:p>
              </table:table-cell>
              <table:table-cell office:value-type="float" office:value="746.41">
                <text:p>746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735.9">
                <text:p>735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21">
                <text:p>1420</text:p>
              </table:table-cell>
              <table:table-cell office:value-type="float" office:value="736.22">
                <text:p>736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22">
                <text:p>1420</text:p>
              </table:table-cell>
              <table:table-cell office:value-type="float" office:value="733.33">
                <text:p>733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23">
                <text:p>1420</text:p>
              </table:table-cell>
              <table:table-cell office:value-type="float" office:value="736.69">
                <text:p>736.6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24">
                <text:p>1420</text:p>
              </table:table-cell>
              <table:table-cell office:value-type="float" office:value="728.4">
                <text:p>728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776.93">
                <text:p>776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26">
                <text:p>1430</text:p>
              </table:table-cell>
              <table:table-cell office:value-type="float" office:value="783.89">
                <text:p>783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27">
                <text:p>1430</text:p>
              </table:table-cell>
              <table:table-cell office:value-type="float" office:value="742.07">
                <text:p>742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28">
                <text:p>1430</text:p>
              </table:table-cell>
              <table:table-cell office:value-type="float" office:value="770.37">
                <text:p>770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29">
                <text:p>1430</text:p>
              </table:table-cell>
              <table:table-cell office:value-type="float" office:value="737.14">
                <text:p>737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799.48">
                <text:p>799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31">
                <text:p>1430</text:p>
              </table:table-cell>
              <table:table-cell office:value-type="float" office:value="760.6">
                <text:p>760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32">
                <text:p>1430</text:p>
              </table:table-cell>
              <table:table-cell office:value-type="float" office:value="748.18">
                <text:p>748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33">
                <text:p>1430</text:p>
              </table:table-cell>
              <table:table-cell office:value-type="float" office:value="758.78">
                <text:p>758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34">
                <text:p>1430</text:p>
              </table:table-cell>
              <table:table-cell office:value-type="float" office:value="762.12">
                <text:p>762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35">
                <text:p>1440</text:p>
              </table:table-cell>
              <table:table-cell office:value-type="float" office:value="777.48">
                <text:p>777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36">
                <text:p>1440</text:p>
              </table:table-cell>
              <table:table-cell office:value-type="float" office:value="744.37">
                <text:p>744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37">
                <text:p>1440</text:p>
              </table:table-cell>
              <table:table-cell office:value-type="float" office:value="740.25">
                <text:p>740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38">
                <text:p>1440</text:p>
              </table:table-cell>
              <table:table-cell office:value-type="float" office:value="741.5">
                <text:p>741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39">
                <text:p>1440</text:p>
              </table:table-cell>
              <table:table-cell office:value-type="float" office:value="740.15">
                <text:p>740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797.16">
                <text:p>797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41">
                <text:p>1440</text:p>
              </table:table-cell>
              <table:table-cell office:value-type="float" office:value="738.16">
                <text:p>738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42">
                <text:p>1440</text:p>
              </table:table-cell>
              <table:table-cell office:value-type="float" office:value="738.45">
                <text:p>738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43">
                <text:p>1440</text:p>
              </table:table-cell>
              <table:table-cell office:value-type="float" office:value="742.43">
                <text:p>742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44">
                <text:p>1440</text:p>
              </table:table-cell>
              <table:table-cell office:value-type="float" office:value="756.36">
                <text:p>756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45">
                <text:p>1450</text:p>
              </table:table-cell>
              <table:table-cell office:value-type="float" office:value="764.21">
                <text:p>764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46">
                <text:p>1450</text:p>
              </table:table-cell>
              <table:table-cell office:value-type="float" office:value="751.89">
                <text:p>751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47">
                <text:p>1450</text:p>
              </table:table-cell>
              <table:table-cell office:value-type="float" office:value="740.14">
                <text:p>740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48">
                <text:p>1450</text:p>
              </table:table-cell>
              <table:table-cell office:value-type="float" office:value="745.6">
                <text:p>745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49">
                <text:p>1450</text:p>
              </table:table-cell>
              <table:table-cell office:value-type="float" office:value="745.56">
                <text:p>745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825.52">
                <text:p>825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51">
                <text:p>1450</text:p>
              </table:table-cell>
              <table:table-cell office:value-type="float" office:value="743.42">
                <text:p>743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52">
                <text:p>1450</text:p>
              </table:table-cell>
              <table:table-cell office:value-type="float" office:value="745.62">
                <text:p>745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53">
                <text:p>1450</text:p>
              </table:table-cell>
              <table:table-cell office:value-type="float" office:value="745.83">
                <text:p>745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54">
                <text:p>1450</text:p>
              </table:table-cell>
              <table:table-cell office:value-type="float" office:value="770.87">
                <text:p>770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55">
                <text:p>1460</text:p>
              </table:table-cell>
              <table:table-cell office:value-type="float" office:value="748.39">
                <text:p>748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56">
                <text:p>1460</text:p>
              </table:table-cell>
              <table:table-cell office:value-type="float" office:value="744.87">
                <text:p>744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57">
                <text:p>1460</text:p>
              </table:table-cell>
              <table:table-cell office:value-type="float" office:value="753">
                <text:p>7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58">
                <text:p>1460</text:p>
              </table:table-cell>
              <table:table-cell office:value-type="float" office:value="803.32">
                <text:p>803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59">
                <text:p>1460</text:p>
              </table:table-cell>
              <table:table-cell office:value-type="float" office:value="743.74">
                <text:p>743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745.57">
                <text:p>745.5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61">
                <text:p>1460</text:p>
              </table:table-cell>
              <table:table-cell office:value-type="float" office:value="742.03">
                <text:p>742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62">
                <text:p>1460</text:p>
              </table:table-cell>
              <table:table-cell office:value-type="float" office:value="784.12">
                <text:p>784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63">
                <text:p>1460</text:p>
              </table:table-cell>
              <table:table-cell office:value-type="float" office:value="758.65">
                <text:p>758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64">
                <text:p>1460</text:p>
              </table:table-cell>
              <table:table-cell office:value-type="float" office:value="749.02">
                <text:p>749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65">
                <text:p>1470</text:p>
              </table:table-cell>
              <table:table-cell office:value-type="float" office:value="749.53">
                <text:p>749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66">
                <text:p>1470</text:p>
              </table:table-cell>
              <table:table-cell office:value-type="float" office:value="794.25">
                <text:p>794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67">
                <text:p>1470</text:p>
              </table:table-cell>
              <table:table-cell office:value-type="float" office:value="754.06">
                <text:p>754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68">
                <text:p>1470</text:p>
              </table:table-cell>
              <table:table-cell office:value-type="float" office:value="752.83">
                <text:p>752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69">
                <text:p>1470</text:p>
              </table:table-cell>
              <table:table-cell office:value-type="float" office:value="753.1">
                <text:p>753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778.15">
                <text:p>778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71">
                <text:p>1470</text:p>
              </table:table-cell>
              <table:table-cell office:value-type="float" office:value="778.63">
                <text:p>778.6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766.3">
                <text:p>766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73">
                <text:p>1470</text:p>
              </table:table-cell>
              <table:table-cell office:value-type="float" office:value="760.61">
                <text:p>760.6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74">
                <text:p>1470</text:p>
              </table:table-cell>
              <table:table-cell office:value-type="float" office:value="771.31">
                <text:p>771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75">
                <text:p>1480</text:p>
              </table:table-cell>
              <table:table-cell office:value-type="float" office:value="822.48">
                <text:p>822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76">
                <text:p>1480</text:p>
              </table:table-cell>
              <table:table-cell office:value-type="float" office:value="762.83">
                <text:p>762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77">
                <text:p>1480</text:p>
              </table:table-cell>
              <table:table-cell office:value-type="float" office:value="760.99">
                <text:p>760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78">
                <text:p>1480</text:p>
              </table:table-cell>
              <table:table-cell office:value-type="float" office:value="757.18">
                <text:p>757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79">
                <text:p>1480</text:p>
              </table:table-cell>
              <table:table-cell office:value-type="float" office:value="755.42">
                <text:p>755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810.39">
                <text:p>810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81">
                <text:p>1480</text:p>
              </table:table-cell>
              <table:table-cell office:value-type="float" office:value="760.44">
                <text:p>760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82">
                <text:p>1480</text:p>
              </table:table-cell>
              <table:table-cell office:value-type="float" office:value="761.36">
                <text:p>761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83">
                <text:p>1480</text:p>
              </table:table-cell>
              <table:table-cell office:value-type="float" office:value="813.03">
                <text:p>813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84">
                <text:p>1480</text:p>
              </table:table-cell>
              <table:table-cell office:value-type="float" office:value="754.94">
                <text:p>754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85">
                <text:p>1490</text:p>
              </table:table-cell>
              <table:table-cell office:value-type="float" office:value="762.44">
                <text:p>762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86">
                <text:p>1490</text:p>
              </table:table-cell>
              <table:table-cell office:value-type="float" office:value="766.04">
                <text:p>766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87">
                <text:p>1490</text:p>
              </table:table-cell>
              <table:table-cell office:value-type="float" office:value="770.45">
                <text:p>770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88">
                <text:p>1490</text:p>
              </table:table-cell>
              <table:table-cell office:value-type="float" office:value="797.2">
                <text:p>797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89">
                <text:p>1490</text:p>
              </table:table-cell>
              <table:table-cell office:value-type="float" office:value="771.2">
                <text:p>771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769.37">
                <text:p>769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91">
                <text:p>1490</text:p>
              </table:table-cell>
              <table:table-cell office:value-type="float" office:value="889.43">
                <text:p>889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92">
                <text:p>1490</text:p>
              </table:table-cell>
              <table:table-cell office:value-type="float" office:value="798.92">
                <text:p>798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93">
                <text:p>1490</text:p>
              </table:table-cell>
              <table:table-cell office:value-type="float" office:value="760.8">
                <text:p>760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94">
                <text:p>1490</text:p>
              </table:table-cell>
              <table:table-cell office:value-type="float" office:value="763.46">
                <text:p>763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95">
                <text:p>1500</text:p>
              </table:table-cell>
              <table:table-cell office:value-type="float" office:value="765.13">
                <text:p>765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96">
                <text:p>1500</text:p>
              </table:table-cell>
              <table:table-cell office:value-type="float" office:value="764.16">
                <text:p>764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97">
                <text:p>1500</text:p>
              </table:table-cell>
              <table:table-cell office:value-type="float" office:value="771.93">
                <text:p>771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98">
                <text:p>1500</text:p>
              </table:table-cell>
              <table:table-cell office:value-type="float" office:value="778.96">
                <text:p>778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499">
                <text:p>1500</text:p>
              </table:table-cell>
              <table:table-cell office:value-type="float" office:value="784.5">
                <text:p>784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61.8">
                <text:p>761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01">
                <text:p>1500</text:p>
              </table:table-cell>
              <table:table-cell office:value-type="float" office:value="782.7">
                <text:p>782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02">
                <text:p>1500</text:p>
              </table:table-cell>
              <table:table-cell office:value-type="float" office:value="760.45">
                <text:p>760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768.3">
                <text:p>768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04">
                <text:p>1500</text:p>
              </table:table-cell>
              <table:table-cell office:value-type="float" office:value="765.07">
                <text:p>765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05">
                <text:p>1510</text:p>
              </table:table-cell>
              <table:table-cell office:value-type="float" office:value="771.28">
                <text:p>771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06">
                <text:p>1510</text:p>
              </table:table-cell>
              <table:table-cell office:value-type="float" office:value="791.04">
                <text:p>791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07">
                <text:p>1510</text:p>
              </table:table-cell>
              <table:table-cell office:value-type="float" office:value="763.7">
                <text:p>763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08">
                <text:p>1510</text:p>
              </table:table-cell>
              <table:table-cell office:value-type="float" office:value="831.51">
                <text:p>831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09">
                <text:p>1510</text:p>
              </table:table-cell>
              <table:table-cell office:value-type="float" office:value="778.6">
                <text:p>778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770.39">
                <text:p>770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11">
                <text:p>1510</text:p>
              </table:table-cell>
              <table:table-cell office:value-type="float" office:value="769.26">
                <text:p>769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12">
                <text:p>1510</text:p>
              </table:table-cell>
              <table:table-cell office:value-type="float" office:value="763.67">
                <text:p>763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13">
                <text:p>1510</text:p>
              </table:table-cell>
              <table:table-cell office:value-type="float" office:value="769.91">
                <text:p>769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14">
                <text:p>1510</text:p>
              </table:table-cell>
              <table:table-cell office:value-type="float" office:value="782.05">
                <text:p>782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15">
                <text:p>1520</text:p>
              </table:table-cell>
              <table:table-cell office:value-type="float" office:value="778.93">
                <text:p>778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16">
                <text:p>1520</text:p>
              </table:table-cell>
              <table:table-cell office:value-type="float" office:value="764.26">
                <text:p>764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17">
                <text:p>1520</text:p>
              </table:table-cell>
              <table:table-cell office:value-type="float" office:value="780.78">
                <text:p>780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18">
                <text:p>1520</text:p>
              </table:table-cell>
              <table:table-cell office:value-type="float" office:value="777.14">
                <text:p>777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19">
                <text:p>1520</text:p>
              </table:table-cell>
              <table:table-cell office:value-type="float" office:value="776.79">
                <text:p>776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770.07">
                <text:p>770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21">
                <text:p>1520</text:p>
              </table:table-cell>
              <table:table-cell office:value-type="float" office:value="773.9">
                <text:p>773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22">
                <text:p>1520</text:p>
              </table:table-cell>
              <table:table-cell office:value-type="float" office:value="777.16">
                <text:p>777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23">
                <text:p>1520</text:p>
              </table:table-cell>
              <table:table-cell office:value-type="float" office:value="770.88">
                <text:p>770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24">
                <text:p>1520</text:p>
              </table:table-cell>
              <table:table-cell office:value-type="float" office:value="779.75">
                <text:p>779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25">
                <text:p>1530</text:p>
              </table:table-cell>
              <table:table-cell office:value-type="float" office:value="779.39">
                <text:p>779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26">
                <text:p>1530</text:p>
              </table:table-cell>
              <table:table-cell office:value-type="float" office:value="786.83">
                <text:p>786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27">
                <text:p>1530</text:p>
              </table:table-cell>
              <table:table-cell office:value-type="float" office:value="781.83">
                <text:p>781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28">
                <text:p>1530</text:p>
              </table:table-cell>
              <table:table-cell office:value-type="float" office:value="788.19">
                <text:p>788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29">
                <text:p>1530</text:p>
              </table:table-cell>
              <table:table-cell office:value-type="float" office:value="788.95">
                <text:p>788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783.89">
                <text:p>783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31">
                <text:p>1530</text:p>
              </table:table-cell>
              <table:table-cell office:value-type="float" office:value="780.58">
                <text:p>780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32">
                <text:p>1530</text:p>
              </table:table-cell>
              <table:table-cell office:value-type="float" office:value="793.2">
                <text:p>793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802.58">
                <text:p>802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34">
                <text:p>1530</text:p>
              </table:table-cell>
              <table:table-cell office:value-type="float" office:value="793.46">
                <text:p>793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35">
                <text:p>1540</text:p>
              </table:table-cell>
              <table:table-cell office:value-type="float" office:value="782.33">
                <text:p>782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796.86">
                <text:p>796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37">
                <text:p>1540</text:p>
              </table:table-cell>
              <table:table-cell office:value-type="float" office:value="805.82">
                <text:p>805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38">
                <text:p>1540</text:p>
              </table:table-cell>
              <table:table-cell office:value-type="float" office:value="809.86">
                <text:p>809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813.67">
                <text:p>813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835.31">
                <text:p>835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41">
                <text:p>1540</text:p>
              </table:table-cell>
              <table:table-cell office:value-type="float" office:value="874.99">
                <text:p>874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42">
                <text:p>1540</text:p>
              </table:table-cell>
              <table:table-cell office:value-type="float" office:value="837.92">
                <text:p>837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43">
                <text:p>1540</text:p>
              </table:table-cell>
              <table:table-cell office:value-type="float" office:value="828.99">
                <text:p>828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44">
                <text:p>1540</text:p>
              </table:table-cell>
              <table:table-cell office:value-type="float" office:value="876.89">
                <text:p>876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45">
                <text:p>1550</text:p>
              </table:table-cell>
              <table:table-cell office:value-type="float" office:value="809.46">
                <text:p>809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46">
                <text:p>1550</text:p>
              </table:table-cell>
              <table:table-cell office:value-type="float" office:value="802.03">
                <text:p>802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47">
                <text:p>1550</text:p>
              </table:table-cell>
              <table:table-cell office:value-type="float" office:value="796.26">
                <text:p>796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48">
                <text:p>1550</text:p>
              </table:table-cell>
              <table:table-cell office:value-type="float" office:value="795.23">
                <text:p>795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49">
                <text:p>1550</text:p>
              </table:table-cell>
              <table:table-cell office:value-type="float" office:value="808.65">
                <text:p>808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792.36">
                <text:p>792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51">
                <text:p>1550</text:p>
              </table:table-cell>
              <table:table-cell office:value-type="float" office:value="793.62">
                <text:p>793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52">
                <text:p>1550</text:p>
              </table:table-cell>
              <table:table-cell office:value-type="float" office:value="834.25">
                <text:p>834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53">
                <text:p>1550</text:p>
              </table:table-cell>
              <table:table-cell office:value-type="float" office:value="838.73">
                <text:p>838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54">
                <text:p>1550</text:p>
              </table:table-cell>
              <table:table-cell office:value-type="float" office:value="837.55">
                <text:p>837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55">
                <text:p>1560</text:p>
              </table:table-cell>
              <table:table-cell office:value-type="float" office:value="793.53">
                <text:p>793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56">
                <text:p>1560</text:p>
              </table:table-cell>
              <table:table-cell office:value-type="float" office:value="787.9">
                <text:p>787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57">
                <text:p>1560</text:p>
              </table:table-cell>
              <table:table-cell office:value-type="float" office:value="788.38">
                <text:p>788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58">
                <text:p>1560</text:p>
              </table:table-cell>
              <table:table-cell office:value-type="float" office:value="811.87">
                <text:p>811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59">
                <text:p>1560</text:p>
              </table:table-cell>
              <table:table-cell office:value-type="float" office:value="840.63">
                <text:p>840.6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815.55">
                <text:p>815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61">
                <text:p>1560</text:p>
              </table:table-cell>
              <table:table-cell office:value-type="float" office:value="830.91">
                <text:p>830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62">
                <text:p>1560</text:p>
              </table:table-cell>
              <table:table-cell office:value-type="float" office:value="801.12">
                <text:p>801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802.98">
                <text:p>802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64">
                <text:p>1560</text:p>
              </table:table-cell>
              <table:table-cell office:value-type="float" office:value="787.76">
                <text:p>787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65">
                <text:p>1570</text:p>
              </table:table-cell>
              <table:table-cell office:value-type="float" office:value="791.74">
                <text:p>791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66">
                <text:p>1570</text:p>
              </table:table-cell>
              <table:table-cell office:value-type="float" office:value="785.49">
                <text:p>785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67">
                <text:p>1570</text:p>
              </table:table-cell>
              <table:table-cell office:value-type="float" office:value="823.22">
                <text:p>823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68">
                <text:p>1570</text:p>
              </table:table-cell>
              <table:table-cell office:value-type="float" office:value="796.88">
                <text:p>796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69">
                <text:p>1570</text:p>
              </table:table-cell>
              <table:table-cell office:value-type="float" office:value="791.4">
                <text:p>791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796.8">
                <text:p>796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71">
                <text:p>1570</text:p>
              </table:table-cell>
              <table:table-cell office:value-type="float" office:value="795.52">
                <text:p>795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72">
                <text:p>1570</text:p>
              </table:table-cell>
              <table:table-cell office:value-type="float" office:value="845.56">
                <text:p>845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73">
                <text:p>1570</text:p>
              </table:table-cell>
              <table:table-cell office:value-type="float" office:value="795.7">
                <text:p>795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74">
                <text:p>1570</text:p>
              </table:table-cell>
              <table:table-cell office:value-type="float" office:value="801.08">
                <text:p>801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75">
                <text:p>1580</text:p>
              </table:table-cell>
              <table:table-cell office:value-type="float" office:value="788.16">
                <text:p>788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76">
                <text:p>1580</text:p>
              </table:table-cell>
              <table:table-cell office:value-type="float" office:value="849.93">
                <text:p>849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77">
                <text:p>1580</text:p>
              </table:table-cell>
              <table:table-cell office:value-type="float" office:value="800.15">
                <text:p>800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78">
                <text:p>1580</text:p>
              </table:table-cell>
              <table:table-cell office:value-type="float" office:value="806.77">
                <text:p>806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79">
                <text:p>1580</text:p>
              </table:table-cell>
              <table:table-cell office:value-type="float" office:value="800.3">
                <text:p>800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859.17">
                <text:p>859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81">
                <text:p>1580</text:p>
              </table:table-cell>
              <table:table-cell office:value-type="float" office:value="838.86">
                <text:p>838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82">
                <text:p>1580</text:p>
              </table:table-cell>
              <table:table-cell office:value-type="float" office:value="797.32">
                <text:p>797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83">
                <text:p>1580</text:p>
              </table:table-cell>
              <table:table-cell office:value-type="float" office:value="794.34">
                <text:p>794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84">
                <text:p>1580</text:p>
              </table:table-cell>
              <table:table-cell office:value-type="float" office:value="845.02">
                <text:p>845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85">
                <text:p>1590</text:p>
              </table:table-cell>
              <table:table-cell office:value-type="float" office:value="803.26">
                <text:p>803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86">
                <text:p>1590</text:p>
              </table:table-cell>
              <table:table-cell office:value-type="float" office:value="799.47">
                <text:p>799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87">
                <text:p>1590</text:p>
              </table:table-cell>
              <table:table-cell office:value-type="float" office:value="794.05">
                <text:p>794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88">
                <text:p>1590</text:p>
              </table:table-cell>
              <table:table-cell office:value-type="float" office:value="828.15">
                <text:p>828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89">
                <text:p>1590</text:p>
              </table:table-cell>
              <table:table-cell office:value-type="float" office:value="797.05">
                <text:p>797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840.13">
                <text:p>840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91">
                <text:p>1590</text:p>
              </table:table-cell>
              <table:table-cell office:value-type="float" office:value="794.72">
                <text:p>794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92">
                <text:p>1590</text:p>
              </table:table-cell>
              <table:table-cell office:value-type="float" office:value="795.85">
                <text:p>795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93">
                <text:p>1590</text:p>
              </table:table-cell>
              <table:table-cell office:value-type="float" office:value="810.1">
                <text:p>810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94">
                <text:p>1590</text:p>
              </table:table-cell>
              <table:table-cell office:value-type="float" office:value="794.55">
                <text:p>794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95">
                <text:p>1600</text:p>
              </table:table-cell>
              <table:table-cell office:value-type="float" office:value="835.71">
                <text:p>835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96">
                <text:p>1600</text:p>
              </table:table-cell>
              <table:table-cell office:value-type="float" office:value="854.54">
                <text:p>854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97">
                <text:p>1600</text:p>
              </table:table-cell>
              <table:table-cell office:value-type="float" office:value="821.97">
                <text:p>821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98">
                <text:p>1600</text:p>
              </table:table-cell>
              <table:table-cell office:value-type="float" office:value="806.94">
                <text:p>806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599">
                <text:p>1600</text:p>
              </table:table-cell>
              <table:table-cell office:value-type="float" office:value="808.13">
                <text:p>808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77.71">
                <text:p>877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802.33">
                <text:p>802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02">
                <text:p>1600</text:p>
              </table:table-cell>
              <table:table-cell office:value-type="float" office:value="807.25">
                <text:p>807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03">
                <text:p>1600</text:p>
              </table:table-cell>
              <table:table-cell office:value-type="float" office:value="806.25">
                <text:p>806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04">
                <text:p>1600</text:p>
              </table:table-cell>
              <table:table-cell office:value-type="float" office:value="814.32">
                <text:p>814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05">
                <text:p>1610</text:p>
              </table:table-cell>
              <table:table-cell office:value-type="float" office:value="863.49">
                <text:p>863.4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06">
                <text:p>1610</text:p>
              </table:table-cell>
              <table:table-cell office:value-type="float" office:value="795.47">
                <text:p>795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07">
                <text:p>1610</text:p>
              </table:table-cell>
              <table:table-cell office:value-type="float" office:value="811.76">
                <text:p>811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08">
                <text:p>1610</text:p>
              </table:table-cell>
              <table:table-cell office:value-type="float" office:value="807.8">
                <text:p>807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09">
                <text:p>1610</text:p>
              </table:table-cell>
              <table:table-cell office:value-type="float" office:value="847.04">
                <text:p>847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811.84">
                <text:p>811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11">
                <text:p>1610</text:p>
              </table:table-cell>
              <table:table-cell office:value-type="float" office:value="807.51">
                <text:p>807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12">
                <text:p>1610</text:p>
              </table:table-cell>
              <table:table-cell office:value-type="float" office:value="815.12">
                <text:p>815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13">
                <text:p>1610</text:p>
              </table:table-cell>
              <table:table-cell office:value-type="float" office:value="808.64">
                <text:p>808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14">
                <text:p>1610</text:p>
              </table:table-cell>
              <table:table-cell office:value-type="float" office:value="872.51">
                <text:p>872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15">
                <text:p>1620</text:p>
              </table:table-cell>
              <table:table-cell office:value-type="float" office:value="807.4">
                <text:p>807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16">
                <text:p>1620</text:p>
              </table:table-cell>
              <table:table-cell office:value-type="float" office:value="815.52">
                <text:p>815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17">
                <text:p>1620</text:p>
              </table:table-cell>
              <table:table-cell office:value-type="float" office:value="813.72">
                <text:p>813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18">
                <text:p>1620</text:p>
              </table:table-cell>
              <table:table-cell office:value-type="float" office:value="806.3">
                <text:p>806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19">
                <text:p>1620</text:p>
              </table:table-cell>
              <table:table-cell office:value-type="float" office:value="829.27">
                <text:p>829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37.27">
                <text:p>837.2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21">
                <text:p>1620</text:p>
              </table:table-cell>
              <table:table-cell office:value-type="float" office:value="812.73">
                <text:p>812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22">
                <text:p>1620</text:p>
              </table:table-cell>
              <table:table-cell office:value-type="float" office:value="822.08">
                <text:p>822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23">
                <text:p>1620</text:p>
              </table:table-cell>
              <table:table-cell office:value-type="float" office:value="814.1">
                <text:p>814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24">
                <text:p>1620</text:p>
              </table:table-cell>
              <table:table-cell office:value-type="float" office:value="881.53">
                <text:p>881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25">
                <text:p>1630</text:p>
              </table:table-cell>
              <table:table-cell office:value-type="float" office:value="811.97">
                <text:p>811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26">
                <text:p>1630</text:p>
              </table:table-cell>
              <table:table-cell office:value-type="float" office:value="817.95">
                <text:p>817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27">
                <text:p>1630</text:p>
              </table:table-cell>
              <table:table-cell office:value-type="float" office:value="813.07">
                <text:p>813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28">
                <text:p>1630</text:p>
              </table:table-cell>
              <table:table-cell office:value-type="float" office:value="810.62">
                <text:p>810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29">
                <text:p>1630</text:p>
              </table:table-cell>
              <table:table-cell office:value-type="float" office:value="862.39">
                <text:p>862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824.13">
                <text:p>824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31">
                <text:p>1630</text:p>
              </table:table-cell>
              <table:table-cell office:value-type="float" office:value="815.58">
                <text:p>815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32">
                <text:p>1630</text:p>
              </table:table-cell>
              <table:table-cell office:value-type="float" office:value="821.3">
                <text:p>821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33">
                <text:p>1630</text:p>
              </table:table-cell>
              <table:table-cell office:value-type="float" office:value="808.84">
                <text:p>808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34">
                <text:p>1630</text:p>
              </table:table-cell>
              <table:table-cell office:value-type="float" office:value="820.46">
                <text:p>820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35">
                <text:p>1640</text:p>
              </table:table-cell>
              <table:table-cell office:value-type="float" office:value="832.26">
                <text:p>832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36">
                <text:p>1640</text:p>
              </table:table-cell>
              <table:table-cell office:value-type="float" office:value="827.48">
                <text:p>827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37">
                <text:p>1640</text:p>
              </table:table-cell>
              <table:table-cell office:value-type="float" office:value="896.17">
                <text:p>896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38">
                <text:p>1640</text:p>
              </table:table-cell>
              <table:table-cell office:value-type="float" office:value="829.11">
                <text:p>829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39">
                <text:p>1640</text:p>
              </table:table-cell>
              <table:table-cell office:value-type="float" office:value="818.47">
                <text:p>818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839.76">
                <text:p>839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41">
                <text:p>1640</text:p>
              </table:table-cell>
              <table:table-cell office:value-type="float" office:value="833.22">
                <text:p>833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42">
                <text:p>1640</text:p>
              </table:table-cell>
              <table:table-cell office:value-type="float" office:value="848.45">
                <text:p>848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43">
                <text:p>1640</text:p>
              </table:table-cell>
              <table:table-cell office:value-type="float" office:value="849.3">
                <text:p>849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44">
                <text:p>1640</text:p>
              </table:table-cell>
              <table:table-cell office:value-type="float" office:value="916.02">
                <text:p>916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45">
                <text:p>1650</text:p>
              </table:table-cell>
              <table:table-cell office:value-type="float" office:value="959.09">
                <text:p>959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882.39">
                <text:p>882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47">
                <text:p>1650</text:p>
              </table:table-cell>
              <table:table-cell office:value-type="float" office:value="877.36">
                <text:p>877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48">
                <text:p>1650</text:p>
              </table:table-cell>
              <table:table-cell office:value-type="float" office:value="834.43">
                <text:p>834.4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49">
                <text:p>1650</text:p>
              </table:table-cell>
              <table:table-cell office:value-type="float" office:value="889.03">
                <text:p>889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872.82">
                <text:p>872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51">
                <text:p>1650</text:p>
              </table:table-cell>
              <table:table-cell office:value-type="float" office:value="895.17">
                <text:p>895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52">
                <text:p>1650</text:p>
              </table:table-cell>
              <table:table-cell office:value-type="float" office:value="842.77">
                <text:p>842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53">
                <text:p>1650</text:p>
              </table:table-cell>
              <table:table-cell office:value-type="float" office:value="832.11">
                <text:p>832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54">
                <text:p>1650</text:p>
              </table:table-cell>
              <table:table-cell office:value-type="float" office:value="836.47">
                <text:p>836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55">
                <text:p>1660</text:p>
              </table:table-cell>
              <table:table-cell office:value-type="float" office:value="835.51">
                <text:p>835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56">
                <text:p>1660</text:p>
              </table:table-cell>
              <table:table-cell office:value-type="float" office:value="854.48">
                <text:p>854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57">
                <text:p>1660</text:p>
              </table:table-cell>
              <table:table-cell office:value-type="float" office:value="861.28">
                <text:p>861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58">
                <text:p>1660</text:p>
              </table:table-cell>
              <table:table-cell office:value-type="float" office:value="840.5">
                <text:p>840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59">
                <text:p>1660</text:p>
              </table:table-cell>
              <table:table-cell office:value-type="float" office:value="884.85">
                <text:p>884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832.01">
                <text:p>832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61">
                <text:p>1660</text:p>
              </table:table-cell>
              <table:table-cell office:value-type="float" office:value="848.86">
                <text:p>848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62">
                <text:p>1660</text:p>
              </table:table-cell>
              <table:table-cell office:value-type="float" office:value="823.4">
                <text:p>823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63">
                <text:p>1660</text:p>
              </table:table-cell>
              <table:table-cell office:value-type="float" office:value="891.19">
                <text:p>891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865.26">
                <text:p>865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65">
                <text:p>1670</text:p>
              </table:table-cell>
              <table:table-cell office:value-type="float" office:value="836.17">
                <text:p>836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66">
                <text:p>1670</text:p>
              </table:table-cell>
              <table:table-cell office:value-type="float" office:value="896.76">
                <text:p>896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67">
                <text:p>1670</text:p>
              </table:table-cell>
              <table:table-cell office:value-type="float" office:value="927.89">
                <text:p>927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68">
                <text:p>1670</text:p>
              </table:table-cell>
              <table:table-cell office:value-type="float" office:value="882.28">
                <text:p>882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69">
                <text:p>1670</text:p>
              </table:table-cell>
              <table:table-cell office:value-type="float" office:value="914.72">
                <text:p>914.7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833.99">
                <text:p>833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71">
                <text:p>1670</text:p>
              </table:table-cell>
              <table:table-cell office:value-type="float" office:value="849.78">
                <text:p>849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72">
                <text:p>1670</text:p>
              </table:table-cell>
              <table:table-cell office:value-type="float" office:value="830.79">
                <text:p>830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73">
                <text:p>1670</text:p>
              </table:table-cell>
              <table:table-cell office:value-type="float" office:value="892.77">
                <text:p>892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74">
                <text:p>1670</text:p>
              </table:table-cell>
              <table:table-cell office:value-type="float" office:value="834.55">
                <text:p>834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75">
                <text:p>1680</text:p>
              </table:table-cell>
              <table:table-cell office:value-type="float" office:value="843.46">
                <text:p>843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76">
                <text:p>1680</text:p>
              </table:table-cell>
              <table:table-cell office:value-type="float" office:value="837.77">
                <text:p>837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77">
                <text:p>1680</text:p>
              </table:table-cell>
              <table:table-cell office:value-type="float" office:value="838.26">
                <text:p>838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78">
                <text:p>1680</text:p>
              </table:table-cell>
              <table:table-cell office:value-type="float" office:value="893.48">
                <text:p>893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79">
                <text:p>1680</text:p>
              </table:table-cell>
              <table:table-cell office:value-type="float" office:value="846.21">
                <text:p>846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839.03">
                <text:p>839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81">
                <text:p>1680</text:p>
              </table:table-cell>
              <table:table-cell office:value-type="float" office:value="848.21">
                <text:p>848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82">
                <text:p>1680</text:p>
              </table:table-cell>
              <table:table-cell office:value-type="float" office:value="880.96">
                <text:p>880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83">
                <text:p>1680</text:p>
              </table:table-cell>
              <table:table-cell office:value-type="float" office:value="838.02">
                <text:p>838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84">
                <text:p>1680</text:p>
              </table:table-cell>
              <table:table-cell office:value-type="float" office:value="885.86">
                <text:p>885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85">
                <text:p>1690</text:p>
              </table:table-cell>
              <table:table-cell office:value-type="float" office:value="837.91">
                <text:p>837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86">
                <text:p>1690</text:p>
              </table:table-cell>
              <table:table-cell office:value-type="float" office:value="841.83">
                <text:p>841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87">
                <text:p>1690</text:p>
              </table:table-cell>
              <table:table-cell office:value-type="float" office:value="898.35">
                <text:p>898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88">
                <text:p>1690</text:p>
              </table:table-cell>
              <table:table-cell office:value-type="float" office:value="845.94">
                <text:p>845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89">
                <text:p>1690</text:p>
              </table:table-cell>
              <table:table-cell office:value-type="float" office:value="860.4">
                <text:p>860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840.95">
                <text:p>840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91">
                <text:p>1690</text:p>
              </table:table-cell>
              <table:table-cell office:value-type="float" office:value="884.14">
                <text:p>884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92">
                <text:p>1690</text:p>
              </table:table-cell>
              <table:table-cell office:value-type="float" office:value="862.8">
                <text:p>862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93">
                <text:p>1690</text:p>
              </table:table-cell>
              <table:table-cell office:value-type="float" office:value="854.64">
                <text:p>854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94">
                <text:p>1690</text:p>
              </table:table-cell>
              <table:table-cell office:value-type="float" office:value="866.48">
                <text:p>866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95">
                <text:p>1700</text:p>
              </table:table-cell>
              <table:table-cell office:value-type="float" office:value="847.62">
                <text:p>847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96">
                <text:p>1700</text:p>
              </table:table-cell>
              <table:table-cell office:value-type="float" office:value="845.41">
                <text:p>845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97">
                <text:p>1700</text:p>
              </table:table-cell>
              <table:table-cell office:value-type="float" office:value="843.08">
                <text:p>843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98">
                <text:p>1700</text:p>
              </table:table-cell>
              <table:table-cell office:value-type="float" office:value="850.93">
                <text:p>850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699">
                <text:p>1700</text:p>
              </table:table-cell>
              <table:table-cell office:value-type="float" office:value="840.59">
                <text:p>840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901.39">
                <text:p>901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01">
                <text:p>1700</text:p>
              </table:table-cell>
              <table:table-cell office:value-type="float" office:value="864.68">
                <text:p>864.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02">
                <text:p>1700</text:p>
              </table:table-cell>
              <table:table-cell office:value-type="float" office:value="847.9">
                <text:p>847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03">
                <text:p>1700</text:p>
              </table:table-cell>
              <table:table-cell office:value-type="float" office:value="869.99">
                <text:p>869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04">
                <text:p>1700</text:p>
              </table:table-cell>
              <table:table-cell office:value-type="float" office:value="891.04">
                <text:p>891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05">
                <text:p>1710</text:p>
              </table:table-cell>
              <table:table-cell office:value-type="float" office:value="865.91">
                <text:p>865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06">
                <text:p>1710</text:p>
              </table:table-cell>
              <table:table-cell office:value-type="float" office:value="851.52">
                <text:p>851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07">
                <text:p>1710</text:p>
              </table:table-cell>
              <table:table-cell office:value-type="float" office:value="847.11">
                <text:p>847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08">
                <text:p>1710</text:p>
              </table:table-cell>
              <table:table-cell office:value-type="float" office:value="841.82">
                <text:p>841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09">
                <text:p>1710</text:p>
              </table:table-cell>
              <table:table-cell office:value-type="float" office:value="878.45">
                <text:p>878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855.41">
                <text:p>855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11">
                <text:p>1710</text:p>
              </table:table-cell>
              <table:table-cell office:value-type="float" office:value="839.99">
                <text:p>839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12">
                <text:p>1710</text:p>
              </table:table-cell>
              <table:table-cell office:value-type="float" office:value="846.93">
                <text:p>846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13">
                <text:p>1710</text:p>
              </table:table-cell>
              <table:table-cell office:value-type="float" office:value="853.86">
                <text:p>853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14">
                <text:p>1710</text:p>
              </table:table-cell>
              <table:table-cell office:value-type="float" office:value="892.62">
                <text:p>892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15">
                <text:p>1720</text:p>
              </table:table-cell>
              <table:table-cell office:value-type="float" office:value="851.51">
                <text:p>851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16">
                <text:p>1720</text:p>
              </table:table-cell>
              <table:table-cell office:value-type="float" office:value="848.19">
                <text:p>848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17">
                <text:p>1720</text:p>
              </table:table-cell>
              <table:table-cell office:value-type="float" office:value="858.77">
                <text:p>858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18">
                <text:p>1720</text:p>
              </table:table-cell>
              <table:table-cell office:value-type="float" office:value="896.3">
                <text:p>896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19">
                <text:p>1720</text:p>
              </table:table-cell>
              <table:table-cell office:value-type="float" office:value="857.94">
                <text:p>857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859.32">
                <text:p>859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21">
                <text:p>1720</text:p>
              </table:table-cell>
              <table:table-cell office:value-type="float" office:value="862.03">
                <text:p>862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22">
                <text:p>1720</text:p>
              </table:table-cell>
              <table:table-cell office:value-type="float" office:value="850.29">
                <text:p>850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23">
                <text:p>1720</text:p>
              </table:table-cell>
              <table:table-cell office:value-type="float" office:value="856.84">
                <text:p>856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24">
                <text:p>1720</text:p>
              </table:table-cell>
              <table:table-cell office:value-type="float" office:value="930.33">
                <text:p>930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25">
                <text:p>1730</text:p>
              </table:table-cell>
              <table:table-cell office:value-type="float" office:value="860.64">
                <text:p>860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26">
                <text:p>1730</text:p>
              </table:table-cell>
              <table:table-cell office:value-type="float" office:value="857.76">
                <text:p>857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27">
                <text:p>1730</text:p>
              </table:table-cell>
              <table:table-cell office:value-type="float" office:value="856.36">
                <text:p>856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864.07">
                <text:p>864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29">
                <text:p>1730</text:p>
              </table:table-cell>
              <table:table-cell office:value-type="float" office:value="927.67">
                <text:p>927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867.82">
                <text:p>867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31">
                <text:p>1730</text:p>
              </table:table-cell>
              <table:table-cell office:value-type="float" office:value="858.92">
                <text:p>858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32">
                <text:p>1730</text:p>
              </table:table-cell>
              <table:table-cell office:value-type="float" office:value="876.13">
                <text:p>876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33">
                <text:p>1730</text:p>
              </table:table-cell>
              <table:table-cell office:value-type="float" office:value="860.15">
                <text:p>860.1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34">
                <text:p>1730</text:p>
              </table:table-cell>
              <table:table-cell office:value-type="float" office:value="880.51">
                <text:p>880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35">
                <text:p>1740</text:p>
              </table:table-cell>
              <table:table-cell office:value-type="float" office:value="932.5">
                <text:p>932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36">
                <text:p>1740</text:p>
              </table:table-cell>
              <table:table-cell office:value-type="float" office:value="861.55">
                <text:p>861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37">
                <text:p>1740</text:p>
              </table:table-cell>
              <table:table-cell office:value-type="float" office:value="870.67">
                <text:p>870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38">
                <text:p>1740</text:p>
              </table:table-cell>
              <table:table-cell office:value-type="float" office:value="865.48">
                <text:p>865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39">
                <text:p>1740</text:p>
              </table:table-cell>
              <table:table-cell office:value-type="float" office:value="869.71">
                <text:p>869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970.48">
                <text:p>970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41">
                <text:p>1740</text:p>
              </table:table-cell>
              <table:table-cell office:value-type="float" office:value="876.79">
                <text:p>876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42">
                <text:p>1740</text:p>
              </table:table-cell>
              <table:table-cell office:value-type="float" office:value="908.83">
                <text:p>908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43">
                <text:p>1740</text:p>
              </table:table-cell>
              <table:table-cell office:value-type="float" office:value="862.25">
                <text:p>862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44">
                <text:p>1740</text:p>
              </table:table-cell>
              <table:table-cell office:value-type="float" office:value="860.05">
                <text:p>860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45">
                <text:p>1750</text:p>
              </table:table-cell>
              <table:table-cell office:value-type="float" office:value="862.2">
                <text:p>862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46">
                <text:p>1750</text:p>
              </table:table-cell>
              <table:table-cell office:value-type="float" office:value="867.82">
                <text:p>867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47">
                <text:p>1750</text:p>
              </table:table-cell>
              <table:table-cell office:value-type="float" office:value="907.81">
                <text:p>907.8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48">
                <text:p>1750</text:p>
              </table:table-cell>
              <table:table-cell office:value-type="float" office:value="866.4">
                <text:p>866.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49">
                <text:p>1750</text:p>
              </table:table-cell>
              <table:table-cell office:value-type="float" office:value="867.01">
                <text:p>867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865.52">
                <text:p>865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51">
                <text:p>1750</text:p>
              </table:table-cell>
              <table:table-cell office:value-type="float" office:value="872.3">
                <text:p>872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52">
                <text:p>1750</text:p>
              </table:table-cell>
              <table:table-cell office:value-type="float" office:value="880.16">
                <text:p>880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53">
                <text:p>1750</text:p>
              </table:table-cell>
              <table:table-cell office:value-type="float" office:value="907.37">
                <text:p>907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54">
                <text:p>1750</text:p>
              </table:table-cell>
              <table:table-cell office:value-type="float" office:value="879.51">
                <text:p>879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55">
                <text:p>1760</text:p>
              </table:table-cell>
              <table:table-cell office:value-type="float" office:value="872.54">
                <text:p>872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56">
                <text:p>1760</text:p>
              </table:table-cell>
              <table:table-cell office:value-type="float" office:value="872.31">
                <text:p>872.3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57">
                <text:p>1760</text:p>
              </table:table-cell>
              <table:table-cell office:value-type="float" office:value="887.84">
                <text:p>887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58">
                <text:p>1760</text:p>
              </table:table-cell>
              <table:table-cell office:value-type="float" office:value="916.78">
                <text:p>916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59">
                <text:p>1760</text:p>
              </table:table-cell>
              <table:table-cell office:value-type="float" office:value="872.5">
                <text:p>872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874.92">
                <text:p>874.9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61">
                <text:p>1760</text:p>
              </table:table-cell>
              <table:table-cell office:value-type="float" office:value="876.16">
                <text:p>876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62">
                <text:p>1760</text:p>
              </table:table-cell>
              <table:table-cell office:value-type="float" office:value="875.28">
                <text:p>875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63">
                <text:p>1760</text:p>
              </table:table-cell>
              <table:table-cell office:value-type="float" office:value="914.37">
                <text:p>914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64">
                <text:p>1760</text:p>
              </table:table-cell>
              <table:table-cell office:value-type="float" office:value="873.55">
                <text:p>873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65">
                <text:p>1770</text:p>
              </table:table-cell>
              <table:table-cell office:value-type="float" office:value="868.54">
                <text:p>868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66">
                <text:p>1770</text:p>
              </table:table-cell>
              <table:table-cell office:value-type="float" office:value="875.98">
                <text:p>875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67">
                <text:p>1770</text:p>
              </table:table-cell>
              <table:table-cell office:value-type="float" office:value="870.38">
                <text:p>870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68">
                <text:p>1770</text:p>
              </table:table-cell>
              <table:table-cell office:value-type="float" office:value="926.24">
                <text:p>926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69">
                <text:p>1770</text:p>
              </table:table-cell>
              <table:table-cell office:value-type="float" office:value="878.14">
                <text:p>878.1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870.8">
                <text:p>870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71">
                <text:p>1770</text:p>
              </table:table-cell>
              <table:table-cell office:value-type="float" office:value="874.42">
                <text:p>874.4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72">
                <text:p>1770</text:p>
              </table:table-cell>
              <table:table-cell office:value-type="float" office:value="877.85">
                <text:p>877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73">
                <text:p>1770</text:p>
              </table:table-cell>
              <table:table-cell office:value-type="float" office:value="884.38">
                <text:p>884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74">
                <text:p>1770</text:p>
              </table:table-cell>
              <table:table-cell office:value-type="float" office:value="939.13">
                <text:p>939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75">
                <text:p>1780</text:p>
              </table:table-cell>
              <table:table-cell office:value-type="float" office:value="889.52">
                <text:p>889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76">
                <text:p>1780</text:p>
              </table:table-cell>
              <table:table-cell office:value-type="float" office:value="880.99">
                <text:p>880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876.51">
                <text:p>876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78">
                <text:p>1780</text:p>
              </table:table-cell>
              <table:table-cell office:value-type="float" office:value="880.25">
                <text:p>880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79">
                <text:p>1780</text:p>
              </table:table-cell>
              <table:table-cell office:value-type="float" office:value="934.18">
                <text:p>934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886.61">
                <text:p>886.6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81">
                <text:p>1780</text:p>
              </table:table-cell>
              <table:table-cell office:value-type="float" office:value="882.67">
                <text:p>882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82">
                <text:p>1780</text:p>
              </table:table-cell>
              <table:table-cell office:value-type="float" office:value="886.64">
                <text:p>886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83">
                <text:p>1780</text:p>
              </table:table-cell>
              <table:table-cell office:value-type="float" office:value="918.74">
                <text:p>918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873.61">
                <text:p>873.6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85">
                <text:p>1790</text:p>
              </table:table-cell>
              <table:table-cell office:value-type="float" office:value="874.44">
                <text:p>874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86">
                <text:p>1790</text:p>
              </table:table-cell>
              <table:table-cell office:value-type="float" office:value="875.06">
                <text:p>875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87">
                <text:p>1790</text:p>
              </table:table-cell>
              <table:table-cell office:value-type="float" office:value="922.45">
                <text:p>922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88">
                <text:p>1790</text:p>
              </table:table-cell>
              <table:table-cell office:value-type="float" office:value="877.07">
                <text:p>877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89">
                <text:p>1790</text:p>
              </table:table-cell>
              <table:table-cell office:value-type="float" office:value="885.68">
                <text:p>885.6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894.28">
                <text:p>894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91">
                <text:p>1790</text:p>
              </table:table-cell>
              <table:table-cell office:value-type="float" office:value="896.91">
                <text:p>896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919.98">
                <text:p>919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93">
                <text:p>1790</text:p>
              </table:table-cell>
              <table:table-cell office:value-type="float" office:value="885.54">
                <text:p>885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94">
                <text:p>1790</text:p>
              </table:table-cell>
              <table:table-cell office:value-type="float" office:value="881.11">
                <text:p>881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95">
                <text:p>1800</text:p>
              </table:table-cell>
              <table:table-cell office:value-type="float" office:value="894.45">
                <text:p>894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96">
                <text:p>1800</text:p>
              </table:table-cell>
              <table:table-cell office:value-type="float" office:value="921.98">
                <text:p>921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97">
                <text:p>1800</text:p>
              </table:table-cell>
              <table:table-cell office:value-type="float" office:value="894.9">
                <text:p>894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98">
                <text:p>1800</text:p>
              </table:table-cell>
              <table:table-cell office:value-type="float" office:value="908.25">
                <text:p>908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799">
                <text:p>1800</text:p>
              </table:table-cell>
              <table:table-cell office:value-type="float" office:value="925.29">
                <text:p>925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27.11">
                <text:p>927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915.24">
                <text:p>915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02">
                <text:p>1800</text:p>
              </table:table-cell>
              <table:table-cell office:value-type="float" office:value="931.51">
                <text:p>931.5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987.18">
                <text:p>987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04">
                <text:p>1800</text:p>
              </table:table-cell>
              <table:table-cell office:value-type="float" office:value="991.86">
                <text:p>991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05">
                <text:p>1810</text:p>
              </table:table-cell>
              <table:table-cell office:value-type="float" office:value="943.7">
                <text:p>943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06">
                <text:p>1810</text:p>
              </table:table-cell>
              <table:table-cell office:value-type="float" office:value="1088.96">
                <text:p>1088.9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07">
                <text:p>1810</text:p>
              </table:table-cell>
              <table:table-cell office:value-type="float" office:value="964.19">
                <text:p>964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08">
                <text:p>1810</text:p>
              </table:table-cell>
              <table:table-cell office:value-type="float" office:value="1067.09">
                <text:p>1067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1024.41">
                <text:p>1024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088.03">
                <text:p>1088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11">
                <text:p>1810</text:p>
              </table:table-cell>
              <table:table-cell office:value-type="float" office:value="1036.32">
                <text:p>1036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12">
                <text:p>1810</text:p>
              </table:table-cell>
              <table:table-cell office:value-type="float" office:value="1041.18">
                <text:p>1041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13">
                <text:p>1810</text:p>
              </table:table-cell>
              <table:table-cell office:value-type="float" office:value="1069.24">
                <text:p>1069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14">
                <text:p>1810</text:p>
              </table:table-cell>
              <table:table-cell office:value-type="float" office:value="1070.58">
                <text:p>1070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15">
                <text:p>1820</text:p>
              </table:table-cell>
              <table:table-cell office:value-type="float" office:value="1566.35">
                <text:p>1566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16">
                <text:p>1820</text:p>
              </table:table-cell>
              <table:table-cell office:value-type="float" office:value="1129.26">
                <text:p>1129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17">
                <text:p>1820</text:p>
              </table:table-cell>
              <table:table-cell office:value-type="float" office:value="1020.02">
                <text:p>1020.0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18">
                <text:p>1820</text:p>
              </table:table-cell>
              <table:table-cell office:value-type="float" office:value="1324.86">
                <text:p>1324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1136.13">
                <text:p>1136.1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181.41">
                <text:p>1181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21">
                <text:p>1820</text:p>
              </table:table-cell>
              <table:table-cell office:value-type="float" office:value="1072.62">
                <text:p>1072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22">
                <text:p>1820</text:p>
              </table:table-cell>
              <table:table-cell office:value-type="float" office:value="1002.93">
                <text:p>1002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23">
                <text:p>1820</text:p>
              </table:table-cell>
              <table:table-cell office:value-type="float" office:value="1133.35">
                <text:p>1133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24">
                <text:p>1820</text:p>
              </table:table-cell>
              <table:table-cell office:value-type="float" office:value="1053.39">
                <text:p>1053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1030.36">
                <text:p>1030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1002.17">
                <text:p>1002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27">
                <text:p>1830</text:p>
              </table:table-cell>
              <table:table-cell office:value-type="float" office:value="1037.33">
                <text:p>1037.3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28">
                <text:p>1830</text:p>
              </table:table-cell>
              <table:table-cell office:value-type="float" office:value="900.75">
                <text:p>900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29">
                <text:p>1830</text:p>
              </table:table-cell>
              <table:table-cell office:value-type="float" office:value="907.23">
                <text:p>907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896.03">
                <text:p>896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31">
                <text:p>1830</text:p>
              </table:table-cell>
              <table:table-cell office:value-type="float" office:value="911.67">
                <text:p>911.6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32">
                <text:p>1830</text:p>
              </table:table-cell>
              <table:table-cell office:value-type="float" office:value="894.07">
                <text:p>894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33">
                <text:p>1830</text:p>
              </table:table-cell>
              <table:table-cell office:value-type="float" office:value="908.32">
                <text:p>908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34">
                <text:p>1830</text:p>
              </table:table-cell>
              <table:table-cell office:value-type="float" office:value="973.98">
                <text:p>973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35">
                <text:p>1840</text:p>
              </table:table-cell>
              <table:table-cell office:value-type="float" office:value="944.28">
                <text:p>944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943.63">
                <text:p>943.6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37">
                <text:p>1840</text:p>
              </table:table-cell>
              <table:table-cell office:value-type="float" office:value="1000.09">
                <text:p>1000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38">
                <text:p>1840</text:p>
              </table:table-cell>
              <table:table-cell office:value-type="float" office:value="1032.78">
                <text:p>1032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39">
                <text:p>1840</text:p>
              </table:table-cell>
              <table:table-cell office:value-type="float" office:value="962.75">
                <text:p>962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971.48">
                <text:p>971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1051.58">
                <text:p>1051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42">
                <text:p>1840</text:p>
              </table:table-cell>
              <table:table-cell office:value-type="float" office:value="926.93">
                <text:p>926.9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43">
                <text:p>1840</text:p>
              </table:table-cell>
              <table:table-cell office:value-type="float" office:value="912.7">
                <text:p>912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44">
                <text:p>1840</text:p>
              </table:table-cell>
              <table:table-cell office:value-type="float" office:value="907.26">
                <text:p>907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45">
                <text:p>1850</text:p>
              </table:table-cell>
              <table:table-cell office:value-type="float" office:value="897.37">
                <text:p>897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46">
                <text:p>1850</text:p>
              </table:table-cell>
              <table:table-cell office:value-type="float" office:value="904.21">
                <text:p>904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47">
                <text:p>1850</text:p>
              </table:table-cell>
              <table:table-cell office:value-type="float" office:value="919.59">
                <text:p>919.5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911.56">
                <text:p>911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49">
                <text:p>1850</text:p>
              </table:table-cell>
              <table:table-cell office:value-type="float" office:value="907.21">
                <text:p>907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912.26">
                <text:p>912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51">
                <text:p>1850</text:p>
              </table:table-cell>
              <table:table-cell office:value-type="float" office:value="909.19">
                <text:p>909.1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52">
                <text:p>1850</text:p>
              </table:table-cell>
              <table:table-cell office:value-type="float" office:value="906.48">
                <text:p>906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900.75">
                <text:p>900.7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923.66">
                <text:p>923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903.46">
                <text:p>903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912.77">
                <text:p>912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977.89">
                <text:p>977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916.76">
                <text:p>916.7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910.32">
                <text:p>910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908.25">
                <text:p>908.2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910.6">
                <text:p>910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986.87">
                <text:p>986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911.78">
                <text:p>911.7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917.22">
                <text:p>917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918.61">
                <text:p>918.6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957.35">
                <text:p>957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924.38">
                <text:p>924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909.9">
                <text:p>909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912.85">
                <text:p>912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973.22">
                <text:p>973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920.56">
                <text:p>920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913.22">
                <text:p>913.2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916.11">
                <text:p>916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987.86">
                <text:p>987.8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921.9">
                <text:p>921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921.99">
                <text:p>921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921.05">
                <text:p>921.0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977.73">
                <text:p>977.7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977.45">
                <text:p>977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921.46">
                <text:p>921.4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922.82">
                <text:p>922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924.18">
                <text:p>924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997.79">
                <text:p>997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922.53">
                <text:p>922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926.74">
                <text:p>926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919.03">
                <text:p>919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925.55">
                <text:p>925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994.91">
                <text:p>994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928.53">
                <text:p>928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926.21">
                <text:p>926.2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924.62">
                <text:p>924.6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977.9">
                <text:p>977.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926.36">
                <text:p>926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931.06">
                <text:p>931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934.99">
                <text:p>934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926.08">
                <text:p>926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1007.41">
                <text:p>1007.4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930.74">
                <text:p>930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931.82">
                <text:p>931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26.74">
                <text:p>926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993.94">
                <text:p>993.9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936.29">
                <text:p>936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935.16">
                <text:p>935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932.44">
                <text:p>932.4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931.11">
                <text:p>931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988.82">
                <text:p>988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955.48">
                <text:p>955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935.12">
                <text:p>935.1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937.32">
                <text:p>937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989.83">
                <text:p>989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923.8">
                <text:p>923.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928.5">
                <text:p>928.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936.36">
                <text:p>936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941.28">
                <text:p>941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000.28">
                <text:p>1000.2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940.37">
                <text:p>940.3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935.71">
                <text:p>935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937.83">
                <text:p>937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987.32">
                <text:p>987.3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937.95">
                <text:p>937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941.71">
                <text:p>941.7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936.85">
                <text:p>936.8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991.83">
                <text:p>991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942.3">
                <text:p>942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932.58">
                <text:p>932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949.11">
                <text:p>949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937.82">
                <text:p>937.8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1008.58">
                <text:p>1008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933.56">
                <text:p>933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945.98">
                <text:p>945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944.3">
                <text:p>944.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937.07">
                <text:p>937.0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974.53">
                <text:p>974.5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936.2">
                <text:p>936.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973.56">
                <text:p>973.5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949.39">
                <text:p>949.3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935.66">
                <text:p>935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958.17">
                <text:p>958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981.36">
                <text:p>981.3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938.08">
                <text:p>938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946.83">
                <text:p>946.8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945.65">
                <text:p>945.6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978.48">
                <text:p>978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994.09">
                <text:p>994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945.95">
                <text:p>945.9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975.54">
                <text:p>975.5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973.87">
                <text:p>973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975.18">
                <text:p>975.1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962.52">
                <text:p>962.52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954.08">
                <text:p>954.0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959.04">
                <text:p>959.0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1024.17">
                <text:p>1024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948.48">
                <text:p>948.4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951.47">
                <text:p>951.4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962.01">
                <text:p>962.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955.35">
                <text:p>955.3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962.84">
                <text:p>962.8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1000.64">
                <text:p>1000.6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961.16">
                <text:p>961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958.99">
                <text:p>958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984.17">
                <text:p>984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955.88">
                <text:p>955.8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947.24">
                <text:p>947.2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1019.34">
                <text:p>1019.3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970.79">
                <text:p>970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962.16">
                <text:p>962.1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950.26">
                <text:p>950.2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954.6">
                <text:p>954.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985.45">
                <text:p>985.4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975.97">
                <text:p>975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970.98">
                <text:p>970.9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964.09">
                <text:p>964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001">
                <text:p>100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965.99">
                <text:p>965.9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965.09">
                <text:p>965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961.61">
                <text:p>961.6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954.29">
                <text:p>954.2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1019.97">
                <text:p>1019.9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963.55">
                <text:p>963.55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953.1">
                <text:p>953.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963.66">
                <text:p>963.6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1007.7">
                <text:p>1007.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966.17">
                <text:p>966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964.38">
                <text:p>964.3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963.91">
                <text:p>963.9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972.23">
                <text:p>972.2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008.58">
                <text:p>1008.58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031.17">
                <text:p>1031.1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971.09">
                <text:p>971.0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56.11">
                <text:p>956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968.77">
                <text:p>968.7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982.79">
                <text:p>982.7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990.89">
                <text:p>990.89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040.03">
                <text:p>1040.03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965.11">
                <text:p>965.11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973.74">
                <text:p>973.74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977.06">
                <text:p>977.06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66.87">
                <text:p>966.87</text:p>
              </table:table-cell>
              <table:table-cell office:value-type="float" office:value="1001.97">
                <text:p>1001.9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98.23">
                <text:p>998.23</text:p>
              </table:table-cell>
              <table:table-cell office:value-type="float" office:value="1001.97">
                <text:p>1001.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53cm" svg:height="12.05cm" xlink:href=".." xlink:type="simple" chart:class="chart:line" chart:style-name="ch1">
        <chart:title svg:x="8.176cm" svg:y="0.376cm" chart:style-name="ch2">
          <text:p>Dettaglio ricerca soglia</text:p>
        </chart:title>
        <chart:legend chart:legend-position="end" svg:x="14.551cm" svg:y="5.495cm" style:legend-expansion="high" chart:style-name="ch3"/>
        <chart:plot-area chart:style-name="ch4" table:cell-range-address="'Tempi isort qsort'.A30:'Tempi isort qsort'.B151 'Tempi isort qsort'.D30:'Tempi isort qsort'.D151" chart:data-source-has-labels="both" svg:x="0.873cm" svg:y="1.888cm" svg:width="12.832cm" svg:height="9.501cm">
          <chartooo:coordinate-region svg:x="1.904cm" svg:y="2.078cm" svg:width="11.51cm" svg:height="8.302cm"/>
          <chart:axis chart:dimension="x" chart:name="primary-x" chart:style-name="ch5" chartooo:axis-type="auto">
            <chartooo:date-scale/>
            <chart:categories table:cell-range-address="'Tempi isort qsort'.A31:'Tempi isort qsort'.A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mpi isort qsort'.B31:'Tempi isort qsort'.B151" chart:label-cell-address="'Tempi isort qsort'.B30:'Tempi isort qsort'.B30" chart:class="chart:line">
            <chart:data-point chart:repeated="121"/>
          </chart:series>
          <chart:series chart:style-name="ch8" chart:values-cell-range-address="'Tempi isort qsort'.D31:'Tempi isort qsort'.D151" chart:label-cell-address="'Tempi isort qsort'.D30:'Tempi isort qsort'.D30" chart:class="chart:line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quicksort ottimizzato: (ms)</text:p>
                <draw:g>
                  <svg:desc>'Tempi isort qsort'.B30:'Tempi isort qsort'.B30</svg:desc>
                </draw:g>
              </table:table-cell>
              <table:table-cell office:value-type="string">
                <text:p>Minimo:</text:p>
                <draw:g>
                  <svg:desc>'Tempi isort qsort'.D30:'Tempi isort qsort'.D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Tempi isort qsort'.A31:'Tempi isort qsort'.A151</svg:desc>
                </draw:g>
              </table:table-cell>
              <table:table-cell office:value-type="float" office:value="898.63">
                <text:p>898.63</text:p>
                <draw:g>
                  <svg:desc>'Tempi isort qsort'.B31:'Tempi isort qsort'.B151</svg:desc>
                </draw:g>
              </table:table-cell>
              <table:table-cell office:value-type="float" office:value="228.39">
                <text:p>228.39</text:p>
                <draw:g>
                  <svg:desc>'Tempi isort qsort'.D31:'Tempi isort qsort'.D15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74.35">
                <text:p>874.3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9.43">
                <text:p>609.4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57.99">
                <text:p>557.9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2.83">
                <text:p>492.8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25.05">
                <text:p>425.0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99.52">
                <text:p>399.52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76.67">
                <text:p>376.67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68.95">
                <text:p>368.9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62.68">
                <text:p>362.6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7.26">
                <text:p>417.26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54.11">
                <text:p>554.11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0.74">
                <text:p>380.74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6.19">
                <text:p>326.1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45.69">
                <text:p>445.6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3.85">
                <text:p>413.8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9.73">
                <text:p>299.7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89.35">
                <text:p>289.3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9.14">
                <text:p>289.14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90.21">
                <text:p>290.21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9.25">
                <text:p>309.2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83.33">
                <text:p>283.3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67.09">
                <text:p>267.0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72.5">
                <text:p>272.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63.12">
                <text:p>263.12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2.03">
                <text:p>262.0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6.53">
                <text:p>266.5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59.89">
                <text:p>259.8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65.08">
                <text:p>265.0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72.74">
                <text:p>272.74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0.52">
                <text:p>250.52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49.3">
                <text:p>249.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8.03">
                <text:p>248.0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45.83">
                <text:p>245.8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46.62">
                <text:p>246.62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47.17">
                <text:p>247.17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43.28">
                <text:p>243.2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42.13">
                <text:p>242.1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41.5">
                <text:p>241.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40.41">
                <text:p>240.41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0.1">
                <text:p>240.1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38.59">
                <text:p>238.5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38.27">
                <text:p>238.27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39.03">
                <text:p>239.0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38.47">
                <text:p>238.47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37.24">
                <text:p>237.24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35.56">
                <text:p>235.56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35.09">
                <text:p>235.0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36.33">
                <text:p>236.3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34.2">
                <text:p>234.2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7.73">
                <text:p>267.7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32.85">
                <text:p>232.8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33.54">
                <text:p>233.54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3.81">
                <text:p>233.81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32.89">
                <text:p>232.8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32.81">
                <text:p>232.81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31.53">
                <text:p>231.5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31.15">
                <text:p>231.1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30.6">
                <text:p>230.6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30.42">
                <text:p>230.42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1.19">
                <text:p>231.1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30.05">
                <text:p>230.0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30.2">
                <text:p>230.2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30.61">
                <text:p>230.61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29.95">
                <text:p>229.9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31.89">
                <text:p>231.8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31.95">
                <text:p>231.9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30.34">
                <text:p>230.34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32.23">
                <text:p>232.2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31.81">
                <text:p>231.81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9.72">
                <text:p>229.72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30.13">
                <text:p>230.1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30.03">
                <text:p>230.0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31.07">
                <text:p>231.07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30.18">
                <text:p>230.1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34.68">
                <text:p>234.6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30.11">
                <text:p>230.11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28.39">
                <text:p>228.3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30.08">
                <text:p>230.0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31.71">
                <text:p>231.71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0.54">
                <text:p>230.54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30.07">
                <text:p>230.07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30.39">
                <text:p>230.3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30.19">
                <text:p>230.1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30.68">
                <text:p>230.6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30.75">
                <text:p>230.7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30.04">
                <text:p>230.04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30.24">
                <text:p>230.24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30.14">
                <text:p>230.14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30.88">
                <text:p>230.8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1.83">
                <text:p>251.8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32.34">
                <text:p>232.34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32.23">
                <text:p>232.2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30.11">
                <text:p>230.11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29">
                <text:p>22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29.21">
                <text:p>229.21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29.41">
                <text:p>229.41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32.73">
                <text:p>232.7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31.17">
                <text:p>231.17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30.42">
                <text:p>230.42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2.18">
                <text:p>232.1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32.66">
                <text:p>232.66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32.99">
                <text:p>232.9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32.33">
                <text:p>232.3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31.98">
                <text:p>231.9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33.14">
                <text:p>233.14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31.43">
                <text:p>231.43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37.88">
                <text:p>237.8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31.48">
                <text:p>231.4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32.06">
                <text:p>232.06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31.62">
                <text:p>231.62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31.8">
                <text:p>231.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32.89">
                <text:p>232.8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33.09">
                <text:p>233.0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34.36">
                <text:p>234.36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34.8">
                <text:p>234.8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36.49">
                <text:p>236.49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36.75">
                <text:p>236.7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34.56">
                <text:p>234.56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34.5">
                <text:p>234.5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6.3">
                <text:p>236.3</text:p>
              </table:table-cell>
              <table:table-cell office:value-type="float" office:value="228.39">
                <text:p>228.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